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3" table:default-cell-style-name="ce1"/>
        <table:table-row table:style-name="ro1">
          <table:table-cell office:value-type="string" calcext:value-type="string">
            <text:p>Portatile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Misurazioni Opencv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Misurazioni Cud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12129" calcext:value-type="float">
            <text:p>12129</text:p>
          </table:table-cell>
          <table:table-cell table:formula="of:=([.A3]-[.$E$3])^2" office:value-type="float" office:value="2641347.87253758" calcext:value-type="float">
            <text:p>2641347,87253758</text:p>
          </table:table-cell>
          <table:table-cell/>
          <table:table-cell office:value-type="string" calcext:value-type="string">
            <text:p>Media CUDA</text:p>
          </table:table-cell>
          <table:table-cell table:formula="of:=AVERAGE([.A3:.A1048576])" office:value-type="float" office:value="10503.7775929007" calcext:value-type="float">
            <text:p>10503,7775929007</text:p>
          </table:table-cell>
          <table:table-cell table:number-columns-repeated="2"/>
          <table:table-cell office:value-type="float" office:value="143698" calcext:value-type="float">
            <text:p>143698</text:p>
          </table:table-cell>
          <table:table-cell table:formula="of:=([.H3]-[.$L$3])^2" office:value-type="float" office:value="17534739536.0516" calcext:value-type="float">
            <text:p>17534739536,0516</text:p>
          </table:table-cell>
          <table:table-cell table:style-name="Default"/>
          <table:table-cell office:value-type="string" calcext:value-type="string">
            <text:p>Media OpenCV</text:p>
          </table:table-cell>
          <table:table-cell table:formula="of:=AVERAGE([.H3:.H1048576])" office:value-type="float" office:value="11279.196440794" calcext:value-type="float">
            <text:p>11279,196440794</text:p>
          </table:table-cell>
          <table:table-cell table:number-columns-repeated="52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formula="of:=([.A4]-[.$E$3])^2" office:value-type="float" office:value="1786974.33288144" calcext:value-type="float">
            <text:p>1786974,33288144</text:p>
          </table:table-cell>
          <table:table-cell/>
          <table:table-cell office:value-type="string" calcext:value-type="string">
            <text:p>Varianza CUDA</text:p>
          </table:table-cell>
          <table:table-cell table:formula="of:=SUM([.B$1:.B$1048576])/[.E3]" office:value-type="float" office:value="1856382.55583341" calcext:value-type="float">
            <text:p>1856382,55583341</text:p>
          </table:table-cell>
          <table:table-cell table:number-columns-repeated="2"/>
          <table:table-cell office:value-type="float" office:value="14742" calcext:value-type="float">
            <text:p>14742</text:p>
          </table:table-cell>
          <table:table-cell table:formula="of:=([.H4]-[.$L$3])^2" office:value-type="float" office:value="11991008.4896499" calcext:value-type="float">
            <text:p>11991008,4896499</text:p>
          </table:table-cell>
          <table:table-cell/>
          <table:table-cell office:value-type="string" calcext:value-type="string">
            <text:p>Varianza OpenCV</text:p>
          </table:table-cell>
          <table:table-cell table:formula="of:=SUM([.I$1:.I$1048576])/[.L3]" office:value-type="float" office:value="2028859.39443844" calcext:value-type="float">
            <text:p>2028859,39443844</text:p>
          </table:table-cell>
          <table:table-cell table:number-columns-repeated="52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([.A5]-[.$E$3])^2" office:value-type="float" office:value="5957395.25800623" calcext:value-type="float">
            <text:p>5957395,25800623</text:p>
          </table:table-cell>
          <table:table-cell table:number-columns-repeated="5"/>
          <table:table-cell office:value-type="float" office:value="12099" calcext:value-type="float">
            <text:p>12099</text:p>
          </table:table-cell>
          <table:table-cell table:formula="of:=([.H5]-[.$L$3])^2" office:value-type="float" office:value="672077.875686865" calcext:value-type="float">
            <text:p>672077,875686865</text:p>
          </table:table-cell>
          <table:table-cell table:number-columns-repeated="55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formula="of:=([.A6]-[.$E$3])^2" office:value-type="float" office:value="2798184.87531073" calcext:value-type="float">
            <text:p>2798184,87531073</text:p>
          </table:table-cell>
          <table:table-cell table:number-columns-repeated="5"/>
          <table:table-cell office:value-type="float" office:value="11635" calcext:value-type="float">
            <text:p>11635</text:p>
          </table:table-cell>
          <table:table-cell table:formula="of:=([.H6]-[.$L$3])^2" office:value-type="float" office:value="126596.172743675" calcext:value-type="float">
            <text:p>126596,172743675</text:p>
          </table:table-cell>
          <table:table-cell table:number-columns-repeated="55"/>
        </table:table-row>
        <table:table-row table:style-name="ro1">
          <table:table-cell office:value-type="float" office:value="16783" calcext:value-type="float">
            <text:p>16783</text:p>
          </table:table-cell>
          <table:table-cell table:formula="of:=([.A7]-[.$E$3])^2" office:value-type="float" office:value="39428634.0378177" calcext:value-type="float">
            <text:p>39428634,0378177</text:p>
          </table:table-cell>
          <table:table-cell table:number-columns-repeated="5"/>
          <table:table-cell office:value-type="float" office:value="10808" calcext:value-type="float">
            <text:p>10808</text:p>
          </table:table-cell>
          <table:table-cell table:formula="of:=([.H7]-[.$L$3])^2" office:value-type="float" office:value="222026.085816911" calcext:value-type="float">
            <text:p>222026,085816911</text:p>
          </table:table-cell>
          <table:table-cell table:number-columns-repeated="55"/>
        </table:table-row>
        <table:table-row table:style-name="ro1">
          <table:table-cell office:value-type="float" office:value="14177" calcext:value-type="float">
            <text:p>14177</text:p>
          </table:table-cell>
          <table:table-cell table:formula="of:=([.A8]-[.$E$3])^2" office:value-type="float" office:value="13492562.8520162" calcext:value-type="float">
            <text:p>13492562,8520162</text:p>
          </table:table-cell>
          <table:table-cell table:number-columns-repeated="5"/>
          <table:table-cell office:value-type="float" office:value="11301" calcext:value-type="float">
            <text:p>11301</text:p>
          </table:table-cell>
          <table:table-cell table:formula="of:=([.H8]-[.$L$3])^2" office:value-type="float" office:value="475.3951940506" calcext:value-type="float">
            <text:p>475,3951940506</text:p>
          </table:table-cell>
          <table:table-cell table:number-columns-repeated="55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formula="of:=([.A9]-[.$E$3])^2" office:value-type="float" office:value="2601051.56416264" calcext:value-type="float">
            <text:p>2601051,56416264</text:p>
          </table:table-cell>
          <table:table-cell table:number-columns-repeated="5"/>
          <table:table-cell office:value-type="float" office:value="14376" calcext:value-type="float">
            <text:p>14376</text:p>
          </table:table-cell>
          <table:table-cell table:formula="of:=([.H9]-[.$L$3])^2" office:value-type="float" office:value="9590192.2843111" calcext:value-type="float">
            <text:p>9590192,2843111</text:p>
          </table:table-cell>
          <table:table-cell table:number-columns-repeated="55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([.A10]-[.$E$3])^2" office:value-type="float" office:value="6748448.42217706" calcext:value-type="float">
            <text:p>6748448,42217706</text:p>
          </table:table-cell>
          <table:table-cell table:number-columns-repeated="5"/>
          <table:table-cell office:value-type="float" office:value="11849" calcext:value-type="float">
            <text:p>11849</text:p>
          </table:table-cell>
          <table:table-cell table:formula="of:=([.H10]-[.$L$3])^2" office:value-type="float" office:value="324676.096083853" calcext:value-type="float">
            <text:p>324676,096083853</text:p>
          </table:table-cell>
          <table:table-cell table:number-columns-repeated="55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([.A11]-[.$E$3])^2" office:value-type="float" office:value="5493293.40498349" calcext:value-type="float">
            <text:p>5493293,40498349</text:p>
          </table:table-cell>
          <table:table-cell table:number-columns-repeated="5"/>
          <table:table-cell office:value-type="float" office:value="12328" calcext:value-type="float">
            <text:p>12328</text:p>
          </table:table-cell>
          <table:table-cell table:formula="of:=([.H11]-[.$L$3])^2" office:value-type="float" office:value="1099988.90580322" calcext:value-type="float">
            <text:p>1099988,90580322</text:p>
          </table:table-cell>
          <table:table-cell table:number-columns-repeated="55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formula="of:=([.A12]-[.$E$3])^2" office:value-type="float" office:value="10136439.7610567" calcext:value-type="float">
            <text:p>10136439,7610567</text:p>
          </table:table-cell>
          <table:table-cell table:number-columns-repeated="5"/>
          <table:table-cell office:value-type="float" office:value="12417" calcext:value-type="float">
            <text:p>12417</text:p>
          </table:table-cell>
          <table:table-cell table:formula="of:=([.H12]-[.$L$3])^2" office:value-type="float" office:value="1294596.9393419" calcext:value-type="float">
            <text:p>1294596,9393419</text:p>
          </table:table-cell>
          <table:table-cell table:number-columns-repeated="55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([.A13]-[.$E$3])^2" office:value-type="float" office:value="7794022.12822254" calcext:value-type="float">
            <text:p>7794022,12822254</text:p>
          </table:table-cell>
          <table:table-cell table:number-columns-repeated="5"/>
          <table:table-cell office:value-type="float" office:value="12700" calcext:value-type="float">
            <text:p>12700</text:p>
          </table:table-cell>
          <table:table-cell table:formula="of:=([.H13]-[.$L$3])^2" office:value-type="float" office:value="2018682.75385251" calcext:value-type="float">
            <text:p>2018682,75385251</text:p>
          </table:table-cell>
          <table:table-cell table:number-columns-repeated="55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formula="of:=([.A14]-[.$E$3])^2" office:value-type="float" office:value="5913542.26133402" calcext:value-type="float">
            <text:p>5913542,26133402</text:p>
          </table:table-cell>
          <table:table-cell table:number-columns-repeated="5"/>
          <table:table-cell office:value-type="float" office:value="11182" calcext:value-type="float">
            <text:p>11182</text:p>
          </table:table-cell>
          <table:table-cell table:formula="of:=([.H14]-[.$L$3])^2" office:value-type="float" office:value="9447.14810301685" calcext:value-type="float">
            <text:p>9447,14810301685</text:p>
          </table:table-cell>
          <table:table-cell table:number-columns-repeated="55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formula="of:=([.A15]-[.$E$3])^2" office:value-type="float" office:value="6542226.214745" calcext:value-type="float">
            <text:p>6542226,214745</text:p>
          </table:table-cell>
          <table:table-cell table:number-columns-repeated="5"/>
          <table:table-cell office:value-type="float" office:value="13737" calcext:value-type="float">
            <text:p>13737</text:p>
          </table:table-cell>
          <table:table-cell table:formula="of:=([.H15]-[.$L$3])^2" office:value-type="float" office:value="6040798.3356458" calcext:value-type="float">
            <text:p>6040798,3356458</text:p>
          </table:table-cell>
          <table:table-cell table:number-columns-repeated="55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([.A16]-[.$E$3])^2" office:value-type="float" office:value="9143230.93132847" calcext:value-type="float">
            <text:p>9143230,93132847</text:p>
          </table:table-cell>
          <table:table-cell table:number-columns-repeated="5"/>
          <table:table-cell office:value-type="float" office:value="11912" calcext:value-type="float">
            <text:p>11912</text:p>
          </table:table-cell>
          <table:table-cell table:formula="of:=([.H16]-[.$L$3])^2" office:value-type="float" office:value="400440.344543812" calcext:value-type="float">
            <text:p>400440,344543812</text:p>
          </table:table-cell>
          <table:table-cell table:number-columns-repeated="55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formula="of:=([.A17]-[.$E$3])^2" office:value-type="float" office:value="6665575.53920424" calcext:value-type="float">
            <text:p>6665575,53920424</text:p>
          </table:table-cell>
          <table:table-cell table:number-columns-repeated="5"/>
          <table:table-cell office:value-type="float" office:value="12274" calcext:value-type="float">
            <text:p>12274</text:p>
          </table:table-cell>
          <table:table-cell table:formula="of:=([.H17]-[.$L$3])^2" office:value-type="float" office:value="989634.121408974" calcext:value-type="float">
            <text:p>989634,121408974</text:p>
          </table:table-cell>
          <table:table-cell table:number-columns-repeated="55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formula="of:=([.A18]-[.$E$3])^2" office:value-type="float" office:value="5030051.33121755" calcext:value-type="float">
            <text:p>5030051,33121755</text:p>
          </table:table-cell>
          <table:table-cell table:number-columns-repeated="5"/>
          <table:table-cell office:value-type="float" office:value="10270" calcext:value-type="float">
            <text:p>10270</text:p>
          </table:table-cell>
          <table:table-cell table:formula="of:=([.H18]-[.$L$3])^2" office:value-type="float" office:value="1018477.45611123" calcext:value-type="float">
            <text:p>1018477,45611123</text:p>
          </table:table-cell>
          <table:table-cell table:number-columns-repeated="55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formula="of:=([.A19]-[.$E$3])^2" office:value-type="float" office:value="8813640.3961094" calcext:value-type="float">
            <text:p>8813640,3961094</text:p>
          </table:table-cell>
          <table:table-cell table:number-columns-repeated="5"/>
          <table:table-cell office:value-type="float" office:value="13847" calcext:value-type="float">
            <text:p>13847</text:p>
          </table:table-cell>
          <table:table-cell table:formula="of:=([.H19]-[.$L$3])^2" office:value-type="float" office:value="6593615.11867113" calcext:value-type="float">
            <text:p>6593615,11867113</text:p>
          </table:table-cell>
          <table:table-cell table:number-columns-repeated="55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([.A20]-[.$E$3])^2" office:value-type="float" office:value="4686262.02672504" calcext:value-type="float">
            <text:p>4686262,02672504</text:p>
          </table:table-cell>
          <table:table-cell table:number-columns-repeated="5"/>
          <table:table-cell office:value-type="float" office:value="11978" calcext:value-type="float">
            <text:p>11978</text:p>
          </table:table-cell>
          <table:table-cell table:formula="of:=([.H20]-[.$L$3])^2" office:value-type="float" office:value="488326.414359007" calcext:value-type="float">
            <text:p>488326,414359007</text:p>
          </table:table-cell>
          <table:table-cell table:number-columns-repeated="55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formula="of:=([.A21]-[.$E$3])^2" office:value-type="float" office:value="3107384.84203286" calcext:value-type="float">
            <text:p>3107384,84203286</text:p>
          </table:table-cell>
          <table:table-cell table:number-columns-repeated="5"/>
          <table:table-cell office:value-type="float" office:value="11643" calcext:value-type="float">
            <text:p>11643</text:p>
          </table:table-cell>
          <table:table-cell table:formula="of:=([.H21]-[.$L$3])^2" office:value-type="float" office:value="132353.029690971" calcext:value-type="float">
            <text:p>132353,029690971</text:p>
          </table:table-cell>
          <table:table-cell table:number-columns-repeated="55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formula="of:=([.A22]-[.$E$3])^2" office:value-type="float" office:value="7479008.48263186" calcext:value-type="float">
            <text:p>7479008,48263186</text:p>
          </table:table-cell>
          <table:table-cell table:number-columns-repeated="5"/>
          <table:table-cell office:value-type="float" office:value="18178" calcext:value-type="float">
            <text:p>18178</text:p>
          </table:table-cell>
          <table:table-cell table:formula="of:=([.H22]-[.$L$3])^2" office:value-type="float" office:value="47593490.5485137" calcext:value-type="float">
            <text:p>47593490,5485137</text:p>
          </table:table-cell>
          <table:table-cell table:number-columns-repeated="55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([.A23]-[.$E$3])^2" office:value-type="float" office:value="6359362.22805615" calcext:value-type="float">
            <text:p>6359362,22805615</text:p>
          </table:table-cell>
          <table:table-cell table:number-columns-repeated="5"/>
          <table:table-cell office:value-type="float" office:value="12745" calcext:value-type="float">
            <text:p>12745</text:p>
          </table:table-cell>
          <table:table-cell table:formula="of:=([.H23]-[.$L$3])^2" office:value-type="float" office:value="2148580.07418105" calcext:value-type="float">
            <text:p>2148580,07418105</text:p>
          </table:table-cell>
          <table:table-cell table:number-columns-repeated="55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formula="of:=([.A24]-[.$E$3])^2" office:value-type="float" office:value="9534370.46321977" calcext:value-type="float">
            <text:p>9534370,46321977</text:p>
          </table:table-cell>
          <table:table-cell table:number-columns-repeated="5"/>
          <table:table-cell office:value-type="float" office:value="11396" calcext:value-type="float">
            <text:p>11396</text:p>
          </table:table-cell>
          <table:table-cell table:formula="of:=([.H24]-[.$L$3])^2" office:value-type="float" office:value="13643.0714431952" calcext:value-type="float">
            <text:p>13643,0714431952</text:p>
          </table:table-cell>
          <table:table-cell table:number-columns-repeated="55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formula="of:=([.A25]-[.$E$3])^2" office:value-type="float" office:value="9100947.04502786" calcext:value-type="float">
            <text:p>9100947,04502786</text:p>
          </table:table-cell>
          <table:table-cell table:number-columns-repeated="5"/>
          <table:table-cell office:value-type="float" office:value="13546" calcext:value-type="float">
            <text:p>13546</text:p>
          </table:table-cell>
          <table:table-cell table:formula="of:=([.H25]-[.$L$3])^2" office:value-type="float" office:value="5138398.3760291" calcext:value-type="float">
            <text:p>5138398,3760291</text:p>
          </table:table-cell>
          <table:table-cell table:number-columns-repeated="55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formula="of:=([.A26]-[.$E$3])^2" office:value-type="float" office:value="2774814.98901012" calcext:value-type="float">
            <text:p>2774814,98901012</text:p>
          </table:table-cell>
          <table:table-cell table:number-columns-repeated="5"/>
          <table:table-cell office:value-type="float" office:value="12973" calcext:value-type="float">
            <text:p>12973</text:p>
          </table:table-cell>
          <table:table-cell table:formula="of:=([.H26]-[.$L$3])^2" office:value-type="float" office:value="2868970.497179" calcext:value-type="float">
            <text:p>2868970,497179</text:p>
          </table:table-cell>
          <table:table-cell table:number-columns-repeated="55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([.A27]-[.$E$3])^2" office:value-type="float" office:value="8495928.41607612" calcext:value-type="float">
            <text:p>8495928,41607612</text:p>
          </table:table-cell>
          <table:table-cell table:number-columns-repeated="5"/>
          <table:table-cell office:value-type="float" office:value="13212" calcext:value-type="float">
            <text:p>13212</text:p>
          </table:table-cell>
          <table:table-cell table:formula="of:=([.H27]-[.$L$3])^2" office:value-type="float" office:value="3735729.59847947" calcext:value-type="float">
            <text:p>3735729,59847947</text:p>
          </table:table-cell>
          <table:table-cell table:number-columns-repeated="55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formula="of:=([.A28]-[.$E$3])^2" office:value-type="float" office:value="8624662.63016375" calcext:value-type="float">
            <text:p>8624662,63016375</text:p>
          </table:table-cell>
          <table:table-cell table:number-columns-repeated="5"/>
          <table:table-cell office:value-type="float" office:value="9691" calcext:value-type="float">
            <text:p>9691</text:p>
          </table:table-cell>
          <table:table-cell table:formula="of:=([.H28]-[.$L$3])^2" office:value-type="float" office:value="2522367.93455065" calcext:value-type="float">
            <text:p>2522367,93455065</text:p>
          </table:table-cell>
          <table:table-cell table:number-columns-repeated="55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formula="of:=([.A29]-[.$E$3])^2" office:value-type="float" office:value="4523182.92966458" calcext:value-type="float">
            <text:p>4523182,92966458</text:p>
          </table:table-cell>
          <table:table-cell table:number-columns-repeated="5"/>
          <table:table-cell office:value-type="float" office:value="12776" calcext:value-type="float">
            <text:p>12776</text:p>
          </table:table-cell>
          <table:table-cell table:formula="of:=([.H29]-[.$L$3])^2" office:value-type="float" office:value="2240420.89485182" calcext:value-type="float">
            <text:p>2240420,89485182</text:p>
          </table:table-cell>
          <table:table-cell table:number-columns-repeated="55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formula="of:=([.A30]-[.$E$3])^2" office:value-type="float" office:value="6314051.23138394" calcext:value-type="float">
            <text:p>6314051,23138394</text:p>
          </table:table-cell>
          <table:table-cell table:number-columns-repeated="5"/>
          <table:table-cell office:value-type="float" office:value="9706" calcext:value-type="float">
            <text:p>9706</text:p>
          </table:table-cell>
          <table:table-cell table:formula="of:=([.H30]-[.$L$3])^2" office:value-type="float" office:value="2474947.04132683" calcext:value-type="float">
            <text:p>2474947,04132683</text:p>
          </table:table-cell>
          <table:table-cell table:number-columns-repeated="55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formula="of:=([.A31]-[.$E$3])^2" office:value-type="float" office:value="10463786.0755326" calcext:value-type="float">
            <text:p>10463786,0755326</text:p>
          </table:table-cell>
          <table:table-cell table:number-columns-repeated="5"/>
          <table:table-cell office:value-type="float" office:value="12155" calcext:value-type="float">
            <text:p>12155</text:p>
          </table:table-cell>
          <table:table-cell table:formula="of:=([.H31]-[.$L$3])^2" office:value-type="float" office:value="767031.87431794" calcext:value-type="float">
            <text:p>767031,87431794</text:p>
          </table:table-cell>
          <table:table-cell table:number-columns-repeated="55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formula="of:=([.A32]-[.$E$3])^2" office:value-type="float" office:value="9094914.48984206" calcext:value-type="float">
            <text:p>9094914,48984206</text:p>
          </table:table-cell>
          <table:table-cell table:number-columns-repeated="5"/>
          <table:table-cell office:value-type="float" office:value="9130" calcext:value-type="float">
            <text:p>9130</text:p>
          </table:table-cell>
          <table:table-cell table:formula="of:=([.H32]-[.$L$3])^2" office:value-type="float" office:value="4619045.34112149" calcext:value-type="float">
            <text:p>4619045,34112149</text:p>
          </table:table-cell>
          <table:table-cell table:number-columns-repeated="55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formula="of:=([.A33]-[.$E$3])^2" office:value-type="float" office:value="5293577.53199403" calcext:value-type="float">
            <text:p>5293577,53199403</text:p>
          </table:table-cell>
          <table:table-cell table:number-columns-repeated="5"/>
          <table:table-cell office:value-type="float" office:value="12773" calcext:value-type="float">
            <text:p>12773</text:p>
          </table:table-cell>
          <table:table-cell table:formula="of:=([.H33]-[.$L$3])^2" office:value-type="float" office:value="2231449.07349659" calcext:value-type="float">
            <text:p>2231449,07349659</text:p>
          </table:table-cell>
          <table:table-cell table:number-columns-repeated="55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formula="of:=([.A34]-[.$E$3])^2" office:value-type="float" office:value="4976368.66898793" calcext:value-type="float">
            <text:p>4976368,66898793</text:p>
          </table:table-cell>
          <table:table-cell table:number-columns-repeated="5"/>
          <table:table-cell office:value-type="float" office:value="10021" calcext:value-type="float">
            <text:p>10021</text:p>
          </table:table-cell>
          <table:table-cell table:formula="of:=([.H34]-[.$L$3])^2" office:value-type="float" office:value="1583058.28362663" calcext:value-type="float">
            <text:p>1583058,28362663</text:p>
          </table:table-cell>
          <table:table-cell table:number-columns-repeated="55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formula="of:=([.A35]-[.$E$3])^2" office:value-type="float" office:value="6080059.13765127" calcext:value-type="float">
            <text:p>6080059,13765127</text:p>
          </table:table-cell>
          <table:table-cell table:number-columns-repeated="5"/>
          <table:table-cell office:value-type="float" office:value="13647" calcext:value-type="float">
            <text:p>13647</text:p>
          </table:table-cell>
          <table:table-cell table:formula="of:=([.H35]-[.$L$3])^2" office:value-type="float" office:value="5606493.69498872" calcext:value-type="float">
            <text:p>5606493,69498872</text:p>
          </table:table-cell>
          <table:table-cell table:number-columns-repeated="55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([.A36]-[.$E$3])^2" office:value-type="float" office:value="9870766.44325304" calcext:value-type="float">
            <text:p>9870766,44325304</text:p>
          </table:table-cell>
          <table:table-cell table:number-columns-repeated="5"/>
          <table:table-cell office:value-type="float" office:value="11784" calcext:value-type="float">
            <text:p>11784</text:p>
          </table:table-cell>
          <table:table-cell table:formula="of:=([.H36]-[.$L$3])^2" office:value-type="float" office:value="254826.63338707" calcext:value-type="float">
            <text:p>254826,63338707</text:p>
          </table:table-cell>
          <table:table-cell table:number-columns-repeated="55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formula="of:=([.A37]-[.$E$3])^2" office:value-type="float" office:value="2578.36394079128" calcext:value-type="float">
            <text:p>2578,36394079128</text:p>
          </table:table-cell>
          <table:table-cell table:number-columns-repeated="5"/>
          <table:table-cell office:value-type="float" office:value="11945" calcext:value-type="float">
            <text:p>11945</text:p>
          </table:table-cell>
          <table:table-cell table:formula="of:=([.H37]-[.$L$3])^2" office:value-type="float" office:value="443294.37945141" calcext:value-type="float">
            <text:p>443294,37945141</text:p>
          </table:table-cell>
          <table:table-cell table:number-columns-repeated="55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([.A38]-[.$E$3])^2" office:value-type="float" office:value="7175849.39222698" calcext:value-type="float">
            <text:p>7175849,39222698</text:p>
          </table:table-cell>
          <table:table-cell table:number-columns-repeated="5"/>
          <table:table-cell office:value-type="float" office:value="15034" calcext:value-type="float">
            <text:p>15034</text:p>
          </table:table-cell>
          <table:table-cell table:formula="of:=([.H38]-[.$L$3])^2" office:value-type="float" office:value="14098549.7682262" calcext:value-type="float">
            <text:p>14098549,7682262</text:p>
          </table:table-cell>
          <table:table-cell table:number-columns-repeated="55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formula="of:=([.A39]-[.$E$3])^2" office:value-type="float" office:value="9927399.43992526" calcext:value-type="float">
            <text:p>9927399,43992526</text:p>
          </table:table-cell>
          <table:table-cell table:number-columns-repeated="5"/>
          <table:table-cell office:value-type="float" office:value="13827" calcext:value-type="float">
            <text:p>13827</text:p>
          </table:table-cell>
          <table:table-cell table:formula="of:=([.H39]-[.$L$3])^2" office:value-type="float" office:value="6491302.97630289" calcext:value-type="float">
            <text:p>6491302,97630289</text:p>
          </table:table-cell>
          <table:table-cell table:number-columns-repeated="55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([.A40]-[.$E$3])^2" office:value-type="float" office:value="6816159.63959248" calcext:value-type="float">
            <text:p>6816159,63959248</text:p>
          </table:table-cell>
          <table:table-cell table:number-columns-repeated="5"/>
          <table:table-cell office:value-type="float" office:value="9237" calcext:value-type="float">
            <text:p>9237</text:p>
          </table:table-cell>
          <table:table-cell table:formula="of:=([.H40]-[.$L$3])^2" office:value-type="float" office:value="4170566.30279158" calcext:value-type="float">
            <text:p>4170566,30279158</text:p>
          </table:table-cell>
          <table:table-cell table:number-columns-repeated="55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formula="of:=([.A41]-[.$E$3])^2" office:value-type="float" office:value="8778051.06499459" calcext:value-type="float">
            <text:p>8778051,06499459</text:p>
          </table:table-cell>
          <table:table-cell table:number-columns-repeated="5"/>
          <table:table-cell office:value-type="float" office:value="12157" calcext:value-type="float">
            <text:p>12157</text:p>
          </table:table-cell>
          <table:table-cell table:formula="of:=([.H41]-[.$L$3])^2" office:value-type="float" office:value="770539.088554764" calcext:value-type="float">
            <text:p>770539,088554764</text:p>
          </table:table-cell>
          <table:table-cell table:number-columns-repeated="55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([.A42]-[.$E$3])^2" office:value-type="float" office:value="5672864.50204395" calcext:value-type="float">
            <text:p>5672864,50204395</text:p>
          </table:table-cell>
          <table:table-cell table:number-columns-repeated="5"/>
          <table:table-cell office:value-type="float" office:value="10190" calcext:value-type="float">
            <text:p>10190</text:p>
          </table:table-cell>
          <table:table-cell table:formula="of:=([.H42]-[.$L$3])^2" office:value-type="float" office:value="1186348.88663826" calcext:value-type="float">
            <text:p>1186348,88663826</text:p>
          </table:table-cell>
          <table:table-cell table:number-columns-repeated="55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formula="of:=([.A43]-[.$E$3])^2" office:value-type="float" office:value="7732724.02117872" calcext:value-type="float">
            <text:p>7732724,02117872</text:p>
          </table:table-cell>
          <table:table-cell table:number-columns-repeated="5"/>
          <table:table-cell office:value-type="float" office:value="12101" calcext:value-type="float">
            <text:p>12101</text:p>
          </table:table-cell>
          <table:table-cell table:formula="of:=([.H43]-[.$L$3])^2" office:value-type="float" office:value="675361.089923689" calcext:value-type="float">
            <text:p>675361,089923689</text:p>
          </table:table-cell>
          <table:table-cell table:number-columns-repeated="55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formula="of:=([.A44]-[.$E$3])^2" office:value-type="float" office:value="4148462.96294245" calcext:value-type="float">
            <text:p>4148462,96294245</text:p>
          </table:table-cell>
          <table:table-cell table:number-columns-repeated="5"/>
          <table:table-cell office:value-type="float" office:value="10411" calcext:value-type="float">
            <text:p>10411</text:p>
          </table:table-cell>
          <table:table-cell table:formula="of:=([.H44]-[.$L$3])^2" office:value-type="float" office:value="753765.059807328" calcext:value-type="float">
            <text:p>753765,059807328</text:p>
          </table:table-cell>
          <table:table-cell table:number-columns-repeated="55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formula="of:=([.A45]-[.$E$3])^2" office:value-type="float" office:value="8443543.4194039" calcext:value-type="float">
            <text:p>8443543,4194039</text:p>
          </table:table-cell>
          <table:table-cell table:number-columns-repeated="5"/>
          <table:table-cell office:value-type="float" office:value="8956" calcext:value-type="float">
            <text:p>8956</text:p>
          </table:table-cell>
          <table:table-cell table:formula="of:=([.H45]-[.$L$3])^2" office:value-type="float" office:value="5397241.7025178" calcext:value-type="float">
            <text:p>5397241,7025178</text:p>
          </table:table-cell>
          <table:table-cell table:number-columns-repeated="55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([.A46]-[.$E$3])^2" office:value-type="float" office:value="6253888.56915432" calcext:value-type="float">
            <text:p>6253888,56915432</text:p>
          </table:table-cell>
          <table:table-cell table:number-columns-repeated="5"/>
          <table:table-cell office:value-type="float" office:value="16215" calcext:value-type="float">
            <text:p>16215</text:p>
          </table:table-cell>
          <table:table-cell table:formula="of:=([.H46]-[.$L$3])^2" office:value-type="float" office:value="24362156.7750709" calcext:value-type="float">
            <text:p>24362156,7750709</text:p>
          </table:table-cell>
          <table:table-cell table:number-columns-repeated="55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([.A47]-[.$E$3])^2" office:value-type="float" office:value="7310413.27187201" calcext:value-type="float">
            <text:p>7310413,27187201</text:p>
          </table:table-cell>
          <table:table-cell table:number-columns-repeated="5"/>
          <table:table-cell office:value-type="float" office:value="11328" calcext:value-type="float">
            <text:p>11328</text:p>
          </table:table-cell>
          <table:table-cell table:formula="of:=([.H47]-[.$L$3])^2" office:value-type="float" office:value="2381.7873911759" calcext:value-type="float">
            <text:p>2381,7873911759</text:p>
          </table:table-cell>
          <table:table-cell table:number-columns-repeated="55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([.A48]-[.$E$3])^2" office:value-type="float" office:value="8789906.17536619" calcext:value-type="float">
            <text:p>8789906,17536619</text:p>
          </table:table-cell>
          <table:table-cell table:number-columns-repeated="5"/>
          <table:table-cell office:value-type="float" office:value="8493" calcext:value-type="float">
            <text:p>8493</text:p>
          </table:table-cell>
          <table:table-cell table:formula="of:=([.H48]-[.$L$3])^2" office:value-type="float" office:value="7762890.60669302" calcext:value-type="float">
            <text:p>7762890,60669302</text:p>
          </table:table-cell>
          <table:table-cell table:number-columns-repeated="55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([.A49]-[.$E$3])^2" office:value-type="float" office:value="8345035.98124528" calcext:value-type="float">
            <text:p>8345035,98124528</text:p>
          </table:table-cell>
          <table:table-cell table:number-columns-repeated="5"/>
          <table:table-cell office:value-type="float" office:value="8828" calcext:value-type="float">
            <text:p>8828</text:p>
          </table:table-cell>
          <table:table-cell table:formula="of:=([.H49]-[.$L$3])^2" office:value-type="float" office:value="6008363.99136106" calcext:value-type="float">
            <text:p>6008363,99136106</text:p>
          </table:table-cell>
          <table:table-cell table:number-columns-repeated="55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([.A50]-[.$E$3])^2" office:value-type="float" office:value="9295044.81097351" calcext:value-type="float">
            <text:p>9295044,81097351</text:p>
          </table:table-cell>
          <table:table-cell table:number-columns-repeated="5"/>
          <table:table-cell office:value-type="float" office:value="11573" calcext:value-type="float">
            <text:p>11573</text:p>
          </table:table-cell>
          <table:table-cell table:formula="of:=([.H50]-[.$L$3])^2" office:value-type="float" office:value="86320.5314021277" calcext:value-type="float">
            <text:p>86320,5314021277</text:p>
          </table:table-cell>
          <table:table-cell table:number-columns-repeated="55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formula="of:=([.A51]-[.$E$3])^2" office:value-type="float" office:value="6506466.32844439" calcext:value-type="float">
            <text:p>6506466,32844439</text:p>
          </table:table-cell>
          <table:table-cell table:number-columns-repeated="5"/>
          <table:table-cell office:value-type="float" office:value="8645" calcext:value-type="float">
            <text:p>8645</text:p>
          </table:table-cell>
          <table:table-cell table:formula="of:=([.H51]-[.$L$3])^2" office:value-type="float" office:value="6938990.88869165" calcext:value-type="float">
            <text:p>6938990,88869165</text:p>
          </table:table-cell>
          <table:table-cell table:number-columns-repeated="55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formula="of:=([.A52]-[.$E$3])^2" office:value-type="float" office:value="4152537.51812825" calcext:value-type="float">
            <text:p>4152537,51812825</text:p>
          </table:table-cell>
          <table:table-cell table:number-columns-repeated="5"/>
          <table:table-cell office:value-type="float" office:value="12612" calcext:value-type="float">
            <text:p>12612</text:p>
          </table:table-cell>
          <table:table-cell table:formula="of:=([.H52]-[.$L$3])^2" office:value-type="float" office:value="1776365.32743225" calcext:value-type="float">
            <text:p>1776365,32743225</text:p>
          </table:table-cell>
          <table:table-cell table:number-columns-repeated="55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([.A53]-[.$E$3])^2" office:value-type="float" office:value="7213401.27852759" calcext:value-type="float">
            <text:p>7213401,27852759</text:p>
          </table:table-cell>
          <table:table-cell table:number-columns-repeated="5"/>
          <table:table-cell office:value-type="float" office:value="11120" calcext:value-type="float">
            <text:p>11120</text:p>
          </table:table-cell>
          <table:table-cell table:formula="of:=([.H53]-[.$L$3])^2" office:value-type="float" office:value="25343.5067614699" calcext:value-type="float">
            <text:p>25343,5067614699</text:p>
          </table:table-cell>
          <table:table-cell table:number-columns-repeated="55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formula="of:=([.A54]-[.$E$3])^2" office:value-type="float" office:value="5174613.0971632" calcext:value-type="float">
            <text:p>5174613,0971632</text:p>
          </table:table-cell>
          <table:table-cell table:number-columns-repeated="5"/>
          <table:table-cell office:value-type="float" office:value="8938" calcext:value-type="float">
            <text:p>8938</text:p>
          </table:table-cell>
          <table:table-cell table:formula="of:=([.H54]-[.$L$3])^2" office:value-type="float" office:value="5481200.77438638" calcext:value-type="float">
            <text:p>5481200,77438638</text:p>
          </table:table-cell>
          <table:table-cell table:number-columns-repeated="55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([.A55]-[.$E$3])^2" office:value-type="float" office:value="6149296.91025249" calcext:value-type="float">
            <text:p>6149296,91025249</text:p>
          </table:table-cell>
          <table:table-cell table:number-columns-repeated="5"/>
          <table:table-cell office:value-type="float" office:value="11888" calcext:value-type="float">
            <text:p>11888</text:p>
          </table:table-cell>
          <table:table-cell table:formula="of:=([.H55]-[.$L$3])^2" office:value-type="float" office:value="370641.773701923" calcext:value-type="float">
            <text:p>370641,773701923</text:p>
          </table:table-cell>
          <table:table-cell table:number-columns-repeated="55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formula="of:=([.A56]-[.$E$3])^2" office:value-type="float" office:value="9770485.56028022" calcext:value-type="float">
            <text:p>9770485,56028022</text:p>
          </table:table-cell>
          <table:table-cell table:number-columns-repeated="5"/>
          <table:table-cell office:value-type="float" office:value="8769" calcext:value-type="float">
            <text:p>8769</text:p>
          </table:table-cell>
          <table:table-cell table:formula="of:=([.H56]-[.$L$3])^2" office:value-type="float" office:value="6301086.17137474" calcext:value-type="float">
            <text:p>6301086,17137474</text:p>
          </table:table-cell>
          <table:table-cell table:number-columns-repeated="55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formula="of:=([.A57]-[.$E$3])^2" office:value-type="float" office:value="5039026.44158915" calcext:value-type="float">
            <text:p>5039026,44158915</text:p>
          </table:table-cell>
          <table:table-cell table:number-columns-repeated="5"/>
          <table:table-cell office:value-type="float" office:value="9460" calcext:value-type="float">
            <text:p>9460</text:p>
          </table:table-cell>
          <table:table-cell table:formula="of:=([.H57]-[.$L$3])^2" office:value-type="float" office:value="3309475.69019747" calcext:value-type="float">
            <text:p>3309475,69019747</text:p>
          </table:table-cell>
          <table:table-cell table:number-columns-repeated="55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formula="of:=([.A58]-[.$E$3])^2" office:value-type="float" office:value="7861168.79045216" calcext:value-type="float">
            <text:p>7861168,79045216</text:p>
          </table:table-cell>
          <table:table-cell table:number-columns-repeated="5"/>
          <table:table-cell office:value-type="float" office:value="10568" calcext:value-type="float">
            <text:p>10568</text:p>
          </table:table-cell>
          <table:table-cell table:formula="of:=([.H58]-[.$L$3])^2" office:value-type="float" office:value="505800.377398019" calcext:value-type="float">
            <text:p>505800,377398019</text:p>
          </table:table-cell>
          <table:table-cell table:number-columns-repeated="55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formula="of:=([.A59]-[.$E$3])^2" office:value-type="float" office:value="7716048.35562132" calcext:value-type="float">
            <text:p>7716048,35562132</text:p>
          </table:table-cell>
          <table:table-cell table:number-columns-repeated="5"/>
          <table:table-cell office:value-type="float" office:value="10036" calcext:value-type="float">
            <text:p>10036</text:p>
          </table:table-cell>
          <table:table-cell table:formula="of:=([.H59]-[.$L$3])^2" office:value-type="float" office:value="1545537.39040281" calcext:value-type="float">
            <text:p>1545537,39040281</text:p>
          </table:table-cell>
          <table:table-cell table:number-columns-repeated="55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([.A60]-[.$E$3])^2" office:value-type="float" office:value="7149086.61629797" calcext:value-type="float">
            <text:p>7149086,61629797</text:p>
          </table:table-cell>
          <table:table-cell table:number-columns-repeated="5"/>
          <table:table-cell office:value-type="float" office:value="8190" calcext:value-type="float">
            <text:p>8190</text:p>
          </table:table-cell>
          <table:table-cell table:formula="of:=([.H60]-[.$L$3])^2" office:value-type="float" office:value="9543134.64981417" calcext:value-type="float">
            <text:p>9543134,64981417</text:p>
          </table:table-cell>
          <table:table-cell table:number-columns-repeated="55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formula="of:=([.A61]-[.$E$3])^2" office:value-type="float" office:value="5653826.28130074" calcext:value-type="float">
            <text:p>5653826,28130074</text:p>
          </table:table-cell>
          <table:table-cell table:number-columns-repeated="5"/>
          <table:table-cell office:value-type="float" office:value="10318" calcext:value-type="float">
            <text:p>10318</text:p>
          </table:table-cell>
          <table:table-cell table:formula="of:=([.H61]-[.$L$3])^2" office:value-type="float" office:value="923898.597795007" calcext:value-type="float">
            <text:p>923898,597795007</text:p>
          </table:table-cell>
          <table:table-cell table:number-columns-repeated="55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([.A62]-[.$E$3])^2" office:value-type="float" office:value="6857996.08107889" calcext:value-type="float">
            <text:p>6857996,08107889</text:p>
          </table:table-cell>
          <table:table-cell table:number-columns-repeated="5"/>
          <table:table-cell office:value-type="float" office:value="10395" calcext:value-type="float">
            <text:p>10395</text:p>
          </table:table-cell>
          <table:table-cell table:formula="of:=([.H62]-[.$L$3])^2" office:value-type="float" office:value="781803.345912735" calcext:value-type="float">
            <text:p>781803,345912735</text:p>
          </table:table-cell>
          <table:table-cell table:number-columns-repeated="55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formula="of:=([.A63]-[.$E$3])^2" office:value-type="float" office:value="8571881.63349154" calcext:value-type="float">
            <text:p>8571881,63349154</text:p>
          </table:table-cell>
          <table:table-cell table:number-columns-repeated="5"/>
          <table:table-cell office:value-type="float" office:value="7916" calcext:value-type="float">
            <text:p>7916</text:p>
          </table:table-cell>
          <table:table-cell table:formula="of:=([.H63]-[.$L$3])^2" office:value-type="float" office:value="11311090.2993693" calcext:value-type="float">
            <text:p>11311090,2993693</text:p>
          </table:table-cell>
          <table:table-cell table:number-columns-repeated="55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formula="of:=([.A64]-[.$E$3])^2" office:value-type="float" office:value="9670716.6773074" calcext:value-type="float">
            <text:p>9670716,6773074</text:p>
          </table:table-cell>
          <table:table-cell table:number-columns-repeated="5"/>
          <table:table-cell office:value-type="float" office:value="7559" calcext:value-type="float">
            <text:p>7559</text:p>
          </table:table-cell>
          <table:table-cell table:formula="of:=([.H64]-[.$L$3])^2" office:value-type="float" office:value="13839861.5580962" calcext:value-type="float">
            <text:p>13839861,5580962</text:p>
          </table:table-cell>
          <table:table-cell table:number-columns-repeated="55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formula="of:=([.A65]-[.$E$3])^2" office:value-type="float" office:value="8166892.77048543" calcext:value-type="float">
            <text:p>8166892,77048543</text:p>
          </table:table-cell>
          <table:table-cell table:number-columns-repeated="5"/>
          <table:table-cell office:value-type="float" office:value="11166" calcext:value-type="float">
            <text:p>11166</text:p>
          </table:table-cell>
          <table:table-cell table:formula="of:=([.H65]-[.$L$3])^2" office:value-type="float" office:value="12813.4342084241" calcext:value-type="float">
            <text:p>12813,4342084241</text:p>
          </table:table-cell>
          <table:table-cell table:number-columns-repeated="55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([.A66]-[.$E$3])^2" office:value-type="float" office:value="9577648.34952038" calcext:value-type="float">
            <text:p>9577648,34952038</text:p>
          </table:table-cell>
          <table:table-cell table:number-columns-repeated="5"/>
          <table:table-cell office:value-type="float" office:value="8177" calcext:value-type="float">
            <text:p>8177</text:p>
          </table:table-cell>
          <table:table-cell table:formula="of:=([.H66]-[.$L$3])^2" office:value-type="float" office:value="9623622.75727481" calcext:value-type="float">
            <text:p>9623622,75727481</text:p>
          </table:table-cell>
          <table:table-cell table:number-columns-repeated="55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formula="of:=([.A67]-[.$E$3])^2" office:value-type="float" office:value="6847524.97070729" calcext:value-type="float">
            <text:p>6847524,97070729</text:p>
          </table:table-cell>
          <table:table-cell table:number-columns-repeated="5"/>
          <table:table-cell office:value-type="float" office:value="11207" calcext:value-type="float">
            <text:p>11207</text:p>
          </table:table-cell>
          <table:table-cell table:formula="of:=([.H67]-[.$L$3])^2" office:value-type="float" office:value="5212.32606331806" calcext:value-type="float">
            <text:p>5212,32606331806</text:p>
          </table:table-cell>
          <table:table-cell table:number-columns-repeated="55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formula="of:=([.A68]-[.$E$3])^2" office:value-type="float" office:value="6460633.33177218" calcext:value-type="float">
            <text:p>6460633,33177218</text:p>
          </table:table-cell>
          <table:table-cell table:number-columns-repeated="5"/>
          <table:table-cell office:value-type="float" office:value="10876" calcext:value-type="float">
            <text:p>10876</text:p>
          </table:table-cell>
          <table:table-cell table:formula="of:=([.H68]-[.$L$3])^2" office:value-type="float" office:value="162567.36986893" calcext:value-type="float">
            <text:p>162567,36986893</text:p>
          </table:table-cell>
          <table:table-cell table:number-columns-repeated="55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formula="of:=([.A69]-[.$E$3])^2" office:value-type="float" office:value="7462608.81707445" calcext:value-type="float">
            <text:p>7462608,81707445</text:p>
          </table:table-cell>
          <table:table-cell table:number-columns-repeated="5"/>
          <table:table-cell office:value-type="float" office:value="8361" calcext:value-type="float">
            <text:p>8361</text:p>
          </table:table-cell>
          <table:table-cell table:formula="of:=([.H69]-[.$L$3])^2" office:value-type="float" office:value="8515870.46706263" calcext:value-type="float">
            <text:p>8515870,46706263</text:p>
          </table:table-cell>
          <table:table-cell table:number-columns-repeated="55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formula="of:=([.A70]-[.$E$3])^2" office:value-type="float" office:value="6936784.40886591" calcext:value-type="float">
            <text:p>6936784,40886591</text:p>
          </table:table-cell>
          <table:table-cell table:number-columns-repeated="5"/>
          <table:table-cell office:value-type="float" office:value="10349" calcext:value-type="float">
            <text:p>10349</text:p>
          </table:table-cell>
          <table:table-cell table:formula="of:=([.H70]-[.$L$3])^2" office:value-type="float" office:value="865265.418465781" calcext:value-type="float">
            <text:p>865265,418465781</text:p>
          </table:table-cell>
          <table:table-cell table:number-columns-repeated="55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([.A71]-[.$E$3])^2" office:value-type="float" office:value="3110911.39721866" calcext:value-type="float">
            <text:p>3110911,39721866</text:p>
          </table:table-cell>
          <table:table-cell table:number-columns-repeated="5"/>
          <table:table-cell office:value-type="float" office:value="9494" calcext:value-type="float">
            <text:p>9494</text:p>
          </table:table-cell>
          <table:table-cell table:formula="of:=([.H71]-[.$L$3])^2" office:value-type="float" office:value="3186926.33222348" calcext:value-type="float">
            <text:p>3186926,33222348</text:p>
          </table:table-cell>
          <table:table-cell table:number-columns-repeated="55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formula="of:=([.A72]-[.$E$3])^2" office:value-type="float" office:value="3860350.98956475" calcext:value-type="float">
            <text:p>3860350,98956475</text:p>
          </table:table-cell>
          <table:table-cell table:number-columns-repeated="5"/>
          <table:table-cell office:value-type="float" office:value="8424" calcext:value-type="float">
            <text:p>8424</text:p>
          </table:table-cell>
          <table:table-cell table:formula="of:=([.H72]-[.$L$3])^2" office:value-type="float" office:value="8152146.71552259" calcext:value-type="float">
            <text:p>8152146,71552259</text:p>
          </table:table-cell>
          <table:table-cell table:number-columns-repeated="55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formula="of:=([.A73]-[.$E$3])^2" office:value-type="float" office:value="3096817.17647545" calcext:value-type="float">
            <text:p>3096817,17647545</text:p>
          </table:table-cell>
          <table:table-cell table:number-columns-repeated="5"/>
          <table:table-cell office:value-type="float" office:value="11561" calcext:value-type="float">
            <text:p>11561</text:p>
          </table:table-cell>
          <table:table-cell table:formula="of:=([.H73]-[.$L$3])^2" office:value-type="float" office:value="79413.2459811832" calcext:value-type="float">
            <text:p>79413,2459811832</text:p>
          </table:table-cell>
          <table:table-cell table:number-columns-repeated="55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formula="of:=([.A74]-[.$E$3])^2" office:value-type="float" office:value="6114629.02395188" calcext:value-type="float">
            <text:p>6114629,02395188</text:p>
          </table:table-cell>
          <table:table-cell table:number-columns-repeated="5"/>
          <table:table-cell office:value-type="float" office:value="9533" calcext:value-type="float">
            <text:p>9533</text:p>
          </table:table-cell>
          <table:table-cell table:formula="of:=([.H74]-[.$L$3])^2" office:value-type="float" office:value="3049202.00984155" calcext:value-type="float">
            <text:p>3049202,00984155</text:p>
          </table:table-cell>
          <table:table-cell table:number-columns-repeated="55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formula="of:=([.A75]-[.$E$3])^2" office:value-type="float" office:value="7677208.46932071" calcext:value-type="float">
            <text:p>7677208,46932071</text:p>
          </table:table-cell>
          <table:table-cell table:number-columns-repeated="5"/>
          <table:table-cell office:value-type="float" office:value="8489" calcext:value-type="float">
            <text:p>8489</text:p>
          </table:table-cell>
          <table:table-cell table:formula="of:=([.H75]-[.$L$3])^2" office:value-type="float" office:value="7785196.17821937" calcext:value-type="float">
            <text:p>7785196,17821937</text:p>
          </table:table-cell>
          <table:table-cell table:number-columns-repeated="55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formula="of:=([.A76]-[.$E$3])^2" office:value-type="float" office:value="10117346.0954993" calcext:value-type="float">
            <text:p>10117346,0954993</text:p>
          </table:table-cell>
          <table:table-cell table:number-columns-repeated="5"/>
          <table:table-cell office:value-type="float" office:value="12411" calcext:value-type="float">
            <text:p>12411</text:p>
          </table:table-cell>
          <table:table-cell table:formula="of:=([.H76]-[.$L$3])^2" office:value-type="float" office:value="1280979.29663142" calcext:value-type="float">
            <text:p>1280979,29663142</text:p>
          </table:table-cell>
          <table:table-cell table:number-columns-repeated="55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([.A77]-[.$E$3])^2" office:value-type="float" office:value="7838754.56970895" calcext:value-type="float">
            <text:p>7838754,56970895</text:p>
          </table:table-cell>
          <table:table-cell table:number-columns-repeated="5"/>
          <table:table-cell office:value-type="float" office:value="8822" calcext:value-type="float">
            <text:p>8822</text:p>
          </table:table-cell>
          <table:table-cell table:formula="of:=([.H77]-[.$L$3])^2" office:value-type="float" office:value="6037814.34865058" calcext:value-type="float">
            <text:p>6037814,34865058</text:p>
          </table:table-cell>
          <table:table-cell table:number-columns-repeated="55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formula="of:=([.A78]-[.$E$3])^2" office:value-type="float" office:value="6334169.45212714" calcext:value-type="float">
            <text:p>6334169,45212714</text:p>
          </table:table-cell>
          <table:table-cell table:number-columns-repeated="5"/>
          <table:table-cell office:value-type="float" office:value="12043" calcext:value-type="float">
            <text:p>12043</text:p>
          </table:table-cell>
          <table:table-cell table:formula="of:=([.H78]-[.$L$3])^2" office:value-type="float" office:value="583395.87705579" calcext:value-type="float">
            <text:p>583395,87705579</text:p>
          </table:table-cell>
          <table:table-cell table:number-columns-repeated="55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formula="of:=([.A79]-[.$E$3])^2" office:value-type="float" office:value="5884396.93021921" calcext:value-type="float">
            <text:p>5884396,93021921</text:p>
          </table:table-cell>
          <table:table-cell table:number-columns-repeated="5"/>
          <table:table-cell office:value-type="float" office:value="9311" calcext:value-type="float">
            <text:p>9311</text:p>
          </table:table-cell>
          <table:table-cell table:formula="of:=([.H79]-[.$L$3])^2" office:value-type="float" office:value="3873797.22955407" calcext:value-type="float">
            <text:p>3873797,22955407</text:p>
          </table:table-cell>
          <table:table-cell table:number-columns-repeated="55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([.A80]-[.$E$3])^2" office:value-type="float" office:value="8316173.20531627" calcext:value-type="float">
            <text:p>8316173,20531627</text:p>
          </table:table-cell>
          <table:table-cell table:number-columns-repeated="5"/>
          <table:table-cell office:value-type="float" office:value="8845" calcext:value-type="float">
            <text:p>8845</text:p>
          </table:table-cell>
          <table:table-cell table:formula="of:=([.H80]-[.$L$3])^2" office:value-type="float" office:value="5925312.31237406" calcext:value-type="float">
            <text:p>5925312,31237406</text:p>
          </table:table-cell>
          <table:table-cell table:number-columns-repeated="55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formula="of:=([.A81]-[.$E$3])^2" office:value-type="float" office:value="6572955.54585981" calcext:value-type="float">
            <text:p>6572955,54585981</text:p>
          </table:table-cell>
          <table:table-cell table:number-columns-repeated="5"/>
          <table:table-cell office:value-type="float" office:value="12545" calcext:value-type="float">
            <text:p>12545</text:p>
          </table:table-cell>
          <table:table-cell table:formula="of:=([.H81]-[.$L$3])^2" office:value-type="float" office:value="1602258.65049864" calcext:value-type="float">
            <text:p>1602258,65049864</text:p>
          </table:table-cell>
          <table:table-cell table:number-columns-repeated="55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formula="of:=([.A82]-[.$E$3])^2" office:value-type="float" office:value="4668959.80598183" calcext:value-type="float">
            <text:p>4668959,80598183</text:p>
          </table:table-cell>
          <table:table-cell table:number-columns-repeated="5"/>
          <table:table-cell office:value-type="float" office:value="8237" calcext:value-type="float">
            <text:p>8237</text:p>
          </table:table-cell>
          <table:table-cell table:formula="of:=([.H82]-[.$L$3])^2" office:value-type="float" office:value="9254959.18437954" calcext:value-type="float">
            <text:p>9254959,18437954</text:p>
          </table:table-cell>
          <table:table-cell table:number-columns-repeated="55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formula="of:=([.A83]-[.$E$3])^2" office:value-type="float" office:value="9082855.37947046" calcext:value-type="float">
            <text:p>9082855,37947046</text:p>
          </table:table-cell>
          <table:table-cell table:number-columns-repeated="5"/>
          <table:table-cell office:value-type="float" office:value="10918" calcext:value-type="float">
            <text:p>10918</text:p>
          </table:table-cell>
          <table:table-cell table:formula="of:=([.H83]-[.$L$3])^2" office:value-type="float" office:value="130462.868842236" calcext:value-type="float">
            <text:p>130462,868842236</text:p>
          </table:table-cell>
          <table:table-cell table:number-columns-repeated="55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formula="of:=([.A84]-[.$E$3])^2" office:value-type="float" office:value="7069098.28851095" calcext:value-type="float">
            <text:p>7069098,28851095</text:p>
          </table:table-cell>
          <table:table-cell table:number-columns-repeated="5"/>
          <table:table-cell office:value-type="float" office:value="11465" calcext:value-type="float">
            <text:p>11465</text:p>
          </table:table-cell>
          <table:table-cell table:formula="of:=([.H84]-[.$L$3])^2" office:value-type="float" office:value="34522.9626136265" calcext:value-type="float">
            <text:p>34522,9626136265</text:p>
          </table:table-cell>
          <table:table-cell table:number-columns-repeated="55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([.A85]-[.$E$3])^2" office:value-type="float" office:value="7555778.25523308" calcext:value-type="float">
            <text:p>7555778,25523308</text:p>
          </table:table-cell>
          <table:table-cell table:number-columns-repeated="5"/>
          <table:table-cell office:value-type="float" office:value="8370" calcext:value-type="float">
            <text:p>8370</text:p>
          </table:table-cell>
          <table:table-cell table:formula="of:=([.H85]-[.$L$3])^2" office:value-type="float" office:value="8463423.93112834" calcext:value-type="float">
            <text:p>8463423,93112834</text:p>
          </table:table-cell>
          <table:table-cell table:number-columns-repeated="55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([.A86]-[.$E$3])^2" office:value-type="float" office:value="6598618.32178882" calcext:value-type="float">
            <text:p>6598618,32178882</text:p>
          </table:table-cell>
          <table:table-cell table:number-columns-repeated="5"/>
          <table:table-cell office:value-type="float" office:value="11396" calcext:value-type="float">
            <text:p>11396</text:p>
          </table:table-cell>
          <table:table-cell table:formula="of:=([.H86]-[.$L$3])^2" office:value-type="float" office:value="13643.0714431952" calcext:value-type="float">
            <text:p>13643,0714431952</text:p>
          </table:table-cell>
          <table:table-cell table:number-columns-repeated="55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formula="of:=([.A87]-[.$E$3])^2" office:value-type="float" office:value="12864973.5009347" calcext:value-type="float">
            <text:p>12864973,5009347</text:p>
          </table:table-cell>
          <table:table-cell table:number-columns-repeated="5"/>
          <table:table-cell office:value-type="float" office:value="9031" calcext:value-type="float">
            <text:p>9031</text:p>
          </table:table-cell>
          <table:table-cell table:formula="of:=([.H87]-[.$L$3])^2" office:value-type="float" office:value="5054387.2363987" calcext:value-type="float">
            <text:p>5054387,2363987</text:p>
          </table:table-cell>
          <table:table-cell table:number-columns-repeated="55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formula="of:=([.A88]-[.$E$3])^2" office:value-type="float" office:value="10829217.1659375" calcext:value-type="float">
            <text:p>10829217,1659375</text:p>
          </table:table-cell>
          <table:table-cell table:number-columns-repeated="5"/>
          <table:table-cell office:value-type="float" office:value="10778" calcext:value-type="float">
            <text:p>10778</text:p>
          </table:table-cell>
          <table:table-cell table:formula="of:=([.H88]-[.$L$3])^2" office:value-type="float" office:value="251197.872264549" calcext:value-type="float">
            <text:p>251197,872264549</text:p>
          </table:table-cell>
          <table:table-cell table:number-columns-repeated="55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([.A89]-[.$E$3])^2" office:value-type="float" office:value="9795507.78102343" calcext:value-type="float">
            <text:p>9795507,78102343</text:p>
          </table:table-cell>
          <table:table-cell table:number-columns-repeated="5"/>
          <table:table-cell office:value-type="float" office:value="10506" calcext:value-type="float">
            <text:p>10506</text:p>
          </table:table-cell>
          <table:table-cell table:formula="of:=([.H89]-[.$L$3])^2" office:value-type="float" office:value="597832.736056472" calcext:value-type="float">
            <text:p>597832,736056472</text:p>
          </table:table-cell>
          <table:table-cell table:number-columns-repeated="55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([.A90]-[.$E$3])^2" office:value-type="float" office:value="8310406.65013047" calcext:value-type="float">
            <text:p>8310406,65013047</text:p>
          </table:table-cell>
          <table:table-cell table:number-columns-repeated="5"/>
          <table:table-cell office:value-type="float" office:value="10995" calcext:value-type="float">
            <text:p>10995</text:p>
          </table:table-cell>
          <table:table-cell table:formula="of:=([.H90]-[.$L$3])^2" office:value-type="float" office:value="80767.6169599638" calcext:value-type="float">
            <text:p>80767,6169599638</text:p>
          </table:table-cell>
          <table:table-cell table:number-columns-repeated="55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formula="of:=([.A91]-[.$E$3])^2" office:value-type="float" office:value="7127712.39555476" calcext:value-type="float">
            <text:p>7127712,39555476</text:p>
          </table:table-cell>
          <table:table-cell table:number-columns-repeated="5"/>
          <table:table-cell office:value-type="float" office:value="11620" calcext:value-type="float">
            <text:p>11620</text:p>
          </table:table-cell>
          <table:table-cell table:formula="of:=([.H91]-[.$L$3])^2" office:value-type="float" office:value="116147.065967494" calcext:value-type="float">
            <text:p>116147,065967494</text:p>
          </table:table-cell>
          <table:table-cell table:number-columns-repeated="55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formula="of:=([.A92]-[.$E$3])^2" office:value-type="float" office:value="7621892.9174627" calcext:value-type="float">
            <text:p>7621892,9174627</text:p>
          </table:table-cell>
          <table:table-cell table:number-columns-repeated="5"/>
          <table:table-cell office:value-type="float" office:value="9328" calcext:value-type="float">
            <text:p>9328</text:p>
          </table:table-cell>
          <table:table-cell table:formula="of:=([.H92]-[.$L$3])^2" office:value-type="float" office:value="3807167.55056708" calcext:value-type="float">
            <text:p>3807167,55056708</text:p>
          </table:table-cell>
          <table:table-cell table:number-columns-repeated="55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formula="of:=([.A93]-[.$E$3])^2" office:value-type="float" office:value="6435240.55584317" calcext:value-type="float">
            <text:p>6435240,55584317</text:p>
          </table:table-cell>
          <table:table-cell table:number-columns-repeated="5"/>
          <table:table-cell office:value-type="float" office:value="10908" calcext:value-type="float">
            <text:p>10908</text:p>
          </table:table-cell>
          <table:table-cell table:formula="of:=([.H93]-[.$L$3])^2" office:value-type="float" office:value="137786.797658116" calcext:value-type="float">
            <text:p>137786,797658116</text:p>
          </table:table-cell>
          <table:table-cell table:number-columns-repeated="55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formula="of:=([.A94]-[.$E$3])^2" office:value-type="float" office:value="8831462.0616668" calcext:value-type="float">
            <text:p>8831462,0616668</text:p>
          </table:table-cell>
          <table:table-cell table:number-columns-repeated="5"/>
          <table:table-cell office:value-type="float" office:value="10819" calcext:value-type="float">
            <text:p>10819</text:p>
          </table:table-cell>
          <table:table-cell table:formula="of:=([.H94]-[.$L$3])^2" office:value-type="float" office:value="211780.764119443" calcext:value-type="float">
            <text:p>211780,764119443</text:p>
          </table:table-cell>
          <table:table-cell table:number-columns-repeated="55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formula="of:=([.A95]-[.$E$3])^2" office:value-type="float" office:value="3887906.87586536" calcext:value-type="float">
            <text:p>3887906,87586536</text:p>
          </table:table-cell>
          <table:table-cell table:number-columns-repeated="5"/>
          <table:table-cell office:value-type="float" office:value="9286" calcext:value-type="float">
            <text:p>9286</text:p>
          </table:table-cell>
          <table:table-cell table:formula="of:=([.H95]-[.$L$3])^2" office:value-type="float" office:value="3972832.05159377" calcext:value-type="float">
            <text:p>3972832,05159377</text:p>
          </table:table-cell>
          <table:table-cell table:number-columns-repeated="55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([.A96]-[.$E$3])^2" office:value-type="float" office:value="8455170.52977551" calcext:value-type="float">
            <text:p>8455170,52977551</text:p>
          </table:table-cell>
          <table:table-cell table:number-columns-repeated="5"/>
          <table:table-cell office:value-type="float" office:value="8806" calcext:value-type="float">
            <text:p>8806</text:p>
          </table:table-cell>
          <table:table-cell table:formula="of:=([.H96]-[.$L$3])^2" office:value-type="float" office:value="6116700.63475599" calcext:value-type="float">
            <text:p>6116700,63475599</text:p>
          </table:table-cell>
          <table:table-cell table:number-columns-repeated="55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formula="of:=([.A97]-[.$E$3])^2" office:value-type="float" office:value="8583596.74386314" calcext:value-type="float">
            <text:p>8583596,74386314</text:p>
          </table:table-cell>
          <table:table-cell table:number-columns-repeated="5"/>
          <table:table-cell office:value-type="float" office:value="10504" calcext:value-type="float">
            <text:p>10504</text:p>
          </table:table-cell>
          <table:table-cell table:formula="of:=([.H97]-[.$L$3])^2" office:value-type="float" office:value="600929.521819648" calcext:value-type="float">
            <text:p>600929,521819648</text:p>
          </table:table-cell>
          <table:table-cell table:number-columns-repeated="55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formula="of:=([.A98]-[.$E$3])^2" office:value-type="float" office:value="9645854.45656419" calcext:value-type="float">
            <text:p>9645854,45656419</text:p>
          </table:table-cell>
          <table:table-cell table:number-columns-repeated="5"/>
          <table:table-cell office:value-type="float" office:value="9117" calcext:value-type="float">
            <text:p>9117</text:p>
          </table:table-cell>
          <table:table-cell table:formula="of:=([.H98]-[.$L$3])^2" office:value-type="float" office:value="4675093.44858214" calcext:value-type="float">
            <text:p>4675093,44858214</text:p>
          </table:table-cell>
          <table:table-cell table:number-columns-repeated="55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([.A99]-[.$E$3])^2" office:value-type="float" office:value="10072864.2091987" calcext:value-type="float">
            <text:p>10072864,2091987</text:p>
          </table:table-cell>
          <table:table-cell table:number-columns-repeated="5"/>
          <table:table-cell office:value-type="float" office:value="12278" calcext:value-type="float">
            <text:p>12278</text:p>
          </table:table-cell>
          <table:table-cell table:formula="of:=([.H99]-[.$L$3])^2" office:value-type="float" office:value="997608.549882622" calcext:value-type="float">
            <text:p>997608,549882622</text:p>
          </table:table-cell>
          <table:table-cell table:number-columns-repeated="55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formula="of:=([.A100]-[.$E$3])^2" office:value-type="float" office:value="8807703.84092359" calcext:value-type="float">
            <text:p>8807703,84092359</text:p>
          </table:table-cell>
          <table:table-cell table:number-columns-repeated="5"/>
          <table:table-cell office:value-type="float" office:value="8047" calcext:value-type="float">
            <text:p>8047</text:p>
          </table:table-cell>
          <table:table-cell table:formula="of:=([.H100]-[.$L$3])^2" office:value-type="float" office:value="10447093.8318812" calcext:value-type="float">
            <text:p>10447093,8318812</text:p>
          </table:table-cell>
          <table:table-cell table:number-columns-repeated="55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formula="of:=([.A101]-[.$E$3])^2" office:value-type="float" office:value="3242799.93909331" calcext:value-type="float">
            <text:p>3242799,93909331</text:p>
          </table:table-cell>
          <table:table-cell table:number-columns-repeated="5"/>
          <table:table-cell office:value-type="float" office:value="10641" calcext:value-type="float">
            <text:p>10641</text:p>
          </table:table-cell>
          <table:table-cell table:formula="of:=([.H101]-[.$L$3])^2" office:value-type="float" office:value="407294.697042099" calcext:value-type="float">
            <text:p>407294,697042099</text:p>
          </table:table-cell>
          <table:table-cell table:number-columns-repeated="55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([.A102]-[.$E$3])^2" office:value-type="float" office:value="10161925.9817999" calcext:value-type="float">
            <text:p>10161925,9817999</text:p>
          </table:table-cell>
          <table:table-cell table:number-columns-repeated="5"/>
          <table:table-cell office:value-type="float" office:value="11110" calcext:value-type="float">
            <text:p>11110</text:p>
          </table:table-cell>
          <table:table-cell table:formula="of:=([.H102]-[.$L$3])^2" office:value-type="float" office:value="28627.4355773494" calcext:value-type="float">
            <text:p>28627,4355773494</text:p>
          </table:table-cell>
          <table:table-cell table:number-columns-repeated="55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([.A103]-[.$E$3])^2" office:value-type="float" office:value="9405124.80431794" calcext:value-type="float">
            <text:p>9405124,80431794</text:p>
          </table:table-cell>
          <table:table-cell table:number-columns-repeated="5"/>
          <table:table-cell office:value-type="float" office:value="7922" calcext:value-type="float">
            <text:p>7922</text:p>
          </table:table-cell>
          <table:table-cell table:formula="of:=([.H103]-[.$L$3])^2" office:value-type="float" office:value="11270767.9420797" calcext:value-type="float">
            <text:p>11270767,9420797</text:p>
          </table:table-cell>
          <table:table-cell table:number-columns-repeated="55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([.A104]-[.$E$3])^2" office:value-type="float" office:value="5744542.82983097" calcext:value-type="float">
            <text:p>5744542,82983097</text:p>
          </table:table-cell>
          <table:table-cell table:number-columns-repeated="5"/>
          <table:table-cell office:value-type="float" office:value="12595" calcext:value-type="float">
            <text:p>12595</text:p>
          </table:table-cell>
          <table:table-cell table:formula="of:=([.H104]-[.$L$3])^2" office:value-type="float" office:value="1731339.00641924" calcext:value-type="float">
            <text:p>1731339,00641924</text:p>
          </table:table-cell>
          <table:table-cell table:number-columns-repeated="55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formula="of:=([.A105]-[.$E$3])^2" office:value-type="float" office:value="7245666.6096424" calcext:value-type="float">
            <text:p>7245666,6096424</text:p>
          </table:table-cell>
          <table:table-cell table:number-columns-repeated="5"/>
          <table:table-cell office:value-type="float" office:value="17335" calcext:value-type="float">
            <text:p>17335</text:p>
          </table:table-cell>
          <table:table-cell table:formula="of:=([.H105]-[.$L$3])^2" office:value-type="float" office:value="36672756.7476923" calcext:value-type="float">
            <text:p>36672756,7476923</text:p>
          </table:table-cell>
          <table:table-cell table:number-columns-repeated="55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formula="of:=([.A106]-[.$E$3])^2" office:value-type="float" office:value="11328458.8048726" calcext:value-type="float">
            <text:p>11328458,8048726</text:p>
          </table:table-cell>
          <table:table-cell table:number-columns-repeated="5"/>
          <table:table-cell office:value-type="float" office:value="9762" calcext:value-type="float">
            <text:p>9762</text:p>
          </table:table-cell>
          <table:table-cell table:formula="of:=([.H106]-[.$L$3])^2" office:value-type="float" office:value="2301885.03995791" calcext:value-type="float">
            <text:p>2301885,03995791</text:p>
          </table:table-cell>
          <table:table-cell table:number-columns-repeated="55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formula="of:=([.A107]-[.$E$3])^2" office:value-type="float" office:value="9826830.55695243" calcext:value-type="float">
            <text:p>9826830,55695243</text:p>
          </table:table-cell>
          <table:table-cell table:number-columns-repeated="5"/>
          <table:table-cell office:value-type="float" office:value="10803" calcext:value-type="float">
            <text:p>10803</text:p>
          </table:table-cell>
          <table:table-cell table:formula="of:=([.H107]-[.$L$3])^2" office:value-type="float" office:value="226763.050224851" calcext:value-type="float">
            <text:p>226763,050224851</text:p>
          </table:table-cell>
          <table:table-cell table:number-columns-repeated="55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([.A108]-[.$E$3])^2" office:value-type="float" office:value="9295044.81097351" calcext:value-type="float">
            <text:p>9295044,81097351</text:p>
          </table:table-cell>
          <table:table-cell table:number-columns-repeated="5"/>
          <table:table-cell office:value-type="float" office:value="11151" calcext:value-type="float">
            <text:p>11151</text:p>
          </table:table-cell>
          <table:table-cell table:formula="of:=([.H108]-[.$L$3])^2" office:value-type="float" office:value="16434.3274322434" calcext:value-type="float">
            <text:p>16434,3274322434</text:p>
          </table:table-cell>
          <table:table-cell table:number-columns-repeated="55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formula="of:=([.A109]-[.$E$3])^2" office:value-type="float" office:value="11647050.8986052" calcext:value-type="float">
            <text:p>11647050,8986052</text:p>
          </table:table-cell>
          <table:table-cell table:number-columns-repeated="5"/>
          <table:table-cell office:value-type="float" office:value="9343" calcext:value-type="float">
            <text:p>9343</text:p>
          </table:table-cell>
          <table:table-cell table:formula="of:=([.H109]-[.$L$3])^2" office:value-type="float" office:value="3748856.65734326" calcext:value-type="float">
            <text:p>3748856,65734326</text:p>
          </table:table-cell>
          <table:table-cell table:number-columns-repeated="55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([.A110]-[.$E$3])^2" office:value-type="float" office:value="11382375.246359" calcext:value-type="float">
            <text:p>11382375,246359</text:p>
          </table:table-cell>
          <table:table-cell table:number-columns-repeated="5"/>
          <table:table-cell office:value-type="float" office:value="11497" calcext:value-type="float">
            <text:p>11497</text:p>
          </table:table-cell>
          <table:table-cell table:formula="of:=([.H110]-[.$L$3])^2" office:value-type="float" office:value="47438.3904028121" calcext:value-type="float">
            <text:p>47438,3904028121</text:p>
          </table:table-cell>
          <table:table-cell table:number-columns-repeated="55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formula="of:=([.A111]-[.$E$3])^2" office:value-type="float" office:value="11395874.3567306" calcext:value-type="float">
            <text:p>11395874,3567306</text:p>
          </table:table-cell>
          <table:table-cell table:number-columns-repeated="5"/>
          <table:table-cell office:value-type="float" office:value="10350" calcext:value-type="float">
            <text:p>10350</text:p>
          </table:table-cell>
          <table:table-cell table:formula="of:=([.H111]-[.$L$3])^2" office:value-type="float" office:value="863406.025584193" calcext:value-type="float">
            <text:p>863406,025584193</text:p>
          </table:table-cell>
          <table:table-cell table:number-columns-repeated="55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([.A112]-[.$E$3])^2" office:value-type="float" office:value="11362141.5808016" calcext:value-type="float">
            <text:p>11362141,5808016</text:p>
          </table:table-cell>
          <table:table-cell table:number-columns-repeated="5"/>
          <table:table-cell office:value-type="float" office:value="11760" calcext:value-type="float">
            <text:p>11760</text:p>
          </table:table-cell>
          <table:table-cell table:formula="of:=([.H112]-[.$L$3])^2" office:value-type="float" office:value="231172.062545181" calcext:value-type="float">
            <text:p>231172,062545181</text:p>
          </table:table-cell>
          <table:table-cell table:number-columns-repeated="55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formula="of:=([.A113]-[.$E$3])^2" office:value-type="float" office:value="5111115.32456198" calcext:value-type="float">
            <text:p>5111115,32456198</text:p>
          </table:table-cell>
          <table:table-cell table:number-columns-repeated="5"/>
          <table:table-cell office:value-type="float" office:value="9794" calcext:value-type="float">
            <text:p>9794</text:p>
          </table:table-cell>
          <table:table-cell table:formula="of:=([.H113]-[.$L$3])^2" office:value-type="float" office:value="2205808.46774709" calcext:value-type="float">
            <text:p>2205808,46774709</text:p>
          </table:table-cell>
          <table:table-cell table:number-columns-repeated="55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([.A114]-[.$E$3])^2" office:value-type="float" office:value="6359362.22805615" calcext:value-type="float">
            <text:p>6359362,22805615</text:p>
          </table:table-cell>
          <table:table-cell table:number-columns-repeated="5"/>
          <table:table-cell office:value-type="float" office:value="11866" calcext:value-type="float">
            <text:p>11866</text:p>
          </table:table-cell>
          <table:table-cell table:formula="of:=([.H114]-[.$L$3])^2" office:value-type="float" office:value="344338.417096858" calcext:value-type="float">
            <text:p>344338,417096858</text:p>
          </table:table-cell>
          <table:table-cell table:number-columns-repeated="55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formula="of:=([.A115]-[.$E$3])^2" office:value-type="float" office:value="12067130.7649391" calcext:value-type="float">
            <text:p>12067130,7649391</text:p>
          </table:table-cell>
          <table:table-cell table:number-columns-repeated="5"/>
          <table:table-cell office:value-type="float" office:value="9169" calcext:value-type="float">
            <text:p>9169</text:p>
          </table:table-cell>
          <table:table-cell table:formula="of:=([.H115]-[.$L$3])^2" office:value-type="float" office:value="4452929.01873956" calcext:value-type="float">
            <text:p>4452929,01873956</text:p>
          </table:table-cell>
          <table:table-cell table:number-columns-repeated="55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([.A116]-[.$E$3])^2" office:value-type="float" office:value="12094936.9856823" calcext:value-type="float">
            <text:p>12094936,9856823</text:p>
          </table:table-cell>
          <table:table-cell table:number-columns-repeated="5"/>
          <table:table-cell office:value-type="float" office:value="8683" calcext:value-type="float">
            <text:p>8683</text:p>
          </table:table-cell>
          <table:table-cell table:formula="of:=([.H116]-[.$L$3])^2" office:value-type="float" office:value="6740235.95919131" calcext:value-type="float">
            <text:p>6740235,95919131</text:p>
          </table:table-cell>
          <table:table-cell table:number-columns-repeated="55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([.A117]-[.$E$3])^2" office:value-type="float" office:value="7489951.59300346" calcext:value-type="float">
            <text:p>7489951,59300346</text:p>
          </table:table-cell>
          <table:table-cell table:number-columns-repeated="5"/>
          <table:table-cell office:value-type="float" office:value="12192" calcext:value-type="float">
            <text:p>12192</text:p>
          </table:table-cell>
          <table:table-cell table:formula="of:=([.H117]-[.$L$3])^2" office:value-type="float" office:value="833210.337699186" calcext:value-type="float">
            <text:p>833210,337699186</text:p>
          </table:table-cell>
          <table:table-cell table:number-columns-repeated="55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([.A118]-[.$E$3])^2" office:value-type="float" office:value="15458875.0400362" calcext:value-type="float">
            <text:p>15458875,0400362</text:p>
          </table:table-cell>
          <table:table-cell table:number-columns-repeated="5"/>
          <table:table-cell office:value-type="float" office:value="10248" calcext:value-type="float">
            <text:p>10248</text:p>
          </table:table-cell>
          <table:table-cell table:formula="of:=([.H118]-[.$L$3])^2" office:value-type="float" office:value="1063366.09950616" calcext:value-type="float">
            <text:p>1063366,09950616</text:p>
          </table:table-cell>
          <table:table-cell table:number-columns-repeated="55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([.A119]-[.$E$3])^2" office:value-type="float" office:value="10219386.9784721" calcext:value-type="float">
            <text:p>10219386,9784721</text:p>
          </table:table-cell>
          <table:table-cell table:number-columns-repeated="5"/>
          <table:table-cell office:value-type="float" office:value="8245" calcext:value-type="float">
            <text:p>8245</text:p>
          </table:table-cell>
          <table:table-cell table:formula="of:=([.H119]-[.$L$3])^2" office:value-type="float" office:value="9206348.04132683" calcext:value-type="float">
            <text:p>9206348,04132683</text:p>
          </table:table-cell>
          <table:table-cell table:number-columns-repeated="55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([.A120]-[.$E$3])^2" office:value-type="float" office:value="9472714.91136175" calcext:value-type="float">
            <text:p>9472714,91136175</text:p>
          </table:table-cell>
          <table:table-cell table:number-columns-repeated="5"/>
          <table:table-cell office:value-type="float" office:value="11586" calcext:value-type="float">
            <text:p>11586</text:p>
          </table:table-cell>
          <table:table-cell table:formula="of:=([.H120]-[.$L$3])^2" office:value-type="float" office:value="94128.4239414844" calcext:value-type="float">
            <text:p>94128,4239414844</text:p>
          </table:table-cell>
          <table:table-cell table:number-columns-repeated="55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formula="of:=([.A121]-[.$E$3])^2" office:value-type="float" office:value="9448108.69061855" calcext:value-type="float">
            <text:p>9448108,69061855</text:p>
          </table:table-cell>
          <table:table-cell table:number-columns-repeated="5"/>
          <table:table-cell office:value-type="float" office:value="9888" calcext:value-type="float">
            <text:p>9888</text:p>
          </table:table-cell>
          <table:table-cell table:formula="of:=([.H121]-[.$L$3])^2" office:value-type="float" office:value="1935427.53687783" calcext:value-type="float">
            <text:p>1935427,53687783</text:p>
          </table:table-cell>
          <table:table-cell table:number-columns-repeated="55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formula="of:=([.A122]-[.$E$3])^2" office:value-type="float" office:value="11832069.8886219" calcext:value-type="float">
            <text:p>11832069,8886219</text:p>
          </table:table-cell>
          <table:table-cell table:number-columns-repeated="5"/>
          <table:table-cell office:value-type="float" office:value="12010" calcext:value-type="float">
            <text:p>12010</text:p>
          </table:table-cell>
          <table:table-cell table:formula="of:=([.H122]-[.$L$3])^2" office:value-type="float" office:value="534073.842148193" calcext:value-type="float">
            <text:p>534073,842148193</text:p>
          </table:table-cell>
          <table:table-cell table:number-columns-repeated="55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([.A123]-[.$E$3])^2" office:value-type="float" office:value="10379850.8581172" calcext:value-type="float">
            <text:p>10379850,8581172</text:p>
          </table:table-cell>
          <table:table-cell table:number-columns-repeated="5"/>
          <table:table-cell office:value-type="float" office:value="13762" calcext:value-type="float">
            <text:p>13762</text:p>
          </table:table-cell>
          <table:table-cell table:formula="of:=([.H123]-[.$L$3])^2" office:value-type="float" office:value="6164313.5136061" calcext:value-type="float">
            <text:p>6164313,5136061</text:p>
          </table:table-cell>
          <table:table-cell table:number-columns-repeated="55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([.A124]-[.$E$3])^2" office:value-type="float" office:value="13903782.3373185" calcext:value-type="float">
            <text:p>13903782,3373185</text:p>
          </table:table-cell>
          <table:table-cell table:number-columns-repeated="5"/>
          <table:table-cell office:value-type="float" office:value="11191" calcext:value-type="float">
            <text:p>11191</text:p>
          </table:table-cell>
          <table:table-cell table:formula="of:=([.H124]-[.$L$3])^2" office:value-type="float" office:value="7778.61216872529" calcext:value-type="float">
            <text:p>7778,61216872529</text:p>
          </table:table-cell>
          <table:table-cell table:number-columns-repeated="55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([.A125]-[.$E$3])^2" office:value-type="float" office:value="9466560.35617595" calcext:value-type="float">
            <text:p>9466560,35617595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([.H125]-[.$L$3])^2" office:value-type="float" office:value="1636343.53413998" calcext:value-type="float">
            <text:p>1636343,53413998</text:p>
          </table:table-cell>
          <table:table-cell table:number-columns-repeated="55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formula="of:=([.A126]-[.$E$3])^2" office:value-type="float" office:value="9839373.66732404" calcext:value-type="float">
            <text:p>9839373,66732404</text:p>
          </table:table-cell>
          <table:table-cell table:number-columns-repeated="5"/>
          <table:table-cell office:value-type="float" office:value="9451" calcext:value-type="float">
            <text:p>9451</text:p>
          </table:table-cell>
          <table:table-cell table:formula="of:=([.H126]-[.$L$3])^2" office:value-type="float" office:value="3342302.22613176" calcext:value-type="float">
            <text:p>3342302,22613176</text:p>
          </table:table-cell>
          <table:table-cell table:number-columns-repeated="55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([.A127]-[.$E$3])^2" office:value-type="float" office:value="8109837.21862742" calcext:value-type="float">
            <text:p>8109837,21862742</text:p>
          </table:table-cell>
          <table:table-cell table:number-columns-repeated="5"/>
          <table:table-cell office:value-type="float" office:value="11584" calcext:value-type="float">
            <text:p>11584</text:p>
          </table:table-cell>
          <table:table-cell table:formula="of:=([.H127]-[.$L$3])^2" office:value-type="float" office:value="92905.2097046603" calcext:value-type="float">
            <text:p>92905,2097046603</text:p>
          </table:table-cell>
          <table:table-cell table:number-columns-repeated="55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formula="of:=([.A128]-[.$E$3])^2" office:value-type="float" office:value="10496158.8514616" calcext:value-type="float">
            <text:p>10496158,8514616</text:p>
          </table:table-cell>
          <table:table-cell table:number-columns-repeated="5"/>
          <table:table-cell office:value-type="float" office:value="14766" calcext:value-type="float">
            <text:p>14766</text:p>
          </table:table-cell>
          <table:table-cell table:formula="of:=([.H128]-[.$L$3])^2" office:value-type="float" office:value="12157799.0604918" calcext:value-type="float">
            <text:p>12157799,0604918</text:p>
          </table:table-cell>
          <table:table-cell table:number-columns-repeated="55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formula="of:=([.A129]-[.$E$3])^2" office:value-type="float" office:value="8926814.94463962" calcext:value-type="float">
            <text:p>8926814,94463962</text:p>
          </table:table-cell>
          <table:table-cell table:number-columns-repeated="5"/>
          <table:table-cell office:value-type="float" office:value="11703" calcext:value-type="float">
            <text:p>11703</text:p>
          </table:table-cell>
          <table:table-cell table:formula="of:=([.H129]-[.$L$3])^2" office:value-type="float" office:value="179609.456795694" calcext:value-type="float">
            <text:p>179609,456795694</text:p>
          </table:table-cell>
          <table:table-cell table:number-columns-repeated="55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([.A130]-[.$E$3])^2" office:value-type="float" office:value="9714302.56360801" calcext:value-type="float">
            <text:p>9714302,56360801</text:p>
          </table:table-cell>
          <table:table-cell table:number-columns-repeated="5"/>
          <table:table-cell office:value-type="float" office:value="8116" calcext:value-type="float">
            <text:p>8116</text:p>
          </table:table-cell>
          <table:table-cell table:formula="of:=([.H130]-[.$L$3])^2" office:value-type="float" office:value="10005811.7230517" calcext:value-type="float">
            <text:p>10005811,7230517</text:p>
          </table:table-cell>
          <table:table-cell table:number-columns-repeated="55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([.A131]-[.$E$3])^2" office:value-type="float" office:value="10868742.4970523" calcext:value-type="float">
            <text:p>10868742,4970523</text:p>
          </table:table-cell>
          <table:table-cell table:number-columns-repeated="5"/>
          <table:table-cell office:value-type="float" office:value="11212" calcext:value-type="float">
            <text:p>11212</text:p>
          </table:table-cell>
          <table:table-cell table:formula="of:=([.H131]-[.$L$3])^2" office:value-type="float" office:value="4515.3616553783" calcext:value-type="float">
            <text:p>4515,3616553783</text:p>
          </table:table-cell>
          <table:table-cell table:number-columns-repeated="55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formula="of:=([.A132]-[.$E$3])^2" office:value-type="float" office:value="9990514.99178327" calcext:value-type="float">
            <text:p>9990514,99178327</text:p>
          </table:table-cell>
          <table:table-cell table:number-columns-repeated="5"/>
          <table:table-cell office:value-type="float" office:value="9480" calcext:value-type="float">
            <text:p>9480</text:p>
          </table:table-cell>
          <table:table-cell table:formula="of:=([.H132]-[.$L$3])^2" office:value-type="float" office:value="3237107.83256571" calcext:value-type="float">
            <text:p>3237107,83256571</text:p>
          </table:table-cell>
          <table:table-cell table:number-columns-repeated="55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formula="of:=([.A133]-[.$E$3])^2" office:value-type="float" office:value="3257222.15983652" calcext:value-type="float">
            <text:p>3257222,15983652</text:p>
          </table:table-cell>
          <table:table-cell table:number-columns-repeated="5"/>
          <table:table-cell office:value-type="float" office:value="10779" calcext:value-type="float">
            <text:p>10779</text:p>
          </table:table-cell>
          <table:table-cell table:formula="of:=([.H133]-[.$L$3])^2" office:value-type="float" office:value="250196.479382961" calcext:value-type="float">
            <text:p>250196,479382961</text:p>
          </table:table-cell>
          <table:table-cell table:number-columns-repeated="55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formula="of:=([.A134]-[.$E$3])^2" office:value-type="float" office:value="15569160.8126374" calcext:value-type="float">
            <text:p>15569160,8126374</text:p>
          </table:table-cell>
          <table:table-cell table:number-columns-repeated="5"/>
          <table:table-cell office:value-type="float" office:value="17955" calcext:value-type="float">
            <text:p>17955</text:p>
          </table:table-cell>
          <table:table-cell table:formula="of:=([.H134]-[.$L$3])^2" office:value-type="float" office:value="44566353.1611078" calcext:value-type="float">
            <text:p>44566353,1611078</text:p>
          </table:table-cell>
          <table:table-cell table:number-columns-repeated="55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([.A135]-[.$E$3])^2" office:value-type="float" office:value="11449950.798217" calcext:value-type="float">
            <text:p>11449950,798217</text:p>
          </table:table-cell>
          <table:table-cell table:number-columns-repeated="5"/>
          <table:table-cell office:value-type="float" office:value="11676" calcext:value-type="float">
            <text:p>11676</text:p>
          </table:table-cell>
          <table:table-cell table:formula="of:=([.H135]-[.$L$3])^2" office:value-type="float" office:value="157453.064598569" calcext:value-type="float">
            <text:p>157453,064598569</text:p>
          </table:table-cell>
          <table:table-cell table:number-columns-repeated="55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formula="of:=([.A136]-[.$E$3])^2" office:value-type="float" office:value="11852717.5541793" calcext:value-type="float">
            <text:p>11852717,5541793</text:p>
          </table:table-cell>
          <table:table-cell table:number-columns-repeated="5"/>
          <table:table-cell office:value-type="float" office:value="8857" calcext:value-type="float">
            <text:p>8857</text:p>
          </table:table-cell>
          <table:table-cell table:formula="of:=([.H136]-[.$L$3])^2" office:value-type="float" office:value="5867035.59779501" calcext:value-type="float">
            <text:p>5867035,59779501</text:p>
          </table:table-cell>
          <table:table-cell table:number-columns-repeated="55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([.A137]-[.$E$3])^2" office:value-type="float" office:value="14843895.1803579" calcext:value-type="float">
            <text:p>14843895,1803579</text:p>
          </table:table-cell>
          <table:table-cell table:number-columns-repeated="5"/>
          <table:table-cell office:value-type="float" office:value="8525" calcext:value-type="float">
            <text:p>8525</text:p>
          </table:table-cell>
          <table:table-cell table:formula="of:=([.H137]-[.$L$3])^2" office:value-type="float" office:value="7585598.03448221" calcext:value-type="float">
            <text:p>7585598,03448221</text:p>
          </table:table-cell>
          <table:table-cell table:number-columns-repeated="55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([.A138]-[.$E$3])^2" office:value-type="float" office:value="12508795.7416446" calcext:value-type="float">
            <text:p>12508795,7416446</text:p>
          </table:table-cell>
          <table:table-cell table:number-columns-repeated="5"/>
          <table:table-cell office:value-type="float" office:value="11641" calcext:value-type="float">
            <text:p>11641</text:p>
          </table:table-cell>
          <table:table-cell table:formula="of:=([.H138]-[.$L$3])^2" office:value-type="float" office:value="130901.815454147" calcext:value-type="float">
            <text:p>130901,815454147</text:p>
          </table:table-cell>
          <table:table-cell table:number-columns-repeated="55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([.A139]-[.$E$3])^2" office:value-type="float" office:value="10200215.3129147" calcext:value-type="float">
            <text:p>10200215,3129147</text:p>
          </table:table-cell>
          <table:table-cell table:number-columns-repeated="5"/>
          <table:table-cell office:value-type="float" office:value="9208" calcext:value-type="float">
            <text:p>9208</text:p>
          </table:table-cell>
          <table:table-cell table:formula="of:=([.H139]-[.$L$3])^2" office:value-type="float" office:value="4289854.69635763" calcext:value-type="float">
            <text:p>4289854,69635763</text:p>
          </table:table-cell>
          <table:table-cell table:number-columns-repeated="55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formula="of:=([.A140]-[.$E$3])^2" office:value-type="float" office:value="8855252.28241001" calcext:value-type="float">
            <text:p>8855252,28241001</text:p>
          </table:table-cell>
          <table:table-cell table:number-columns-repeated="5"/>
          <table:table-cell office:value-type="float" office:value="12222" calcext:value-type="float">
            <text:p>12222</text:p>
          </table:table-cell>
          <table:table-cell table:formula="of:=([.H140]-[.$L$3])^2" office:value-type="float" office:value="888878.551251547" calcext:value-type="float">
            <text:p>888878,551251547</text:p>
          </table:table-cell>
          <table:table-cell table:number-columns-repeated="55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formula="of:=([.A141]-[.$E$3])^2" office:value-type="float" office:value="10328366.4166307" calcext:value-type="float">
            <text:p>10328366,4166307</text:p>
          </table:table-cell>
          <table:table-cell table:number-columns-repeated="5"/>
          <table:table-cell office:value-type="float" office:value="8967" calcext:value-type="float">
            <text:p>8967</text:p>
          </table:table-cell>
          <table:table-cell table:formula="of:=([.H141]-[.$L$3])^2" office:value-type="float" office:value="5346252.38082033" calcext:value-type="float">
            <text:p>5346252,38082033</text:p>
          </table:table-cell>
          <table:table-cell table:number-columns-repeated="55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([.A142]-[.$E$3])^2" office:value-type="float" office:value="11241117.5874571" calcext:value-type="float">
            <text:p>11241117,5874571</text:p>
          </table:table-cell>
          <table:table-cell table:number-columns-repeated="5"/>
          <table:table-cell office:value-type="float" office:value="11088" calcext:value-type="float">
            <text:p>11088</text:p>
          </table:table-cell>
          <table:table-cell table:formula="of:=([.H142]-[.$L$3])^2" office:value-type="float" office:value="36556.0789722843" calcext:value-type="float">
            <text:p>36556,0789722843</text:p>
          </table:table-cell>
          <table:table-cell table:number-columns-repeated="55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([.A143]-[.$E$3])^2" office:value-type="float" office:value="9664498.1221216" calcext:value-type="float">
            <text:p>9664498,1221216</text:p>
          </table:table-cell>
          <table:table-cell table:number-columns-repeated="5"/>
          <table:table-cell office:value-type="float" office:value="7940" calcext:value-type="float">
            <text:p>7940</text:p>
          </table:table-cell>
          <table:table-cell table:formula="of:=([.H143]-[.$L$3])^2" office:value-type="float" office:value="11150232.8702112" calcext:value-type="float">
            <text:p>11150232,8702112</text:p>
          </table:table-cell>
          <table:table-cell table:number-columns-repeated="55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([.A144]-[.$E$3])^2" office:value-type="float" office:value="12600920.95906" calcext:value-type="float">
            <text:p>12600920,95906</text:p>
          </table:table-cell>
          <table:table-cell table:number-columns-repeated="5"/>
          <table:table-cell office:value-type="float" office:value="9181" calcext:value-type="float">
            <text:p>9181</text:p>
          </table:table-cell>
          <table:table-cell table:formula="of:=([.H144]-[.$L$3])^2" office:value-type="float" office:value="4402428.30416051" calcext:value-type="float">
            <text:p>4402428,30416051</text:p>
          </table:table-cell>
          <table:table-cell table:number-columns-repeated="55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([.A145]-[.$E$3])^2" office:value-type="float" office:value="15099267.5014893" calcext:value-type="float">
            <text:p>15099267,5014893</text:p>
          </table:table-cell>
          <table:table-cell table:number-columns-repeated="5"/>
          <table:table-cell office:value-type="float" office:value="11603" calcext:value-type="float">
            <text:p>11603</text:p>
          </table:table-cell>
          <table:table-cell table:formula="of:=([.H145]-[.$L$3])^2" office:value-type="float" office:value="104848.744954489" calcext:value-type="float">
            <text:p>104848,744954489</text:p>
          </table:table-cell>
          <table:table-cell table:number-columns-repeated="55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([.A146]-[.$E$3])^2" office:value-type="float" office:value="11599321.0123046" calcext:value-type="float">
            <text:p>11599321,0123046</text:p>
          </table:table-cell>
          <table:table-cell table:number-columns-repeated="5"/>
          <table:table-cell office:value-type="float" office:value="8789" calcext:value-type="float">
            <text:p>8789</text:p>
          </table:table-cell>
          <table:table-cell table:formula="of:=([.H146]-[.$L$3])^2" office:value-type="float" office:value="6201078.31374299" calcext:value-type="float">
            <text:p>6201078,31374299</text:p>
          </table:table-cell>
          <table:table-cell table:number-columns-repeated="55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formula="of:=([.A147]-[.$E$3])^2" office:value-type="float" office:value="12192510.7582835" calcext:value-type="float">
            <text:p>12192510,7582835</text:p>
          </table:table-cell>
          <table:table-cell table:number-columns-repeated="5"/>
          <table:table-cell office:value-type="float" office:value="13932" calcext:value-type="float">
            <text:p>13932</text:p>
          </table:table-cell>
          <table:table-cell table:formula="of:=([.H147]-[.$L$3])^2" office:value-type="float" office:value="7037366.72373615" calcext:value-type="float">
            <text:p>7037366,72373615</text:p>
          </table:table-cell>
          <table:table-cell table:number-columns-repeated="55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([.A148]-[.$E$3])^2" office:value-type="float" office:value="13859073.0062037" calcext:value-type="float">
            <text:p>13859073,0062037</text:p>
          </table:table-cell>
          <table:table-cell table:number-columns-repeated="5"/>
          <table:table-cell office:value-type="float" office:value="8673" calcext:value-type="float">
            <text:p>8673</text:p>
          </table:table-cell>
          <table:table-cell table:formula="of:=([.H148]-[.$L$3])^2" office:value-type="float" office:value="6792259.88800719" calcext:value-type="float">
            <text:p>6792259,88800719</text:p>
          </table:table-cell>
          <table:table-cell table:number-columns-repeated="55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formula="of:=([.A149]-[.$E$3])^2" office:value-type="float" office:value="9209875.03837229" calcext:value-type="float">
            <text:p>9209875,03837229</text:p>
          </table:table-cell>
          <table:table-cell table:number-columns-repeated="5"/>
          <table:table-cell office:value-type="float" office:value="9125" calcext:value-type="float">
            <text:p>9125</text:p>
          </table:table-cell>
          <table:table-cell table:formula="of:=([.H149]-[.$L$3])^2" office:value-type="float" office:value="4640562.30552943" calcext:value-type="float">
            <text:p>4640562,30552943</text:p>
          </table:table-cell>
          <table:table-cell table:number-columns-repeated="55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([.A150]-[.$E$3])^2" office:value-type="float" office:value="9676937.2324932" calcext:value-type="float">
            <text:p>9676937,2324932</text:p>
          </table:table-cell>
          <table:table-cell table:number-columns-repeated="5"/>
          <table:table-cell office:value-type="float" office:value="12246" calcext:value-type="float">
            <text:p>12246</text:p>
          </table:table-cell>
          <table:table-cell table:formula="of:=([.H150]-[.$L$3])^2" office:value-type="float" office:value="934709.122093436" calcext:value-type="float">
            <text:p>934709,122093436</text:p>
          </table:table-cell>
          <table:table-cell table:number-columns-repeated="55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formula="of:=([.A151]-[.$E$3])^2" office:value-type="float" office:value="5390651.19089586" calcext:value-type="float">
            <text:p>5390651,19089586</text:p>
          </table:table-cell>
          <table:table-cell table:number-columns-repeated="5"/>
          <table:table-cell office:value-type="float" office:value="9387" calcext:value-type="float">
            <text:p>9387</text:p>
          </table:table-cell>
          <table:table-cell table:formula="of:=([.H151]-[.$L$3])^2" office:value-type="float" office:value="3580407.37055339" calcext:value-type="float">
            <text:p>3580407,37055339</text:p>
          </table:table-cell>
          <table:table-cell table:number-columns-repeated="55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formula="of:=([.A152]-[.$E$3])^2" office:value-type="float" office:value="11811440.2230645" calcext:value-type="float">
            <text:p>11811440,2230645</text:p>
          </table:table-cell>
          <table:table-cell table:number-columns-repeated="5"/>
          <table:table-cell office:value-type="float" office:value="11644" calcext:value-type="float">
            <text:p>11644</text:p>
          </table:table-cell>
          <table:table-cell table:formula="of:=([.H152]-[.$L$3])^2" office:value-type="float" office:value="133081.636809383" calcext:value-type="float">
            <text:p>133081,636809383</text:p>
          </table:table-cell>
          <table:table-cell table:number-columns-repeated="55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([.A153]-[.$E$3])^2" office:value-type="float" office:value="8316173.20531627" calcext:value-type="float">
            <text:p>8316173,20531627</text:p>
          </table:table-cell>
          <table:table-cell table:number-columns-repeated="5"/>
          <table:table-cell office:value-type="float" office:value="10960" calcext:value-type="float">
            <text:p>10960</text:p>
          </table:table-cell>
          <table:table-cell table:formula="of:=([.H153]-[.$L$3])^2" office:value-type="float" office:value="101886.367815542" calcext:value-type="float">
            <text:p>101886,367815542</text:p>
          </table:table-cell>
          <table:table-cell table:number-columns-repeated="55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formula="of:=([.A154]-[.$E$3])^2" office:value-type="float" office:value="4747071.79932626" calcext:value-type="float">
            <text:p>4747071,79932626</text:p>
          </table:table-cell>
          <table:table-cell table:number-columns-repeated="5"/>
          <table:table-cell office:value-type="float" office:value="8249" calcext:value-type="float">
            <text:p>8249</text:p>
          </table:table-cell>
          <table:table-cell table:formula="of:=([.H154]-[.$L$3])^2" office:value-type="float" office:value="9182090.46980048" calcext:value-type="float">
            <text:p>9182090,46980048</text:p>
          </table:table-cell>
          <table:table-cell table:number-columns-repeated="55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formula="of:=([.A155]-[.$E$3])^2" office:value-type="float" office:value="10888532.1626097" calcext:value-type="float">
            <text:p>10888532,1626097</text:p>
          </table:table-cell>
          <table:table-cell table:number-columns-repeated="5"/>
          <table:table-cell office:value-type="float" office:value="11693" calcext:value-type="float">
            <text:p>11693</text:p>
          </table:table-cell>
          <table:table-cell table:formula="of:=([.H155]-[.$L$3])^2" office:value-type="float" office:value="171233.385611574" calcext:value-type="float">
            <text:p>171233,385611574</text:p>
          </table:table-cell>
          <table:table-cell table:number-columns-repeated="55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formula="of:=([.A156]-[.$E$3])^2" office:value-type="float" office:value="11818314.7782503" calcext:value-type="float">
            <text:p>11818314,7782503</text:p>
          </table:table-cell>
          <table:table-cell table:number-columns-repeated="5"/>
          <table:table-cell office:value-type="float" office:value="9461" calcext:value-type="float">
            <text:p>9461</text:p>
          </table:table-cell>
          <table:table-cell table:formula="of:=([.H156]-[.$L$3])^2" office:value-type="float" office:value="3305838.29731588" calcext:value-type="float">
            <text:p>3305838,29731588</text:p>
          </table:table-cell>
          <table:table-cell table:number-columns-repeated="55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formula="of:=([.A157]-[.$E$3])^2" office:value-type="float" office:value="12255443.7549558" calcext:value-type="float">
            <text:p>12255443,7549558</text:p>
          </table:table-cell>
          <table:table-cell table:number-columns-repeated="5"/>
          <table:table-cell office:value-type="float" office:value="8866" calcext:value-type="float">
            <text:p>8866</text:p>
          </table:table-cell>
          <table:table-cell table:formula="of:=([.H157]-[.$L$3])^2" office:value-type="float" office:value="5823517.06186071" calcext:value-type="float">
            <text:p>5823517,06186071</text:p>
          </table:table-cell>
          <table:table-cell table:number-columns-repeated="55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formula="of:=([.A158]-[.$E$3])^2" office:value-type="float" office:value="12325559.3068138" calcext:value-type="float">
            <text:p>12325559,3068138</text:p>
          </table:table-cell>
          <table:table-cell table:number-columns-repeated="5"/>
          <table:table-cell office:value-type="float" office:value="11100" calcext:value-type="float">
            <text:p>11100</text:p>
          </table:table-cell>
          <table:table-cell table:formula="of:=([.H158]-[.$L$3])^2" office:value-type="float" office:value="32111.3643932289" calcext:value-type="float">
            <text:p>32111,3643932289</text:p>
          </table:table-cell>
          <table:table-cell table:number-columns-repeated="55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formula="of:=([.A159]-[.$E$3])^2" office:value-type="float" office:value="7671667.91413491" calcext:value-type="float">
            <text:p>7671667,91413491</text:p>
          </table:table-cell>
          <table:table-cell table:number-columns-repeated="5"/>
          <table:table-cell office:value-type="float" office:value="9232" calcext:value-type="float">
            <text:p>9232</text:p>
          </table:table-cell>
          <table:table-cell table:formula="of:=([.H159]-[.$L$3])^2" office:value-type="float" office:value="4191013.26719952" calcext:value-type="float">
            <text:p>4191013,26719952</text:p>
          </table:table-cell>
          <table:table-cell table:number-columns-repeated="55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formula="of:=([.A160]-[.$E$3])^2" office:value-type="float" office:value="10360529.1925598" calcext:value-type="float">
            <text:p>10360529,1925598</text:p>
          </table:table-cell>
          <table:table-cell table:number-columns-repeated="5"/>
          <table:table-cell office:value-type="float" office:value="8021" calcext:value-type="float">
            <text:p>8021</text:p>
          </table:table-cell>
          <table:table-cell table:formula="of:=([.H160]-[.$L$3])^2" office:value-type="float" office:value="10615844.0468025" calcext:value-type="float">
            <text:p>10615844,0468025</text:p>
          </table:table-cell>
          <table:table-cell table:number-columns-repeated="55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formula="of:=([.A161]-[.$E$3])^2" office:value-type="float" office:value="12039356.5441959" calcext:value-type="float">
            <text:p>12039356,5441959</text:p>
          </table:table-cell>
          <table:table-cell table:number-columns-repeated="5"/>
          <table:table-cell office:value-type="float" office:value="10511" calcext:value-type="float">
            <text:p>10511</text:p>
          </table:table-cell>
          <table:table-cell table:formula="of:=([.H161]-[.$L$3])^2" office:value-type="float" office:value="590125.771648532" calcext:value-type="float">
            <text:p>590125,771648532</text:p>
          </table:table-cell>
          <table:table-cell table:number-columns-repeated="55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formula="of:=([.A162]-[.$E$3])^2" office:value-type="float" office:value="12192510.7582835" calcext:value-type="float">
            <text:p>12192510,7582835</text:p>
          </table:table-cell>
          <table:table-cell table:number-columns-repeated="5"/>
          <table:table-cell office:value-type="float" office:value="10116" calcext:value-type="float">
            <text:p>10116</text:p>
          </table:table-cell>
          <table:table-cell table:formula="of:=([.H162]-[.$L$3])^2" office:value-type="float" office:value="1353025.95987577" calcext:value-type="float">
            <text:p>1353025,95987577</text:p>
          </table:table-cell>
          <table:table-cell table:number-columns-repeated="55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([.A163]-[.$E$3])^2" office:value-type="float" office:value="11585701.901933" calcext:value-type="float">
            <text:p>11585701,901933</text:p>
          </table:table-cell>
          <table:table-cell table:number-columns-repeated="5"/>
          <table:table-cell office:value-type="float" office:value="8809" calcext:value-type="float">
            <text:p>8809</text:p>
          </table:table-cell>
          <table:table-cell table:formula="of:=([.H163]-[.$L$3])^2" office:value-type="float" office:value="6101870.45611123" calcext:value-type="float">
            <text:p>6101870,45611123</text:p>
          </table:table-cell>
          <table:table-cell table:number-columns-repeated="55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formula="of:=([.A164]-[.$E$3])^2" office:value-type="float" office:value="11174162.0355991" calcext:value-type="float">
            <text:p>11174162,0355991</text:p>
          </table:table-cell>
          <table:table-cell table:number-columns-repeated="5"/>
          <table:table-cell office:value-type="float" office:value="11008" calcext:value-type="float">
            <text:p>11008</text:p>
          </table:table-cell>
          <table:table-cell table:formula="of:=([.H164]-[.$L$3])^2" office:value-type="float" office:value="73547.5094993205" calcext:value-type="float">
            <text:p>73547,5094993205</text:p>
          </table:table-cell>
          <table:table-cell table:number-columns-repeated="55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formula="of:=([.A165]-[.$E$3])^2" office:value-type="float" office:value="11811440.2230645" calcext:value-type="float">
            <text:p>11811440,2230645</text:p>
          </table:table-cell>
          <table:table-cell table:number-columns-repeated="5"/>
          <table:table-cell office:value-type="float" office:value="7992" calcext:value-type="float">
            <text:p>7992</text:p>
          </table:table-cell>
          <table:table-cell table:formula="of:=([.H165]-[.$L$3])^2" office:value-type="float" office:value="10805660.4403686" calcext:value-type="float">
            <text:p>10805660,4403686</text:p>
          </table:table-cell>
          <table:table-cell table:number-columns-repeated="55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formula="of:=([.A166]-[.$E$3])^2" office:value-type="float" office:value="11640226.3434194" calcext:value-type="float">
            <text:p>11640226,3434194</text:p>
          </table:table-cell>
          <table:table-cell table:number-columns-repeated="5"/>
          <table:table-cell office:value-type="float" office:value="8572" calcext:value-type="float">
            <text:p>8572</text:p>
          </table:table-cell>
          <table:table-cell table:formula="of:=([.H166]-[.$L$3])^2" office:value-type="float" office:value="7328912.56904757" calcext:value-type="float">
            <text:p>7328912,56904757</text:p>
          </table:table-cell>
          <table:table-cell table:number-columns-repeated="55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formula="of:=([.A167]-[.$E$3])^2" office:value-type="float" office:value="12466390.4105298" calcext:value-type="float">
            <text:p>12466390,4105298</text:p>
          </table:table-cell>
          <table:table-cell table:number-columns-repeated="5"/>
          <table:table-cell office:value-type="float" office:value="12322" calcext:value-type="float">
            <text:p>12322</text:p>
          </table:table-cell>
          <table:table-cell table:formula="of:=([.H167]-[.$L$3])^2" office:value-type="float" office:value="1087439.26309275" calcext:value-type="float">
            <text:p>1087439,26309275</text:p>
          </table:table-cell>
          <table:table-cell table:number-columns-repeated="55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formula="of:=([.A168]-[.$E$3])^2" office:value-type="float" office:value="7939870.56305338" calcext:value-type="float">
            <text:p>7939870,56305338</text:p>
          </table:table-cell>
          <table:table-cell table:number-columns-repeated="5"/>
          <table:table-cell office:value-type="float" office:value="8881" calcext:value-type="float">
            <text:p>8881</text:p>
          </table:table-cell>
          <table:table-cell table:formula="of:=([.H168]-[.$L$3])^2" office:value-type="float" office:value="5751346.16863689" calcext:value-type="float">
            <text:p>5751346,16863689</text:p>
          </table:table-cell>
          <table:table-cell table:number-columns-repeated="55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formula="of:=([.A169]-[.$E$3])^2" office:value-type="float" office:value="7810781.79377994" calcext:value-type="float">
            <text:p>7810781,79377994</text:p>
          </table:table-cell>
          <table:table-cell table:number-columns-repeated="5"/>
          <table:table-cell office:value-type="float" office:value="11522" calcext:value-type="float">
            <text:p>11522</text:p>
          </table:table-cell>
          <table:table-cell table:formula="of:=([.H169]-[.$L$3])^2" office:value-type="float" office:value="58953.5683631133" calcext:value-type="float">
            <text:p>58953,5683631133</text:p>
          </table:table-cell>
          <table:table-cell table:number-columns-repeated="55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formula="of:=([.A170]-[.$E$3])^2" office:value-type="float" office:value="9411259.35950374" calcext:value-type="float">
            <text:p>9411259,35950374</text:p>
          </table:table-cell>
          <table:table-cell table:number-columns-repeated="5"/>
          <table:table-cell office:value-type="float" office:value="9469" calcext:value-type="float">
            <text:p>9469</text:p>
          </table:table-cell>
          <table:table-cell table:formula="of:=([.H170]-[.$L$3])^2" office:value-type="float" office:value="3276811.15426318" calcext:value-type="float">
            <text:p>3276811,15426318</text:p>
          </table:table-cell>
          <table:table-cell table:number-columns-repeated="55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formula="of:=([.A171]-[.$E$3])^2" office:value-type="float" office:value="9739252.78435121" calcext:value-type="float">
            <text:p>9739252,78435121</text:p>
          </table:table-cell>
          <table:table-cell table:number-columns-repeated="5"/>
          <table:table-cell office:value-type="float" office:value="9845" calcext:value-type="float">
            <text:p>9845</text:p>
          </table:table-cell>
          <table:table-cell table:formula="of:=([.H171]-[.$L$3])^2" office:value-type="float" office:value="2056919.43078611" calcext:value-type="float">
            <text:p>2056919,43078611</text:p>
          </table:table-cell>
          <table:table-cell table:number-columns-repeated="55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([.A172]-[.$E$3])^2" office:value-type="float" office:value="11087418.8181837" calcext:value-type="float">
            <text:p>11087418,8181837</text:p>
          </table:table-cell>
          <table:table-cell table:number-columns-repeated="5"/>
          <table:table-cell office:value-type="float" office:value="12459" calcext:value-type="float">
            <text:p>12459</text:p>
          </table:table-cell>
          <table:table-cell table:formula="of:=([.H172]-[.$L$3])^2" office:value-type="float" office:value="1391936.4383152" calcext:value-type="float">
            <text:p>1391936,4383152</text:p>
          </table:table-cell>
          <table:table-cell table:number-columns-repeated="55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formula="of:=([.A173]-[.$E$3])^2" office:value-type="float" office:value="6409897.77991417" calcext:value-type="float">
            <text:p>6409897,77991417</text:p>
          </table:table-cell>
          <table:table-cell table:number-columns-repeated="5"/>
          <table:table-cell office:value-type="float" office:value="8063" calcext:value-type="float">
            <text:p>8063</text:p>
          </table:table-cell>
          <table:table-cell table:formula="of:=([.H173]-[.$L$3])^2" office:value-type="float" office:value="10343919.5457758" calcext:value-type="float">
            <text:p>10343919,5457758</text:p>
          </table:table-cell>
          <table:table-cell table:number-columns-repeated="55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formula="of:=([.A174]-[.$E$3])^2" office:value-type="float" office:value="9356120.36283152" calcext:value-type="float">
            <text:p>9356120,36283152</text:p>
          </table:table-cell>
          <table:table-cell table:number-columns-repeated="5"/>
          <table:table-cell office:value-type="float" office:value="10480" calcext:value-type="float">
            <text:p>10480</text:p>
          </table:table-cell>
          <table:table-cell table:formula="of:=([.H174]-[.$L$3])^2" office:value-type="float" office:value="638714.950977759" calcext:value-type="float">
            <text:p>638714,950977759</text:p>
          </table:table-cell>
          <table:table-cell table:number-columns-repeated="55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([.A175]-[.$E$3])^2" office:value-type="float" office:value="6089926.24802287" calcext:value-type="float">
            <text:p>6089926,24802287</text:p>
          </table:table-cell>
          <table:table-cell table:number-columns-repeated="5"/>
          <table:table-cell office:value-type="float" office:value="8145" calcext:value-type="float">
            <text:p>8145</text:p>
          </table:table-cell>
          <table:table-cell table:formula="of:=([.H175]-[.$L$3])^2" office:value-type="float" office:value="9823187.32948563" calcext:value-type="float">
            <text:p>9823187,32948563</text:p>
          </table:table-cell>
          <table:table-cell table:number-columns-repeated="55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formula="of:=([.A176]-[.$E$3])^2" office:value-type="float" office:value="10802906.9451943" calcext:value-type="float">
            <text:p>10802906,9451943</text:p>
          </table:table-cell>
          <table:table-cell table:number-columns-repeated="5"/>
          <table:table-cell office:value-type="float" office:value="10025" calcext:value-type="float">
            <text:p>10025</text:p>
          </table:table-cell>
          <table:table-cell table:formula="of:=([.H176]-[.$L$3])^2" office:value-type="float" office:value="1573008.71210028" calcext:value-type="float">
            <text:p>1573008,71210028</text:p>
          </table:table-cell>
          <table:table-cell table:number-columns-repeated="55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formula="of:=([.A177]-[.$E$3])^2" office:value-type="float" office:value="8166892.77048543" calcext:value-type="float">
            <text:p>8166892,77048543</text:p>
          </table:table-cell>
          <table:table-cell table:number-columns-repeated="5"/>
          <table:table-cell office:value-type="float" office:value="11061" calcext:value-type="float">
            <text:p>11061</text:p>
          </table:table-cell>
          <table:table-cell table:formula="of:=([.H177]-[.$L$3])^2" office:value-type="float" office:value="47609.686775159" calcext:value-type="float">
            <text:p>47609,686775159</text:p>
          </table:table-cell>
          <table:table-cell table:number-columns-repeated="55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([.A178]-[.$E$3])^2" office:value-type="float" office:value="10047489.9884555" calcext:value-type="float">
            <text:p>10047489,9884555</text:p>
          </table:table-cell>
          <table:table-cell table:number-columns-repeated="5"/>
          <table:table-cell office:value-type="float" office:value="9379" calcext:value-type="float">
            <text:p>9379</text:p>
          </table:table-cell>
          <table:table-cell table:formula="of:=([.H178]-[.$L$3])^2" office:value-type="float" office:value="3610746.51360609" calcext:value-type="float">
            <text:p>3610746,51360609</text:p>
          </table:table-cell>
          <table:table-cell table:number-columns-repeated="55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formula="of:=([.A179]-[.$E$3])^2" office:value-type="float" office:value="14506786.7521826" calcext:value-type="float">
            <text:p>14506786,7521826</text:p>
          </table:table-cell>
          <table:table-cell table:number-columns-repeated="5"/>
          <table:table-cell office:value-type="float" office:value="8052" calcext:value-type="float">
            <text:p>8052</text:p>
          </table:table-cell>
          <table:table-cell table:formula="of:=([.H179]-[.$L$3])^2" office:value-type="float" office:value="10414796.8674733" calcext:value-type="float">
            <text:p>10414796,8674733</text:p>
          </table:table-cell>
          <table:table-cell table:number-columns-repeated="55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formula="of:=([.A180]-[.$E$3])^2" office:value-type="float" office:value="11770234.8919497" calcext:value-type="float">
            <text:p>11770234,8919497</text:p>
          </table:table-cell>
          <table:table-cell table:number-columns-repeated="5"/>
          <table:table-cell office:value-type="float" office:value="11179" calcext:value-type="float">
            <text:p>11179</text:p>
          </table:table-cell>
          <table:table-cell table:formula="of:=([.H180]-[.$L$3])^2" office:value-type="float" office:value="10039.3267477807" calcext:value-type="float">
            <text:p>10039,3267477807</text:p>
          </table:table-cell>
          <table:table-cell table:number-columns-repeated="55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formula="of:=([.A181]-[.$E$3])^2" office:value-type="float" office:value="6774451.19810607" calcext:value-type="float">
            <text:p>6774451,19810607</text:p>
          </table:table-cell>
          <table:table-cell table:number-columns-repeated="5"/>
          <table:table-cell office:value-type="float" office:value="8939" calcext:value-type="float">
            <text:p>8939</text:p>
          </table:table-cell>
          <table:table-cell table:formula="of:=([.H181]-[.$L$3])^2" office:value-type="float" office:value="5476519.38150479" calcext:value-type="float">
            <text:p>5476519,38150479</text:p>
          </table:table-cell>
          <table:table-cell table:number-columns-repeated="55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formula="of:=([.A182]-[.$E$3])^2" office:value-type="float" office:value="12262446.3101416" calcext:value-type="float">
            <text:p>12262446,3101416</text:p>
          </table:table-cell>
          <table:table-cell table:number-columns-repeated="5"/>
          <table:table-cell office:value-type="float" office:value="8399" calcext:value-type="float">
            <text:p>8399</text:p>
          </table:table-cell>
          <table:table-cell table:formula="of:=([.H182]-[.$L$3])^2" office:value-type="float" office:value="8295531.53756229" calcext:value-type="float">
            <text:p>8295531,53756229</text:p>
          </table:table-cell>
          <table:table-cell table:number-columns-repeated="55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formula="of:=([.A183]-[.$E$3])^2" office:value-type="float" office:value="11267955.8082004" calcext:value-type="float">
            <text:p>11267955,8082004</text:p>
          </table:table-cell>
          <table:table-cell table:number-columns-repeated="5"/>
          <table:table-cell office:value-type="float" office:value="10701" calcext:value-type="float">
            <text:p>10701</text:p>
          </table:table-cell>
          <table:table-cell table:formula="of:=([.H183]-[.$L$3])^2" office:value-type="float" office:value="334311.124146822" calcext:value-type="float">
            <text:p>334311,124146822</text:p>
          </table:table-cell>
          <table:table-cell table:number-columns-repeated="55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([.A184]-[.$E$3])^2" office:value-type="float" office:value="10535072.1825764" calcext:value-type="float">
            <text:p>10535072,1825764</text:p>
          </table:table-cell>
          <table:table-cell table:number-columns-repeated="5"/>
          <table:table-cell office:value-type="float" office:value="9528" calcext:value-type="float">
            <text:p>9528</text:p>
          </table:table-cell>
          <table:table-cell table:formula="of:=([.H184]-[.$L$3])^2" office:value-type="float" office:value="3066688.97424949" calcext:value-type="float">
            <text:p>3066688,97424949</text:p>
          </table:table-cell>
          <table:table-cell table:number-columns-repeated="55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([.A185]-[.$E$3])^2" office:value-type="float" office:value="9764235.00509442" calcext:value-type="float">
            <text:p>9764235,00509442</text:p>
          </table:table-cell>
          <table:table-cell table:number-columns-repeated="5"/>
          <table:table-cell office:value-type="float" office:value="8148" calcext:value-type="float">
            <text:p>8148</text:p>
          </table:table-cell>
          <table:table-cell table:formula="of:=([.H185]-[.$L$3])^2" office:value-type="float" office:value="9804391.15084086" calcext:value-type="float">
            <text:p>9804391,15084086</text:p>
          </table:table-cell>
          <table:table-cell table:number-columns-repeated="55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formula="of:=([.A186]-[.$E$3])^2" office:value-type="float" office:value="12304503.6412564" calcext:value-type="float">
            <text:p>12304503,6412564</text:p>
          </table:table-cell>
          <table:table-cell table:number-columns-repeated="5"/>
          <table:table-cell office:value-type="float" office:value="11234" calcext:value-type="float">
            <text:p>11234</text:p>
          </table:table-cell>
          <table:table-cell table:formula="of:=([.H186]-[.$L$3])^2" office:value-type="float" office:value="2042.71826044336" calcext:value-type="float">
            <text:p>2042,71826044336</text:p>
          </table:table-cell>
          <table:table-cell table:number-columns-repeated="55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([.A187]-[.$E$3])^2" office:value-type="float" office:value="12011614.3234527" calcext:value-type="float">
            <text:p>12011614,3234527</text:p>
          </table:table-cell>
          <table:table-cell table:number-columns-repeated="5"/>
          <table:table-cell office:value-type="float" office:value="10512" calcext:value-type="float">
            <text:p>10512</text:p>
          </table:table-cell>
          <table:table-cell table:formula="of:=([.H187]-[.$L$3])^2" office:value-type="float" office:value="588590.378766945" calcext:value-type="float">
            <text:p>588590,378766945</text:p>
          </table:table-cell>
          <table:table-cell table:number-columns-repeated="55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([.A188]-[.$E$3])^2" office:value-type="float" office:value="12164592.5375403" calcext:value-type="float">
            <text:p>12164592,5375403</text:p>
          </table:table-cell>
          <table:table-cell table:number-columns-repeated="5"/>
          <table:table-cell office:value-type="float" office:value="10845" calcext:value-type="float">
            <text:p>10845</text:p>
          </table:table-cell>
          <table:table-cell table:formula="of:=([.H188]-[.$L$3])^2" office:value-type="float" office:value="188526.549198157" calcext:value-type="float">
            <text:p>188526,549198157</text:p>
          </table:table-cell>
          <table:table-cell table:number-columns-repeated="55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([.A189]-[.$E$3])^2" office:value-type="float" office:value="11107406.4837411" calcext:value-type="float">
            <text:p>11107406,4837411</text:p>
          </table:table-cell>
          <table:table-cell table:number-columns-repeated="5"/>
          <table:table-cell office:value-type="float" office:value="9440" calcext:value-type="float">
            <text:p>9440</text:p>
          </table:table-cell>
          <table:table-cell table:formula="of:=([.H189]-[.$L$3])^2" office:value-type="float" office:value="3382643.54782923" calcext:value-type="float">
            <text:p>3382643,54782923</text:p>
          </table:table-cell>
          <table:table-cell table:number-columns-repeated="55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formula="of:=([.A190]-[.$E$3])^2" office:value-type="float" office:value="9565273.23914877" calcext:value-type="float">
            <text:p>9565273,23914877</text:p>
          </table:table-cell>
          <table:table-cell table:number-columns-repeated="5"/>
          <table:table-cell office:value-type="float" office:value="10750" calcext:value-type="float">
            <text:p>10750</text:p>
          </table:table-cell>
          <table:table-cell table:formula="of:=([.H190]-[.$L$3])^2" office:value-type="float" office:value="280048.872949012" calcext:value-type="float">
            <text:p>280048,872949012</text:p>
          </table:table-cell>
          <table:table-cell table:number-columns-repeated="55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formula="of:=([.A191]-[.$E$3])^2" office:value-type="float" office:value="7016022.73665293" calcext:value-type="float">
            <text:p>7016022,73665293</text:p>
          </table:table-cell>
          <table:table-cell table:number-columns-repeated="5"/>
          <table:table-cell office:value-type="float" office:value="9299" calcext:value-type="float">
            <text:p>9299</text:p>
          </table:table-cell>
          <table:table-cell table:formula="of:=([.H191]-[.$L$3])^2" office:value-type="float" office:value="3921177.94413313" calcext:value-type="float">
            <text:p>3921177,94413313</text:p>
          </table:table-cell>
          <table:table-cell table:number-columns-repeated="55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formula="of:=([.A192]-[.$E$3])^2" office:value-type="float" office:value="9826830.55695243" calcext:value-type="float">
            <text:p>9826830,55695243</text:p>
          </table:table-cell>
          <table:table-cell table:number-columns-repeated="5"/>
          <table:table-cell office:value-type="float" office:value="8361" calcext:value-type="float">
            <text:p>8361</text:p>
          </table:table-cell>
          <table:table-cell table:formula="of:=([.H192]-[.$L$3])^2" office:value-type="float" office:value="8515870.46706263" calcext:value-type="float">
            <text:p>8515870,46706263</text:p>
          </table:table-cell>
          <table:table-cell table:number-columns-repeated="55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formula="of:=([.A193]-[.$E$3])^2" office:value-type="float" office:value="10174681.0921715" calcext:value-type="float">
            <text:p>10174681,0921715</text:p>
          </table:table-cell>
          <table:table-cell table:number-columns-repeated="5"/>
          <table:table-cell office:value-type="float" office:value="12151" calcext:value-type="float">
            <text:p>12151</text:p>
          </table:table-cell>
          <table:table-cell table:formula="of:=([.H193]-[.$L$3])^2" office:value-type="float" office:value="760041.445844292" calcext:value-type="float">
            <text:p>760041,445844292</text:p>
          </table:table-cell>
          <table:table-cell table:number-columns-repeated="55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formula="of:=([.A194]-[.$E$3])^2" office:value-type="float" office:value="10187444.2025431" calcext:value-type="float">
            <text:p>10187444,2025431</text:p>
          </table:table-cell>
          <table:table-cell table:number-columns-repeated="5"/>
          <table:table-cell office:value-type="float" office:value="9453" calcext:value-type="float">
            <text:p>9453</text:p>
          </table:table-cell>
          <table:table-cell table:formula="of:=([.H194]-[.$L$3])^2" office:value-type="float" office:value="3334993.44036859" calcext:value-type="float">
            <text:p>3334993,44036859</text:p>
          </table:table-cell>
          <table:table-cell table:number-columns-repeated="55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([.A195]-[.$E$3])^2" office:value-type="float" office:value="6748448.42217706" calcext:value-type="float">
            <text:p>6748448,42217706</text:p>
          </table:table-cell>
          <table:table-cell table:number-columns-repeated="5"/>
          <table:table-cell office:value-type="float" office:value="9114" calcext:value-type="float">
            <text:p>9114</text:p>
          </table:table-cell>
          <table:table-cell table:formula="of:=([.H195]-[.$L$3])^2" office:value-type="float" office:value="4688075.6272269" calcext:value-type="float">
            <text:p>4688075,6272269</text:p>
          </table:table-cell>
          <table:table-cell table:number-columns-repeated="55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formula="of:=([.A196]-[.$E$3])^2" office:value-type="float" office:value="10888532.1626097" calcext:value-type="float">
            <text:p>10888532,1626097</text:p>
          </table:table-cell>
          <table:table-cell table:number-columns-repeated="5"/>
          <table:table-cell office:value-type="float" office:value="11173" calcext:value-type="float">
            <text:p>11173</text:p>
          </table:table-cell>
          <table:table-cell table:formula="of:=([.H196]-[.$L$3])^2" office:value-type="float" office:value="11277.6840373084" calcext:value-type="float">
            <text:p>11277,6840373084</text:p>
          </table:table-cell>
          <table:table-cell table:number-columns-repeated="55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([.A197]-[.$E$3])^2" office:value-type="float" office:value="16247168.0034305" calcext:value-type="float">
            <text:p>16247168,0034305</text:p>
          </table:table-cell>
          <table:table-cell table:number-columns-repeated="5"/>
          <table:table-cell office:value-type="float" office:value="8362" calcext:value-type="float">
            <text:p>8362</text:p>
          </table:table-cell>
          <table:table-cell table:formula="of:=([.H197]-[.$L$3])^2" office:value-type="float" office:value="8510035.07418104" calcext:value-type="float">
            <text:p>8510035,07418104</text:p>
          </table:table-cell>
          <table:table-cell table:number-columns-repeated="55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([.A198]-[.$E$3])^2" office:value-type="float" office:value="8566027.07830573" calcext:value-type="float">
            <text:p>8566027,07830573</text:p>
          </table:table-cell>
          <table:table-cell table:number-columns-repeated="5"/>
          <table:table-cell office:value-type="float" office:value="8256" calcext:value-type="float">
            <text:p>8256</text:p>
          </table:table-cell>
          <table:table-cell table:formula="of:=([.H198]-[.$L$3])^2" office:value-type="float" office:value="9139716.71962936" calcext:value-type="float">
            <text:p>9139716,71962936</text:p>
          </table:table-cell>
          <table:table-cell table:number-columns-repeated="55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formula="of:=([.A199]-[.$E$3])^2" office:value-type="float" office:value="13651381.4610012" calcext:value-type="float">
            <text:p>13651381,4610012</text:p>
          </table:table-cell>
          <table:table-cell table:number-columns-repeated="5"/>
          <table:table-cell office:value-type="float" office:value="11000" calcext:value-type="float">
            <text:p>11000</text:p>
          </table:table-cell>
          <table:table-cell table:formula="of:=([.H199]-[.$L$3])^2" office:value-type="float" office:value="77950.6525520241" calcext:value-type="float">
            <text:p>77950,6525520241</text:p>
          </table:table-cell>
          <table:table-cell table:number-columns-repeated="55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([.A200]-[.$E$3])^2" office:value-type="float" office:value="11497372.6845176" calcext:value-type="float">
            <text:p>11497372,6845176</text:p>
          </table:table-cell>
          <table:table-cell table:number-columns-repeated="5"/>
          <table:table-cell office:value-type="float" office:value="8118" calcext:value-type="float">
            <text:p>8118</text:p>
          </table:table-cell>
          <table:table-cell table:formula="of:=([.H200]-[.$L$3])^2" office:value-type="float" office:value="9993162.9372885" calcext:value-type="float">
            <text:p>9993162,9372885</text:p>
          </table:table-cell>
          <table:table-cell table:number-columns-repeated="55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([.A201]-[.$E$3])^2" office:value-type="float" office:value="8310406.65013047" calcext:value-type="float">
            <text:p>8310406,65013047</text:p>
          </table:table-cell>
          <table:table-cell table:number-columns-repeated="5"/>
          <table:table-cell office:value-type="float" office:value="8986" calcext:value-type="float">
            <text:p>8986</text:p>
          </table:table-cell>
          <table:table-cell table:formula="of:=([.H201]-[.$L$3])^2" office:value-type="float" office:value="5258749.91607016" calcext:value-type="float">
            <text:p>5258749,91607016</text:p>
          </table:table-cell>
          <table:table-cell table:number-columns-repeated="55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([.A202]-[.$E$3])^2" office:value-type="float" office:value="11585701.901933" calcext:value-type="float">
            <text:p>11585701,901933</text:p>
          </table:table-cell>
          <table:table-cell table:number-columns-repeated="5"/>
          <table:table-cell office:value-type="float" office:value="10759" calcext:value-type="float">
            <text:p>10759</text:p>
          </table:table-cell>
          <table:table-cell table:formula="of:=([.H202]-[.$L$3])^2" office:value-type="float" office:value="270604.33701472" calcext:value-type="float">
            <text:p>270604,33701472</text:p>
          </table:table-cell>
          <table:table-cell table:number-columns-repeated="55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formula="of:=([.A203]-[.$E$3])^2" office:value-type="float" office:value="9082855.37947046" calcext:value-type="float">
            <text:p>9082855,37947046</text:p>
          </table:table-cell>
          <table:table-cell table:number-columns-repeated="5"/>
          <table:table-cell office:value-type="float" office:value="9304" calcext:value-type="float">
            <text:p>9304</text:p>
          </table:table-cell>
          <table:table-cell table:formula="of:=([.H203]-[.$L$3])^2" office:value-type="float" office:value="3901400.97972519" calcext:value-type="float">
            <text:p>3901400,97972519</text:p>
          </table:table-cell>
          <table:table-cell table:number-columns-repeated="55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formula="of:=([.A204]-[.$E$3])^2" office:value-type="float" office:value="11080760.2629979" calcext:value-type="float">
            <text:p>11080760,2629979</text:p>
          </table:table-cell>
          <table:table-cell table:number-columns-repeated="5"/>
          <table:table-cell office:value-type="float" office:value="8471" calcext:value-type="float">
            <text:p>8471</text:p>
          </table:table-cell>
          <table:table-cell table:formula="of:=([.H204]-[.$L$3])^2" office:value-type="float" office:value="7885967.25008795" calcext:value-type="float">
            <text:p>7885967,25008795</text:p>
          </table:table-cell>
          <table:table-cell table:number-columns-repeated="55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([.A205]-[.$E$3])^2" office:value-type="float" office:value="11956225.8819663" calcext:value-type="float">
            <text:p>11956225,8819663</text:p>
          </table:table-cell>
          <table:table-cell table:number-columns-repeated="5"/>
          <table:table-cell office:value-type="float" office:value="11200" calcext:value-type="float">
            <text:p>11200</text:p>
          </table:table-cell>
          <table:table-cell table:formula="of:=([.H205]-[.$L$3])^2" office:value-type="float" office:value="6272.07623443372" calcext:value-type="float">
            <text:p>6272,07623443372</text:p>
          </table:table-cell>
          <table:table-cell table:number-columns-repeated="55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([.A206]-[.$E$3])^2" office:value-type="float" office:value="8293118.98457307" calcext:value-type="float">
            <text:p>8293118,98457307</text:p>
          </table:table-cell>
          <table:table-cell table:number-columns-repeated="5"/>
          <table:table-cell office:value-type="float" office:value="11094" calcext:value-type="float">
            <text:p>11094</text:p>
          </table:table-cell>
          <table:table-cell table:formula="of:=([.H206]-[.$L$3])^2" office:value-type="float" office:value="34297.7216827566" calcext:value-type="float">
            <text:p>34297,7216827566</text:p>
          </table:table-cell>
          <table:table-cell table:number-columns-repeated="55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formula="of:=([.A207]-[.$E$3])^2" office:value-type="float" office:value="10789763.8348227" calcext:value-type="float">
            <text:p>10789763,8348227</text:p>
          </table:table-cell>
          <table:table-cell table:number-columns-repeated="5"/>
          <table:table-cell office:value-type="float" office:value="8312" calcext:value-type="float">
            <text:p>8312</text:p>
          </table:table-cell>
          <table:table-cell table:formula="of:=([.H207]-[.$L$3])^2" office:value-type="float" office:value="8804254.71826044" calcext:value-type="float">
            <text:p>8804254,71826044</text:p>
          </table:table-cell>
          <table:table-cell table:number-columns-repeated="55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([.A208]-[.$E$3])^2" office:value-type="float" office:value="10022147.7677123" calcext:value-type="float">
            <text:p>10022147,7677123</text:p>
          </table:table-cell>
          <table:table-cell table:number-columns-repeated="5"/>
          <table:table-cell office:value-type="float" office:value="11207" calcext:value-type="float">
            <text:p>11207</text:p>
          </table:table-cell>
          <table:table-cell table:formula="of:=([.H208]-[.$L$3])^2" office:value-type="float" office:value="5212.32606331806" calcext:value-type="float">
            <text:p>5212,32606331806</text:p>
          </table:table-cell>
          <table:table-cell table:number-columns-repeated="55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([.A209]-[.$E$3])^2" office:value-type="float" office:value="12269450.8653274" calcext:value-type="float">
            <text:p>12269450,8653274</text:p>
          </table:table-cell>
          <table:table-cell table:number-columns-repeated="5"/>
          <table:table-cell office:value-type="float" office:value="8884" calcext:value-type="float">
            <text:p>8884</text:p>
          </table:table-cell>
          <table:table-cell table:formula="of:=([.H209]-[.$L$3])^2" office:value-type="float" office:value="5736965.98999213" calcext:value-type="float">
            <text:p>5736965,98999213</text:p>
          </table:table-cell>
          <table:table-cell table:number-columns-repeated="55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formula="of:=([.A210]-[.$E$3])^2" office:value-type="float" office:value="11167477.4804133" calcext:value-type="float">
            <text:p>11167477,4804133</text:p>
          </table:table-cell>
          <table:table-cell table:number-columns-repeated="5"/>
          <table:table-cell office:value-type="float" office:value="8310" calcext:value-type="float">
            <text:p>8310</text:p>
          </table:table-cell>
          <table:table-cell table:formula="of:=([.H210]-[.$L$3])^2" office:value-type="float" office:value="8816127.50402361" calcext:value-type="float">
            <text:p>8816127,50402361</text:p>
          </table:table-cell>
          <table:table-cell table:number-columns-repeated="55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([.A211]-[.$E$3])^2" office:value-type="float" office:value="9621024.23582099" calcext:value-type="float">
            <text:p>9621024,23582099</text:p>
          </table:table-cell>
          <table:table-cell table:number-columns-repeated="5"/>
          <table:table-cell office:value-type="float" office:value="13596" calcext:value-type="float">
            <text:p>13596</text:p>
          </table:table-cell>
          <table:table-cell table:formula="of:=([.H211]-[.$L$3])^2" office:value-type="float" office:value="5367578.7319497" calcext:value-type="float">
            <text:p>5367578,7319497</text:p>
          </table:table-cell>
          <table:table-cell table:number-columns-repeated="55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([.A212]-[.$E$3])^2" office:value-type="float" office:value="9877050.99843885" calcext:value-type="float">
            <text:p>9877050,99843885</text:p>
          </table:table-cell>
          <table:table-cell table:number-columns-repeated="5"/>
          <table:table-cell office:value-type="float" office:value="9691" calcext:value-type="float">
            <text:p>9691</text:p>
          </table:table-cell>
          <table:table-cell table:formula="of:=([.H212]-[.$L$3])^2" office:value-type="float" office:value="2522367.93455065" calcext:value-type="float">
            <text:p>2522367,93455065</text:p>
          </table:table-cell>
          <table:table-cell table:number-columns-repeated="55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formula="of:=([.A213]-[.$E$3])^2" office:value-type="float" office:value="9040711.49316985" calcext:value-type="float">
            <text:p>9040711,49316985</text:p>
          </table:table-cell>
          <table:table-cell table:number-columns-repeated="5"/>
          <table:table-cell office:value-type="float" office:value="12011" calcext:value-type="float">
            <text:p>12011</text:p>
          </table:table-cell>
          <table:table-cell table:formula="of:=([.H213]-[.$L$3])^2" office:value-type="float" office:value="535536.449266605" calcext:value-type="float">
            <text:p>535536,449266605</text:p>
          </table:table-cell>
          <table:table-cell table:number-columns-repeated="55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formula="of:=([.A214]-[.$E$3])^2" office:value-type="float" office:value="8671715.07165016" calcext:value-type="float">
            <text:p>8671715,07165016</text:p>
          </table:table-cell>
          <table:table-cell table:number-columns-repeated="5"/>
          <table:table-cell office:value-type="float" office:value="8265" calcext:value-type="float">
            <text:p>8265</text:p>
          </table:table-cell>
          <table:table-cell table:formula="of:=([.H214]-[.$L$3])^2" office:value-type="float" office:value="9085380.18369507" calcext:value-type="float">
            <text:p>9085380,18369507</text:p>
          </table:table-cell>
          <table:table-cell table:number-columns-repeated="55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formula="of:=([.A215]-[.$E$3])^2" office:value-type="float" office:value="12325559.3068138" calcext:value-type="float">
            <text:p>12325559,3068138</text:p>
          </table:table-cell>
          <table:table-cell table:number-columns-repeated="5"/>
          <table:table-cell office:value-type="float" office:value="13321" calcext:value-type="float">
            <text:p>13321</text:p>
          </table:table-cell>
          <table:table-cell table:formula="of:=([.H215]-[.$L$3])^2" office:value-type="float" office:value="4168961.77438639" calcext:value-type="float">
            <text:p>4168961,77438639</text:p>
          </table:table-cell>
          <table:table-cell table:number-columns-repeated="55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([.A216]-[.$E$3])^2" office:value-type="float" office:value="10309092.7510733" calcext:value-type="float">
            <text:p>10309092,7510733</text:p>
          </table:table-cell>
          <table:table-cell table:number-columns-repeated="5"/>
          <table:table-cell office:value-type="float" office:value="9967" calcext:value-type="float">
            <text:p>9967</text:p>
          </table:table-cell>
          <table:table-cell table:formula="of:=([.H216]-[.$L$3])^2" office:value-type="float" office:value="1721859.49923238" calcext:value-type="float">
            <text:p>1721859,49923238</text:p>
          </table:table-cell>
          <table:table-cell table:number-columns-repeated="55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([.A217]-[.$E$3])^2" office:value-type="float" office:value="11389123.8015448" calcext:value-type="float">
            <text:p>11389123,8015448</text:p>
          </table:table-cell>
          <table:table-cell table:number-columns-repeated="5"/>
          <table:table-cell office:value-type="float" office:value="8066" calcext:value-type="float">
            <text:p>8066</text:p>
          </table:table-cell>
          <table:table-cell table:formula="of:=([.H217]-[.$L$3])^2" office:value-type="float" office:value="10324631.3671311" calcext:value-type="float">
            <text:p>10324631,3671311</text:p>
          </table:table-cell>
          <table:table-cell table:number-columns-repeated="55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([.A218]-[.$E$3])^2" office:value-type="float" office:value="13896325.7821327" calcext:value-type="float">
            <text:p>13896325,7821327</text:p>
          </table:table-cell>
          <table:table-cell table:number-columns-repeated="5"/>
          <table:table-cell office:value-type="float" office:value="10382" calcext:value-type="float">
            <text:p>10382</text:p>
          </table:table-cell>
          <table:table-cell table:formula="of:=([.H218]-[.$L$3])^2" office:value-type="float" office:value="804961.453373378" calcext:value-type="float">
            <text:p>804961,453373378</text:p>
          </table:table-cell>
          <table:table-cell table:number-columns-repeated="55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formula="of:=([.A219]-[.$E$3])^2" office:value-type="float" office:value="5739750.27464517" calcext:value-type="float">
            <text:p>5739750,27464517</text:p>
          </table:table-cell>
          <table:table-cell table:number-columns-repeated="5"/>
          <table:table-cell office:value-type="float" office:value="10194" calcext:value-type="float">
            <text:p>10194</text:p>
          </table:table-cell>
          <table:table-cell table:formula="of:=([.H219]-[.$L$3])^2" office:value-type="float" office:value="1177651.31511191" calcext:value-type="float">
            <text:p>1177651,31511191</text:p>
          </table:table-cell>
          <table:table-cell table:number-columns-repeated="55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([.A220]-[.$E$3])^2" office:value-type="float" office:value="7838754.56970895" calcext:value-type="float">
            <text:p>7838754,56970895</text:p>
          </table:table-cell>
          <table:table-cell table:number-columns-repeated="5"/>
          <table:table-cell office:value-type="float" office:value="8072" calcext:value-type="float">
            <text:p>8072</text:p>
          </table:table-cell>
          <table:table-cell table:formula="of:=([.H220]-[.$L$3])^2" office:value-type="float" office:value="10286109.0098415" calcext:value-type="float">
            <text:p>10286109,0098415</text:p>
          </table:table-cell>
          <table:table-cell table:number-columns-repeated="55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formula="of:=([.A221]-[.$E$3])^2" office:value-type="float" office:value="5725384.60908777" calcext:value-type="float">
            <text:p>5725384,60908777</text:p>
          </table:table-cell>
          <table:table-cell table:number-columns-repeated="5"/>
          <table:table-cell office:value-type="float" office:value="10668" calcext:value-type="float">
            <text:p>10668</text:p>
          </table:table-cell>
          <table:table-cell table:formula="of:=([.H221]-[.$L$3])^2" office:value-type="float" office:value="373561.089239224" calcext:value-type="float">
            <text:p>373561,089239224</text:p>
          </table:table-cell>
          <table:table-cell table:number-columns-repeated="55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formula="of:=([.A222]-[.$E$3])^2" office:value-type="float" office:value="10855559.3866807" calcext:value-type="float">
            <text:p>10855559,3866807</text:p>
          </table:table-cell>
          <table:table-cell table:number-columns-repeated="5"/>
          <table:table-cell office:value-type="float" office:value="11377" calcext:value-type="float">
            <text:p>11377</text:p>
          </table:table-cell>
          <table:table-cell table:formula="of:=([.H222]-[.$L$3])^2" office:value-type="float" office:value="9565.53619336627" calcext:value-type="float">
            <text:p>9565,53619336627</text:p>
          </table:table-cell>
          <table:table-cell table:number-columns-repeated="55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formula="of:=([.A223]-[.$E$3])^2" office:value-type="float" office:value="11020923.2663257" calcext:value-type="float">
            <text:p>11020923,2663257</text:p>
          </table:table-cell>
          <table:table-cell table:number-columns-repeated="5"/>
          <table:table-cell office:value-type="float" office:value="8084" calcext:value-type="float">
            <text:p>8084</text:p>
          </table:table-cell>
          <table:table-cell table:formula="of:=([.H223]-[.$L$3])^2" office:value-type="float" office:value="10209280.2952625" calcext:value-type="float">
            <text:p>10209280,2952625</text:p>
          </table:table-cell>
          <table:table-cell table:number-columns-repeated="55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formula="of:=([.A224]-[.$E$3])^2" office:value-type="float" office:value="6114629.02395188" calcext:value-type="float">
            <text:p>6114629,02395188</text:p>
          </table:table-cell>
          <table:table-cell table:number-columns-repeated="5"/>
          <table:table-cell office:value-type="float" office:value="11002" calcext:value-type="float">
            <text:p>11002</text:p>
          </table:table-cell>
          <table:table-cell table:formula="of:=([.H224]-[.$L$3])^2" office:value-type="float" office:value="76837.8667888482" calcext:value-type="float">
            <text:p>76837,8667888482</text:p>
          </table:table-cell>
          <table:table-cell table:number-columns-repeated="55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([.A225]-[.$E$3])^2" office:value-type="float" office:value="10264190.8647727" calcext:value-type="float">
            <text:p>10264190,8647727</text:p>
          </table:table-cell>
          <table:table-cell table:number-columns-repeated="5"/>
          <table:table-cell office:value-type="float" office:value="9688" calcext:value-type="float">
            <text:p>9688</text:p>
          </table:table-cell>
          <table:table-cell table:formula="of:=([.H225]-[.$L$3])^2" office:value-type="float" office:value="2531906.11319542" calcext:value-type="float">
            <text:p>2531906,11319542</text:p>
          </table:table-cell>
          <table:table-cell table:number-columns-repeated="55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formula="of:=([.A226]-[.$E$3])^2" office:value-type="float" office:value="11921673.1060373" calcext:value-type="float">
            <text:p>11921673,1060373</text:p>
          </table:table-cell>
          <table:table-cell table:number-columns-repeated="5"/>
          <table:table-cell office:value-type="float" office:value="12666" calcext:value-type="float">
            <text:p>12666</text:p>
          </table:table-cell>
          <table:table-cell table:formula="of:=([.H226]-[.$L$3])^2" office:value-type="float" office:value="1923224.1118265" calcext:value-type="float">
            <text:p>1923224,1118265</text:p>
          </table:table-cell>
          <table:table-cell table:number-columns-repeated="55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formula="of:=([.A227]-[.$E$3])^2" office:value-type="float" office:value="11976981.5475237" calcext:value-type="float">
            <text:p>11976981,5475237</text:p>
          </table:table-cell>
          <table:table-cell table:number-columns-repeated="5"/>
          <table:table-cell office:value-type="float" office:value="11340" calcext:value-type="float">
            <text:p>11340</text:p>
          </table:table-cell>
          <table:table-cell table:formula="of:=([.H227]-[.$L$3])^2" office:value-type="float" office:value="3697.07281212048" calcext:value-type="float">
            <text:p>3697,07281212048</text:p>
          </table:table-cell>
          <table:table-cell table:number-columns-repeated="55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([.A228]-[.$E$3])^2" office:value-type="float" office:value="11314999.694501" calcext:value-type="float">
            <text:p>11314999,694501</text:p>
          </table:table-cell>
          <table:table-cell table:number-columns-repeated="5"/>
          <table:table-cell office:value-type="float" office:value="8264" calcext:value-type="float">
            <text:p>8264</text:p>
          </table:table-cell>
          <table:table-cell table:formula="of:=([.H228]-[.$L$3])^2" office:value-type="float" office:value="9091409.57657666" calcext:value-type="float">
            <text:p>9091409,57657666</text:p>
          </table:table-cell>
          <table:table-cell table:number-columns-repeated="55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([.A229]-[.$E$3])^2" office:value-type="float" office:value="10724168.2829646" calcext:value-type="float">
            <text:p>10724168,2829646</text:p>
          </table:table-cell>
          <table:table-cell table:number-columns-repeated="5"/>
          <table:table-cell office:value-type="float" office:value="12242" calcext:value-type="float">
            <text:p>12242</text:p>
          </table:table-cell>
          <table:table-cell table:formula="of:=([.H229]-[.$L$3])^2" office:value-type="float" office:value="926990.693619788" calcext:value-type="float">
            <text:p>926990,693619788</text:p>
          </table:table-cell>
          <table:table-cell table:number-columns-repeated="55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([.A230]-[.$E$3])^2" office:value-type="float" office:value="10060173.0988271" calcext:value-type="float">
            <text:p>10060173,0988271</text:p>
          </table:table-cell>
          <table:table-cell table:number-columns-repeated="5"/>
          <table:table-cell office:value-type="float" office:value="9632" calcext:value-type="float">
            <text:p>9632</text:p>
          </table:table-cell>
          <table:table-cell table:formula="of:=([.H230]-[.$L$3])^2" office:value-type="float" office:value="2713256.11456434" calcext:value-type="float">
            <text:p>2713256,11456434</text:p>
          </table:table-cell>
          <table:table-cell table:number-columns-repeated="55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([.A231]-[.$E$3])^2" office:value-type="float" office:value="10704528.6174072" calcext:value-type="float">
            <text:p>10704528,6174072</text:p>
          </table:table-cell>
          <table:table-cell table:number-columns-repeated="5"/>
          <table:table-cell office:value-type="float" office:value="12471" calcext:value-type="float">
            <text:p>12471</text:p>
          </table:table-cell>
          <table:table-cell table:formula="of:=([.H231]-[.$L$3])^2" office:value-type="float" office:value="1420395.72373615" calcext:value-type="float">
            <text:p>1420395,72373615</text:p>
          </table:table-cell>
          <table:table-cell table:number-columns-repeated="55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([.A232]-[.$E$3])^2" office:value-type="float" office:value="6384605.00398516" calcext:value-type="float">
            <text:p>6384605,00398516</text:p>
          </table:table-cell>
          <table:table-cell table:number-columns-repeated="5"/>
          <table:table-cell office:value-type="float" office:value="8713" calcext:value-type="float">
            <text:p>8713</text:p>
          </table:table-cell>
          <table:table-cell table:formula="of:=([.H232]-[.$L$3])^2" office:value-type="float" office:value="6585364.17274367" calcext:value-type="float">
            <text:p>6585364,17274367</text:p>
          </table:table-cell>
          <table:table-cell table:number-columns-repeated="55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([.A233]-[.$E$3])^2" office:value-type="float" office:value="14445910.3106962" calcext:value-type="float">
            <text:p>14445910,3106962</text:p>
          </table:table-cell>
          <table:table-cell table:number-columns-repeated="5"/>
          <table:table-cell office:value-type="float" office:value="8372" calcext:value-type="float">
            <text:p>8372</text:p>
          </table:table-cell>
          <table:table-cell table:formula="of:=([.H233]-[.$L$3])^2" office:value-type="float" office:value="8451791.14536516" calcext:value-type="float">
            <text:p>8451791,14536516</text:p>
          </table:table-cell>
          <table:table-cell table:number-columns-repeated="55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([.A234]-[.$E$3])^2" office:value-type="float" office:value="11825191.3334361" calcext:value-type="float">
            <text:p>11825191,3334361</text:p>
          </table:table-cell>
          <table:table-cell table:number-columns-repeated="5"/>
          <table:table-cell office:value-type="float" office:value="8104" calcext:value-type="float">
            <text:p>8104</text:p>
          </table:table-cell>
          <table:table-cell table:formula="of:=([.H234]-[.$L$3])^2" office:value-type="float" office:value="10081872.4376307" calcext:value-type="float">
            <text:p>10081872,4376307</text:p>
          </table:table-cell>
          <table:table-cell table:number-columns-repeated="55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formula="of:=([.A235]-[.$E$3])^2" office:value-type="float" office:value="11832069.8886219" calcext:value-type="float">
            <text:p>11832069,8886219</text:p>
          </table:table-cell>
          <table:table-cell table:number-columns-repeated="5"/>
          <table:table-cell office:value-type="float" office:value="11404" calcext:value-type="float">
            <text:p>11404</text:p>
          </table:table-cell>
          <table:table-cell table:formula="of:=([.H235]-[.$L$3])^2" office:value-type="float" office:value="15575.9283904916" calcext:value-type="float">
            <text:p>15575,9283904916</text:p>
          </table:table-cell>
          <table:table-cell table:number-columns-repeated="55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([.A236]-[.$E$3])^2" office:value-type="float" office:value="11261243.2530146" calcext:value-type="float">
            <text:p>11261243,2530146</text:p>
          </table:table-cell>
          <table:table-cell table:number-columns-repeated="5"/>
          <table:table-cell office:value-type="float" office:value="8802" calcext:value-type="float">
            <text:p>8802</text:p>
          </table:table-cell>
          <table:table-cell table:formula="of:=([.H236]-[.$L$3])^2" office:value-type="float" office:value="6136502.20628234" calcext:value-type="float">
            <text:p>6136502,20628234</text:p>
          </table:table-cell>
          <table:table-cell table:number-columns-repeated="55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([.A237]-[.$E$3])^2" office:value-type="float" office:value="11859604.1093651" calcext:value-type="float">
            <text:p>11859604,1093651</text:p>
          </table:table-cell>
          <table:table-cell table:number-columns-repeated="5"/>
          <table:table-cell office:value-type="float" office:value="11424" calcext:value-type="float">
            <text:p>11424</text:p>
          </table:table-cell>
          <table:table-cell table:formula="of:=([.H237]-[.$L$3])^2" office:value-type="float" office:value="20968.0707587325" calcext:value-type="float">
            <text:p>20968,0707587325</text:p>
          </table:table-cell>
          <table:table-cell table:number-columns-repeated="55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formula="of:=([.A238]-[.$E$3])^2" office:value-type="float" office:value="4825831.79267068" calcext:value-type="float">
            <text:p>4825831,79267068</text:p>
          </table:table-cell>
          <table:table-cell table:number-columns-repeated="5"/>
          <table:table-cell office:value-type="float" office:value="11245" calcext:value-type="float">
            <text:p>11245</text:p>
          </table:table-cell>
          <table:table-cell table:formula="of:=([.H238]-[.$L$3])^2" office:value-type="float" office:value="1169.3965629759" calcext:value-type="float">
            <text:p>1169,3965629759</text:p>
          </table:table-cell>
          <table:table-cell table:number-columns-repeated="55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formula="of:=([.A239]-[.$E$3])^2" office:value-type="float" office:value="14294279.2069802" calcext:value-type="float">
            <text:p>14294279,2069802</text:p>
          </table:table-cell>
          <table:table-cell table:number-columns-repeated="5"/>
          <table:table-cell office:value-type="float" office:value="8308" calcext:value-type="float">
            <text:p>8308</text:p>
          </table:table-cell>
          <table:table-cell table:formula="of:=([.H239]-[.$L$3])^2" office:value-type="float" office:value="8828008.28978679" calcext:value-type="float">
            <text:p>8828008,28978679</text:p>
          </table:table-cell>
          <table:table-cell table:number-columns-repeated="55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formula="of:=([.A240]-[.$E$3])^2" office:value-type="float" office:value="11007648.1559541" calcext:value-type="float">
            <text:p>11007648,1559541</text:p>
          </table:table-cell>
          <table:table-cell table:number-columns-repeated="5"/>
          <table:table-cell office:value-type="float" office:value="11338" calcext:value-type="float">
            <text:p>11338</text:p>
          </table:table-cell>
          <table:table-cell table:formula="of:=([.H240]-[.$L$3])^2" office:value-type="float" office:value="3457.85857529639" calcext:value-type="float">
            <text:p>3457,85857529639</text:p>
          </table:table-cell>
          <table:table-cell table:number-columns-repeated="55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formula="of:=([.A241]-[.$E$3])^2" office:value-type="float" office:value="10600087.7344344" calcext:value-type="float">
            <text:p>10600087,7344344</text:p>
          </table:table-cell>
          <table:table-cell table:number-columns-repeated="5"/>
          <table:table-cell office:value-type="float" office:value="9286" calcext:value-type="float">
            <text:p>9286</text:p>
          </table:table-cell>
          <table:table-cell table:formula="of:=([.H241]-[.$L$3])^2" office:value-type="float" office:value="3972832.05159377" calcext:value-type="float">
            <text:p>3972832,05159377</text:p>
          </table:table-cell>
          <table:table-cell table:number-columns-repeated="55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([.A242]-[.$E$3])^2" office:value-type="float" office:value="12886503.1664921" calcext:value-type="float">
            <text:p>12886503,1664921</text:p>
          </table:table-cell>
          <table:table-cell table:number-columns-repeated="5"/>
          <table:table-cell office:value-type="float" office:value="14174" calcext:value-type="float">
            <text:p>14174</text:p>
          </table:table-cell>
          <table:table-cell table:formula="of:=([.H242]-[.$L$3])^2" office:value-type="float" office:value="8379887.64639187" calcext:value-type="float">
            <text:p>8379887,64639187</text:p>
          </table:table-cell>
          <table:table-cell table:number-columns-repeated="55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formula="of:=([.A243]-[.$E$3])^2" office:value-type="float" office:value="15482474.7055936" calcext:value-type="float">
            <text:p>15482474,7055936</text:p>
          </table:table-cell>
          <table:table-cell table:number-columns-repeated="5"/>
          <table:table-cell office:value-type="float" office:value="9173" calcext:value-type="float">
            <text:p>9173</text:p>
          </table:table-cell>
          <table:table-cell table:formula="of:=([.H243]-[.$L$3])^2" office:value-type="float" office:value="4436063.44721321" calcext:value-type="float">
            <text:p>4436063,44721321</text:p>
          </table:table-cell>
          <table:table-cell table:number-columns-repeated="55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([.A244]-[.$E$3])^2" office:value-type="float" office:value="11825191.3334361" calcext:value-type="float">
            <text:p>11825191,3334361</text:p>
          </table:table-cell>
          <table:table-cell table:number-columns-repeated="5"/>
          <table:table-cell office:value-type="float" office:value="9144" calcext:value-type="float">
            <text:p>9144</text:p>
          </table:table-cell>
          <table:table-cell table:formula="of:=([.H244]-[.$L$3])^2" office:value-type="float" office:value="4559063.84077926" calcext:value-type="float">
            <text:p>4559063,84077926</text:p>
          </table:table-cell>
          <table:table-cell table:number-columns-repeated="55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([.A245]-[.$E$3])^2" office:value-type="float" office:value="10509121.9618332" calcext:value-type="float">
            <text:p>10509121,9618332</text:p>
          </table:table-cell>
          <table:table-cell table:number-columns-repeated="5"/>
          <table:table-cell office:value-type="float" office:value="17903" calcext:value-type="float">
            <text:p>17903</text:p>
          </table:table-cell>
          <table:table-cell table:formula="of:=([.H245]-[.$L$3])^2" office:value-type="float" office:value="43874773.5909504" calcext:value-type="float">
            <text:p>43874773,5909504</text:p>
          </table:table-cell>
          <table:table-cell table:number-columns-repeated="55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formula="of:=([.A246]-[.$E$3])^2" office:value-type="float" office:value="5229351.75939281" calcext:value-type="float">
            <text:p>5229351,75939281</text:p>
          </table:table-cell>
          <table:table-cell table:number-columns-repeated="5"/>
          <table:table-cell office:value-type="float" office:value="12608" calcext:value-type="float">
            <text:p>12608</text:p>
          </table:table-cell>
          <table:table-cell table:formula="of:=([.H246]-[.$L$3])^2" office:value-type="float" office:value="1765718.8989586" calcext:value-type="float">
            <text:p>1765718,8989586</text:p>
          </table:table-cell>
          <table:table-cell table:number-columns-repeated="55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formula="of:=([.A247]-[.$E$3])^2" office:value-type="float" office:value="5192827.3179064" calcext:value-type="float">
            <text:p>5192827,3179064</text:p>
          </table:table-cell>
          <table:table-cell table:number-columns-repeated="5"/>
          <table:table-cell office:value-type="float" office:value="8629" calcext:value-type="float">
            <text:p>8629</text:p>
          </table:table-cell>
          <table:table-cell table:formula="of:=([.H247]-[.$L$3])^2" office:value-type="float" office:value="7023541.17479706" calcext:value-type="float">
            <text:p>7023541,17479706</text:p>
          </table:table-cell>
          <table:table-cell table:number-columns-repeated="55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formula="of:=([.A248]-[.$E$3])^2" office:value-type="float" office:value="4760153.46488366" calcext:value-type="float">
            <text:p>4760153,46488366</text:p>
          </table:table-cell>
          <table:table-cell table:number-columns-repeated="5"/>
          <table:table-cell office:value-type="float" office:value="11105" calcext:value-type="float">
            <text:p>11105</text:p>
          </table:table-cell>
          <table:table-cell table:formula="of:=([.H248]-[.$L$3])^2" office:value-type="float" office:value="30344.3999852891" calcext:value-type="float">
            <text:p>30344,3999852891</text:p>
          </table:table-cell>
          <table:table-cell table:number-columns-repeated="55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([.A249]-[.$E$3])^2" office:value-type="float" office:value="9577648.34952038" calcext:value-type="float">
            <text:p>9577648,34952038</text:p>
          </table:table-cell>
          <table:table-cell table:number-columns-repeated="5"/>
          <table:table-cell office:value-type="float" office:value="8392" calcext:value-type="float">
            <text:p>8392</text:p>
          </table:table-cell>
          <table:table-cell table:formula="of:=([.H249]-[.$L$3])^2" office:value-type="float" office:value="8335903.2877334" calcext:value-type="float">
            <text:p>8335903,2877334</text:p>
          </table:table-cell>
          <table:table-cell table:number-columns-repeated="55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formula="of:=([.A250]-[.$E$3])^2" office:value-type="float" office:value="9933701.99511106" calcext:value-type="float">
            <text:p>9933701,99511106</text:p>
          </table:table-cell>
          <table:table-cell table:number-columns-repeated="5"/>
          <table:table-cell office:value-type="float" office:value="10855" calcext:value-type="float">
            <text:p>10855</text:p>
          </table:table-cell>
          <table:table-cell table:formula="of:=([.H250]-[.$L$3])^2" office:value-type="float" office:value="179942.620382277" calcext:value-type="float">
            <text:p>179942,620382277</text:p>
          </table:table-cell>
          <table:table-cell table:number-columns-repeated="55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formula="of:=([.A251]-[.$E$3])^2" office:value-type="float" office:value="9509684.24247656" calcext:value-type="float">
            <text:p>9509684,24247656</text:p>
          </table:table-cell>
          <table:table-cell table:number-columns-repeated="5"/>
          <table:table-cell office:value-type="float" office:value="12092" calcext:value-type="float">
            <text:p>12092</text:p>
          </table:table-cell>
          <table:table-cell table:formula="of:=([.H251]-[.$L$3])^2" office:value-type="float" office:value="660649.625857981" calcext:value-type="float">
            <text:p>660649,625857981</text:p>
          </table:table-cell>
          <table:table-cell table:number-columns-repeated="55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([.A252]-[.$E$3])^2" office:value-type="float" office:value="9695610.89805061" calcext:value-type="float">
            <text:p>9695610,89805061</text:p>
          </table:table-cell>
          <table:table-cell table:number-columns-repeated="5"/>
          <table:table-cell office:value-type="float" office:value="8833" calcext:value-type="float">
            <text:p>8833</text:p>
          </table:table-cell>
          <table:table-cell table:formula="of:=([.H252]-[.$L$3])^2" office:value-type="float" office:value="5983877.02695312" calcext:value-type="float">
            <text:p>5983877,02695312</text:p>
          </table:table-cell>
          <table:table-cell table:number-columns-repeated="55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([.A253]-[.$E$3])^2" office:value-type="float" office:value="11147435.8148559" calcext:value-type="float">
            <text:p>11147435,8148559</text:p>
          </table:table-cell>
          <table:table-cell table:number-columns-repeated="5"/>
          <table:table-cell office:value-type="float" office:value="12416" calcext:value-type="float">
            <text:p>12416</text:p>
          </table:table-cell>
          <table:table-cell table:formula="of:=([.H253]-[.$L$3])^2" office:value-type="float" office:value="1292322.33222348" calcext:value-type="float">
            <text:p>1292322,33222348</text:p>
          </table:table-cell>
          <table:table-cell table:number-columns-repeated="55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formula="of:=([.A254]-[.$E$3])^2" office:value-type="float" office:value="8754364.84425138" calcext:value-type="float">
            <text:p>8754364,84425138</text:p>
          </table:table-cell>
          <table:table-cell table:number-columns-repeated="5"/>
          <table:table-cell office:value-type="float" office:value="8167" calcext:value-type="float">
            <text:p>8167</text:p>
          </table:table-cell>
          <table:table-cell table:formula="of:=([.H254]-[.$L$3])^2" office:value-type="float" office:value="9685766.68609069" calcext:value-type="float">
            <text:p>9685766,68609069</text:p>
          </table:table-cell>
          <table:table-cell table:number-columns-repeated="55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([.A255]-[.$E$3])^2" office:value-type="float" office:value="11348662.47043" calcext:value-type="float">
            <text:p>11348662,47043</text:p>
          </table:table-cell>
          <table:table-cell table:number-columns-repeated="5"/>
          <table:table-cell office:value-type="float" office:value="12371" calcext:value-type="float">
            <text:p>12371</text:p>
          </table:table-cell>
          <table:table-cell table:formula="of:=([.H255]-[.$L$3])^2" office:value-type="float" office:value="1192035.01189494" calcext:value-type="float">
            <text:p>1192035,01189494</text:p>
          </table:table-cell>
          <table:table-cell table:number-columns-repeated="55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formula="of:=([.A256]-[.$E$3])^2" office:value-type="float" office:value="10684906.9518498" calcext:value-type="float">
            <text:p>10684906,9518498</text:p>
          </table:table-cell>
          <table:table-cell table:number-columns-repeated="5"/>
          <table:table-cell office:value-type="float" office:value="8564" calcext:value-type="float">
            <text:p>8564</text:p>
          </table:table-cell>
          <table:table-cell table:formula="of:=([.H256]-[.$L$3])^2" office:value-type="float" office:value="7372291.71210027" calcext:value-type="float">
            <text:p>7372291,71210027</text:p>
          </table:table-cell>
          <table:table-cell table:number-columns-repeated="55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([.A257]-[.$E$3])^2" office:value-type="float" office:value="11956225.8819663" calcext:value-type="float">
            <text:p>11956225,8819663</text:p>
          </table:table-cell>
          <table:table-cell table:number-columns-repeated="5"/>
          <table:table-cell office:value-type="float" office:value="8303" calcext:value-type="float">
            <text:p>8303</text:p>
          </table:table-cell>
          <table:table-cell table:formula="of:=([.H257]-[.$L$3])^2" office:value-type="float" office:value="8857745.25419473" calcext:value-type="float">
            <text:p>8857745,25419473</text:p>
          </table:table-cell>
          <table:table-cell table:number-columns-repeated="55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formula="of:=([.A258]-[.$E$3])^2" office:value-type="float" office:value="10750382.5037078" calcext:value-type="float">
            <text:p>10750382,5037078</text:p>
          </table:table-cell>
          <table:table-cell table:number-columns-repeated="5"/>
          <table:table-cell office:value-type="float" office:value="11129" calcext:value-type="float">
            <text:p>11129</text:p>
          </table:table-cell>
          <table:table-cell table:formula="of:=([.H258]-[.$L$3])^2" office:value-type="float" office:value="22558.9708271783" calcext:value-type="float">
            <text:p>22558,9708271783</text:p>
          </table:table-cell>
          <table:table-cell table:number-columns-repeated="55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([.A259]-[.$E$3])^2" office:value-type="float" office:value="5493293.40498349" calcext:value-type="float">
            <text:p>5493293,40498349</text:p>
          </table:table-cell>
          <table:table-cell table:number-columns-repeated="5"/>
          <table:table-cell office:value-type="float" office:value="9073" calcext:value-type="float">
            <text:p>9073</text:p>
          </table:table-cell>
          <table:table-cell table:formula="of:=([.H259]-[.$L$3])^2" office:value-type="float" office:value="4867302.73537201" calcext:value-type="float">
            <text:p>4867302,73537201</text:p>
          </table:table-cell>
          <table:table-cell table:number-columns-repeated="55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([.A260]-[.$E$3])^2" office:value-type="float" office:value="9288948.25578771" calcext:value-type="float">
            <text:p>9288948,25578771</text:p>
          </table:table-cell>
          <table:table-cell table:number-columns-repeated="5"/>
          <table:table-cell office:value-type="float" office:value="14141" calcext:value-type="float">
            <text:p>14141</text:p>
          </table:table-cell>
          <table:table-cell table:formula="of:=([.H260]-[.$L$3])^2" office:value-type="float" office:value="8189919.61148427" calcext:value-type="float">
            <text:p>8189919,61148427</text:p>
          </table:table-cell>
          <table:table-cell table:number-columns-repeated="55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formula="of:=([.A261]-[.$E$3])^2" office:value-type="float" office:value="2426671.02894356" calcext:value-type="float">
            <text:p>2426671,02894356</text:p>
          </table:table-cell>
          <table:table-cell table:number-columns-repeated="5"/>
          <table:table-cell office:value-type="float" office:value="9650" calcext:value-type="float">
            <text:p>9650</text:p>
          </table:table-cell>
          <table:table-cell table:formula="of:=([.H261]-[.$L$3])^2" office:value-type="float" office:value="2654281.04269576" calcext:value-type="float">
            <text:p>2654281,04269576</text:p>
          </table:table-cell>
          <table:table-cell table:number-columns-repeated="55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formula="of:=([.A262]-[.$E$3])^2" office:value-type="float" office:value="10489680.2962758" calcext:value-type="float">
            <text:p>10489680,2962758</text:p>
          </table:table-cell>
          <table:table-cell table:number-columns-repeated="5"/>
          <table:table-cell office:value-type="float" office:value="8485" calcext:value-type="float">
            <text:p>8485</text:p>
          </table:table-cell>
          <table:table-cell table:formula="of:=([.H262]-[.$L$3])^2" office:value-type="float" office:value="7807533.74974572" calcext:value-type="float">
            <text:p>7807533,74974572</text:p>
          </table:table-cell>
          <table:table-cell table:number-columns-repeated="55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([.A263]-[.$E$3])^2" office:value-type="float" office:value="14143448.1032641" calcext:value-type="float">
            <text:p>14143448,1032641</text:p>
          </table:table-cell>
          <table:table-cell table:number-columns-repeated="5"/>
          <table:table-cell office:value-type="float" office:value="11645" calcext:value-type="float">
            <text:p>11645</text:p>
          </table:table-cell>
          <table:table-cell table:formula="of:=([.H263]-[.$L$3])^2" office:value-type="float" office:value="133812.243927795" calcext:value-type="float">
            <text:p>133812,243927795</text:p>
          </table:table-cell>
          <table:table-cell table:number-columns-repeated="55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([.A264]-[.$E$3])^2" office:value-type="float" office:value="9676937.2324932" calcext:value-type="float">
            <text:p>9676937,2324932</text:p>
          </table:table-cell>
          <table:table-cell table:number-columns-repeated="5"/>
          <table:table-cell office:value-type="float" office:value="9001" calcext:value-type="float">
            <text:p>9001</text:p>
          </table:table-cell>
          <table:table-cell table:formula="of:=([.H264]-[.$L$3])^2" office:value-type="float" office:value="5190179.02284634" calcext:value-type="float">
            <text:p>5190179,02284634</text:p>
          </table:table-cell>
          <table:table-cell table:number-columns-repeated="55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([.A265]-[.$E$3])^2" office:value-type="float" office:value="15950259.4615559" calcext:value-type="float">
            <text:p>15950259,4615559</text:p>
          </table:table-cell>
          <table:table-cell table:number-columns-repeated="5"/>
          <table:table-cell office:value-type="float" office:value="12300" calcext:value-type="float">
            <text:p>12300</text:p>
          </table:table-cell>
          <table:table-cell table:formula="of:=([.H265]-[.$L$3])^2" office:value-type="float" office:value="1042039.90648769" calcext:value-type="float">
            <text:p>1042039,90648769</text:p>
          </table:table-cell>
          <table:table-cell table:number-columns-repeated="55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([.A266]-[.$E$3])^2" office:value-type="float" office:value="9203806.48318649" calcext:value-type="float">
            <text:p>9203806,48318649</text:p>
          </table:table-cell>
          <table:table-cell table:number-columns-repeated="5"/>
          <table:table-cell office:value-type="float" office:value="9442" calcext:value-type="float">
            <text:p>9442</text:p>
          </table:table-cell>
          <table:table-cell table:formula="of:=([.H266]-[.$L$3])^2" office:value-type="float" office:value="3375290.76206605" calcext:value-type="float">
            <text:p>3375290,76206605</text:p>
          </table:table-cell>
          <table:table-cell table:number-columns-repeated="55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formula="of:=([.A267]-[.$E$3])^2" office:value-type="float" office:value="11034206.3766973" calcext:value-type="float">
            <text:p>11034206,3766973</text:p>
          </table:table-cell>
          <table:table-cell table:number-columns-repeated="5"/>
          <table:table-cell office:value-type="float" office:value="9319" calcext:value-type="float">
            <text:p>9319</text:p>
          </table:table-cell>
          <table:table-cell table:formula="of:=([.H267]-[.$L$3])^2" office:value-type="float" office:value="3842370.08650137" calcext:value-type="float">
            <text:p>3842370,08650137</text:p>
          </table:table-cell>
          <table:table-cell table:number-columns-repeated="55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([.A268]-[.$E$3])^2" office:value-type="float" office:value="9497353.13210496" calcext:value-type="float">
            <text:p>9497353,13210496</text:p>
          </table:table-cell>
          <table:table-cell table:number-columns-repeated="5"/>
          <table:table-cell office:value-type="float" office:value="8914" calcext:value-type="float">
            <text:p>8914</text:p>
          </table:table-cell>
          <table:table-cell table:formula="of:=([.H268]-[.$L$3])^2" office:value-type="float" office:value="5594154.20354449" calcext:value-type="float">
            <text:p>5594154,20354449</text:p>
          </table:table-cell>
          <table:table-cell table:number-columns-repeated="55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formula="of:=([.A269]-[.$E$3])^2" office:value-type="float" office:value="7245666.6096424" calcext:value-type="float">
            <text:p>7245666,6096424</text:p>
          </table:table-cell>
          <table:table-cell table:number-columns-repeated="5"/>
          <table:table-cell office:value-type="float" office:value="10222" calcext:value-type="float">
            <text:p>10222</text:p>
          </table:table-cell>
          <table:table-cell table:formula="of:=([.H269]-[.$L$3])^2" office:value-type="float" office:value="1117664.31442745" calcext:value-type="float">
            <text:p>1117664,31442745</text:p>
          </table:table-cell>
          <table:table-cell table:number-columns-repeated="55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formula="of:=([.A270]-[.$E$3])^2" office:value-type="float" office:value="3271676.38057972" calcext:value-type="float">
            <text:p>3271676,38057972</text:p>
          </table:table-cell>
          <table:table-cell table:number-columns-repeated="5"/>
          <table:table-cell office:value-type="float" office:value="10130" calcext:value-type="float">
            <text:p>10130</text:p>
          </table:table-cell>
          <table:table-cell table:formula="of:=([.H270]-[.$L$3])^2" office:value-type="float" office:value="1320652.45953354" calcext:value-type="float">
            <text:p>1320652,45953354</text:p>
          </table:table-cell>
          <table:table-cell table:number-columns-repeated="55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formula="of:=([.A271]-[.$E$3])^2" office:value-type="float" office:value="10463786.0755326" calcext:value-type="float">
            <text:p>10463786,0755326</text:p>
          </table:table-cell>
          <table:table-cell table:number-columns-repeated="5"/>
          <table:table-cell office:value-type="float" office:value="9472" calcext:value-type="float">
            <text:p>9472</text:p>
          </table:table-cell>
          <table:table-cell table:formula="of:=([.H271]-[.$L$3])^2" office:value-type="float" office:value="3265958.97561841" calcext:value-type="float">
            <text:p>3265958,97561841</text:p>
          </table:table-cell>
          <table:table-cell table:number-columns-repeated="55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formula="of:=([.A272]-[.$E$3])^2" office:value-type="float" office:value="1912073.87142831" calcext:value-type="float">
            <text:p>1912073,87142831</text:p>
          </table:table-cell>
          <table:table-cell table:number-columns-repeated="5"/>
          <table:table-cell office:value-type="float" office:value="9236" calcext:value-type="float">
            <text:p>9236</text:p>
          </table:table-cell>
          <table:table-cell table:formula="of:=([.H272]-[.$L$3])^2" office:value-type="float" office:value="4174651.69567317" calcext:value-type="float">
            <text:p>4174651,69567317</text:p>
          </table:table-cell>
          <table:table-cell table:number-columns-repeated="55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([.A273]-[.$E$3])^2" office:value-type="float" office:value="10509121.9618332" calcext:value-type="float">
            <text:p>10509121,9618332</text:p>
          </table:table-cell>
          <table:table-cell table:number-columns-repeated="5"/>
          <table:table-cell office:value-type="float" office:value="11766" calcext:value-type="float">
            <text:p>11766</text:p>
          </table:table-cell>
          <table:table-cell table:formula="of:=([.H273]-[.$L$3])^2" office:value-type="float" office:value="236977.705255653" calcext:value-type="float">
            <text:p>236977,705255653</text:p>
          </table:table-cell>
          <table:table-cell table:number-columns-repeated="55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formula="of:=([.A274]-[.$E$3])^2" office:value-type="float" office:value="6614039.98734622" calcext:value-type="float">
            <text:p>6614039,98734622</text:p>
          </table:table-cell>
          <table:table-cell table:number-columns-repeated="5"/>
          <table:table-cell office:value-type="float" office:value="8625" calcext:value-type="float">
            <text:p>8625</text:p>
          </table:table-cell>
          <table:table-cell table:formula="of:=([.H274]-[.$L$3])^2" office:value-type="float" office:value="7044758.74632341" calcext:value-type="float">
            <text:p>7044758,74632341</text:p>
          </table:table-cell>
          <table:table-cell table:number-columns-repeated="55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formula="of:=([.A275]-[.$E$3])^2" office:value-type="float" office:value="14921050.7322159" calcext:value-type="float">
            <text:p>14921050,7322159</text:p>
          </table:table-cell>
          <table:table-cell table:number-columns-repeated="5"/>
          <table:table-cell office:value-type="float" office:value="9055" calcext:value-type="float">
            <text:p>9055</text:p>
          </table:table-cell>
          <table:table-cell table:formula="of:=([.H275]-[.$L$3])^2" office:value-type="float" office:value="4947049.80724059" calcext:value-type="float">
            <text:p>4947049,80724059</text:p>
          </table:table-cell>
          <table:table-cell table:number-columns-repeated="55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formula="of:=([.A276]-[.$E$3])^2" office:value-type="float" office:value="9701839.4532364" calcext:value-type="float">
            <text:p>9701839,4532364</text:p>
          </table:table-cell>
          <table:table-cell table:number-columns-repeated="5"/>
          <table:table-cell office:value-type="float" office:value="11715" calcext:value-type="float">
            <text:p>11715</text:p>
          </table:table-cell>
          <table:table-cell table:formula="of:=([.H276]-[.$L$3])^2" office:value-type="float" office:value="189924.742216639" calcext:value-type="float">
            <text:p>189924,742216639</text:p>
          </table:table-cell>
          <table:table-cell table:number-columns-repeated="55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([.A277]-[.$E$3])^2" office:value-type="float" office:value="12115812.6512397" calcext:value-type="float">
            <text:p>12115812,6512397</text:p>
          </table:table-cell>
          <table:table-cell table:number-columns-repeated="5"/>
          <table:table-cell office:value-type="float" office:value="9037" calcext:value-type="float">
            <text:p>9037</text:p>
          </table:table-cell>
          <table:table-cell table:formula="of:=([.H277]-[.$L$3])^2" office:value-type="float" office:value="5027444.87910917" calcext:value-type="float">
            <text:p>5027444,87910917</text:p>
          </table:table-cell>
          <table:table-cell table:number-columns-repeated="55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formula="of:=([.A278]-[.$E$3])^2" office:value-type="float" office:value="15466739.595222" calcext:value-type="float">
            <text:p>15466739,595222</text:p>
          </table:table-cell>
          <table:table-cell table:number-columns-repeated="5"/>
          <table:table-cell office:value-type="float" office:value="12658" calcext:value-type="float">
            <text:p>12658</text:p>
          </table:table-cell>
          <table:table-cell table:formula="of:=([.H278]-[.$L$3])^2" office:value-type="float" office:value="1901099.2548792" calcext:value-type="float">
            <text:p>1901099,2548792</text:p>
          </table:table-cell>
          <table:table-cell table:number-columns-repeated="55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formula="of:=([.A279]-[.$E$3])^2" office:value-type="float" office:value="11007648.1559541" calcext:value-type="float">
            <text:p>11007648,1559541</text:p>
          </table:table-cell>
          <table:table-cell table:number-columns-repeated="5"/>
          <table:table-cell office:value-type="float" office:value="16931" calcext:value-type="float">
            <text:p>16931</text:p>
          </table:table-cell>
          <table:table-cell table:formula="of:=([.H279]-[.$L$3])^2" office:value-type="float" office:value="31942883.4718539" calcext:value-type="float">
            <text:p>31942883,4718539</text:p>
          </table:table-cell>
          <table:table-cell table:number-columns-repeated="55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([.A280]-[.$E$3])^2" office:value-type="float" office:value="15006152.8392597" calcext:value-type="float">
            <text:p>15006152,8392597</text:p>
          </table:table-cell>
          <table:table-cell table:number-columns-repeated="5"/>
          <table:table-cell office:value-type="float" office:value="12993" calcext:value-type="float">
            <text:p>12993</text:p>
          </table:table-cell>
          <table:table-cell table:formula="of:=([.H280]-[.$L$3])^2" office:value-type="float" office:value="2937122.63954724" calcext:value-type="float">
            <text:p>2937122,63954724</text:p>
          </table:table-cell>
          <table:table-cell table:number-columns-repeated="55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([.A281]-[.$E$3])^2" office:value-type="float" office:value="11409381.4671022" calcext:value-type="float">
            <text:p>11409381,4671022</text:p>
          </table:table-cell>
          <table:table-cell table:number-columns-repeated="5"/>
          <table:table-cell office:value-type="float" office:value="8996" calcext:value-type="float">
            <text:p>8996</text:p>
          </table:table-cell>
          <table:table-cell table:formula="of:=([.H281]-[.$L$3])^2" office:value-type="float" office:value="5212985.98725428" calcext:value-type="float">
            <text:p>5212985,98725428</text:p>
          </table:table-cell>
          <table:table-cell table:number-columns-repeated="55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([.A282]-[.$E$3])^2" office:value-type="float" office:value="7181207.94741278" calcext:value-type="float">
            <text:p>7181207,94741278</text:p>
          </table:table-cell>
          <table:table-cell table:number-columns-repeated="5"/>
          <table:table-cell office:value-type="float" office:value="11204" calcext:value-type="float">
            <text:p>11204</text:p>
          </table:table-cell>
          <table:table-cell table:formula="of:=([.H282]-[.$L$3])^2" office:value-type="float" office:value="5654.50470808192" calcext:value-type="float">
            <text:p>5654,50470808192</text:p>
          </table:table-cell>
          <table:table-cell table:number-columns-repeated="55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([.A283]-[.$E$3])^2" office:value-type="float" office:value="8766203.95462298" calcext:value-type="float">
            <text:p>8766203,95462298</text:p>
          </table:table-cell>
          <table:table-cell table:number-columns-repeated="5"/>
          <table:table-cell office:value-type="float" office:value="9748" calcext:value-type="float">
            <text:p>9748</text:p>
          </table:table-cell>
          <table:table-cell table:formula="of:=([.H283]-[.$L$3])^2" office:value-type="float" office:value="2344562.54030014" calcext:value-type="float">
            <text:p>2344562,54030014</text:p>
          </table:table-cell>
          <table:table-cell table:number-columns-repeated="55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([.A284]-[.$E$3])^2" office:value-type="float" office:value="9971559.32622587" calcext:value-type="float">
            <text:p>9971559,32622587</text:p>
          </table:table-cell>
          <table:table-cell table:number-columns-repeated="5"/>
          <table:table-cell office:value-type="float" office:value="11839" calcext:value-type="float">
            <text:p>11839</text:p>
          </table:table-cell>
          <table:table-cell table:formula="of:=([.H284]-[.$L$3])^2" office:value-type="float" office:value="313380.024899733" calcext:value-type="float">
            <text:p>313380,024899733</text:p>
          </table:table-cell>
          <table:table-cell table:number-columns-repeated="55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([.A285]-[.$E$3])^2" office:value-type="float" office:value="9621024.23582099" calcext:value-type="float">
            <text:p>9621024,23582099</text:p>
          </table:table-cell>
          <table:table-cell table:number-columns-repeated="5"/>
          <table:table-cell office:value-type="float" office:value="11278" calcext:value-type="float">
            <text:p>11278</text:p>
          </table:table-cell>
          <table:table-cell table:formula="of:=([.H285]-[.$L$3])^2" office:value-type="float" office:value="1.43147057348957" calcext:value-type="float">
            <text:p>1,43147057348957</text:p>
          </table:table-cell>
          <table:table-cell table:number-columns-repeated="55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formula="of:=([.A286]-[.$E$3])^2" office:value-type="float" office:value="11308273.1393152" calcext:value-type="float">
            <text:p>11308273,1393152</text:p>
          </table:table-cell>
          <table:table-cell table:number-columns-repeated="5"/>
          <table:table-cell office:value-type="float" office:value="9476" calcext:value-type="float">
            <text:p>9476</text:p>
          </table:table-cell>
          <table:table-cell table:formula="of:=([.H286]-[.$L$3])^2" office:value-type="float" office:value="3251517.40409206" calcext:value-type="float">
            <text:p>3251517,40409206</text:p>
          </table:table-cell>
          <table:table-cell table:number-columns-repeated="55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([.A287]-[.$E$3])^2" office:value-type="float" office:value="12025481.4338243" calcext:value-type="float">
            <text:p>12025481,4338243</text:p>
          </table:table-cell>
          <table:table-cell table:number-columns-repeated="5"/>
          <table:table-cell office:value-type="float" office:value="11919" calcext:value-type="float">
            <text:p>11919</text:p>
          </table:table-cell>
          <table:table-cell table:formula="of:=([.H287]-[.$L$3])^2" office:value-type="float" office:value="409348.594372696" calcext:value-type="float">
            <text:p>409348,594372696</text:p>
          </table:table-cell>
          <table:table-cell table:number-columns-repeated="55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([.A288]-[.$E$3])^2" office:value-type="float" office:value="10665303.2862924" calcext:value-type="float">
            <text:p>10665303,2862924</text:p>
          </table:table-cell>
          <table:table-cell table:number-columns-repeated="5"/>
          <table:table-cell office:value-type="float" office:value="8995" calcext:value-type="float">
            <text:p>8995</text:p>
          </table:table-cell>
          <table:table-cell table:formula="of:=([.H288]-[.$L$3])^2" office:value-type="float" office:value="5217553.38013587" calcext:value-type="float">
            <text:p>5217553,38013587</text:p>
          </table:table-cell>
          <table:table-cell table:number-columns-repeated="55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formula="of:=([.A289]-[.$E$3])^2" office:value-type="float" office:value="11976981.5475237" calcext:value-type="float">
            <text:p>11976981,5475237</text:p>
          </table:table-cell>
          <table:table-cell table:number-columns-repeated="5"/>
          <table:table-cell office:value-type="float" office:value="11659" calcext:value-type="float">
            <text:p>11659</text:p>
          </table:table-cell>
          <table:table-cell table:formula="of:=([.H289]-[.$L$3])^2" office:value-type="float" office:value="144250.743585564" calcext:value-type="float">
            <text:p>144250,743585564</text:p>
          </table:table-cell>
          <table:table-cell table:number-columns-repeated="55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([.A290]-[.$E$3])^2" office:value-type="float" office:value="9374482.02838893" calcext:value-type="float">
            <text:p>9374482,02838893</text:p>
          </table:table-cell>
          <table:table-cell table:number-columns-repeated="5"/>
          <table:table-cell office:value-type="float" office:value="11235" calcext:value-type="float">
            <text:p>11235</text:p>
          </table:table-cell>
          <table:table-cell table:formula="of:=([.H290]-[.$L$3])^2" office:value-type="float" office:value="1953.32537885541" calcext:value-type="float">
            <text:p>1953,32537885541</text:p>
          </table:table-cell>
          <table:table-cell table:number-columns-repeated="55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formula="of:=([.A291]-[.$E$3])^2" office:value-type="float" office:value="10639193.0655492" calcext:value-type="float">
            <text:p>10639193,0655492</text:p>
          </table:table-cell>
          <table:table-cell table:number-columns-repeated="5"/>
          <table:table-cell office:value-type="float" office:value="8359" calcext:value-type="float">
            <text:p>8359</text:p>
          </table:table-cell>
          <table:table-cell table:formula="of:=([.H291]-[.$L$3])^2" office:value-type="float" office:value="8527547.2528258" calcext:value-type="float">
            <text:p>8527547,2528258</text:p>
          </table:table-cell>
          <table:table-cell table:number-columns-repeated="55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([.A292]-[.$E$3])^2" office:value-type="float" office:value="14090846.2169635" calcext:value-type="float">
            <text:p>14090846,2169635</text:p>
          </table:table-cell>
          <table:table-cell table:number-columns-repeated="5"/>
          <table:table-cell office:value-type="float" office:value="11128" calcext:value-type="float">
            <text:p>11128</text:p>
          </table:table-cell>
          <table:table-cell table:formula="of:=([.H292]-[.$L$3])^2" office:value-type="float" office:value="22860.3637087662" calcext:value-type="float">
            <text:p>22860,3637087662</text:p>
          </table:table-cell>
          <table:table-cell table:number-columns-repeated="55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formula="of:=([.A293]-[.$E$3])^2" office:value-type="float" office:value="5687164.16760135" calcext:value-type="float">
            <text:p>5687164,16760135</text:p>
          </table:table-cell>
          <table:table-cell table:number-columns-repeated="5"/>
          <table:table-cell office:value-type="float" office:value="10657" calcext:value-type="float">
            <text:p>10657</text:p>
          </table:table-cell>
          <table:table-cell table:formula="of:=([.H293]-[.$L$3])^2" office:value-type="float" office:value="387128.410936692" calcext:value-type="float">
            <text:p>387128,410936692</text:p>
          </table:table-cell>
          <table:table-cell table:number-columns-repeated="55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([.A294]-[.$E$3])^2" office:value-type="float" office:value="10200215.3129147" calcext:value-type="float">
            <text:p>10200215,3129147</text:p>
          </table:table-cell>
          <table:table-cell table:number-columns-repeated="5"/>
          <table:table-cell office:value-type="float" office:value="9259" calcext:value-type="float">
            <text:p>9259</text:p>
          </table:table-cell>
          <table:table-cell table:formula="of:=([.H294]-[.$L$3])^2" office:value-type="float" office:value="4081193.65939665" calcext:value-type="float">
            <text:p>4081193,65939665</text:p>
          </table:table-cell>
          <table:table-cell table:number-columns-repeated="55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formula="of:=([.A295]-[.$E$3])^2" office:value-type="float" office:value="5120162.43493358" calcext:value-type="float">
            <text:p>5120162,43493358</text:p>
          </table:table-cell>
          <table:table-cell table:number-columns-repeated="5"/>
          <table:table-cell office:value-type="float" office:value="11573" calcext:value-type="float">
            <text:p>11573</text:p>
          </table:table-cell>
          <table:table-cell table:formula="of:=([.H295]-[.$L$3])^2" office:value-type="float" office:value="86320.5314021277" calcext:value-type="float">
            <text:p>86320,5314021277</text:p>
          </table:table-cell>
          <table:table-cell table:number-columns-repeated="55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([.A296]-[.$E$3])^2" office:value-type="float" office:value="10509121.9618332" calcext:value-type="float">
            <text:p>10509121,9618332</text:p>
          </table:table-cell>
          <table:table-cell table:number-columns-repeated="5"/>
          <table:table-cell office:value-type="float" office:value="8636" calcext:value-type="float">
            <text:p>8636</text:p>
          </table:table-cell>
          <table:table-cell table:formula="of:=([.H296]-[.$L$3])^2" office:value-type="float" office:value="6986487.42462594" calcext:value-type="float">
            <text:p>6986487,42462594</text:p>
          </table:table-cell>
          <table:table-cell table:number-columns-repeated="55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([.A297]-[.$E$3])^2" office:value-type="float" office:value="9264582.0350445" calcext:value-type="float">
            <text:p>9264582,0350445</text:p>
          </table:table-cell>
          <table:table-cell table:number-columns-repeated="5"/>
          <table:table-cell office:value-type="float" office:value="16586" calcext:value-type="float">
            <text:p>16586</text:p>
          </table:table-cell>
          <table:table-cell table:formula="of:=([.H297]-[.$L$3])^2" office:value-type="float" office:value="28162164.0160017" calcext:value-type="float">
            <text:p>28162164,0160017</text:p>
          </table:table-cell>
          <table:table-cell table:number-columns-repeated="55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formula="of:=([.A298]-[.$E$3])^2" office:value-type="float" office:value="13131764.0428093" calcext:value-type="float">
            <text:p>13131764,0428093</text:p>
          </table:table-cell>
          <table:table-cell table:number-columns-repeated="5"/>
          <table:table-cell office:value-type="float" office:value="10451" calcext:value-type="float">
            <text:p>10451</text:p>
          </table:table-cell>
          <table:table-cell table:formula="of:=([.H298]-[.$L$3])^2" office:value-type="float" office:value="685909.34454381" calcext:value-type="float">
            <text:p>685909,34454381</text:p>
          </table:table-cell>
          <table:table-cell table:number-columns-repeated="55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([.A299]-[.$E$3])^2" office:value-type="float" office:value="11348662.47043" calcext:value-type="float">
            <text:p>11348662,47043</text:p>
          </table:table-cell>
          <table:table-cell table:number-columns-repeated="5"/>
          <table:table-cell office:value-type="float" office:value="12726" calcext:value-type="float">
            <text:p>12726</text:p>
          </table:table-cell>
          <table:table-cell table:formula="of:=([.H299]-[.$L$3])^2" office:value-type="float" office:value="2093240.53893122" calcext:value-type="float">
            <text:p>2093240,53893122</text:p>
          </table:table-cell>
          <table:table-cell table:number-columns-repeated="55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([.A300]-[.$E$3])^2" office:value-type="float" office:value="7288799.05112881" calcext:value-type="float">
            <text:p>7288799,05112881</text:p>
          </table:table-cell>
          <table:table-cell table:number-columns-repeated="5"/>
          <table:table-cell office:value-type="float" office:value="8727" calcext:value-type="float">
            <text:p>8727</text:p>
          </table:table-cell>
          <table:table-cell table:formula="of:=([.H300]-[.$L$3])^2" office:value-type="float" office:value="6513706.67240144" calcext:value-type="float">
            <text:p>6513706,67240144</text:p>
          </table:table-cell>
          <table:table-cell table:number-columns-repeated="55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([.A301]-[.$E$3])^2" office:value-type="float" office:value="6691418.31513324" calcext:value-type="float">
            <text:p>6691418,31513324</text:p>
          </table:table-cell>
          <table:table-cell table:number-columns-repeated="5"/>
          <table:table-cell office:value-type="float" office:value="11988" calcext:value-type="float">
            <text:p>11988</text:p>
          </table:table-cell>
          <table:table-cell table:formula="of:=([.H301]-[.$L$3])^2" office:value-type="float" office:value="502402.485543128" calcext:value-type="float">
            <text:p>502402,485543128</text:p>
          </table:table-cell>
          <table:table-cell table:number-columns-repeated="55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formula="of:=([.A302]-[.$E$3])^2" office:value-type="float" office:value="8478448.75051871" calcext:value-type="float">
            <text:p>8478448,75051871</text:p>
          </table:table-cell>
          <table:table-cell table:number-columns-repeated="5"/>
          <table:table-cell office:value-type="float" office:value="17601" calcext:value-type="float">
            <text:p>17601</text:p>
          </table:table-cell>
          <table:table-cell table:formula="of:=([.H302]-[.$L$3])^2" office:value-type="float" office:value="39965200.24119" calcext:value-type="float">
            <text:p>39965200,24119</text:p>
          </table:table-cell>
          <table:table-cell table:number-columns-repeated="55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([.A303]-[.$E$3])^2" office:value-type="float" office:value="11134084.7044843" calcext:value-type="float">
            <text:p>11134084,7044843</text:p>
          </table:table-cell>
          <table:table-cell table:number-columns-repeated="5"/>
          <table:table-cell office:value-type="float" office:value="10599" calcext:value-type="float">
            <text:p>10599</text:p>
          </table:table-cell>
          <table:table-cell table:formula="of:=([.H303]-[.$L$3])^2" office:value-type="float" office:value="462667.198068793" calcext:value-type="float">
            <text:p>462667,198068793</text:p>
          </table:table-cell>
          <table:table-cell table:number-columns-repeated="55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formula="of:=([.A304]-[.$E$3])^2" office:value-type="float" office:value="9246328.3694871" calcext:value-type="float">
            <text:p>9246328,3694871</text:p>
          </table:table-cell>
          <table:table-cell table:number-columns-repeated="5"/>
          <table:table-cell office:value-type="float" office:value="10386" calcext:value-type="float">
            <text:p>10386</text:p>
          </table:table-cell>
          <table:table-cell table:formula="of:=([.H304]-[.$L$3])^2" office:value-type="float" office:value="797799.881847026" calcext:value-type="float">
            <text:p>797799,881847026</text:p>
          </table:table-cell>
          <table:table-cell table:number-columns-repeated="55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([.A305]-[.$E$3])^2" office:value-type="float" office:value="8873115.94796741" calcext:value-type="float">
            <text:p>8873115,94796741</text:p>
          </table:table-cell>
          <table:table-cell table:number-columns-repeated="5"/>
          <table:table-cell office:value-type="float" office:value="11887" calcext:value-type="float">
            <text:p>11887</text:p>
          </table:table-cell>
          <table:table-cell table:formula="of:=([.H305]-[.$L$3])^2" office:value-type="float" office:value="369425.166583511" calcext:value-type="float">
            <text:p>369425,166583511</text:p>
          </table:table-cell>
          <table:table-cell table:number-columns-repeated="55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([.A306]-[.$E$3])^2" office:value-type="float" office:value="11674369.1193484" calcext:value-type="float">
            <text:p>11674369,1193484</text:p>
          </table:table-cell>
          <table:table-cell table:number-columns-repeated="5"/>
          <table:table-cell office:value-type="float" office:value="8425" calcext:value-type="float">
            <text:p>8425</text:p>
          </table:table-cell>
          <table:table-cell table:formula="of:=([.H306]-[.$L$3])^2" office:value-type="float" office:value="8146437.322641" calcext:value-type="float">
            <text:p>8146437,322641</text:p>
          </table:table-cell>
          <table:table-cell table:number-columns-repeated="55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formula="of:=([.A307]-[.$E$3])^2" office:value-type="float" office:value="9491190.57691916" calcext:value-type="float">
            <text:p>9491190,57691916</text:p>
          </table:table-cell>
          <table:table-cell table:number-columns-repeated="5"/>
          <table:table-cell office:value-type="float" office:value="10878" calcext:value-type="float">
            <text:p>10878</text:p>
          </table:table-cell>
          <table:table-cell table:formula="of:=([.H307]-[.$L$3])^2" office:value-type="float" office:value="160958.584105754" calcext:value-type="float">
            <text:p>160958,584105754</text:p>
          </table:table-cell>
          <table:table-cell table:number-columns-repeated="55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formula="of:=([.A308]-[.$E$3])^2" office:value-type="float" office:value="10948009.1592819" calcext:value-type="float">
            <text:p>10948009,1592819</text:p>
          </table:table-cell>
          <table:table-cell table:number-columns-repeated="5"/>
          <table:table-cell office:value-type="float" office:value="11619" calcext:value-type="float">
            <text:p>11619</text:p>
          </table:table-cell>
          <table:table-cell table:formula="of:=([.H308]-[.$L$3])^2" office:value-type="float" office:value="115466.458849082" calcext:value-type="float">
            <text:p>115466,458849082</text:p>
          </table:table-cell>
          <table:table-cell table:number-columns-repeated="55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formula="of:=([.A309]-[.$E$3])^2" office:value-type="float" office:value="11301548.5841294" calcext:value-type="float">
            <text:p>11301548,5841294</text:p>
          </table:table-cell>
          <table:table-cell table:number-columns-repeated="5"/>
          <table:table-cell office:value-type="float" office:value="12032" calcext:value-type="float">
            <text:p>12032</text:p>
          </table:table-cell>
          <table:table-cell table:formula="of:=([.H309]-[.$L$3])^2" office:value-type="float" office:value="566713.198753258" calcext:value-type="float">
            <text:p>566713,198753258</text:p>
          </table:table-cell>
          <table:table-cell table:number-columns-repeated="55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([.A310]-[.$E$3])^2" office:value-type="float" office:value="12958398.7183501" calcext:value-type="float">
            <text:p>12958398,7183501</text:p>
          </table:table-cell>
          <table:table-cell table:number-columns-repeated="5"/>
          <table:table-cell office:value-type="float" office:value="11333" calcext:value-type="float">
            <text:p>11333</text:p>
          </table:table-cell>
          <table:table-cell table:formula="of:=([.H310]-[.$L$3])^2" office:value-type="float" office:value="2894.82298323615" calcext:value-type="float">
            <text:p>2894,82298323615</text:p>
          </table:table-cell>
          <table:table-cell table:number-columns-repeated="55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formula="of:=([.A311]-[.$E$3])^2" office:value-type="float" office:value="11127412.1492985" calcext:value-type="float">
            <text:p>11127412,1492985</text:p>
          </table:table-cell>
          <table:table-cell table:number-columns-repeated="5"/>
          <table:table-cell office:value-type="float" office:value="8231" calcext:value-type="float">
            <text:p>8231</text:p>
          </table:table-cell>
          <table:table-cell table:formula="of:=([.H311]-[.$L$3])^2" office:value-type="float" office:value="9291501.54166906" calcext:value-type="float">
            <text:p>9291501,54166906</text:p>
          </table:table-cell>
          <table:table-cell table:number-columns-repeated="55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formula="of:=([.A312]-[.$E$3])^2" office:value-type="float" office:value="10994381.0455825" calcext:value-type="float">
            <text:p>10994381,0455825</text:p>
          </table:table-cell>
          <table:table-cell table:number-columns-repeated="5"/>
          <table:table-cell office:value-type="float" office:value="11121" calcext:value-type="float">
            <text:p>11121</text:p>
          </table:table-cell>
          <table:table-cell table:formula="of:=([.H312]-[.$L$3])^2" office:value-type="float" office:value="25026.1138798819" calcext:value-type="float">
            <text:p>25026,1138798819</text:p>
          </table:table-cell>
          <table:table-cell table:number-columns-repeated="55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formula="of:=([.A313]-[.$E$3])^2" office:value-type="float" office:value="9485030.02173336" calcext:value-type="float">
            <text:p>9485030,02173336</text:p>
          </table:table-cell>
          <table:table-cell table:number-columns-repeated="5"/>
          <table:table-cell office:value-type="float" office:value="10027" calcext:value-type="float">
            <text:p>10027</text:p>
          </table:table-cell>
          <table:table-cell table:formula="of:=([.H313]-[.$L$3])^2" office:value-type="float" office:value="1567995.9263371" calcext:value-type="float">
            <text:p>1567995,9263371</text:p>
          </table:table-cell>
          <table:table-cell table:number-columns-repeated="55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([.A314]-[.$E$3])^2" office:value-type="float" office:value="9307243.92134511" calcext:value-type="float">
            <text:p>9307243,92134511</text:p>
          </table:table-cell>
          <table:table-cell table:number-columns-repeated="5"/>
          <table:table-cell office:value-type="float" office:value="8647" calcext:value-type="float">
            <text:p>8647</text:p>
          </table:table-cell>
          <table:table-cell table:formula="of:=([.H314]-[.$L$3])^2" office:value-type="float" office:value="6928458.10292847" calcext:value-type="float">
            <text:p>6928458,10292847</text:p>
          </table:table-cell>
          <table:table-cell table:number-columns-repeated="55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formula="of:=([.A315]-[.$E$3])^2" office:value-type="float" office:value="11490592.1293318" calcext:value-type="float">
            <text:p>11490592,1293318</text:p>
          </table:table-cell>
          <table:table-cell table:number-columns-repeated="5"/>
          <table:table-cell office:value-type="float" office:value="10917" calcext:value-type="float">
            <text:p>10917</text:p>
          </table:table-cell>
          <table:table-cell table:formula="of:=([.H315]-[.$L$3])^2" office:value-type="float" office:value="131186.261723824" calcext:value-type="float">
            <text:p>131186,261723824</text:p>
          </table:table-cell>
          <table:table-cell table:number-columns-repeated="55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([.A316]-[.$E$3])^2" office:value-type="float" office:value="11341925.9152442" calcext:value-type="float">
            <text:p>11341925,9152442</text:p>
          </table:table-cell>
          <table:table-cell table:number-columns-repeated="5"/>
          <table:table-cell office:value-type="float" office:value="10215" calcext:value-type="float">
            <text:p>10215</text:p>
          </table:table-cell>
          <table:table-cell table:formula="of:=([.H316]-[.$L$3])^2" office:value-type="float" office:value="1132514.06459857" calcext:value-type="float">
            <text:p>1132514,06459857</text:p>
          </table:table-cell>
          <table:table-cell table:number-columns-repeated="55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formula="of:=([.A317]-[.$E$3])^2" office:value-type="float" office:value="10561054.4033196" calcext:value-type="float">
            <text:p>10561054,4033196</text:p>
          </table:table-cell>
          <table:table-cell table:number-columns-repeated="5"/>
          <table:table-cell office:value-type="float" office:value="11038" calcext:value-type="float">
            <text:p>11038</text:p>
          </table:table-cell>
          <table:table-cell table:formula="of:=([.H317]-[.$L$3])^2" office:value-type="float" office:value="58175.7230516819" calcext:value-type="float">
            <text:p>58175,7230516819</text:p>
          </table:table-cell>
          <table:table-cell table:number-columns-repeated="55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([.A318]-[.$E$3])^2" office:value-type="float" office:value="11362141.5808016" calcext:value-type="float">
            <text:p>11362141,5808016</text:p>
          </table:table-cell>
          <table:table-cell table:number-columns-repeated="5"/>
          <table:table-cell office:value-type="float" office:value="8231" calcext:value-type="float">
            <text:p>8231</text:p>
          </table:table-cell>
          <table:table-cell table:formula="of:=([.H318]-[.$L$3])^2" office:value-type="float" office:value="9291501.54166906" calcext:value-type="float">
            <text:p>9291501,54166906</text:p>
          </table:table-cell>
          <table:table-cell table:number-columns-repeated="55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([.A319]-[.$E$3])^2" office:value-type="float" office:value="6194013.9069247" calcext:value-type="float">
            <text:p>6194013,9069247</text:p>
          </table:table-cell>
          <table:table-cell table:number-columns-repeated="5"/>
          <table:table-cell office:value-type="float" office:value="9287" calcext:value-type="float">
            <text:p>9287</text:p>
          </table:table-cell>
          <table:table-cell table:formula="of:=([.H319]-[.$L$3])^2" office:value-type="float" office:value="3968846.65871219" calcext:value-type="float">
            <text:p>3968846,65871219</text:p>
          </table:table-cell>
          <table:table-cell table:number-columns-repeated="55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formula="of:=([.A320]-[.$E$3])^2" office:value-type="float" office:value="11234413.0322713" calcext:value-type="float">
            <text:p>11234413,0322713</text:p>
          </table:table-cell>
          <table:table-cell table:number-columns-repeated="5"/>
          <table:table-cell office:value-type="float" office:value="17341" calcext:value-type="float">
            <text:p>17341</text:p>
          </table:table-cell>
          <table:table-cell table:formula="of:=([.H320]-[.$L$3])^2" office:value-type="float" office:value="36745462.3904028" calcext:value-type="float">
            <text:p>36745462,3904028</text:p>
          </table:table-cell>
          <table:table-cell table:number-columns-repeated="55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([.A321]-[.$E$3])^2" office:value-type="float" office:value="11449950.798217" calcext:value-type="float">
            <text:p>11449950,798217</text:p>
          </table:table-cell>
          <table:table-cell table:number-columns-repeated="5"/>
          <table:table-cell office:value-type="float" office:value="9224" calcext:value-type="float">
            <text:p>9224</text:p>
          </table:table-cell>
          <table:table-cell table:formula="of:=([.H321]-[.$L$3])^2" office:value-type="float" office:value="4223832.41025223" calcext:value-type="float">
            <text:p>4223832,41025223</text:p>
          </table:table-cell>
          <table:table-cell table:number-columns-repeated="55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formula="of:=([.A322]-[.$E$3])^2" office:value-type="float" office:value="9046726.04835565" calcext:value-type="float">
            <text:p>9046726,04835565</text:p>
          </table:table-cell>
          <table:table-cell table:number-columns-repeated="5"/>
          <table:table-cell office:value-type="float" office:value="12039" calcext:value-type="float">
            <text:p>12039</text:p>
          </table:table-cell>
          <table:table-cell table:formula="of:=([.H322]-[.$L$3])^2" office:value-type="float" office:value="577301.448582142" calcext:value-type="float">
            <text:p>577301,448582142</text:p>
          </table:table-cell>
          <table:table-cell table:number-columns-repeated="55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formula="of:=([.A323]-[.$E$3])^2" office:value-type="float" office:value="5826322.2679896" calcext:value-type="float">
            <text:p>5826322,2679896</text:p>
          </table:table-cell>
          <table:table-cell table:number-columns-repeated="5"/>
          <table:table-cell office:value-type="float" office:value="12406" calcext:value-type="float">
            <text:p>12406</text:p>
          </table:table-cell>
          <table:table-cell table:formula="of:=([.H323]-[.$L$3])^2" office:value-type="float" office:value="1269686.26103936" calcext:value-type="float">
            <text:p>1269686,26103936</text:p>
          </table:table-cell>
          <table:table-cell table:number-columns-repeated="55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([.A324]-[.$E$3])^2" office:value-type="float" office:value="10613114.844806" calcext:value-type="float">
            <text:p>10613114,844806</text:p>
          </table:table-cell>
          <table:table-cell table:number-columns-repeated="5"/>
          <table:table-cell office:value-type="float" office:value="10967" calcext:value-type="float">
            <text:p>10967</text:p>
          </table:table-cell>
          <table:table-cell table:formula="of:=([.H324]-[.$L$3])^2" office:value-type="float" office:value="97466.6176444265" calcext:value-type="float">
            <text:p>97466,6176444265</text:p>
          </table:table-cell>
          <table:table-cell table:number-columns-repeated="55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([.A325]-[.$E$3])^2" office:value-type="float" office:value="11134084.7044843" calcext:value-type="float">
            <text:p>11134084,7044843</text:p>
          </table:table-cell>
          <table:table-cell table:number-columns-repeated="5"/>
          <table:table-cell office:value-type="float" office:value="8677" calcext:value-type="float">
            <text:p>8677</text:p>
          </table:table-cell>
          <table:table-cell table:formula="of:=([.H325]-[.$L$3])^2" office:value-type="float" office:value="6771426.31648084" calcext:value-type="float">
            <text:p>6771426,31648084</text:p>
          </table:table-cell>
          <table:table-cell table:number-columns-repeated="55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formula="of:=([.A326]-[.$E$3])^2" office:value-type="float" office:value="14332111.9829092" calcext:value-type="float">
            <text:p>14332111,9829092</text:p>
          </table:table-cell>
          <table:table-cell table:number-columns-repeated="5"/>
          <table:table-cell office:value-type="float" office:value="10727" calcext:value-type="float">
            <text:p>10727</text:p>
          </table:table-cell>
          <table:table-cell table:formula="of:=([.H326]-[.$L$3])^2" office:value-type="float" office:value="304920.909225535" calcext:value-type="float">
            <text:p>304920,909225535</text:p>
          </table:table-cell>
          <table:table-cell table:number-columns-repeated="55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([.A327]-[.$E$3])^2" office:value-type="float" office:value="9652067.01174999" calcext:value-type="float">
            <text:p>9652067,01174999</text:p>
          </table:table-cell>
          <table:table-cell table:number-columns-repeated="5"/>
          <table:table-cell office:value-type="float" office:value="8280" calcext:value-type="float">
            <text:p>8280</text:p>
          </table:table-cell>
          <table:table-cell table:formula="of:=([.H327]-[.$L$3])^2" office:value-type="float" office:value="8995179.29047125" calcext:value-type="float">
            <text:p>8995179,29047125</text:p>
          </table:table-cell>
          <table:table-cell table:number-columns-repeated="55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([.A328]-[.$E$3])^2" office:value-type="float" office:value="12025481.4338243" calcext:value-type="float">
            <text:p>12025481,4338243</text:p>
          </table:table-cell>
          <table:table-cell table:number-columns-repeated="5"/>
          <table:table-cell office:value-type="float" office:value="8925" calcext:value-type="float">
            <text:p>8925</text:p>
          </table:table-cell>
          <table:table-cell table:formula="of:=([.H328]-[.$L$3])^2" office:value-type="float" office:value="5542240.88184702" calcext:value-type="float">
            <text:p>5542240,88184702</text:p>
          </table:table-cell>
          <table:table-cell table:number-columns-repeated="55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([.A329]-[.$E$3])^2" office:value-type="float" office:value="13903782.3373185" calcext:value-type="float">
            <text:p>13903782,3373185</text:p>
          </table:table-cell>
          <table:table-cell table:number-columns-repeated="5"/>
          <table:table-cell office:value-type="float" office:value="11477" calcext:value-type="float">
            <text:p>11477</text:p>
          </table:table-cell>
          <table:table-cell table:formula="of:=([.H329]-[.$L$3])^2" office:value-type="float" office:value="39126.2480345711" calcext:value-type="float">
            <text:p>39126,2480345711</text:p>
          </table:table-cell>
          <table:table-cell table:number-columns-repeated="55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([.A330]-[.$E$3])^2" office:value-type="float" office:value="10928165.4937245" calcext:value-type="float">
            <text:p>10928165,4937245</text:p>
          </table:table-cell>
          <table:table-cell table:number-columns-repeated="5"/>
          <table:table-cell office:value-type="float" office:value="10501" calcext:value-type="float">
            <text:p>10501</text:p>
          </table:table-cell>
          <table:table-cell table:formula="of:=([.H330]-[.$L$3])^2" office:value-type="float" office:value="605589.700464412" calcext:value-type="float">
            <text:p>605589,700464412</text:p>
          </table:table-cell>
          <table:table-cell table:number-columns-repeated="55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formula="of:=([.A331]-[.$E$3])^2" office:value-type="float" office:value="9745495.33953702" calcext:value-type="float">
            <text:p>9745495,33953702</text:p>
          </table:table-cell>
          <table:table-cell table:number-columns-repeated="5"/>
          <table:table-cell office:value-type="float" office:value="11759" calcext:value-type="float">
            <text:p>11759</text:p>
          </table:table-cell>
          <table:table-cell table:formula="of:=([.H331]-[.$L$3])^2" office:value-type="float" office:value="230211.455426769" calcext:value-type="float">
            <text:p>230211,455426769</text:p>
          </table:table-cell>
          <table:table-cell table:number-columns-repeated="55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formula="of:=([.A332]-[.$E$3])^2" office:value-type="float" office:value="3903697.09660856" calcext:value-type="float">
            <text:p>3903697,09660856</text:p>
          </table:table-cell>
          <table:table-cell table:number-columns-repeated="5"/>
          <table:table-cell office:value-type="float" office:value="15503" calcext:value-type="float">
            <text:p>15503</text:p>
          </table:table-cell>
          <table:table-cell table:formula="of:=([.H332]-[.$L$3])^2" office:value-type="float" office:value="17840516.5067615" calcext:value-type="float">
            <text:p>17840516,5067615</text:p>
          </table:table-cell>
          <table:table-cell table:number-columns-repeated="55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([.A333]-[.$E$3])^2" office:value-type="float" office:value="11241117.5874571" calcext:value-type="float">
            <text:p>11241117,5874571</text:p>
          </table:table-cell>
          <table:table-cell table:number-columns-repeated="5"/>
          <table:table-cell office:value-type="float" office:value="13551" calcext:value-type="float">
            <text:p>13551</text:p>
          </table:table-cell>
          <table:table-cell table:formula="of:=([.H333]-[.$L$3])^2" office:value-type="float" office:value="5161091.41162116" calcext:value-type="float">
            <text:p>5161091,41162116</text:p>
          </table:table-cell>
          <table:table-cell table:number-columns-repeated="55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formula="of:=([.A334]-[.$E$3])^2" office:value-type="float" office:value="10483203.74109" calcext:value-type="float">
            <text:p>10483203,74109</text:p>
          </table:table-cell>
          <table:table-cell table:number-columns-repeated="5"/>
          <table:table-cell office:value-type="float" office:value="8981" calcext:value-type="float">
            <text:p>8981</text:p>
          </table:table-cell>
          <table:table-cell table:formula="of:=([.H334]-[.$L$3])^2" office:value-type="float" office:value="5281706.8804781" calcext:value-type="float">
            <text:p>5281706,8804781</text:p>
          </table:table-cell>
          <table:table-cell table:number-columns-repeated="55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([.A335]-[.$E$3])^2" office:value-type="float" office:value="9264582.0350445" calcext:value-type="float">
            <text:p>9264582,0350445</text:p>
          </table:table-cell>
          <table:table-cell table:number-columns-repeated="5"/>
          <table:table-cell office:value-type="float" office:value="11831" calcext:value-type="float">
            <text:p>11831</text:p>
          </table:table-cell>
          <table:table-cell table:formula="of:=([.H335]-[.$L$3])^2" office:value-type="float" office:value="304487.167952436" calcext:value-type="float">
            <text:p>304487,167952436</text:p>
          </table:table-cell>
          <table:table-cell table:number-columns-repeated="55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([.A336]-[.$E$3])^2" office:value-type="float" office:value="14468723.9762536" calcext:value-type="float">
            <text:p>14468723,9762536</text:p>
          </table:table-cell>
          <table:table-cell table:number-columns-repeated="5"/>
          <table:table-cell office:value-type="float" office:value="9281" calcext:value-type="float">
            <text:p>9281</text:p>
          </table:table-cell>
          <table:table-cell table:formula="of:=([.H336]-[.$L$3])^2" office:value-type="float" office:value="3992789.01600171" calcext:value-type="float">
            <text:p>3992789,01600171</text:p>
          </table:table-cell>
          <table:table-cell table:number-columns-repeated="55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([.A337]-[.$E$3])^2" office:value-type="float" office:value="12615124.0694316" calcext:value-type="float">
            <text:p>12615124,0694316</text:p>
          </table:table-cell>
          <table:table-cell table:number-columns-repeated="5"/>
          <table:table-cell office:value-type="float" office:value="8950" calcext:value-type="float">
            <text:p>8950</text:p>
          </table:table-cell>
          <table:table-cell table:formula="of:=([.H337]-[.$L$3])^2" office:value-type="float" office:value="5425156.05980733" calcext:value-type="float">
            <text:p>5425156,05980733</text:p>
          </table:table-cell>
          <table:table-cell table:number-columns-repeated="55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formula="of:=([.A338]-[.$E$3])^2" office:value-type="float" office:value="15592844.4781948" calcext:value-type="float">
            <text:p>15592844,4781948</text:p>
          </table:table-cell>
          <table:table-cell table:number-columns-repeated="5"/>
          <table:table-cell office:value-type="float" office:value="12369" calcext:value-type="float">
            <text:p>12369</text:p>
          </table:table-cell>
          <table:table-cell table:formula="of:=([.H338]-[.$L$3])^2" office:value-type="float" office:value="1187671.79765812" calcext:value-type="float">
            <text:p>1187671,79765812</text:p>
          </table:table-cell>
          <table:table-cell table:number-columns-repeated="55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formula="of:=([.A339]-[.$E$3])^2" office:value-type="float" office:value="14936505.8425875" calcext:value-type="float">
            <text:p>14936505,8425875</text:p>
          </table:table-cell>
          <table:table-cell table:number-columns-repeated="5"/>
          <table:table-cell office:value-type="float" office:value="8287" calcext:value-type="float">
            <text:p>8287</text:p>
          </table:table-cell>
          <table:table-cell table:formula="of:=([.H339]-[.$L$3])^2" office:value-type="float" office:value="8953239.54030014" calcext:value-type="float">
            <text:p>8953239,54030014</text:p>
          </table:table-cell>
          <table:table-cell table:number-columns-repeated="55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formula="of:=([.A340]-[.$E$3])^2" office:value-type="float" office:value="11551689.126004" calcext:value-type="float">
            <text:p>11551689,126004</text:p>
          </table:table-cell>
          <table:table-cell table:number-columns-repeated="5"/>
          <table:table-cell office:value-type="float" office:value="8734" calcext:value-type="float">
            <text:p>8734</text:p>
          </table:table-cell>
          <table:table-cell table:formula="of:=([.H340]-[.$L$3])^2" office:value-type="float" office:value="6478024.92223032" calcext:value-type="float">
            <text:p>6478024,92223032</text:p>
          </table:table-cell>
          <table:table-cell table:number-columns-repeated="55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([.A341]-[.$E$3])^2" office:value-type="float" office:value="11742804.6712065" calcext:value-type="float">
            <text:p>11742804,6712065</text:p>
          </table:table-cell>
          <table:table-cell table:number-columns-repeated="5"/>
          <table:table-cell office:value-type="float" office:value="18220" calcext:value-type="float">
            <text:p>18220</text:p>
          </table:table-cell>
          <table:table-cell table:formula="of:=([.H341]-[.$L$3])^2" office:value-type="float" office:value="48174754.047487" calcext:value-type="float">
            <text:p>48174754,047487</text:p>
          </table:table-cell>
          <table:table-cell table:number-columns-repeated="55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([.A342]-[.$E$3])^2" office:value-type="float" office:value="11134084.7044843" calcext:value-type="float">
            <text:p>11134084,7044843</text:p>
          </table:table-cell>
          <table:table-cell table:number-columns-repeated="5"/>
          <table:table-cell office:value-type="float" office:value="14090" calcext:value-type="float">
            <text:p>14090</text:p>
          </table:table-cell>
          <table:table-cell table:formula="of:=([.H342]-[.$L$3])^2" office:value-type="float" office:value="7900616.64844525" calcext:value-type="float">
            <text:p>7900616,64844525</text:p>
          </table:table-cell>
          <table:table-cell table:number-columns-repeated="55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([.A343]-[.$E$3])^2" office:value-type="float" office:value="12346632.9723712" calcext:value-type="float">
            <text:p>12346632,9723712</text:p>
          </table:table-cell>
          <table:table-cell table:number-columns-repeated="5"/>
          <table:table-cell office:value-type="float" office:value="8298" calcext:value-type="float">
            <text:p>8298</text:p>
          </table:table-cell>
          <table:table-cell table:formula="of:=([.H343]-[.$L$3])^2" office:value-type="float" office:value="8887532.21860267" calcext:value-type="float">
            <text:p>8887532,21860267</text:p>
          </table:table-cell>
          <table:table-cell table:number-columns-repeated="55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formula="of:=([.A344]-[.$E$3])^2" office:value-type="float" office:value="10606600.2896202" calcext:value-type="float">
            <text:p>10606600,2896202</text:p>
          </table:table-cell>
          <table:table-cell table:number-columns-repeated="5"/>
          <table:table-cell office:value-type="float" office:value="11746" calcext:value-type="float">
            <text:p>11746</text:p>
          </table:table-cell>
          <table:table-cell table:formula="of:=([.H344]-[.$L$3])^2" office:value-type="float" office:value="217905.562887412" calcext:value-type="float">
            <text:p>217905,562887412</text:p>
          </table:table-cell>
          <table:table-cell table:number-columns-repeated="55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formula="of:=([.A345]-[.$E$3])^2" office:value-type="float" office:value="7594310.14153369" calcext:value-type="float">
            <text:p>7594310,14153369</text:p>
          </table:table-cell>
          <table:table-cell table:number-columns-repeated="5"/>
          <table:table-cell office:value-type="float" office:value="12028" calcext:value-type="float">
            <text:p>12028</text:p>
          </table:table-cell>
          <table:table-cell table:formula="of:=([.H345]-[.$L$3])^2" office:value-type="float" office:value="560706.77027961" calcext:value-type="float">
            <text:p>560706,77027961</text:p>
          </table:table-cell>
          <table:table-cell table:number-columns-repeated="55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([.A346]-[.$E$3])^2" office:value-type="float" office:value="11928579.6612231" calcext:value-type="float">
            <text:p>11928579,6612231</text:p>
          </table:table-cell>
          <table:table-cell table:number-columns-repeated="5"/>
          <table:table-cell office:value-type="float" office:value="8783" calcext:value-type="float">
            <text:p>8783</text:p>
          </table:table-cell>
          <table:table-cell table:formula="of:=([.H346]-[.$L$3])^2" office:value-type="float" office:value="6230996.67103251" calcext:value-type="float">
            <text:p>6230996,67103251</text:p>
          </table:table-cell>
          <table:table-cell table:number-columns-repeated="55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formula="of:=([.A347]-[.$E$3])^2" office:value-type="float" office:value="10967870.8248393" calcext:value-type="float">
            <text:p>10967870,8248393</text:p>
          </table:table-cell>
          <table:table-cell table:number-columns-repeated="5"/>
          <table:table-cell office:value-type="float" office:value="11823" calcext:value-type="float">
            <text:p>11823</text:p>
          </table:table-cell>
          <table:table-cell table:formula="of:=([.H347]-[.$L$3])^2" office:value-type="float" office:value="295722.31100514" calcext:value-type="float">
            <text:p>295722,31100514</text:p>
          </table:table-cell>
          <table:table-cell table:number-columns-repeated="55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([.A348]-[.$E$3])^2" office:value-type="float" office:value="8229884.87752925" calcext:value-type="float">
            <text:p>8229884,87752925</text:p>
          </table:table-cell>
          <table:table-cell table:number-columns-repeated="5"/>
          <table:table-cell office:value-type="float" office:value="8887" calcext:value-type="float">
            <text:p>8887</text:p>
          </table:table-cell>
          <table:table-cell table:formula="of:=([.H348]-[.$L$3])^2" office:value-type="float" office:value="5722603.81134737" calcext:value-type="float">
            <text:p>5722603,81134737</text:p>
          </table:table-cell>
          <table:table-cell table:number-columns-repeated="55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formula="of:=([.A349]-[.$E$3])^2" office:value-type="float" office:value="8287360.42938727" calcext:value-type="float">
            <text:p>8287360,42938727</text:p>
          </table:table-cell>
          <table:table-cell table:number-columns-repeated="5"/>
          <table:table-cell office:value-type="float" office:value="11549" calcext:value-type="float">
            <text:p>11549</text:p>
          </table:table-cell>
          <table:table-cell table:formula="of:=([.H349]-[.$L$3])^2" office:value-type="float" office:value="72793.9605602386" calcext:value-type="float">
            <text:p>72793,9605602386</text:p>
          </table:table-cell>
          <table:table-cell table:number-columns-repeated="55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([.A350]-[.$E$3])^2" office:value-type="float" office:value="12515870.2968304" calcext:value-type="float">
            <text:p>12515870,2968304</text:p>
          </table:table-cell>
          <table:table-cell table:number-columns-repeated="5"/>
          <table:table-cell office:value-type="float" office:value="9614" calcext:value-type="float">
            <text:p>9614</text:p>
          </table:table-cell>
          <table:table-cell table:formula="of:=([.H350]-[.$L$3])^2" office:value-type="float" office:value="2772879.18643293" calcext:value-type="float">
            <text:p>2772879,18643293</text:p>
          </table:table-cell>
          <table:table-cell table:number-columns-repeated="55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formula="of:=([.A351]-[.$E$3])^2" office:value-type="float" office:value="14023359.2202913" calcext:value-type="float">
            <text:p>14023359,2202913</text:p>
          </table:table-cell>
          <table:table-cell table:number-columns-repeated="5"/>
          <table:table-cell office:value-type="float" office:value="11840" calcext:value-type="float">
            <text:p>11840</text:p>
          </table:table-cell>
          <table:table-cell table:formula="of:=([.H351]-[.$L$3])^2" office:value-type="float" office:value="314500.632018145" calcext:value-type="float">
            <text:p>314500,632018145</text:p>
          </table:table-cell>
          <table:table-cell table:number-columns-repeated="55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formula="of:=([.A352]-[.$E$3])^2" office:value-type="float" office:value="11921673.1060373" calcext:value-type="float">
            <text:p>11921673,1060373</text:p>
          </table:table-cell>
          <table:table-cell table:number-columns-repeated="5"/>
          <table:table-cell office:value-type="float" office:value="10372" calcext:value-type="float">
            <text:p>10372</text:p>
          </table:table-cell>
          <table:table-cell table:formula="of:=([.H352]-[.$L$3])^2" office:value-type="float" office:value="823005.382189258" calcext:value-type="float">
            <text:p>823005,382189258</text:p>
          </table:table-cell>
          <table:table-cell table:number-columns-repeated="55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formula="of:=([.A353]-[.$E$3])^2" office:value-type="float" office:value="10334794.9718166" calcext:value-type="float">
            <text:p>10334794,9718166</text:p>
          </table:table-cell>
          <table:table-cell table:number-columns-repeated="5"/>
          <table:table-cell office:value-type="float" office:value="9403" calcext:value-type="float">
            <text:p>9403</text:p>
          </table:table-cell>
          <table:table-cell table:formula="of:=([.H353]-[.$L$3])^2" office:value-type="float" office:value="3520113.08444798" calcext:value-type="float">
            <text:p>3520113,08444798</text:p>
          </table:table-cell>
          <table:table-cell table:number-columns-repeated="55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formula="of:=([.A354]-[.$E$3])^2" office:value-type="float" office:value="11804567.6678787" calcext:value-type="float">
            <text:p>11804567,6678787</text:p>
          </table:table-cell>
          <table:table-cell table:number-columns-repeated="5"/>
          <table:table-cell office:value-type="float" office:value="11045" calcext:value-type="float">
            <text:p>11045</text:p>
          </table:table-cell>
          <table:table-cell table:formula="of:=([.H354]-[.$L$3])^2" office:value-type="float" office:value="54847.9728805662" calcext:value-type="float">
            <text:p>54847,9728805662</text:p>
          </table:table-cell>
          <table:table-cell table:number-columns-repeated="55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([.A355]-[.$E$3])^2" office:value-type="float" office:value="12101893.5408681" calcext:value-type="float">
            <text:p>12101893,5408681</text:p>
          </table:table-cell>
          <table:table-cell table:number-columns-repeated="5"/>
          <table:table-cell office:value-type="float" office:value="10421" calcext:value-type="float">
            <text:p>10421</text:p>
          </table:table-cell>
          <table:table-cell table:formula="of:=([.H355]-[.$L$3])^2" office:value-type="float" office:value="736501.130991448" calcext:value-type="float">
            <text:p>736501,130991448</text:p>
          </table:table-cell>
          <table:table-cell table:number-columns-repeated="55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formula="of:=([.A356]-[.$E$3])^2" office:value-type="float" office:value="12255443.7549558" calcext:value-type="float">
            <text:p>12255443,7549558</text:p>
          </table:table-cell>
          <table:table-cell table:number-columns-repeated="5"/>
          <table:table-cell office:value-type="float" office:value="9547" calcext:value-type="float">
            <text:p>9547</text:p>
          </table:table-cell>
          <table:table-cell table:formula="of:=([.H356]-[.$L$3])^2" office:value-type="float" office:value="3000504.50949932" calcext:value-type="float">
            <text:p>3000504,50949932</text:p>
          </table:table-cell>
          <table:table-cell table:number-columns-repeated="55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([.A357]-[.$E$3])^2" office:value-type="float" office:value="9119056.71058527" calcext:value-type="float">
            <text:p>9119056,71058527</text:p>
          </table:table-cell>
          <table:table-cell table:number-columns-repeated="5"/>
          <table:table-cell office:value-type="float" office:value="10772" calcext:value-type="float">
            <text:p>10772</text:p>
          </table:table-cell>
          <table:table-cell table:formula="of:=([.H357]-[.$L$3])^2" office:value-type="float" office:value="257248.229554077" calcext:value-type="float">
            <text:p>257248,229554077</text:p>
          </table:table-cell>
          <table:table-cell table:number-columns-repeated="55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formula="of:=([.A358]-[.$E$3])^2" office:value-type="float" office:value="5120162.43493358" calcext:value-type="float">
            <text:p>5120162,43493358</text:p>
          </table:table-cell>
          <table:table-cell table:number-columns-repeated="5"/>
          <table:table-cell office:value-type="float" office:value="9206" calcext:value-type="float">
            <text:p>9206</text:p>
          </table:table-cell>
          <table:table-cell table:formula="of:=([.H358]-[.$L$3])^2" office:value-type="float" office:value="4298143.48212081" calcext:value-type="float">
            <text:p>4298143,48212081</text:p>
          </table:table-cell>
          <table:table-cell table:number-columns-repeated="55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([.A359]-[.$E$3])^2" office:value-type="float" office:value="8837406.6168526" calcext:value-type="float">
            <text:p>8837406,6168526</text:p>
          </table:table-cell>
          <table:table-cell table:number-columns-repeated="5"/>
          <table:table-cell office:value-type="float" office:value="12234" calcext:value-type="float">
            <text:p>12234</text:p>
          </table:table-cell>
          <table:table-cell table:formula="of:=([.H359]-[.$L$3])^2" office:value-type="float" office:value="911649.836672492" calcext:value-type="float">
            <text:p>911649,836672492</text:p>
          </table:table-cell>
          <table:table-cell table:number-columns-repeated="55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([.A360]-[.$E$3])^2" office:value-type="float" office:value="12074079.3201249" calcext:value-type="float">
            <text:p>12074079,3201249</text:p>
          </table:table-cell>
          <table:table-cell table:number-columns-repeated="5"/>
          <table:table-cell office:value-type="float" office:value="10200" calcext:value-type="float">
            <text:p>10200</text:p>
          </table:table-cell>
          <table:table-cell table:formula="of:=([.H360]-[.$L$3])^2" office:value-type="float" office:value="1164664.95782239" calcext:value-type="float">
            <text:p>1164664,95782239</text:p>
          </table:table-cell>
          <table:table-cell table:number-columns-repeated="55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formula="of:=([.A361]-[.$E$3])^2" office:value-type="float" office:value="14951968.9529591" calcext:value-type="float">
            <text:p>14951968,9529591</text:p>
          </table:table-cell>
          <table:table-cell table:number-columns-repeated="5"/>
          <table:table-cell office:value-type="float" office:value="8247" calcext:value-type="float">
            <text:p>8247</text:p>
          </table:table-cell>
          <table:table-cell table:formula="of:=([.H361]-[.$L$3])^2" office:value-type="float" office:value="9194215.25556366" calcext:value-type="float">
            <text:p>9194215,25556366</text:p>
          </table:table-cell>
          <table:table-cell table:number-columns-repeated="55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formula="of:=([.A362]-[.$E$3])^2" office:value-type="float" office:value="10360529.1925598" calcext:value-type="float">
            <text:p>10360529,1925598</text:p>
          </table:table-cell>
          <table:table-cell table:number-columns-repeated="5"/>
          <table:table-cell office:value-type="float" office:value="12178" calcext:value-type="float">
            <text:p>12178</text:p>
          </table:table-cell>
          <table:table-cell table:formula="of:=([.H362]-[.$L$3])^2" office:value-type="float" office:value="807847.838041417" calcext:value-type="float">
            <text:p>807847,838041417</text:p>
          </table:table-cell>
          <table:table-cell table:number-columns-repeated="55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formula="of:=([.A363]-[.$E$3])^2" office:value-type="float" office:value="13430594.8054272" calcext:value-type="float">
            <text:p>13430594,8054272</text:p>
          </table:table-cell>
          <table:table-cell table:number-columns-repeated="5"/>
          <table:table-cell office:value-type="float" office:value="9224" calcext:value-type="float">
            <text:p>9224</text:p>
          </table:table-cell>
          <table:table-cell table:formula="of:=([.H363]-[.$L$3])^2" office:value-type="float" office:value="4223832.41025223" calcext:value-type="float">
            <text:p>4223832,41025223</text:p>
          </table:table-cell>
          <table:table-cell table:number-columns-repeated="55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([.A364]-[.$E$3])^2" office:value-type="float" office:value="9258495.4798587" calcext:value-type="float">
            <text:p>9258495,4798587</text:p>
          </table:table-cell>
          <table:table-cell table:number-columns-repeated="5"/>
          <table:table-cell office:value-type="float" office:value="8235" calcext:value-type="float">
            <text:p>8235</text:p>
          </table:table-cell>
          <table:table-cell table:formula="of:=([.H364]-[.$L$3])^2" office:value-type="float" office:value="9267131.97014271" calcext:value-type="float">
            <text:p>9267131,97014271</text:p>
          </table:table-cell>
          <table:table-cell table:number-columns-repeated="55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formula="of:=([.A365]-[.$E$3])^2" office:value-type="float" office:value="14339684.538095" calcext:value-type="float">
            <text:p>14339684,538095</text:p>
          </table:table-cell>
          <table:table-cell table:number-columns-repeated="5"/>
          <table:table-cell office:value-type="float" office:value="11323" calcext:value-type="float">
            <text:p>11323</text:p>
          </table:table-cell>
          <table:table-cell table:formula="of:=([.H365]-[.$L$3])^2" office:value-type="float" office:value="1918.75179911566" calcext:value-type="float">
            <text:p>1918,75179911566</text:p>
          </table:table-cell>
          <table:table-cell table:number-columns-repeated="55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([.A366]-[.$E$3])^2" office:value-type="float" office:value="6293965.01064073" calcext:value-type="float">
            <text:p>6293965,01064073</text:p>
          </table:table-cell>
          <table:table-cell table:number-columns-repeated="5"/>
          <table:table-cell office:value-type="float" office:value="10501" calcext:value-type="float">
            <text:p>10501</text:p>
          </table:table-cell>
          <table:table-cell table:formula="of:=([.H366]-[.$L$3])^2" office:value-type="float" office:value="605589.700464412" calcext:value-type="float">
            <text:p>605589,700464412</text:p>
          </table:table-cell>
          <table:table-cell table:number-columns-repeated="55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([.A367]-[.$E$3])^2" office:value-type="float" office:value="10072864.2091987" calcext:value-type="float">
            <text:p>10072864,2091987</text:p>
          </table:table-cell>
          <table:table-cell table:number-columns-repeated="5"/>
          <table:table-cell office:value-type="float" office:value="8333" calcext:value-type="float">
            <text:p>8333</text:p>
          </table:table-cell>
          <table:table-cell table:formula="of:=([.H367]-[.$L$3])^2" office:value-type="float" office:value="8680073.46774709" calcext:value-type="float">
            <text:p>8680073,46774709</text:p>
          </table:table-cell>
          <table:table-cell table:number-columns-repeated="55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([.A368]-[.$E$3])^2" office:value-type="float" office:value="11221009.9218997" calcext:value-type="float">
            <text:p>11221009,9218997</text:p>
          </table:table-cell>
          <table:table-cell table:number-columns-repeated="5"/>
          <table:table-cell office:value-type="float" office:value="11621" calcext:value-type="float">
            <text:p>11621</text:p>
          </table:table-cell>
          <table:table-cell table:formula="of:=([.H368]-[.$L$3])^2" office:value-type="float" office:value="116829.673085906" calcext:value-type="float">
            <text:p>116829,673085906</text:p>
          </table:table-cell>
          <table:table-cell table:number-columns-repeated="55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formula="of:=([.A369]-[.$E$3])^2" office:value-type="float" office:value="10600087.7344344" calcext:value-type="float">
            <text:p>10600087,7344344</text:p>
          </table:table-cell>
          <table:table-cell table:number-columns-repeated="5"/>
          <table:table-cell office:value-type="float" office:value="8425" calcext:value-type="float">
            <text:p>8425</text:p>
          </table:table-cell>
          <table:table-cell table:formula="of:=([.H369]-[.$L$3])^2" office:value-type="float" office:value="8146437.322641" calcext:value-type="float">
            <text:p>8146437,322641</text:p>
          </table:table-cell>
          <table:table-cell table:number-columns-repeated="55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([.A370]-[.$E$3])^2" office:value-type="float" office:value="9952621.66066846" calcext:value-type="float">
            <text:p>9952621,66066846</text:p>
          </table:table-cell>
          <table:table-cell table:number-columns-repeated="5"/>
          <table:table-cell office:value-type="float" office:value="18046" calcext:value-type="float">
            <text:p>18046</text:p>
          </table:table-cell>
          <table:table-cell table:formula="of:=([.H370]-[.$L$3])^2" office:value-type="float" office:value="45789630.4088833" calcext:value-type="float">
            <text:p>45789630,4088833</text:p>
          </table:table-cell>
          <table:table-cell table:number-columns-repeated="55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formula="of:=([.A371]-[.$E$3])^2" office:value-type="float" office:value="5147351.76604839" calcext:value-type="float">
            <text:p>5147351,76604839</text:p>
          </table:table-cell>
          <table:table-cell table:number-columns-repeated="5"/>
          <table:table-cell office:value-type="float" office:value="10453" calcext:value-type="float">
            <text:p>10453</text:p>
          </table:table-cell>
          <table:table-cell table:formula="of:=([.H371]-[.$L$3])^2" office:value-type="float" office:value="682600.558780634" calcext:value-type="float">
            <text:p>682600,558780634</text:p>
          </table:table-cell>
          <table:table-cell table:number-columns-repeated="55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([.A372]-[.$E$3])^2" office:value-type="float" office:value="10104626.9851277" calcext:value-type="float">
            <text:p>10104626,9851277</text:p>
          </table:table-cell>
          <table:table-cell table:number-columns-repeated="5"/>
          <table:table-cell office:value-type="float" office:value="11247" calcext:value-type="float">
            <text:p>11247</text:p>
          </table:table-cell>
          <table:table-cell table:formula="of:=([.H372]-[.$L$3])^2" office:value-type="float" office:value="1036.61079979999" calcext:value-type="float">
            <text:p>1036,61079979999</text:p>
          </table:table-cell>
          <table:table-cell table:number-columns-repeated="55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([.A373]-[.$E$3])^2" office:value-type="float" office:value="5502672.5153551" calcext:value-type="float">
            <text:p>5502672,5153551</text:p>
          </table:table-cell>
          <table:table-cell table:number-columns-repeated="5"/>
          <table:table-cell office:value-type="float" office:value="8509" calcext:value-type="float">
            <text:p>8509</text:p>
          </table:table-cell>
          <table:table-cell table:formula="of:=([.H373]-[.$L$3])^2" office:value-type="float" office:value="7673988.32058761" calcext:value-type="float">
            <text:p>7673988,32058761</text:p>
          </table:table-cell>
          <table:table-cell table:number-columns-repeated="55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([.A374]-[.$E$3])^2" office:value-type="float" office:value="11140759.2596701" calcext:value-type="float">
            <text:p>11140759,2596701</text:p>
          </table:table-cell>
          <table:table-cell table:number-columns-repeated="5"/>
          <table:table-cell office:value-type="float" office:value="11977" calcext:value-type="float">
            <text:p>11977</text:p>
          </table:table-cell>
          <table:table-cell table:formula="of:=([.H374]-[.$L$3])^2" office:value-type="float" office:value="486929.807240595" calcext:value-type="float">
            <text:p>486929,807240595</text:p>
          </table:table-cell>
          <table:table-cell table:number-columns-repeated="55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formula="of:=([.A375]-[.$E$3])^2" office:value-type="float" office:value="13866519.5613895" calcext:value-type="float">
            <text:p>13866519,5613895</text:p>
          </table:table-cell>
          <table:table-cell table:number-columns-repeated="5"/>
          <table:table-cell office:value-type="float" office:value="9910" calcext:value-type="float">
            <text:p>9910</text:p>
          </table:table-cell>
          <table:table-cell table:formula="of:=([.H375]-[.$L$3])^2" office:value-type="float" office:value="1874698.89348289" calcext:value-type="float">
            <text:p>1874698,89348289</text:p>
          </table:table-cell>
          <table:table-cell table:number-columns-repeated="55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formula="of:=([.A376]-[.$E$3])^2" office:value-type="float" office:value="6915730.18812271" calcext:value-type="float">
            <text:p>6915730,18812271</text:p>
          </table:table-cell>
          <table:table-cell table:number-columns-repeated="5"/>
          <table:table-cell office:value-type="float" office:value="9725" calcext:value-type="float">
            <text:p>9725</text:p>
          </table:table-cell>
          <table:table-cell table:formula="of:=([.H376]-[.$L$3])^2" office:value-type="float" office:value="2415526.57657666" calcext:value-type="float">
            <text:p>2415526,57657666</text:p>
          </table:table-cell>
          <table:table-cell table:number-columns-repeated="55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formula="of:=([.A377]-[.$E$3])^2" office:value-type="float" office:value="8944750.61019703" calcext:value-type="float">
            <text:p>8944750,61019703</text:p>
          </table:table-cell>
          <table:table-cell table:number-columns-repeated="5"/>
          <table:table-cell office:value-type="float" office:value="9702" calcext:value-type="float">
            <text:p>9702</text:p>
          </table:table-cell>
          <table:table-cell table:formula="of:=([.H377]-[.$L$3])^2" office:value-type="float" office:value="2487548.61285319" calcext:value-type="float">
            <text:p>2487548,61285319</text:p>
          </table:table-cell>
          <table:table-cell table:number-columns-repeated="55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formula="of:=([.A378]-[.$E$3])^2" office:value-type="float" office:value="15083728.3911177" calcext:value-type="float">
            <text:p>15083728,3911177</text:p>
          </table:table-cell>
          <table:table-cell table:number-columns-repeated="5"/>
          <table:table-cell office:value-type="float" office:value="11326" calcext:value-type="float">
            <text:p>11326</text:p>
          </table:table-cell>
          <table:table-cell table:formula="of:=([.H378]-[.$L$3])^2" office:value-type="float" office:value="2190.57315435181" calcext:value-type="float">
            <text:p>2190,57315435181</text:p>
          </table:table-cell>
          <table:table-cell table:number-columns-repeated="55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formula="of:=([.A379]-[.$E$3])^2" office:value-type="float" office:value="12060184.2097533" calcext:value-type="float">
            <text:p>12060184,2097533</text:p>
          </table:table-cell>
          <table:table-cell table:number-columns-repeated="5"/>
          <table:table-cell office:value-type="float" office:value="15655" calcext:value-type="float">
            <text:p>15655</text:p>
          </table:table-cell>
          <table:table-cell table:formula="of:=([.H379]-[.$L$3])^2" office:value-type="float" office:value="19147656.7887601" calcext:value-type="float">
            <text:p>19147656,7887601</text:p>
          </table:table-cell>
          <table:table-cell table:number-columns-repeated="55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formula="of:=([.A380]-[.$E$3])^2" office:value-type="float" office:value="16376408.8864034" calcext:value-type="float">
            <text:p>16376408,8864034</text:p>
          </table:table-cell>
          <table:table-cell table:number-columns-repeated="5"/>
          <table:table-cell office:value-type="float" office:value="8533" calcext:value-type="float">
            <text:p>8533</text:p>
          </table:table-cell>
          <table:table-cell table:formula="of:=([.H380]-[.$L$3])^2" office:value-type="float" office:value="7541594.8914295" calcext:value-type="float">
            <text:p>7541594,8914295</text:p>
          </table:table-cell>
          <table:table-cell table:number-columns-repeated="55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formula="of:=([.A381]-[.$E$3])^2" office:value-type="float" office:value="9889626.10881045" calcext:value-type="float">
            <text:p>9889626,10881045</text:p>
          </table:table-cell>
          <table:table-cell table:number-columns-repeated="5"/>
          <table:table-cell office:value-type="float" office:value="12249" calcext:value-type="float">
            <text:p>12249</text:p>
          </table:table-cell>
          <table:table-cell table:formula="of:=([.H381]-[.$L$3])^2" office:value-type="float" office:value="940518.943448672" calcext:value-type="float">
            <text:p>940518,943448672</text:p>
          </table:table-cell>
          <table:table-cell table:number-columns-repeated="55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formula="of:=([.A382]-[.$E$3])^2" office:value-type="float" office:value="10437923.8547894" calcext:value-type="float">
            <text:p>10437923,8547894</text:p>
          </table:table-cell>
          <table:table-cell table:number-columns-repeated="5"/>
          <table:table-cell office:value-type="float" office:value="9819" calcext:value-type="float">
            <text:p>9819</text:p>
          </table:table-cell>
          <table:table-cell table:formula="of:=([.H382]-[.$L$3])^2" office:value-type="float" office:value="2132173.64570739" calcext:value-type="float">
            <text:p>2132173,64570739</text:p>
          </table:table-cell>
          <table:table-cell table:number-columns-repeated="55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formula="of:=([.A383]-[.$E$3])^2" office:value-type="float" office:value="10483203.74109" calcext:value-type="float">
            <text:p>10483203,74109</text:p>
          </table:table-cell>
          <table:table-cell table:number-columns-repeated="5"/>
          <table:table-cell office:value-type="float" office:value="8352" calcext:value-type="float">
            <text:p>8352</text:p>
          </table:table-cell>
          <table:table-cell table:formula="of:=([.H383]-[.$L$3])^2" office:value-type="float" office:value="8568479.00299692" calcext:value-type="float">
            <text:p>8568479,00299692</text:p>
          </table:table-cell>
          <table:table-cell table:number-columns-repeated="55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formula="of:=([.A384]-[.$E$3])^2" office:value-type="float" office:value="12558359.6279452" calcext:value-type="float">
            <text:p>12558359,6279452</text:p>
          </table:table-cell>
          <table:table-cell table:number-columns-repeated="5"/>
          <table:table-cell office:value-type="float" office:value="10722" calcext:value-type="float">
            <text:p>10722</text:p>
          </table:table-cell>
          <table:table-cell table:formula="of:=([.H384]-[.$L$3])^2" office:value-type="float" office:value="310467.873633475" calcext:value-type="float">
            <text:p>310467,873633475</text:p>
          </table:table-cell>
          <table:table-cell table:number-columns-repeated="55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([.A385]-[.$E$3])^2" office:value-type="float" office:value="11422896.5774738" calcext:value-type="float">
            <text:p>11422896,5774738</text:p>
          </table:table-cell>
          <table:table-cell table:number-columns-repeated="5"/>
          <table:table-cell office:value-type="float" office:value="8728" calcext:value-type="float">
            <text:p>8728</text:p>
          </table:table-cell>
          <table:table-cell table:formula="of:=([.H385]-[.$L$3])^2" office:value-type="float" office:value="6508603.27951985" calcext:value-type="float">
            <text:p>6508603,27951985</text:p>
          </table:table-cell>
          <table:table-cell table:number-columns-repeated="55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([.A386]-[.$E$3])^2" office:value-type="float" office:value="10961248.2696535" calcext:value-type="float">
            <text:p>10961248,2696535</text:p>
          </table:table-cell>
          <table:table-cell table:number-columns-repeated="5"/>
          <table:table-cell office:value-type="float" office:value="11561" calcext:value-type="float">
            <text:p>11561</text:p>
          </table:table-cell>
          <table:table-cell table:formula="of:=([.H386]-[.$L$3])^2" office:value-type="float" office:value="79413.2459811832" calcext:value-type="float">
            <text:p>79413,2459811832</text:p>
          </table:table-cell>
          <table:table-cell table:number-columns-repeated="55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([.A387]-[.$E$3])^2" office:value-type="float" office:value="9362238.91801733" calcext:value-type="float">
            <text:p>9362238,91801733</text:p>
          </table:table-cell>
          <table:table-cell table:number-columns-repeated="5"/>
          <table:table-cell office:value-type="float" office:value="11768" calcext:value-type="float">
            <text:p>11768</text:p>
          </table:table-cell>
          <table:table-cell table:formula="of:=([.H387]-[.$L$3])^2" office:value-type="float" office:value="238928.919492477" calcext:value-type="float">
            <text:p>238928,919492477</text:p>
          </table:table-cell>
          <table:table-cell table:number-columns-repeated="55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([.A388]-[.$E$3])^2" office:value-type="float" office:value="9405124.80431794" calcext:value-type="float">
            <text:p>9405124,80431794</text:p>
          </table:table-cell>
          <table:table-cell table:number-columns-repeated="5"/>
          <table:table-cell office:value-type="float" office:value="9164" calcext:value-type="float">
            <text:p>9164</text:p>
          </table:table-cell>
          <table:table-cell table:formula="of:=([.H388]-[.$L$3])^2" office:value-type="float" office:value="4474055.9831475" calcext:value-type="float">
            <text:p>4474055,9831475</text:p>
          </table:table-cell>
          <table:table-cell table:number-columns-repeated="55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([.A389]-[.$E$3])^2" office:value-type="float" office:value="8789906.17536619" calcext:value-type="float">
            <text:p>8789906,17536619</text:p>
          </table:table-cell>
          <table:table-cell table:number-columns-repeated="5"/>
          <table:table-cell office:value-type="float" office:value="12255" calcext:value-type="float">
            <text:p>12255</text:p>
          </table:table-cell>
          <table:table-cell table:formula="of:=([.H389]-[.$L$3])^2" office:value-type="float" office:value="952192.586159145" calcext:value-type="float">
            <text:p>952192,586159145</text:p>
          </table:table-cell>
          <table:table-cell table:number-columns-repeated="55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formula="of:=([.A390]-[.$E$3])^2" office:value-type="float" office:value="15703606.250796" calcext:value-type="float">
            <text:p>15703606,250796</text:p>
          </table:table-cell>
          <table:table-cell table:number-columns-repeated="5"/>
          <table:table-cell office:value-type="float" office:value="8974" calcext:value-type="float">
            <text:p>8974</text:p>
          </table:table-cell>
          <table:table-cell table:formula="of:=([.H390]-[.$L$3])^2" office:value-type="float" office:value="5313930.63064921" calcext:value-type="float">
            <text:p>5313930,63064921</text:p>
          </table:table-cell>
          <table:table-cell table:number-columns-repeated="55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([.A391]-[.$E$3])^2" office:value-type="float" office:value="16457444.4382614" calcext:value-type="float">
            <text:p>16457444,4382614</text:p>
          </table:table-cell>
          <table:table-cell table:number-columns-repeated="5"/>
          <table:table-cell office:value-type="float" office:value="11538" calcext:value-type="float">
            <text:p>11538</text:p>
          </table:table-cell>
          <table:table-cell table:formula="of:=([.H391]-[.$L$3])^2" office:value-type="float" office:value="66979.282257706" calcext:value-type="float">
            <text:p>66979,282257706</text:p>
          </table:table-cell>
          <table:table-cell table:number-columns-repeated="55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([.A392]-[.$E$3])^2" office:value-type="float" office:value="10354092.637374" calcext:value-type="float">
            <text:p>10354092,637374</text:p>
          </table:table-cell>
          <table:table-cell table:number-columns-repeated="5"/>
          <table:table-cell office:value-type="float" office:value="8597" calcext:value-type="float">
            <text:p>8597</text:p>
          </table:table-cell>
          <table:table-cell table:formula="of:=([.H392]-[.$L$3])^2" office:value-type="float" office:value="7194177.74700787" calcext:value-type="float">
            <text:p>7194177,74700787</text:p>
          </table:table-cell>
          <table:table-cell table:number-columns-repeated="55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formula="of:=([.A393]-[.$E$3])^2" office:value-type="float" office:value="16126469.6756435" calcext:value-type="float">
            <text:p>16126469,6756435</text:p>
          </table:table-cell>
          <table:table-cell table:number-columns-repeated="5"/>
          <table:table-cell office:value-type="float" office:value="13633" calcext:value-type="float">
            <text:p>13633</text:p>
          </table:table-cell>
          <table:table-cell table:formula="of:=([.H393]-[.$L$3])^2" office:value-type="float" office:value="5540391.19533095" calcext:value-type="float">
            <text:p>5540391,19533095</text:p>
          </table:table-cell>
          <table:table-cell table:number-columns-repeated="55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formula="of:=([.A394]-[.$E$3])^2" office:value-type="float" office:value="13044937.3805797" calcext:value-type="float">
            <text:p>13044937,3805797</text:p>
          </table:table-cell>
          <table:table-cell table:number-columns-repeated="5"/>
          <table:table-cell office:value-type="float" office:value="13427" calcext:value-type="float">
            <text:p>13427</text:p>
          </table:table-cell>
          <table:table-cell table:formula="of:=([.H394]-[.$L$3])^2" office:value-type="float" office:value="4613060.12893806" calcext:value-type="float">
            <text:p>4613060,12893806</text:p>
          </table:table-cell>
          <table:table-cell table:number-columns-repeated="55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([.A395]-[.$E$3])^2" office:value-type="float" office:value="12136706.3167971" calcext:value-type="float">
            <text:p>12136706,3167971</text:p>
          </table:table-cell>
          <table:table-cell table:number-columns-repeated="5"/>
          <table:table-cell office:value-type="float" office:value="12042" calcext:value-type="float">
            <text:p>12042</text:p>
          </table:table-cell>
          <table:table-cell table:formula="of:=([.H395]-[.$L$3])^2" office:value-type="float" office:value="581869.269937378" calcext:value-type="float">
            <text:p>581869,269937378</text:p>
          </table:table-cell>
          <table:table-cell table:number-columns-repeated="55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([.A396]-[.$E$3])^2" office:value-type="float" office:value="8281603.87420146" calcext:value-type="float">
            <text:p>8281603,87420146</text:p>
          </table:table-cell>
          <table:table-cell table:number-columns-repeated="5"/>
          <table:table-cell office:value-type="float" office:value="9537" calcext:value-type="float">
            <text:p>9537</text:p>
          </table:table-cell>
          <table:table-cell table:formula="of:=([.H396]-[.$L$3])^2" office:value-type="float" office:value="3035248.4383152" calcext:value-type="float">
            <text:p>3035248,4383152</text:p>
          </table:table-cell>
          <table:table-cell table:number-columns-repeated="55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formula="of:=([.A397]-[.$E$3])^2" office:value-type="float" office:value="1937044.86810052" calcext:value-type="float">
            <text:p>1937044,86810052</text:p>
          </table:table-cell>
          <table:table-cell table:number-columns-repeated="5"/>
          <table:table-cell office:value-type="float" office:value="9009" calcext:value-type="float">
            <text:p>9009</text:p>
          </table:table-cell>
          <table:table-cell table:formula="of:=([.H397]-[.$L$3])^2" office:value-type="float" office:value="5153791.87979364" calcext:value-type="float">
            <text:p>5153791,87979364</text:p>
          </table:table-cell>
          <table:table-cell table:number-columns-repeated="55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([.A398]-[.$E$3])^2" office:value-type="float" office:value="11928579.6612231" calcext:value-type="float">
            <text:p>11928579,6612231</text:p>
          </table:table-cell>
          <table:table-cell table:number-columns-repeated="5"/>
          <table:table-cell office:value-type="float" office:value="9327" calcext:value-type="float">
            <text:p>9327</text:p>
          </table:table-cell>
          <table:table-cell table:formula="of:=([.H398]-[.$L$3])^2" office:value-type="float" office:value="3811070.94344867" calcext:value-type="float">
            <text:p>3811070,94344867</text:p>
          </table:table-cell>
          <table:table-cell table:number-columns-repeated="55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([.A399]-[.$E$3])^2" office:value-type="float" office:value="10613114.844806" calcext:value-type="float">
            <text:p>10613114,844806</text:p>
          </table:table-cell>
          <table:table-cell table:number-columns-repeated="5"/>
          <table:table-cell office:value-type="float" office:value="9817" calcext:value-type="float">
            <text:p>9817</text:p>
          </table:table-cell>
          <table:table-cell table:formula="of:=([.H399]-[.$L$3])^2" office:value-type="float" office:value="2138018.43147057" calcext:value-type="float">
            <text:p>2138018,43147057</text:p>
          </table:table-cell>
          <table:table-cell table:number-columns-repeated="55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([.A400]-[.$E$3])^2" office:value-type="float" office:value="10881933.6074239" calcext:value-type="float">
            <text:p>10881933,6074239</text:p>
          </table:table-cell>
          <table:table-cell table:number-columns-repeated="5"/>
          <table:table-cell office:value-type="float" office:value="12650" calcext:value-type="float">
            <text:p>12650</text:p>
          </table:table-cell>
          <table:table-cell table:formula="of:=([.H400]-[.$L$3])^2" office:value-type="float" office:value="1879102.3979319" calcext:value-type="float">
            <text:p>1879102,3979319</text:p>
          </table:table-cell>
          <table:table-cell table:number-columns-repeated="55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formula="of:=([.A401]-[.$E$3])^2" office:value-type="float" office:value="3388462.14652537" calcext:value-type="float">
            <text:p>3388462,14652537</text:p>
          </table:table-cell>
          <table:table-cell table:number-columns-repeated="5"/>
          <table:table-cell office:value-type="float" office:value="8416" calcext:value-type="float">
            <text:p>8416</text:p>
          </table:table-cell>
          <table:table-cell table:formula="of:=([.H401]-[.$L$3])^2" office:value-type="float" office:value="8197893.85857529" calcext:value-type="float">
            <text:p>8197893,85857529</text:p>
          </table:table-cell>
          <table:table-cell table:number-columns-repeated="55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([.A402]-[.$E$3])^2" office:value-type="float" office:value="11504155.2397034" calcext:value-type="float">
            <text:p>11504155,2397034</text:p>
          </table:table-cell>
          <table:table-cell table:number-columns-repeated="5"/>
          <table:table-cell office:value-type="float" office:value="15355" calcext:value-type="float">
            <text:p>15355</text:p>
          </table:table-cell>
          <table:table-cell table:formula="of:=([.H402]-[.$L$3])^2" office:value-type="float" office:value="16612174.6532365" calcext:value-type="float">
            <text:p>16612174,6532365</text:p>
          </table:table-cell>
          <table:table-cell table:number-columns-repeated="55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([.A403]-[.$E$3])^2" office:value-type="float" office:value="10264190.8647727" calcext:value-type="float">
            <text:p>10264190,8647727</text:p>
          </table:table-cell>
          <table:table-cell table:number-columns-repeated="5"/>
          <table:table-cell office:value-type="float" office:value="8735" calcext:value-type="float">
            <text:p>8735</text:p>
          </table:table-cell>
          <table:table-cell table:formula="of:=([.H403]-[.$L$3])^2" office:value-type="float" office:value="6472935.52934874" calcext:value-type="float">
            <text:p>6472935,52934874</text:p>
          </table:table-cell>
          <table:table-cell table:number-columns-repeated="55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([.A404]-[.$E$3])^2" office:value-type="float" office:value="13717968.4576735" calcext:value-type="float">
            <text:p>13717968,4576735</text:p>
          </table:table-cell>
          <table:table-cell table:number-columns-repeated="5"/>
          <table:table-cell office:value-type="float" office:value="8675" calcext:value-type="float">
            <text:p>8675</text:p>
          </table:table-cell>
          <table:table-cell table:formula="of:=([.H404]-[.$L$3])^2" office:value-type="float" office:value="6781839.10224401" calcext:value-type="float">
            <text:p>6781839,10224401</text:p>
          </table:table-cell>
          <table:table-cell table:number-columns-repeated="55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formula="of:=([.A405]-[.$E$3])^2" office:value-type="float" office:value="10987750.4903967" calcext:value-type="float">
            <text:p>10987750,4903967</text:p>
          </table:table-cell>
          <table:table-cell table:number-columns-repeated="5"/>
          <table:table-cell office:value-type="float" office:value="9588" calcext:value-type="float">
            <text:p>9588</text:p>
          </table:table-cell>
          <table:table-cell table:formula="of:=([.H405]-[.$L$3])^2" office:value-type="float" office:value="2860145.40135421" calcext:value-type="float">
            <text:p>2860145,40135421</text:p>
          </table:table-cell>
          <table:table-cell table:number-columns-repeated="55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([.A406]-[.$E$3])^2" office:value-type="float" office:value="10567554.9585054" calcext:value-type="float">
            <text:p>10567554,9585054</text:p>
          </table:table-cell>
          <table:table-cell table:number-columns-repeated="5"/>
          <table:table-cell office:value-type="float" office:value="11124" calcext:value-type="float">
            <text:p>11124</text:p>
          </table:table-cell>
          <table:table-cell table:formula="of:=([.H406]-[.$L$3])^2" office:value-type="float" office:value="24085.9352351181" calcext:value-type="float">
            <text:p>24085,9352351181</text:p>
          </table:table-cell>
          <table:table-cell table:number-columns-repeated="55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formula="of:=([.A407]-[.$E$3])^2" office:value-type="float" office:value="11180848.5907849" calcext:value-type="float">
            <text:p>11180848,5907849</text:p>
          </table:table-cell>
          <table:table-cell table:number-columns-repeated="5"/>
          <table:table-cell office:value-type="float" office:value="9528" calcext:value-type="float">
            <text:p>9528</text:p>
          </table:table-cell>
          <table:table-cell table:formula="of:=([.H407]-[.$L$3])^2" office:value-type="float" office:value="3066688.97424949" calcext:value-type="float">
            <text:p>3066688,97424949</text:p>
          </table:table-cell>
          <table:table-cell table:number-columns-repeated="55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formula="of:=([.A408]-[.$E$3])^2" office:value-type="float" office:value="13533404.5780284" calcext:value-type="float">
            <text:p>13533404,5780284</text:p>
          </table:table-cell>
          <table:table-cell table:number-columns-repeated="5"/>
          <table:table-cell office:value-type="float" office:value="12601" calcext:value-type="float">
            <text:p>12601</text:p>
          </table:table-cell>
          <table:table-cell table:formula="of:=([.H408]-[.$L$3])^2" office:value-type="float" office:value="1747164.64912971" calcext:value-type="float">
            <text:p>1747164,64912971</text:p>
          </table:table-cell>
          <table:table-cell table:number-columns-repeated="55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([.A409]-[.$E$3])^2" office:value-type="float" office:value="9179552.26244328" calcext:value-type="float">
            <text:p>9179552,26244328</text:p>
          </table:table-cell>
          <table:table-cell table:number-columns-repeated="5"/>
          <table:table-cell office:value-type="float" office:value="9570" calcext:value-type="float">
            <text:p>9570</text:p>
          </table:table-cell>
          <table:table-cell table:formula="of:=([.H409]-[.$L$3])^2" office:value-type="float" office:value="2921352.47322279" calcext:value-type="float">
            <text:p>2921352,47322279</text:p>
          </table:table-cell>
          <table:table-cell table:number-columns-repeated="55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formula="of:=([.A410]-[.$E$3])^2" office:value-type="float" office:value="10232178.0888437" calcext:value-type="float">
            <text:p>10232178,0888437</text:p>
          </table:table-cell>
          <table:table-cell table:number-columns-repeated="5"/>
          <table:table-cell office:value-type="float" office:value="10847" calcext:value-type="float">
            <text:p>10847</text:p>
          </table:table-cell>
          <table:table-cell table:formula="of:=([.H410]-[.$L$3])^2" office:value-type="float" office:value="186793.763434981" calcext:value-type="float">
            <text:p>186793,763434981</text:p>
          </table:table-cell>
          <table:table-cell table:number-columns-repeated="55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formula="of:=([.A411]-[.$E$3])^2" office:value-type="float" office:value="11894066.8852941" calcext:value-type="float">
            <text:p>11894066,8852941</text:p>
          </table:table-cell>
          <table:table-cell table:number-columns-repeated="5"/>
          <table:table-cell office:value-type="float" office:value="8553" calcext:value-type="float">
            <text:p>8553</text:p>
          </table:table-cell>
          <table:table-cell table:formula="of:=([.H411]-[.$L$3])^2" office:value-type="float" office:value="7432147.03379774" calcext:value-type="float">
            <text:p>7432147,03379774</text:p>
          </table:table-cell>
          <table:table-cell table:number-columns-repeated="55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formula="of:=([.A412]-[.$E$3])^2" office:value-type="float" office:value="11900965.4404799" calcext:value-type="float">
            <text:p>11900965,4404799</text:p>
          </table:table-cell>
          <table:table-cell table:number-columns-repeated="5"/>
          <table:table-cell office:value-type="float" office:value="8746" calcext:value-type="float">
            <text:p>8746</text:p>
          </table:table-cell>
          <table:table-cell table:formula="of:=([.H412]-[.$L$3])^2" office:value-type="float" office:value="6417084.20765127" calcext:value-type="float">
            <text:p>6417084,20765127</text:p>
          </table:table-cell>
          <table:table-cell table:number-columns-repeated="55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formula="of:=([.A413]-[.$E$3])^2" office:value-type="float" office:value="11935488.2164089" calcext:value-type="float">
            <text:p>11935488,2164089</text:p>
          </table:table-cell>
          <table:table-cell table:number-columns-repeated="5"/>
          <table:table-cell office:value-type="float" office:value="11529" calcext:value-type="float">
            <text:p>11529</text:p>
          </table:table-cell>
          <table:table-cell table:formula="of:=([.H413]-[.$L$3])^2" office:value-type="float" office:value="62401.8181919976" calcext:value-type="float">
            <text:p>62401,8181919976</text:p>
          </table:table-cell>
          <table:table-cell table:number-columns-repeated="55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formula="of:=([.A414]-[.$E$3])^2" office:value-type="float" office:value="14951968.9529591" calcext:value-type="float">
            <text:p>14951968,9529591</text:p>
          </table:table-cell>
          <table:table-cell table:number-columns-repeated="5"/>
          <table:table-cell office:value-type="float" office:value="8737" calcext:value-type="float">
            <text:p>8737</text:p>
          </table:table-cell>
          <table:table-cell table:formula="of:=([.H414]-[.$L$3])^2" office:value-type="float" office:value="6462762.74358556" calcext:value-type="float">
            <text:p>6462762,74358556</text:p>
          </table:table-cell>
          <table:table-cell table:number-columns-repeated="55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formula="of:=([.A415]-[.$E$3])^2" office:value-type="float" office:value="5252244.53532182" calcext:value-type="float">
            <text:p>5252244,53532182</text:p>
          </table:table-cell>
          <table:table-cell table:number-columns-repeated="5"/>
          <table:table-cell office:value-type="float" office:value="8561" calcext:value-type="float">
            <text:p>8561</text:p>
          </table:table-cell>
          <table:table-cell table:formula="of:=([.H415]-[.$L$3])^2" office:value-type="float" office:value="7388591.89074504" calcext:value-type="float">
            <text:p>7388591,89074504</text:p>
          </table:table-cell>
          <table:table-cell table:number-columns-repeated="55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formula="of:=([.A416]-[.$E$3])^2" office:value-type="float" office:value="11034206.3766973" calcext:value-type="float">
            <text:p>11034206,3766973</text:p>
          </table:table-cell>
          <table:table-cell table:number-columns-repeated="5"/>
          <table:table-cell office:value-type="float" office:value="12094" calcext:value-type="float">
            <text:p>12094</text:p>
          </table:table-cell>
          <table:table-cell table:formula="of:=([.H416]-[.$L$3])^2" office:value-type="float" office:value="663904.840094805" calcext:value-type="float">
            <text:p>663904,840094805</text:p>
          </table:table-cell>
          <table:table-cell table:number-columns-repeated="55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formula="of:=([.A417]-[.$E$3])^2" office:value-type="float" office:value="13956034.2236191" calcext:value-type="float">
            <text:p>13956034,2236191</text:p>
          </table:table-cell>
          <table:table-cell table:number-columns-repeated="5"/>
          <table:table-cell office:value-type="float" office:value="8623" calcext:value-type="float">
            <text:p>8623</text:p>
          </table:table-cell>
          <table:table-cell table:formula="of:=([.H417]-[.$L$3])^2" office:value-type="float" office:value="7055379.53208659" calcext:value-type="float">
            <text:p>7055379,53208659</text:p>
          </table:table-cell>
          <table:table-cell table:number-columns-repeated="55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formula="of:=([.A418]-[.$E$3])^2" office:value-type="float" office:value="5625328.95018594" calcext:value-type="float">
            <text:p>5625328,95018594</text:p>
          </table:table-cell>
          <table:table-cell table:number-columns-repeated="5"/>
          <table:table-cell office:value-type="float" office:value="9316" calcext:value-type="float">
            <text:p>9316</text:p>
          </table:table-cell>
          <table:table-cell table:formula="of:=([.H418]-[.$L$3])^2" office:value-type="float" office:value="3854140.26514613" calcext:value-type="float">
            <text:p>3854140,26514613</text:p>
          </table:table-cell>
          <table:table-cell table:number-columns-repeated="55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formula="of:=([.A419]-[.$E$3])^2" office:value-type="float" office:value="12081029.8753107" calcext:value-type="float">
            <text:p>12081029,8753107</text:p>
          </table:table-cell>
          <table:table-cell table:number-columns-repeated="5"/>
          <table:table-cell office:value-type="float" office:value="12814" calcext:value-type="float">
            <text:p>12814</text:p>
          </table:table-cell>
          <table:table-cell table:formula="of:=([.H419]-[.$L$3])^2" office:value-type="float" office:value="2355621.96535148" calcext:value-type="float">
            <text:p>2355621,96535148</text:p>
          </table:table-cell>
          <table:table-cell table:number-columns-repeated="55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([.A420]-[.$E$3])^2" office:value-type="float" office:value="12438160.1897866" calcext:value-type="float">
            <text:p>12438160,1897866</text:p>
          </table:table-cell>
          <table:table-cell table:number-columns-repeated="5"/>
          <table:table-cell office:value-type="float" office:value="12486" calcext:value-type="float">
            <text:p>12486</text:p>
          </table:table-cell>
          <table:table-cell table:formula="of:=([.H420]-[.$L$3])^2" office:value-type="float" office:value="1456374.83051233" calcext:value-type="float">
            <text:p>1456374,83051233</text:p>
          </table:table-cell>
          <table:table-cell table:number-columns-repeated="55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([.A421]-[.$E$3])^2" office:value-type="float" office:value="15910346.6856269" calcext:value-type="float">
            <text:p>15910346,6856269</text:p>
          </table:table-cell>
          <table:table-cell table:number-columns-repeated="5"/>
          <table:table-cell office:value-type="float" office:value="11824" calcext:value-type="float">
            <text:p>11824</text:p>
          </table:table-cell>
          <table:table-cell table:formula="of:=([.H421]-[.$L$3])^2" office:value-type="float" office:value="296810.918123552" calcext:value-type="float">
            <text:p>296810,918123552</text:p>
          </table:table-cell>
          <table:table-cell table:number-columns-repeated="55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formula="of:=([.A422]-[.$E$3])^2" office:value-type="float" office:value="10098270.4299419" calcext:value-type="float">
            <text:p>10098270,4299419</text:p>
          </table:table-cell>
          <table:table-cell table:number-columns-repeated="5"/>
          <table:table-cell office:value-type="float" office:value="8444" calcext:value-type="float">
            <text:p>8444</text:p>
          </table:table-cell>
          <table:table-cell table:formula="of:=([.H422]-[.$L$3])^2" office:value-type="float" office:value="8038338.85789083" calcext:value-type="float">
            <text:p>8038338,85789083</text:p>
          </table:table-cell>
          <table:table-cell table:number-columns-repeated="55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formula="of:=([.A423]-[.$E$3])^2" office:value-type="float" office:value="10770064.1692652" calcext:value-type="float">
            <text:p>10770064,1692652</text:p>
          </table:table-cell>
          <table:table-cell table:number-columns-repeated="5"/>
          <table:table-cell office:value-type="float" office:value="10727" calcext:value-type="float">
            <text:p>10727</text:p>
          </table:table-cell>
          <table:table-cell table:formula="of:=([.H423]-[.$L$3])^2" office:value-type="float" office:value="304920.909225535" calcext:value-type="float">
            <text:p>304920,909225535</text:p>
          </table:table-cell>
          <table:table-cell table:number-columns-repeated="55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([.A424]-[.$E$3])^2" office:value-type="float" office:value="10954627.7144677" calcext:value-type="float">
            <text:p>10954627,7144677</text:p>
          </table:table-cell>
          <table:table-cell table:number-columns-repeated="5"/>
          <table:table-cell office:value-type="float" office:value="10049" calcext:value-type="float">
            <text:p>10049</text:p>
          </table:table-cell>
          <table:table-cell table:formula="of:=([.H424]-[.$L$3])^2" office:value-type="float" office:value="1513383.28294217" calcext:value-type="float">
            <text:p>1513383,28294217</text:p>
          </table:table-cell>
          <table:table-cell table:number-columns-repeated="55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([.A425]-[.$E$3])^2" office:value-type="float" office:value="10142808.3162425" calcext:value-type="float">
            <text:p>10142808,3162425</text:p>
          </table:table-cell>
          <table:table-cell table:number-columns-repeated="5"/>
          <table:table-cell office:value-type="float" office:value="8397" calcext:value-type="float">
            <text:p>8397</text:p>
          </table:table-cell>
          <table:table-cell table:formula="of:=([.H425]-[.$L$3])^2" office:value-type="float" office:value="8307056.32332546" calcext:value-type="float">
            <text:p>8307056,32332546</text:p>
          </table:table-cell>
          <table:table-cell table:number-columns-repeated="55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([.A426]-[.$E$3])^2" office:value-type="float" office:value="11887170.3301083" calcext:value-type="float">
            <text:p>11887170,3301083</text:p>
          </table:table-cell>
          <table:table-cell table:number-columns-repeated="5"/>
          <table:table-cell office:value-type="float" office:value="10959" calcext:value-type="float">
            <text:p>10959</text:p>
          </table:table-cell>
          <table:table-cell table:formula="of:=([.H426]-[.$L$3])^2" office:value-type="float" office:value="102525.76069713" calcext:value-type="float">
            <text:p>102525,76069713</text:p>
          </table:table-cell>
          <table:table-cell table:number-columns-repeated="55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([.A427]-[.$E$3])^2" office:value-type="float" office:value="10816058.0555659" calcext:value-type="float">
            <text:p>10816058,0555659</text:p>
          </table:table-cell>
          <table:table-cell table:number-columns-repeated="5"/>
          <table:table-cell office:value-type="float" office:value="8530" calcext:value-type="float">
            <text:p>8530</text:p>
          </table:table-cell>
          <table:table-cell table:formula="of:=([.H427]-[.$L$3])^2" office:value-type="float" office:value="7558081.07007427" calcext:value-type="float">
            <text:p>7558081,07007427</text:p>
          </table:table-cell>
          <table:table-cell table:number-columns-repeated="55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([.A428]-[.$E$3])^2" office:value-type="float" office:value="8064336.77714101" calcext:value-type="float">
            <text:p>8064336,77714101</text:p>
          </table:table-cell>
          <table:table-cell table:number-columns-repeated="5"/>
          <table:table-cell office:value-type="float" office:value="8785" calcext:value-type="float">
            <text:p>8785</text:p>
          </table:table-cell>
          <table:table-cell table:formula="of:=([.H428]-[.$L$3])^2" office:value-type="float" office:value="6221015.88526934" calcext:value-type="float">
            <text:p>6221015,88526934</text:p>
          </table:table-cell>
          <table:table-cell table:number-columns-repeated="55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formula="of:=([.A429]-[.$E$3])^2" office:value-type="float" office:value="11592510.4571188" calcext:value-type="float">
            <text:p>11592510,4571188</text:p>
          </table:table-cell>
          <table:table-cell table:number-columns-repeated="5"/>
          <table:table-cell office:value-type="float" office:value="12076" calcext:value-type="float">
            <text:p>12076</text:p>
          </table:table-cell>
          <table:table-cell table:formula="of:=([.H429]-[.$L$3])^2" office:value-type="float" office:value="634895.911963388" calcext:value-type="float">
            <text:p>634895,911963388</text:p>
          </table:table-cell>
          <table:table-cell table:number-columns-repeated="55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formula="of:=([.A430]-[.$E$3])^2" office:value-type="float" office:value="10502639.4066474" calcext:value-type="float">
            <text:p>10502639,4066474</text:p>
          </table:table-cell>
          <table:table-cell table:number-columns-repeated="5"/>
          <table:table-cell office:value-type="float" office:value="8889" calcext:value-type="float">
            <text:p>8889</text:p>
          </table:table-cell>
          <table:table-cell table:formula="of:=([.H430]-[.$L$3])^2" office:value-type="float" office:value="5713039.02558419" calcext:value-type="float">
            <text:p>5713039,02558419</text:p>
          </table:table-cell>
          <table:table-cell table:number-columns-repeated="55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formula="of:=([.A431]-[.$E$3])^2" office:value-type="float" office:value="13218878.705039" calcext:value-type="float">
            <text:p>13218878,705039</text:p>
          </table:table-cell>
          <table:table-cell table:number-columns-repeated="5"/>
          <table:table-cell office:value-type="float" office:value="8608" calcext:value-type="float">
            <text:p>8608</text:p>
          </table:table-cell>
          <table:table-cell table:formula="of:=([.H431]-[.$L$3])^2" office:value-type="float" office:value="7135290.42531041" calcext:value-type="float">
            <text:p>7135290,42531041</text:p>
          </table:table-cell>
          <table:table-cell table:number-columns-repeated="55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formula="of:=([.A432]-[.$E$3])^2" office:value-type="float" office:value="12060184.2097533" calcext:value-type="float">
            <text:p>12060184,2097533</text:p>
          </table:table-cell>
          <table:table-cell table:number-columns-repeated="5"/>
          <table:table-cell office:value-type="float" office:value="12325" calcext:value-type="float">
            <text:p>12325</text:p>
          </table:table-cell>
          <table:table-cell table:formula="of:=([.H432]-[.$L$3])^2" office:value-type="float" office:value="1093705.08444799" calcext:value-type="float">
            <text:p>1093705,08444799</text:p>
          </table:table-cell>
          <table:table-cell table:number-columns-repeated="55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formula="of:=([.A433]-[.$E$3])^2" office:value-type="float" office:value="8149755.10492803" calcext:value-type="float">
            <text:p>8149755,10492803</text:p>
          </table:table-cell>
          <table:table-cell table:number-columns-repeated="5"/>
          <table:table-cell office:value-type="float" office:value="9083" calcext:value-type="float">
            <text:p>9083</text:p>
          </table:table-cell>
          <table:table-cell table:formula="of:=([.H433]-[.$L$3])^2" office:value-type="float" office:value="4823278.80655613" calcext:value-type="float">
            <text:p>4823278,80655613</text:p>
          </table:table-cell>
          <table:table-cell table:number-columns-repeated="55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formula="of:=([.A434]-[.$E$3])^2" office:value-type="float" office:value="10418548.189232" calcext:value-type="float">
            <text:p>10418548,189232</text:p>
          </table:table-cell>
          <table:table-cell table:number-columns-repeated="5"/>
          <table:table-cell office:value-type="float" office:value="12753" calcext:value-type="float">
            <text:p>12753</text:p>
          </table:table-cell>
          <table:table-cell table:formula="of:=([.H434]-[.$L$3])^2" office:value-type="float" office:value="2172096.93112834" calcext:value-type="float">
            <text:p>2172096,93112834</text:p>
          </table:table-cell>
          <table:table-cell table:number-columns-repeated="55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([.A435]-[.$E$3])^2" office:value-type="float" office:value="10914946.3833529" calcext:value-type="float">
            <text:p>10914946,3833529</text:p>
          </table:table-cell>
          <table:table-cell table:number-columns-repeated="5"/>
          <table:table-cell office:value-type="float" office:value="9485" calcext:value-type="float">
            <text:p>9485</text:p>
          </table:table-cell>
          <table:table-cell table:formula="of:=([.H435]-[.$L$3])^2" office:value-type="float" office:value="3219140.86815777" calcext:value-type="float">
            <text:p>3219140,86815777</text:p>
          </table:table-cell>
          <table:table-cell table:number-columns-repeated="55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formula="of:=([.A436]-[.$E$3])^2" office:value-type="float" office:value="6035756.14097906" calcext:value-type="float">
            <text:p>6035756,14097906</text:p>
          </table:table-cell>
          <table:table-cell table:number-columns-repeated="5"/>
          <table:table-cell office:value-type="float" office:value="12616" calcext:value-type="float">
            <text:p>12616</text:p>
          </table:table-cell>
          <table:table-cell table:formula="of:=([.H436]-[.$L$3])^2" office:value-type="float" office:value="1787043.75590589" calcext:value-type="float">
            <text:p>1787043,75590589</text:p>
          </table:table-cell>
          <table:table-cell table:number-columns-repeated="55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formula="of:=([.A437]-[.$E$3])^2" office:value-type="float" office:value="10470256.6307184" calcext:value-type="float">
            <text:p>10470256,6307184</text:p>
          </table:table-cell>
          <table:table-cell table:number-columns-repeated="5"/>
          <table:table-cell office:value-type="float" office:value="10265" calcext:value-type="float">
            <text:p>10265</text:p>
          </table:table-cell>
          <table:table-cell table:formula="of:=([.H437]-[.$L$3])^2" office:value-type="float" office:value="1028594.42051917" calcext:value-type="float">
            <text:p>1028594,42051917</text:p>
          </table:table-cell>
          <table:table-cell table:number-columns-repeated="55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formula="of:=([.A438]-[.$E$3])^2" office:value-type="float" office:value="3689386.56138948" calcext:value-type="float">
            <text:p>3689386,56138948</text:p>
          </table:table-cell>
          <table:table-cell table:number-columns-repeated="5"/>
          <table:table-cell office:value-type="float" office:value="9010" calcext:value-type="float">
            <text:p>9010</text:p>
          </table:table-cell>
          <table:table-cell table:formula="of:=([.H438]-[.$L$3])^2" office:value-type="float" office:value="5149252.48691205" calcext:value-type="float">
            <text:p>5149252,48691205</text:p>
          </table:table-cell>
          <table:table-cell table:number-columns-repeated="55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formula="of:=([.A439]-[.$E$3])^2" office:value-type="float" office:value="11640226.3434194" calcext:value-type="float">
            <text:p>11640226,3434194</text:p>
          </table:table-cell>
          <table:table-cell table:number-columns-repeated="5"/>
          <table:table-cell office:value-type="float" office:value="11150" calcext:value-type="float">
            <text:p>11150</text:p>
          </table:table-cell>
          <table:table-cell table:formula="of:=([.H439]-[.$L$3])^2" office:value-type="float" office:value="16691.7203138313" calcext:value-type="float">
            <text:p>16691,7203138313</text:p>
          </table:table-cell>
          <table:table-cell table:number-columns-repeated="55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formula="of:=([.A440]-[.$E$3])^2" office:value-type="float" office:value="11524514.9052608" calcext:value-type="float">
            <text:p>11524514,9052608</text:p>
          </table:table-cell>
          <table:table-cell table:number-columns-repeated="5"/>
          <table:table-cell office:value-type="float" office:value="9061" calcext:value-type="float">
            <text:p>9061</text:p>
          </table:table-cell>
          <table:table-cell table:formula="of:=([.H440]-[.$L$3])^2" office:value-type="float" office:value="4920395.44995106" calcext:value-type="float">
            <text:p>4920395,44995106</text:p>
          </table:table-cell>
          <table:table-cell table:number-columns-repeated="55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([.A441]-[.$E$3])^2" office:value-type="float" office:value="10379850.8581172" calcext:value-type="float">
            <text:p>10379850,8581172</text:p>
          </table:table-cell>
          <table:table-cell table:number-columns-repeated="5"/>
          <table:table-cell office:value-type="float" office:value="9552" calcext:value-type="float">
            <text:p>9552</text:p>
          </table:table-cell>
          <table:table-cell table:formula="of:=([.H441]-[.$L$3])^2" office:value-type="float" office:value="2983207.54509138" calcext:value-type="float">
            <text:p>2983207,54509138</text:p>
          </table:table-cell>
          <table:table-cell table:number-columns-repeated="55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([.A442]-[.$E$3])^2" office:value-type="float" office:value="12101893.5408681" calcext:value-type="float">
            <text:p>12101893,5408681</text:p>
          </table:table-cell>
          <table:table-cell table:number-columns-repeated="5"/>
          <table:table-cell office:value-type="float" office:value="11642" calcext:value-type="float">
            <text:p>11642</text:p>
          </table:table-cell>
          <table:table-cell table:formula="of:=([.H442]-[.$L$3])^2" office:value-type="float" office:value="131626.422572559" calcext:value-type="float">
            <text:p>131626,422572559</text:p>
          </table:table-cell>
          <table:table-cell table:number-columns-repeated="55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formula="of:=([.A443]-[.$E$3])^2" office:value-type="float" office:value="11120741.5941127" calcext:value-type="float">
            <text:p>11120741,5941127</text:p>
          </table:table-cell>
          <table:table-cell table:number-columns-repeated="5"/>
          <table:table-cell office:value-type="float" office:value="9352" calcext:value-type="float">
            <text:p>9352</text:p>
          </table:table-cell>
          <table:table-cell table:formula="of:=([.H443]-[.$L$3])^2" office:value-type="float" office:value="3714086.12140897" calcext:value-type="float">
            <text:p>3714086,12140897</text:p>
          </table:table-cell>
          <table:table-cell table:number-columns-repeated="55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formula="of:=([.A444]-[.$E$3])^2" office:value-type="float" office:value="11894066.8852941" calcext:value-type="float">
            <text:p>11894066,8852941</text:p>
          </table:table-cell>
          <table:table-cell table:number-columns-repeated="5"/>
          <table:table-cell office:value-type="float" office:value="11192" calcext:value-type="float">
            <text:p>11192</text:p>
          </table:table-cell>
          <table:table-cell table:formula="of:=([.H444]-[.$L$3])^2" office:value-type="float" office:value="7603.21928713734" calcext:value-type="float">
            <text:p>7603,21928713734</text:p>
          </table:table-cell>
          <table:table-cell table:number-columns-repeated="55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([.A445]-[.$E$3])^2" office:value-type="float" office:value="14828488.0699863" calcext:value-type="float">
            <text:p>14828488,0699863</text:p>
          </table:table-cell>
          <table:table-cell table:number-columns-repeated="5"/>
          <table:table-cell office:value-type="float" office:value="11218" calcext:value-type="float">
            <text:p>11218</text:p>
          </table:table-cell>
          <table:table-cell table:formula="of:=([.H445]-[.$L$3])^2" office:value-type="float" office:value="3745.00436585059" calcext:value-type="float">
            <text:p>3745,00436585059</text:p>
          </table:table-cell>
          <table:table-cell table:number-columns-repeated="55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([.A446]-[.$E$3])^2" office:value-type="float" office:value="11859604.1093651" calcext:value-type="float">
            <text:p>11859604,1093651</text:p>
          </table:table-cell>
          <table:table-cell table:number-columns-repeated="5"/>
          <table:table-cell office:value-type="float" office:value="8993" calcext:value-type="float">
            <text:p>8993</text:p>
          </table:table-cell>
          <table:table-cell table:formula="of:=([.H446]-[.$L$3])^2" office:value-type="float" office:value="5226694.16589904" calcext:value-type="float">
            <text:p>5226694,16589904</text:p>
          </table:table-cell>
          <table:table-cell table:number-columns-repeated="55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([.A447]-[.$E$3])^2" office:value-type="float" office:value="11348662.47043" calcext:value-type="float">
            <text:p>11348662,47043</text:p>
          </table:table-cell>
          <table:table-cell table:number-columns-repeated="5"/>
          <table:table-cell office:value-type="float" office:value="11679" calcext:value-type="float">
            <text:p>11679</text:p>
          </table:table-cell>
          <table:table-cell table:formula="of:=([.H447]-[.$L$3])^2" office:value-type="float" office:value="159842.885953805" calcext:value-type="float">
            <text:p>159842,885953805</text:p>
          </table:table-cell>
          <table:table-cell table:number-columns-repeated="55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([.A448]-[.$E$3])^2" office:value-type="float" office:value="11409381.4671022" calcext:value-type="float">
            <text:p>11409381,4671022</text:p>
          </table:table-cell>
          <table:table-cell table:number-columns-repeated="5"/>
          <table:table-cell office:value-type="float" office:value="8956" calcext:value-type="float">
            <text:p>8956</text:p>
          </table:table-cell>
          <table:table-cell table:formula="of:=([.H448]-[.$L$3])^2" office:value-type="float" office:value="5397241.7025178" calcext:value-type="float">
            <text:p>5397241,7025178</text:p>
          </table:table-cell>
          <table:table-cell table:number-columns-repeated="55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formula="of:=([.A449]-[.$E$3])^2" office:value-type="float" office:value="4255051.39777329" calcext:value-type="float">
            <text:p>4255051,39777329</text:p>
          </table:table-cell>
          <table:table-cell table:number-columns-repeated="5"/>
          <table:table-cell office:value-type="float" office:value="12511" calcext:value-type="float">
            <text:p>12511</text:p>
          </table:table-cell>
          <table:table-cell table:formula="of:=([.H449]-[.$L$3])^2" office:value-type="float" office:value="1517340.00847263" calcext:value-type="float">
            <text:p>1517340,00847263</text:p>
          </table:table-cell>
          <table:table-cell table:number-columns-repeated="55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formula="of:=([.A450]-[.$E$3])^2" office:value-type="float" office:value="11254532.6978288" calcext:value-type="float">
            <text:p>11254532,6978288</text:p>
          </table:table-cell>
          <table:table-cell table:number-columns-repeated="5"/>
          <table:table-cell office:value-type="float" office:value="8737" calcext:value-type="float">
            <text:p>8737</text:p>
          </table:table-cell>
          <table:table-cell table:formula="of:=([.H450]-[.$L$3])^2" office:value-type="float" office:value="6462762.74358556" calcext:value-type="float">
            <text:p>6462762,74358556</text:p>
          </table:table-cell>
          <table:table-cell table:number-columns-repeated="55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formula="of:=([.A451]-[.$E$3])^2" office:value-type="float" office:value="15838629.6889547" calcext:value-type="float">
            <text:p>15838629,6889547</text:p>
          </table:table-cell>
          <table:table-cell table:number-columns-repeated="5"/>
          <table:table-cell office:value-type="float" office:value="9768" calcext:value-type="float">
            <text:p>9768</text:p>
          </table:table-cell>
          <table:table-cell table:formula="of:=([.H451]-[.$L$3])^2" office:value-type="float" office:value="2283714.68266838" calcext:value-type="float">
            <text:p>2283714,68266838</text:p>
          </table:table-cell>
          <table:table-cell table:number-columns-repeated="55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([.A452]-[.$E$3])^2" office:value-type="float" office:value="12011614.3234527" calcext:value-type="float">
            <text:p>12011614,3234527</text:p>
          </table:table-cell>
          <table:table-cell table:number-columns-repeated="5"/>
          <table:table-cell office:value-type="float" office:value="12269" calcext:value-type="float">
            <text:p>12269</text:p>
          </table:table-cell>
          <table:table-cell table:formula="of:=([.H452]-[.$L$3])^2" office:value-type="float" office:value="979711.085816913" calcext:value-type="float">
            <text:p>979711,085816913</text:p>
          </table:table-cell>
          <table:table-cell table:number-columns-repeated="55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formula="of:=([.A453]-[.$E$3])^2" office:value-type="float" office:value="10302672.1958875" calcext:value-type="float">
            <text:p>10302672,1958875</text:p>
          </table:table-cell>
          <table:table-cell table:number-columns-repeated="5"/>
          <table:table-cell office:value-type="float" office:value="9679" calcext:value-type="float">
            <text:p>9679</text:p>
          </table:table-cell>
          <table:table-cell table:formula="of:=([.H453]-[.$L$3])^2" office:value-type="float" office:value="2560628.64912971" calcext:value-type="float">
            <text:p>2560628,64912971</text:p>
          </table:table-cell>
          <table:table-cell table:number-columns-repeated="55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formula="of:=([.A454]-[.$E$3])^2" office:value-type="float" office:value="3329813.26355255" calcext:value-type="float">
            <text:p>3329813,26355255</text:p>
          </table:table-cell>
          <table:table-cell table:number-columns-repeated="5"/>
          <table:table-cell office:value-type="float" office:value="16329" calcext:value-type="float">
            <text:p>16329</text:p>
          </table:table-cell>
          <table:table-cell table:formula="of:=([.H454]-[.$L$3])^2" office:value-type="float" office:value="25500515.9865698" calcext:value-type="float">
            <text:p>25500515,9865698</text:p>
          </table:table-cell>
          <table:table-cell table:number-columns-repeated="55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([.A455]-[.$E$3])^2" office:value-type="float" office:value="10724168.2829646" calcext:value-type="float">
            <text:p>10724168,2829646</text:p>
          </table:table-cell>
          <table:table-cell table:number-columns-repeated="5"/>
          <table:table-cell office:value-type="float" office:value="12717" calcext:value-type="float">
            <text:p>12717</text:p>
          </table:table-cell>
          <table:table-cell table:formula="of:=([.H455]-[.$L$3])^2" office:value-type="float" office:value="2067279.07486551" calcext:value-type="float">
            <text:p>2067279,07486551</text:p>
          </table:table-cell>
          <table:table-cell table:number-columns-repeated="55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([.A456]-[.$E$3])^2" office:value-type="float" office:value="12101893.5408681" calcext:value-type="float">
            <text:p>12101893,5408681</text:p>
          </table:table-cell>
          <table:table-cell table:number-columns-repeated="5"/>
          <table:table-cell office:value-type="float" office:value="11980" calcext:value-type="float">
            <text:p>11980</text:p>
          </table:table-cell>
          <table:table-cell table:formula="of:=([.H456]-[.$L$3])^2" office:value-type="float" office:value="491125.628595831" calcext:value-type="float">
            <text:p>491125,628595831</text:p>
          </table:table-cell>
          <table:table-cell table:number-columns-repeated="55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([.A457]-[.$E$3])^2" office:value-type="float" office:value="8566027.07830573" calcext:value-type="float">
            <text:p>8566027,07830573</text:p>
          </table:table-cell>
          <table:table-cell table:number-columns-repeated="5"/>
          <table:table-cell office:value-type="float" office:value="9834" calcext:value-type="float">
            <text:p>9834</text:p>
          </table:table-cell>
          <table:table-cell table:formula="of:=([.H457]-[.$L$3])^2" office:value-type="float" office:value="2088592.75248358" calcext:value-type="float">
            <text:p>2088592,75248358</text:p>
          </table:table-cell>
          <table:table-cell table:number-columns-repeated="55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([.A458]-[.$E$3])^2" office:value-type="float" office:value="16094359.4549003" calcext:value-type="float">
            <text:p>16094359,4549003</text:p>
          </table:table-cell>
          <table:table-cell table:number-columns-repeated="5"/>
          <table:table-cell office:value-type="float" office:value="16833" calcext:value-type="float">
            <text:p>16833</text:p>
          </table:table-cell>
          <table:table-cell table:formula="of:=([.H458]-[.$L$3])^2" office:value-type="float" office:value="30844733.9742495" calcext:value-type="float">
            <text:p>30844733,9742495</text:p>
          </table:table-cell>
          <table:table-cell table:number-columns-repeated="55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([.A459]-[.$E$3])^2" office:value-type="float" office:value="8345035.98124528" calcext:value-type="float">
            <text:p>8345035,98124528</text:p>
          </table:table-cell>
          <table:table-cell table:number-columns-repeated="5"/>
          <table:table-cell office:value-type="float" office:value="11877" calcext:value-type="float">
            <text:p>11877</text:p>
          </table:table-cell>
          <table:table-cell table:formula="of:=([.H459]-[.$L$3])^2" office:value-type="float" office:value="357369.09539939" calcext:value-type="float">
            <text:p>357369,09539939</text:p>
          </table:table-cell>
          <table:table-cell table:number-columns-repeated="55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formula="of:=([.A460]-[.$E$3])^2" office:value-type="float" office:value="10783195.2796368" calcext:value-type="float">
            <text:p>10783195,2796368</text:p>
          </table:table-cell>
          <table:table-cell table:number-columns-repeated="5"/>
          <table:table-cell office:value-type="float" office:value="8921" calcext:value-type="float">
            <text:p>8921</text:p>
          </table:table-cell>
          <table:table-cell table:formula="of:=([.H460]-[.$L$3])^2" office:value-type="float" office:value="5561090.45337338" calcext:value-type="float">
            <text:p>5561090,45337338</text:p>
          </table:table-cell>
          <table:table-cell table:number-columns-repeated="55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([.A461]-[.$E$3])^2" office:value-type="float" office:value="11221009.9218997" calcext:value-type="float">
            <text:p>11221009,9218997</text:p>
          </table:table-cell>
          <table:table-cell table:number-columns-repeated="5"/>
          <table:table-cell office:value-type="float" office:value="15685" calcext:value-type="float">
            <text:p>15685</text:p>
          </table:table-cell>
          <table:table-cell table:formula="of:=([.H461]-[.$L$3])^2" office:value-type="float" office:value="19411105.0023125" calcext:value-type="float">
            <text:p>19411105,0023125</text:p>
          </table:table-cell>
          <table:table-cell table:number-columns-repeated="55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formula="of:=([.A462]-[.$E$3])^2" office:value-type="float" office:value="3856422.43437895" calcext:value-type="float">
            <text:p>3856422,43437895</text:p>
          </table:table-cell>
          <table:table-cell table:number-columns-repeated="5"/>
          <table:table-cell office:value-type="float" office:value="9293" calcext:value-type="float">
            <text:p>9293</text:p>
          </table:table-cell>
          <table:table-cell table:formula="of:=([.H462]-[.$L$3])^2" office:value-type="float" office:value="3944976.30142266" calcext:value-type="float">
            <text:p>3944976,30142266</text:p>
          </table:table-cell>
          <table:table-cell table:number-columns-repeated="55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formula="of:=([.A463]-[.$E$3])^2" office:value-type="float" office:value="9454257.24580435" calcext:value-type="float">
            <text:p>9454257,24580435</text:p>
          </table:table-cell>
          <table:table-cell table:number-columns-repeated="5"/>
          <table:table-cell office:value-type="float" office:value="11970" calcext:value-type="float">
            <text:p>11970</text:p>
          </table:table-cell>
          <table:table-cell table:formula="of:=([.H463]-[.$L$3])^2" office:value-type="float" office:value="477209.557411711" calcext:value-type="float">
            <text:p>477209,557411711</text:p>
          </table:table-cell>
          <table:table-cell table:number-columns-repeated="55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([.A464]-[.$E$3])^2" office:value-type="float" office:value="9895916.66399625" calcext:value-type="float">
            <text:p>9895916,66399625</text:p>
          </table:table-cell>
          <table:table-cell table:number-columns-repeated="5"/>
          <table:table-cell office:value-type="float" office:value="8679" calcext:value-type="float">
            <text:p>8679</text:p>
          </table:table-cell>
          <table:table-cell table:formula="of:=([.H464]-[.$L$3])^2" office:value-type="float" office:value="6761021.53071766" calcext:value-type="float">
            <text:p>6761021,53071766</text:p>
          </table:table-cell>
          <table:table-cell table:number-columns-repeated="55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([.A465]-[.$E$3])^2" office:value-type="float" office:value="11859604.1093651" calcext:value-type="float">
            <text:p>11859604,1093651</text:p>
          </table:table-cell>
          <table:table-cell table:number-columns-repeated="5"/>
          <table:table-cell office:value-type="float" office:value="10797" calcext:value-type="float">
            <text:p>10797</text:p>
          </table:table-cell>
          <table:table-cell table:formula="of:=([.H465]-[.$L$3])^2" office:value-type="float" office:value="232513.407514378" calcext:value-type="float">
            <text:p>232513,407514378</text:p>
          </table:table-cell>
          <table:table-cell table:number-columns-repeated="55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formula="of:=([.A466]-[.$E$3])^2" office:value-type="float" office:value="9826830.55695243" calcext:value-type="float">
            <text:p>9826830,55695243</text:p>
          </table:table-cell>
          <table:table-cell table:number-columns-repeated="5"/>
          <table:table-cell office:value-type="float" office:value="11391" calcext:value-type="float">
            <text:p>11391</text:p>
          </table:table-cell>
          <table:table-cell table:formula="of:=([.H466]-[.$L$3])^2" office:value-type="float" office:value="12500.0358511349" calcext:value-type="float">
            <text:p>12500,0358511349</text:p>
          </table:table-cell>
          <table:table-cell table:number-columns-repeated="55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([.A467]-[.$E$3])^2" office:value-type="float" office:value="13211608.1498532" calcext:value-type="float">
            <text:p>13211608,1498532</text:p>
          </table:table-cell>
          <table:table-cell table:number-columns-repeated="5"/>
          <table:table-cell office:value-type="float" office:value="9551" calcext:value-type="float">
            <text:p>9551</text:p>
          </table:table-cell>
          <table:table-cell table:formula="of:=([.H467]-[.$L$3])^2" office:value-type="float" office:value="2986662.93797297" calcext:value-type="float">
            <text:p>2986662,93797297</text:p>
          </table:table-cell>
          <table:table-cell table:number-columns-repeated="55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([.A468]-[.$E$3])^2" office:value-type="float" office:value="11422896.5774738" calcext:value-type="float">
            <text:p>11422896,5774738</text:p>
          </table:table-cell>
          <table:table-cell table:number-columns-repeated="5"/>
          <table:table-cell office:value-type="float" office:value="11020" calcext:value-type="float">
            <text:p>11020</text:p>
          </table:table-cell>
          <table:table-cell table:formula="of:=([.H468]-[.$L$3])^2" office:value-type="float" office:value="67182.794920265" calcext:value-type="float">
            <text:p>67182,794920265</text:p>
          </table:table-cell>
          <table:table-cell table:number-columns-repeated="55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([.A469]-[.$E$3])^2" office:value-type="float" office:value="12074079.3201249" calcext:value-type="float">
            <text:p>12074079,3201249</text:p>
          </table:table-cell>
          <table:table-cell table:number-columns-repeated="5"/>
          <table:table-cell office:value-type="float" office:value="8329" calcext:value-type="float">
            <text:p>8329</text:p>
          </table:table-cell>
          <table:table-cell table:formula="of:=([.H469]-[.$L$3])^2" office:value-type="float" office:value="8703659.03927344" calcext:value-type="float">
            <text:p>8703659,03927344</text:p>
          </table:table-cell>
          <table:table-cell table:number-columns-repeated="55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formula="of:=([.A470]-[.$E$3])^2" office:value-type="float" office:value="9990514.99178327" calcext:value-type="float">
            <text:p>9990514,99178327</text:p>
          </table:table-cell>
          <table:table-cell table:number-columns-repeated="5"/>
          <table:table-cell office:value-type="float" office:value="8556" calcext:value-type="float">
            <text:p>8556</text:p>
          </table:table-cell>
          <table:table-cell table:formula="of:=([.H470]-[.$L$3])^2" office:value-type="float" office:value="7415798.85515298" calcext:value-type="float">
            <text:p>7415798,85515298</text:p>
          </table:table-cell>
          <table:table-cell table:number-columns-repeated="55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formula="of:=([.A471]-[.$E$3])^2" office:value-type="float" office:value="13658772.016187" calcext:value-type="float">
            <text:p>13658772,016187</text:p>
          </table:table-cell>
          <table:table-cell table:number-columns-repeated="5"/>
          <table:table-cell office:value-type="float" office:value="11861" calcext:value-type="float">
            <text:p>11861</text:p>
          </table:table-cell>
          <table:table-cell table:formula="of:=([.H471]-[.$L$3])^2" office:value-type="float" office:value="338495.381504798" calcext:value-type="float">
            <text:p>338495,381504798</text:p>
          </table:table-cell>
          <table:table-cell table:number-columns-repeated="55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formula="of:=([.A472]-[.$E$3])^2" office:value-type="float" office:value="3959214.86920978" calcext:value-type="float">
            <text:p>3959214,86920978</text:p>
          </table:table-cell>
          <table:table-cell table:number-columns-repeated="5"/>
          <table:table-cell office:value-type="float" office:value="8436" calcext:value-type="float">
            <text:p>8436</text:p>
          </table:table-cell>
          <table:table-cell table:formula="of:=([.H472]-[.$L$3])^2" office:value-type="float" office:value="8083766.00094353" calcext:value-type="float">
            <text:p>8083766,00094353</text:p>
          </table:table-cell>
          <table:table-cell table:number-columns-repeated="55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formula="of:=([.A473]-[.$E$3])^2" office:value-type="float" office:value="16174695.0067583" calcext:value-type="float">
            <text:p>16174695,0067583</text:p>
          </table:table-cell>
          <table:table-cell table:number-columns-repeated="5"/>
          <table:table-cell office:value-type="float" office:value="8850" calcext:value-type="float">
            <text:p>8850</text:p>
          </table:table-cell>
          <table:table-cell table:formula="of:=([.H473]-[.$L$3])^2" office:value-type="float" office:value="5900995.34796612" calcext:value-type="float">
            <text:p>5900995,34796612</text:p>
          </table:table-cell>
          <table:table-cell table:number-columns-repeated="55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([.A474]-[.$E$3])^2" office:value-type="float" office:value="10149178.8714283" calcext:value-type="float">
            <text:p>10149178,8714283</text:p>
          </table:table-cell>
          <table:table-cell table:number-columns-repeated="5"/>
          <table:table-cell office:value-type="float" office:value="13764" calcext:value-type="float">
            <text:p>13764</text:p>
          </table:table-cell>
          <table:table-cell table:formula="of:=([.H474]-[.$L$3])^2" office:value-type="float" office:value="6174248.72784293" calcext:value-type="float">
            <text:p>6174248,72784293</text:p>
          </table:table-cell>
          <table:table-cell table:number-columns-repeated="55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([.A475]-[.$E$3])^2" office:value-type="float" office:value="7555778.25523308" calcext:value-type="float">
            <text:p>7555778,25523308</text:p>
          </table:table-cell>
          <table:table-cell table:number-columns-repeated="5"/>
          <table:table-cell office:value-type="float" office:value="8360" calcext:value-type="float">
            <text:p>8360</text:p>
          </table:table-cell>
          <table:table-cell table:formula="of:=([.H475]-[.$L$3])^2" office:value-type="float" office:value="8521707.85994422" calcext:value-type="float">
            <text:p>8521707,85994422</text:p>
          </table:table-cell>
          <table:table-cell table:number-columns-repeated="55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([.A476]-[.$E$3])^2" office:value-type="float" office:value="8525101.19200512" calcext:value-type="float">
            <text:p>8525101,19200512</text:p>
          </table:table-cell>
          <table:table-cell table:number-columns-repeated="5"/>
          <table:table-cell office:value-type="float" office:value="11994" calcext:value-type="float">
            <text:p>11994</text:p>
          </table:table-cell>
          <table:table-cell table:formula="of:=([.H476]-[.$L$3])^2" office:value-type="float" office:value="510944.1282536" calcext:value-type="float">
            <text:p>510944,1282536</text:p>
          </table:table-cell>
          <table:table-cell table:number-columns-repeated="55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formula="of:=([.A477]-[.$E$3])^2" office:value-type="float" office:value="11308273.1393152" calcext:value-type="float">
            <text:p>11308273,1393152</text:p>
          </table:table-cell>
          <table:table-cell table:number-columns-repeated="5"/>
          <table:table-cell office:value-type="float" office:value="9226" calcext:value-type="float">
            <text:p>9226</text:p>
          </table:table-cell>
          <table:table-cell table:formula="of:=([.H477]-[.$L$3])^2" office:value-type="float" office:value="4215615.62448905" calcext:value-type="float">
            <text:p>4215615,62448905</text:p>
          </table:table-cell>
          <table:table-cell table:number-columns-repeated="55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formula="of:=([.A478]-[.$E$3])^2" office:value-type="float" office:value="9701839.4532364" calcext:value-type="float">
            <text:p>9701839,4532364</text:p>
          </table:table-cell>
          <table:table-cell table:number-columns-repeated="5"/>
          <table:table-cell office:value-type="float" office:value="8446" calcext:value-type="float">
            <text:p>8446</text:p>
          </table:table-cell>
          <table:table-cell table:formula="of:=([.H478]-[.$L$3])^2" office:value-type="float" office:value="8027002.07212765" calcext:value-type="float">
            <text:p>8027002,07212765</text:p>
          </table:table-cell>
          <table:table-cell table:number-columns-repeated="55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([.A479]-[.$E$3])^2" office:value-type="float" office:value="12136706.3167971" calcext:value-type="float">
            <text:p>12136706,3167971</text:p>
          </table:table-cell>
          <table:table-cell table:number-columns-repeated="5"/>
          <table:table-cell office:value-type="float" office:value="10676" calcext:value-type="float">
            <text:p>10676</text:p>
          </table:table-cell>
          <table:table-cell table:formula="of:=([.H479]-[.$L$3])^2" office:value-type="float" office:value="363845.94618652" calcext:value-type="float">
            <text:p>363845,94618652</text:p>
          </table:table-cell>
          <table:table-cell table:number-columns-repeated="55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formula="of:=([.A480]-[.$E$3])^2" office:value-type="float" office:value="6080059.13765127" calcext:value-type="float">
            <text:p>6080059,13765127</text:p>
          </table:table-cell>
          <table:table-cell table:number-columns-repeated="5"/>
          <table:table-cell office:value-type="float" office:value="11004" calcext:value-type="float">
            <text:p>11004</text:p>
          </table:table-cell>
          <table:table-cell table:formula="of:=([.H480]-[.$L$3])^2" office:value-type="float" office:value="75733.0810256723" calcext:value-type="float">
            <text:p>75733,0810256723</text:p>
          </table:table-cell>
          <table:table-cell table:number-columns-repeated="55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formula="of:=([.A481]-[.$E$3])^2" office:value-type="float" office:value="12122775.2064255" calcext:value-type="float">
            <text:p>12122775,2064255</text:p>
          </table:table-cell>
          <table:table-cell table:number-columns-repeated="5"/>
          <table:table-cell office:value-type="float" office:value="10029" calcext:value-type="float">
            <text:p>10029</text:p>
          </table:table-cell>
          <table:table-cell table:formula="of:=([.H481]-[.$L$3])^2" office:value-type="float" office:value="1562991.14057393" calcext:value-type="float">
            <text:p>1562991,14057393</text:p>
          </table:table-cell>
          <table:table-cell table:number-columns-repeated="55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([.A482]-[.$E$3])^2" office:value-type="float" office:value="8420313.1986607" calcext:value-type="float">
            <text:p>8420313,1986607</text:p>
          </table:table-cell>
          <table:table-cell table:number-columns-repeated="5"/>
          <table:table-cell office:value-type="float" office:value="11674" calcext:value-type="float">
            <text:p>11674</text:p>
          </table:table-cell>
          <table:table-cell table:formula="of:=([.H482]-[.$L$3])^2" office:value-type="float" office:value="155869.850361745" calcext:value-type="float">
            <text:p>155869,850361745</text:p>
          </table:table-cell>
          <table:table-cell table:number-columns-repeated="55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formula="of:=([.A483]-[.$E$3])^2" office:value-type="float" office:value="8783977.62018039" calcext:value-type="float">
            <text:p>8783977,62018039</text:p>
          </table:table-cell>
          <table:table-cell table:number-columns-repeated="5"/>
          <table:table-cell office:value-type="float" office:value="8737" calcext:value-type="float">
            <text:p>8737</text:p>
          </table:table-cell>
          <table:table-cell table:formula="of:=([.H483]-[.$L$3])^2" office:value-type="float" office:value="6462762.74358556" calcext:value-type="float">
            <text:p>6462762,74358556</text:p>
          </table:table-cell>
          <table:table-cell table:number-columns-repeated="55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([.A484]-[.$E$3])^2" office:value-type="float" office:value="15990222.2374849" calcext:value-type="float">
            <text:p>15990222,2374849</text:p>
          </table:table-cell>
          <table:table-cell table:number-columns-repeated="5"/>
          <table:table-cell office:value-type="float" office:value="9715" calcext:value-type="float">
            <text:p>9715</text:p>
          </table:table-cell>
          <table:table-cell table:formula="of:=([.H484]-[.$L$3])^2" office:value-type="float" office:value="2446710.50539254" calcext:value-type="float">
            <text:p>2446710,50539254</text:p>
          </table:table-cell>
          <table:table-cell table:number-columns-repeated="55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([.A485]-[.$E$3])^2" office:value-type="float" office:value="11956225.8819663" calcext:value-type="float">
            <text:p>11956225,8819663</text:p>
          </table:table-cell>
          <table:table-cell table:number-columns-repeated="5"/>
          <table:table-cell office:value-type="float" office:value="12244" calcext:value-type="float">
            <text:p>12244</text:p>
          </table:table-cell>
          <table:table-cell table:formula="of:=([.H485]-[.$L$3])^2" office:value-type="float" office:value="930845.907856612" calcext:value-type="float">
            <text:p>930845,907856612</text:p>
          </table:table-cell>
          <table:table-cell table:number-columns-repeated="55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formula="of:=([.A486]-[.$E$3])^2" office:value-type="float" office:value="12185528.2030977" calcext:value-type="float">
            <text:p>12185528,2030977</text:p>
          </table:table-cell>
          <table:table-cell table:number-columns-repeated="5"/>
          <table:table-cell office:value-type="float" office:value="10113" calcext:value-type="float">
            <text:p>10113</text:p>
          </table:table-cell>
          <table:table-cell table:formula="of:=([.H486]-[.$L$3])^2" office:value-type="float" office:value="1360014.13852054" calcext:value-type="float">
            <text:p>1360014,13852054</text:p>
          </table:table-cell>
          <table:table-cell table:number-columns-repeated="55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formula="of:=([.A487]-[.$E$3])^2" office:value-type="float" office:value="10875337.0522381" calcext:value-type="float">
            <text:p>10875337,0522381</text:p>
          </table:table-cell>
          <table:table-cell table:number-columns-repeated="5"/>
          <table:table-cell office:value-type="float" office:value="11741" calcext:value-type="float">
            <text:p>11741</text:p>
          </table:table-cell>
          <table:table-cell table:formula="of:=([.H487]-[.$L$3])^2" office:value-type="float" office:value="213262.527295352" calcext:value-type="float">
            <text:p>213262,527295352</text:p>
          </table:table-cell>
          <table:table-cell table:number-columns-repeated="55"/>
        </table:table-row>
        <table:table-row table:style-name="ro1">
          <table:table-cell office:value-type="float" office:value="25116" calcext:value-type="float">
            <text:p>25116</text:p>
          </table:table-cell>
          <table:table-cell table:formula="of:=([.A488]-[.$E$3])^2" office:value-type="float" office:value="213517043.674534" calcext:value-type="float">
            <text:p>213517043,674534</text:p>
          </table:table-cell>
          <table:table-cell table:number-columns-repeated="5"/>
          <table:table-cell office:value-type="float" office:value="9477" calcext:value-type="float">
            <text:p>9477</text:p>
          </table:table-cell>
          <table:table-cell table:formula="of:=([.H488]-[.$L$3])^2" office:value-type="float" office:value="3247912.01121047" calcext:value-type="float">
            <text:p>3247912,01121047</text:p>
          </table:table-cell>
          <table:table-cell table:number-columns-repeated="55"/>
        </table:table-row>
        <table:table-row table:style-name="ro1">
          <table:table-cell office:value-type="float" office:value="24485" calcext:value-type="float">
            <text:p>24485</text:p>
          </table:table-cell>
          <table:table-cell table:formula="of:=([.A489]-[.$E$3])^2" office:value-type="float" office:value="195474579.996775" calcext:value-type="float">
            <text:p>195474579,996775</text:p>
          </table:table-cell>
          <table:table-cell table:number-columns-repeated="5"/>
          <table:table-cell office:value-type="float" office:value="11409" calcext:value-type="float">
            <text:p>11409</text:p>
          </table:table-cell>
          <table:table-cell table:formula="of:=([.H489]-[.$L$3])^2" office:value-type="float" office:value="16848.9639825518" calcext:value-type="float">
            <text:p>16848,9639825518</text:p>
          </table:table-cell>
          <table:table-cell table:number-columns-repeated="55"/>
        </table:table-row>
        <table:table-row table:style-name="ro1">
          <table:table-cell office:value-type="float" office:value="25867" calcext:value-type="float">
            <text:p>25867</text:p>
          </table:table-cell>
          <table:table-cell table:formula="of:=([.A490]-[.$E$3])^2" office:value-type="float" office:value="236028602.729997" calcext:value-type="float">
            <text:p>236028602,729997</text:p>
          </table:table-cell>
          <table:table-cell table:number-columns-repeated="5"/>
          <table:table-cell office:value-type="float" office:value="11105" calcext:value-type="float">
            <text:p>11105</text:p>
          </table:table-cell>
          <table:table-cell table:formula="of:=([.H490]-[.$L$3])^2" office:value-type="float" office:value="30344.3999852891" calcext:value-type="float">
            <text:p>30344,3999852891</text:p>
          </table:table-cell>
          <table:table-cell table:number-columns-repeated="55"/>
        </table:table-row>
        <table:table-row table:style-name="ro1">
          <table:table-cell office:value-type="float" office:value="12664" calcext:value-type="float">
            <text:p>12664</text:p>
          </table:table-cell>
          <table:table-cell table:formula="of:=([.A491]-[.$E$3])^2" office:value-type="float" office:value="4666560.84813381" calcext:value-type="float">
            <text:p>4666560,84813381</text:p>
          </table:table-cell>
          <table:table-cell table:number-columns-repeated="5"/>
          <table:table-cell office:value-type="float" office:value="12826" calcext:value-type="float">
            <text:p>12826</text:p>
          </table:table-cell>
          <table:table-cell table:formula="of:=([.H491]-[.$L$3])^2" office:value-type="float" office:value="2392601.25077242" calcext:value-type="float">
            <text:p>2392601,25077242</text:p>
          </table:table-cell>
          <table:table-cell table:number-columns-repeated="55"/>
        </table:table-row>
        <table:table-row table:style-name="ro1">
          <table:table-cell office:value-type="float" office:value="12397" calcext:value-type="float">
            <text:p>12397</text:p>
          </table:table-cell>
          <table:table-cell table:formula="of:=([.A492]-[.$E$3])^2" office:value-type="float" office:value="3584291.08274279" calcext:value-type="float">
            <text:p>3584291,08274279</text:p>
          </table:table-cell>
          <table:table-cell table:number-columns-repeated="5"/>
          <table:table-cell office:value-type="float" office:value="9739" calcext:value-type="float">
            <text:p>9739</text:p>
          </table:table-cell>
          <table:table-cell table:formula="of:=([.H492]-[.$L$3])^2" office:value-type="float" office:value="2372205.07623443" calcext:value-type="float">
            <text:p>2372205,07623443</text:p>
          </table:table-cell>
          <table:table-cell table:number-columns-repeated="55"/>
        </table:table-row>
        <table:table-row table:style-name="ro1">
          <table:table-cell office:value-type="float" office:value="11585" calcext:value-type="float">
            <text:p>11585</text:p>
          </table:table-cell>
          <table:table-cell table:formula="of:=([.A493]-[.$E$3])^2" office:value-type="float" office:value="1169041.89361356" calcext:value-type="float">
            <text:p>1169041,89361356</text:p>
          </table:table-cell>
          <table:table-cell table:number-columns-repeated="5"/>
          <table:table-cell office:value-type="float" office:value="9183" calcext:value-type="float">
            <text:p>9183</text:p>
          </table:table-cell>
          <table:table-cell table:formula="of:=([.H493]-[.$L$3])^2" office:value-type="float" office:value="4394039.51839733" calcext:value-type="float">
            <text:p>4394039,51839733</text:p>
          </table:table-cell>
          <table:table-cell table:number-columns-repeated="55"/>
        </table:table-row>
        <table:table-row table:style-name="ro1">
          <table:table-cell office:value-type="float" office:value="12669" calcext:value-type="float">
            <text:p>12669</text:p>
          </table:table-cell>
          <table:table-cell table:formula="of:=([.A494]-[.$E$3])^2" office:value-type="float" office:value="4688188.0722048" calcext:value-type="float">
            <text:p>4688188,0722048</text:p>
          </table:table-cell>
          <table:table-cell table:number-columns-repeated="5"/>
          <table:table-cell office:value-type="float" office:value="8455" calcext:value-type="float">
            <text:p>8455</text:p>
          </table:table-cell>
          <table:table-cell table:formula="of:=([.H494]-[.$L$3])^2" office:value-type="float" office:value="7976085.53619336" calcext:value-type="float">
            <text:p>7976085,53619336</text:p>
          </table:table-cell>
          <table:table-cell table:number-columns-repeated="55"/>
        </table:table-row>
        <table:table-row table:style-name="ro1">
          <table:table-cell office:value-type="float" office:value="12971" calcext:value-type="float">
            <text:p>12971</text:p>
          </table:table-cell>
          <table:table-cell table:formula="of:=([.A495]-[.$E$3])^2" office:value-type="float" office:value="6087186.40609276" calcext:value-type="float">
            <text:p>6087186,40609276</text:p>
          </table:table-cell>
          <table:table-cell table:number-columns-repeated="5"/>
          <table:table-cell office:value-type="float" office:value="11607" calcext:value-type="float">
            <text:p>11607</text:p>
          </table:table-cell>
          <table:table-cell table:formula="of:=([.H495]-[.$L$3])^2" office:value-type="float" office:value="107455.173428137" calcext:value-type="float">
            <text:p>107455,173428137</text:p>
          </table:table-cell>
          <table:table-cell table:number-columns-repeated="55"/>
        </table:table-row>
        <table:table-row table:style-name="ro1">
          <table:table-cell office:value-type="float" office:value="12931" calcext:value-type="float">
            <text:p>12931</text:p>
          </table:table-cell>
          <table:table-cell table:formula="of:=([.A496]-[.$E$3])^2" office:value-type="float" office:value="5891408.61352482" calcext:value-type="float">
            <text:p>5891408,61352482</text:p>
          </table:table-cell>
          <table:table-cell table:number-columns-repeated="5"/>
          <table:table-cell office:value-type="float" office:value="9394" calcext:value-type="float">
            <text:p>9394</text:p>
          </table:table-cell>
          <table:table-cell table:formula="of:=([.H496]-[.$L$3])^2" office:value-type="float" office:value="3553965.62038227" calcext:value-type="float">
            <text:p>3553965,62038227</text:p>
          </table:table-cell>
          <table:table-cell table:number-columns-repeated="55"/>
        </table:table-row>
        <table:table-row table:style-name="ro1">
          <table:table-cell office:value-type="float" office:value="12321" calcext:value-type="float">
            <text:p>12321</text:p>
          </table:table-cell>
          <table:table-cell table:formula="of:=([.A497]-[.$E$3])^2" office:value-type="float" office:value="3302297.2768637" calcext:value-type="float">
            <text:p>3302297,2768637</text:p>
          </table:table-cell>
          <table:table-cell table:number-columns-repeated="5"/>
          <table:table-cell office:value-type="float" office:value="11206" calcext:value-type="float">
            <text:p>11206</text:p>
          </table:table-cell>
          <table:table-cell table:formula="of:=([.H497]-[.$L$3])^2" office:value-type="float" office:value="5357.71894490601" calcext:value-type="float">
            <text:p>5357,71894490601</text:p>
          </table:table-cell>
          <table:table-cell table:number-columns-repeated="55"/>
        </table:table-row>
        <table:table-row table:style-name="ro1">
          <table:table-cell office:value-type="float" office:value="11264" calcext:value-type="float">
            <text:p>11264</text:p>
          </table:table-cell>
          <table:table-cell table:formula="of:=([.A498]-[.$E$3])^2" office:value-type="float" office:value="577938.108255823" calcext:value-type="float">
            <text:p>577938,108255823</text:p>
          </table:table-cell>
          <table:table-cell table:number-columns-repeated="5"/>
          <table:table-cell office:value-type="float" office:value="8708" calcext:value-type="float">
            <text:p>8708</text:p>
          </table:table-cell>
          <table:table-cell table:formula="of:=([.H498]-[.$L$3])^2" office:value-type="float" office:value="6611051.13715161" calcext:value-type="float">
            <text:p>6611051,13715161</text:p>
          </table:table-cell>
          <table:table-cell table:number-columns-repeated="55"/>
        </table:table-row>
        <table:table-row table:style-name="ro1">
          <table:table-cell office:value-type="float" office:value="12272" calcext:value-type="float">
            <text:p>12272</text:p>
          </table:table-cell>
          <table:table-cell table:formula="of:=([.A499]-[.$E$3])^2" office:value-type="float" office:value="3126610.48096797" calcext:value-type="float">
            <text:p>3126610,48096797</text:p>
          </table:table-cell>
          <table:table-cell table:number-columns-repeated="5"/>
          <table:table-cell office:value-type="float" office:value="9246" calcext:value-type="float">
            <text:p>9246</text:p>
          </table:table-cell>
          <table:table-cell table:formula="of:=([.H499]-[.$L$3])^2" office:value-type="float" office:value="4133887.76685729" calcext:value-type="float">
            <text:p>4133887,76685729</text:p>
          </table:table-cell>
          <table:table-cell table:number-columns-repeated="55"/>
        </table:table-row>
        <table:table-row table:style-name="ro1">
          <table:table-cell office:value-type="float" office:value="13177" calcext:value-type="float">
            <text:p>13177</text:p>
          </table:table-cell>
          <table:table-cell table:formula="of:=([.A500]-[.$E$3])^2" office:value-type="float" office:value="7146118.03781767" calcext:value-type="float">
            <text:p>7146118,03781767</text:p>
          </table:table-cell>
          <table:table-cell table:number-columns-repeated="5"/>
          <table:table-cell office:value-type="float" office:value="9039" calcext:value-type="float">
            <text:p>9039</text:p>
          </table:table-cell>
          <table:table-cell table:formula="of:=([.H500]-[.$L$3])^2" office:value-type="float" office:value="5018480.093346" calcext:value-type="float">
            <text:p>5018480,093346</text:p>
          </table:table-cell>
          <table:table-cell table:number-columns-repeated="55"/>
        </table:table-row>
        <table:table-row table:style-name="ro1">
          <table:table-cell office:value-type="float" office:value="12339" calcext:value-type="float">
            <text:p>12339</text:p>
          </table:table-cell>
          <table:table-cell table:formula="of:=([.A501]-[.$E$3])^2" office:value-type="float" office:value="3368041.28351927" calcext:value-type="float">
            <text:p>3368041,28351927</text:p>
          </table:table-cell>
          <table:table-cell table:number-columns-repeated="5"/>
          <table:table-cell office:value-type="float" office:value="13745" calcext:value-type="float">
            <text:p>13745</text:p>
          </table:table-cell>
          <table:table-cell table:formula="of:=([.H501]-[.$L$3])^2" office:value-type="float" office:value="6080187.1925931" calcext:value-type="float">
            <text:p>6080187,1925931</text:p>
          </table:table-cell>
          <table:table-cell table:number-columns-repeated="55"/>
        </table:table-row>
        <table:table-row table:style-name="ro1">
          <table:table-cell office:value-type="float" office:value="12367" calcext:value-type="float">
            <text:p>12367</text:p>
          </table:table-cell>
          <table:table-cell table:formula="of:=([.A502]-[.$E$3])^2" office:value-type="float" office:value="3471597.73831683" calcext:value-type="float">
            <text:p>3471597,73831683</text:p>
          </table:table-cell>
          <table:table-cell table:number-columns-repeated="5"/>
          <table:table-cell office:value-type="float" office:value="9965" calcext:value-type="float">
            <text:p>9965</text:p>
          </table:table-cell>
          <table:table-cell table:formula="of:=([.H502]-[.$L$3])^2" office:value-type="float" office:value="1727112.28499555" calcext:value-type="float">
            <text:p>1727112,28499555</text:p>
          </table:table-cell>
          <table:table-cell table:number-columns-repeated="55"/>
        </table:table-row>
        <table:table-row table:style-name="ro1">
          <table:table-cell office:value-type="float" office:value="12739" calcext:value-type="float">
            <text:p>12739</text:p>
          </table:table-cell>
          <table:table-cell table:formula="of:=([.A503]-[.$E$3])^2" office:value-type="float" office:value="4996219.2091987" calcext:value-type="float">
            <text:p>4996219,2091987</text:p>
          </table:table-cell>
          <table:table-cell table:number-columns-repeated="5"/>
          <table:table-cell office:value-type="float" office:value="9405" calcext:value-type="float">
            <text:p>9405</text:p>
          </table:table-cell>
          <table:table-cell table:formula="of:=([.H503]-[.$L$3])^2" office:value-type="float" office:value="3512612.29868481" calcext:value-type="float">
            <text:p>3512612,29868481</text:p>
          </table:table-cell>
          <table:table-cell table:number-columns-repeated="55"/>
        </table:table-row>
        <table:table-row table:style-name="ro1">
          <table:table-cell office:value-type="float" office:value="12410" calcext:value-type="float">
            <text:p>12410</text:p>
          </table:table-cell>
          <table:table-cell table:formula="of:=([.A504]-[.$E$3])^2" office:value-type="float" office:value="3633683.86532737" calcext:value-type="float">
            <text:p>3633683,86532737</text:p>
          </table:table-cell>
          <table:table-cell table:number-columns-repeated="5"/>
          <table:table-cell office:value-type="float" office:value="11356" calcext:value-type="float">
            <text:p>11356</text:p>
          </table:table-cell>
          <table:table-cell table:formula="of:=([.H504]-[.$L$3])^2" office:value-type="float" office:value="5898.78670671326" calcext:value-type="float">
            <text:p>5898,78670671326</text:p>
          </table:table-cell>
          <table:table-cell table:number-columns-repeated="55"/>
        </table:table-row>
        <table:table-row table:style-name="ro1">
          <table:table-cell office:value-type="float" office:value="12947" calcext:value-type="float">
            <text:p>12947</text:p>
          </table:table-cell>
          <table:table-cell table:formula="of:=([.A505]-[.$E$3])^2" office:value-type="float" office:value="5969335.730552" calcext:value-type="float">
            <text:p>5969335,730552</text:p>
          </table:table-cell>
          <table:table-cell table:number-columns-repeated="5"/>
          <table:table-cell office:value-type="float" office:value="12363" calcext:value-type="float">
            <text:p>12363</text:p>
          </table:table-cell>
          <table:table-cell table:formula="of:=([.H505]-[.$L$3])^2" office:value-type="float" office:value="1174630.15494765" calcext:value-type="float">
            <text:p>1174630,15494765</text:p>
          </table:table-cell>
          <table:table-cell table:number-columns-repeated="55"/>
        </table:table-row>
        <table:table-row table:style-name="ro1">
          <table:table-cell office:value-type="float" office:value="12865" calcext:value-type="float">
            <text:p>12865</text:p>
          </table:table-cell>
          <table:table-cell table:formula="of:=([.A506]-[.$E$3])^2" office:value-type="float" office:value="5575371.25578772" calcext:value-type="float">
            <text:p>5575371,25578772</text:p>
          </table:table-cell>
          <table:table-cell table:number-columns-repeated="5"/>
          <table:table-cell office:value-type="float" office:value="11132" calcext:value-type="float">
            <text:p>11132</text:p>
          </table:table-cell>
          <table:table-cell table:formula="of:=([.H506]-[.$L$3])^2" office:value-type="float" office:value="21666.7921824144" calcext:value-type="float">
            <text:p>21666,7921824144</text:p>
          </table:table-cell>
          <table:table-cell table:number-columns-repeated="55"/>
        </table:table-row>
        <table:table-row table:style-name="ro1">
          <table:table-cell office:value-type="float" office:value="12486" calcext:value-type="float">
            <text:p>12486</text:p>
          </table:table-cell>
          <table:table-cell table:formula="of:=([.A507]-[.$E$3])^2" office:value-type="float" office:value="3929205.67120646" calcext:value-type="float">
            <text:p>3929205,67120646</text:p>
          </table:table-cell>
          <table:table-cell table:number-columns-repeated="5"/>
          <table:table-cell office:value-type="float" office:value="11708" calcext:value-type="float">
            <text:p>11708</text:p>
          </table:table-cell>
          <table:table-cell table:formula="of:=([.H507]-[.$L$3])^2" office:value-type="float" office:value="183872.492387754" calcext:value-type="float">
            <text:p>183872,492387754</text:p>
          </table:table-cell>
          <table:table-cell table:number-columns-repeated="55"/>
        </table:table-row>
        <table:table-row table:style-name="ro1">
          <table:table-cell office:value-type="float" office:value="11306" calcext:value-type="float">
            <text:p>11306</text:p>
          </table:table-cell>
          <table:table-cell table:formula="of:=([.A508]-[.$E$3])^2" office:value-type="float" office:value="643560.790452163" calcext:value-type="float">
            <text:p>643560,790452163</text:p>
          </table:table-cell>
          <table:table-cell table:number-columns-repeated="5"/>
          <table:table-cell office:value-type="float" office:value="11114" calcext:value-type="float">
            <text:p>11114</text:p>
          </table:table-cell>
          <table:table-cell table:formula="of:=([.H508]-[.$L$3])^2" office:value-type="float" office:value="27289.8640509976" calcext:value-type="float">
            <text:p>27289,8640509976</text:p>
          </table:table-cell>
          <table:table-cell table:number-columns-repeated="55"/>
        </table:table-row>
        <table:table-row table:style-name="ro1">
          <table:table-cell office:value-type="float" office:value="12631" calcext:value-type="float">
            <text:p>12631</text:p>
          </table:table-cell>
          <table:table-cell table:formula="of:=([.A509]-[.$E$3])^2" office:value-type="float" office:value="4525075.16926525" calcext:value-type="float">
            <text:p>4525075,16926525</text:p>
          </table:table-cell>
          <table:table-cell table:number-columns-repeated="5"/>
          <table:table-cell office:value-type="float" office:value="9335" calcext:value-type="float">
            <text:p>9335</text:p>
          </table:table-cell>
          <table:table-cell table:formula="of:=([.H509]-[.$L$3])^2" office:value-type="float" office:value="3779899.80039596" calcext:value-type="float">
            <text:p>3779899,80039596</text:p>
          </table:table-cell>
          <table:table-cell table:number-columns-repeated="55"/>
        </table:table-row>
        <table:table-row table:style-name="ro1">
          <table:table-cell office:value-type="float" office:value="12807" calcext:value-type="float">
            <text:p>12807</text:p>
          </table:table-cell>
          <table:table-cell table:formula="of:=([.A510]-[.$E$3])^2" office:value-type="float" office:value="5304833.4565642" calcext:value-type="float">
            <text:p>5304833,4565642</text:p>
          </table:table-cell>
          <table:table-cell table:number-columns-repeated="5"/>
          <table:table-cell office:value-type="float" office:value="11966" calcext:value-type="float">
            <text:p>11966</text:p>
          </table:table-cell>
          <table:table-cell table:formula="of:=([.H510]-[.$L$3])^2" office:value-type="float" office:value="471699.128938063" calcext:value-type="float">
            <text:p>471699,128938063</text:p>
          </table:table-cell>
          <table:table-cell table:number-columns-repeated="55"/>
        </table:table-row>
        <table:table-row table:style-name="ro1">
          <table:table-cell office:value-type="float" office:value="13470" calcext:value-type="float">
            <text:p>13470</text:p>
          </table:table-cell>
          <table:table-cell table:formula="of:=([.A511]-[.$E$3])^2" office:value-type="float" office:value="8798475.36837785" calcext:value-type="float">
            <text:p>8798475,36837785</text:p>
          </table:table-cell>
          <table:table-cell table:number-columns-repeated="5"/>
          <table:table-cell office:value-type="float" office:value="9069" calcext:value-type="float">
            <text:p>9069</text:p>
          </table:table-cell>
          <table:table-cell table:formula="of:=([.H511]-[.$L$3])^2" office:value-type="float" office:value="4884968.30689836" calcext:value-type="float">
            <text:p>4884968,30689836</text:p>
          </table:table-cell>
          <table:table-cell table:number-columns-repeated="55"/>
        </table:table-row>
        <table:table-row table:style-name="ro1">
          <table:table-cell office:value-type="float" office:value="13515" calcext:value-type="float">
            <text:p>13515</text:p>
          </table:table-cell>
          <table:table-cell table:formula="of:=([.A512]-[.$E$3])^2" office:value-type="float" office:value="9067460.38501678" calcext:value-type="float">
            <text:p>9067460,38501678</text:p>
          </table:table-cell>
          <table:table-cell table:number-columns-repeated="5"/>
          <table:table-cell office:value-type="float" office:value="12292" calcext:value-type="float">
            <text:p>12292</text:p>
          </table:table-cell>
          <table:table-cell table:formula="of:=([.H512]-[.$L$3])^2" office:value-type="float" office:value="1025771.04954039" calcext:value-type="float">
            <text:p>1025771,04954039</text:p>
          </table:table-cell>
          <table:table-cell table:number-columns-repeated="55"/>
        </table:table-row>
        <table:table-row table:style-name="ro1">
          <table:table-cell office:value-type="float" office:value="11822" calcext:value-type="float">
            <text:p>11822</text:p>
          </table:table-cell>
          <table:table-cell table:formula="of:=([.A513]-[.$E$3])^2" office:value-type="float" office:value="1737710.31457862" calcext:value-type="float">
            <text:p>1737710,31457862</text:p>
          </table:table-cell>
          <table:table-cell table:number-columns-repeated="5"/>
          <table:table-cell office:value-type="float" office:value="9674" calcext:value-type="float">
            <text:p>9674</text:p>
          </table:table-cell>
          <table:table-cell table:formula="of:=([.H513]-[.$L$3])^2" office:value-type="float" office:value="2576655.61353765" calcext:value-type="float">
            <text:p>2576655,61353765</text:p>
          </table:table-cell>
          <table:table-cell table:number-columns-repeated="55"/>
        </table:table-row>
        <table:table-row table:style-name="ro1">
          <table:table-cell office:value-type="float" office:value="12905" calcext:value-type="float">
            <text:p>12905</text:p>
          </table:table-cell>
          <table:table-cell table:formula="of:=([.A514]-[.$E$3])^2" office:value-type="float" office:value="5765869.04835566" calcext:value-type="float">
            <text:p>5765869,04835566</text:p>
          </table:table-cell>
          <table:table-cell table:number-columns-repeated="5"/>
          <table:table-cell office:value-type="float" office:value="10188" calcext:value-type="float">
            <text:p>10188</text:p>
          </table:table-cell>
          <table:table-cell table:formula="of:=([.H514]-[.$L$3])^2" office:value-type="float" office:value="1190709.67240144" calcext:value-type="float">
            <text:p>1190709,67240144</text:p>
          </table:table-cell>
          <table:table-cell table:number-columns-repeated="55"/>
        </table:table-row>
        <table:table-row table:style-name="ro1">
          <table:table-cell office:value-type="float" office:value="11665" calcext:value-type="float">
            <text:p>11665</text:p>
          </table:table-cell>
          <table:table-cell table:formula="of:=([.A515]-[.$E$3])^2" office:value-type="float" office:value="1348437.47874945" calcext:value-type="float">
            <text:p>1348437,47874945</text:p>
          </table:table-cell>
          <table:table-cell table:number-columns-repeated="5"/>
          <table:table-cell office:value-type="float" office:value="12262" calcext:value-type="float">
            <text:p>12262</text:p>
          </table:table-cell>
          <table:table-cell table:formula="of:=([.H515]-[.$L$3])^2" office:value-type="float" office:value="965902.835988029" calcext:value-type="float">
            <text:p>965902,835988029</text:p>
          </table:table-cell>
          <table:table-cell table:number-columns-repeated="55"/>
        </table:table-row>
        <table:table-row table:style-name="ro1">
          <table:table-cell office:value-type="float" office:value="12723" calcext:value-type="float">
            <text:p>12723</text:p>
          </table:table-cell>
          <table:table-cell table:formula="of:=([.A516]-[.$E$3])^2" office:value-type="float" office:value="4924948.09217152" calcext:value-type="float">
            <text:p>4924948,09217152</text:p>
          </table:table-cell>
          <table:table-cell table:number-columns-repeated="5"/>
          <table:table-cell office:value-type="float" office:value="9029" calcext:value-type="float">
            <text:p>9029</text:p>
          </table:table-cell>
          <table:table-cell table:formula="of:=([.H516]-[.$L$3])^2" office:value-type="float" office:value="5063384.02216188" calcext:value-type="float">
            <text:p>5063384,02216188</text:p>
          </table:table-cell>
          <table:table-cell table:number-columns-repeated="55"/>
        </table:table-row>
        <table:table-row table:style-name="ro1">
          <table:table-cell office:value-type="float" office:value="13361" calcext:value-type="float">
            <text:p>13361</text:p>
          </table:table-cell>
          <table:table-cell table:formula="of:=([.A517]-[.$E$3])^2" office:value-type="float" office:value="8163719.8836302" calcext:value-type="float">
            <text:p>8163719,8836302</text:p>
          </table:table-cell>
          <table:table-cell table:number-columns-repeated="5"/>
          <table:table-cell office:value-type="float" office:value="11844" calcext:value-type="float">
            <text:p>11844</text:p>
          </table:table-cell>
          <table:table-cell table:formula="of:=([.H517]-[.$L$3])^2" office:value-type="float" office:value="319003.060491793" calcext:value-type="float">
            <text:p>319003,060491793</text:p>
          </table:table-cell>
          <table:table-cell table:number-columns-repeated="55"/>
        </table:table-row>
        <table:table-row table:style-name="ro1">
          <table:table-cell office:value-type="float" office:value="13600" calcext:value-type="float">
            <text:p>13600</text:p>
          </table:table-cell>
          <table:table-cell table:formula="of:=([.A518]-[.$E$3])^2" office:value-type="float" office:value="9586593.19422366" calcext:value-type="float">
            <text:p>9586593,19422366</text:p>
          </table:table-cell>
          <table:table-cell table:number-columns-repeated="5"/>
          <table:table-cell office:value-type="float" office:value="11928" calcext:value-type="float">
            <text:p>11928</text:p>
          </table:table-cell>
          <table:table-cell table:formula="of:=([.H518]-[.$L$3])^2" office:value-type="float" office:value="420946.058438405" calcext:value-type="float">
            <text:p>420946,058438405</text:p>
          </table:table-cell>
          <table:table-cell table:number-columns-repeated="55"/>
        </table:table-row>
        <table:table-row table:style-name="ro1">
          <table:table-cell office:value-type="float" office:value="13479" calcext:value-type="float">
            <text:p>13479</text:p>
          </table:table-cell>
          <table:table-cell table:formula="of:=([.A519]-[.$E$3])^2" office:value-type="float" office:value="8851948.37170563" calcext:value-type="float">
            <text:p>8851948,37170563</text:p>
          </table:table-cell>
          <table:table-cell table:number-columns-repeated="5"/>
          <table:table-cell office:value-type="float" office:value="11406" calcext:value-type="float">
            <text:p>11406</text:p>
          </table:table-cell>
          <table:table-cell table:formula="of:=([.H519]-[.$L$3])^2" office:value-type="float" office:value="16079.1426273157" calcext:value-type="float">
            <text:p>16079,1426273157</text:p>
          </table:table-cell>
          <table:table-cell table:number-columns-repeated="55"/>
        </table:table-row>
        <table:table-row table:style-name="ro1">
          <table:table-cell office:value-type="float" office:value="10944" calcext:value-type="float">
            <text:p>10944</text:p>
          </table:table-cell>
          <table:table-cell table:formula="of:=([.A520]-[.$E$3])^2" office:value-type="float" office:value="193795.767712284" calcext:value-type="float">
            <text:p>193795,767712284</text:p>
          </table:table-cell>
          <table:table-cell table:number-columns-repeated="5"/>
          <table:table-cell office:value-type="float" office:value="9463" calcext:value-type="float">
            <text:p>9463</text:p>
          </table:table-cell>
          <table:table-cell table:formula="of:=([.H520]-[.$L$3])^2" office:value-type="float" office:value="3298569.51155271" calcext:value-type="float">
            <text:p>3298569,51155271</text:p>
          </table:table-cell>
          <table:table-cell table:number-columns-repeated="55"/>
        </table:table-row>
        <table:table-row table:style-name="ro1">
          <table:table-cell office:value-type="float" office:value="13555" calcext:value-type="float">
            <text:p>13555</text:p>
          </table:table-cell>
          <table:table-cell table:formula="of:=([.A521]-[.$E$3])^2" office:value-type="float" office:value="9309958.17758472" calcext:value-type="float">
            <text:p>9309958,17758472</text:p>
          </table:table-cell>
          <table:table-cell table:number-columns-repeated="5"/>
          <table:table-cell office:value-type="float" office:value="16627" calcext:value-type="float">
            <text:p>16627</text:p>
          </table:table-cell>
          <table:table-cell table:formula="of:=([.H521]-[.$L$3])^2" office:value-type="float" office:value="28599002.9078566" calcext:value-type="float">
            <text:p>28599002,9078566</text:p>
          </table:table-cell>
          <table:table-cell table:number-columns-repeated="55"/>
        </table:table-row>
        <table:table-row table:style-name="ro1">
          <table:table-cell office:value-type="float" office:value="12591" calcext:value-type="float">
            <text:p>12591</text:p>
          </table:table-cell>
          <table:table-cell table:formula="of:=([.A522]-[.$E$3])^2" office:value-type="float" office:value="4356497.37669731" calcext:value-type="float">
            <text:p>4356497,37669731</text:p>
          </table:table-cell>
          <table:table-cell table:number-columns-repeated="5"/>
          <table:table-cell office:value-type="float" office:value="10603" calcext:value-type="float">
            <text:p>10603</text:p>
          </table:table-cell>
          <table:table-cell table:formula="of:=([.H522]-[.$L$3])^2" office:value-type="float" office:value="457241.626542441" calcext:value-type="float">
            <text:p>457241,626542441</text:p>
          </table:table-cell>
          <table:table-cell table:number-columns-repeated="55"/>
        </table:table-row>
        <table:table-row table:style-name="ro1">
          <table:table-cell office:value-type="float" office:value="12052" calcext:value-type="float">
            <text:p>12052</text:p>
          </table:table-cell>
          <table:table-cell table:formula="of:=([.A523]-[.$E$3])^2" office:value-type="float" office:value="2396992.62184429" calcext:value-type="float">
            <text:p>2396992,62184429</text:p>
          </table:table-cell>
          <table:table-cell table:number-columns-repeated="5"/>
          <table:table-cell office:value-type="float" office:value="12559" calcext:value-type="float">
            <text:p>12559</text:p>
          </table:table-cell>
          <table:table-cell table:formula="of:=([.H523]-[.$L$3])^2" office:value-type="float" office:value="1637897.15015641" calcext:value-type="float">
            <text:p>1637897,15015641</text:p>
          </table:table-cell>
          <table:table-cell table:number-columns-repeated="55"/>
        </table:table-row>
        <table:table-row table:style-name="ro1">
          <table:table-cell office:value-type="float" office:value="12353" calcext:value-type="float">
            <text:p>12353</text:p>
          </table:table-cell>
          <table:table-cell table:formula="of:=([.A524]-[.$E$3])^2" office:value-type="float" office:value="3419623.51091805" calcext:value-type="float">
            <text:p>3419623,51091805</text:p>
          </table:table-cell>
          <table:table-cell table:number-columns-repeated="5"/>
          <table:table-cell office:value-type="float" office:value="8989" calcext:value-type="float">
            <text:p>8989</text:p>
          </table:table-cell>
          <table:table-cell table:formula="of:=([.H524]-[.$L$3])^2" office:value-type="float" office:value="5244999.7374254" calcext:value-type="float">
            <text:p>5244999,7374254</text:p>
          </table:table-cell>
          <table:table-cell table:number-columns-repeated="55"/>
        </table:table-row>
        <table:table-row table:style-name="ro1">
          <table:table-cell office:value-type="float" office:value="11919" calcext:value-type="float">
            <text:p>11919</text:p>
          </table:table-cell>
          <table:table-cell table:formula="of:=([.A525]-[.$E$3])^2" office:value-type="float" office:value="2002854.46155588" calcext:value-type="float">
            <text:p>2002854,46155588</text:p>
          </table:table-cell>
          <table:table-cell table:number-columns-repeated="5"/>
          <table:table-cell office:value-type="float" office:value="11973" calcext:value-type="float">
            <text:p>11973</text:p>
          </table:table-cell>
          <table:table-cell table:formula="of:=([.H525]-[.$L$3])^2" office:value-type="float" office:value="481363.378766947" calcext:value-type="float">
            <text:p>481363,378766947</text:p>
          </table:table-cell>
          <table:table-cell table:number-columns-repeated="55"/>
        </table:table-row>
        <table:table-row table:style-name="ro1">
          <table:table-cell office:value-type="float" office:value="13751" calcext:value-type="float">
            <text:p>13751</text:p>
          </table:table-cell>
          <table:table-cell table:formula="of:=([.A526]-[.$E$3])^2" office:value-type="float" office:value="10544453.3611676" calcext:value-type="float">
            <text:p>10544453,3611676</text:p>
          </table:table-cell>
          <table:table-cell table:number-columns-repeated="5"/>
          <table:table-cell office:value-type="float" office:value="8511" calcext:value-type="float">
            <text:p>8511</text:p>
          </table:table-cell>
          <table:table-cell table:formula="of:=([.H526]-[.$L$3])^2" office:value-type="float" office:value="7662911.53482444" calcext:value-type="float">
            <text:p>7662911,53482444</text:p>
          </table:table-cell>
          <table:table-cell table:number-columns-repeated="55"/>
        </table:table-row>
        <table:table-row table:style-name="ro1">
          <table:table-cell office:value-type="float" office:value="11840" calcext:value-type="float">
            <text:p>11840</text:p>
          </table:table-cell>
          <table:table-cell table:formula="of:=([.A527]-[.$E$3])^2" office:value-type="float" office:value="1785490.32123419" calcext:value-type="float">
            <text:p>1785490,32123419</text:p>
          </table:table-cell>
          <table:table-cell table:number-columns-repeated="5"/>
          <table:table-cell office:value-type="float" office:value="8713" calcext:value-type="float">
            <text:p>8713</text:p>
          </table:table-cell>
          <table:table-cell table:formula="of:=([.H527]-[.$L$3])^2" office:value-type="float" office:value="6585364.17274367" calcext:value-type="float">
            <text:p>6585364,17274367</text:p>
          </table:table-cell>
          <table:table-cell table:number-columns-repeated="55"/>
        </table:table-row>
        <table:table-row table:style-name="ro1">
          <table:table-cell office:value-type="float" office:value="14085" calcext:value-type="float">
            <text:p>14085</text:p>
          </table:table-cell>
          <table:table-cell table:formula="of:=([.A528]-[.$E$3])^2" office:value-type="float" office:value="12825153.92911" calcext:value-type="float">
            <text:p>12825153,92911</text:p>
          </table:table-cell>
          <table:table-cell table:number-columns-repeated="5"/>
          <table:table-cell office:value-type="float" office:value="11263" calcext:value-type="float">
            <text:p>11263</text:p>
          </table:table-cell>
          <table:table-cell table:formula="of:=([.H528]-[.$L$3])^2" office:value-type="float" office:value="262.324694392765" calcext:value-type="float">
            <text:p>262,324694392765</text:p>
          </table:table-cell>
          <table:table-cell table:number-columns-repeated="55"/>
        </table:table-row>
        <table:table-row table:style-name="ro1">
          <table:table-cell office:value-type="float" office:value="13110" calcext:value-type="float">
            <text:p>13110</text:p>
          </table:table-cell>
          <table:table-cell table:formula="of:=([.A529]-[.$E$3])^2" office:value-type="float" office:value="6792395.23526636" calcext:value-type="float">
            <text:p>6792395,23526636</text:p>
          </table:table-cell>
          <table:table-cell table:number-columns-repeated="5"/>
          <table:table-cell office:value-type="float" office:value="8476" calcext:value-type="float">
            <text:p>8476</text:p>
          </table:table-cell>
          <table:table-cell table:formula="of:=([.H529]-[.$L$3])^2" office:value-type="float" office:value="7857910.28568001" calcext:value-type="float">
            <text:p>7857910,28568001</text:p>
          </table:table-cell>
          <table:table-cell table:number-columns-repeated="55"/>
        </table:table-row>
        <table:table-row table:style-name="ro1">
          <table:table-cell office:value-type="float" office:value="13810" calcext:value-type="float">
            <text:p>13810</text:p>
          </table:table-cell>
          <table:table-cell table:formula="of:=([.A530]-[.$E$3])^2" office:value-type="float" office:value="10931106.6052054" calcext:value-type="float">
            <text:p>10931106,6052054</text:p>
          </table:table-cell>
          <table:table-cell table:number-columns-repeated="5"/>
          <table:table-cell office:value-type="float" office:value="10009" calcext:value-type="float">
            <text:p>10009</text:p>
          </table:table-cell>
          <table:table-cell table:formula="of:=([.H530]-[.$L$3])^2" office:value-type="float" office:value="1613398.99820568" calcext:value-type="float">
            <text:p>1613398,99820568</text:p>
          </table:table-cell>
          <table:table-cell table:number-columns-repeated="55"/>
        </table:table-row>
        <table:table-row table:style-name="ro1">
          <table:table-cell office:value-type="float" office:value="11002" calcext:value-type="float">
            <text:p>11002</text:p>
          </table:table-cell>
          <table:table-cell table:formula="of:=([.A531]-[.$E$3])^2" office:value-type="float" office:value="248225.5669358" calcext:value-type="float">
            <text:p>248225,5669358</text:p>
          </table:table-cell>
          <table:table-cell table:number-columns-repeated="5"/>
          <table:table-cell office:value-type="float" office:value="11656" calcext:value-type="float">
            <text:p>11656</text:p>
          </table:table-cell>
          <table:table-cell table:formula="of:=([.H531]-[.$L$3])^2" office:value-type="float" office:value="141980.922230328" calcext:value-type="float">
            <text:p>141980,922230328</text:p>
          </table:table-cell>
          <table:table-cell table:number-columns-repeated="55"/>
        </table:table-row>
        <table:table-row table:style-name="ro1">
          <table:table-cell office:value-type="float" office:value="12520" calcext:value-type="float">
            <text:p>12520</text:p>
          </table:table-cell>
          <table:table-cell table:formula="of:=([.A532]-[.$E$3])^2" office:value-type="float" office:value="4065152.79488921" calcext:value-type="float">
            <text:p>4065152,79488921</text:p>
          </table:table-cell>
          <table:table-cell table:number-columns-repeated="5"/>
          <table:table-cell office:value-type="float" office:value="8706" calcext:value-type="float">
            <text:p>8706</text:p>
          </table:table-cell>
          <table:table-cell table:formula="of:=([.H532]-[.$L$3])^2" office:value-type="float" office:value="6621339.92291479" calcext:value-type="float">
            <text:p>6621339,92291479</text:p>
          </table:table-cell>
          <table:table-cell table:number-columns-repeated="55"/>
        </table:table-row>
        <table:table-row table:style-name="ro1">
          <table:table-cell office:value-type="float" office:value="13364" calcext:value-type="float">
            <text:p>13364</text:p>
          </table:table-cell>
          <table:table-cell table:formula="of:=([.A533]-[.$E$3])^2" office:value-type="float" office:value="8180872.2180728" calcext:value-type="float">
            <text:p>8180872,2180728</text:p>
          </table:table-cell>
          <table:table-cell table:number-columns-repeated="5"/>
          <table:table-cell office:value-type="float" office:value="9169" calcext:value-type="float">
            <text:p>9169</text:p>
          </table:table-cell>
          <table:table-cell table:formula="of:=([.H533]-[.$L$3])^2" office:value-type="float" office:value="4452929.01873956" calcext:value-type="float">
            <text:p>4452929,01873956</text:p>
          </table:table-cell>
          <table:table-cell table:number-columns-repeated="55"/>
        </table:table-row>
        <table:table-row table:style-name="ro1">
          <table:table-cell office:value-type="float" office:value="12367" calcext:value-type="float">
            <text:p>12367</text:p>
          </table:table-cell>
          <table:table-cell table:formula="of:=([.A534]-[.$E$3])^2" office:value-type="float" office:value="3471597.73831683" calcext:value-type="float">
            <text:p>3471597,73831683</text:p>
          </table:table-cell>
          <table:table-cell table:number-columns-repeated="5"/>
          <table:table-cell office:value-type="float" office:value="13033" calcext:value-type="float">
            <text:p>13033</text:p>
          </table:table-cell>
          <table:table-cell table:formula="of:=([.H534]-[.$L$3])^2" office:value-type="float" office:value="3075826.92428372" calcext:value-type="float">
            <text:p>3075826,92428372</text:p>
          </table:table-cell>
          <table:table-cell table:number-columns-repeated="55"/>
        </table:table-row>
        <table:table-row table:style-name="ro1">
          <table:table-cell office:value-type="float" office:value="12411" calcext:value-type="float">
            <text:p>12411</text:p>
          </table:table-cell>
          <table:table-cell table:formula="of:=([.A535]-[.$E$3])^2" office:value-type="float" office:value="3637497.31014157" calcext:value-type="float">
            <text:p>3637497,31014157</text:p>
          </table:table-cell>
          <table:table-cell table:number-columns-repeated="5"/>
          <table:table-cell office:value-type="float" office:value="8868" calcext:value-type="float">
            <text:p>8868</text:p>
          </table:table-cell>
          <table:table-cell table:formula="of:=([.H535]-[.$L$3])^2" office:value-type="float" office:value="5813868.27609754" calcext:value-type="float">
            <text:p>5813868,27609754</text:p>
          </table:table-cell>
          <table:table-cell table:number-columns-repeated="55"/>
        </table:table-row>
        <table:table-row table:style-name="ro1">
          <table:table-cell office:value-type="float" office:value="12644" calcext:value-type="float">
            <text:p>12644</text:p>
          </table:table-cell>
          <table:table-cell table:formula="of:=([.A536]-[.$E$3])^2" office:value-type="float" office:value="4580551.95184984" calcext:value-type="float">
            <text:p>4580551,95184984</text:p>
          </table:table-cell>
          <table:table-cell table:number-columns-repeated="5"/>
          <table:table-cell office:value-type="float" office:value="12158" calcext:value-type="float">
            <text:p>12158</text:p>
          </table:table-cell>
          <table:table-cell table:formula="of:=([.H536]-[.$L$3])^2" office:value-type="float" office:value="772295.695673176" calcext:value-type="float">
            <text:p>772295,695673176</text:p>
          </table:table-cell>
          <table:table-cell table:number-columns-repeated="55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formula="of:=([.A537]-[.$E$3])^2" office:value-type="float" office:value="1462218.82983098" calcext:value-type="float">
            <text:p>1462218,82983098</text:p>
          </table:table-cell>
          <table:table-cell table:number-columns-repeated="5"/>
          <table:table-cell office:value-type="float" office:value="18647" calcext:value-type="float">
            <text:p>18647</text:p>
          </table:table-cell>
          <table:table-cell table:formula="of:=([.H537]-[.$L$3])^2" office:value-type="float" office:value="54284529.287049" calcext:value-type="float">
            <text:p>54284529,287049</text:p>
          </table:table-cell>
          <table:table-cell table:number-columns-repeated="55"/>
        </table:table-row>
        <table:table-row table:style-name="ro1">
          <table:table-cell office:value-type="float" office:value="12386" calcext:value-type="float">
            <text:p>12386</text:p>
          </table:table-cell>
          <table:table-cell table:formula="of:=([.A538]-[.$E$3])^2" office:value-type="float" office:value="3542761.18978661" calcext:value-type="float">
            <text:p>3542761,18978661</text:p>
          </table:table-cell>
          <table:table-cell table:number-columns-repeated="5"/>
          <table:table-cell office:value-type="float" office:value="9693" calcext:value-type="float">
            <text:p>9693</text:p>
          </table:table-cell>
          <table:table-cell table:formula="of:=([.H538]-[.$L$3])^2" office:value-type="float" office:value="2516019.14878748" calcext:value-type="float">
            <text:p>2516019,14878748</text:p>
          </table:table-cell>
          <table:table-cell table:number-columns-repeated="55"/>
        </table:table-row>
        <table:table-row table:style-name="ro1">
          <table:table-cell office:value-type="float" office:value="24750" calcext:value-type="float">
            <text:p>24750</text:p>
          </table:table-cell>
          <table:table-cell table:formula="of:=([.A539]-[.$E$3])^2" office:value-type="float" office:value="202954852.872538" calcext:value-type="float">
            <text:p>202954852,872538</text:p>
          </table:table-cell>
          <table:table-cell table:number-columns-repeated="5"/>
          <table:table-cell office:value-type="float" office:value="11294" calcext:value-type="float">
            <text:p>11294</text:p>
          </table:table-cell>
          <table:table-cell table:formula="of:=([.H539]-[.$L$3])^2" office:value-type="float" office:value="219.145365166262" calcext:value-type="float">
            <text:p>219,145365166262</text:p>
          </table:table-cell>
          <table:table-cell table:number-columns-repeated="55"/>
        </table:table-row>
        <table:table-row table:style-name="ro1">
          <table:table-cell office:value-type="float" office:value="16381" calcext:value-type="float">
            <text:p>16381</text:p>
          </table:table-cell>
          <table:table-cell table:formula="of:=([.A540]-[.$E$3])^2" office:value-type="float" office:value="34541743.2225099" calcext:value-type="float">
            <text:p>34541743,2225099</text:p>
          </table:table-cell>
          <table:table-cell table:number-columns-repeated="5"/>
          <table:table-cell office:value-type="float" office:value="15654" calcext:value-type="float">
            <text:p>15654</text:p>
          </table:table-cell>
          <table:table-cell table:formula="of:=([.H540]-[.$L$3])^2" office:value-type="float" office:value="19138906.1816417" calcext:value-type="float">
            <text:p>19138906,1816417</text:p>
          </table:table-cell>
          <table:table-cell table:number-columns-repeated="55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formula="of:=([.A541]-[.$E$3])^2" office:value-type="float" office:value="102257.708921379" calcext:value-type="float">
            <text:p>102257,708921379</text:p>
          </table:table-cell>
          <table:table-cell table:number-columns-repeated="5"/>
          <table:table-cell office:value-type="float" office:value="14899" calcext:value-type="float">
            <text:p>14899</text:p>
          </table:table-cell>
          <table:table-cell table:formula="of:=([.H541]-[.$L$3])^2" office:value-type="float" office:value="13102977.8072406" calcext:value-type="float">
            <text:p>13102977,8072406</text:p>
          </table:table-cell>
          <table:table-cell table:number-columns-repeated="55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formula="of:=([.A542]-[.$E$3])^2" office:value-type="float" office:value="402942.592448833" calcext:value-type="float">
            <text:p>402942,592448833</text:p>
          </table:table-cell>
          <table:table-cell table:number-columns-repeated="5"/>
          <table:table-cell office:value-type="float" office:value="11749" calcext:value-type="float">
            <text:p>11749</text:p>
          </table:table-cell>
          <table:table-cell table:formula="of:=([.H542]-[.$L$3])^2" office:value-type="float" office:value="220715.384242648" calcext:value-type="float">
            <text:p>220715,384242648</text:p>
          </table:table-cell>
          <table:table-cell table:number-columns-repeated="55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formula="of:=([.A543]-[.$E$3])^2" office:value-type="float" office:value="349018.164273569" calcext:value-type="float">
            <text:p>349018,164273569</text:p>
          </table:table-cell>
          <table:table-cell table:number-columns-repeated="5"/>
          <table:table-cell office:value-type="float" office:value="8579" calcext:value-type="float">
            <text:p>8579</text:p>
          </table:table-cell>
          <table:table-cell table:formula="of:=([.H543]-[.$L$3])^2" office:value-type="float" office:value="7291060.81887646" calcext:value-type="float">
            <text:p>7291060,81887646</text:p>
          </table:table-cell>
          <table:table-cell table:number-columns-repeated="55"/>
        </table:table-row>
        <table:table-row table:style-name="ro1">
          <table:table-cell office:value-type="float" office:value="11433" calcext:value-type="float">
            <text:p>11433</text:p>
          </table:table-cell>
          <table:table-cell table:formula="of:=([.A544]-[.$E$3])^2" office:value-type="float" office:value="863454.28185538" calcext:value-type="float">
            <text:p>863454,28185538</text:p>
          </table:table-cell>
          <table:table-cell table:number-columns-repeated="5"/>
          <table:table-cell office:value-type="float" office:value="12047" calcext:value-type="float">
            <text:p>12047</text:p>
          </table:table-cell>
          <table:table-cell table:formula="of:=([.H544]-[.$L$3])^2" office:value-type="float" office:value="589522.305529439" calcext:value-type="float">
            <text:p>589522,305529439</text:p>
          </table:table-cell>
          <table:table-cell table:number-columns-repeated="55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formula="of:=([.A545]-[.$E$3])^2" office:value-type="float" office:value="9173.3473018561" calcext:value-type="float">
            <text:p>9173,3473018561</text:p>
          </table:table-cell>
          <table:table-cell table:number-columns-repeated="5"/>
          <table:table-cell office:value-type="float" office:value="11915" calcext:value-type="float">
            <text:p>11915</text:p>
          </table:table-cell>
          <table:table-cell table:formula="of:=([.H545]-[.$L$3])^2" office:value-type="float" office:value="404246.165899048" calcext:value-type="float">
            <text:p>404246,165899048</text:p>
          </table:table-cell>
          <table:table-cell table:number-columns-repeated="55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formula="of:=([.A546]-[.$E$3])^2" office:value-type="float" office:value="942409.134878116" calcext:value-type="float">
            <text:p>942409,134878116</text:p>
          </table:table-cell>
          <table:table-cell table:number-columns-repeated="5"/>
          <table:table-cell office:value-type="float" office:value="12168" calcext:value-type="float">
            <text:p>12168</text:p>
          </table:table-cell>
          <table:table-cell table:formula="of:=([.H546]-[.$L$3])^2" office:value-type="float" office:value="789971.766857297" calcext:value-type="float">
            <text:p>789971,766857297</text:p>
          </table:table-cell>
          <table:table-cell table:number-columns-repeated="55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formula="of:=([.A547]-[.$E$3])^2" office:value-type="float" office:value="222574.097163198" calcext:value-type="float">
            <text:p>222574,097163198</text:p>
          </table:table-cell>
          <table:table-cell table:number-columns-repeated="5"/>
          <table:table-cell office:value-type="float" office:value="9766" calcext:value-type="float">
            <text:p>9766</text:p>
          </table:table-cell>
          <table:table-cell table:formula="of:=([.H547]-[.$L$3])^2" office:value-type="float" office:value="2289763.46843156" calcext:value-type="float">
            <text:p>2289763,46843156</text:p>
          </table:table-cell>
          <table:table-cell table:number-columns-repeated="55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([.A548]-[.$E$3])^2" office:value-type="float" office:value="740938.064439958" calcext:value-type="float">
            <text:p>740938,064439958</text:p>
          </table:table-cell>
          <table:table-cell table:number-columns-repeated="5"/>
          <table:table-cell office:value-type="float" office:value="10818" calcext:value-type="float">
            <text:p>10818</text:p>
          </table:table-cell>
          <table:table-cell table:formula="of:=([.H548]-[.$L$3])^2" office:value-type="float" office:value="212702.157001031" calcext:value-type="float">
            <text:p>212702,157001031</text:p>
          </table:table-cell>
          <table:table-cell table:number-columns-repeated="55"/>
        </table:table-row>
        <table:table-row table:style-name="ro1">
          <table:table-cell office:value-type="float" office:value="10738" calcext:value-type="float">
            <text:p>10738</text:p>
          </table:table-cell>
          <table:table-cell table:formula="of:=([.A549]-[.$E$3])^2" office:value-type="float" office:value="54860.1359873807" calcext:value-type="float">
            <text:p>54860,1359873807</text:p>
          </table:table-cell>
          <table:table-cell table:number-columns-repeated="5"/>
          <table:table-cell office:value-type="float" office:value="8873" calcext:value-type="float">
            <text:p>8873</text:p>
          </table:table-cell>
          <table:table-cell table:formula="of:=([.H549]-[.$L$3])^2" office:value-type="float" office:value="5789781.3116896" calcext:value-type="float">
            <text:p>5789781,3116896</text:p>
          </table:table-cell>
          <table:table-cell table:number-columns-repeated="55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([.A550]-[.$E$3])^2" office:value-type="float" office:value="1584521.02838893" calcext:value-type="float">
            <text:p>1584521,02838893</text:p>
          </table:table-cell>
          <table:table-cell table:number-columns-repeated="5"/>
          <table:table-cell office:value-type="float" office:value="9869" calcext:value-type="float">
            <text:p>9869</text:p>
          </table:table-cell>
          <table:table-cell table:formula="of:=([.H550]-[.$L$3])^2" office:value-type="float" office:value="1988654.001628" calcext:value-type="float">
            <text:p>1988654,001628</text:p>
          </table:table-cell>
          <table:table-cell table:number-columns-repeated="55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formula="of:=([.A551]-[.$E$3])^2" office:value-type="float" office:value="1074907.77714101" calcext:value-type="float">
            <text:p>1074907,77714101</text:p>
          </table:table-cell>
          <table:table-cell table:number-columns-repeated="5"/>
          <table:table-cell office:value-type="float" office:value="12219" calcext:value-type="float">
            <text:p>12219</text:p>
          </table:table-cell>
          <table:table-cell table:formula="of:=([.H551]-[.$L$3])^2" office:value-type="float" office:value="883230.729896311" calcext:value-type="float">
            <text:p>883230,729896311</text:p>
          </table:table-cell>
          <table:table-cell table:number-columns-repeated="55"/>
        </table:table-row>
        <table:table-row table:style-name="ro1">
          <table:table-cell office:value-type="float" office:value="24592" calcext:value-type="float">
            <text:p>24592</text:p>
          </table:table-cell>
          <table:table-cell table:formula="of:=([.A552]-[.$E$3])^2" office:value-type="float" office:value="198478010.591894" calcext:value-type="float">
            <text:p>198478010,591894</text:p>
          </table:table-cell>
          <table:table-cell table:number-columns-repeated="5"/>
          <table:table-cell office:value-type="float" office:value="10375" calcext:value-type="float">
            <text:p>10375</text:p>
          </table:table-cell>
          <table:table-cell table:formula="of:=([.H552]-[.$L$3])^2" office:value-type="float" office:value="817571.203544494" calcext:value-type="float">
            <text:p>817571,203544494</text:p>
          </table:table-cell>
          <table:table-cell table:number-columns-repeated="55"/>
        </table:table-row>
        <table:table-row table:style-name="ro1">
          <table:table-cell office:value-type="float" office:value="30043" calcext:value-type="float">
            <text:p>30043</text:p>
          </table:table-cell>
          <table:table-cell table:formula="of:=([.A553]-[.$E$3])^2" office:value-type="float" office:value="381781212.274091" calcext:value-type="float">
            <text:p>381781212,274091</text:p>
          </table:table-cell>
          <table:table-cell table:number-columns-repeated="5"/>
          <table:table-cell office:value-type="float" office:value="11231" calcext:value-type="float">
            <text:p>11231</text:p>
          </table:table-cell>
          <table:table-cell table:formula="of:=([.H553]-[.$L$3])^2" office:value-type="float" office:value="2322.89690520722" calcext:value-type="float">
            <text:p>2322,89690520722</text:p>
          </table:table-cell>
          <table:table-cell table:number-columns-repeated="55"/>
        </table:table-row>
        <table:table-row table:style-name="ro1">
          <table:table-cell office:value-type="float" office:value="25028" calcext:value-type="float">
            <text:p>25028</text:p>
          </table:table-cell>
          <table:table-cell table:formula="of:=([.A554]-[.$E$3])^2" office:value-type="float" office:value="210953036.530885" calcext:value-type="float">
            <text:p>210953036,530885</text:p>
          </table:table-cell>
          <table:table-cell table:number-columns-repeated="5"/>
          <table:table-cell office:value-type="float" office:value="9268" calcext:value-type="float">
            <text:p>9268</text:p>
          </table:table-cell>
          <table:table-cell table:formula="of:=([.H554]-[.$L$3])^2" office:value-type="float" office:value="4044911.12346236" calcext:value-type="float">
            <text:p>4044911,12346236</text:p>
          </table:table-cell>
          <table:table-cell table:number-columns-repeated="55"/>
        </table:table-row>
        <table:table-row table:style-name="ro1">
          <table:table-cell office:value-type="float" office:value="17061" calcext:value-type="float">
            <text:p>17061</text:p>
          </table:table-cell>
          <table:table-cell table:formula="of:=([.A555]-[.$E$3])^2" office:value-type="float" office:value="42997165.6961649" calcext:value-type="float">
            <text:p>42997165,6961649</text:p>
          </table:table-cell>
          <table:table-cell table:number-columns-repeated="5"/>
          <table:table-cell office:value-type="float" office:value="9589" calcext:value-type="float">
            <text:p>9589</text:p>
          </table:table-cell>
          <table:table-cell table:formula="of:=([.H555]-[.$L$3])^2" office:value-type="float" office:value="2856764.00847262" calcext:value-type="float">
            <text:p>2856764,00847262</text:p>
          </table:table-cell>
          <table:table-cell table:number-columns-repeated="55"/>
        </table:table-row>
        <table:table-row table:style-name="ro1">
          <table:table-cell office:value-type="float" office:value="16502" calcext:value-type="float">
            <text:p>16502</text:p>
          </table:table-cell>
          <table:table-cell table:formula="of:=([.A556]-[.$E$3])^2" office:value-type="float" office:value="35978672.0450279" calcext:value-type="float">
            <text:p>35978672,0450279</text:p>
          </table:table-cell>
          <table:table-cell table:number-columns-repeated="5"/>
          <table:table-cell office:value-type="float" office:value="11460" calcext:value-type="float">
            <text:p>11460</text:p>
          </table:table-cell>
          <table:table-cell table:formula="of:=([.H556]-[.$L$3])^2" office:value-type="float" office:value="32689.9270215663" calcext:value-type="float">
            <text:p>32689,9270215663</text:p>
          </table:table-cell>
          <table:table-cell table:number-columns-repeated="55"/>
        </table:table-row>
        <table:table-row table:style-name="ro1">
          <table:table-cell office:value-type="float" office:value="16208" calcext:value-type="float">
            <text:p>16208</text:p>
          </table:table-cell>
          <table:table-cell table:formula="of:=([.A557]-[.$E$3])^2" office:value-type="float" office:value="32538153.2696535" calcext:value-type="float">
            <text:p>32538153,2696535</text:p>
          </table:table-cell>
          <table:table-cell table:number-columns-repeated="5"/>
          <table:table-cell office:value-type="float" office:value="11224" calcext:value-type="float">
            <text:p>11224</text:p>
          </table:table-cell>
          <table:table-cell table:formula="of:=([.H557]-[.$L$3])^2" office:value-type="float" office:value="3046.64707632288" calcext:value-type="float">
            <text:p>3046,64707632288</text:p>
          </table:table-cell>
          <table:table-cell table:number-columns-repeated="55"/>
        </table:table-row>
        <table:table-row table:style-name="ro1">
          <table:table-cell office:value-type="float" office:value="11858" calcext:value-type="float">
            <text:p>11858</text:p>
          </table:table-cell>
          <table:table-cell table:formula="of:=([.A558]-[.$E$3])^2" office:value-type="float" office:value="1833918.32788977" calcext:value-type="float">
            <text:p>1833918,32788977</text:p>
          </table:table-cell>
          <table:table-cell table:number-columns-repeated="5"/>
          <table:table-cell office:value-type="float" office:value="8724" calcext:value-type="float">
            <text:p>8724</text:p>
          </table:table-cell>
          <table:table-cell table:formula="of:=([.H558]-[.$L$3])^2" office:value-type="float" office:value="6529028.8510462" calcext:value-type="float">
            <text:p>6529028,8510462</text:p>
          </table:table-cell>
          <table:table-cell table:number-columns-repeated="55"/>
        </table:table-row>
        <table:table-row table:style-name="ro1">
          <table:table-cell office:value-type="float" office:value="12928" calcext:value-type="float">
            <text:p>12928</text:p>
          </table:table-cell>
          <table:table-cell table:formula="of:=([.A559]-[.$E$3])^2" office:value-type="float" office:value="5876854.27908223" calcext:value-type="float">
            <text:p>5876854,27908223</text:p>
          </table:table-cell>
          <table:table-cell table:number-columns-repeated="5"/>
          <table:table-cell office:value-type="float" office:value="11057" calcext:value-type="float">
            <text:p>11057</text:p>
          </table:table-cell>
          <table:table-cell table:formula="of:=([.H559]-[.$L$3])^2" office:value-type="float" office:value="49371.2583015108" calcext:value-type="float">
            <text:p>49371,2583015108</text:p>
          </table:table-cell>
          <table:table-cell table:number-columns-repeated="55"/>
        </table:table-row>
        <table:table-row table:style-name="ro1">
          <table:table-cell office:value-type="float" office:value="11853" calcext:value-type="float">
            <text:p>11853</text:p>
          </table:table-cell>
          <table:table-cell table:formula="of:=([.A560]-[.$E$3])^2" office:value-type="float" office:value="1820401.10381877" calcext:value-type="float">
            <text:p>1820401,10381877</text:p>
          </table:table-cell>
          <table:table-cell table:number-columns-repeated="5"/>
          <table:table-cell office:value-type="float" office:value="10050" calcext:value-type="float">
            <text:p>10050</text:p>
          </table:table-cell>
          <table:table-cell table:formula="of:=([.H560]-[.$L$3])^2" office:value-type="float" office:value="1510923.89006058" calcext:value-type="float">
            <text:p>1510923,89006058</text:p>
          </table:table-cell>
          <table:table-cell table:number-columns-repeated="55"/>
        </table:table-row>
        <table:table-row table:style-name="ro1">
          <table:table-cell office:value-type="float" office:value="11589" calcext:value-type="float">
            <text:p>11589</text:p>
          </table:table-cell>
          <table:table-cell table:formula="of:=([.A561]-[.$E$3])^2" office:value-type="float" office:value="1177707.67287035" calcext:value-type="float">
            <text:p>1177707,67287035</text:p>
          </table:table-cell>
          <table:table-cell table:number-columns-repeated="5"/>
          <table:table-cell office:value-type="float" office:value="11135" calcext:value-type="float">
            <text:p>11135</text:p>
          </table:table-cell>
          <table:table-cell table:formula="of:=([.H561]-[.$L$3])^2" office:value-type="float" office:value="20792.6135376506" calcext:value-type="float">
            <text:p>20792,6135376506</text:p>
          </table:table-cell>
          <table:table-cell table:number-columns-repeated="55"/>
        </table:table-row>
        <table:table-row table:style-name="ro1">
          <table:table-cell office:value-type="float" office:value="11888" calcext:value-type="float">
            <text:p>11888</text:p>
          </table:table-cell>
          <table:table-cell table:formula="of:=([.A562]-[.$E$3])^2" office:value-type="float" office:value="1916071.67231572" calcext:value-type="float">
            <text:p>1916071,67231572</text:p>
          </table:table-cell>
          <table:table-cell table:number-columns-repeated="5"/>
          <table:table-cell office:value-type="float" office:value="12767" calcext:value-type="float">
            <text:p>12767</text:p>
          </table:table-cell>
          <table:table-cell table:formula="of:=([.H562]-[.$L$3])^2" office:value-type="float" office:value="2213559.43078611" calcext:value-type="float">
            <text:p>2213559,43078611</text:p>
          </table:table-cell>
          <table:table-cell table:number-columns-repeated="55"/>
        </table:table-row>
        <table:table-row table:style-name="ro1">
          <table:table-cell office:value-type="float" office:value="11856" calcext:value-type="float">
            <text:p>11856</text:p>
          </table:table-cell>
          <table:table-cell table:formula="of:=([.A563]-[.$E$3])^2" office:value-type="float" office:value="1828505.43826137" calcext:value-type="float">
            <text:p>1828505,43826137</text:p>
          </table:table-cell>
          <table:table-cell table:number-columns-repeated="5"/>
          <table:table-cell office:value-type="float" office:value="9782" calcext:value-type="float">
            <text:p>9782</text:p>
          </table:table-cell>
          <table:table-cell table:formula="of:=([.H563]-[.$L$3])^2" office:value-type="float" office:value="2241597.18232615" calcext:value-type="float">
            <text:p>2241597,18232615</text:p>
          </table:table-cell>
          <table:table-cell table:number-columns-repeated="55"/>
        </table:table-row>
        <table:table-row table:style-name="ro1">
          <table:table-cell office:value-type="float" office:value="11932" calcext:value-type="float">
            <text:p>11932</text:p>
          </table:table-cell>
          <table:table-cell table:formula="of:=([.A564]-[.$E$3])^2" office:value-type="float" office:value="2039819.24414046" calcext:value-type="float">
            <text:p>2039819,24414046</text:p>
          </table:table-cell>
          <table:table-cell table:number-columns-repeated="5"/>
          <table:table-cell office:value-type="float" office:value="10361" calcext:value-type="float">
            <text:p>10361</text:p>
          </table:table-cell>
          <table:table-cell table:formula="of:=([.H564]-[.$L$3])^2" office:value-type="float" office:value="843084.703886725" calcext:value-type="float">
            <text:p>843084,703886725</text:p>
          </table:table-cell>
          <table:table-cell table:number-columns-repeated="55"/>
        </table:table-row>
        <table:table-row table:style-name="ro1">
          <table:table-cell office:value-type="float" office:value="12227" calcext:value-type="float">
            <text:p>12227</text:p>
          </table:table-cell>
          <table:table-cell table:formula="of:=([.A565]-[.$E$3])^2" office:value-type="float" office:value="2969495.46432904" calcext:value-type="float">
            <text:p>2969495,46432904</text:p>
          </table:table-cell>
          <table:table-cell table:number-columns-repeated="5"/>
          <table:table-cell office:value-type="float" office:value="10629" calcext:value-type="float">
            <text:p>10629</text:p>
          </table:table-cell>
          <table:table-cell table:formula="of:=([.H565]-[.$L$3])^2" office:value-type="float" office:value="422755.411621154" calcext:value-type="float">
            <text:p>422755,411621154</text:p>
          </table:table-cell>
          <table:table-cell table:number-columns-repeated="55"/>
        </table:table-row>
        <table:table-row table:style-name="ro1">
          <table:table-cell office:value-type="float" office:value="12499" calcext:value-type="float">
            <text:p>12499</text:p>
          </table:table-cell>
          <table:table-cell table:formula="of:=([.A566]-[.$E$3])^2" office:value-type="float" office:value="3980912.45379104" calcext:value-type="float">
            <text:p>3980912,45379104</text:p>
          </table:table-cell>
          <table:table-cell table:number-columns-repeated="5"/>
          <table:table-cell office:value-type="float" office:value="11002" calcext:value-type="float">
            <text:p>11002</text:p>
          </table:table-cell>
          <table:table-cell table:formula="of:=([.H566]-[.$L$3])^2" office:value-type="float" office:value="76837.8667888482" calcext:value-type="float">
            <text:p>76837,8667888482</text:p>
          </table:table-cell>
          <table:table-cell table:number-columns-repeated="55"/>
        </table:table-row>
        <table:table-row table:style-name="ro1">
          <table:table-cell office:value-type="float" office:value="12035" calcext:value-type="float">
            <text:p>12035</text:p>
          </table:table-cell>
          <table:table-cell table:formula="of:=([.A567]-[.$E$3])^2" office:value-type="float" office:value="2344642.06000291" calcext:value-type="float">
            <text:p>2344642,06000291</text:p>
          </table:table-cell>
          <table:table-cell table:number-columns-repeated="5"/>
          <table:table-cell office:value-type="float" office:value="10294" calcext:value-type="float">
            <text:p>10294</text:p>
          </table:table-cell>
          <table:table-cell table:formula="of:=([.H567]-[.$L$3])^2" office:value-type="float" office:value="970612.026953118" calcext:value-type="float">
            <text:p>970612,026953118</text:p>
          </table:table-cell>
          <table:table-cell table:number-columns-repeated="55"/>
        </table:table-row>
        <table:table-row table:style-name="ro1">
          <table:table-cell office:value-type="float" office:value="11954" calcext:value-type="float">
            <text:p>11954</text:p>
          </table:table-cell>
          <table:table-cell table:formula="of:=([.A568]-[.$E$3])^2" office:value-type="float" office:value="2103145.03005283" calcext:value-type="float">
            <text:p>2103145,03005283</text:p>
          </table:table-cell>
          <table:table-cell table:number-columns-repeated="5"/>
          <table:table-cell office:value-type="float" office:value="9078" calcext:value-type="float">
            <text:p>9078</text:p>
          </table:table-cell>
          <table:table-cell table:formula="of:=([.H568]-[.$L$3])^2" office:value-type="float" office:value="4845265.77096407" calcext:value-type="float">
            <text:p>4845265,77096407</text:p>
          </table:table-cell>
          <table:table-cell table:number-columns-repeated="55"/>
        </table:table-row>
        <table:table-row table:style-name="ro1">
          <table:table-cell office:value-type="float" office:value="12107" calcext:value-type="float">
            <text:p>12107</text:p>
          </table:table-cell>
          <table:table-cell table:formula="of:=([.A569]-[.$E$3])^2" office:value-type="float" office:value="2570322.08662521" calcext:value-type="float">
            <text:p>2570322,08662521</text:p>
          </table:table-cell>
          <table:table-cell table:number-columns-repeated="5"/>
          <table:table-cell office:value-type="float" office:value="11459" calcext:value-type="float">
            <text:p>11459</text:p>
          </table:table-cell>
          <table:table-cell table:formula="of:=([.H569]-[.$L$3])^2" office:value-type="float" office:value="32329.3199031542" calcext:value-type="float">
            <text:p>32329,3199031542</text:p>
          </table:table-cell>
          <table:table-cell table:number-columns-repeated="55"/>
        </table:table-row>
        <table:table-row table:style-name="ro1">
          <table:table-cell office:value-type="float" office:value="12098" calcext:value-type="float">
            <text:p>12098</text:p>
          </table:table-cell>
          <table:table-cell table:formula="of:=([.A570]-[.$E$3])^2" office:value-type="float" office:value="2541545.08329742" calcext:value-type="float">
            <text:p>2541545,08329742</text:p>
          </table:table-cell>
          <table:table-cell table:number-columns-repeated="5"/>
          <table:table-cell office:value-type="float" office:value="10142" calcext:value-type="float">
            <text:p>10142</text:p>
          </table:table-cell>
          <table:table-cell table:formula="of:=([.H570]-[.$L$3])^2" office:value-type="float" office:value="1293215.74495449" calcext:value-type="float">
            <text:p>1293215,74495449</text:p>
          </table:table-cell>
          <table:table-cell table:number-columns-repeated="55"/>
        </table:table-row>
        <table:table-row table:style-name="ro1">
          <table:table-cell office:value-type="float" office:value="12924" calcext:value-type="float">
            <text:p>12924</text:p>
          </table:table-cell>
          <table:table-cell table:formula="of:=([.A571]-[.$E$3])^2" office:value-type="float" office:value="5857476.49982543" calcext:value-type="float">
            <text:p>5857476,49982543</text:p>
          </table:table-cell>
          <table:table-cell table:number-columns-repeated="5"/>
          <table:table-cell office:value-type="float" office:value="11312" calcext:value-type="float">
            <text:p>11312</text:p>
          </table:table-cell>
          <table:table-cell table:formula="of:=([.H571]-[.$L$3])^2" office:value-type="float" office:value="1076.07349658313" calcext:value-type="float">
            <text:p>1076,07349658313</text:p>
          </table:table-cell>
          <table:table-cell table:number-columns-repeated="55"/>
        </table:table-row>
        <table:table-row table:style-name="ro1">
          <table:table-cell office:value-type="float" office:value="11928" calcext:value-type="float">
            <text:p>11928</text:p>
          </table:table-cell>
          <table:table-cell table:formula="of:=([.A572]-[.$E$3])^2" office:value-type="float" office:value="2028409.46488367" calcext:value-type="float">
            <text:p>2028409,46488367</text:p>
          </table:table-cell>
          <table:table-cell table:number-columns-repeated="5"/>
          <table:table-cell office:value-type="float" office:value="12023" calcext:value-type="float">
            <text:p>12023</text:p>
          </table:table-cell>
          <table:table-cell table:formula="of:=([.H572]-[.$L$3])^2" office:value-type="float" office:value="553243.734687549" calcext:value-type="float">
            <text:p>553243,734687549</text:p>
          </table:table-cell>
          <table:table-cell table:number-columns-repeated="55"/>
        </table:table-row>
        <table:table-row table:style-name="ro1">
          <table:table-cell office:value-type="float" office:value="12270" calcext:value-type="float">
            <text:p>12270</text:p>
          </table:table-cell>
          <table:table-cell table:formula="of:=([.A573]-[.$E$3])^2" office:value-type="float" office:value="3119541.59133957" calcext:value-type="float">
            <text:p>3119541,59133957</text:p>
          </table:table-cell>
          <table:table-cell table:number-columns-repeated="5"/>
          <table:table-cell office:value-type="float" office:value="11413" calcext:value-type="float">
            <text:p>11413</text:p>
          </table:table-cell>
          <table:table-cell table:formula="of:=([.H573]-[.$L$3])^2" office:value-type="float" office:value="17903.3924562" calcext:value-type="float">
            <text:p>17903,3924562</text:p>
          </table:table-cell>
          <table:table-cell table:number-columns-repeated="55"/>
        </table:table-row>
        <table:table-row table:style-name="ro1">
          <table:table-cell office:value-type="float" office:value="11870" calcext:value-type="float">
            <text:p>11870</text:p>
          </table:table-cell>
          <table:table-cell table:formula="of:=([.A574]-[.$E$3])^2" office:value-type="float" office:value="1866563.66566015" calcext:value-type="float">
            <text:p>1866563,66566015</text:p>
          </table:table-cell>
          <table:table-cell table:number-columns-repeated="5"/>
          <table:table-cell office:value-type="float" office:value="9498" calcext:value-type="float">
            <text:p>9498</text:p>
          </table:table-cell>
          <table:table-cell table:formula="of:=([.H574]-[.$L$3])^2" office:value-type="float" office:value="3172660.76069713" calcext:value-type="float">
            <text:p>3172660,76069713</text:p>
          </table:table-cell>
          <table:table-cell table:number-columns-repeated="55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formula="of:=([.A575]-[.$E$3])^2" office:value-type="float" office:value="3992892.78823364" calcext:value-type="float">
            <text:p>3992892,78823364</text:p>
          </table:table-cell>
          <table:table-cell table:number-columns-repeated="5"/>
          <table:table-cell office:value-type="float" office:value="10691" calcext:value-type="float">
            <text:p>10691</text:p>
          </table:table-cell>
          <table:table-cell table:formula="of:=([.H575]-[.$L$3])^2" office:value-type="float" office:value="345975.052962701" calcext:value-type="float">
            <text:p>345975,052962701</text:p>
          </table:table-cell>
          <table:table-cell table:number-columns-repeated="55"/>
        </table:table-row>
        <table:table-row table:style-name="ro1">
          <table:table-cell office:value-type="float" office:value="12165" calcext:value-type="float">
            <text:p>12165</text:p>
          </table:table-cell>
          <table:table-cell table:formula="of:=([.A576]-[.$E$3])^2" office:value-type="float" office:value="2759659.88584873" calcext:value-type="float">
            <text:p>2759659,88584873</text:p>
          </table:table-cell>
          <table:table-cell table:number-columns-repeated="5"/>
          <table:table-cell office:value-type="float" office:value="11315" calcext:value-type="float">
            <text:p>11315</text:p>
          </table:table-cell>
          <table:table-cell table:formula="of:=([.H576]-[.$L$3])^2" office:value-type="float" office:value="1281.89485181928" calcext:value-type="float">
            <text:p>1281,89485181928</text:p>
          </table:table-cell>
          <table:table-cell table:number-columns-repeated="55"/>
        </table:table-row>
        <table:table-row table:style-name="ro1">
          <table:table-cell office:value-type="float" office:value="11885" calcext:value-type="float">
            <text:p>11885</text:p>
          </table:table-cell>
          <table:table-cell table:formula="of:=([.A577]-[.$E$3])^2" office:value-type="float" office:value="1907775.33787313" calcext:value-type="float">
            <text:p>1907775,33787313</text:p>
          </table:table-cell>
          <table:table-cell table:number-columns-repeated="5"/>
          <table:table-cell office:value-type="float" office:value="10109" calcext:value-type="float">
            <text:p>10109</text:p>
          </table:table-cell>
          <table:table-cell table:formula="of:=([.H577]-[.$L$3])^2" office:value-type="float" office:value="1369359.71004689" calcext:value-type="float">
            <text:p>1369359,71004689</text:p>
          </table:table-cell>
          <table:table-cell table:number-columns-repeated="55"/>
        </table:table-row>
        <table:table-row table:style-name="ro1">
          <table:table-cell office:value-type="float" office:value="23880" calcext:value-type="float">
            <text:p>23880</text:p>
          </table:table-cell>
          <table:table-cell table:formula="of:=([.A578]-[.$E$3])^2" office:value-type="float" office:value="178923325.884185" calcext:value-type="float">
            <text:p>178923325,884185</text:p>
          </table:table-cell>
          <table:table-cell table:number-columns-repeated="5"/>
          <table:table-cell office:value-type="float" office:value="12011" calcext:value-type="float">
            <text:p>12011</text:p>
          </table:table-cell>
          <table:table-cell table:formula="of:=([.H578]-[.$L$3])^2" office:value-type="float" office:value="535536.449266605" calcext:value-type="float">
            <text:p>535536,449266605</text:p>
          </table:table-cell>
          <table:table-cell table:number-columns-repeated="55"/>
        </table:table-row>
        <table:table-row table:style-name="ro1">
          <table:table-cell office:value-type="float" office:value="24764" calcext:value-type="float">
            <text:p>24764</text:p>
          </table:table-cell>
          <table:table-cell table:formula="of:=([.A579]-[.$E$3])^2" office:value-type="float" office:value="203353943.099936" calcext:value-type="float">
            <text:p>203353943,099936</text:p>
          </table:table-cell>
          <table:table-cell table:number-columns-repeated="5"/>
          <table:table-cell office:value-type="float" office:value="12292" calcext:value-type="float">
            <text:p>12292</text:p>
          </table:table-cell>
          <table:table-cell table:formula="of:=([.H579]-[.$L$3])^2" office:value-type="float" office:value="1025771.04954039" calcext:value-type="float">
            <text:p>1025771,04954039</text:p>
          </table:table-cell>
          <table:table-cell table:number-columns-repeated="55"/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[.A580]-[.$E$3])^2" office:value-type="float" office:value="27449451.4310512" calcext:value-type="float">
            <text:p>27449451,4310512</text:p>
          </table:table-cell>
          <table:table-cell table:number-columns-repeated="5"/>
          <table:table-cell office:value-type="float" office:value="8783" calcext:value-type="float">
            <text:p>8783</text:p>
          </table:table-cell>
          <table:table-cell table:formula="of:=([.H580]-[.$L$3])^2" office:value-type="float" office:value="6230996.67103251" calcext:value-type="float">
            <text:p>6230996,67103251</text:p>
          </table:table-cell>
          <table:table-cell table:number-columns-repeated="55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([.A581]-[.$E$3])^2" office:value-type="float" office:value="703547.850352326" calcext:value-type="float">
            <text:p>703547,850352326</text:p>
          </table:table-cell>
          <table:table-cell table:number-columns-repeated="5"/>
          <table:table-cell office:value-type="float" office:value="11351" calcext:value-type="float">
            <text:p>11351</text:p>
          </table:table-cell>
          <table:table-cell table:formula="of:=([.H581]-[.$L$3])^2" office:value-type="float" office:value="5155.75111465302" calcext:value-type="float">
            <text:p>5155,75111465302</text:p>
          </table:table-cell>
          <table:table-cell table:number-columns-repeated="55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formula="of:=([.A582]-[.$E$3])^2" office:value-type="float" office:value="1749740.56028022" calcext:value-type="float">
            <text:p>1749740,56028022</text:p>
          </table:table-cell>
          <table:table-cell table:number-columns-repeated="5"/>
          <table:table-cell office:value-type="float" office:value="9841" calcext:value-type="float">
            <text:p>9841</text:p>
          </table:table-cell>
          <table:table-cell table:formula="of:=([.H582]-[.$L$3])^2" office:value-type="float" office:value="2068409.00231246" calcext:value-type="float">
            <text:p>2068409,00231246</text:p>
          </table:table-cell>
          <table:table-cell table:number-columns-repeated="55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([.A583]-[.$E$3])^2" office:value-type="float" office:value="526753.114356764" calcext:value-type="float">
            <text:p>526753,114356764</text:p>
          </table:table-cell>
          <table:table-cell table:number-columns-repeated="5"/>
          <table:table-cell office:value-type="float" office:value="9228" calcext:value-type="float">
            <text:p>9228</text:p>
          </table:table-cell>
          <table:table-cell table:formula="of:=([.H583]-[.$L$3])^2" office:value-type="float" office:value="4207406.83872587" calcext:value-type="float">
            <text:p>4207406,83872587</text:p>
          </table:table-cell>
          <table:table-cell table:number-columns-repeated="55"/>
        </table:table-row>
        <table:table-row table:style-name="ro1">
          <table:table-cell office:value-type="float" office:value="11807" calcext:value-type="float">
            <text:p>11807</text:p>
          </table:table-cell>
          <table:table-cell table:formula="of:=([.A584]-[.$E$3])^2" office:value-type="float" office:value="1698388.64236564" calcext:value-type="float">
            <text:p>1698388,64236564</text:p>
          </table:table-cell>
          <table:table-cell table:number-columns-repeated="5"/>
          <table:table-cell office:value-type="float" office:value="12646" calcext:value-type="float">
            <text:p>12646</text:p>
          </table:table-cell>
          <table:table-cell table:formula="of:=([.H584]-[.$L$3])^2" office:value-type="float" office:value="1868151.96945826" calcext:value-type="float">
            <text:p>1868151,96945826</text:p>
          </table:table-cell>
          <table:table-cell table:number-columns-repeated="55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([.A585]-[.$E$3])^2" office:value-type="float" office:value="740938.064439958" calcext:value-type="float">
            <text:p>740938,064439958</text:p>
          </table:table-cell>
          <table:table-cell table:number-columns-repeated="5"/>
          <table:table-cell office:value-type="float" office:value="9609" calcext:value-type="float">
            <text:p>9609</text:p>
          </table:table-cell>
          <table:table-cell table:formula="of:=([.H585]-[.$L$3])^2" office:value-type="float" office:value="2789556.15084086" calcext:value-type="float">
            <text:p>2789556,15084086</text:p>
          </table:table-cell>
          <table:table-cell table:number-columns-repeated="55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formula="of:=([.A586]-[.$E$3])^2" office:value-type="float" office:value="877552.258560868" calcext:value-type="float">
            <text:p>877552,258560868</text:p>
          </table:table-cell>
          <table:table-cell table:number-columns-repeated="5"/>
          <table:table-cell office:value-type="float" office:value="11493" calcext:value-type="float">
            <text:p>11493</text:p>
          </table:table-cell>
          <table:table-cell table:formula="of:=([.H586]-[.$L$3])^2" office:value-type="float" office:value="45711.9619291639" calcext:value-type="float">
            <text:p>45711,9619291639</text:p>
          </table:table-cell>
          <table:table-cell table:number-columns-repeated="55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formula="of:=([.A587]-[.$E$3])^2" office:value-type="float" office:value="1095743.32899903" calcext:value-type="float">
            <text:p>1095743,32899903</text:p>
          </table:table-cell>
          <table:table-cell table:number-columns-repeated="5"/>
          <table:table-cell office:value-type="float" office:value="10034" calcext:value-type="float">
            <text:p>10034</text:p>
          </table:table-cell>
          <table:table-cell table:formula="of:=([.H587]-[.$L$3])^2" office:value-type="float" office:value="1550514.17616599" calcext:value-type="float">
            <text:p>1550514,17616599</text:p>
          </table:table-cell>
          <table:table-cell table:number-columns-repeated="55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formula="of:=([.A588]-[.$E$3])^2" office:value-type="float" office:value="115448.812637408" calcext:value-type="float">
            <text:p>115448,812637408</text:p>
          </table:table-cell>
          <table:table-cell table:number-columns-repeated="5"/>
          <table:table-cell office:value-type="float" office:value="11176" calcext:value-type="float">
            <text:p>11176</text:p>
          </table:table-cell>
          <table:table-cell table:formula="of:=([.H588]-[.$L$3])^2" office:value-type="float" office:value="10649.5053925446" calcext:value-type="float">
            <text:p>10649,5053925446</text:p>
          </table:table-cell>
          <table:table-cell table:number-columns-repeated="55"/>
        </table:table-row>
        <table:table-row table:style-name="ro1">
          <table:table-cell office:value-type="float" office:value="10864" calcext:value-type="float">
            <text:p>10864</text:p>
          </table:table-cell>
          <table:table-cell table:formula="of:=([.A589]-[.$E$3])^2" office:value-type="float" office:value="129760.182576399" calcext:value-type="float">
            <text:p>129760,182576399</text:p>
          </table:table-cell>
          <table:table-cell table:number-columns-repeated="5"/>
          <table:table-cell office:value-type="float" office:value="8745" calcext:value-type="float">
            <text:p>8745</text:p>
          </table:table-cell>
          <table:table-cell table:formula="of:=([.H589]-[.$L$3])^2" office:value-type="float" office:value="6422151.60053286" calcext:value-type="float">
            <text:p>6422151,60053286</text:p>
          </table:table-cell>
          <table:table-cell table:number-columns-repeated="55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formula="of:=([.A590]-[.$E$3])^2" office:value-type="float" office:value="325787.06055754" calcext:value-type="float">
            <text:p>325787,06055754</text:p>
          </table:table-cell>
          <table:table-cell table:number-columns-repeated="5"/>
          <table:table-cell office:value-type="float" office:value="10025" calcext:value-type="float">
            <text:p>10025</text:p>
          </table:table-cell>
          <table:table-cell table:formula="of:=([.H590]-[.$L$3])^2" office:value-type="float" office:value="1573008.71210028" calcext:value-type="float">
            <text:p>1573008,71210028</text:p>
          </table:table-cell>
          <table:table-cell table:number-columns-repeated="55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formula="of:=([.A591]-[.$E$3])^2" office:value-type="float" office:value="1029773.56305338" calcext:value-type="float">
            <text:p>1029773,56305338</text:p>
          </table:table-cell>
          <table:table-cell table:number-columns-repeated="5"/>
          <table:table-cell office:value-type="float" office:value="12191" calcext:value-type="float">
            <text:p>12191</text:p>
          </table:table-cell>
          <table:table-cell table:formula="of:=([.H591]-[.$L$3])^2" office:value-type="float" office:value="831385.730580774" calcext:value-type="float">
            <text:p>831385,730580774</text:p>
          </table:table-cell>
          <table:table-cell table:number-columns-repeated="55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formula="of:=([.A592]-[.$E$3])^2" office:value-type="float" office:value="860771.261888655" calcext:value-type="float">
            <text:p>860771,261888655</text:p>
          </table:table-cell>
          <table:table-cell table:number-columns-repeated="5"/>
          <table:table-cell office:value-type="float" office:value="10241" calcext:value-type="float">
            <text:p>10241</text:p>
          </table:table-cell>
          <table:table-cell table:formula="of:=([.H592]-[.$L$3])^2" office:value-type="float" office:value="1077851.84967728" calcext:value-type="float">
            <text:p>1077851,84967728</text:p>
          </table:table-cell>
          <table:table-cell table:number-columns-repeated="55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formula="of:=([.A593]-[.$E$3])^2" office:value-type="float" office:value="723822.512581944" calcext:value-type="float">
            <text:p>723822,512581944</text:p>
          </table:table-cell>
          <table:table-cell table:number-columns-repeated="5"/>
          <table:table-cell office:value-type="float" office:value="12552" calcext:value-type="float">
            <text:p>12552</text:p>
          </table:table-cell>
          <table:table-cell table:formula="of:=([.H593]-[.$L$3])^2" office:value-type="float" office:value="1620028.90032752" calcext:value-type="float">
            <text:p>1620028,90032752</text:p>
          </table:table-cell>
          <table:table-cell table:number-columns-repeated="55"/>
        </table:table-row>
        <table:table-row table:style-name="ro1">
          <table:table-cell office:value-type="float" office:value="11243" calcext:value-type="float">
            <text:p>11243</text:p>
          </table:table-cell>
          <table:table-cell table:formula="of:=([.A594]-[.$E$3])^2" office:value-type="float" office:value="546449.767157653" calcext:value-type="float">
            <text:p>546449,767157653</text:p>
          </table:table-cell>
          <table:table-cell table:number-columns-repeated="5"/>
          <table:table-cell office:value-type="float" office:value="10109" calcext:value-type="float">
            <text:p>10109</text:p>
          </table:table-cell>
          <table:table-cell table:formula="of:=([.H594]-[.$L$3])^2" office:value-type="float" office:value="1369359.71004689" calcext:value-type="float">
            <text:p>1369359,71004689</text:p>
          </table:table-cell>
          <table:table-cell table:number-columns-repeated="55"/>
        </table:table-row>
        <table:table-row table:style-name="ro1">
          <table:table-cell office:value-type="float" office:value="11211" calcext:value-type="float">
            <text:p>11211</text:p>
          </table:table-cell>
          <table:table-cell table:formula="of:=([.A595]-[.$E$3])^2" office:value-type="float" office:value="500163.533103299" calcext:value-type="float">
            <text:p>500163,533103299</text:p>
          </table:table-cell>
          <table:table-cell table:number-columns-repeated="5"/>
          <table:table-cell office:value-type="float" office:value="19281" calcext:value-type="float">
            <text:p>19281</text:p>
          </table:table-cell>
          <table:table-cell table:formula="of:=([.H595]-[.$L$3])^2" office:value-type="float" office:value="64028860.2001222" calcext:value-type="float">
            <text:p>64028860,2001222</text:p>
          </table:table-cell>
          <table:table-cell table:number-columns-repeated="55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formula="of:=([.A596]-[.$E$3])^2" office:value-type="float" office:value="23340.9928925382" calcext:value-type="float">
            <text:p>23340,9928925382</text:p>
          </table:table-cell>
          <table:table-cell table:number-columns-repeated="5"/>
          <table:table-cell office:value-type="float" office:value="10152" calcext:value-type="float">
            <text:p>10152</text:p>
          </table:table-cell>
          <table:table-cell table:formula="of:=([.H596]-[.$L$3])^2" office:value-type="float" office:value="1270571.81613861" calcext:value-type="float">
            <text:p>1270571,81613861</text:p>
          </table:table-cell>
          <table:table-cell table:number-columns-repeated="55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([.A597]-[.$E$3])^2" office:value-type="float" office:value="499534.565826536" calcext:value-type="float">
            <text:p>499534,565826536</text:p>
          </table:table-cell>
          <table:table-cell table:number-columns-repeated="5"/>
          <table:table-cell office:value-type="float" office:value="11027" calcext:value-type="float">
            <text:p>11027</text:p>
          </table:table-cell>
          <table:table-cell table:formula="of:=([.H597]-[.$L$3])^2" office:value-type="float" office:value="63603.0447491494" calcext:value-type="float">
            <text:p>63603,0447491494</text:p>
          </table:table-cell>
          <table:table-cell table:number-columns-repeated="55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formula="of:=([.A598]-[.$E$3])^2" office:value-type="float" office:value="600280.318461034" calcext:value-type="float">
            <text:p>600280,318461034</text:p>
          </table:table-cell>
          <table:table-cell table:number-columns-repeated="5"/>
          <table:table-cell office:value-type="float" office:value="9066" calcext:value-type="float">
            <text:p>9066</text:p>
          </table:table-cell>
          <table:table-cell table:formula="of:=([.H598]-[.$L$3])^2" office:value-type="float" office:value="4898238.48554312" calcext:value-type="float">
            <text:p>4898238,48554312</text:p>
          </table:table-cell>
          <table:table-cell table:number-columns-repeated="55"/>
        </table:table-row>
        <table:table-row table:style-name="ro1">
          <table:table-cell office:value-type="float" office:value="13319" calcext:value-type="float">
            <text:p>13319</text:p>
          </table:table-cell>
          <table:table-cell table:formula="of:=([.A599]-[.$E$3])^2" office:value-type="float" office:value="7925477.20143386" calcext:value-type="float">
            <text:p>7925477,20143386</text:p>
          </table:table-cell>
          <table:table-cell table:number-columns-repeated="5"/>
          <table:table-cell office:value-type="float" office:value="11966" calcext:value-type="float">
            <text:p>11966</text:p>
          </table:table-cell>
          <table:table-cell table:formula="of:=([.H599]-[.$L$3])^2" office:value-type="float" office:value="471699.128938063" calcext:value-type="float">
            <text:p>471699,128938063</text:p>
          </table:table-cell>
          <table:table-cell table:number-columns-repeated="55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formula="of:=([.A600]-[.$E$3])^2" office:value-type="float" office:value="954094.465992925" calcext:value-type="float">
            <text:p>954094,465992925</text:p>
          </table:table-cell>
          <table:table-cell table:number-columns-repeated="5"/>
          <table:table-cell office:value-type="float" office:value="10503" calcext:value-type="float">
            <text:p>10503</text:p>
          </table:table-cell>
          <table:table-cell table:formula="of:=([.H600]-[.$L$3])^2" office:value-type="float" office:value="602480.914701236" calcext:value-type="float">
            <text:p>602480,914701236</text:p>
          </table:table-cell>
          <table:table-cell table:number-columns-repeated="55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([.A601]-[.$E$3])^2" office:value-type="float" office:value="638045.642920269" calcext:value-type="float">
            <text:p>638045,642920269</text:p>
          </table:table-cell>
          <table:table-cell table:number-columns-repeated="5"/>
          <table:table-cell office:value-type="float" office:value="11880" calcext:value-type="float">
            <text:p>11880</text:p>
          </table:table-cell>
          <table:table-cell table:formula="of:=([.H601]-[.$L$3])^2" office:value-type="float" office:value="360964.916754627" calcext:value-type="float">
            <text:p>360964,916754627</text:p>
          </table:table-cell>
          <table:table-cell table:number-columns-repeated="55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formula="of:=([.A602]-[.$E$3])^2" office:value-type="float" office:value="1106236.10492803" calcext:value-type="float">
            <text:p>1106236,10492803</text:p>
          </table:table-cell>
          <table:table-cell table:number-columns-repeated="5"/>
          <table:table-cell office:value-type="float" office:value="8590" calcext:value-type="float">
            <text:p>8590</text:p>
          </table:table-cell>
          <table:table-cell table:formula="of:=([.H602]-[.$L$3])^2" office:value-type="float" office:value="7231777.49717899" calcext:value-type="float">
            <text:p>7231777,49717899</text:p>
          </table:table-cell>
          <table:table-cell table:number-columns-repeated="55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formula="of:=([.A603]-[.$E$3])^2" office:value-type="float" office:value="466185.241367302" calcext:value-type="float">
            <text:p>466185,241367302</text:p>
          </table:table-cell>
          <table:table-cell table:number-columns-repeated="5"/>
          <table:table-cell office:value-type="float" office:value="10841" calcext:value-type="float">
            <text:p>10841</text:p>
          </table:table-cell>
          <table:table-cell table:formula="of:=([.H603]-[.$L$3])^2" office:value-type="float" office:value="192016.120724508" calcext:value-type="float">
            <text:p>192016,120724508</text:p>
          </table:table-cell>
          <table:table-cell table:number-columns-repeated="55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formula="of:=([.A604]-[.$E$3])^2" office:value-type="float" office:value="730644.73332515" calcext:value-type="float">
            <text:p>730644,73332515</text:p>
          </table:table-cell>
          <table:table-cell table:number-columns-repeated="5"/>
          <table:table-cell office:value-type="float" office:value="11774" calcext:value-type="float">
            <text:p>11774</text:p>
          </table:table-cell>
          <table:table-cell table:formula="of:=([.H604]-[.$L$3])^2" office:value-type="float" office:value="244830.562202949" calcext:value-type="float">
            <text:p>244830,562202949</text:p>
          </table:table-cell>
          <table:table-cell table:number-columns-repeated="55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formula="of:=([.A605]-[.$E$3])^2" office:value-type="float" office:value="1429884.05168344" calcext:value-type="float">
            <text:p>1429884,05168344</text:p>
          </table:table-cell>
          <table:table-cell table:number-columns-repeated="5"/>
          <table:table-cell office:value-type="float" office:value="9452" calcext:value-type="float">
            <text:p>9452</text:p>
          </table:table-cell>
          <table:table-cell table:formula="of:=([.H605]-[.$L$3])^2" office:value-type="float" office:value="3338646.83325017" calcext:value-type="float">
            <text:p>3338646,83325017</text:p>
          </table:table-cell>
          <table:table-cell table:number-columns-repeated="55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([.A606]-[.$E$3])^2" office:value-type="float" office:value="751303.395554767" calcext:value-type="float">
            <text:p>751303,395554767</text:p>
          </table:table-cell>
          <table:table-cell table:number-columns-repeated="5"/>
          <table:table-cell office:value-type="float" office:value="11203" calcext:value-type="float">
            <text:p>11203</text:p>
          </table:table-cell>
          <table:table-cell table:formula="of:=([.H606]-[.$L$3])^2" office:value-type="float" office:value="5805.89758966987" calcext:value-type="float">
            <text:p>5805,89758966987</text:p>
          </table:table-cell>
          <table:table-cell table:number-columns-repeated="55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formula="of:=([.A607]-[.$E$3])^2" office:value-type="float" office:value="930795.803763308" calcext:value-type="float">
            <text:p>930795,803763308</text:p>
          </table:table-cell>
          <table:table-cell table:number-columns-repeated="5"/>
          <table:table-cell office:value-type="float" office:value="12950" calcext:value-type="float">
            <text:p>12950</text:p>
          </table:table-cell>
          <table:table-cell table:formula="of:=([.H607]-[.$L$3])^2" office:value-type="float" office:value="2791584.53345552" calcext:value-type="float">
            <text:p>2791584,53345552</text:p>
          </table:table-cell>
          <table:table-cell table:number-columns-repeated="55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formula="of:=([.A608]-[.$E$3])^2" office:value-type="float" office:value="991573.014523153" calcext:value-type="float">
            <text:p>991573,014523153</text:p>
          </table:table-cell>
          <table:table-cell table:number-columns-repeated="5"/>
          <table:table-cell office:value-type="float" office:value="12486" calcext:value-type="float">
            <text:p>12486</text:p>
          </table:table-cell>
          <table:table-cell table:formula="of:=([.H608]-[.$L$3])^2" office:value-type="float" office:value="1456374.83051233" calcext:value-type="float">
            <text:p>1456374,83051233</text:p>
          </table:table-cell>
          <table:table-cell table:number-columns-repeated="55"/>
        </table:table-row>
        <table:table-row table:style-name="ro1">
          <table:table-cell office:value-type="float" office:value="10934" calcext:value-type="float">
            <text:p>10934</text:p>
          </table:table-cell>
          <table:table-cell table:formula="of:=([.A609]-[.$E$3])^2" office:value-type="float" office:value="185091.319570298" calcext:value-type="float">
            <text:p>185091,319570298</text:p>
          </table:table-cell>
          <table:table-cell table:number-columns-repeated="5"/>
          <table:table-cell office:value-type="float" office:value="10106" calcext:value-type="float">
            <text:p>10106</text:p>
          </table:table-cell>
          <table:table-cell table:formula="of:=([.H609]-[.$L$3])^2" office:value-type="float" office:value="1376389.88869165" calcext:value-type="float">
            <text:p>1376389,88869165</text:p>
          </table:table-cell>
          <table:table-cell table:number-columns-repeated="55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formula="of:=([.A610]-[.$E$3])^2" office:value-type="float" office:value="345482.498716165" calcext:value-type="float">
            <text:p>345482,498716165</text:p>
          </table:table-cell>
          <table:table-cell table:number-columns-repeated="5"/>
          <table:table-cell office:value-type="float" office:value="9802" calcext:value-type="float">
            <text:p>9802</text:p>
          </table:table-cell>
          <table:table-cell table:formula="of:=([.H610]-[.$L$3])^2" office:value-type="float" office:value="2182109.32469439" calcext:value-type="float">
            <text:p>2182109,32469439</text:p>
          </table:table-cell>
          <table:table-cell table:number-columns-repeated="55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formula="of:=([.A611]-[.$E$3])^2" office:value-type="float" office:value="1125249.10160025" calcext:value-type="float">
            <text:p>1125249,10160025</text:p>
          </table:table-cell>
          <table:table-cell table:number-columns-repeated="5"/>
          <table:table-cell office:value-type="float" office:value="11332" calcext:value-type="float">
            <text:p>11332</text:p>
          </table:table-cell>
          <table:table-cell table:formula="of:=([.H611]-[.$L$3])^2" office:value-type="float" office:value="2788.2158648241" calcext:value-type="float">
            <text:p>2788,2158648241</text:p>
          </table:table-cell>
          <table:table-cell table:number-columns-repeated="55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([.A612]-[.$E$3])^2" office:value-type="float" office:value="875679.703375066" calcext:value-type="float">
            <text:p>875679,703375066</text:p>
          </table:table-cell>
          <table:table-cell table:number-columns-repeated="5"/>
          <table:table-cell office:value-type="float" office:value="9101" calcext:value-type="float">
            <text:p>9101</text:p>
          </table:table-cell>
          <table:table-cell table:formula="of:=([.H612]-[.$L$3])^2" office:value-type="float" office:value="4744539.73468754" calcext:value-type="float">
            <text:p>4744539,73468754</text:p>
          </table:table-cell>
          <table:table-cell table:number-columns-repeated="55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formula="of:=([.A613]-[.$E$3])^2" office:value-type="float" office:value="775769.168155987" calcext:value-type="float">
            <text:p>775769,168155987</text:p>
          </table:table-cell>
          <table:table-cell table:number-columns-repeated="5"/>
          <table:table-cell office:value-type="float" office:value="11432" calcext:value-type="float">
            <text:p>11432</text:p>
          </table:table-cell>
          <table:table-cell table:formula="of:=([.H613]-[.$L$3])^2" office:value-type="float" office:value="23348.9277060289" calcext:value-type="float">
            <text:p>23348,9277060289</text:p>
          </table:table-cell>
          <table:table-cell table:number-columns-repeated="55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formula="of:=([.A614]-[.$E$3])^2" office:value-type="float" office:value="74954.1703745125" calcext:value-type="float">
            <text:p>74954,1703745125</text:p>
          </table:table-cell>
          <table:table-cell table:number-columns-repeated="5"/>
          <table:table-cell office:value-type="float" office:value="12093" calcext:value-type="float">
            <text:p>12093</text:p>
          </table:table-cell>
          <table:table-cell table:formula="of:=([.H614]-[.$L$3])^2" office:value-type="float" office:value="662276.232976393" calcext:value-type="float">
            <text:p>662276,232976393</text:p>
          </table:table-cell>
          <table:table-cell table:number-columns-repeated="55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formula="of:=([.A615]-[.$E$3])^2" office:value-type="float" office:value="788149.054456597" calcext:value-type="float">
            <text:p>788149,054456597</text:p>
          </table:table-cell>
          <table:table-cell table:number-columns-repeated="5"/>
          <table:table-cell office:value-type="float" office:value="12487" calcext:value-type="float">
            <text:p>12487</text:p>
          </table:table-cell>
          <table:table-cell table:formula="of:=([.H615]-[.$L$3])^2" office:value-type="float" office:value="1458789.43763074" calcext:value-type="float">
            <text:p>1458789,43763074</text:p>
          </table:table-cell>
          <table:table-cell table:number-columns-repeated="55"/>
        </table:table-row>
        <table:table-row table:style-name="ro1">
          <table:table-cell office:value-type="float" office:value="10835" calcext:value-type="float">
            <text:p>10835</text:p>
          </table:table-cell>
          <table:table-cell table:formula="of:=([.A616]-[.$E$3])^2" office:value-type="float" office:value="109708.282964641" calcext:value-type="float">
            <text:p>109708,282964641</text:p>
          </table:table-cell>
          <table:table-cell table:number-columns-repeated="5"/>
          <table:table-cell office:value-type="float" office:value="12482" calcext:value-type="float">
            <text:p>12482</text:p>
          </table:table-cell>
          <table:table-cell table:formula="of:=([.H616]-[.$L$3])^2" office:value-type="float" office:value="1446736.40203868" calcext:value-type="float">
            <text:p>1446736,40203868</text:p>
          </table:table-cell>
          <table:table-cell table:number-columns-repeated="55"/>
        </table:table-row>
        <table:table-row table:style-name="ro1">
          <table:table-cell office:value-type="float" office:value="11861" calcext:value-type="float">
            <text:p>11861</text:p>
          </table:table-cell>
          <table:table-cell table:formula="of:=([.A617]-[.$E$3])^2" office:value-type="float" office:value="1842052.66233236" calcext:value-type="float">
            <text:p>1842052,66233236</text:p>
          </table:table-cell>
          <table:table-cell table:number-columns-repeated="5"/>
          <table:table-cell office:value-type="float" office:value="16327" calcext:value-type="float">
            <text:p>16327</text:p>
          </table:table-cell>
          <table:table-cell table:formula="of:=([.H617]-[.$L$3])^2" office:value-type="float" office:value="25480320.772333" calcext:value-type="float">
            <text:p>25480320,772333</text:p>
          </table:table-cell>
          <table:table-cell table:number-columns-repeated="55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formula="of:=([.A618]-[.$E$3])^2" office:value-type="float" office:value="860771.261888655" calcext:value-type="float">
            <text:p>860771,261888655</text:p>
          </table:table-cell>
          <table:table-cell table:number-columns-repeated="5"/>
          <table:table-cell office:value-type="float" office:value="9699" calcext:value-type="float">
            <text:p>9699</text:p>
          </table:table-cell>
          <table:table-cell table:formula="of:=([.H618]-[.$L$3])^2" office:value-type="float" office:value="2497020.79149795" calcext:value-type="float">
            <text:p>2497020,79149795</text:p>
          </table:table-cell>
          <table:table-cell table:number-columns-repeated="55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formula="of:=([.A619]-[.$E$3])^2" office:value-type="float" office:value="3016396.40720202" calcext:value-type="float">
            <text:p>3016396,40720202</text:p>
          </table:table-cell>
          <table:table-cell table:number-columns-repeated="5"/>
          <table:table-cell office:value-type="float" office:value="11972" calcext:value-type="float">
            <text:p>11972</text:p>
          </table:table-cell>
          <table:table-cell table:formula="of:=([.H619]-[.$L$3])^2" office:value-type="float" office:value="479976.771648535" calcext:value-type="float">
            <text:p>479976,771648535</text:p>
          </table:table-cell>
          <table:table-cell table:number-columns-repeated="55"/>
        </table:table-row>
        <table:table-row table:style-name="ro1">
          <table:table-cell office:value-type="float" office:value="10753" calcext:value-type="float">
            <text:p>10753</text:p>
          </table:table-cell>
          <table:table-cell table:formula="of:=([.A620]-[.$E$3])^2" office:value-type="float" office:value="62111.8082003591" calcext:value-type="float">
            <text:p>62111,8082003591</text:p>
          </table:table-cell>
          <table:table-cell table:number-columns-repeated="5"/>
          <table:table-cell office:value-type="float" office:value="10800" calcext:value-type="float">
            <text:p>10800</text:p>
          </table:table-cell>
          <table:table-cell table:formula="of:=([.H620]-[.$L$3])^2" office:value-type="float" office:value="229629.228869614" calcext:value-type="float">
            <text:p>229629,228869614</text:p>
          </table:table-cell>
          <table:table-cell table:number-columns-repeated="55"/>
        </table:table-row>
        <table:table-row table:style-name="ro1">
          <table:table-cell office:value-type="float" office:value="11774" calcext:value-type="float">
            <text:p>11774</text:p>
          </table:table-cell>
          <table:table-cell table:formula="of:=([.A621]-[.$E$3])^2" office:value-type="float" office:value="1613464.96349709" calcext:value-type="float">
            <text:p>1613464,96349709</text:p>
          </table:table-cell>
          <table:table-cell table:number-columns-repeated="5"/>
          <table:table-cell office:value-type="float" office:value="8587" calcext:value-type="float">
            <text:p>8587</text:p>
          </table:table-cell>
          <table:table-cell table:formula="of:=([.H621]-[.$L$3])^2" office:value-type="float" office:value="7247921.67582375" calcext:value-type="float">
            <text:p>7247921,67582375</text:p>
          </table:table-cell>
          <table:table-cell table:number-columns-repeated="55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formula="of:=([.A622]-[.$E$3])^2" office:value-type="float" office:value="749570.840368965" calcext:value-type="float">
            <text:p>749570,840368965</text:p>
          </table:table-cell>
          <table:table-cell table:number-columns-repeated="5"/>
          <table:table-cell office:value-type="float" office:value="11014" calcext:value-type="float">
            <text:p>11014</text:p>
          </table:table-cell>
          <table:table-cell table:formula="of:=([.H622]-[.$L$3])^2" office:value-type="float" office:value="70329.1522097927" calcext:value-type="float">
            <text:p>70329,1522097927</text:p>
          </table:table-cell>
          <table:table-cell table:number-columns-repeated="55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([.A623]-[.$E$3])^2" office:value-type="float" office:value="1.4942791163695" calcext:value-type="float">
            <text:p>1,4942791163695</text:p>
          </table:table-cell>
          <table:table-cell table:number-columns-repeated="5"/>
          <table:table-cell office:value-type="float" office:value="10093" calcext:value-type="float">
            <text:p>10093</text:p>
          </table:table-cell>
          <table:table-cell table:formula="of:=([.H623]-[.$L$3])^2" office:value-type="float" office:value="1407061.9961523" calcext:value-type="float">
            <text:p>1407061,9961523</text:p>
          </table:table-cell>
          <table:table-cell table:number-columns-repeated="55"/>
        </table:table-row>
        <table:table-row table:style-name="ro1">
          <table:table-cell office:value-type="float" office:value="11566" calcext:value-type="float">
            <text:p>11566</text:p>
          </table:table-cell>
          <table:table-cell table:formula="of:=([.A624]-[.$E$3])^2" office:value-type="float" office:value="1128316.44214379" calcext:value-type="float">
            <text:p>1128316,44214379</text:p>
          </table:table-cell>
          <table:table-cell table:number-columns-repeated="5"/>
          <table:table-cell office:value-type="float" office:value="13228" calcext:value-type="float">
            <text:p>13228</text:p>
          </table:table-cell>
          <table:table-cell table:formula="of:=([.H624]-[.$L$3])^2" office:value-type="float" office:value="3797835.31237407" calcext:value-type="float">
            <text:p>3797835,31237407</text:p>
          </table:table-cell>
          <table:table-cell table:number-columns-repeated="55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formula="of:=([.A625]-[.$E$3])^2" office:value-type="float" office:value="2669229.22306447" calcext:value-type="float">
            <text:p>2669229,22306447</text:p>
          </table:table-cell>
          <table:table-cell table:number-columns-repeated="5"/>
          <table:table-cell office:value-type="float" office:value="9072" calcext:value-type="float">
            <text:p>9072</text:p>
          </table:table-cell>
          <table:table-cell table:formula="of:=([.H625]-[.$L$3])^2" office:value-type="float" office:value="4871716.12825359" calcext:value-type="float">
            <text:p>4871716,12825359</text:p>
          </table:table-cell>
          <table:table-cell table:number-columns-repeated="55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([.A626]-[.$E$3])^2" office:value-type="float" office:value="969786.907479337" calcext:value-type="float">
            <text:p>969786,907479337</text:p>
          </table:table-cell>
          <table:table-cell table:number-columns-repeated="5"/>
          <table:table-cell office:value-type="float" office:value="8881" calcext:value-type="float">
            <text:p>8881</text:p>
          </table:table-cell>
          <table:table-cell table:formula="of:=([.H626]-[.$L$3])^2" office:value-type="float" office:value="5751346.16863689" calcext:value-type="float">
            <text:p>5751346,16863689</text:p>
          </table:table-cell>
          <table:table-cell table:number-columns-repeated="55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formula="of:=([.A627]-[.$E$3])^2" office:value-type="float" office:value="825876.713358427" calcext:value-type="float">
            <text:p>825876,713358427</text:p>
          </table:table-cell>
          <table:table-cell table:number-columns-repeated="5"/>
          <table:table-cell office:value-type="float" office:value="12147" calcext:value-type="float">
            <text:p>12147</text:p>
          </table:table-cell>
          <table:table-cell table:formula="of:=([.H627]-[.$L$3])^2" office:value-type="float" office:value="753083.017370643" calcext:value-type="float">
            <text:p>753083,017370643</text:p>
          </table:table-cell>
          <table:table-cell table:number-columns-repeated="55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formula="of:=([.A628]-[.$E$3])^2" office:value-type="float" office:value="489688.679525926" calcext:value-type="float">
            <text:p>489688,679525926</text:p>
          </table:table-cell>
          <table:table-cell table:number-columns-repeated="5"/>
          <table:table-cell office:value-type="float" office:value="9238" calcext:value-type="float">
            <text:p>9238</text:p>
          </table:table-cell>
          <table:table-cell table:formula="of:=([.H628]-[.$L$3])^2" office:value-type="float" office:value="4166482.90991" calcext:value-type="float">
            <text:p>4166482,90991</text:p>
          </table:table-cell>
          <table:table-cell table:number-columns-repeated="55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formula="of:=([.A629]-[.$E$3])^2" office:value-type="float" office:value="60.4909513293343" calcext:value-type="float">
            <text:p>60,4909513293343</text:p>
          </table:table-cell>
          <table:table-cell table:number-columns-repeated="5"/>
          <table:table-cell office:value-type="float" office:value="8956" calcext:value-type="float">
            <text:p>8956</text:p>
          </table:table-cell>
          <table:table-cell table:formula="of:=([.H629]-[.$L$3])^2" office:value-type="float" office:value="5397241.7025178" calcext:value-type="float">
            <text:p>5397241,7025178</text:p>
          </table:table-cell>
          <table:table-cell table:number-columns-repeated="55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formula="of:=([.A630]-[.$E$3])^2" office:value-type="float" office:value="534035.890285771" calcext:value-type="float">
            <text:p>534035,890285771</text:p>
          </table:table-cell>
          <table:table-cell table:number-columns-repeated="5"/>
          <table:table-cell office:value-type="float" office:value="12602" calcext:value-type="float">
            <text:p>12602</text:p>
          </table:table-cell>
          <table:table-cell table:formula="of:=([.H630]-[.$L$3])^2" office:value-type="float" office:value="1749809.25624813" calcext:value-type="float">
            <text:p>1749809,25624813</text:p>
          </table:table-cell>
          <table:table-cell table:number-columns-repeated="55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formula="of:=([.A631]-[.$E$3])^2" office:value-type="float" office:value="870074.037817662" calcext:value-type="float">
            <text:p>870074,037817662</text:p>
          </table:table-cell>
          <table:table-cell table:number-columns-repeated="5"/>
          <table:table-cell office:value-type="float" office:value="14949" calcext:value-type="float">
            <text:p>14949</text:p>
          </table:table-cell>
          <table:table-cell table:formula="of:=([.H631]-[.$L$3])^2" office:value-type="float" office:value="13467458.1631612" calcext:value-type="float">
            <text:p>13467458,1631612</text:p>
          </table:table-cell>
          <table:table-cell table:number-columns-repeated="55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formula="of:=([.A632]-[.$E$3])^2" office:value-type="float" office:value="903978.031162088" calcext:value-type="float">
            <text:p>903978,031162088</text:p>
          </table:table-cell>
          <table:table-cell table:number-columns-repeated="5"/>
          <table:table-cell office:value-type="float" office:value="11351" calcext:value-type="float">
            <text:p>11351</text:p>
          </table:table-cell>
          <table:table-cell table:formula="of:=([.H632]-[.$L$3])^2" office:value-type="float" office:value="5155.75111465302" calcext:value-type="float">
            <text:p>5155,75111465302</text:p>
          </table:table-cell>
          <table:table-cell table:number-columns-repeated="55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formula="of:=([.A633]-[.$E$3])^2" office:value-type="float" office:value="668760.191450496" calcext:value-type="float">
            <text:p>668760,191450496</text:p>
          </table:table-cell>
          <table:table-cell table:number-columns-repeated="5"/>
          <table:table-cell office:value-type="float" office:value="11767" calcext:value-type="float">
            <text:p>11767</text:p>
          </table:table-cell>
          <table:table-cell table:formula="of:=([.H633]-[.$L$3])^2" office:value-type="float" office:value="237952.312374065" calcext:value-type="float">
            <text:p>237952,312374065</text:p>
          </table:table-cell>
          <table:table-cell table:number-columns-repeated="55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([.A634]-[.$E$3])^2" office:value-type="float" office:value="221631.541977396" calcext:value-type="float">
            <text:p>221631,541977396</text:p>
          </table:table-cell>
          <table:table-cell table:number-columns-repeated="5"/>
          <table:table-cell office:value-type="float" office:value="10387" calcext:value-type="float">
            <text:p>10387</text:p>
          </table:table-cell>
          <table:table-cell table:formula="of:=([.H634]-[.$L$3])^2" office:value-type="float" office:value="796014.488965438" calcext:value-type="float">
            <text:p>796014,488965438</text:p>
          </table:table-cell>
          <table:table-cell table:number-columns-repeated="55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formula="of:=([.A635]-[.$E$3])^2" office:value-type="float" office:value="603383.428832637" calcext:value-type="float">
            <text:p>603383,428832637</text:p>
          </table:table-cell>
          <table:table-cell table:number-columns-repeated="5"/>
          <table:table-cell office:value-type="float" office:value="12696" calcext:value-type="float">
            <text:p>12696</text:p>
          </table:table-cell>
          <table:table-cell table:formula="of:=([.H635]-[.$L$3])^2" office:value-type="float" office:value="2007332.32537886" calcext:value-type="float">
            <text:p>2007332,32537886</text:p>
          </table:table-cell>
          <table:table-cell table:number-columns-repeated="55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formula="of:=([.A636]-[.$E$3])^2" office:value-type="float" office:value="528205.669542565" calcext:value-type="float">
            <text:p>528205,669542565</text:p>
          </table:table-cell>
          <table:table-cell table:number-columns-repeated="5"/>
          <table:table-cell office:value-type="float" office:value="12166" calcext:value-type="float">
            <text:p>12166</text:p>
          </table:table-cell>
          <table:table-cell table:formula="of:=([.H636]-[.$L$3])^2" office:value-type="float" office:value="786420.552620472" calcext:value-type="float">
            <text:p>786420,552620472</text:p>
          </table:table-cell>
          <table:table-cell table:number-columns-repeated="55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formula="of:=([.A637]-[.$E$3])^2" office:value-type="float" office:value="977681.128222542" calcext:value-type="float">
            <text:p>977681,128222542</text:p>
          </table:table-cell>
          <table:table-cell table:number-columns-repeated="5"/>
          <table:table-cell office:value-type="float" office:value="8889" calcext:value-type="float">
            <text:p>8889</text:p>
          </table:table-cell>
          <table:table-cell table:formula="of:=([.H637]-[.$L$3])^2" office:value-type="float" office:value="5713039.02558419" calcext:value-type="float">
            <text:p>5713039,02558419</text:p>
          </table:table-cell>
          <table:table-cell table:number-columns-repeated="55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formula="of:=([.A638]-[.$E$3])^2" office:value-type="float" office:value="999555.235266358" calcext:value-type="float">
            <text:p>999555,235266358</text:p>
          </table:table-cell>
          <table:table-cell table:number-columns-repeated="5"/>
          <table:table-cell office:value-type="float" office:value="11075" calcext:value-type="float">
            <text:p>11075</text:p>
          </table:table-cell>
          <table:table-cell table:formula="of:=([.H638]-[.$L$3])^2" office:value-type="float" office:value="41696.1864329277" calcext:value-type="float">
            <text:p>41696,1864329277</text:p>
          </table:table-cell>
          <table:table-cell table:number-columns-repeated="55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formula="of:=([.A639]-[.$E$3])^2" office:value-type="float" office:value="1281927.57913769" calcext:value-type="float">
            <text:p>1281927,57913769</text:p>
          </table:table-cell>
          <table:table-cell table:number-columns-repeated="5"/>
          <table:table-cell office:value-type="float" office:value="9605" calcext:value-type="float">
            <text:p>9605</text:p>
          </table:table-cell>
          <table:table-cell table:formula="of:=([.H639]-[.$L$3])^2" office:value-type="float" office:value="2802933.72236722" calcext:value-type="float">
            <text:p>2802933,72236722</text:p>
          </table:table-cell>
          <table:table-cell table:number-columns-repeated="55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formula="of:=([.A640]-[.$E$3])^2" office:value-type="float" office:value="625329.201433857" calcext:value-type="float">
            <text:p>625329,201433857</text:p>
          </table:table-cell>
          <table:table-cell table:number-columns-repeated="5"/>
          <table:table-cell office:value-type="float" office:value="13109" calcext:value-type="float">
            <text:p>13109</text:p>
          </table:table-cell>
          <table:table-cell table:formula="of:=([.H640]-[.$L$3])^2" office:value-type="float" office:value="3348181.06528303" calcext:value-type="float">
            <text:p>3348181,06528303</text:p>
          </table:table-cell>
          <table:table-cell table:number-columns-repeated="55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formula="of:=([.A641]-[.$E$3])^2" office:value-type="float" office:value="1736537.78435122" calcext:value-type="float">
            <text:p>1736537,78435122</text:p>
          </table:table-cell>
          <table:table-cell table:number-columns-repeated="5"/>
          <table:table-cell office:value-type="float" office:value="13614" calcext:value-type="float">
            <text:p>13614</text:p>
          </table:table-cell>
          <table:table-cell table:formula="of:=([.H641]-[.$L$3])^2" office:value-type="float" office:value="5451307.66008112" calcext:value-type="float">
            <text:p>5451307,66008112</text:p>
          </table:table-cell>
          <table:table-cell table:number-columns-repeated="55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formula="of:=([.A642]-[.$E$3])^2" office:value-type="float" office:value="1213913.86421811" calcext:value-type="float">
            <text:p>1213913,86421811</text:p>
          </table:table-cell>
          <table:table-cell table:number-columns-repeated="5"/>
          <table:table-cell office:value-type="float" office:value="14219" calcext:value-type="float">
            <text:p>14219</text:p>
          </table:table-cell>
          <table:table-cell table:formula="of:=([.H642]-[.$L$3])^2" office:value-type="float" office:value="8642444.96672041" calcext:value-type="float">
            <text:p>8642444,96672041</text:p>
          </table:table-cell>
          <table:table-cell table:number-columns-repeated="55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formula="of:=([.A643]-[.$E$3])^2" office:value-type="float" office:value="1068696.11158361" calcext:value-type="float">
            <text:p>1068696,11158361</text:p>
          </table:table-cell>
          <table:table-cell table:number-columns-repeated="5"/>
          <table:table-cell office:value-type="float" office:value="9339" calcext:value-type="float">
            <text:p>9339</text:p>
          </table:table-cell>
          <table:table-cell table:formula="of:=([.H643]-[.$L$3])^2" office:value-type="float" office:value="3764362.22886961" calcext:value-type="float">
            <text:p>3764362,22886961</text:p>
          </table:table-cell>
          <table:table-cell table:number-columns-repeated="55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([.A644]-[.$E$3])^2" office:value-type="float" office:value="185569.334545339" calcext:value-type="float">
            <text:p>185569,334545339</text:p>
          </table:table-cell>
          <table:table-cell table:number-columns-repeated="5"/>
          <table:table-cell office:value-type="float" office:value="9693" calcext:value-type="float">
            <text:p>9693</text:p>
          </table:table-cell>
          <table:table-cell table:formula="of:=([.H644]-[.$L$3])^2" office:value-type="float" office:value="2516019.14878748" calcext:value-type="float">
            <text:p>2516019,14878748</text:p>
          </table:table-cell>
          <table:table-cell table:number-columns-repeated="55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formula="of:=([.A645]-[.$E$3])^2" office:value-type="float" office:value="306669.622398916" calcext:value-type="float">
            <text:p>306669,622398916</text:p>
          </table:table-cell>
          <table:table-cell table:number-columns-repeated="5"/>
          <table:table-cell office:value-type="float" office:value="13456" calcext:value-type="float">
            <text:p>13456</text:p>
          </table:table-cell>
          <table:table-cell table:formula="of:=([.H645]-[.$L$3])^2" office:value-type="float" office:value="4738473.73537202" calcext:value-type="float">
            <text:p>4738473,73537202</text:p>
          </table:table-cell>
          <table:table-cell table:number-columns-repeated="55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formula="of:=([.A646]-[.$E$3])^2" office:value-type="float" office:value="1070764.66676941" calcext:value-type="float">
            <text:p>1070764,66676941</text:p>
          </table:table-cell>
          <table:table-cell table:number-columns-repeated="5"/>
          <table:table-cell office:value-type="float" office:value="11627" calcext:value-type="float">
            <text:p>11627</text:p>
          </table:table-cell>
          <table:table-cell table:formula="of:=([.H646]-[.$L$3])^2" office:value-type="float" office:value="120967.315796378" calcext:value-type="float">
            <text:p>120967,315796378</text:p>
          </table:table-cell>
          <table:table-cell table:number-columns-repeated="55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formula="of:=([.A647]-[.$E$3])^2" office:value-type="float" office:value="1398962.83426802" calcext:value-type="float">
            <text:p>1398962,83426802</text:p>
          </table:table-cell>
          <table:table-cell table:number-columns-repeated="5"/>
          <table:table-cell office:value-type="float" office:value="10549" calcext:value-type="float">
            <text:p>10549</text:p>
          </table:table-cell>
          <table:table-cell table:formula="of:=([.H647]-[.$L$3])^2" office:value-type="float" office:value="533186.84214819" calcext:value-type="float">
            <text:p>533186,84214819</text:p>
          </table:table-cell>
          <table:table-cell table:number-columns-repeated="55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([.A648]-[.$E$3])^2" office:value-type="float" office:value="72779.9496313068" calcext:value-type="float">
            <text:p>72779,9496313068</text:p>
          </table:table-cell>
          <table:table-cell table:number-columns-repeated="5"/>
          <table:table-cell office:value-type="float" office:value="9110" calcext:value-type="float">
            <text:p>9110</text:p>
          </table:table-cell>
          <table:table-cell table:formula="of:=([.H648]-[.$L$3])^2" office:value-type="float" office:value="4705413.19875325" calcext:value-type="float">
            <text:p>4705413,19875325</text:p>
          </table:table-cell>
          <table:table-cell table:number-columns-repeated="55"/>
        </table:table-row>
        <table:table-row table:style-name="ro1">
          <table:table-cell office:value-type="float" office:value="11030" calcext:value-type="float">
            <text:p>11030</text:p>
          </table:table-cell>
          <table:table-cell table:formula="of:=([.A649]-[.$E$3])^2" office:value-type="float" office:value="276910.02173336" calcext:value-type="float">
            <text:p>276910,02173336</text:p>
          </table:table-cell>
          <table:table-cell table:number-columns-repeated="5"/>
          <table:table-cell office:value-type="float" office:value="11721" calcext:value-type="float">
            <text:p>11721</text:p>
          </table:table-cell>
          <table:table-cell table:formula="of:=([.H649]-[.$L$3])^2" office:value-type="float" office:value="195190.384927111" calcext:value-type="float">
            <text:p>195190,384927111</text:p>
          </table:table-cell>
          <table:table-cell table:number-columns-repeated="55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([.A650]-[.$E$3])^2" office:value-type="float" office:value="779296.27852759" calcext:value-type="float">
            <text:p>779296,27852759</text:p>
          </table:table-cell>
          <table:table-cell table:number-columns-repeated="5"/>
          <table:table-cell office:value-type="float" office:value="10397" calcext:value-type="float">
            <text:p>10397</text:p>
          </table:table-cell>
          <table:table-cell table:formula="of:=([.H650]-[.$L$3])^2" office:value-type="float" office:value="778270.560149559" calcext:value-type="float">
            <text:p>778270,560149559</text:p>
          </table:table-cell>
          <table:table-cell table:number-columns-repeated="55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formula="of:=([.A651]-[.$E$3])^2" office:value-type="float" office:value="414449.589121046" calcext:value-type="float">
            <text:p>414449,589121046</text:p>
          </table:table-cell>
          <table:table-cell table:number-columns-repeated="5"/>
          <table:table-cell office:value-type="float" office:value="12479" calcext:value-type="float">
            <text:p>12479</text:p>
          </table:table-cell>
          <table:table-cell table:formula="of:=([.H651]-[.$L$3])^2" office:value-type="float" office:value="1439528.58068344" calcext:value-type="float">
            <text:p>1439528,58068344</text:p>
          </table:table-cell>
          <table:table-cell table:number-columns-repeated="55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formula="of:=([.A652]-[.$E$3])^2" office:value-type="float" office:value="331519.836486548" calcext:value-type="float">
            <text:p>331519,836486548</text:p>
          </table:table-cell>
          <table:table-cell table:number-columns-repeated="5"/>
          <table:table-cell office:value-type="float" office:value="8846" calcext:value-type="float">
            <text:p>8846</text:p>
          </table:table-cell>
          <table:table-cell table:formula="of:=([.H652]-[.$L$3])^2" office:value-type="float" office:value="5920444.91949247" calcext:value-type="float">
            <text:p>5920444,91949247</text:p>
          </table:table-cell>
          <table:table-cell table:number-columns-repeated="55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formula="of:=([.A653]-[.$E$3])^2" office:value-type="float" office:value="447263.468766082" calcext:value-type="float">
            <text:p>447263,468766082</text:p>
          </table:table-cell>
          <table:table-cell table:number-columns-repeated="5"/>
          <table:table-cell office:value-type="float" office:value="12626" calcext:value-type="float">
            <text:p>12626</text:p>
          </table:table-cell>
          <table:table-cell table:formula="of:=([.H653]-[.$L$3])^2" office:value-type="float" office:value="1813879.82709001" calcext:value-type="float">
            <text:p>1813879,82709001</text:p>
          </table:table-cell>
          <table:table-cell table:number-columns-repeated="55"/>
        </table:table-row>
        <table:table-row table:style-name="ro1">
          <table:table-cell office:value-type="float" office:value="11351" calcext:value-type="float">
            <text:p>11351</text:p>
          </table:table-cell>
          <table:table-cell table:formula="of:=([.A654]-[.$E$3])^2" office:value-type="float" office:value="717785.807091098" calcext:value-type="float">
            <text:p>717785,807091098</text:p>
          </table:table-cell>
          <table:table-cell table:number-columns-repeated="5"/>
          <table:table-cell office:value-type="float" office:value="11716" calcext:value-type="float">
            <text:p>11716</text:p>
          </table:table-cell>
          <table:table-cell table:formula="of:=([.H654]-[.$L$3])^2" office:value-type="float" office:value="190797.349335051" calcext:value-type="float">
            <text:p>190797,349335051</text:p>
          </table:table-cell>
          <table:table-cell table:number-columns-repeated="55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formula="of:=([.A655]-[.$E$3])^2" office:value-type="float" office:value="111407.481522599" calcext:value-type="float">
            <text:p>111407,481522599</text:p>
          </table:table-cell>
          <table:table-cell table:number-columns-repeated="5"/>
          <table:table-cell office:value-type="float" office:value="8835" calcext:value-type="float">
            <text:p>8835</text:p>
          </table:table-cell>
          <table:table-cell table:formula="of:=([.H655]-[.$L$3])^2" office:value-type="float" office:value="5974096.24118994" calcext:value-type="float">
            <text:p>5974096,24118994</text:p>
          </table:table-cell>
          <table:table-cell table:number-columns-repeated="55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formula="of:=([.A656]-[.$E$3])^2" office:value-type="float" office:value="333826.94685815" calcext:value-type="float">
            <text:p>333826,94685815</text:p>
          </table:table-cell>
          <table:table-cell table:number-columns-repeated="5"/>
          <table:table-cell office:value-type="float" office:value="9184" calcext:value-type="float">
            <text:p>9184</text:p>
          </table:table-cell>
          <table:table-cell table:formula="of:=([.H656]-[.$L$3])^2" office:value-type="float" office:value="4389848.12551574" calcext:value-type="float">
            <text:p>4389848,12551574</text:p>
          </table:table-cell>
          <table:table-cell table:number-columns-repeated="55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formula="of:=([.A657]-[.$E$3])^2" office:value-type="float" office:value="436627.02727967" calcext:value-type="float">
            <text:p>436627,02727967</text:p>
          </table:table-cell>
          <table:table-cell table:number-columns-repeated="5"/>
          <table:table-cell office:value-type="float" office:value="10211" calcext:value-type="float">
            <text:p>10211</text:p>
          </table:table-cell>
          <table:table-cell table:formula="of:=([.H657]-[.$L$3])^2" office:value-type="float" office:value="1141043.63612492" calcext:value-type="float">
            <text:p>1141043,63612492</text:p>
          </table:table-cell>
          <table:table-cell table:number-columns-repeated="55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formula="of:=([.A658]-[.$E$3])^2" office:value-type="float" office:value="2454792.02561578" calcext:value-type="float">
            <text:p>2454792,02561578</text:p>
          </table:table-cell>
          <table:table-cell table:number-columns-repeated="5"/>
          <table:table-cell office:value-type="float" office:value="9208" calcext:value-type="float">
            <text:p>9208</text:p>
          </table:table-cell>
          <table:table-cell table:formula="of:=([.H658]-[.$L$3])^2" office:value-type="float" office:value="4289854.69635763" calcext:value-type="float">
            <text:p>4289854,69635763</text:p>
          </table:table-cell>
          <table:table-cell table:number-columns-repeated="55"/>
        </table:table-row>
        <table:table-row table:style-name="ro1">
          <table:table-cell office:value-type="float" office:value="11259" calcext:value-type="float">
            <text:p>11259</text:p>
          </table:table-cell>
          <table:table-cell table:formula="of:=([.A659]-[.$E$3])^2" office:value-type="float" office:value="570360.88418483" calcext:value-type="float">
            <text:p>570360,88418483</text:p>
          </table:table-cell>
          <table:table-cell table:number-columns-repeated="5"/>
          <table:table-cell office:value-type="float" office:value="11622" calcext:value-type="float">
            <text:p>11622</text:p>
          </table:table-cell>
          <table:table-cell table:formula="of:=([.H659]-[.$L$3])^2" office:value-type="float" office:value="117514.280204318" calcext:value-type="float">
            <text:p>117514,280204318</text:p>
          </table:table-cell>
          <table:table-cell table:number-columns-repeated="55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formula="of:=([.A660]-[.$E$3])^2" office:value-type="float" office:value="595640.65290363" calcext:value-type="float">
            <text:p>595640,65290363</text:p>
          </table:table-cell>
          <table:table-cell table:number-columns-repeated="5"/>
          <table:table-cell office:value-type="float" office:value="10463" calcext:value-type="float">
            <text:p>10463</text:p>
          </table:table-cell>
          <table:table-cell table:formula="of:=([.H660]-[.$L$3])^2" office:value-type="float" office:value="666176.629964754" calcext:value-type="float">
            <text:p>666176,629964754</text:p>
          </table:table-cell>
          <table:table-cell table:number-columns-repeated="55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formula="of:=([.A661]-[.$E$3])^2" office:value-type="float" office:value="5072.63127301553" calcext:value-type="float">
            <text:p>5072,63127301553</text:p>
          </table:table-cell>
          <table:table-cell table:number-columns-repeated="5"/>
          <table:table-cell office:value-type="float" office:value="12748" calcext:value-type="float">
            <text:p>12748</text:p>
          </table:table-cell>
          <table:table-cell table:formula="of:=([.H661]-[.$L$3])^2" office:value-type="float" office:value="2157383.89553628" calcext:value-type="float">
            <text:p>2157383,89553628</text:p>
          </table:table-cell>
          <table:table-cell table:number-columns-repeated="55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formula="of:=([.A662]-[.$E$3])^2" office:value-type="float" office:value="473038.017296309" calcext:value-type="float">
            <text:p>473038,017296309</text:p>
          </table:table-cell>
          <table:table-cell table:number-columns-repeated="5"/>
          <table:table-cell office:value-type="float" office:value="8725" calcext:value-type="float">
            <text:p>8725</text:p>
          </table:table-cell>
          <table:table-cell table:formula="of:=([.H662]-[.$L$3])^2" office:value-type="float" office:value="6523919.45816462" calcext:value-type="float">
            <text:p>6523919,45816462</text:p>
          </table:table-cell>
          <table:table-cell table:number-columns-repeated="55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formula="of:=([.A663]-[.$E$3])^2" office:value-type="float" office:value="10769.7887882676" calcext:value-type="float">
            <text:p>10769,7887882676</text:p>
          </table:table-cell>
          <table:table-cell table:number-columns-repeated="5"/>
          <table:table-cell office:value-type="float" office:value="12318" calcext:value-type="float">
            <text:p>12318</text:p>
          </table:table-cell>
          <table:table-cell table:formula="of:=([.H663]-[.$L$3])^2" office:value-type="float" office:value="1079112.8346191" calcext:value-type="float">
            <text:p>1079112,8346191</text:p>
          </table:table-cell>
          <table:table-cell table:number-columns-repeated="55"/>
        </table:table-row>
        <table:table-row table:style-name="ro1">
          <table:table-cell office:value-type="float" office:value="11586" calcext:value-type="float">
            <text:p>11586</text:p>
          </table:table-cell>
          <table:table-cell table:formula="of:=([.A664]-[.$E$3])^2" office:value-type="float" office:value="1171205.33842776" calcext:value-type="float">
            <text:p>1171205,33842776</text:p>
          </table:table-cell>
          <table:table-cell table:number-columns-repeated="5"/>
          <table:table-cell office:value-type="float" office:value="11918" calcext:value-type="float">
            <text:p>11918</text:p>
          </table:table-cell>
          <table:table-cell table:formula="of:=([.H664]-[.$L$3])^2" office:value-type="float" office:value="408069.987254284" calcext:value-type="float">
            <text:p>408069,987254284</text:p>
          </table:table-cell>
          <table:table-cell table:number-columns-repeated="55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formula="of:=([.A665]-[.$E$3])^2" office:value-type="float" office:value="609613.649575843" calcext:value-type="float">
            <text:p>609613,649575843</text:p>
          </table:table-cell>
          <table:table-cell table:number-columns-repeated="5"/>
          <table:table-cell office:value-type="float" office:value="9183" calcext:value-type="float">
            <text:p>9183</text:p>
          </table:table-cell>
          <table:table-cell table:formula="of:=([.H665]-[.$L$3])^2" office:value-type="float" office:value="4394039.51839733" calcext:value-type="float">
            <text:p>4394039,51839733</text:p>
          </table:table-cell>
          <table:table-cell table:number-columns-repeated="55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formula="of:=([.A666]-[.$E$3])^2" office:value-type="float" office:value="402942.592448833" calcext:value-type="float">
            <text:p>402942,592448833</text:p>
          </table:table-cell>
          <table:table-cell table:number-columns-repeated="5"/>
          <table:table-cell office:value-type="float" office:value="11172" calcext:value-type="float">
            <text:p>11172</text:p>
          </table:table-cell>
          <table:table-cell table:formula="of:=([.H666]-[.$L$3])^2" office:value-type="float" office:value="11491.0769188964" calcext:value-type="float">
            <text:p>11491,0769188964</text:p>
          </table:table-cell>
          <table:table-cell table:number-columns-repeated="55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formula="of:=([.A667]-[.$E$3])^2" office:value-type="float" office:value="744385.174811561" calcext:value-type="float">
            <text:p>744385,174811561</text:p>
          </table:table-cell>
          <table:table-cell table:number-columns-repeated="5"/>
          <table:table-cell office:value-type="float" office:value="8579" calcext:value-type="float">
            <text:p>8579</text:p>
          </table:table-cell>
          <table:table-cell table:formula="of:=([.H667]-[.$L$3])^2" office:value-type="float" office:value="7291060.81887646" calcext:value-type="float">
            <text:p>7291060,81887646</text:p>
          </table:table-cell>
          <table:table-cell table:number-columns-repeated="55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([.A668]-[.$E$3])^2" office:value-type="float" office:value="114093.702265805" calcext:value-type="float">
            <text:p>114093,702265805</text:p>
          </table:table-cell>
          <table:table-cell table:number-columns-repeated="5"/>
          <table:table-cell office:value-type="float" office:value="12009" calcext:value-type="float">
            <text:p>12009</text:p>
          </table:table-cell>
          <table:table-cell table:formula="of:=([.H668]-[.$L$3])^2" office:value-type="float" office:value="532613.235029781" calcext:value-type="float">
            <text:p>532613,235029781</text:p>
          </table:table-cell>
          <table:table-cell table:number-columns-repeated="55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formula="of:=([.A669]-[.$E$3])^2" office:value-type="float" office:value="215089.655676786" calcext:value-type="float">
            <text:p>215089,655676786</text:p>
          </table:table-cell>
          <table:table-cell table:number-columns-repeated="5"/>
          <table:table-cell office:value-type="float" office:value="11261" calcext:value-type="float">
            <text:p>11261</text:p>
          </table:table-cell>
          <table:table-cell table:formula="of:=([.H669]-[.$L$3])^2" office:value-type="float" office:value="331.110457568669" calcext:value-type="float">
            <text:p>331,110457568669</text:p>
          </table:table-cell>
          <table:table-cell table:number-columns-repeated="55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formula="of:=([.A670]-[.$E$3])^2" office:value-type="float" office:value="190774.665660147" calcext:value-type="float">
            <text:p>190774,665660147</text:p>
          </table:table-cell>
          <table:table-cell table:number-columns-repeated="5"/>
          <table:table-cell office:value-type="float" office:value="9128" calcext:value-type="float">
            <text:p>9128</text:p>
          </table:table-cell>
          <table:table-cell table:formula="of:=([.H670]-[.$L$3])^2" office:value-type="float" office:value="4627646.12688467" calcext:value-type="float">
            <text:p>4627646,12688467</text:p>
          </table:table-cell>
          <table:table-cell table:number-columns-repeated="55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formula="of:=([.A671]-[.$E$3])^2" office:value-type="float" office:value="977681.128222542" calcext:value-type="float">
            <text:p>977681,128222542</text:p>
          </table:table-cell>
          <table:table-cell table:number-columns-repeated="5"/>
          <table:table-cell office:value-type="float" office:value="12084" calcext:value-type="float">
            <text:p>12084</text:p>
          </table:table-cell>
          <table:table-cell table:formula="of:=([.H671]-[.$L$3])^2" office:value-type="float" office:value="647708.768910684" calcext:value-type="float">
            <text:p>647708,768910684</text:p>
          </table:table-cell>
          <table:table-cell table:number-columns-repeated="55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formula="of:=([.A672]-[.$E$3])^2" office:value-type="float" office:value="547270.886957984" calcext:value-type="float">
            <text:p>547270,886957984</text:p>
          </table:table-cell>
          <table:table-cell table:number-columns-repeated="5"/>
          <table:table-cell office:value-type="float" office:value="9124" calcext:value-type="float">
            <text:p>9124</text:p>
          </table:table-cell>
          <table:table-cell table:formula="of:=([.H672]-[.$L$3])^2" office:value-type="float" office:value="4644871.69841102" calcext:value-type="float">
            <text:p>4644871,69841102</text:p>
          </table:table-cell>
          <table:table-cell table:number-columns-repeated="55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([.A673]-[.$E$3])^2" office:value-type="float" office:value="1604725.46987534" calcext:value-type="float">
            <text:p>1604725,46987534</text:p>
          </table:table-cell>
          <table:table-cell table:number-columns-repeated="5"/>
          <table:table-cell office:value-type="float" office:value="11968" calcext:value-type="float">
            <text:p>11968</text:p>
          </table:table-cell>
          <table:table-cell table:formula="of:=([.H673]-[.$L$3])^2" office:value-type="float" office:value="474450.343174887" calcext:value-type="float">
            <text:p>474450,343174887</text:p>
          </table:table-cell>
          <table:table-cell table:number-columns-repeated="55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formula="of:=([.A674]-[.$E$3])^2" office:value-type="float" office:value="34885.8692097872" calcext:value-type="float">
            <text:p>34885,8692097872</text:p>
          </table:table-cell>
          <table:table-cell table:number-columns-repeated="5"/>
          <table:table-cell office:value-type="float" office:value="10453" calcext:value-type="float">
            <text:p>10453</text:p>
          </table:table-cell>
          <table:table-cell table:formula="of:=([.H674]-[.$L$3])^2" office:value-type="float" office:value="682600.558780634" calcext:value-type="float">
            <text:p>682600,558780634</text:p>
          </table:table-cell>
          <table:table-cell table:number-columns-repeated="55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formula="of:=([.A675]-[.$E$3])^2" office:value-type="float" office:value="1324289.06832238" calcext:value-type="float">
            <text:p>1324289,06832238</text:p>
          </table:table-cell>
          <table:table-cell table:number-columns-repeated="5"/>
          <table:table-cell office:value-type="float" office:value="12722" calcext:value-type="float">
            <text:p>12722</text:p>
          </table:table-cell>
          <table:table-cell table:formula="of:=([.H675]-[.$L$3])^2" office:value-type="float" office:value="2081682.11045757" calcext:value-type="float">
            <text:p>2081682,11045757</text:p>
          </table:table-cell>
          <table:table-cell table:number-columns-repeated="55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formula="of:=([.A676]-[.$E$3])^2" office:value-type="float" office:value="208645.769376176" calcext:value-type="float">
            <text:p>208645,769376176</text:p>
          </table:table-cell>
          <table:table-cell table:number-columns-repeated="5"/>
          <table:table-cell office:value-type="float" office:value="12058" calcext:value-type="float">
            <text:p>12058</text:p>
          </table:table-cell>
          <table:table-cell table:formula="of:=([.H676]-[.$L$3])^2" office:value-type="float" office:value="606534.983831971" calcext:value-type="float">
            <text:p>606534,983831971</text:p>
          </table:table-cell>
          <table:table-cell table:number-columns-repeated="55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formula="of:=([.A677]-[.$E$3])^2" office:value-type="float" office:value="1242729.08163352" calcext:value-type="float">
            <text:p>1242729,08163352</text:p>
          </table:table-cell>
          <table:table-cell table:number-columns-repeated="5"/>
          <table:table-cell office:value-type="float" office:value="8811" calcext:value-type="float">
            <text:p>8811</text:p>
          </table:table-cell>
          <table:table-cell table:formula="of:=([.H677]-[.$L$3])^2" office:value-type="float" office:value="6091993.67034805" calcext:value-type="float">
            <text:p>6091993,67034805</text:p>
          </table:table-cell>
          <table:table-cell table:number-columns-repeated="55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formula="of:=([.A678]-[.$E$3])^2" office:value-type="float" office:value="1363704.506481" calcext:value-type="float">
            <text:p>1363704,506481</text:p>
          </table:table-cell>
          <table:table-cell table:number-columns-repeated="5"/>
          <table:table-cell office:value-type="float" office:value="14968" calcext:value-type="float">
            <text:p>14968</text:p>
          </table:table-cell>
          <table:table-cell table:formula="of:=([.H678]-[.$L$3])^2" office:value-type="float" office:value="13607271.698411" calcext:value-type="float">
            <text:p>13607271,698411</text:p>
          </table:table-cell>
          <table:table-cell table:number-columns-repeated="55"/>
        </table:table-row>
        <table:table-row table:style-name="ro1">
          <table:table-cell office:value-type="float" office:value="11522" calcext:value-type="float">
            <text:p>11522</text:p>
          </table:table-cell>
          <table:table-cell table:formula="of:=([.A679]-[.$E$3])^2" office:value-type="float" office:value="1036776.87031905" calcext:value-type="float">
            <text:p>1036776,87031905</text:p>
          </table:table-cell>
          <table:table-cell table:number-columns-repeated="5"/>
          <table:table-cell office:value-type="float" office:value="9811" calcext:value-type="float">
            <text:p>9811</text:p>
          </table:table-cell>
          <table:table-cell table:formula="of:=([.H679]-[.$L$3])^2" office:value-type="float" office:value="2155600.7887601" calcext:value-type="float">
            <text:p>2155600,7887601</text:p>
          </table:table-cell>
          <table:table-cell table:number-columns-repeated="55"/>
        </table:table-row>
        <table:table-row table:style-name="ro1">
          <table:table-cell office:value-type="float" office:value="11509" calcext:value-type="float">
            <text:p>11509</text:p>
          </table:table-cell>
          <table:table-cell table:formula="of:=([.A680]-[.$E$3])^2" office:value-type="float" office:value="1010472.08773447" calcext:value-type="float">
            <text:p>1010472,08773447</text:p>
          </table:table-cell>
          <table:table-cell table:number-columns-repeated="5"/>
          <table:table-cell office:value-type="float" office:value="9425" calcext:value-type="float">
            <text:p>9425</text:p>
          </table:table-cell>
          <table:table-cell table:formula="of:=([.H680]-[.$L$3])^2" office:value-type="float" office:value="3438044.44105305" calcext:value-type="float">
            <text:p>3438044,44105305</text:p>
          </table:table-cell>
          <table:table-cell table:number-columns-repeated="55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formula="of:=([.A681]-[.$E$3])^2" office:value-type="float" office:value="389098.485405017" calcext:value-type="float">
            <text:p>389098,485405017</text:p>
          </table:table-cell>
          <table:table-cell table:number-columns-repeated="5"/>
          <table:table-cell office:value-type="float" office:value="10780" calcext:value-type="float">
            <text:p>10780</text:p>
          </table:table-cell>
          <table:table-cell table:formula="of:=([.H681]-[.$L$3])^2" office:value-type="float" office:value="249197.086501373" calcext:value-type="float">
            <text:p>249197,086501373</text:p>
          </table:table-cell>
          <table:table-cell table:number-columns-repeated="55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formula="of:=([.A682]-[.$E$3])^2" office:value-type="float" office:value="2906266.64125637" calcext:value-type="float">
            <text:p>2906266,64125637</text:p>
          </table:table-cell>
          <table:table-cell table:number-columns-repeated="5"/>
          <table:table-cell office:value-type="float" office:value="12056" calcext:value-type="float">
            <text:p>12056</text:p>
          </table:table-cell>
          <table:table-cell table:formula="of:=([.H682]-[.$L$3])^2" office:value-type="float" office:value="603423.769595147" calcext:value-type="float">
            <text:p>603423,769595147</text:p>
          </table:table-cell>
          <table:table-cell table:number-columns-repeated="55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([.A683]-[.$E$3])^2" office:value-type="float" office:value="1394235.72389642" calcext:value-type="float">
            <text:p>1394235,72389642</text:p>
          </table:table-cell>
          <table:table-cell table:number-columns-repeated="5"/>
          <table:table-cell office:value-type="float" office:value="9035" calcext:value-type="float">
            <text:p>9035</text:p>
          </table:table-cell>
          <table:table-cell table:formula="of:=([.H683]-[.$L$3])^2" office:value-type="float" office:value="5036417.66487235" calcext:value-type="float">
            <text:p>5036417,66487235</text:p>
          </table:table-cell>
          <table:table-cell table:number-columns-repeated="55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([.A684]-[.$E$3])^2" office:value-type="float" office:value="9757.01285926042" calcext:value-type="float">
            <text:p>9757,01285926042</text:p>
          </table:table-cell>
          <table:table-cell table:number-columns-repeated="5"/>
          <table:table-cell office:value-type="float" office:value="9357" calcext:value-type="float">
            <text:p>9357</text:p>
          </table:table-cell>
          <table:table-cell table:formula="of:=([.H684]-[.$L$3])^2" office:value-type="float" office:value="3694839.15700103" calcext:value-type="float">
            <text:p>3694839,15700103</text:p>
          </table:table-cell>
          <table:table-cell table:number-columns-repeated="55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formula="of:=([.A685]-[.$E$3])^2" office:value-type="float" office:value="930795.803763308" calcext:value-type="float">
            <text:p>930795,803763308</text:p>
          </table:table-cell>
          <table:table-cell table:number-columns-repeated="5"/>
          <table:table-cell office:value-type="float" office:value="13261" calcext:value-type="float">
            <text:p>13261</text:p>
          </table:table-cell>
          <table:table-cell table:formula="of:=([.H685]-[.$L$3])^2" office:value-type="float" office:value="3927545.34728167" calcext:value-type="float">
            <text:p>3927545,34728167</text:p>
          </table:table-cell>
          <table:table-cell table:number-columns-repeated="55"/>
        </table:table-row>
        <table:table-row table:style-name="ro1">
          <table:table-cell office:value-type="float" office:value="11529" calcext:value-type="float">
            <text:p>11529</text:p>
          </table:table-cell>
          <table:table-cell table:formula="of:=([.A686]-[.$E$3])^2" office:value-type="float" office:value="1051080.98401844" calcext:value-type="float">
            <text:p>1051080,98401844</text:p>
          </table:table-cell>
          <table:table-cell table:number-columns-repeated="5"/>
          <table:table-cell office:value-type="float" office:value="8707" calcext:value-type="float">
            <text:p>8707</text:p>
          </table:table-cell>
          <table:table-cell table:formula="of:=([.H686]-[.$L$3])^2" office:value-type="float" office:value="6616194.5300332" calcext:value-type="float">
            <text:p>6616194,5300332</text:p>
          </table:table-cell>
          <table:table-cell table:number-columns-repeated="55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([.A687]-[.$E$3])^2" office:value-type="float" office:value="615875.870319049" calcext:value-type="float">
            <text:p>615875,870319049</text:p>
          </table:table-cell>
          <table:table-cell table:number-columns-repeated="5"/>
          <table:table-cell office:value-type="float" office:value="9168" calcext:value-type="float">
            <text:p>9168</text:p>
          </table:table-cell>
          <table:table-cell table:formula="of:=([.H687]-[.$L$3])^2" office:value-type="float" office:value="4457150.41162115" calcext:value-type="float">
            <text:p>4457150,41162115</text:p>
          </table:table-cell>
          <table:table-cell table:number-columns-repeated="55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formula="of:=([.A688]-[.$E$3])^2" office:value-type="float" office:value="1033836.67342498" calcext:value-type="float">
            <text:p>1033836,67342498</text:p>
          </table:table-cell>
          <table:table-cell table:number-columns-repeated="5"/>
          <table:table-cell office:value-type="float" office:value="13931" calcext:value-type="float">
            <text:p>13931</text:p>
          </table:table-cell>
          <table:table-cell table:formula="of:=([.H688]-[.$L$3])^2" office:value-type="float" office:value="7032062.11661774" calcext:value-type="float">
            <text:p>7032062,11661774</text:p>
          </table:table-cell>
          <table:table-cell table:number-columns-repeated="55"/>
        </table:table-row>
        <table:table-row table:style-name="ro1">
          <table:table-cell office:value-type="float" office:value="10735" calcext:value-type="float">
            <text:p>10735</text:p>
          </table:table-cell>
          <table:table-cell table:formula="of:=([.A689]-[.$E$3])^2" office:value-type="float" office:value="53463.801544785" calcext:value-type="float">
            <text:p>53463,801544785</text:p>
          </table:table-cell>
          <table:table-cell table:number-columns-repeated="5"/>
          <table:table-cell office:value-type="float" office:value="12088" calcext:value-type="float">
            <text:p>12088</text:p>
          </table:table-cell>
          <table:table-cell table:formula="of:=([.H689]-[.$L$3])^2" office:value-type="float" office:value="654163.197384333" calcext:value-type="float">
            <text:p>654163,197384333</text:p>
          </table:table-cell>
          <table:table-cell table:number-columns-repeated="55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formula="of:=([.A690]-[.$E$3])^2" office:value-type="float" office:value="21251.1065919281" calcext:value-type="float">
            <text:p>21251,1065919281</text:p>
          </table:table-cell>
          <table:table-cell table:number-columns-repeated="5"/>
          <table:table-cell office:value-type="float" office:value="12008" calcext:value-type="float">
            <text:p>12008</text:p>
          </table:table-cell>
          <table:table-cell table:formula="of:=([.H690]-[.$L$3])^2" office:value-type="float" office:value="531154.627911369" calcext:value-type="float">
            <text:p>531154,627911369</text:p>
          </table:table-cell>
          <table:table-cell table:number-columns-repeated="55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formula="of:=([.A691]-[.$E$3])^2" office:value-type="float" office:value="37938.3106961987" calcext:value-type="float">
            <text:p>37938,3106961987</text:p>
          </table:table-cell>
          <table:table-cell table:number-columns-repeated="5"/>
          <table:table-cell office:value-type="float" office:value="8953" calcext:value-type="float">
            <text:p>8953</text:p>
          </table:table-cell>
          <table:table-cell table:formula="of:=([.H691]-[.$L$3])^2" office:value-type="float" office:value="5411189.88116256" calcext:value-type="float">
            <text:p>5411189,88116256</text:p>
          </table:table-cell>
          <table:table-cell table:number-columns-repeated="55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formula="of:=([.A692]-[.$E$3])^2" office:value-type="float" office:value="14108.1165752892" calcext:value-type="float">
            <text:p>14108,1165752892</text:p>
          </table:table-cell>
          <table:table-cell table:number-columns-repeated="5"/>
          <table:table-cell office:value-type="float" office:value="12124" calcext:value-type="float">
            <text:p>12124</text:p>
          </table:table-cell>
          <table:table-cell table:formula="of:=([.H692]-[.$L$3])^2" office:value-type="float" office:value="713693.053647166" calcext:value-type="float">
            <text:p>713693,053647166</text:p>
          </table:table-cell>
          <table:table-cell table:number-columns-repeated="55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formula="of:=([.A693]-[.$E$3])^2" office:value-type="float" office:value="1060441.8908404" calcext:value-type="float">
            <text:p>1060441,8908404</text:p>
          </table:table-cell>
          <table:table-cell table:number-columns-repeated="5"/>
          <table:table-cell office:value-type="float" office:value="8622" calcext:value-type="float">
            <text:p>8622</text:p>
          </table:table-cell>
          <table:table-cell table:formula="of:=([.H693]-[.$L$3])^2" office:value-type="float" office:value="7060692.92496817" calcext:value-type="float">
            <text:p>7060692,92496817</text:p>
          </table:table-cell>
          <table:table-cell table:number-columns-repeated="55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formula="of:=([.A694]-[.$E$3])^2" office:value-type="float" office:value="352571.829830973" calcext:value-type="float">
            <text:p>352571,829830973</text:p>
          </table:table-cell>
          <table:table-cell table:number-columns-repeated="5"/>
          <table:table-cell office:value-type="float" office:value="11075" calcext:value-type="float">
            <text:p>11075</text:p>
          </table:table-cell>
          <table:table-cell table:formula="of:=([.H694]-[.$L$3])^2" office:value-type="float" office:value="41696.1864329277" calcext:value-type="float">
            <text:p>41696,1864329277</text:p>
          </table:table-cell>
          <table:table-cell table:number-columns-repeated="55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formula="of:=([.A695]-[.$E$3])^2" office:value-type="float" office:value="21674.4371521061" calcext:value-type="float">
            <text:p>21674,4371521061</text:p>
          </table:table-cell>
          <table:table-cell table:number-columns-repeated="5"/>
          <table:table-cell office:value-type="float" office:value="11969" calcext:value-type="float">
            <text:p>11969</text:p>
          </table:table-cell>
          <table:table-cell table:formula="of:=([.H695]-[.$L$3])^2" office:value-type="float" office:value="475828.950293299" calcext:value-type="float">
            <text:p>475828,950293299</text:p>
          </table:table-cell>
          <table:table-cell table:number-columns-repeated="55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formula="of:=([.A696]-[.$E$3])^2" office:value-type="float" office:value="753037.950740568" calcext:value-type="float">
            <text:p>753037,950740568</text:p>
          </table:table-cell>
          <table:table-cell table:number-columns-repeated="5"/>
          <table:table-cell office:value-type="float" office:value="9023" calcext:value-type="float">
            <text:p>9023</text:p>
          </table:table-cell>
          <table:table-cell table:formula="of:=([.H696]-[.$L$3])^2" office:value-type="float" office:value="5090422.37945141" calcext:value-type="float">
            <text:p>5090422,37945141</text:p>
          </table:table-cell>
          <table:table-cell table:number-columns-repeated="55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formula="of:=([.A697]-[.$E$3])^2" office:value-type="float" office:value="815007.382243619" calcext:value-type="float">
            <text:p>815007,382243619</text:p>
          </table:table-cell>
          <table:table-cell table:number-columns-repeated="5"/>
          <table:table-cell office:value-type="float" office:value="11390" calcext:value-type="float">
            <text:p>11390</text:p>
          </table:table-cell>
          <table:table-cell table:formula="of:=([.H697]-[.$L$3])^2" office:value-type="float" office:value="12277.4287327229" calcext:value-type="float">
            <text:p>12277,4287327229</text:p>
          </table:table-cell>
          <table:table-cell table:number-columns-repeated="55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formula="of:=([.A698]-[.$E$3])^2" office:value-type="float" office:value="1301373.51646436" calcext:value-type="float">
            <text:p>1301373,51646436</text:p>
          </table:table-cell>
          <table:table-cell table:number-columns-repeated="5"/>
          <table:table-cell office:value-type="float" office:value="9260" calcext:value-type="float">
            <text:p>9260</text:p>
          </table:table-cell>
          <table:table-cell table:formula="of:=([.H698]-[.$L$3])^2" office:value-type="float" office:value="4077154.26651506" calcext:value-type="float">
            <text:p>4077154,26651506</text:p>
          </table:table-cell>
          <table:table-cell table:number-columns-repeated="55"/>
        </table:table-row>
        <table:table-row table:style-name="ro1">
          <table:table-cell office:value-type="float" office:value="11120" calcext:value-type="float">
            <text:p>11120</text:p>
          </table:table-cell>
          <table:table-cell table:formula="of:=([.A699]-[.$E$3])^2" office:value-type="float" office:value="379730.05501123" calcext:value-type="float">
            <text:p>379730,05501123</text:p>
          </table:table-cell>
          <table:table-cell table:number-columns-repeated="5"/>
          <table:table-cell office:value-type="float" office:value="9714" calcext:value-type="float">
            <text:p>9714</text:p>
          </table:table-cell>
          <table:table-cell table:formula="of:=([.H699]-[.$L$3])^2" office:value-type="float" office:value="2449839.89827413" calcext:value-type="float">
            <text:p>2449839,89827413</text:p>
          </table:table-cell>
          <table:table-cell table:number-columns-repeated="55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formula="of:=([.A700]-[.$E$3])^2" office:value-type="float" office:value="2652916.44713546" calcext:value-type="float">
            <text:p>2652916,44713546</text:p>
          </table:table-cell>
          <table:table-cell table:number-columns-repeated="5"/>
          <table:table-cell office:value-type="float" office:value="11773" calcext:value-type="float">
            <text:p>11773</text:p>
          </table:table-cell>
          <table:table-cell table:formula="of:=([.H700]-[.$L$3])^2" office:value-type="float" office:value="243841.955084537" calcext:value-type="float">
            <text:p>243841,955084537</text:p>
          </table:table-cell>
          <table:table-cell table:number-columns-repeated="55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formula="of:=([.A701]-[.$E$3])^2" office:value-type="float" office:value="1632715.57691916" calcext:value-type="float">
            <text:p>1632715,57691916</text:p>
          </table:table-cell>
          <table:table-cell table:number-columns-repeated="5"/>
          <table:table-cell office:value-type="float" office:value="8668" calcext:value-type="float">
            <text:p>8668</text:p>
          </table:table-cell>
          <table:table-cell table:formula="of:=([.H701]-[.$L$3])^2" office:value-type="float" office:value="6818346.85241513" calcext:value-type="float">
            <text:p>6818346,85241513</text:p>
          </table:table-cell>
          <table:table-cell table:number-columns-repeated="55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formula="of:=([.A702]-[.$E$3])^2" office:value-type="float" office:value="492491.789897529" calcext:value-type="float">
            <text:p>492491,789897529</text:p>
          </table:table-cell>
          <table:table-cell table:number-columns-repeated="5"/>
          <table:table-cell office:value-type="float" office:value="11955" calcext:value-type="float">
            <text:p>11955</text:p>
          </table:table-cell>
          <table:table-cell table:formula="of:=([.H702]-[.$L$3])^2" office:value-type="float" office:value="456710.45063553" calcext:value-type="float">
            <text:p>456710,45063553</text:p>
          </table:table-cell>
          <table:table-cell table:number-columns-repeated="55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formula="of:=([.A703]-[.$E$3])^2" office:value-type="float" office:value="574226.88030241" calcext:value-type="float">
            <text:p>574226,88030241</text:p>
          </table:table-cell>
          <table:table-cell table:number-columns-repeated="5"/>
          <table:table-cell office:value-type="float" office:value="11143" calcext:value-type="float">
            <text:p>11143</text:p>
          </table:table-cell>
          <table:table-cell table:formula="of:=([.H703]-[.$L$3])^2" office:value-type="float" office:value="18549.470484947" calcext:value-type="float">
            <text:p>18549,470484947</text:p>
          </table:table-cell>
          <table:table-cell table:number-columns-repeated="55"/>
        </table:table-row>
        <table:table-row table:style-name="ro1">
          <table:table-cell office:value-type="float" office:value="11067" calcext:value-type="float">
            <text:p>11067</text:p>
          </table:table-cell>
          <table:table-cell table:formula="of:=([.A704]-[.$E$3])^2" office:value-type="float" office:value="317219.479858707" calcext:value-type="float">
            <text:p>317219,479858707</text:p>
          </table:table-cell>
          <table:table-cell table:number-columns-repeated="5"/>
          <table:table-cell office:value-type="float" office:value="9236" calcext:value-type="float">
            <text:p>9236</text:p>
          </table:table-cell>
          <table:table-cell table:formula="of:=([.H704]-[.$L$3])^2" office:value-type="float" office:value="4174651.69567317" calcext:value-type="float">
            <text:p>4174651,69567317</text:p>
          </table:table-cell>
          <table:table-cell table:number-columns-repeated="55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formula="of:=([.A705]-[.$E$3])^2" office:value-type="float" office:value="1959377.30958693" calcext:value-type="float">
            <text:p>1959377,30958693</text:p>
          </table:table-cell>
          <table:table-cell table:number-columns-repeated="5"/>
          <table:table-cell office:value-type="float" office:value="10537" calcext:value-type="float">
            <text:p>10537</text:p>
          </table:table-cell>
          <table:table-cell table:formula="of:=([.H705]-[.$L$3])^2" office:value-type="float" office:value="550855.556727246" calcext:value-type="float">
            <text:p>550855,556727246</text:p>
          </table:table-cell>
          <table:table-cell table:number-columns-repeated="55"/>
        </table:table-row>
        <table:table-row table:style-name="ro1">
          <table:table-cell office:value-type="float" office:value="13034" calcext:value-type="float">
            <text:p>13034</text:p>
          </table:table-cell>
          <table:table-cell table:formula="of:=([.A706]-[.$E$3])^2" office:value-type="float" office:value="6402025.42938727" calcext:value-type="float">
            <text:p>6402025,42938727</text:p>
          </table:table-cell>
          <table:table-cell table:number-columns-repeated="5"/>
          <table:table-cell office:value-type="float" office:value="9467" calcext:value-type="float">
            <text:p>9467</text:p>
          </table:table-cell>
          <table:table-cell table:formula="of:=([.H706]-[.$L$3])^2" office:value-type="float" office:value="3284055.94002635" calcext:value-type="float">
            <text:p>3284055,94002635</text:p>
          </table:table-cell>
          <table:table-cell table:number-columns-repeated="55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formula="of:=([.A707]-[.$E$3])^2" office:value-type="float" office:value="158227.013413891" calcext:value-type="float">
            <text:p>158227,013413891</text:p>
          </table:table-cell>
          <table:table-cell table:number-columns-repeated="5"/>
          <table:table-cell office:value-type="float" office:value="12327" calcext:value-type="float">
            <text:p>12327</text:p>
          </table:table-cell>
          <table:table-cell table:formula="of:=([.H707]-[.$L$3])^2" office:value-type="float" office:value="1097892.29868481" calcext:value-type="float">
            <text:p>1097892,29868481</text:p>
          </table:table-cell>
          <table:table-cell table:number-columns-repeated="55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formula="of:=([.A708]-[.$E$3])^2" office:value-type="float" office:value="21251.1065919281" calcext:value-type="float">
            <text:p>21251,1065919281</text:p>
          </table:table-cell>
          <table:table-cell table:number-columns-repeated="5"/>
          <table:table-cell office:value-type="float" office:value="9909" calcext:value-type="float">
            <text:p>9909</text:p>
          </table:table-cell>
          <table:table-cell table:formula="of:=([.H708]-[.$L$3])^2" office:value-type="float" office:value="1877438.28636448" calcext:value-type="float">
            <text:p>1877438,28636448</text:p>
          </table:table-cell>
          <table:table-cell table:number-columns-repeated="55"/>
        </table:table-row>
        <table:table-row table:style-name="ro1">
          <table:table-cell office:value-type="float" office:value="10762" calcext:value-type="float">
            <text:p>10762</text:p>
          </table:table-cell>
          <table:table-cell table:formula="of:=([.A709]-[.$E$3])^2" office:value-type="float" office:value="66678.8115281462" calcext:value-type="float">
            <text:p>66678,8115281462</text:p>
          </table:table-cell>
          <table:table-cell table:number-columns-repeated="5"/>
          <table:table-cell office:value-type="float" office:value="9742" calcext:value-type="float">
            <text:p>9742</text:p>
          </table:table-cell>
          <table:table-cell table:formula="of:=([.H709]-[.$L$3])^2" office:value-type="float" office:value="2362972.89758967" calcext:value-type="float">
            <text:p>2362972,89758967</text:p>
          </table:table-cell>
          <table:table-cell table:number-columns-repeated="55"/>
        </table:table-row>
        <table:table-row table:style-name="ro1">
          <table:table-cell office:value-type="float" office:value="10202" calcext:value-type="float">
            <text:p>10202</text:p>
          </table:table-cell>
          <table:table-cell table:formula="of:=([.A710]-[.$E$3])^2" office:value-type="float" office:value="91069.7155769529" calcext:value-type="float">
            <text:p>91069,7155769529</text:p>
          </table:table-cell>
          <table:table-cell table:number-columns-repeated="5"/>
          <table:table-cell office:value-type="float" office:value="14357" calcext:value-type="float">
            <text:p>14357</text:p>
          </table:table-cell>
          <table:table-cell table:formula="of:=([.H710]-[.$L$3])^2" office:value-type="float" office:value="9472874.74906127" calcext:value-type="float">
            <text:p>9472874,74906127</text:p>
          </table:table-cell>
          <table:table-cell table:number-columns-repeated="55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formula="of:=([.A711]-[.$E$3])^2" office:value-type="float" office:value="539898.111028977" calcext:value-type="float">
            <text:p>539898,111028977</text:p>
          </table:table-cell>
          <table:table-cell table:number-columns-repeated="5"/>
          <table:table-cell office:value-type="float" office:value="9089" calcext:value-type="float">
            <text:p>9089</text:p>
          </table:table-cell>
          <table:table-cell table:formula="of:=([.H711]-[.$L$3])^2" office:value-type="float" office:value="4796960.4492666" calcext:value-type="float">
            <text:p>4796960,4492666</text:p>
          </table:table-cell>
          <table:table-cell table:number-columns-repeated="55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([.A712]-[.$E$3])^2" office:value-type="float" office:value="993565.569708954" calcext:value-type="float">
            <text:p>993565,569708954</text:p>
          </table:table-cell>
          <table:table-cell table:number-columns-repeated="5"/>
          <table:table-cell office:value-type="float" office:value="11450" calcext:value-type="float">
            <text:p>11450</text:p>
          </table:table-cell>
          <table:table-cell table:formula="of:=([.H712]-[.$L$3])^2" office:value-type="float" office:value="29173.8558374458" calcext:value-type="float">
            <text:p>29173,8558374458</text:p>
          </table:table-cell>
          <table:table-cell table:number-columns-repeated="55"/>
        </table:table-row>
        <table:table-row table:style-name="ro1">
          <table:table-cell office:value-type="float" office:value="11697" calcext:value-type="float">
            <text:p>11697</text:p>
          </table:table-cell>
          <table:table-cell table:formula="of:=([.A713]-[.$E$3])^2" office:value-type="float" office:value="1423779.7128038" calcext:value-type="float">
            <text:p>1423779,7128038</text:p>
          </table:table-cell>
          <table:table-cell table:number-columns-repeated="5"/>
          <table:table-cell office:value-type="float" office:value="11868" calcext:value-type="float">
            <text:p>11868</text:p>
          </table:table-cell>
          <table:table-cell table:formula="of:=([.H713]-[.$L$3])^2" office:value-type="float" office:value="346689.631333682" calcext:value-type="float">
            <text:p>346689,631333682</text:p>
          </table:table-cell>
          <table:table-cell table:number-columns-repeated="55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formula="of:=([.A714]-[.$E$3])^2" office:value-type="float" office:value="306669.622398916" calcext:value-type="float">
            <text:p>306669,622398916</text:p>
          </table:table-cell>
          <table:table-cell table:number-columns-repeated="5"/>
          <table:table-cell office:value-type="float" office:value="9059" calcext:value-type="float">
            <text:p>9059</text:p>
          </table:table-cell>
          <table:table-cell table:formula="of:=([.H714]-[.$L$3])^2" office:value-type="float" office:value="4929272.23571424" calcext:value-type="float">
            <text:p>4929272,23571424</text:p>
          </table:table-cell>
          <table:table-cell table:number-columns-repeated="55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([.A715]-[.$E$3])^2" office:value-type="float" office:value="798838.385571406" calcext:value-type="float">
            <text:p>798838,385571406</text:p>
          </table:table-cell>
          <table:table-cell table:number-columns-repeated="5"/>
          <table:table-cell office:value-type="float" office:value="13200" calcext:value-type="float">
            <text:p>13200</text:p>
          </table:table-cell>
          <table:table-cell table:formula="of:=([.H715]-[.$L$3])^2" office:value-type="float" office:value="3689486.31305853" calcext:value-type="float">
            <text:p>3689486,31305853</text:p>
          </table:table-cell>
          <table:table-cell table:number-columns-repeated="55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formula="of:=([.A716]-[.$E$3])^2" office:value-type="float" office:value="548751.442143785" calcext:value-type="float">
            <text:p>548751,442143785</text:p>
          </table:table-cell>
          <table:table-cell table:number-columns-repeated="5"/>
          <table:table-cell office:value-type="float" office:value="8984" calcext:value-type="float">
            <text:p>8984</text:p>
          </table:table-cell>
          <table:table-cell table:formula="of:=([.H716]-[.$L$3])^2" office:value-type="float" office:value="5267926.70183333" calcext:value-type="float">
            <text:p>5267926,70183333</text:p>
          </table:table-cell>
          <table:table-cell table:number-columns-repeated="55"/>
        </table:table-row>
        <table:table-row table:style-name="ro1">
          <table:table-cell office:value-type="float" office:value="10798" calcext:value-type="float">
            <text:p>10798</text:p>
          </table:table-cell>
          <table:table-cell table:formula="of:=([.A717]-[.$E$3])^2" office:value-type="float" office:value="86566.8248392943" calcext:value-type="float">
            <text:p>86566,8248392943</text:p>
          </table:table-cell>
          <table:table-cell table:number-columns-repeated="5"/>
          <table:table-cell office:value-type="float" office:value="9927" calcext:value-type="float">
            <text:p>9927</text:p>
          </table:table-cell>
          <table:table-cell table:formula="of:=([.H717]-[.$L$3])^2" office:value-type="float" office:value="1828435.2144959" calcext:value-type="float">
            <text:p>1828435,2144959</text:p>
          </table:table-cell>
          <table:table-cell table:number-columns-repeated="55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formula="of:=([.A718]-[.$E$3])^2" office:value-type="float" office:value="591018.987346226" calcext:value-type="float">
            <text:p>591018,987346226</text:p>
          </table:table-cell>
          <table:table-cell table:number-columns-repeated="5"/>
          <table:table-cell office:value-type="float" office:value="12508" calcext:value-type="float">
            <text:p>12508</text:p>
          </table:table-cell>
          <table:table-cell table:formula="of:=([.H718]-[.$L$3])^2" office:value-type="float" office:value="1509958.18711739" calcext:value-type="float">
            <text:p>1509958,18711739</text:p>
          </table:table-cell>
          <table:table-cell table:number-columns-repeated="55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formula="of:=([.A719]-[.$E$3])^2" office:value-type="float" office:value="19662.3234527161" calcext:value-type="float">
            <text:p>19662,3234527161</text:p>
          </table:table-cell>
          <table:table-cell table:number-columns-repeated="5"/>
          <table:table-cell office:value-type="float" office:value="9072" calcext:value-type="float">
            <text:p>9072</text:p>
          </table:table-cell>
          <table:table-cell table:formula="of:=([.H719]-[.$L$3])^2" office:value-type="float" office:value="4871716.12825359" calcext:value-type="float">
            <text:p>4871716,12825359</text:p>
          </table:table-cell>
          <table:table-cell table:number-columns-repeated="55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formula="of:=([.A720]-[.$E$3])^2" office:value-type="float" office:value="574226.88030241" calcext:value-type="float">
            <text:p>574226,88030241</text:p>
          </table:table-cell>
          <table:table-cell table:number-columns-repeated="5"/>
          <table:table-cell office:value-type="float" office:value="9624" calcext:value-type="float">
            <text:p>9624</text:p>
          </table:table-cell>
          <table:table-cell table:formula="of:=([.H720]-[.$L$3])^2" office:value-type="float" office:value="2739675.25761705" calcext:value-type="float">
            <text:p>2739675,25761705</text:p>
          </table:table-cell>
          <table:table-cell table:number-columns-repeated="55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formula="of:=([.A721]-[.$E$3])^2" office:value-type="float" office:value="283851.963497086" calcext:value-type="float">
            <text:p>283851,963497086</text:p>
          </table:table-cell>
          <table:table-cell table:number-columns-repeated="5"/>
          <table:table-cell office:value-type="float" office:value="11303" calcext:value-type="float">
            <text:p>11303</text:p>
          </table:table-cell>
          <table:table-cell table:formula="of:=([.H721]-[.$L$3])^2" office:value-type="float" office:value="566.609430874697" calcext:value-type="float">
            <text:p>566,609430874697</text:p>
          </table:table-cell>
          <table:table-cell table:number-columns-repeated="55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formula="of:=([.A722]-[.$E$3])^2" office:value-type="float" office:value="463458.130995699" calcext:value-type="float">
            <text:p>463458,130995699</text:p>
          </table:table-cell>
          <table:table-cell table:number-columns-repeated="5"/>
          <table:table-cell office:value-type="float" office:value="10059" calcext:value-type="float">
            <text:p>10059</text:p>
          </table:table-cell>
          <table:table-cell table:formula="of:=([.H722]-[.$L$3])^2" office:value-type="float" office:value="1488879.35412629" calcext:value-type="float">
            <text:p>1488879,35412629</text:p>
          </table:table-cell>
          <table:table-cell table:number-columns-repeated="55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([.A723]-[.$E$3])^2" office:value-type="float" office:value="619018.980690651" calcext:value-type="float">
            <text:p>619018,980690651</text:p>
          </table:table-cell>
          <table:table-cell table:number-columns-repeated="5"/>
          <table:table-cell office:value-type="float" office:value="12521" calcext:value-type="float">
            <text:p>12521</text:p>
          </table:table-cell>
          <table:table-cell table:formula="of:=([.H723]-[.$L$3])^2" office:value-type="float" office:value="1542076.07965675" calcext:value-type="float">
            <text:p>1542076,07965675</text:p>
          </table:table-cell>
          <table:table-cell table:number-columns-repeated="55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formula="of:=([.A724]-[.$E$3])^2" office:value-type="float" office:value="6364.46432903305" calcext:value-type="float">
            <text:p>6364,46432903305</text:p>
          </table:table-cell>
          <table:table-cell table:number-columns-repeated="5"/>
          <table:table-cell office:value-type="float" office:value="15224" calcext:value-type="float">
            <text:p>15224</text:p>
          </table:table-cell>
          <table:table-cell table:formula="of:=([.H724]-[.$L$3])^2" office:value-type="float" office:value="15561475.1207245" calcext:value-type="float">
            <text:p>15561475,1207245</text:p>
          </table:table-cell>
          <table:table-cell table:number-columns-repeated="55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formula="of:=([.A725]-[.$E$3])^2" office:value-type="float" office:value="2845218.64791195" calcext:value-type="float">
            <text:p>2845218,64791195</text:p>
          </table:table-cell>
          <table:table-cell table:number-columns-repeated="5"/>
          <table:table-cell office:value-type="float" office:value="13324" calcext:value-type="float">
            <text:p>13324</text:p>
          </table:table-cell>
          <table:table-cell table:formula="of:=([.H725]-[.$L$3])^2" office:value-type="float" office:value="4181221.59574163" calcext:value-type="float">
            <text:p>4181221,59574163</text:p>
          </table:table-cell>
          <table:table-cell table:number-columns-repeated="55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formula="of:=([.A726]-[.$E$3])^2" office:value-type="float" office:value="512337.562498749" calcext:value-type="float">
            <text:p>512337,562498749</text:p>
          </table:table-cell>
          <table:table-cell table:number-columns-repeated="5"/>
          <table:table-cell office:value-type="float" office:value="9526" calcext:value-type="float">
            <text:p>9526</text:p>
          </table:table-cell>
          <table:table-cell table:formula="of:=([.H726]-[.$L$3])^2" office:value-type="float" office:value="3073697.76001266" calcext:value-type="float">
            <text:p>3073697,76001266</text:p>
          </table:table-cell>
          <table:table-cell table:number-columns-repeated="55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([.A727]-[.$E$3])^2" office:value-type="float" office:value="93499.9363201586" calcext:value-type="float">
            <text:p>93499,9363201586</text:p>
          </table:table-cell>
          <table:table-cell table:number-columns-repeated="5"/>
          <table:table-cell office:value-type="float" office:value="9531" calcext:value-type="float">
            <text:p>9531</text:p>
          </table:table-cell>
          <table:table-cell table:formula="of:=([.H727]-[.$L$3])^2" office:value-type="float" office:value="3056190.79560472" calcext:value-type="float">
            <text:p>3056190,79560472</text:p>
          </table:table-cell>
          <table:table-cell table:number-columns-repeated="55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([.A728]-[.$E$3])^2" office:value-type="float" office:value="1007569.45600956" calcext:value-type="float">
            <text:p>1007569,45600956</text:p>
          </table:table-cell>
          <table:table-cell table:number-columns-repeated="5"/>
          <table:table-cell office:value-type="float" office:value="9619" calcext:value-type="float">
            <text:p>9619</text:p>
          </table:table-cell>
          <table:table-cell table:formula="of:=([.H728]-[.$L$3])^2" office:value-type="float" office:value="2756252.22202499" calcext:value-type="float">
            <text:p>2756252,22202499</text:p>
          </table:table-cell>
          <table:table-cell table:number-columns-repeated="55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formula="of:=([.A729]-[.$E$3])^2" office:value-type="float" office:value="56538.1836856607" calcext:value-type="float">
            <text:p>56538,1836856607</text:p>
          </table:table-cell>
          <table:table-cell table:number-columns-repeated="5"/>
          <table:table-cell office:value-type="float" office:value="10987" calcext:value-type="float">
            <text:p>10987</text:p>
          </table:table-cell>
          <table:table-cell table:formula="of:=([.H729]-[.$L$3])^2" office:value-type="float" office:value="85378.7600126674" calcext:value-type="float">
            <text:p>85378,7600126674</text:p>
          </table:table-cell>
          <table:table-cell table:number-columns-repeated="55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formula="of:=([.A730]-[.$E$3])^2" office:value-type="float" office:value="76053.2807461154" calcext:value-type="float">
            <text:p>76053,2807461154</text:p>
          </table:table-cell>
          <table:table-cell table:number-columns-repeated="5"/>
          <table:table-cell office:value-type="float" office:value="11195" calcext:value-type="float">
            <text:p>11195</text:p>
          </table:table-cell>
          <table:table-cell table:formula="of:=([.H730]-[.$L$3])^2" office:value-type="float" office:value="7089.04064237348" calcext:value-type="float">
            <text:p>7089,04064237348</text:p>
          </table:table-cell>
          <table:table-cell table:number-columns-repeated="55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formula="of:=([.A731]-[.$E$3])^2" office:value-type="float" office:value="281724.853125483" calcext:value-type="float">
            <text:p>281724,853125483</text:p>
          </table:table-cell>
          <table:table-cell table:number-columns-repeated="5"/>
          <table:table-cell office:value-type="float" office:value="9032" calcext:value-type="float">
            <text:p>9032</text:p>
          </table:table-cell>
          <table:table-cell table:formula="of:=([.H731]-[.$L$3])^2" office:value-type="float" office:value="5049891.84351711" calcext:value-type="float">
            <text:p>5049891,84351711</text:p>
          </table:table-cell>
          <table:table-cell table:number-columns-repeated="55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([.A732]-[.$E$3])^2" office:value-type="float" office:value="1274138.85423474" calcext:value-type="float">
            <text:p>1274138,85423474</text:p>
          </table:table-cell>
          <table:table-cell table:number-columns-repeated="5"/>
          <table:table-cell office:value-type="float" office:value="8677" calcext:value-type="float">
            <text:p>8677</text:p>
          </table:table-cell>
          <table:table-cell table:formula="of:=([.H732]-[.$L$3])^2" office:value-type="float" office:value="6771426.31648084" calcext:value-type="float">
            <text:p>6771426,31648084</text:p>
          </table:table-cell>
          <table:table-cell table:number-columns-repeated="55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formula="of:=([.A733]-[.$E$3])^2" office:value-type="float" office:value="418321.25467845" calcext:value-type="float">
            <text:p>418321,25467845</text:p>
          </table:table-cell>
          <table:table-cell table:number-columns-repeated="5"/>
          <table:table-cell office:value-type="float" office:value="11535" calcext:value-type="float">
            <text:p>11535</text:p>
          </table:table-cell>
          <table:table-cell table:formula="of:=([.H733]-[.$L$3])^2" office:value-type="float" office:value="65435.4609024699" calcext:value-type="float">
            <text:p>65435,4609024699</text:p>
          </table:table-cell>
          <table:table-cell table:number-columns-repeated="55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([.A734]-[.$E$3])^2" office:value-type="float" office:value="163036.3445287" calcext:value-type="float">
            <text:p>163036,3445287</text:p>
          </table:table-cell>
          <table:table-cell table:number-columns-repeated="5"/>
          <table:table-cell office:value-type="float" office:value="10826" calcext:value-type="float">
            <text:p>10826</text:p>
          </table:table-cell>
          <table:table-cell table:formula="of:=([.H734]-[.$L$3])^2" office:value-type="float" office:value="205387.013948328" calcext:value-type="float">
            <text:p>205387,013948328</text:p>
          </table:table-cell>
          <table:table-cell table:number-columns-repeated="55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formula="of:=([.A735]-[.$E$3])^2" office:value-type="float" office:value="1258384.96793413" calcext:value-type="float">
            <text:p>1258384,96793413</text:p>
          </table:table-cell>
          <table:table-cell table:number-columns-repeated="5"/>
          <table:table-cell office:value-type="float" office:value="9213" calcext:value-type="float">
            <text:p>9213</text:p>
          </table:table-cell>
          <table:table-cell table:formula="of:=([.H735]-[.$L$3])^2" office:value-type="float" office:value="4269167.73194969" calcext:value-type="float">
            <text:p>4269167,73194969</text:p>
          </table:table-cell>
          <table:table-cell table:number-columns-repeated="55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formula="of:=([.A736]-[.$E$3])^2" office:value-type="float" office:value="500949.121012338" calcext:value-type="float">
            <text:p>500949,121012338</text:p>
          </table:table-cell>
          <table:table-cell table:number-columns-repeated="5"/>
          <table:table-cell office:value-type="float" office:value="12077" calcext:value-type="float">
            <text:p>12077</text:p>
          </table:table-cell>
          <table:table-cell table:formula="of:=([.H736]-[.$L$3])^2" office:value-type="float" office:value="636490.5190818" calcext:value-type="float">
            <text:p>636490,5190818</text:p>
          </table:table-cell>
          <table:table-cell table:number-columns-repeated="55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([.A737]-[.$E$3])^2" office:value-type="float" office:value="426118.585793259" calcext:value-type="float">
            <text:p>426118,585793259</text:p>
          </table:table-cell>
          <table:table-cell table:number-columns-repeated="5"/>
          <table:table-cell office:value-type="float" office:value="9965" calcext:value-type="float">
            <text:p>9965</text:p>
          </table:table-cell>
          <table:table-cell table:formula="of:=([.H737]-[.$L$3])^2" office:value-type="float" office:value="1727112.28499555" calcext:value-type="float">
            <text:p>1727112,28499555</text:p>
          </table:table-cell>
          <table:table-cell table:number-columns-repeated="55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formula="of:=([.A738]-[.$E$3])^2" office:value-type="float" office:value="1052219.6700972" calcext:value-type="float">
            <text:p>1052219,6700972</text:p>
          </table:table-cell>
          <table:table-cell table:number-columns-repeated="5"/>
          <table:table-cell office:value-type="float" office:value="14261" calcext:value-type="float">
            <text:p>14261</text:p>
          </table:table-cell>
          <table:table-cell table:formula="of:=([.H738]-[.$L$3])^2" office:value-type="float" office:value="8891152.46569371" calcext:value-type="float">
            <text:p>8891152,46569371</text:p>
          </table:table-cell>
          <table:table-cell table:number-columns-repeated="55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formula="of:=([.A739]-[.$E$3])^2" office:value-type="float" office:value="12819.313469355" calcext:value-type="float">
            <text:p>12819,313469355</text:p>
          </table:table-cell>
          <table:table-cell table:number-columns-repeated="5"/>
          <table:table-cell office:value-type="float" office:value="14061" calcext:value-type="float">
            <text:p>14061</text:p>
          </table:table-cell>
          <table:table-cell table:formula="of:=([.H739]-[.$L$3])^2" office:value-type="float" office:value="7738431.0420113" calcext:value-type="float">
            <text:p>7738431,0420113</text:p>
          </table:table-cell>
          <table:table-cell table:number-columns-repeated="55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formula="of:=([.A740]-[.$E$3])^2" office:value-type="float" office:value="761740.726669575" calcext:value-type="float">
            <text:p>761740,726669575</text:p>
          </table:table-cell>
          <table:table-cell table:number-columns-repeated="5"/>
          <table:table-cell office:value-type="float" office:value="10072" calcext:value-type="float">
            <text:p>10072</text:p>
          </table:table-cell>
          <table:table-cell table:formula="of:=([.H740]-[.$L$3])^2" office:value-type="float" office:value="1457323.24666564" calcext:value-type="float">
            <text:p>1457323,24666564</text:p>
          </table:table-cell>
          <table:table-cell table:number-columns-repeated="55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formula="of:=([.A741]-[.$E$3])^2" office:value-type="float" office:value="395361.261334024" calcext:value-type="float">
            <text:p>395361,261334024</text:p>
          </table:table-cell>
          <table:table-cell table:number-columns-repeated="5"/>
          <table:table-cell office:value-type="float" office:value="16195" calcext:value-type="float">
            <text:p>16195</text:p>
          </table:table-cell>
          <table:table-cell table:formula="of:=([.H741]-[.$L$3])^2" office:value-type="float" office:value="24165124.6327026" calcext:value-type="float">
            <text:p>24165124,6327026</text:p>
          </table:table-cell>
          <table:table-cell table:number-columns-repeated="55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formula="of:=([.A742]-[.$E$3])^2" office:value-type="float" office:value="269130.190895865" calcext:value-type="float">
            <text:p>269130,190895865</text:p>
          </table:table-cell>
          <table:table-cell table:number-columns-repeated="5"/>
          <table:table-cell office:value-type="float" office:value="9954" calcext:value-type="float">
            <text:p>9954</text:p>
          </table:table-cell>
          <table:table-cell table:formula="of:=([.H742]-[.$L$3])^2" office:value-type="float" office:value="1756145.60669302" calcext:value-type="float">
            <text:p>1756145,60669302</text:p>
          </table:table-cell>
          <table:table-cell table:number-columns-repeated="55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formula="of:=([.A743]-[.$E$3])^2" office:value-type="float" office:value="413163.033935244" calcext:value-type="float">
            <text:p>413163,033935244</text:p>
          </table:table-cell>
          <table:table-cell table:number-columns-repeated="5"/>
          <table:table-cell office:value-type="float" office:value="12547" calcext:value-type="float">
            <text:p>12547</text:p>
          </table:table-cell>
          <table:table-cell table:formula="of:=([.H743]-[.$L$3])^2" office:value-type="float" office:value="1607325.86473546" calcext:value-type="float">
            <text:p>1607325,86473546</text:p>
          </table:table-cell>
          <table:table-cell table:number-columns-repeated="55"/>
        </table:table-row>
        <table:table-row table:style-name="ro1">
          <table:table-cell office:value-type="float" office:value="10858" calcext:value-type="float">
            <text:p>10858</text:p>
          </table:table-cell>
          <table:table-cell table:formula="of:=([.A744]-[.$E$3])^2" office:value-type="float" office:value="125473.513691208" calcext:value-type="float">
            <text:p>125473,513691208</text:p>
          </table:table-cell>
          <table:table-cell table:number-columns-repeated="5"/>
          <table:table-cell office:value-type="float" office:value="11034" calcext:value-type="float">
            <text:p>11034</text:p>
          </table:table-cell>
          <table:table-cell table:formula="of:=([.H744]-[.$L$3])^2" office:value-type="float" office:value="60121.2945780337" calcext:value-type="float">
            <text:p>60121,2945780337</text:p>
          </table:table-cell>
          <table:table-cell table:number-columns-repeated="55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([.A745]-[.$E$3])^2" office:value-type="float" office:value="249777.642365638" calcext:value-type="float">
            <text:p>249777,642365638</text:p>
          </table:table-cell>
          <table:table-cell table:number-columns-repeated="5"/>
          <table:table-cell office:value-type="float" office:value="8667" calcext:value-type="float">
            <text:p>8667</text:p>
          </table:table-cell>
          <table:table-cell table:formula="of:=([.H745]-[.$L$3])^2" office:value-type="float" office:value="6823570.24529672" calcext:value-type="float">
            <text:p>6823570,24529672</text:p>
          </table:table-cell>
          <table:table-cell table:number-columns-repeated="55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formula="of:=([.A746]-[.$E$3])^2" office:value-type="float" office:value="636449.087734467" calcext:value-type="float">
            <text:p>636449,087734467</text:p>
          </table:table-cell>
          <table:table-cell table:number-columns-repeated="5"/>
          <table:table-cell office:value-type="float" office:value="11285" calcext:value-type="float">
            <text:p>11285</text:p>
          </table:table-cell>
          <table:table-cell table:formula="of:=([.H746]-[.$L$3])^2" office:value-type="float" office:value="33.6812994578276" calcext:value-type="float">
            <text:p>33,6812994578276</text:p>
          </table:table-cell>
          <table:table-cell table:number-columns-repeated="55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formula="of:=([.A747]-[.$E$3])^2" office:value-type="float" office:value="430044.251350663" calcext:value-type="float">
            <text:p>430044,251350663</text:p>
          </table:table-cell>
          <table:table-cell table:number-columns-repeated="5"/>
          <table:table-cell office:value-type="float" office:value="11677" calcext:value-type="float">
            <text:p>11677</text:p>
          </table:table-cell>
          <table:table-cell table:formula="of:=([.H747]-[.$L$3])^2" office:value-type="float" office:value="158247.671716981" calcext:value-type="float">
            <text:p>158247,671716981</text:p>
          </table:table-cell>
          <table:table-cell table:number-columns-repeated="55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([.A748]-[.$E$3])^2" office:value-type="float" office:value="6852.12988643737" calcext:value-type="float">
            <text:p>6852,12988643737</text:p>
          </table:table-cell>
          <table:table-cell table:number-columns-repeated="5"/>
          <table:table-cell office:value-type="float" office:value="12857" calcext:value-type="float">
            <text:p>12857</text:p>
          </table:table-cell>
          <table:table-cell table:formula="of:=([.H748]-[.$L$3])^2" office:value-type="float" office:value="2489464.0714432" calcext:value-type="float">
            <text:p>2489464,0714432</text:p>
          </table:table-cell>
          <table:table-cell table:number-columns-repeated="55"/>
        </table:table-row>
        <table:table-row table:style-name="ro1">
          <table:table-cell office:value-type="float" office:value="12326" calcext:value-type="float">
            <text:p>12326</text:p>
          </table:table-cell>
          <table:table-cell table:formula="of:=([.A749]-[.$E$3])^2" office:value-type="float" office:value="3320494.50093469" calcext:value-type="float">
            <text:p>3320494,50093469</text:p>
          </table:table-cell>
          <table:table-cell table:number-columns-repeated="5"/>
          <table:table-cell office:value-type="float" office:value="10048" calcext:value-type="float">
            <text:p>10048</text:p>
          </table:table-cell>
          <table:table-cell table:formula="of:=([.H749]-[.$L$3])^2" office:value-type="float" office:value="1515844.67582375" calcext:value-type="float">
            <text:p>1515844,67582375</text:p>
          </table:table-cell>
          <table:table-cell table:number-columns-repeated="55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formula="of:=([.A750]-[.$E$3])^2" office:value-type="float" office:value="182139.113802133" calcext:value-type="float">
            <text:p>182139,113802133</text:p>
          </table:table-cell>
          <table:table-cell table:number-columns-repeated="5"/>
          <table:table-cell office:value-type="float" office:value="9389" calcext:value-type="float">
            <text:p>9389</text:p>
          </table:table-cell>
          <table:table-cell table:formula="of:=([.H750]-[.$L$3])^2" office:value-type="float" office:value="3572842.58479021" calcext:value-type="float">
            <text:p>3572842,58479021</text:p>
          </table:table-cell>
          <table:table-cell table:number-columns-repeated="55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formula="of:=([.A751]-[.$E$3])^2" office:value-type="float" office:value="359733.160945782" calcext:value-type="float">
            <text:p>359733,160945782</text:p>
          </table:table-cell>
          <table:table-cell table:number-columns-repeated="5"/>
          <table:table-cell office:value-type="float" office:value="11860" calcext:value-type="float">
            <text:p>11860</text:p>
          </table:table-cell>
          <table:table-cell table:formula="of:=([.H751]-[.$L$3])^2" office:value-type="float" office:value="337332.774386386" calcext:value-type="float">
            <text:p>337332,774386386</text:p>
          </table:table-cell>
          <table:table-cell table:number-columns-repeated="55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formula="of:=([.A752]-[.$E$3])^2" office:value-type="float" office:value="592557.542532027" calcext:value-type="float">
            <text:p>592557,542532027</text:p>
          </table:table-cell>
          <table:table-cell table:number-columns-repeated="5"/>
          <table:table-cell office:value-type="float" office:value="9946" calcext:value-type="float">
            <text:p>9946</text:p>
          </table:table-cell>
          <table:table-cell table:formula="of:=([.H752]-[.$L$3])^2" office:value-type="float" office:value="1777412.74974573" calcext:value-type="float">
            <text:p>1777412,74974573</text:p>
          </table:table-cell>
          <table:table-cell table:number-columns-repeated="55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formula="of:=([.A753]-[.$E$3])^2" office:value-type="float" office:value="10245.9756989723" calcext:value-type="float">
            <text:p>10245,9756989723</text:p>
          </table:table-cell>
          <table:table-cell table:number-columns-repeated="5"/>
          <table:table-cell office:value-type="float" office:value="11889" calcext:value-type="float">
            <text:p>11889</text:p>
          </table:table-cell>
          <table:table-cell table:formula="of:=([.H753]-[.$L$3])^2" office:value-type="float" office:value="371860.380820335" calcext:value-type="float">
            <text:p>371860,380820335</text:p>
          </table:table-cell>
          <table:table-cell table:number-columns-repeated="55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formula="of:=([.A754]-[.$E$3])^2" office:value-type="float" office:value="259873.194223652" calcext:value-type="float">
            <text:p>259873,194223652</text:p>
          </table:table-cell>
          <table:table-cell table:number-columns-repeated="5"/>
          <table:table-cell office:value-type="float" office:value="11445" calcext:value-type="float">
            <text:p>11445</text:p>
          </table:table-cell>
          <table:table-cell table:formula="of:=([.H754]-[.$L$3])^2" office:value-type="float" office:value="27490.8202453856" calcext:value-type="float">
            <text:p>27490,8202453856</text:p>
          </table:table-cell>
          <table:table-cell table:number-columns-repeated="55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formula="of:=([.A755]-[.$E$3])^2" office:value-type="float" office:value="1460.95240446307" calcext:value-type="float">
            <text:p>1460,95240446307</text:p>
          </table:table-cell>
          <table:table-cell table:number-columns-repeated="5"/>
          <table:table-cell office:value-type="float" office:value="12232" calcext:value-type="float">
            <text:p>12232</text:p>
          </table:table-cell>
          <table:table-cell table:formula="of:=([.H755]-[.$L$3])^2" office:value-type="float" office:value="907834.622435668" calcext:value-type="float">
            <text:p>907834,622435668</text:p>
          </table:table-cell>
          <table:table-cell table:number-columns-repeated="55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formula="of:=([.A756]-[.$E$3])^2" office:value-type="float" office:value="332672.391672349" calcext:value-type="float">
            <text:p>332672,391672349</text:p>
          </table:table-cell>
          <table:table-cell table:number-columns-repeated="5"/>
          <table:table-cell office:value-type="float" office:value="10249" calcext:value-type="float">
            <text:p>10249</text:p>
          </table:table-cell>
          <table:table-cell table:formula="of:=([.H756]-[.$L$3])^2" office:value-type="float" office:value="1061304.70662458" calcext:value-type="float">
            <text:p>1061304,70662458</text:p>
          </table:table-cell>
          <table:table-cell table:number-columns-repeated="55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formula="of:=([.A757]-[.$E$3])^2" office:value-type="float" office:value="42344.4177400146" calcext:value-type="float">
            <text:p>42344,4177400146</text:p>
          </table:table-cell>
          <table:table-cell table:number-columns-repeated="5"/>
          <table:table-cell office:value-type="float" office:value="10081" calcext:value-type="float">
            <text:p>10081</text:p>
          </table:table-cell>
          <table:table-cell table:formula="of:=([.H757]-[.$L$3])^2" office:value-type="float" office:value="1435674.71073135" calcext:value-type="float">
            <text:p>1435674,71073135</text:p>
          </table:table-cell>
          <table:table-cell table:number-columns-repeated="55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([.A758]-[.$E$3])^2" office:value-type="float" office:value="3110911.39721866" calcext:value-type="float">
            <text:p>3110911,39721866</text:p>
          </table:table-cell>
          <table:table-cell table:number-columns-repeated="5"/>
          <table:table-cell office:value-type="float" office:value="13299" calcext:value-type="float">
            <text:p>13299</text:p>
          </table:table-cell>
          <table:table-cell table:formula="of:=([.H758]-[.$L$3])^2" office:value-type="float" office:value="4079606.41778132" calcext:value-type="float">
            <text:p>4079606,41778132</text:p>
          </table:table-cell>
          <table:table-cell table:number-columns-repeated="55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formula="of:=([.A759]-[.$E$3])^2" office:value-type="float" office:value="603383.428832637" calcext:value-type="float">
            <text:p>603383,428832637</text:p>
          </table:table-cell>
          <table:table-cell table:number-columns-repeated="5"/>
          <table:table-cell office:value-type="float" office:value="8945" calcext:value-type="float">
            <text:p>8945</text:p>
          </table:table-cell>
          <table:table-cell table:formula="of:=([.H759]-[.$L$3])^2" office:value-type="float" office:value="5448473.02421527" calcext:value-type="float">
            <text:p>5448473,02421527</text:p>
          </table:table-cell>
          <table:table-cell table:number-columns-repeated="55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formula="of:=([.A760]-[.$E$3])^2" office:value-type="float" office:value="394104.706148222" calcext:value-type="float">
            <text:p>394104,706148222</text:p>
          </table:table-cell>
          <table:table-cell table:number-columns-repeated="5"/>
          <table:table-cell office:value-type="float" office:value="11397" calcext:value-type="float">
            <text:p>11397</text:p>
          </table:table-cell>
          <table:table-cell table:formula="of:=([.H760]-[.$L$3])^2" office:value-type="float" office:value="13877.6785616072" calcext:value-type="float">
            <text:p>13877,6785616072</text:p>
          </table:table-cell>
          <table:table-cell table:number-columns-repeated="55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formula="of:=([.A761]-[.$E$3])^2" office:value-type="float" office:value="1247192.19200513" calcext:value-type="float">
            <text:p>1247192,19200513</text:p>
          </table:table-cell>
          <table:table-cell table:number-columns-repeated="5"/>
          <table:table-cell office:value-type="float" office:value="9345" calcext:value-type="float">
            <text:p>9345</text:p>
          </table:table-cell>
          <table:table-cell table:formula="of:=([.H761]-[.$L$3])^2" office:value-type="float" office:value="3741115.87158008" calcext:value-type="float">
            <text:p>3741115,87158008</text:p>
          </table:table-cell>
          <table:table-cell table:number-columns-repeated="55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formula="of:=([.A762]-[.$E$3])^2" office:value-type="float" office:value="1116778.88085704" calcext:value-type="float">
            <text:p>1116778,88085704</text:p>
          </table:table-cell>
          <table:table-cell table:number-columns-repeated="5"/>
          <table:table-cell office:value-type="float" office:value="9009" calcext:value-type="float">
            <text:p>9009</text:p>
          </table:table-cell>
          <table:table-cell table:formula="of:=([.H762]-[.$L$3])^2" office:value-type="float" office:value="5153791.87979364" calcext:value-type="float">
            <text:p>5153791,87979364</text:p>
          </table:table-cell>
          <table:table-cell table:number-columns-repeated="55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formula="of:=([.A763]-[.$E$3])^2" office:value-type="float" office:value="675318.412193702" calcext:value-type="float">
            <text:p>675318,412193702</text:p>
          </table:table-cell>
          <table:table-cell table:number-columns-repeated="5"/>
          <table:table-cell office:value-type="float" office:value="12138" calcext:value-type="float">
            <text:p>12138</text:p>
          </table:table-cell>
          <table:table-cell table:formula="of:=([.H763]-[.$L$3])^2" office:value-type="float" office:value="737543.553304935" calcext:value-type="float">
            <text:p>737543,553304935</text:p>
          </table:table-cell>
          <table:table-cell table:number-columns-repeated="55"/>
        </table:table-row>
        <table:table-row table:style-name="ro1">
          <table:table-cell office:value-type="float" office:value="11270" calcext:value-type="float">
            <text:p>11270</text:p>
          </table:table-cell>
          <table:table-cell table:formula="of:=([.A764]-[.$E$3])^2" office:value-type="float" office:value="587096.777141014" calcext:value-type="float">
            <text:p>587096,777141014</text:p>
          </table:table-cell>
          <table:table-cell table:number-columns-repeated="5"/>
          <table:table-cell office:value-type="float" office:value="10370" calcext:value-type="float">
            <text:p>10370</text:p>
          </table:table-cell>
          <table:table-cell table:formula="of:=([.H764]-[.$L$3])^2" office:value-type="float" office:value="826638.167952434" calcext:value-type="float">
            <text:p>826638,167952434</text:p>
          </table:table-cell>
          <table:table-cell table:number-columns-repeated="55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formula="of:=([.A765]-[.$E$3])^2" office:value-type="float" office:value="725525.067767745" calcext:value-type="float">
            <text:p>725525,067767745</text:p>
          </table:table-cell>
          <table:table-cell table:number-columns-repeated="5"/>
          <table:table-cell office:value-type="float" office:value="9219" calcext:value-type="float">
            <text:p>9219</text:p>
          </table:table-cell>
          <table:table-cell table:formula="of:=([.H765]-[.$L$3])^2" office:value-type="float" office:value="4244409.37466017" calcext:value-type="float">
            <text:p>4244409,37466017</text:p>
          </table:table-cell>
          <table:table-cell table:number-columns-repeated="55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formula="of:=([.A766]-[.$E$3])^2" office:value-type="float" office:value="630082.866991262" calcext:value-type="float">
            <text:p>630082,866991262</text:p>
          </table:table-cell>
          <table:table-cell table:number-columns-repeated="5"/>
          <table:table-cell office:value-type="float" office:value="9437" calcext:value-type="float">
            <text:p>9437</text:p>
          </table:table-cell>
          <table:table-cell table:formula="of:=([.H766]-[.$L$3])^2" office:value-type="float" office:value="3393687.72647399" calcext:value-type="float">
            <text:p>3393687,72647399</text:p>
          </table:table-cell>
          <table:table-cell table:number-columns-repeated="55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([.A767]-[.$E$3])^2" office:value-type="float" office:value="798838.385571406" calcext:value-type="float">
            <text:p>798838,385571406</text:p>
          </table:table-cell>
          <table:table-cell table:number-columns-repeated="5"/>
          <table:table-cell office:value-type="float" office:value="9857" calcext:value-type="float">
            <text:p>9857</text:p>
          </table:table-cell>
          <table:table-cell table:formula="of:=([.H767]-[.$L$3])^2" office:value-type="float" office:value="2022642.71620705" calcext:value-type="float">
            <text:p>2022642,71620705</text:p>
          </table:table-cell>
          <table:table-cell table:number-columns-repeated="55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formula="of:=([.A768]-[.$E$3])^2" office:value-type="float" office:value="539898.111028977" calcext:value-type="float">
            <text:p>539898,111028977</text:p>
          </table:table-cell>
          <table:table-cell table:number-columns-repeated="5"/>
          <table:table-cell office:value-type="float" office:value="12853" calcext:value-type="float">
            <text:p>12853</text:p>
          </table:table-cell>
          <table:table-cell table:formula="of:=([.H768]-[.$L$3])^2" office:value-type="float" office:value="2476857.64296955" calcext:value-type="float">
            <text:p>2476857,64296955</text:p>
          </table:table-cell>
          <table:table-cell table:number-columns-repeated="55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([.A769]-[.$E$3])^2" office:value-type="float" office:value="338465.167601356" calcext:value-type="float">
            <text:p>338465,167601356</text:p>
          </table:table-cell>
          <table:table-cell table:number-columns-repeated="5"/>
          <table:table-cell office:value-type="float" office:value="10456" calcext:value-type="float">
            <text:p>10456</text:p>
          </table:table-cell>
          <table:table-cell table:formula="of:=([.H769]-[.$L$3])^2" office:value-type="float" office:value="677652.38013587" calcext:value-type="float">
            <text:p>677652,38013587</text:p>
          </table:table-cell>
          <table:table-cell table:number-columns-repeated="55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formula="of:=([.A770]-[.$E$3])^2" office:value-type="float" office:value="30006.0023212686" calcext:value-type="float">
            <text:p>30006,0023212686</text:p>
          </table:table-cell>
          <table:table-cell table:number-columns-repeated="5"/>
          <table:table-cell office:value-type="float" office:value="8830" calcext:value-type="float">
            <text:p>8830</text:p>
          </table:table-cell>
          <table:table-cell table:formula="of:=([.H770]-[.$L$3])^2" office:value-type="float" office:value="5998563.20559788" calcext:value-type="float">
            <text:p>5998563,20559788</text:p>
          </table:table-cell>
          <table:table-cell table:number-columns-repeated="55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([.A771]-[.$E$3])^2" office:value-type="float" office:value="499534.565826536" calcext:value-type="float">
            <text:p>499534,565826536</text:p>
          </table:table-cell>
          <table:table-cell table:number-columns-repeated="5"/>
          <table:table-cell office:value-type="float" office:value="12091" calcext:value-type="float">
            <text:p>12091</text:p>
          </table:table-cell>
          <table:table-cell table:formula="of:=([.H771]-[.$L$3])^2" office:value-type="float" office:value="659025.018739569" calcext:value-type="float">
            <text:p>659025,018739569</text:p>
          </table:table-cell>
          <table:table-cell table:number-columns-repeated="55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formula="of:=([.A772]-[.$E$3])^2" office:value-type="float" office:value="3395829.25689697" calcext:value-type="float">
            <text:p>3395829,25689697</text:p>
          </table:table-cell>
          <table:table-cell table:number-columns-repeated="5"/>
          <table:table-cell office:value-type="float" office:value="9677" calcext:value-type="float">
            <text:p>9677</text:p>
          </table:table-cell>
          <table:table-cell table:formula="of:=([.H772]-[.$L$3])^2" office:value-type="float" office:value="2567033.43489288" calcext:value-type="float">
            <text:p>2567033,43489288</text:p>
          </table:table-cell>
          <table:table-cell table:number-columns-repeated="55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formula="of:=([.A773]-[.$E$3])^2" office:value-type="float" office:value="3096817.17647545" calcext:value-type="float">
            <text:p>3096817,17647545</text:p>
          </table:table-cell>
          <table:table-cell table:number-columns-repeated="5"/>
          <table:table-cell office:value-type="float" office:value="8993" calcext:value-type="float">
            <text:p>8993</text:p>
          </table:table-cell>
          <table:table-cell table:formula="of:=([.H773]-[.$L$3])^2" office:value-type="float" office:value="5226694.16589904" calcext:value-type="float">
            <text:p>5226694,16589904</text:p>
          </table:table-cell>
          <table:table-cell table:number-columns-repeated="55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([.A774]-[.$E$3])^2" office:value-type="float" office:value="506627.341755543" calcext:value-type="float">
            <text:p>506627,341755543</text:p>
          </table:table-cell>
          <table:table-cell table:number-columns-repeated="5"/>
          <table:table-cell office:value-type="float" office:value="12720" calcext:value-type="float">
            <text:p>12720</text:p>
          </table:table-cell>
          <table:table-cell table:formula="of:=([.H774]-[.$L$3])^2" office:value-type="float" office:value="2075914.89622075" calcext:value-type="float">
            <text:p>2075914,89622075</text:p>
          </table:table-cell>
          <table:table-cell table:number-columns-repeated="55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formula="of:=([.A775]-[.$E$3])^2" office:value-type="float" office:value="1009578.01119537" calcext:value-type="float">
            <text:p>1009578,01119537</text:p>
          </table:table-cell>
          <table:table-cell table:number-columns-repeated="5"/>
          <table:table-cell office:value-type="float" office:value="9620" calcext:value-type="float">
            <text:p>9620</text:p>
          </table:table-cell>
          <table:table-cell table:formula="of:=([.H775]-[.$L$3])^2" office:value-type="float" office:value="2752932.8291434" calcext:value-type="float">
            <text:p>2752932,8291434</text:p>
          </table:table-cell>
          <table:table-cell table:number-columns-repeated="55"/>
        </table:table-row>
        <table:table-row table:style-name="ro1">
          <table:table-cell office:value-type="float" office:value="10741" calcext:value-type="float">
            <text:p>10741</text:p>
          </table:table-cell>
          <table:table-cell table:formula="of:=([.A776]-[.$E$3])^2" office:value-type="float" office:value="56274.4704299764" calcext:value-type="float">
            <text:p>56274,4704299764</text:p>
          </table:table-cell>
          <table:table-cell table:number-columns-repeated="5"/>
          <table:table-cell office:value-type="float" office:value="9731" calcext:value-type="float">
            <text:p>9731</text:p>
          </table:table-cell>
          <table:table-cell table:formula="of:=([.H776]-[.$L$3])^2" office:value-type="float" office:value="2396912.21928713" calcext:value-type="float">
            <text:p>2396912,21928713</text:p>
          </table:table-cell>
          <table:table-cell table:number-columns-repeated="55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([.A777]-[.$E$3])^2" office:value-type="float" office:value="496711.455454933" calcext:value-type="float">
            <text:p>496711,455454933</text:p>
          </table:table-cell>
          <table:table-cell table:number-columns-repeated="5"/>
          <table:table-cell office:value-type="float" office:value="10105" calcext:value-type="float">
            <text:p>10105</text:p>
          </table:table-cell>
          <table:table-cell table:formula="of:=([.H777]-[.$L$3])^2" office:value-type="float" office:value="1378737.28157324" calcext:value-type="float">
            <text:p>1378737,28157324</text:p>
          </table:table-cell>
          <table:table-cell table:number-columns-repeated="55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formula="of:=([.A778]-[.$E$3])^2" office:value-type="float" office:value="85718.7189047399" calcext:value-type="float">
            <text:p>85718,7189047399</text:p>
          </table:table-cell>
          <table:table-cell table:number-columns-repeated="5"/>
          <table:table-cell office:value-type="float" office:value="9629" calcext:value-type="float">
            <text:p>9629</text:p>
          </table:table-cell>
          <table:table-cell table:formula="of:=([.H778]-[.$L$3])^2" office:value-type="float" office:value="2723148.29320911" calcext:value-type="float">
            <text:p>2723148,29320911</text:p>
          </table:table-cell>
          <table:table-cell table:number-columns-repeated="55"/>
        </table:table-row>
        <table:table-row table:style-name="ro1">
          <table:table-cell office:value-type="float" office:value="11177" calcext:value-type="float">
            <text:p>11177</text:p>
          </table:table-cell>
          <table:table-cell table:formula="of:=([.A779]-[.$E$3])^2" office:value-type="float" office:value="453228.409420548" calcext:value-type="float">
            <text:p>453228,409420548</text:p>
          </table:table-cell>
          <table:table-cell table:number-columns-repeated="5"/>
          <table:table-cell office:value-type="float" office:value="13674" calcext:value-type="float">
            <text:p>13674</text:p>
          </table:table-cell>
          <table:table-cell table:formula="of:=([.H779]-[.$L$3])^2" office:value-type="float" office:value="5735084.08718584" calcext:value-type="float">
            <text:p>5735084,08718584</text:p>
          </table:table-cell>
          <table:table-cell table:number-columns-repeated="55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formula="of:=([.A780]-[.$E$3])^2" office:value-type="float" office:value="1118893.43604284" calcext:value-type="float">
            <text:p>1118893,43604284</text:p>
          </table:table-cell>
          <table:table-cell table:number-columns-repeated="5"/>
          <table:table-cell office:value-type="float" office:value="9074" calcext:value-type="float">
            <text:p>9074</text:p>
          </table:table-cell>
          <table:table-cell table:formula="of:=([.H780]-[.$L$3])^2" office:value-type="float" office:value="4862891.34249042" calcext:value-type="float">
            <text:p>4862891,34249042</text:p>
          </table:table-cell>
          <table:table-cell table:number-columns-repeated="55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formula="of:=([.A781]-[.$E$3])^2" office:value-type="float" office:value="33407.6484665814" calcext:value-type="float">
            <text:p>33407,6484665814</text:p>
          </table:table-cell>
          <table:table-cell table:number-columns-repeated="5"/>
          <table:table-cell office:value-type="float" office:value="9149" calcext:value-type="float">
            <text:p>9149</text:p>
          </table:table-cell>
          <table:table-cell table:formula="of:=([.H781]-[.$L$3])^2" office:value-type="float" office:value="4537736.87637132" calcext:value-type="float">
            <text:p>4537736,87637132</text:p>
          </table:table-cell>
          <table:table-cell table:number-columns-repeated="55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formula="of:=([.A782]-[.$E$3])^2" office:value-type="float" office:value="574226.88030241" calcext:value-type="float">
            <text:p>574226,88030241</text:p>
          </table:table-cell>
          <table:table-cell table:number-columns-repeated="5"/>
          <table:table-cell office:value-type="float" office:value="19569" calcext:value-type="float">
            <text:p>19569</text:p>
          </table:table-cell>
          <table:table-cell table:formula="of:=([.H782]-[.$L$3])^2" office:value-type="float" office:value="68720843.0502249" calcext:value-type="float">
            <text:p>68720843,0502249</text:p>
          </table:table-cell>
          <table:table-cell table:number-columns-repeated="55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formula="of:=([.A783]-[.$E$3])^2" office:value-type="float" office:value="353760.385016775" calcext:value-type="float">
            <text:p>353760,385016775</text:p>
          </table:table-cell>
          <table:table-cell table:number-columns-repeated="5"/>
          <table:table-cell office:value-type="float" office:value="11057" calcext:value-type="float">
            <text:p>11057</text:p>
          </table:table-cell>
          <table:table-cell table:formula="of:=([.H783]-[.$L$3])^2" office:value-type="float" office:value="49371.2583015108" calcext:value-type="float">
            <text:p>49371,2583015108</text:p>
          </table:table-cell>
          <table:table-cell table:number-columns-repeated="55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formula="of:=([.A784]-[.$E$3])^2" office:value-type="float" office:value="333826.94685815" calcext:value-type="float">
            <text:p>333826,94685815</text:p>
          </table:table-cell>
          <table:table-cell table:number-columns-repeated="5"/>
          <table:table-cell office:value-type="float" office:value="11505" calcext:value-type="float">
            <text:p>11505</text:p>
          </table:table-cell>
          <table:table-cell table:formula="of:=([.H784]-[.$L$3])^2" office:value-type="float" office:value="50987.2473501085" calcext:value-type="float">
            <text:p>50987,2473501085</text:p>
          </table:table-cell>
          <table:table-cell table:number-columns-repeated="55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formula="of:=([.A785]-[.$E$3])^2" office:value-type="float" office:value="1076982.33232681" calcext:value-type="float">
            <text:p>1076982,33232681</text:p>
          </table:table-cell>
          <table:table-cell table:number-columns-repeated="5"/>
          <table:table-cell office:value-type="float" office:value="9110" calcext:value-type="float">
            <text:p>9110</text:p>
          </table:table-cell>
          <table:table-cell table:formula="of:=([.H785]-[.$L$3])^2" office:value-type="float" office:value="4705413.19875325" calcext:value-type="float">
            <text:p>4705413,19875325</text:p>
          </table:table-cell>
          <table:table-cell table:number-columns-repeated="55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formula="of:=([.A786]-[.$E$3])^2" office:value-type="float" office:value="1642953.79766236" calcext:value-type="float">
            <text:p>1642953,79766236</text:p>
          </table:table-cell>
          <table:table-cell table:number-columns-repeated="5"/>
          <table:table-cell office:value-type="float" office:value="10385" calcext:value-type="float">
            <text:p>10385</text:p>
          </table:table-cell>
          <table:table-cell table:formula="of:=([.H786]-[.$L$3])^2" office:value-type="float" office:value="799587.274728614" calcext:value-type="float">
            <text:p>799587,274728614</text:p>
          </table:table-cell>
          <table:table-cell table:number-columns-repeated="55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formula="of:=([.A787]-[.$E$3])^2" office:value-type="float" office:value="715339.736652937" calcext:value-type="float">
            <text:p>715339,736652937</text:p>
          </table:table-cell>
          <table:table-cell table:number-columns-repeated="5"/>
          <table:table-cell office:value-type="float" office:value="15507" calcext:value-type="float">
            <text:p>15507</text:p>
          </table:table-cell>
          <table:table-cell table:formula="of:=([.H787]-[.$L$3])^2" office:value-type="float" office:value="17874322.9352351" calcext:value-type="float">
            <text:p>17874322,9352351</text:p>
          </table:table-cell>
          <table:table-cell table:number-columns-repeated="55"/>
        </table:table-row>
        <table:table-row table:style-name="ro1">
          <table:table-cell office:value-type="float" office:value="11205" calcext:value-type="float">
            <text:p>11205</text:p>
          </table:table-cell>
          <table:table-cell table:formula="of:=([.A788]-[.$E$3])^2" office:value-type="float" office:value="491712.864218108" calcext:value-type="float">
            <text:p>491712,864218108</text:p>
          </table:table-cell>
          <table:table-cell table:number-columns-repeated="5"/>
          <table:table-cell office:value-type="float" office:value="9135" calcext:value-type="float">
            <text:p>9135</text:p>
          </table:table-cell>
          <table:table-cell table:formula="of:=([.H788]-[.$L$3])^2" office:value-type="float" office:value="4597578.37671355" calcext:value-type="float">
            <text:p>4597578,37671355</text:p>
          </table:table-cell>
          <table:table-cell table:number-columns-repeated="55"/>
        </table:table-row>
        <table:table-row table:style-name="ro1">
          <table:table-cell office:value-type="float" office:value="11224" calcext:value-type="float">
            <text:p>11224</text:p>
          </table:table-cell>
          <table:table-cell table:formula="of:=([.A789]-[.$E$3])^2" office:value-type="float" office:value="518720.315687881" calcext:value-type="float">
            <text:p>518720,315687881</text:p>
          </table:table-cell>
          <table:table-cell table:number-columns-repeated="5"/>
          <table:table-cell office:value-type="float" office:value="12913" calcext:value-type="float">
            <text:p>12913</text:p>
          </table:table-cell>
          <table:table-cell table:formula="of:=([.H789]-[.$L$3])^2" office:value-type="float" office:value="2669314.07007427" calcext:value-type="float">
            <text:p>2669314,07007427</text:p>
          </table:table-cell>
          <table:table-cell table:number-columns-repeated="55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formula="of:=([.A790]-[.$E$3])^2" office:value-type="float" office:value="326929.615743342" calcext:value-type="float">
            <text:p>326929,615743342</text:p>
          </table:table-cell>
          <table:table-cell table:number-columns-repeated="5"/>
          <table:table-cell office:value-type="float" office:value="9595" calcext:value-type="float">
            <text:p>9595</text:p>
          </table:table-cell>
          <table:table-cell table:formula="of:=([.H790]-[.$L$3])^2" office:value-type="float" office:value="2836517.6511831" calcext:value-type="float">
            <text:p>2836517,6511831</text:p>
          </table:table-cell>
          <table:table-cell table:number-columns-repeated="55"/>
        </table:table-row>
        <table:table-row table:style-name="ro1">
          <table:table-cell office:value-type="float" office:value="10904" calcext:value-type="float">
            <text:p>10904</text:p>
          </table:table-cell>
          <table:table-cell table:formula="of:=([.A791]-[.$E$3])^2" office:value-type="float" office:value="160177.975144342" calcext:value-type="float">
            <text:p>160177,975144342</text:p>
          </table:table-cell>
          <table:table-cell table:number-columns-repeated="5"/>
          <table:table-cell office:value-type="float" office:value="12121" calcext:value-type="float">
            <text:p>12121</text:p>
          </table:table-cell>
          <table:table-cell table:formula="of:=([.H791]-[.$L$3])^2" office:value-type="float" office:value="708633.23229193" calcext:value-type="float">
            <text:p>708633,23229193</text:p>
          </table:table-cell>
          <table:table-cell table:number-columns-repeated="55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formula="of:=([.A792]-[.$E$3])^2" office:value-type="float" office:value="963887.241921933" calcext:value-type="float">
            <text:p>963887,241921933</text:p>
          </table:table-cell>
          <table:table-cell table:number-columns-repeated="5"/>
          <table:table-cell office:value-type="float" office:value="9068" calcext:value-type="float">
            <text:p>9068</text:p>
          </table:table-cell>
          <table:table-cell table:formula="of:=([.H792]-[.$L$3])^2" office:value-type="float" office:value="4889389.69977995" calcext:value-type="float">
            <text:p>4889389,69977995</text:p>
          </table:table-cell>
          <table:table-cell table:number-columns-repeated="55"/>
        </table:table-row>
        <table:table-row table:style-name="ro1">
          <table:table-cell office:value-type="float" office:value="23396" calcext:value-type="float">
            <text:p>23396</text:p>
          </table:table-cell>
          <table:table-cell table:formula="of:=([.A793]-[.$E$3])^2" office:value-type="float" office:value="166209398.594113" calcext:value-type="float">
            <text:p>166209398,594113</text:p>
          </table:table-cell>
          <table:table-cell table:number-columns-repeated="5"/>
          <table:table-cell office:value-type="float" office:value="9751" calcext:value-type="float">
            <text:p>9751</text:p>
          </table:table-cell>
          <table:table-cell table:formula="of:=([.H793]-[.$L$3])^2" office:value-type="float" office:value="2335384.36165538" calcext:value-type="float">
            <text:p>2335384,36165538</text:p>
          </table:table-cell>
          <table:table-cell table:number-columns-repeated="55"/>
        </table:table-row>
        <table:table-row table:style-name="ro1">
          <table:table-cell office:value-type="float" office:value="24500" calcext:value-type="float">
            <text:p>24500</text:p>
          </table:table-cell>
          <table:table-cell table:formula="of:=([.A794]-[.$E$3])^2" office:value-type="float" office:value="195894241.668988" calcext:value-type="float">
            <text:p>195894241,668988</text:p>
          </table:table-cell>
          <table:table-cell table:number-columns-repeated="5"/>
          <table:table-cell office:value-type="float" office:value="13766" calcext:value-type="float">
            <text:p>13766</text:p>
          </table:table-cell>
          <table:table-cell table:formula="of:=([.H794]-[.$L$3])^2" office:value-type="float" office:value="6184191.94207975" calcext:value-type="float">
            <text:p>6184191,94207975</text:p>
          </table:table-cell>
          <table:table-cell table:number-columns-repeated="55"/>
        </table:table-row>
        <table:table-row table:style-name="ro1">
          <table:table-cell office:value-type="float" office:value="13067" calcext:value-type="float">
            <text:p>13067</text:p>
          </table:table-cell>
          <table:table-cell table:formula="of:=([.A795]-[.$E$3])^2" office:value-type="float" office:value="6570109.10825583" calcext:value-type="float">
            <text:p>6570109,10825583</text:p>
          </table:table-cell>
          <table:table-cell table:number-columns-repeated="5"/>
          <table:table-cell office:value-type="float" office:value="8822" calcext:value-type="float">
            <text:p>8822</text:p>
          </table:table-cell>
          <table:table-cell table:formula="of:=([.H795]-[.$L$3])^2" office:value-type="float" office:value="6037814.34865058" calcext:value-type="float">
            <text:p>6037814,34865058</text:p>
          </table:table-cell>
          <table:table-cell table:number-columns-repeated="55"/>
        </table:table-row>
        <table:table-row table:style-name="ro1">
          <table:table-cell office:value-type="float" office:value="12624" calcext:value-type="float">
            <text:p>12624</text:p>
          </table:table-cell>
          <table:table-cell table:formula="of:=([.A796]-[.$E$3])^2" office:value-type="float" office:value="4495343.05556586" calcext:value-type="float">
            <text:p>4495343,05556586</text:p>
          </table:table-cell>
          <table:table-cell table:number-columns-repeated="5"/>
          <table:table-cell office:value-type="float" office:value="11362" calcext:value-type="float">
            <text:p>11362</text:p>
          </table:table-cell>
          <table:table-cell table:formula="of:=([.H796]-[.$L$3])^2" office:value-type="float" office:value="6856.42941718555" calcext:value-type="float">
            <text:p>6856,42941718555</text:p>
          </table:table-cell>
          <table:table-cell table:number-columns-repeated="55"/>
        </table:table-row>
        <table:table-row table:style-name="ro1">
          <table:table-cell office:value-type="float" office:value="12566" calcext:value-type="float">
            <text:p>12566</text:p>
          </table:table-cell>
          <table:table-cell table:formula="of:=([.A797]-[.$E$3])^2" office:value-type="float" office:value="4252761.25634235" calcext:value-type="float">
            <text:p>4252761,25634235</text:p>
          </table:table-cell>
          <table:table-cell table:number-columns-repeated="5"/>
          <table:table-cell office:value-type="float" office:value="9008" calcext:value-type="float">
            <text:p>9008</text:p>
          </table:table-cell>
          <table:table-cell table:formula="of:=([.H797]-[.$L$3])^2" office:value-type="float" office:value="5158333.27267522" calcext:value-type="float">
            <text:p>5158333,27267522</text:p>
          </table:table-cell>
          <table:table-cell table:number-columns-repeated="55"/>
        </table:table-row>
        <table:table-row table:style-name="ro1">
          <table:table-cell office:value-type="float" office:value="13003" calcext:value-type="float">
            <text:p>13003</text:p>
          </table:table-cell>
          <table:table-cell table:formula="of:=([.A798]-[.$E$3])^2" office:value-type="float" office:value="6246112.64014712" calcext:value-type="float">
            <text:p>6246112,64014712</text:p>
          </table:table-cell>
          <table:table-cell table:number-columns-repeated="5"/>
          <table:table-cell office:value-type="float" office:value="9230" calcext:value-type="float">
            <text:p>9230</text:p>
          </table:table-cell>
          <table:table-cell table:formula="of:=([.H798]-[.$L$3])^2" office:value-type="float" office:value="4199206.0529627" calcext:value-type="float">
            <text:p>4199206,0529627</text:p>
          </table:table-cell>
          <table:table-cell table:number-columns-repeated="55"/>
        </table:table-row>
        <table:table-row table:style-name="ro1">
          <table:table-cell office:value-type="float" office:value="12171" calcext:value-type="float">
            <text:p>12171</text:p>
          </table:table-cell>
          <table:table-cell table:formula="of:=([.A799]-[.$E$3])^2" office:value-type="float" office:value="2779630.55473392" calcext:value-type="float">
            <text:p>2779630,55473392</text:p>
          </table:table-cell>
          <table:table-cell table:number-columns-repeated="5"/>
          <table:table-cell office:value-type="float" office:value="11597" calcext:value-type="float">
            <text:p>11597</text:p>
          </table:table-cell>
          <table:table-cell table:formula="of:=([.H799]-[.$L$3])^2" office:value-type="float" office:value="100999.102244017" calcext:value-type="float">
            <text:p>100999,102244017</text:p>
          </table:table-cell>
          <table:table-cell table:number-columns-repeated="55"/>
        </table:table-row>
        <table:table-row table:style-name="ro1">
          <table:table-cell office:value-type="float" office:value="13349" calcext:value-type="float">
            <text:p>13349</text:p>
          </table:table-cell>
          <table:table-cell table:formula="of:=([.A800]-[.$E$3])^2" office:value-type="float" office:value="8095290.54585982" calcext:value-type="float">
            <text:p>8095290,54585982</text:p>
          </table:table-cell>
          <table:table-cell table:number-columns-repeated="5"/>
          <table:table-cell office:value-type="float" office:value="9532" calcext:value-type="float">
            <text:p>9532</text:p>
          </table:table-cell>
          <table:table-cell table:formula="of:=([.H800]-[.$L$3])^2" office:value-type="float" office:value="3052695.40272314" calcext:value-type="float">
            <text:p>3052695,40272314</text:p>
          </table:table-cell>
          <table:table-cell table:number-columns-repeated="55"/>
        </table:table-row>
        <table:table-row table:style-name="ro1">
          <table:table-cell office:value-type="float" office:value="12108" calcext:value-type="float">
            <text:p>12108</text:p>
          </table:table-cell>
          <table:table-cell table:formula="of:=([.A801]-[.$E$3])^2" office:value-type="float" office:value="2573529.53143941" calcext:value-type="float">
            <text:p>2573529,53143941</text:p>
          </table:table-cell>
          <table:table-cell table:number-columns-repeated="5"/>
          <table:table-cell office:value-type="float" office:value="10316" calcext:value-type="float">
            <text:p>10316</text:p>
          </table:table-cell>
          <table:table-cell table:formula="of:=([.H801]-[.$L$3])^2" office:value-type="float" office:value="927747.383558183" calcext:value-type="float">
            <text:p>927747,383558183</text:p>
          </table:table-cell>
          <table:table-cell table:number-columns-repeated="55"/>
        </table:table-row>
        <table:table-row table:style-name="ro1">
          <table:table-cell office:value-type="float" office:value="13353" calcext:value-type="float">
            <text:p>13353</text:p>
          </table:table-cell>
          <table:table-cell table:formula="of:=([.A802]-[.$E$3])^2" office:value-type="float" office:value="8118068.32511661" calcext:value-type="float">
            <text:p>8118068,32511661</text:p>
          </table:table-cell>
          <table:table-cell table:number-columns-repeated="5"/>
          <table:table-cell office:value-type="float" office:value="9382" calcext:value-type="float">
            <text:p>9382</text:p>
          </table:table-cell>
          <table:table-cell table:formula="of:=([.H802]-[.$L$3])^2" office:value-type="float" office:value="3599354.33496133" calcext:value-type="float">
            <text:p>3599354,33496133</text:p>
          </table:table-cell>
          <table:table-cell table:number-columns-repeated="55"/>
        </table:table-row>
        <table:table-row table:style-name="ro1">
          <table:table-cell office:value-type="float" office:value="24675" calcext:value-type="float">
            <text:p>24675</text:p>
          </table:table-cell>
          <table:table-cell table:formula="of:=([.A803]-[.$E$3])^2" office:value-type="float" office:value="200823544.511473" calcext:value-type="float">
            <text:p>200823544,511473</text:p>
          </table:table-cell>
          <table:table-cell table:number-columns-repeated="5"/>
          <table:table-cell office:value-type="float" office:value="12434" calcext:value-type="float">
            <text:p>12434</text:p>
          </table:table-cell>
          <table:table-cell table:formula="of:=([.H803]-[.$L$3])^2" office:value-type="float" office:value="1333571.2603549" calcext:value-type="float">
            <text:p>1333571,2603549</text:p>
          </table:table-cell>
          <table:table-cell table:number-columns-repeated="55"/>
        </table:table-row>
        <table:table-row table:style-name="ro1">
          <table:table-cell office:value-type="float" office:value="24794" calcext:value-type="float">
            <text:p>24794</text:p>
          </table:table-cell>
          <table:table-cell table:formula="of:=([.A804]-[.$E$3])^2" office:value-type="float" office:value="204210456.444362" calcext:value-type="float">
            <text:p>204210456,444362</text:p>
          </table:table-cell>
          <table:table-cell table:number-columns-repeated="5"/>
          <table:table-cell office:value-type="float" office:value="13127" calcext:value-type="float">
            <text:p>13127</text:p>
          </table:table-cell>
          <table:table-cell table:formula="of:=([.H804]-[.$L$3])^2" office:value-type="float" office:value="3414377.99341445" calcext:value-type="float">
            <text:p>3414377,99341445</text:p>
          </table:table-cell>
          <table:table-cell table:number-columns-repeated="55"/>
        </table:table-row>
        <table:table-row table:style-name="ro1">
          <table:table-cell office:value-type="float" office:value="21094" calcext:value-type="float">
            <text:p>21094</text:p>
          </table:table-cell>
          <table:table-cell table:formula="of:=([.A805]-[.$E$3])^2" office:value-type="float" office:value="112152810.631828" calcext:value-type="float">
            <text:p>112152810,631828</text:p>
          </table:table-cell>
          <table:table-cell table:number-columns-repeated="5"/>
          <table:table-cell office:value-type="float" office:value="9292" calcext:value-type="float">
            <text:p>9292</text:p>
          </table:table-cell>
          <table:table-cell table:formula="of:=([.H805]-[.$L$3])^2" office:value-type="float" office:value="3948949.69430425" calcext:value-type="float">
            <text:p>3948949,69430425</text:p>
          </table:table-cell>
          <table:table-cell table:number-columns-repeated="55"/>
        </table:table-row>
        <table:table-row table:style-name="ro1">
          <table:table-cell office:value-type="float" office:value="11918" calcext:value-type="float">
            <text:p>11918</text:p>
          </table:table-cell>
          <table:table-cell table:formula="of:=([.A806]-[.$E$3])^2" office:value-type="float" office:value="2000025.01674168" calcext:value-type="float">
            <text:p>2000025,01674168</text:p>
          </table:table-cell>
          <table:table-cell table:number-columns-repeated="5"/>
          <table:table-cell office:value-type="float" office:value="8782" calcext:value-type="float">
            <text:p>8782</text:p>
          </table:table-cell>
          <table:table-cell table:formula="of:=([.H806]-[.$L$3])^2" office:value-type="float" office:value="6235990.0639141" calcext:value-type="float">
            <text:p>6235990,0639141</text:p>
          </table:table-cell>
          <table:table-cell table:number-columns-repeated="55"/>
        </table:table-row>
        <table:table-row table:style-name="ro1">
          <table:table-cell office:value-type="float" office:value="13146" calcext:value-type="float">
            <text:p>13146</text:p>
          </table:table-cell>
          <table:table-cell table:formula="of:=([.A807]-[.$E$3])^2" office:value-type="float" office:value="6981339.24857751" calcext:value-type="float">
            <text:p>6981339,24857751</text:p>
          </table:table-cell>
          <table:table-cell table:number-columns-repeated="5"/>
          <table:table-cell office:value-type="float" office:value="11227" calcext:value-type="float">
            <text:p>11227</text:p>
          </table:table-cell>
          <table:table-cell table:formula="of:=([.H807]-[.$L$3])^2" office:value-type="float" office:value="2724.46843155903" calcext:value-type="float">
            <text:p>2724,46843155903</text:p>
          </table:table-cell>
          <table:table-cell table:number-columns-repeated="55"/>
        </table:table-row>
        <table:table-row table:style-name="ro1">
          <table:table-cell office:value-type="float" office:value="12773" calcext:value-type="float">
            <text:p>12773</text:p>
          </table:table-cell>
          <table:table-cell table:formula="of:=([.A808]-[.$E$3])^2" office:value-type="float" office:value="5149370.33288145" calcext:value-type="float">
            <text:p>5149370,33288145</text:p>
          </table:table-cell>
          <table:table-cell table:number-columns-repeated="5"/>
          <table:table-cell office:value-type="float" office:value="9294" calcext:value-type="float">
            <text:p>9294</text:p>
          </table:table-cell>
          <table:table-cell table:formula="of:=([.H808]-[.$L$3])^2" office:value-type="float" office:value="3941004.90854107" calcext:value-type="float">
            <text:p>3941004,90854107</text:p>
          </table:table-cell>
          <table:table-cell table:number-columns-repeated="55"/>
        </table:table-row>
        <table:table-row table:style-name="ro1">
          <table:table-cell office:value-type="float" office:value="11556" calcext:value-type="float">
            <text:p>11556</text:p>
          </table:table-cell>
          <table:table-cell table:formula="of:=([.A809]-[.$E$3])^2" office:value-type="float" office:value="1107171.9940018" calcext:value-type="float">
            <text:p>1107171,9940018</text:p>
          </table:table-cell>
          <table:table-cell table:number-columns-repeated="5"/>
          <table:table-cell office:value-type="float" office:value="12522" calcext:value-type="float">
            <text:p>12522</text:p>
          </table:table-cell>
          <table:table-cell table:formula="of:=([.H809]-[.$L$3])^2" office:value-type="float" office:value="1544560.68677516" calcext:value-type="float">
            <text:p>1544560,68677516</text:p>
          </table:table-cell>
          <table:table-cell table:number-columns-repeated="55"/>
        </table:table-row>
        <table:table-row table:style-name="ro1">
          <table:table-cell office:value-type="float" office:value="12042" calcext:value-type="float">
            <text:p>12042</text:p>
          </table:table-cell>
          <table:table-cell table:formula="of:=([.A810]-[.$E$3])^2" office:value-type="float" office:value="2366128.1737023" calcext:value-type="float">
            <text:p>2366128,1737023</text:p>
          </table:table-cell>
          <table:table-cell table:number-columns-repeated="5"/>
          <table:table-cell office:value-type="float" office:value="12483" calcext:value-type="float">
            <text:p>12483</text:p>
          </table:table-cell>
          <table:table-cell table:formula="of:=([.H810]-[.$L$3])^2" office:value-type="float" office:value="1449143.00915709" calcext:value-type="float">
            <text:p>1449143,00915709</text:p>
          </table:table-cell>
          <table:table-cell table:number-columns-repeated="55"/>
        </table:table-row>
        <table:table-row table:style-name="ro1">
          <table:table-cell office:value-type="float" office:value="12237" calcext:value-type="float">
            <text:p>12237</text:p>
          </table:table-cell>
          <table:table-cell table:formula="of:=([.A811]-[.$E$3])^2" office:value-type="float" office:value="3004059.91247102" calcext:value-type="float">
            <text:p>3004059,91247102</text:p>
          </table:table-cell>
          <table:table-cell table:number-columns-repeated="5"/>
          <table:table-cell office:value-type="float" office:value="13078" calcext:value-type="float">
            <text:p>13078</text:p>
          </table:table-cell>
          <table:table-cell table:formula="of:=([.H811]-[.$L$3])^2" office:value-type="float" office:value="3235694.24461226" calcext:value-type="float">
            <text:p>3235694,24461226</text:p>
          </table:table-cell>
          <table:table-cell table:number-columns-repeated="55"/>
        </table:table-row>
        <table:table-row table:style-name="ro1">
          <table:table-cell office:value-type="float" office:value="12251" calcext:value-type="float">
            <text:p>12251</text:p>
          </table:table-cell>
          <table:table-cell table:formula="of:=([.A812]-[.$E$3])^2" office:value-type="float" office:value="3052786.1398698" calcext:value-type="float">
            <text:p>3052786,1398698</text:p>
          </table:table-cell>
          <table:table-cell table:number-columns-repeated="5"/>
          <table:table-cell office:value-type="float" office:value="9675" calcext:value-type="float">
            <text:p>9675</text:p>
          </table:table-cell>
          <table:table-cell table:formula="of:=([.H812]-[.$L$3])^2" office:value-type="float" office:value="2573446.22065606" calcext:value-type="float">
            <text:p>2573446,22065606</text:p>
          </table:table-cell>
          <table:table-cell table:number-columns-repeated="55"/>
        </table:table-row>
        <table:table-row table:style-name="ro1">
          <table:table-cell office:value-type="float" office:value="12165" calcext:value-type="float">
            <text:p>12165</text:p>
          </table:table-cell>
          <table:table-cell table:formula="of:=([.A813]-[.$E$3])^2" office:value-type="float" office:value="2759659.88584873" calcext:value-type="float">
            <text:p>2759659,88584873</text:p>
          </table:table-cell>
          <table:table-cell table:number-columns-repeated="5"/>
          <table:table-cell office:value-type="float" office:value="14494" calcext:value-type="float">
            <text:p>14494</text:p>
          </table:table-cell>
          <table:table-cell table:formula="of:=([.H813]-[.$L$3])^2" office:value-type="float" office:value="10334961.9242837" calcext:value-type="float">
            <text:p>10334961,9242837</text:p>
          </table:table-cell>
          <table:table-cell table:number-columns-repeated="55"/>
        </table:table-row>
        <table:table-row table:style-name="ro1">
          <table:table-cell office:value-type="float" office:value="12511" calcext:value-type="float">
            <text:p>12511</text:p>
          </table:table-cell>
          <table:table-cell table:formula="of:=([.A814]-[.$E$3])^2" office:value-type="float" office:value="4028941.79156143" calcext:value-type="float">
            <text:p>4028941,79156143</text:p>
          </table:table-cell>
          <table:table-cell table:number-columns-repeated="5"/>
          <table:table-cell office:value-type="float" office:value="10247" calcext:value-type="float">
            <text:p>10247</text:p>
          </table:table-cell>
          <table:table-cell table:formula="of:=([.H814]-[.$L$3])^2" office:value-type="float" office:value="1065429.49238775" calcext:value-type="float">
            <text:p>1065429,49238775</text:p>
          </table:table-cell>
          <table:table-cell table:number-columns-repeated="55"/>
        </table:table-row>
        <table:table-row table:style-name="ro1">
          <table:table-cell office:value-type="float" office:value="13349" calcext:value-type="float">
            <text:p>13349</text:p>
          </table:table-cell>
          <table:table-cell table:formula="of:=([.A815]-[.$E$3])^2" office:value-type="float" office:value="8095290.54585982" calcext:value-type="float">
            <text:p>8095290,54585982</text:p>
          </table:table-cell>
          <table:table-cell table:number-columns-repeated="5"/>
          <table:table-cell office:value-type="float" office:value="8878" calcext:value-type="float">
            <text:p>8878</text:p>
          </table:table-cell>
          <table:table-cell table:formula="of:=([.H815]-[.$L$3])^2" office:value-type="float" office:value="5765744.34728166" calcext:value-type="float">
            <text:p>5765744,34728166</text:p>
          </table:table-cell>
          <table:table-cell table:number-columns-repeated="55"/>
        </table:table-row>
        <table:table-row table:style-name="ro1">
          <table:table-cell office:value-type="float" office:value="12303" calcext:value-type="float">
            <text:p>12303</text:p>
          </table:table-cell>
          <table:table-cell table:formula="of:=([.A816]-[.$E$3])^2" office:value-type="float" office:value="3237201.27020813" calcext:value-type="float">
            <text:p>3237201,27020813</text:p>
          </table:table-cell>
          <table:table-cell table:number-columns-repeated="5"/>
          <table:table-cell office:value-type="float" office:value="11366" calcext:value-type="float">
            <text:p>11366</text:p>
          </table:table-cell>
          <table:table-cell table:formula="of:=([.H816]-[.$L$3])^2" office:value-type="float" office:value="7534.85789083374" calcext:value-type="float">
            <text:p>7534,85789083374</text:p>
          </table:table-cell>
          <table:table-cell table:number-columns-repeated="55"/>
        </table:table-row>
        <table:table-row table:style-name="ro1">
          <table:table-cell office:value-type="float" office:value="11884" calcext:value-type="float">
            <text:p>11884</text:p>
          </table:table-cell>
          <table:table-cell table:formula="of:=([.A817]-[.$E$3])^2" office:value-type="float" office:value="1905013.89305893" calcext:value-type="float">
            <text:p>1905013,89305893</text:p>
          </table:table-cell>
          <table:table-cell table:number-columns-repeated="5"/>
          <table:table-cell office:value-type="float" office:value="9532" calcext:value-type="float">
            <text:p>9532</text:p>
          </table:table-cell>
          <table:table-cell table:formula="of:=([.H817]-[.$L$3])^2" office:value-type="float" office:value="3052695.40272314" calcext:value-type="float">
            <text:p>3052695,40272314</text:p>
          </table:table-cell>
          <table:table-cell table:number-columns-repeated="55"/>
        </table:table-row>
        <table:table-row table:style-name="ro1">
          <table:table-cell office:value-type="float" office:value="12428" calcext:value-type="float">
            <text:p>12428</text:p>
          </table:table-cell>
          <table:table-cell table:formula="of:=([.A818]-[.$E$3])^2" office:value-type="float" office:value="3702631.87198295" calcext:value-type="float">
            <text:p>3702631,87198295</text:p>
          </table:table-cell>
          <table:table-cell table:number-columns-repeated="5"/>
          <table:table-cell office:value-type="float" office:value="11140" calcext:value-type="float">
            <text:p>11140</text:p>
          </table:table-cell>
          <table:table-cell table:formula="of:=([.H818]-[.$L$3])^2" office:value-type="float" office:value="19375.6491297108" calcext:value-type="float">
            <text:p>19375,6491297108</text:p>
          </table:table-cell>
          <table:table-cell table:number-columns-repeated="55"/>
        </table:table-row>
        <table:table-row table:style-name="ro1">
          <table:table-cell office:value-type="float" office:value="12893" calcext:value-type="float">
            <text:p>12893</text:p>
          </table:table-cell>
          <table:table-cell table:formula="of:=([.A819]-[.$E$3])^2" office:value-type="float" office:value="5708383.71058528" calcext:value-type="float">
            <text:p>5708383,71058528</text:p>
          </table:table-cell>
          <table:table-cell table:number-columns-repeated="5"/>
          <table:table-cell office:value-type="float" office:value="11410" calcext:value-type="float">
            <text:p>11410</text:p>
          </table:table-cell>
          <table:table-cell table:formula="of:=([.H819]-[.$L$3])^2" office:value-type="float" office:value="17109.5711009639" calcext:value-type="float">
            <text:p>17109,5711009639</text:p>
          </table:table-cell>
          <table:table-cell table:number-columns-repeated="55"/>
        </table:table-row>
        <table:table-row table:style-name="ro1">
          <table:table-cell office:value-type="float" office:value="11804" calcext:value-type="float">
            <text:p>11804</text:p>
          </table:table-cell>
          <table:table-cell table:formula="of:=([.A820]-[.$E$3])^2" office:value-type="float" office:value="1690578.30792305" calcext:value-type="float">
            <text:p>1690578,30792305</text:p>
          </table:table-cell>
          <table:table-cell table:number-columns-repeated="5"/>
          <table:table-cell office:value-type="float" office:value="9470" calcext:value-type="float">
            <text:p>9470</text:p>
          </table:table-cell>
          <table:table-cell table:formula="of:=([.H820]-[.$L$3])^2" office:value-type="float" office:value="3273191.76138159" calcext:value-type="float">
            <text:p>3273191,76138159</text:p>
          </table:table-cell>
          <table:table-cell table:number-columns-repeated="55"/>
        </table:table-row>
        <table:table-row table:style-name="ro1">
          <table:table-cell office:value-type="float" office:value="12089" calcext:value-type="float">
            <text:p>12089</text:p>
          </table:table-cell>
          <table:table-cell table:formula="of:=([.A821]-[.$E$3])^2" office:value-type="float" office:value="2512930.07996963" calcext:value-type="float">
            <text:p>2512930,07996963</text:p>
          </table:table-cell>
          <table:table-cell table:number-columns-repeated="5"/>
          <table:table-cell office:value-type="float" office:value="13021" calcext:value-type="float">
            <text:p>13021</text:p>
          </table:table-cell>
          <table:table-cell table:formula="of:=([.H821]-[.$L$3])^2" office:value-type="float" office:value="3033879.63886277" calcext:value-type="float">
            <text:p>3033879,63886277</text:p>
          </table:table-cell>
          <table:table-cell table:number-columns-repeated="55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formula="of:=([.A822]-[.$E$3])^2" office:value-type="float" office:value="9389458.9601693" calcext:value-type="float">
            <text:p>9389458,9601693</text:p>
          </table:table-cell>
          <table:table-cell table:number-columns-repeated="5"/>
          <table:table-cell office:value-type="float" office:value="12649" calcext:value-type="float">
            <text:p>12649</text:p>
          </table:table-cell>
          <table:table-cell table:formula="of:=([.H822]-[.$L$3])^2" office:value-type="float" office:value="1876361.79081349" calcext:value-type="float">
            <text:p>1876361,79081349</text:p>
          </table:table-cell>
          <table:table-cell table:number-columns-repeated="55"/>
        </table:table-row>
        <table:table-row table:style-name="ro1">
          <table:table-cell office:value-type="float" office:value="12003" calcext:value-type="float">
            <text:p>12003</text:p>
          </table:table-cell>
          <table:table-cell table:formula="of:=([.A823]-[.$E$3])^2" office:value-type="float" office:value="2247667.82594856" calcext:value-type="float">
            <text:p>2247667,82594856</text:p>
          </table:table-cell>
          <table:table-cell table:number-columns-repeated="5"/>
          <table:table-cell office:value-type="float" office:value="9805" calcext:value-type="float">
            <text:p>9805</text:p>
          </table:table-cell>
          <table:table-cell table:formula="of:=([.H823]-[.$L$3])^2" office:value-type="float" office:value="2173255.14604963" calcext:value-type="float">
            <text:p>2173255,14604963</text:p>
          </table:table-cell>
          <table:table-cell table:number-columns-repeated="55"/>
        </table:table-row>
        <table:table-row table:style-name="ro1">
          <table:table-cell office:value-type="float" office:value="11268" calcext:value-type="float">
            <text:p>11268</text:p>
          </table:table-cell>
          <table:table-cell table:formula="of:=([.A824]-[.$E$3])^2" office:value-type="float" office:value="584035.887512617" calcext:value-type="float">
            <text:p>584035,887512617</text:p>
          </table:table-cell>
          <table:table-cell table:number-columns-repeated="5"/>
          <table:table-cell office:value-type="float" office:value="10486" calcext:value-type="float">
            <text:p>10486</text:p>
          </table:table-cell>
          <table:table-cell table:formula="of:=([.H824]-[.$L$3])^2" office:value-type="float" office:value="629160.593688231" calcext:value-type="float">
            <text:p>629160,593688231</text:p>
          </table:table-cell>
          <table:table-cell table:number-columns-repeated="55"/>
        </table:table-row>
        <table:table-row table:style-name="ro1">
          <table:table-cell office:value-type="float" office:value="12253" calcext:value-type="float">
            <text:p>12253</text:p>
          </table:table-cell>
          <table:table-cell table:formula="of:=([.A825]-[.$E$3])^2" office:value-type="float" office:value="3059779.0294982" calcext:value-type="float">
            <text:p>3059779,0294982</text:p>
          </table:table-cell>
          <table:table-cell table:number-columns-repeated="5"/>
          <table:table-cell office:value-type="float" office:value="12778" calcext:value-type="float">
            <text:p>12778</text:p>
          </table:table-cell>
          <table:table-cell table:formula="of:=([.H825]-[.$L$3])^2" office:value-type="float" office:value="2246412.10908865" calcext:value-type="float">
            <text:p>2246412,10908865</text:p>
          </table:table-cell>
          <table:table-cell table:number-columns-repeated="55"/>
        </table:table-row>
        <table:table-row table:style-name="ro1">
          <table:table-cell office:value-type="float" office:value="25217" calcext:value-type="float">
            <text:p>25217</text:p>
          </table:table-cell>
          <table:table-cell table:formula="of:=([.A826]-[.$E$3])^2" office:value-type="float" office:value="216478913.600768" calcext:value-type="float">
            <text:p>216478913,600768</text:p>
          </table:table-cell>
          <table:table-cell table:number-columns-repeated="5"/>
          <table:table-cell office:value-type="float" office:value="8984" calcext:value-type="float">
            <text:p>8984</text:p>
          </table:table-cell>
          <table:table-cell table:formula="of:=([.H826]-[.$L$3])^2" office:value-type="float" office:value="5267926.70183333" calcext:value-type="float">
            <text:p>5267926,70183333</text:p>
          </table:table-cell>
          <table:table-cell table:number-columns-repeated="55"/>
        </table:table-row>
        <table:table-row table:style-name="ro1">
          <table:table-cell office:value-type="float" office:value="24519" calcext:value-type="float">
            <text:p>24519</text:p>
          </table:table-cell>
          <table:table-cell table:formula="of:=([.A827]-[.$E$3])^2" office:value-type="float" office:value="196426459.120458" calcext:value-type="float">
            <text:p>196426459,120458</text:p>
          </table:table-cell>
          <table:table-cell table:number-columns-repeated="5"/>
          <table:table-cell office:value-type="float" office:value="11530" calcext:value-type="float">
            <text:p>11530</text:p>
          </table:table-cell>
          <table:table-cell table:formula="of:=([.H827]-[.$L$3])^2" office:value-type="float" office:value="62902.4253104097" calcext:value-type="float">
            <text:p>62902,4253104097</text:p>
          </table:table-cell>
          <table:table-cell table:number-columns-repeated="55"/>
        </table:table-row>
        <table:table-row table:style-name="ro1">
          <table:table-cell office:value-type="float" office:value="23749" calcext:value-type="float">
            <text:p>23749</text:p>
          </table:table-cell>
          <table:table-cell table:formula="of:=([.A828]-[.$E$3])^2" office:value-type="float" office:value="175435916.613525" calcext:value-type="float">
            <text:p>175435916,613525</text:p>
          </table:table-cell>
          <table:table-cell table:number-columns-repeated="5"/>
          <table:table-cell office:value-type="float" office:value="9711" calcext:value-type="float">
            <text:p>9711</text:p>
          </table:table-cell>
          <table:table-cell table:formula="of:=([.H828]-[.$L$3])^2" office:value-type="float" office:value="2459240.07691889" calcext:value-type="float">
            <text:p>2459240,07691889</text:p>
          </table:table-cell>
          <table:table-cell table:number-columns-repeated="55"/>
        </table:table-row>
        <table:table-row table:style-name="ro1">
          <table:table-cell office:value-type="float" office:value="12083" calcext:value-type="float">
            <text:p>12083</text:p>
          </table:table-cell>
          <table:table-cell table:formula="of:=([.A829]-[.$E$3])^2" office:value-type="float" office:value="2493943.41108444" calcext:value-type="float">
            <text:p>2493943,41108444</text:p>
          </table:table-cell>
          <table:table-cell table:number-columns-repeated="5"/>
          <table:table-cell office:value-type="float" office:value="10572" calcext:value-type="float">
            <text:p>10572</text:p>
          </table:table-cell>
          <table:table-cell table:formula="of:=([.H829]-[.$L$3])^2" office:value-type="float" office:value="500126.805871667" calcext:value-type="float">
            <text:p>500126,805871667</text:p>
          </table:table-cell>
          <table:table-cell table:number-columns-repeated="55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formula="of:=([.A830]-[.$E$3])^2" office:value-type="float" office:value="523854.003985161" calcext:value-type="float">
            <text:p>523854,003985161</text:p>
          </table:table-cell>
          <table:table-cell table:number-columns-repeated="5"/>
          <table:table-cell office:value-type="float" office:value="12445" calcext:value-type="float">
            <text:p>12445</text:p>
          </table:table-cell>
          <table:table-cell table:formula="of:=([.H830]-[.$L$3])^2" office:value-type="float" office:value="1359097.93865743" calcext:value-type="float">
            <text:p>1359097,93865743</text:p>
          </table:table-cell>
          <table:table-cell table:number-columns-repeated="55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formula="of:=([.A831]-[.$E$3])^2" office:value-type="float" office:value="505204.786569742" calcext:value-type="float">
            <text:p>505204,786569742</text:p>
          </table:table-cell>
          <table:table-cell table:number-columns-repeated="5"/>
          <table:table-cell office:value-type="float" office:value="10023" calcext:value-type="float">
            <text:p>10023</text:p>
          </table:table-cell>
          <table:table-cell table:formula="of:=([.H831]-[.$L$3])^2" office:value-type="float" office:value="1578029.49786345" calcext:value-type="float">
            <text:p>1578029,49786345</text:p>
          </table:table-cell>
          <table:table-cell table:number-columns-repeated="55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formula="of:=([.A832]-[.$E$3])^2" office:value-type="float" office:value="453976.244695089" calcext:value-type="float">
            <text:p>453976,244695089</text:p>
          </table:table-cell>
          <table:table-cell table:number-columns-repeated="5"/>
          <table:table-cell office:value-type="float" office:value="12552" calcext:value-type="float">
            <text:p>12552</text:p>
          </table:table-cell>
          <table:table-cell table:formula="of:=([.H832]-[.$L$3])^2" office:value-type="float" office:value="1620028.90032752" calcext:value-type="float">
            <text:p>1620028,90032752</text:p>
          </table:table-cell>
          <table:table-cell table:number-columns-repeated="55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formula="of:=([.A833]-[.$E$3])^2" office:value-type="float" office:value="3997.07275942706" calcext:value-type="float">
            <text:p>3997,07275942706</text:p>
          </table:table-cell>
          <table:table-cell table:number-columns-repeated="5"/>
          <table:table-cell office:value-type="float" office:value="9849" calcext:value-type="float">
            <text:p>9849</text:p>
          </table:table-cell>
          <table:table-cell table:formula="of:=([.H833]-[.$L$3])^2" office:value-type="float" office:value="2045461.85925976" calcext:value-type="float">
            <text:p>2045461,85925976</text:p>
          </table:table-cell>
          <table:table-cell table:number-columns-repeated="55"/>
        </table:table-row>
        <table:table-row table:style-name="ro1">
          <table:table-cell office:value-type="float" office:value="11863" calcext:value-type="float">
            <text:p>11863</text:p>
          </table:table-cell>
          <table:table-cell table:formula="of:=([.A834]-[.$E$3])^2" office:value-type="float" office:value="1847485.55196076" calcext:value-type="float">
            <text:p>1847485,55196076</text:p>
          </table:table-cell>
          <table:table-cell table:number-columns-repeated="5"/>
          <table:table-cell office:value-type="float" office:value="11973" calcext:value-type="float">
            <text:p>11973</text:p>
          </table:table-cell>
          <table:table-cell table:formula="of:=([.H834]-[.$L$3])^2" office:value-type="float" office:value="481363.378766947" calcext:value-type="float">
            <text:p>481363,378766947</text:p>
          </table:table-cell>
          <table:table-cell table:number-columns-repeated="55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formula="of:=([.A835]-[.$E$3])^2" office:value-type="float" office:value="2327997.26299792" calcext:value-type="float">
            <text:p>2327997,26299792</text:p>
          </table:table-cell>
          <table:table-cell table:number-columns-repeated="5"/>
          <table:table-cell office:value-type="float" office:value="10085" calcext:value-type="float">
            <text:p>10085</text:p>
          </table:table-cell>
          <table:table-cell table:formula="of:=([.H835]-[.$L$3])^2" office:value-type="float" office:value="1426105.139205" calcext:value-type="float">
            <text:p>1426105,139205</text:p>
          </table:table-cell>
          <table:table-cell table:number-columns-repeated="55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formula="of:=([.A836]-[.$E$3])^2" office:value-type="float" office:value="528205.669542565" calcext:value-type="float">
            <text:p>528205,669542565</text:p>
          </table:table-cell>
          <table:table-cell table:number-columns-repeated="5"/>
          <table:table-cell office:value-type="float" office:value="9222" calcext:value-type="float">
            <text:p>9222</text:p>
          </table:table-cell>
          <table:table-cell table:formula="of:=([.H836]-[.$L$3])^2" office:value-type="float" office:value="4232057.1960154" calcext:value-type="float">
            <text:p>4232057,1960154</text:p>
          </table:table-cell>
          <table:table-cell table:number-columns-repeated="55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formula="of:=([.A837]-[.$E$3])^2" office:value-type="float" office:value="1422718.38612604" calcext:value-type="float">
            <text:p>1422718,38612604</text:p>
          </table:table-cell>
          <table:table-cell table:number-columns-repeated="5"/>
          <table:table-cell office:value-type="float" office:value="12748" calcext:value-type="float">
            <text:p>12748</text:p>
          </table:table-cell>
          <table:table-cell table:formula="of:=([.H837]-[.$L$3])^2" office:value-type="float" office:value="2157383.89553628" calcext:value-type="float">
            <text:p>2157383,89553628</text:p>
          </table:table-cell>
          <table:table-cell table:number-columns-repeated="55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formula="of:=([.A838]-[.$E$3])^2" office:value-type="float" office:value="1211711.3090323" calcext:value-type="float">
            <text:p>1211711,3090323</text:p>
          </table:table-cell>
          <table:table-cell table:number-columns-repeated="5"/>
          <table:table-cell office:value-type="float" office:value="8963" calcext:value-type="float">
            <text:p>8963</text:p>
          </table:table-cell>
          <table:table-cell table:formula="of:=([.H838]-[.$L$3])^2" office:value-type="float" office:value="5364765.95234668" calcext:value-type="float">
            <text:p>5364765,95234668</text:p>
          </table:table-cell>
          <table:table-cell table:number-columns-repeated="55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formula="of:=([.A839]-[.$E$3])^2" office:value-type="float" office:value="144991.575255267" calcext:value-type="float">
            <text:p>144991,575255267</text:p>
          </table:table-cell>
          <table:table-cell table:number-columns-repeated="5"/>
          <table:table-cell office:value-type="float" office:value="12046" calcext:value-type="float">
            <text:p>12046</text:p>
          </table:table-cell>
          <table:table-cell table:formula="of:=([.H839]-[.$L$3])^2" office:value-type="float" office:value="587987.698411027" calcext:value-type="float">
            <text:p>587987,698411027</text:p>
          </table:table-cell>
          <table:table-cell table:number-columns-repeated="55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formula="of:=([.A840]-[.$E$3])^2" office:value-type="float" office:value="23340.9928925382" calcext:value-type="float">
            <text:p>23340,9928925382</text:p>
          </table:table-cell>
          <table:table-cell table:number-columns-repeated="5"/>
          <table:table-cell office:value-type="float" office:value="8883" calcext:value-type="float">
            <text:p>8883</text:p>
          </table:table-cell>
          <table:table-cell table:formula="of:=([.H840]-[.$L$3])^2" office:value-type="float" office:value="5741757.38287372" calcext:value-type="float">
            <text:p>5741757,38287372</text:p>
          </table:table-cell>
          <table:table-cell table:number-columns-repeated="55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formula="of:=([.A841]-[.$E$3])^2" office:value-type="float" office:value="1102032.99455643" calcext:value-type="float">
            <text:p>1102032,99455643</text:p>
          </table:table-cell>
          <table:table-cell table:number-columns-repeated="5"/>
          <table:table-cell office:value-type="float" office:value="11609" calcext:value-type="float">
            <text:p>11609</text:p>
          </table:table-cell>
          <table:table-cell table:formula="of:=([.H841]-[.$L$3])^2" office:value-type="float" office:value="108770.387664961" calcext:value-type="float">
            <text:p>108770,387664961</text:p>
          </table:table-cell>
          <table:table-cell table:number-columns-repeated="55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([.A842]-[.$E$3])^2" office:value-type="float" office:value="2530573.35007501" calcext:value-type="float">
            <text:p>2530573,35007501</text:p>
          </table:table-cell>
          <table:table-cell table:number-columns-repeated="5"/>
          <table:table-cell office:value-type="float" office:value="14560" calcext:value-type="float">
            <text:p>14560</text:p>
          </table:table-cell>
          <table:table-cell table:formula="of:=([.H842]-[.$L$3])^2" office:value-type="float" office:value="10763671.9940989" calcext:value-type="float">
            <text:p>10763671,9940989</text:p>
          </table:table-cell>
          <table:table-cell table:number-columns-repeated="55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([.A843]-[.$E$3])^2" office:value-type="float" office:value="772250.057784384" calcext:value-type="float">
            <text:p>772250,057784384</text:p>
          </table:table-cell>
          <table:table-cell table:number-columns-repeated="5"/>
          <table:table-cell office:value-type="float" office:value="10526" calcext:value-type="float">
            <text:p>10526</text:p>
          </table:table-cell>
          <table:table-cell table:formula="of:=([.H843]-[.$L$3])^2" office:value-type="float" office:value="567304.878424713" calcext:value-type="float">
            <text:p>567304,878424713</text:p>
          </table:table-cell>
          <table:table-cell table:number-columns-repeated="55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formula="of:=([.A844]-[.$E$3])^2" office:value-type="float" office:value="381649.154290208" calcext:value-type="float">
            <text:p>381649,154290208</text:p>
          </table:table-cell>
          <table:table-cell table:number-columns-repeated="5"/>
          <table:table-cell office:value-type="float" office:value="11722" calcext:value-type="float">
            <text:p>11722</text:p>
          </table:table-cell>
          <table:table-cell table:formula="of:=([.H844]-[.$L$3])^2" office:value-type="float" office:value="196074.992045523" calcext:value-type="float">
            <text:p>196074,992045523</text:p>
          </table:table-cell>
          <table:table-cell table:number-columns-repeated="55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formula="of:=([.A845]-[.$E$3])^2" office:value-type="float" office:value="789925.609642398" calcext:value-type="float">
            <text:p>789925,609642398</text:p>
          </table:table-cell>
          <table:table-cell table:number-columns-repeated="5"/>
          <table:table-cell office:value-type="float" office:value="11521" calcext:value-type="float">
            <text:p>11521</text:p>
          </table:table-cell>
          <table:table-cell table:formula="of:=([.H845]-[.$L$3])^2" office:value-type="float" office:value="58468.9612447012" calcext:value-type="float">
            <text:p>58468,9612447012</text:p>
          </table:table-cell>
          <table:table-cell table:number-columns-repeated="55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([.A846]-[.$E$3])^2" office:value-type="float" office:value="638045.642920269" calcext:value-type="float">
            <text:p>638045,642920269</text:p>
          </table:table-cell>
          <table:table-cell table:number-columns-repeated="5"/>
          <table:table-cell office:value-type="float" office:value="10459" calcext:value-type="float">
            <text:p>10459</text:p>
          </table:table-cell>
          <table:table-cell table:formula="of:=([.H846]-[.$L$3])^2" office:value-type="float" office:value="672722.201491106" calcext:value-type="float">
            <text:p>672722,201491106</text:p>
          </table:table-cell>
          <table:table-cell table:number-columns-repeated="55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formula="of:=([.A847]-[.$E$3])^2" office:value-type="float" office:value="763487.281855377" calcext:value-type="float">
            <text:p>763487,281855377</text:p>
          </table:table-cell>
          <table:table-cell table:number-columns-repeated="5"/>
          <table:table-cell office:value-type="float" office:value="16987" calcext:value-type="float">
            <text:p>16987</text:p>
          </table:table-cell>
          <table:table-cell table:formula="of:=([.H847]-[.$L$3])^2" office:value-type="float" office:value="32579021.470485" calcext:value-type="float">
            <text:p>32579021,470485</text:p>
          </table:table-cell>
          <table:table-cell table:number-columns-repeated="55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formula="of:=([.A848]-[.$E$3])^2" office:value-type="float" office:value="207733.214190375" calcext:value-type="float">
            <text:p>207733,214190375</text:p>
          </table:table-cell>
          <table:table-cell table:number-columns-repeated="5"/>
          <table:table-cell office:value-type="float" office:value="10095" calcext:value-type="float">
            <text:p>10095</text:p>
          </table:table-cell>
          <table:table-cell table:formula="of:=([.H848]-[.$L$3])^2" office:value-type="float" office:value="1402321.21038912" calcext:value-type="float">
            <text:p>1402321,21038912</text:p>
          </table:table-cell>
          <table:table-cell table:number-columns-repeated="55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formula="of:=([.A849]-[.$E$3])^2" office:value-type="float" office:value="1352.59133957111" calcext:value-type="float">
            <text:p>1352,59133957111</text:p>
          </table:table-cell>
          <table:table-cell table:number-columns-repeated="5"/>
          <table:table-cell office:value-type="float" office:value="12393" calcext:value-type="float">
            <text:p>12393</text:p>
          </table:table-cell>
          <table:table-cell table:formula="of:=([.H849]-[.$L$3])^2" office:value-type="float" office:value="1240558.36850001" calcext:value-type="float">
            <text:p>1240558,36850001</text:p>
          </table:table-cell>
          <table:table-cell table:number-columns-repeated="55"/>
        </table:table-row>
        <table:table-row table:style-name="ro1">
          <table:table-cell office:value-type="float" office:value="10733" calcext:value-type="float">
            <text:p>10733</text:p>
          </table:table-cell>
          <table:table-cell table:formula="of:=([.A850]-[.$E$3])^2" office:value-type="float" office:value="52542.9119163879" calcext:value-type="float">
            <text:p>52542,9119163879</text:p>
          </table:table-cell>
          <table:table-cell table:number-columns-repeated="5"/>
          <table:table-cell office:value-type="float" office:value="9529" calcext:value-type="float">
            <text:p>9529</text:p>
          </table:table-cell>
          <table:table-cell table:formula="of:=([.H850]-[.$L$3])^2" office:value-type="float" office:value="3063187.5813679" calcext:value-type="float">
            <text:p>3063187,5813679</text:p>
          </table:table-cell>
          <table:table-cell table:number-columns-repeated="55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formula="of:=([.A851]-[.$E$3])^2" office:value-type="float" office:value="1039946.33898239" calcext:value-type="float">
            <text:p>1039946,33898239</text:p>
          </table:table-cell>
          <table:table-cell table:number-columns-repeated="5"/>
          <table:table-cell office:value-type="float" office:value="12108" calcext:value-type="float">
            <text:p>12108</text:p>
          </table:table-cell>
          <table:table-cell table:formula="of:=([.H851]-[.$L$3])^2" office:value-type="float" office:value="686915.339752574" calcext:value-type="float">
            <text:p>686915,339752574</text:p>
          </table:table-cell>
          <table:table-cell table:number-columns-repeated="55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formula="of:=([.A852]-[.$E$3])^2" office:value-type="float" office:value="1052219.6700972" calcext:value-type="float">
            <text:p>1052219,6700972</text:p>
          </table:table-cell>
          <table:table-cell table:number-columns-repeated="5"/>
          <table:table-cell office:value-type="float" office:value="11525" calcext:value-type="float">
            <text:p>11525</text:p>
          </table:table-cell>
          <table:table-cell table:formula="of:=([.H852]-[.$L$3])^2" office:value-type="float" office:value="60419.3897183494" calcext:value-type="float">
            <text:p>60419,3897183494</text:p>
          </table:table-cell>
          <table:table-cell table:number-columns-repeated="55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formula="of:=([.A853]-[.$E$3])^2" office:value-type="float" office:value="827695.268544229" calcext:value-type="float">
            <text:p>827695,268544229</text:p>
          </table:table-cell>
          <table:table-cell table:number-columns-repeated="5"/>
          <table:table-cell office:value-type="float" office:value="11450" calcext:value-type="float">
            <text:p>11450</text:p>
          </table:table-cell>
          <table:table-cell table:formula="of:=([.H853]-[.$L$3])^2" office:value-type="float" office:value="29173.8558374458" calcext:value-type="float">
            <text:p>29173,8558374458</text:p>
          </table:table-cell>
          <table:table-cell table:number-columns-repeated="55"/>
        </table:table-row>
        <table:table-row table:style-name="ro1">
          <table:table-cell office:value-type="float" office:value="11245" calcext:value-type="float">
            <text:p>11245</text:p>
          </table:table-cell>
          <table:table-cell table:formula="of:=([.A854]-[.$E$3])^2" office:value-type="float" office:value="549410.65678605" calcext:value-type="float">
            <text:p>549410,65678605</text:p>
          </table:table-cell>
          <table:table-cell table:number-columns-repeated="5"/>
          <table:table-cell office:value-type="float" office:value="11623" calcext:value-type="float">
            <text:p>11623</text:p>
          </table:table-cell>
          <table:table-cell table:formula="of:=([.H854]-[.$L$3])^2" office:value-type="float" office:value="118200.88732273" calcext:value-type="float">
            <text:p>118200,88732273</text:p>
          </table:table-cell>
          <table:table-cell table:number-columns-repeated="55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([.A855]-[.$E$3])^2" office:value-type="float" office:value="638045.642920269" calcext:value-type="float">
            <text:p>638045,642920269</text:p>
          </table:table-cell>
          <table:table-cell table:number-columns-repeated="5"/>
          <table:table-cell office:value-type="float" office:value="10605" calcext:value-type="float">
            <text:p>10605</text:p>
          </table:table-cell>
          <table:table-cell table:formula="of:=([.H855]-[.$L$3])^2" office:value-type="float" office:value="454540.840779265" calcext:value-type="float">
            <text:p>454540,840779265</text:p>
          </table:table-cell>
          <table:table-cell table:number-columns-repeated="55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([.A856]-[.$E$3])^2" office:value-type="float" office:value="2186783.16926525" calcext:value-type="float">
            <text:p>2186783,16926525</text:p>
          </table:table-cell>
          <table:table-cell table:number-columns-repeated="5"/>
          <table:table-cell office:value-type="float" office:value="12433" calcext:value-type="float">
            <text:p>12433</text:p>
          </table:table-cell>
          <table:table-cell table:formula="of:=([.H856]-[.$L$3])^2" office:value-type="float" office:value="1331262.65323649" calcext:value-type="float">
            <text:p>1331262,65323649</text:p>
          </table:table-cell>
          <table:table-cell table:number-columns-repeated="55"/>
        </table:table-row>
        <table:table-row table:style-name="ro1">
          <table:table-cell office:value-type="float" office:value="11297" calcext:value-type="float">
            <text:p>11297</text:p>
          </table:table-cell>
          <table:table-cell table:formula="of:=([.A857]-[.$E$3])^2" office:value-type="float" office:value="629201.787124376" calcext:value-type="float">
            <text:p>629201,787124376</text:p>
          </table:table-cell>
          <table:table-cell table:number-columns-repeated="5"/>
          <table:table-cell office:value-type="float" office:value="8896" calcext:value-type="float">
            <text:p>8896</text:p>
          </table:table-cell>
          <table:table-cell table:formula="of:=([.H857]-[.$L$3])^2" office:value-type="float" office:value="5679625.27541307" calcext:value-type="float">
            <text:p>5679625,27541307</text:p>
          </table:table-cell>
          <table:table-cell table:number-columns-repeated="55"/>
        </table:table-row>
        <table:table-row table:style-name="ro1">
          <table:table-cell office:value-type="float" office:value="11188" calcext:value-type="float">
            <text:p>11188</text:p>
          </table:table-cell>
          <table:table-cell table:formula="of:=([.A858]-[.$E$3])^2" office:value-type="float" office:value="468160.302376733" calcext:value-type="float">
            <text:p>468160,302376733</text:p>
          </table:table-cell>
          <table:table-cell table:number-columns-repeated="5"/>
          <table:table-cell office:value-type="float" office:value="11788" calcext:value-type="float">
            <text:p>11788</text:p>
          </table:table-cell>
          <table:table-cell table:formula="of:=([.H858]-[.$L$3])^2" office:value-type="float" office:value="258881.061860718" calcext:value-type="float">
            <text:p>258881,061860718</text:p>
          </table:table-cell>
          <table:table-cell table:number-columns-repeated="55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formula="of:=([.A859]-[.$E$3])^2" office:value-type="float" office:value="737498.954068355" calcext:value-type="float">
            <text:p>737498,954068355</text:p>
          </table:table-cell>
          <table:table-cell table:number-columns-repeated="5"/>
          <table:table-cell office:value-type="float" office:value="10750" calcext:value-type="float">
            <text:p>10750</text:p>
          </table:table-cell>
          <table:table-cell table:formula="of:=([.H859]-[.$L$3])^2" office:value-type="float" office:value="280048.872949012" calcext:value-type="float">
            <text:p>280048,872949012</text:p>
          </table:table-cell>
          <table:table-cell table:number-columns-repeated="55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([.A860]-[.$E$3])^2" office:value-type="float" office:value="159023.568599693" calcext:value-type="float">
            <text:p>159023,568599693</text:p>
          </table:table-cell>
          <table:table-cell table:number-columns-repeated="5"/>
          <table:table-cell office:value-type="float" office:value="11515" calcext:value-type="float">
            <text:p>11515</text:p>
          </table:table-cell>
          <table:table-cell table:formula="of:=([.H860]-[.$L$3])^2" office:value-type="float" office:value="55603.3185342289" calcext:value-type="float">
            <text:p>55603,3185342289</text:p>
          </table:table-cell>
          <table:table-cell table:number-columns-repeated="55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formula="of:=([.A861]-[.$E$3])^2" office:value-type="float" office:value="208645.769376176" calcext:value-type="float">
            <text:p>208645,769376176</text:p>
          </table:table-cell>
          <table:table-cell table:number-columns-repeated="5"/>
          <table:table-cell office:value-type="float" office:value="9227" calcext:value-type="float">
            <text:p>9227</text:p>
          </table:table-cell>
          <table:table-cell table:formula="of:=([.H861]-[.$L$3])^2" office:value-type="float" office:value="4211510.23160746" calcext:value-type="float">
            <text:p>4211510,23160746</text:p>
          </table:table-cell>
          <table:table-cell table:number-columns-repeated="55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formula="of:=([.A862]-[.$E$3])^2" office:value-type="float" office:value="568180.659559204" calcext:value-type="float">
            <text:p>568180,659559204</text:p>
          </table:table-cell>
          <table:table-cell table:number-columns-repeated="5"/>
          <table:table-cell office:value-type="float" office:value="9080" calcext:value-type="float">
            <text:p>9080</text:p>
          </table:table-cell>
          <table:table-cell table:formula="of:=([.H862]-[.$L$3])^2" office:value-type="float" office:value="4836464.98520089" calcext:value-type="float">
            <text:p>4836464,98520089</text:p>
          </table:table-cell>
          <table:table-cell table:number-columns-repeated="55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([.A863]-[.$E$3])^2" office:value-type="float" office:value="230186.538649609" calcext:value-type="float">
            <text:p>230186,538649609</text:p>
          </table:table-cell>
          <table:table-cell table:number-columns-repeated="5"/>
          <table:table-cell office:value-type="float" office:value="11584" calcext:value-type="float">
            <text:p>11584</text:p>
          </table:table-cell>
          <table:table-cell table:formula="of:=([.H863]-[.$L$3])^2" office:value-type="float" office:value="92905.2097046603" calcext:value-type="float">
            <text:p>92905,2097046603</text:p>
          </table:table-cell>
          <table:table-cell table:number-columns-repeated="55"/>
        </table:table-row>
        <table:table-row table:style-name="ro1">
          <table:table-cell office:value-type="float" office:value="11393" calcext:value-type="float">
            <text:p>11393</text:p>
          </table:table-cell>
          <table:table-cell table:formula="of:=([.A864]-[.$E$3])^2" office:value-type="float" office:value="790716.489287437" calcext:value-type="float">
            <text:p>790716,489287437</text:p>
          </table:table-cell>
          <table:table-cell table:number-columns-repeated="5"/>
          <table:table-cell office:value-type="float" office:value="11518" calcext:value-type="float">
            <text:p>11518</text:p>
          </table:table-cell>
          <table:table-cell table:formula="of:=([.H864]-[.$L$3])^2" office:value-type="float" office:value="57027.1398894651" calcext:value-type="float">
            <text:p>57027,1398894651</text:p>
          </table:table-cell>
          <table:table-cell table:number-columns-repeated="55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formula="of:=([.A865]-[.$E$3])^2" office:value-type="float" office:value="415738.144306847" calcext:value-type="float">
            <text:p>415738,144306847</text:p>
          </table:table-cell>
          <table:table-cell table:number-columns-repeated="5"/>
          <table:table-cell office:value-type="float" office:value="12042" calcext:value-type="float">
            <text:p>12042</text:p>
          </table:table-cell>
          <table:table-cell table:formula="of:=([.H865]-[.$L$3])^2" office:value-type="float" office:value="581869.269937378" calcext:value-type="float">
            <text:p>581869,269937378</text:p>
          </table:table-cell>
          <table:table-cell table:number-columns-repeated="55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formula="of:=([.A866]-[.$E$3])^2" office:value-type="float" office:value="279605.74275388" calcext:value-type="float">
            <text:p>279605,74275388</text:p>
          </table:table-cell>
          <table:table-cell table:number-columns-repeated="5"/>
          <table:table-cell office:value-type="float" office:value="9216" calcext:value-type="float">
            <text:p>9216</text:p>
          </table:table-cell>
          <table:table-cell table:formula="of:=([.H866]-[.$L$3])^2" office:value-type="float" office:value="4256779.55330493" calcext:value-type="float">
            <text:p>4256779,55330493</text:p>
          </table:table-cell>
          <table:table-cell table:number-columns-repeated="55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formula="of:=([.A867]-[.$E$3])^2" office:value-type="float" office:value="559171.328444395" calcext:value-type="float">
            <text:p>559171,328444395</text:p>
          </table:table-cell>
          <table:table-cell table:number-columns-repeated="5"/>
          <table:table-cell office:value-type="float" office:value="9020" calcext:value-type="float">
            <text:p>9020</text:p>
          </table:table-cell>
          <table:table-cell table:formula="of:=([.H867]-[.$L$3])^2" office:value-type="float" office:value="5103968.55809617" calcext:value-type="float">
            <text:p>5103968,55809617</text:p>
          </table:table-cell>
          <table:table-cell table:number-columns-repeated="55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formula="of:=([.A868]-[.$E$3])^2" office:value-type="float" office:value="2246334.27298128" calcext:value-type="float">
            <text:p>2246334,27298128</text:p>
          </table:table-cell>
          <table:table-cell table:number-columns-repeated="5"/>
          <table:table-cell office:value-type="float" office:value="16973" calcext:value-type="float">
            <text:p>16973</text:p>
          </table:table-cell>
          <table:table-cell table:formula="of:=([.H868]-[.$L$3])^2" office:value-type="float" office:value="32419398.9708272" calcext:value-type="float">
            <text:p>32419398,9708272</text:p>
          </table:table-cell>
          <table:table-cell table:number-columns-repeated="55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formula="of:=([.A869]-[.$E$3])^2" office:value-type="float" office:value="493896.345083331" calcext:value-type="float">
            <text:p>493896,345083331</text:p>
          </table:table-cell>
          <table:table-cell table:number-columns-repeated="5"/>
          <table:table-cell office:value-type="float" office:value="12515" calcext:value-type="float">
            <text:p>12515</text:p>
          </table:table-cell>
          <table:table-cell table:formula="of:=([.H869]-[.$L$3])^2" office:value-type="float" office:value="1527210.43694628" calcext:value-type="float">
            <text:p>1527210,43694628</text:p>
          </table:table-cell>
          <table:table-cell table:number-columns-repeated="55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([.A870]-[.$E$3])^2" office:value-type="float" office:value="510907.007312948" calcext:value-type="float">
            <text:p>510907,007312948</text:p>
          </table:table-cell>
          <table:table-cell table:number-columns-repeated="5"/>
          <table:table-cell office:value-type="float" office:value="10424" calcext:value-type="float">
            <text:p>10424</text:p>
          </table:table-cell>
          <table:table-cell table:formula="of:=([.H870]-[.$L$3])^2" office:value-type="float" office:value="731360.952346684" calcext:value-type="float">
            <text:p>731360,952346684</text:p>
          </table:table-cell>
          <table:table-cell table:number-columns-repeated="55"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([.A871]-[.$E$3])^2" office:value-type="float" office:value="198717.66233236" calcext:value-type="float">
            <text:p>198717,66233236</text:p>
          </table:table-cell>
          <table:table-cell table:number-columns-repeated="5"/>
          <table:table-cell office:value-type="float" office:value="13591" calcext:value-type="float">
            <text:p>13591</text:p>
          </table:table-cell>
          <table:table-cell table:formula="of:=([.H871]-[.$L$3])^2" office:value-type="float" office:value="5344435.69635764" calcext:value-type="float">
            <text:p>5344435,69635764</text:p>
          </table:table-cell>
          <table:table-cell table:number-columns-repeated="55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formula="of:=([.A872]-[.$E$3])^2" office:value-type="float" office:value="515204.672870352" calcext:value-type="float">
            <text:p>515204,672870352</text:p>
          </table:table-cell>
          <table:table-cell table:number-columns-repeated="5"/>
          <table:table-cell office:value-type="float" office:value="12321" calcext:value-type="float">
            <text:p>12321</text:p>
          </table:table-cell>
          <table:table-cell table:formula="of:=([.H872]-[.$L$3])^2" office:value-type="float" office:value="1085354.65597434" calcext:value-type="float">
            <text:p>1085354,65597434</text:p>
          </table:table-cell>
          <table:table-cell table:number-columns-repeated="55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formula="of:=([.A873]-[.$E$3])^2" office:value-type="float" office:value="2096059.9585054" calcext:value-type="float">
            <text:p>2096059,9585054</text:p>
          </table:table-cell>
          <table:table-cell table:number-columns-repeated="5"/>
          <table:table-cell office:value-type="float" office:value="9216" calcext:value-type="float">
            <text:p>9216</text:p>
          </table:table-cell>
          <table:table-cell table:formula="of:=([.H873]-[.$L$3])^2" office:value-type="float" office:value="4256779.55330493" calcext:value-type="float">
            <text:p>4256779,55330493</text:p>
          </table:table-cell>
          <table:table-cell table:number-columns-repeated="55"/>
        </table:table-row>
        <table:table-row table:style-name="ro1">
          <table:table-cell office:value-type="float" office:value="10853" calcext:value-type="float">
            <text:p>10853</text:p>
          </table:table-cell>
          <table:table-cell table:formula="of:=([.A874]-[.$E$3])^2" office:value-type="float" office:value="121956.289620215" calcext:value-type="float">
            <text:p>121956,289620215</text:p>
          </table:table-cell>
          <table:table-cell table:number-columns-repeated="5"/>
          <table:table-cell office:value-type="float" office:value="12726" calcext:value-type="float">
            <text:p>12726</text:p>
          </table:table-cell>
          <table:table-cell table:formula="of:=([.H874]-[.$L$3])^2" office:value-type="float" office:value="2093240.53893122" calcext:value-type="float">
            <text:p>2093240,53893122</text:p>
          </table:table-cell>
          <table:table-cell table:number-columns-repeated="55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formula="of:=([.A875]-[.$E$3])^2" office:value-type="float" office:value="1060441.8908404" calcext:value-type="float">
            <text:p>1060441,8908404</text:p>
          </table:table-cell>
          <table:table-cell table:number-columns-repeated="5"/>
          <table:table-cell office:value-type="float" office:value="10089" calcext:value-type="float">
            <text:p>10089</text:p>
          </table:table-cell>
          <table:table-cell table:formula="of:=([.H875]-[.$L$3])^2" office:value-type="float" office:value="1416567.56767865" calcext:value-type="float">
            <text:p>1416567,56767865</text:p>
          </table:table-cell>
          <table:table-cell table:number-columns-repeated="55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formula="of:=([.A876]-[.$E$3])^2" office:value-type="float" office:value="1068696.11158361" calcext:value-type="float">
            <text:p>1068696,11158361</text:p>
          </table:table-cell>
          <table:table-cell table:number-columns-repeated="5"/>
          <table:table-cell office:value-type="float" office:value="12670" calcext:value-type="float">
            <text:p>12670</text:p>
          </table:table-cell>
          <table:table-cell table:formula="of:=([.H876]-[.$L$3])^2" office:value-type="float" office:value="1934334.54030014" calcext:value-type="float">
            <text:p>1934334,54030014</text:p>
          </table:table-cell>
          <table:table-cell table:number-columns-repeated="55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formula="of:=([.A877]-[.$E$3])^2" office:value-type="float" office:value="2246334.27298128" calcext:value-type="float">
            <text:p>2246334,27298128</text:p>
          </table:table-cell>
          <table:table-cell table:number-columns-repeated="5"/>
          <table:table-cell office:value-type="float" office:value="8962" calcext:value-type="float">
            <text:p>8962</text:p>
          </table:table-cell>
          <table:table-cell table:formula="of:=([.H877]-[.$L$3])^2" office:value-type="float" office:value="5369399.34522827" calcext:value-type="float">
            <text:p>5369399,34522827</text:p>
          </table:table-cell>
          <table:table-cell table:number-columns-repeated="55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formula="of:=([.A878]-[.$E$3])^2" office:value-type="float" office:value="414449.589121046" calcext:value-type="float">
            <text:p>414449,589121046</text:p>
          </table:table-cell>
          <table:table-cell table:number-columns-repeated="5"/>
          <table:table-cell office:value-type="float" office:value="12212" calcext:value-type="float">
            <text:p>12212</text:p>
          </table:table-cell>
          <table:table-cell table:formula="of:=([.H878]-[.$L$3])^2" office:value-type="float" office:value="870122.480067427" calcext:value-type="float">
            <text:p>870122,480067427</text:p>
          </table:table-cell>
          <table:table-cell table:number-columns-repeated="55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formula="of:=([.A879]-[.$E$3])^2" office:value-type="float" office:value="8794.23693025322" calcext:value-type="float">
            <text:p>8794,23693025322</text:p>
          </table:table-cell>
          <table:table-cell table:number-columns-repeated="5"/>
          <table:table-cell office:value-type="float" office:value="12873" calcext:value-type="float">
            <text:p>12873</text:p>
          </table:table-cell>
          <table:table-cell table:formula="of:=([.H879]-[.$L$3])^2" office:value-type="float" office:value="2540209.78533779" calcext:value-type="float">
            <text:p>2540209,78533779</text:p>
          </table:table-cell>
          <table:table-cell table:number-columns-repeated="55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formula="of:=([.A880]-[.$E$3])^2" office:value-type="float" office:value="739217.509254157" calcext:value-type="float">
            <text:p>739217,509254157</text:p>
          </table:table-cell>
          <table:table-cell table:number-columns-repeated="5"/>
          <table:table-cell office:value-type="float" office:value="12755" calcext:value-type="float">
            <text:p>12755</text:p>
          </table:table-cell>
          <table:table-cell table:formula="of:=([.H880]-[.$L$3])^2" office:value-type="float" office:value="2177996.14536517" calcext:value-type="float">
            <text:p>2177996,14536517</text:p>
          </table:table-cell>
          <table:table-cell table:number-columns-repeated="55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([.A881]-[.$E$3])^2" office:value-type="float" office:value="905880.586347889" calcext:value-type="float">
            <text:p>905880,586347889</text:p>
          </table:table-cell>
          <table:table-cell table:number-columns-repeated="5"/>
          <table:table-cell office:value-type="float" office:value="8867" calcext:value-type="float">
            <text:p>8867</text:p>
          </table:table-cell>
          <table:table-cell table:formula="of:=([.H881]-[.$L$3])^2" office:value-type="float" office:value="5818691.66897913" calcext:value-type="float">
            <text:p>5818691,66897913</text:p>
          </table:table-cell>
          <table:table-cell table:number-columns-repeated="55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([.A882]-[.$E$3])^2" office:value-type="float" office:value="1366041.0616668" calcext:value-type="float">
            <text:p>1366041,0616668</text:p>
          </table:table-cell>
          <table:table-cell table:number-columns-repeated="5"/>
          <table:table-cell office:value-type="float" office:value="9706" calcext:value-type="float">
            <text:p>9706</text:p>
          </table:table-cell>
          <table:table-cell table:formula="of:=([.H882]-[.$L$3])^2" office:value-type="float" office:value="2474947.04132683" calcext:value-type="float">
            <text:p>2474947,04132683</text:p>
          </table:table-cell>
          <table:table-cell table:number-columns-repeated="55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formula="of:=([.A883]-[.$E$3])^2" office:value-type="float" office:value="358534.605759981" calcext:value-type="float">
            <text:p>358534,605759981</text:p>
          </table:table-cell>
          <table:table-cell table:number-columns-repeated="5"/>
          <table:table-cell office:value-type="float" office:value="14260" calcext:value-type="float">
            <text:p>14260</text:p>
          </table:table-cell>
          <table:table-cell table:formula="of:=([.H883]-[.$L$3])^2" office:value-type="float" office:value="8885189.8585753" calcext:value-type="float">
            <text:p>8885189,8585753</text:p>
          </table:table-cell>
          <table:table-cell table:number-columns-repeated="55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formula="of:=([.A884]-[.$E$3])^2" office:value-type="float" office:value="62889.4011010794" calcext:value-type="float">
            <text:p>62889,4011010794</text:p>
          </table:table-cell>
          <table:table-cell table:number-columns-repeated="5"/>
          <table:table-cell office:value-type="float" office:value="9201" calcext:value-type="float">
            <text:p>9201</text:p>
          </table:table-cell>
          <table:table-cell table:formula="of:=([.H884]-[.$L$3])^2" office:value-type="float" office:value="4318900.44652875" calcext:value-type="float">
            <text:p>4318900,44652875</text:p>
          </table:table-cell>
          <table:table-cell table:number-columns-repeated="55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formula="of:=([.A885]-[.$E$3])^2" office:value-type="float" office:value="2021451.52367457" calcext:value-type="float">
            <text:p>2021451,52367457</text:p>
          </table:table-cell>
          <table:table-cell table:number-columns-repeated="5"/>
          <table:table-cell office:value-type="float" office:value="11496" calcext:value-type="float">
            <text:p>11496</text:p>
          </table:table-cell>
          <table:table-cell table:formula="of:=([.H885]-[.$L$3])^2" office:value-type="float" office:value="47003.7832844" calcext:value-type="float">
            <text:p>47003,7832844</text:p>
          </table:table-cell>
          <table:table-cell table:number-columns-repeated="55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([.A886]-[.$E$3])^2" office:value-type="float" office:value="52.1631643077263" calcext:value-type="float">
            <text:p>52,1631643077263</text:p>
          </table:table-cell>
          <table:table-cell table:number-columns-repeated="5"/>
          <table:table-cell office:value-type="float" office:value="9277" calcext:value-type="float">
            <text:p>9277</text:p>
          </table:table-cell>
          <table:table-cell table:formula="of:=([.H886]-[.$L$3])^2" office:value-type="float" office:value="4008790.58752807" calcext:value-type="float">
            <text:p>4008790,58752807</text:p>
          </table:table-cell>
          <table:table-cell table:number-columns-repeated="55"/>
        </table:table-row>
        <table:table-row table:style-name="ro1">
          <table:table-cell office:value-type="float" office:value="24367" calcext:value-type="float">
            <text:p>24367</text:p>
          </table:table-cell>
          <table:table-cell table:formula="of:=([.A887]-[.$E$3])^2" office:value-type="float" office:value="192188935.5087" calcext:value-type="float">
            <text:p>192188935,5087</text:p>
          </table:table-cell>
          <table:table-cell table:number-columns-repeated="5"/>
          <table:table-cell office:value-type="float" office:value="11478" calcext:value-type="float">
            <text:p>11478</text:p>
          </table:table-cell>
          <table:table-cell table:formula="of:=([.H887]-[.$L$3])^2" office:value-type="float" office:value="39522.8551529831" calcext:value-type="float">
            <text:p>39522,8551529831</text:p>
          </table:table-cell>
          <table:table-cell table:number-columns-repeated="55"/>
        </table:table-row>
        <table:table-row table:style-name="ro1">
          <table:table-cell office:value-type="float" office:value="31036" calcext:value-type="float">
            <text:p>31036</text:p>
          </table:table-cell>
          <table:table-cell table:formula="of:=([.A888]-[.$E$3])^2" office:value-type="float" office:value="421572156.97459" calcext:value-type="float">
            <text:p>421572156,97459</text:p>
          </table:table-cell>
          <table:table-cell table:number-columns-repeated="5"/>
          <table:table-cell office:value-type="float" office:value="12747" calcext:value-type="float">
            <text:p>12747</text:p>
          </table:table-cell>
          <table:table-cell table:formula="of:=([.H888]-[.$L$3])^2" office:value-type="float" office:value="2154447.28841787" calcext:value-type="float">
            <text:p>2154447,28841787</text:p>
          </table:table-cell>
          <table:table-cell table:number-columns-repeated="55"/>
        </table:table-row>
        <table:table-row table:style-name="ro1">
          <table:table-cell office:value-type="float" office:value="16153" calcext:value-type="float">
            <text:p>16153</text:p>
          </table:table-cell>
          <table:table-cell table:formula="of:=([.A889]-[.$E$3])^2" office:value-type="float" office:value="31913713.8048726" calcext:value-type="float">
            <text:p>31913713,8048726</text:p>
          </table:table-cell>
          <table:table-cell table:number-columns-repeated="5"/>
          <table:table-cell office:value-type="float" office:value="9421" calcext:value-type="float">
            <text:p>9421</text:p>
          </table:table-cell>
          <table:table-cell table:formula="of:=([.H889]-[.$L$3])^2" office:value-type="float" office:value="3452894.0125794" calcext:value-type="float">
            <text:p>3452894,0125794</text:p>
          </table:table-cell>
          <table:table-cell table:number-columns-repeated="55"/>
        </table:table-row>
        <table:table-row table:style-name="ro1">
          <table:table-cell office:value-type="float" office:value="16542" calcext:value-type="float">
            <text:p>16542</text:p>
          </table:table-cell>
          <table:table-cell table:formula="of:=([.A890]-[.$E$3])^2" office:value-type="float" office:value="36460129.8375958" calcext:value-type="float">
            <text:p>36460129,8375958</text:p>
          </table:table-cell>
          <table:table-cell table:number-columns-repeated="5"/>
          <table:table-cell office:value-type="float" office:value="12350" calcext:value-type="float">
            <text:p>12350</text:p>
          </table:table-cell>
          <table:table-cell table:formula="of:=([.H890]-[.$L$3])^2" office:value-type="float" office:value="1146620.26240829" calcext:value-type="float">
            <text:p>1146620,26240829</text:p>
          </table:table-cell>
          <table:table-cell table:number-columns-repeated="55"/>
        </table:table-row>
        <table:table-row table:style-name="ro1">
          <table:table-cell office:value-type="float" office:value="16035" calcext:value-type="float">
            <text:p>16035</text:p>
          </table:table-cell>
          <table:table-cell table:formula="of:=([.A891]-[.$E$3])^2" office:value-type="float" office:value="30594421.3167971" calcext:value-type="float">
            <text:p>30594421,3167971</text:p>
          </table:table-cell>
          <table:table-cell table:number-columns-repeated="5"/>
          <table:table-cell office:value-type="float" office:value="10322" calcext:value-type="float">
            <text:p>10322</text:p>
          </table:table-cell>
          <table:table-cell table:formula="of:=([.H891]-[.$L$3])^2" office:value-type="float" office:value="916225.026268655" calcext:value-type="float">
            <text:p>916225,026268655</text:p>
          </table:table-cell>
          <table:table-cell table:number-columns-repeated="55"/>
        </table:table-row>
        <table:table-row table:style-name="ro1">
          <table:table-cell office:value-type="float" office:value="17727" calcext:value-type="float">
            <text:p>17727</text:p>
          </table:table-cell>
          <table:table-cell table:formula="of:=([.A892]-[.$E$3])^2" office:value-type="float" office:value="52174941.9424211" calcext:value-type="float">
            <text:p>52174941,9424211</text:p>
          </table:table-cell>
          <table:table-cell table:number-columns-repeated="5"/>
          <table:table-cell office:value-type="float" office:value="12309" calcext:value-type="float">
            <text:p>12309</text:p>
          </table:table-cell>
          <table:table-cell table:formula="of:=([.H892]-[.$L$3])^2" office:value-type="float" office:value="1060495.3705534" calcext:value-type="float">
            <text:p>1060495,3705534</text:p>
          </table:table-cell>
          <table:table-cell table:number-columns-repeated="55"/>
        </table:table-row>
        <table:table-row table:style-name="ro1">
          <table:table-cell office:value-type="float" office:value="16290" calcext:value-type="float">
            <text:p>16290</text:p>
          </table:table-cell>
          <table:table-cell table:formula="of:=([.A893]-[.$E$3])^2" office:value-type="float" office:value="33480369.7444178" calcext:value-type="float">
            <text:p>33480369,7444178</text:p>
          </table:table-cell>
          <table:table-cell table:number-columns-repeated="5"/>
          <table:table-cell office:value-type="float" office:value="9089" calcext:value-type="float">
            <text:p>9089</text:p>
          </table:table-cell>
          <table:table-cell table:formula="of:=([.H893]-[.$L$3])^2" office:value-type="float" office:value="4796960.4492666" calcext:value-type="float">
            <text:p>4796960,4492666</text:p>
          </table:table-cell>
          <table:table-cell table:number-columns-repeated="55"/>
        </table:table-row>
        <table:table-row table:style-name="ro1">
          <table:table-cell office:value-type="float" office:value="11949" calcext:value-type="float">
            <text:p>11949</text:p>
          </table:table-cell>
          <table:table-cell table:formula="of:=([.A894]-[.$E$3])^2" office:value-type="float" office:value="2088667.80598184" calcext:value-type="float">
            <text:p>2088667,80598184</text:p>
          </table:table-cell>
          <table:table-cell table:number-columns-repeated="5"/>
          <table:table-cell office:value-type="float" office:value="13001" calcext:value-type="float">
            <text:p>13001</text:p>
          </table:table-cell>
          <table:table-cell table:formula="of:=([.H894]-[.$L$3])^2" office:value-type="float" office:value="2964607.49649453" calcext:value-type="float">
            <text:p>2964607,49649453</text:p>
          </table:table-cell>
          <table:table-cell table:number-columns-repeated="55"/>
        </table:table-row>
        <table:table-row table:style-name="ro1">
          <table:table-cell office:value-type="float" office:value="12023" calcext:value-type="float">
            <text:p>12023</text:p>
          </table:table-cell>
          <table:table-cell table:formula="of:=([.A895]-[.$E$3])^2" office:value-type="float" office:value="2308036.72223253" calcext:value-type="float">
            <text:p>2308036,72223253</text:p>
          </table:table-cell>
          <table:table-cell table:number-columns-repeated="5"/>
          <table:table-cell office:value-type="float" office:value="9510" calcext:value-type="float">
            <text:p>9510</text:p>
          </table:table-cell>
          <table:table-cell table:formula="of:=([.H895]-[.$L$3])^2" office:value-type="float" office:value="3130056.04611807" calcext:value-type="float">
            <text:p>3130056,04611807</text:p>
          </table:table-cell>
          <table:table-cell table:number-columns-repeated="55"/>
        </table:table-row>
        <table:table-row table:style-name="ro1">
          <table:table-cell office:value-type="float" office:value="14661" calcext:value-type="float">
            <text:p>14661</text:p>
          </table:table-cell>
          <table:table-cell table:formula="of:=([.A896]-[.$E$3])^2" office:value-type="float" office:value="17282498.1420883" calcext:value-type="float">
            <text:p>17282498,1420883</text:p>
          </table:table-cell>
          <table:table-cell table:number-columns-repeated="5"/>
          <table:table-cell office:value-type="float" office:value="9545" calcext:value-type="float">
            <text:p>9545</text:p>
          </table:table-cell>
          <table:table-cell table:formula="of:=([.H896]-[.$L$3])^2" office:value-type="float" office:value="3007437.29526249" calcext:value-type="float">
            <text:p>3007437,29526249</text:p>
          </table:table-cell>
          <table:table-cell table:number-columns-repeated="55"/>
        </table:table-row>
        <table:table-row table:style-name="ro1">
          <table:table-cell office:value-type="float" office:value="12081" calcext:value-type="float">
            <text:p>12081</text:p>
          </table:table-cell>
          <table:table-cell table:formula="of:=([.A897]-[.$E$3])^2" office:value-type="float" office:value="2487630.52145605" calcext:value-type="float">
            <text:p>2487630,52145605</text:p>
          </table:table-cell>
          <table:table-cell table:number-columns-repeated="5"/>
          <table:table-cell office:value-type="float" office:value="12002" calcext:value-type="float">
            <text:p>12002</text:p>
          </table:table-cell>
          <table:table-cell table:formula="of:=([.H897]-[.$L$3])^2" office:value-type="float" office:value="522444.985200896" calcext:value-type="float">
            <text:p>522444,985200896</text:p>
          </table:table-cell>
          <table:table-cell table:number-columns-repeated="55"/>
        </table:table-row>
        <table:table-row table:style-name="ro1">
          <table:table-cell office:value-type="float" office:value="12049" calcext:value-type="float">
            <text:p>12049</text:p>
          </table:table-cell>
          <table:table-cell table:formula="of:=([.A898]-[.$E$3])^2" office:value-type="float" office:value="2387712.28740169" calcext:value-type="float">
            <text:p>2387712,28740169</text:p>
          </table:table-cell>
          <table:table-cell table:number-columns-repeated="5"/>
          <table:table-cell office:value-type="float" office:value="9264" calcext:value-type="float">
            <text:p>9264</text:p>
          </table:table-cell>
          <table:table-cell table:formula="of:=([.H898]-[.$L$3])^2" office:value-type="float" office:value="4061016.69498871" calcext:value-type="float">
            <text:p>4061016,69498871</text:p>
          </table:table-cell>
          <table:table-cell table:number-columns-repeated="55"/>
        </table:table-row>
        <table:table-row table:style-name="ro1">
          <table:table-cell office:value-type="float" office:value="14234" calcext:value-type="float">
            <text:p>14234</text:p>
          </table:table-cell>
          <table:table-cell table:formula="of:=([.A899]-[.$E$3])^2" office:value-type="float" office:value="13914559.2064255" calcext:value-type="float">
            <text:p>13914559,2064255</text:p>
          </table:table-cell>
          <table:table-cell table:number-columns-repeated="5"/>
          <table:table-cell office:value-type="float" office:value="10963" calcext:value-type="float">
            <text:p>10963</text:p>
          </table:table-cell>
          <table:table-cell table:formula="of:=([.H899]-[.$L$3])^2" office:value-type="float" office:value="99980.1891707783" calcext:value-type="float">
            <text:p>99980,1891707783</text:p>
          </table:table-cell>
          <table:table-cell table:number-columns-repeated="55"/>
        </table:table-row>
        <table:table-row table:style-name="ro1">
          <table:table-cell office:value-type="float" office:value="11581" calcext:value-type="float">
            <text:p>11581</text:p>
          </table:table-cell>
          <table:table-cell table:formula="of:=([.A900]-[.$E$3])^2" office:value-type="float" office:value="1160408.11435677" calcext:value-type="float">
            <text:p>1160408,11435677</text:p>
          </table:table-cell>
          <table:table-cell table:number-columns-repeated="5"/>
          <table:table-cell office:value-type="float" office:value="11578" calcext:value-type="float">
            <text:p>11578</text:p>
          </table:table-cell>
          <table:table-cell table:formula="of:=([.H900]-[.$L$3])^2" office:value-type="float" office:value="89283.566994188" calcext:value-type="float">
            <text:p>89283,566994188</text:p>
          </table:table-cell>
          <table:table-cell table:number-columns-repeated="55"/>
        </table:table-row>
        <table:table-row table:style-name="ro1">
          <table:table-cell office:value-type="float" office:value="12092" calcext:value-type="float">
            <text:p>12092</text:p>
          </table:table-cell>
          <table:table-cell table:formula="of:=([.A901]-[.$E$3])^2" office:value-type="float" office:value="2522450.41441223" calcext:value-type="float">
            <text:p>2522450,41441223</text:p>
          </table:table-cell>
          <table:table-cell table:number-columns-repeated="5"/>
          <table:table-cell office:value-type="float" office:value="9748" calcext:value-type="float">
            <text:p>9748</text:p>
          </table:table-cell>
          <table:table-cell table:formula="of:=([.H901]-[.$L$3])^2" office:value-type="float" office:value="2344562.54030014" calcext:value-type="float">
            <text:p>2344562,54030014</text:p>
          </table:table-cell>
          <table:table-cell table:number-columns-repeated="55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formula="of:=([.A902]-[.$E$3])^2" office:value-type="float" office:value="1506074.83648655" calcext:value-type="float">
            <text:p>1506074,83648655</text:p>
          </table:table-cell>
          <table:table-cell table:number-columns-repeated="5"/>
          <table:table-cell office:value-type="float" office:value="13179" calcext:value-type="float">
            <text:p>13179</text:p>
          </table:table-cell>
          <table:table-cell table:formula="of:=([.H902]-[.$L$3])^2" office:value-type="float" office:value="3609253.56357188" calcext:value-type="float">
            <text:p>3609253,56357188</text:p>
          </table:table-cell>
          <table:table-cell table:number-columns-repeated="55"/>
        </table:table-row>
        <table:table-row table:style-name="ro1">
          <table:table-cell office:value-type="float" office:value="11924" calcext:value-type="float">
            <text:p>11924</text:p>
          </table:table-cell>
          <table:table-cell table:formula="of:=([.A903]-[.$E$3])^2" office:value-type="float" office:value="2017031.68562687" calcext:value-type="float">
            <text:p>2017031,68562687</text:p>
          </table:table-cell>
          <table:table-cell table:number-columns-repeated="5"/>
          <table:table-cell office:value-type="float" office:value="9980" calcext:value-type="float">
            <text:p>9980</text:p>
          </table:table-cell>
          <table:table-cell table:formula="of:=([.H903]-[.$L$3])^2" office:value-type="float" office:value="1687911.39177173" calcext:value-type="float">
            <text:p>1687911,39177173</text:p>
          </table:table-cell>
          <table:table-cell table:number-columns-repeated="55"/>
        </table:table-row>
        <table:table-row table:style-name="ro1">
          <table:table-cell office:value-type="float" office:value="28226" calcext:value-type="float">
            <text:p>28226</text:p>
          </table:table-cell>
          <table:table-cell table:formula="of:=([.A904]-[.$E$3])^2" office:value-type="float" office:value="314077167.046692" calcext:value-type="float">
            <text:p>314077167,046692</text:p>
          </table:table-cell>
          <table:table-cell table:number-columns-repeated="5"/>
          <table:table-cell office:value-type="float" office:value="12877" calcext:value-type="float">
            <text:p>12877</text:p>
          </table:table-cell>
          <table:table-cell table:formula="of:=([.H904]-[.$L$3])^2" office:value-type="float" office:value="2552976.21381144" calcext:value-type="float">
            <text:p>2552976,21381144</text:p>
          </table:table-cell>
          <table:table-cell table:number-columns-repeated="55"/>
        </table:table-row>
        <table:table-row table:style-name="ro1">
          <table:table-cell office:value-type="float" office:value="22265" calcext:value-type="float">
            <text:p>22265</text:p>
          </table:table-cell>
          <table:table-cell table:formula="of:=([.A905]-[.$E$3])^2" office:value-type="float" office:value="138326352.509254" calcext:value-type="float">
            <text:p>138326352,509254</text:p>
          </table:table-cell>
          <table:table-cell table:number-columns-repeated="5"/>
          <table:table-cell office:value-type="float" office:value="11453" calcext:value-type="float">
            <text:p>11453</text:p>
          </table:table-cell>
          <table:table-cell table:formula="of:=([.H905]-[.$L$3])^2" office:value-type="float" office:value="30207.6771926819" calcext:value-type="float">
            <text:p>30207,6771926819</text:p>
          </table:table-cell>
          <table:table-cell table:number-columns-repeated="55"/>
        </table:table-row>
        <table:table-row table:style-name="ro1">
          <table:table-cell office:value-type="float" office:value="15784" calcext:value-type="float">
            <text:p>15784</text:p>
          </table:table-cell>
          <table:table-cell table:formula="of:=([.A906]-[.$E$3])^2" office:value-type="float" office:value="27880748.6684333" calcext:value-type="float">
            <text:p>27880748,6684333</text:p>
          </table:table-cell>
          <table:table-cell table:number-columns-repeated="5"/>
          <table:table-cell office:value-type="float" office:value="8970" calcext:value-type="float">
            <text:p>8970</text:p>
          </table:table-cell>
          <table:table-cell table:formula="of:=([.H906]-[.$L$3])^2" office:value-type="float" office:value="5332388.20217557" calcext:value-type="float">
            <text:p>5332388,20217557</text:p>
          </table:table-cell>
          <table:table-cell table:number-columns-repeated="55"/>
        </table:table-row>
        <table:table-row table:style-name="ro1">
          <table:table-cell office:value-type="float" office:value="16097" calcext:value-type="float">
            <text:p>16097</text:p>
          </table:table-cell>
          <table:table-cell table:formula="of:=([.A907]-[.$E$3])^2" office:value-type="float" office:value="31284136.8952775" calcext:value-type="float">
            <text:p>31284136,8952775</text:p>
          </table:table-cell>
          <table:table-cell table:number-columns-repeated="5"/>
          <table:table-cell office:value-type="float" office:value="12211" calcext:value-type="float">
            <text:p>12211</text:p>
          </table:table-cell>
          <table:table-cell table:formula="of:=([.H907]-[.$L$3])^2" office:value-type="float" office:value="868257.872949015" calcext:value-type="float">
            <text:p>868257,872949015</text:p>
          </table:table-cell>
          <table:table-cell table:number-columns-repeated="55"/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[.A908]-[.$E$3])^2" office:value-type="float" office:value="27386616.762166" calcext:value-type="float">
            <text:p>27386616,762166</text:p>
          </table:table-cell>
          <table:table-cell table:number-columns-repeated="5"/>
          <table:table-cell office:value-type="float" office:value="9234" calcext:value-type="float">
            <text:p>9234</text:p>
          </table:table-cell>
          <table:table-cell table:formula="of:=([.H908]-[.$L$3])^2" office:value-type="float" office:value="4182828.48143635" calcext:value-type="float">
            <text:p>4182828,48143635</text:p>
          </table:table-cell>
          <table:table-cell table:number-columns-repeated="55"/>
        </table:table-row>
        <table:table-row table:style-name="ro1">
          <table:table-cell office:value-type="float" office:value="16494" calcext:value-type="float">
            <text:p>16494</text:p>
          </table:table-cell>
          <table:table-cell table:formula="of:=([.A909]-[.$E$3])^2" office:value-type="float" office:value="35882764.4865143" calcext:value-type="float">
            <text:p>35882764,4865143</text:p>
          </table:table-cell>
          <table:table-cell table:number-columns-repeated="5"/>
          <table:table-cell office:value-type="float" office:value="10206" calcext:value-type="float">
            <text:p>10206</text:p>
          </table:table-cell>
          <table:table-cell table:formula="of:=([.H909]-[.$L$3])^2" office:value-type="float" office:value="1151750.60053286" calcext:value-type="float">
            <text:p>1151750,60053286</text:p>
          </table:table-cell>
          <table:table-cell table:number-columns-repeated="55"/>
        </table:table-row>
        <table:table-row table:style-name="ro1">
          <table:table-cell office:value-type="float" office:value="15449" calcext:value-type="float">
            <text:p>15449</text:p>
          </table:table-cell>
          <table:table-cell table:formula="of:=([.A910]-[.$E$3])^2" office:value-type="float" office:value="24455224.6556768" calcext:value-type="float">
            <text:p>24455224,6556768</text:p>
          </table:table-cell>
          <table:table-cell table:number-columns-repeated="5"/>
          <table:table-cell office:value-type="float" office:value="12226" calcext:value-type="float">
            <text:p>12226</text:p>
          </table:table-cell>
          <table:table-cell table:formula="of:=([.H910]-[.$L$3])^2" office:value-type="float" office:value="896436.979725195" calcext:value-type="float">
            <text:p>896436,979725195</text:p>
          </table:table-cell>
          <table:table-cell table:number-columns-repeated="55"/>
        </table:table-row>
        <table:table-row table:style-name="ro1">
          <table:table-cell office:value-type="float" office:value="17272" calcext:value-type="float">
            <text:p>17272</text:p>
          </table:table-cell>
          <table:table-cell table:formula="of:=([.A911]-[.$E$3])^2" office:value-type="float" office:value="45808834.5519608" calcext:value-type="float">
            <text:p>45808834,5519608</text:p>
          </table:table-cell>
          <table:table-cell table:number-columns-repeated="5"/>
          <table:table-cell office:value-type="float" office:value="12470" calcext:value-type="float">
            <text:p>12470</text:p>
          </table:table-cell>
          <table:table-cell table:formula="of:=([.H911]-[.$L$3])^2" office:value-type="float" office:value="1418013.11661774" calcext:value-type="float">
            <text:p>1418013,11661774</text:p>
          </table:table-cell>
          <table:table-cell table:number-columns-repeated="55"/>
        </table:table-row>
        <table:table-row table:style-name="ro1">
          <table:table-cell office:value-type="float" office:value="17015" calcext:value-type="float">
            <text:p>17015</text:p>
          </table:table-cell>
          <table:table-cell table:formula="of:=([.A912]-[.$E$3])^2" office:value-type="float" office:value="42396017.2347117" calcext:value-type="float">
            <text:p>42396017,2347117</text:p>
          </table:table-cell>
          <table:table-cell table:number-columns-repeated="5"/>
          <table:table-cell office:value-type="float" office:value="10736" calcext:value-type="float">
            <text:p>10736</text:p>
          </table:table-cell>
          <table:table-cell table:formula="of:=([.H912]-[.$L$3])^2" office:value-type="float" office:value="295062.373291243" calcext:value-type="float">
            <text:p>295062,373291243</text:p>
          </table:table-cell>
          <table:table-cell table:number-columns-repeated="55"/>
        </table:table-row>
        <table:table-row table:style-name="ro1">
          <table:table-cell office:value-type="float" office:value="16987" calcext:value-type="float">
            <text:p>16987</text:p>
          </table:table-cell>
          <table:table-cell table:formula="of:=([.A913]-[.$E$3])^2" office:value-type="float" office:value="42032172.7799142" calcext:value-type="float">
            <text:p>42032172,7799142</text:p>
          </table:table-cell>
          <table:table-cell table:number-columns-repeated="5"/>
          <table:table-cell office:value-type="float" office:value="11673" calcext:value-type="float">
            <text:p>11673</text:p>
          </table:table-cell>
          <table:table-cell table:formula="of:=([.H913]-[.$L$3])^2" office:value-type="float" office:value="155081.243243333" calcext:value-type="float">
            <text:p>155081,243243333</text:p>
          </table:table-cell>
          <table:table-cell table:number-columns-repeated="55"/>
        </table:table-row>
        <table:table-row table:style-name="ro1">
          <table:table-cell office:value-type="float" office:value="15777" calcext:value-type="float">
            <text:p>15777</text:p>
          </table:table-cell>
          <table:table-cell table:formula="of:=([.A914]-[.$E$3])^2" office:value-type="float" office:value="27806874.5547339" calcext:value-type="float">
            <text:p>27806874,5547339</text:p>
          </table:table-cell>
          <table:table-cell table:number-columns-repeated="5"/>
          <table:table-cell office:value-type="float" office:value="12970" calcext:value-type="float">
            <text:p>12970</text:p>
          </table:table-cell>
          <table:table-cell table:formula="of:=([.H914]-[.$L$3])^2" office:value-type="float" office:value="2858816.67582376" calcext:value-type="float">
            <text:p>2858816,67582376</text:p>
          </table:table-cell>
          <table:table-cell table:number-columns-repeated="55"/>
        </table:table-row>
        <table:table-row table:style-name="ro1">
          <table:table-cell office:value-type="float" office:value="18485" calcext:value-type="float">
            <text:p>18485</text:p>
          </table:table-cell>
          <table:table-cell table:formula="of:=([.A915]-[.$E$3])^2" office:value-type="float" office:value="63699911.1115836" calcext:value-type="float">
            <text:p>63699911,1115836</text:p>
          </table:table-cell>
          <table:table-cell table:number-columns-repeated="5"/>
          <table:table-cell office:value-type="float" office:value="10494" calcext:value-type="float">
            <text:p>10494</text:p>
          </table:table-cell>
          <table:table-cell table:formula="of:=([.H915]-[.$L$3])^2" office:value-type="float" office:value="616533.450635528" calcext:value-type="float">
            <text:p>616533,450635528</text:p>
          </table:table-cell>
          <table:table-cell table:number-columns-repeated="55"/>
        </table:table-row>
        <table:table-row table:style-name="ro1">
          <table:table-cell office:value-type="float" office:value="17544" calcext:value-type="float">
            <text:p>17544</text:p>
          </table:table-cell>
          <table:table-cell table:formula="of:=([.A916]-[.$E$3])^2" office:value-type="float" office:value="49564731.5414228" calcext:value-type="float">
            <text:p>49564731,5414228</text:p>
          </table:table-cell>
          <table:table-cell table:number-columns-repeated="5"/>
          <table:table-cell office:value-type="float" office:value="13126" calcext:value-type="float">
            <text:p>13126</text:p>
          </table:table-cell>
          <table:table-cell table:formula="of:=([.H916]-[.$L$3])^2" office:value-type="float" office:value="3410683.38629604" calcext:value-type="float">
            <text:p>3410683,38629604</text:p>
          </table:table-cell>
          <table:table-cell table:number-columns-repeated="55"/>
        </table:table-row>
        <table:table-row table:style-name="ro1">
          <table:table-cell office:value-type="float" office:value="17150" calcext:value-type="float">
            <text:p>17150</text:p>
          </table:table-cell>
          <table:table-cell table:formula="of:=([.A917]-[.$E$3])^2" office:value-type="float" office:value="44172272.2846285" calcext:value-type="float">
            <text:p>44172272,2846285</text:p>
          </table:table-cell>
          <table:table-cell table:number-columns-repeated="5"/>
          <table:table-cell office:value-type="float" office:value="13723" calcext:value-type="float">
            <text:p>13723</text:p>
          </table:table-cell>
          <table:table-cell table:formula="of:=([.H917]-[.$L$3])^2" office:value-type="float" office:value="5972175.83598803" calcext:value-type="float">
            <text:p>5972175,83598803</text:p>
          </table:table-cell>
          <table:table-cell table:number-columns-repeated="55"/>
        </table:table-row>
        <table:table-row table:style-name="ro1">
          <table:table-cell office:value-type="float" office:value="16959" calcext:value-type="float">
            <text:p>16959</text:p>
          </table:table-cell>
          <table:table-cell table:formula="of:=([.A918]-[.$E$3])^2" office:value-type="float" office:value="41669896.3251166" calcext:value-type="float">
            <text:p>41669896,3251166</text:p>
          </table:table-cell>
          <table:table-cell table:number-columns-repeated="5"/>
          <table:table-cell office:value-type="float" office:value="8856" calcext:value-type="float">
            <text:p>8856</text:p>
          </table:table-cell>
          <table:table-cell table:formula="of:=([.H918]-[.$L$3])^2" office:value-type="float" office:value="5871880.99067659" calcext:value-type="float">
            <text:p>5871880,99067659</text:p>
          </table:table-cell>
          <table:table-cell table:number-columns-repeated="55"/>
        </table:table-row>
        <table:table-row table:style-name="ro1">
          <table:table-cell office:value-type="float" office:value="17589" calcext:value-type="float">
            <text:p>17589</text:p>
          </table:table-cell>
          <table:table-cell table:formula="of:=([.A919]-[.$E$3])^2" office:value-type="float" office:value="50200376.5580617" calcext:value-type="float">
            <text:p>50200376,5580617</text:p>
          </table:table-cell>
          <table:table-cell table:number-columns-repeated="5"/>
          <table:table-cell office:value-type="float" office:value="9423" calcext:value-type="float">
            <text:p>9423</text:p>
          </table:table-cell>
          <table:table-cell table:formula="of:=([.H919]-[.$L$3])^2" office:value-type="float" office:value="3445465.22681622" calcext:value-type="float">
            <text:p>3445465,22681622</text:p>
          </table:table-cell>
          <table:table-cell table:number-columns-repeated="55"/>
        </table:table-row>
        <table:table-row table:style-name="ro1">
          <table:table-cell office:value-type="float" office:value="19206" calcext:value-type="float">
            <text:p>19206</text:p>
          </table:table-cell>
          <table:table-cell table:formula="of:=([.A920]-[.$E$3])^2" office:value-type="float" office:value="75728674.8226208" calcext:value-type="float">
            <text:p>75728674,8226208</text:p>
          </table:table-cell>
          <table:table-cell table:number-columns-repeated="5"/>
          <table:table-cell office:value-type="float" office:value="12230" calcext:value-type="float">
            <text:p>12230</text:p>
          </table:table-cell>
          <table:table-cell table:formula="of:=([.H920]-[.$L$3])^2" office:value-type="float" office:value="904027.408198843" calcext:value-type="float">
            <text:p>904027,408198843</text:p>
          </table:table-cell>
          <table:table-cell table:number-columns-repeated="55"/>
        </table:table-row>
        <table:table-row table:style-name="ro1">
          <table:table-cell office:value-type="float" office:value="15667" calcext:value-type="float">
            <text:p>15667</text:p>
          </table:table-cell>
          <table:table-cell table:formula="of:=([.A921]-[.$E$3])^2" office:value-type="float" office:value="26658865.6251721" calcext:value-type="float">
            <text:p>26658865,6251721</text:p>
          </table:table-cell>
          <table:table-cell table:number-columns-repeated="5"/>
          <table:table-cell office:value-type="float" office:value="9018" calcext:value-type="float">
            <text:p>9018</text:p>
          </table:table-cell>
          <table:table-cell table:formula="of:=([.H921]-[.$L$3])^2" office:value-type="float" office:value="5113009.34385934" calcext:value-type="float">
            <text:p>5113009,34385934</text:p>
          </table:table-cell>
          <table:table-cell table:number-columns-repeated="55"/>
        </table:table-row>
        <table:table-row table:style-name="ro1">
          <table:table-cell office:value-type="float" office:value="15985" calcext:value-type="float">
            <text:p>15985</text:p>
          </table:table-cell>
          <table:table-cell table:formula="of:=([.A922]-[.$E$3])^2" office:value-type="float" office:value="30043799.0760872" calcext:value-type="float">
            <text:p>30043799,0760872</text:p>
          </table:table-cell>
          <table:table-cell table:number-columns-repeated="5"/>
          <table:table-cell office:value-type="float" office:value="15136" calcext:value-type="float">
            <text:p>15136</text:p>
          </table:table-cell>
          <table:table-cell table:formula="of:=([.H922]-[.$L$3])^2" office:value-type="float" office:value="14874933.6943043" calcext:value-type="float">
            <text:p>14874933,6943043</text:p>
          </table:table-cell>
          <table:table-cell table:number-columns-repeated="55"/>
        </table:table-row>
        <table:table-row table:style-name="ro1">
          <table:table-cell office:value-type="float" office:value="12271" calcext:value-type="float">
            <text:p>12271</text:p>
          </table:table-cell>
          <table:table-cell table:formula="of:=([.A923]-[.$E$3])^2" office:value-type="float" office:value="3123075.03615377" calcext:value-type="float">
            <text:p>3123075,03615377</text:p>
          </table:table-cell>
          <table:table-cell table:number-columns-repeated="5"/>
          <table:table-cell office:value-type="float" office:value="9827" calcext:value-type="float">
            <text:p>9827</text:p>
          </table:table-cell>
          <table:table-cell table:formula="of:=([.H923]-[.$L$3])^2" office:value-type="float" office:value="2108874.50265469" calcext:value-type="float">
            <text:p>2108874,50265469</text:p>
          </table:table-cell>
          <table:table-cell table:number-columns-repeated="55"/>
        </table:table-row>
        <table:table-row table:style-name="ro1">
          <table:table-cell office:value-type="float" office:value="14476" calcext:value-type="float">
            <text:p>14476</text:p>
          </table:table-cell>
          <table:table-cell table:formula="of:=([.A924]-[.$E$3])^2" office:value-type="float" office:value="15778550.8514616" calcext:value-type="float">
            <text:p>15778550,8514616</text:p>
          </table:table-cell>
          <table:table-cell table:number-columns-repeated="5"/>
          <table:table-cell office:value-type="float" office:value="10549" calcext:value-type="float">
            <text:p>10549</text:p>
          </table:table-cell>
          <table:table-cell table:formula="of:=([.H924]-[.$L$3])^2" office:value-type="float" office:value="533186.84214819" calcext:value-type="float">
            <text:p>533186,84214819</text:p>
          </table:table-cell>
          <table:table-cell table:number-columns-repeated="55"/>
        </table:table-row>
        <table:table-row table:style-name="ro1">
          <table:table-cell office:value-type="float" office:value="12977" calcext:value-type="float">
            <text:p>12977</text:p>
          </table:table-cell>
          <table:table-cell table:formula="of:=([.A925]-[.$E$3])^2" office:value-type="float" office:value="6116829.07497796" calcext:value-type="float">
            <text:p>6116829,07497796</text:p>
          </table:table-cell>
          <table:table-cell table:number-columns-repeated="5"/>
          <table:table-cell office:value-type="float" office:value="11358" calcext:value-type="float">
            <text:p>11358</text:p>
          </table:table-cell>
          <table:table-cell table:formula="of:=([.H925]-[.$L$3])^2" office:value-type="float" office:value="6210.00094353735" calcext:value-type="float">
            <text:p>6210,00094353735</text:p>
          </table:table-cell>
          <table:table-cell table:number-columns-repeated="55"/>
        </table:table-row>
        <table:table-row table:style-name="ro1">
          <table:table-cell office:value-type="float" office:value="12932" calcext:value-type="float">
            <text:p>12932</text:p>
          </table:table-cell>
          <table:table-cell table:formula="of:=([.A926]-[.$E$3])^2" office:value-type="float" office:value="5896264.05833902" calcext:value-type="float">
            <text:p>5896264,05833902</text:p>
          </table:table-cell>
          <table:table-cell table:number-columns-repeated="5"/>
          <table:table-cell office:value-type="float" office:value="12298" calcext:value-type="float">
            <text:p>12298</text:p>
          </table:table-cell>
          <table:table-cell table:formula="of:=([.H926]-[.$L$3])^2" office:value-type="float" office:value="1037960.69225086" calcext:value-type="float">
            <text:p>1037960,69225086</text:p>
          </table:table-cell>
          <table:table-cell table:number-columns-repeated="55"/>
        </table:table-row>
        <table:table-row table:style-name="ro1">
          <table:table-cell office:value-type="float" office:value="12062" calcext:value-type="float">
            <text:p>12062</text:p>
          </table:table-cell>
          <table:table-cell table:formula="of:=([.A927]-[.$E$3])^2" office:value-type="float" office:value="2428057.06998627" calcext:value-type="float">
            <text:p>2428057,06998627</text:p>
          </table:table-cell>
          <table:table-cell table:number-columns-repeated="5"/>
          <table:table-cell office:value-type="float" office:value="12111" calcext:value-type="float">
            <text:p>12111</text:p>
          </table:table-cell>
          <table:table-cell table:formula="of:=([.H927]-[.$L$3])^2" office:value-type="float" office:value="691897.16110781" calcext:value-type="float">
            <text:p>691897,16110781</text:p>
          </table:table-cell>
          <table:table-cell table:number-columns-repeated="55"/>
        </table:table-row>
        <table:table-row table:style-name="ro1">
          <table:table-cell office:value-type="float" office:value="12895" calcext:value-type="float">
            <text:p>12895</text:p>
          </table:table-cell>
          <table:table-cell table:formula="of:=([.A928]-[.$E$3])^2" office:value-type="float" office:value="5717944.60021367" calcext:value-type="float">
            <text:p>5717944,60021367</text:p>
          </table:table-cell>
          <table:table-cell table:number-columns-repeated="5"/>
          <table:table-cell office:value-type="float" office:value="9223" calcext:value-type="float">
            <text:p>9223</text:p>
          </table:table-cell>
          <table:table-cell table:formula="of:=([.H928]-[.$L$3])^2" office:value-type="float" office:value="4227943.80313381" calcext:value-type="float">
            <text:p>4227943,80313381</text:p>
          </table:table-cell>
          <table:table-cell table:number-columns-repeated="55"/>
        </table:table-row>
        <table:table-row table:style-name="ro1">
          <table:table-cell office:value-type="float" office:value="25342" calcext:value-type="float">
            <text:p>25342</text:p>
          </table:table-cell>
          <table:table-cell table:formula="of:=([.A929]-[.$E$3])^2" office:value-type="float" office:value="220172844.202543" calcext:value-type="float">
            <text:p>220172844,202543</text:p>
          </table:table-cell>
          <table:table-cell table:number-columns-repeated="5"/>
          <table:table-cell office:value-type="float" office:value="11648" calcext:value-type="float">
            <text:p>11648</text:p>
          </table:table-cell>
          <table:table-cell table:formula="of:=([.H929]-[.$L$3])^2" office:value-type="float" office:value="136016.065283031" calcext:value-type="float">
            <text:p>136016,065283031</text:p>
          </table:table-cell>
          <table:table-cell table:number-columns-repeated="55"/>
        </table:table-row>
        <table:table-row table:style-name="ro1">
          <table:table-cell office:value-type="float" office:value="22281" calcext:value-type="float">
            <text:p>22281</text:p>
          </table:table-cell>
          <table:table-cell table:formula="of:=([.A930]-[.$E$3])^2" office:value-type="float" office:value="138702967.626281" calcext:value-type="float">
            <text:p>138702967,626281</text:p>
          </table:table-cell>
          <table:table-cell table:number-columns-repeated="5"/>
          <table:table-cell office:value-type="float" office:value="17927" calcext:value-type="float">
            <text:p>17927</text:p>
          </table:table-cell>
          <table:table-cell table:formula="of:=([.H930]-[.$L$3])^2" office:value-type="float" office:value="44193292.1617923" calcext:value-type="float">
            <text:p>44193292,1617923</text:p>
          </table:table-cell>
          <table:table-cell table:number-columns-repeated="55"/>
        </table:table-row>
        <table:table-row table:style-name="ro1">
          <table:table-cell office:value-type="float" office:value="17764" calcext:value-type="float">
            <text:p>17764</text:p>
          </table:table-cell>
          <table:table-cell table:formula="of:=([.A931]-[.$E$3])^2" office:value-type="float" office:value="52710829.4005465" calcext:value-type="float">
            <text:p>52710829,4005465</text:p>
          </table:table-cell>
          <table:table-cell table:number-columns-repeated="5"/>
          <table:table-cell office:value-type="float" office:value="10183" calcext:value-type="float">
            <text:p>10183</text:p>
          </table:table-cell>
          <table:table-cell table:formula="of:=([.H931]-[.$L$3])^2" office:value-type="float" office:value="1201646.63680938" calcext:value-type="float">
            <text:p>1201646,63680938</text:p>
          </table:table-cell>
          <table:table-cell table:number-columns-repeated="55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formula="of:=([.A932]-[.$E$3])^2" office:value-type="float" office:value="3607045.75162798" calcext:value-type="float">
            <text:p>3607045,75162798</text:p>
          </table:table-cell>
          <table:table-cell table:number-columns-repeated="5"/>
          <table:table-cell office:value-type="float" office:value="13976" calcext:value-type="float">
            <text:p>13976</text:p>
          </table:table-cell>
          <table:table-cell table:formula="of:=([.H932]-[.$L$3])^2" office:value-type="float" office:value="7272749.43694628" calcext:value-type="float">
            <text:p>7272749,43694628</text:p>
          </table:table-cell>
          <table:table-cell table:number-columns-repeated="55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formula="of:=([.A933]-[.$E$3])^2" office:value-type="float" office:value="2798184.87531073" calcext:value-type="float">
            <text:p>2798184,87531073</text:p>
          </table:table-cell>
          <table:table-cell table:number-columns-repeated="5"/>
          <table:table-cell office:value-type="float" office:value="9464" calcext:value-type="float">
            <text:p>9464</text:p>
          </table:table-cell>
          <table:table-cell table:formula="of:=([.H933]-[.$L$3])^2" office:value-type="float" office:value="3294938.11867112" calcext:value-type="float">
            <text:p>3294938,11867112</text:p>
          </table:table-cell>
          <table:table-cell table:number-columns-repeated="55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formula="of:=([.A934]-[.$E$3])^2" office:value-type="float" office:value="2656175.00232127" calcext:value-type="float">
            <text:p>2656175,00232127</text:p>
          </table:table-cell>
          <table:table-cell table:number-columns-repeated="5"/>
          <table:table-cell office:value-type="float" office:value="9683" calcext:value-type="float">
            <text:p>9683</text:p>
          </table:table-cell>
          <table:table-cell table:formula="of:=([.H934]-[.$L$3])^2" office:value-type="float" office:value="2547843.07760336" calcext:value-type="float">
            <text:p>2547843,07760336</text:p>
          </table:table-cell>
          <table:table-cell table:number-columns-repeated="55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formula="of:=([.A935]-[.$E$3])^2" office:value-type="float" office:value="1005562.90082376" calcext:value-type="float">
            <text:p>1005562,90082376</text:p>
          </table:table-cell>
          <table:table-cell table:number-columns-repeated="5"/>
          <table:table-cell office:value-type="float" office:value="9605" calcext:value-type="float">
            <text:p>9605</text:p>
          </table:table-cell>
          <table:table-cell table:formula="of:=([.H935]-[.$L$3])^2" office:value-type="float" office:value="2802933.72236722" calcext:value-type="float">
            <text:p>2802933,72236722</text:p>
          </table:table-cell>
          <table:table-cell table:number-columns-repeated="55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formula="of:=([.A936]-[.$E$3])^2" office:value-type="float" office:value="385364.819847612" calcext:value-type="float">
            <text:p>385364,819847612</text:p>
          </table:table-cell>
          <table:table-cell table:number-columns-repeated="5"/>
          <table:table-cell office:value-type="float" office:value="9745" calcext:value-type="float">
            <text:p>9745</text:p>
          </table:table-cell>
          <table:table-cell table:formula="of:=([.H936]-[.$L$3])^2" office:value-type="float" office:value="2353758.7189449" calcext:value-type="float">
            <text:p>2353758,7189449</text:p>
          </table:table-cell>
          <table:table-cell table:number-columns-repeated="55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formula="of:=([.A937]-[.$E$3])^2" office:value-type="float" office:value="281724.853125483" calcext:value-type="float">
            <text:p>281724,853125483</text:p>
          </table:table-cell>
          <table:table-cell table:number-columns-repeated="5"/>
          <table:table-cell office:value-type="float" office:value="9563" calcext:value-type="float">
            <text:p>9563</text:p>
          </table:table-cell>
          <table:table-cell table:formula="of:=([.H937]-[.$L$3])^2" office:value-type="float" office:value="2945330.22339391" calcext:value-type="float">
            <text:p>2945330,22339391</text:p>
          </table:table-cell>
          <table:table-cell table:number-columns-repeated="55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([.A938]-[.$E$3])^2" office:value-type="float" office:value="159023.568599693" calcext:value-type="float">
            <text:p>159023,568599693</text:p>
          </table:table-cell>
          <table:table-cell table:number-columns-repeated="5"/>
          <table:table-cell office:value-type="float" office:value="12603" calcext:value-type="float">
            <text:p>12603</text:p>
          </table:table-cell>
          <table:table-cell table:formula="of:=([.H938]-[.$L$3])^2" office:value-type="float" office:value="1752455.86336654" calcext:value-type="float">
            <text:p>1752455,86336654</text:p>
          </table:table-cell>
          <table:table-cell table:number-columns-repeated="55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formula="of:=([.A939]-[.$E$3])^2" office:value-type="float" office:value="518079.783241955" calcext:value-type="float">
            <text:p>518079,783241955</text:p>
          </table:table-cell>
          <table:table-cell table:number-columns-repeated="5"/>
          <table:table-cell office:value-type="float" office:value="9885" calcext:value-type="float">
            <text:p>9885</text:p>
          </table:table-cell>
          <table:table-cell table:formula="of:=([.H939]-[.$L$3])^2" office:value-type="float" office:value="1943783.71552259" calcext:value-type="float">
            <text:p>1943783,71552259</text:p>
          </table:table-cell>
          <table:table-cell table:number-columns-repeated="55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formula="of:=([.A940]-[.$E$3])^2" office:value-type="float" office:value="484106.45878272" calcext:value-type="float">
            <text:p>484106,45878272</text:p>
          </table:table-cell>
          <table:table-cell table:number-columns-repeated="5"/>
          <table:table-cell office:value-type="float" office:value="10710" calcext:value-type="float">
            <text:p>10710</text:p>
          </table:table-cell>
          <table:table-cell table:formula="of:=([.H940]-[.$L$3])^2" office:value-type="float" office:value="323984.58821253" calcext:value-type="float">
            <text:p>323984,58821253</text:p>
          </table:table-cell>
          <table:table-cell table:number-columns-repeated="55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formula="of:=([.A941]-[.$E$3])^2" office:value-type="float" office:value="500949.121012338" calcext:value-type="float">
            <text:p>500949,121012338</text:p>
          </table:table-cell>
          <table:table-cell table:number-columns-repeated="5"/>
          <table:table-cell office:value-type="float" office:value="11309" calcext:value-type="float">
            <text:p>11309</text:p>
          </table:table-cell>
          <table:table-cell table:formula="of:=([.H941]-[.$L$3])^2" office:value-type="float" office:value="888.252141346987" calcext:value-type="float">
            <text:p>888,252141346987</text:p>
          </table:table-cell>
          <table:table-cell table:number-columns-repeated="55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formula="of:=([.A942]-[.$E$3])^2" office:value-type="float" office:value="532575.335099969" calcext:value-type="float">
            <text:p>532575,335099969</text:p>
          </table:table-cell>
          <table:table-cell table:number-columns-repeated="5"/>
          <table:table-cell office:value-type="float" office:value="13150" calcext:value-type="float">
            <text:p>13150</text:p>
          </table:table-cell>
          <table:table-cell table:formula="of:=([.H942]-[.$L$3])^2" office:value-type="float" office:value="3499905.95713793" calcext:value-type="float">
            <text:p>3499905,95713793</text:p>
          </table:table-cell>
          <table:table-cell table:number-columns-repeated="55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formula="of:=([.A943]-[.$E$3])^2" office:value-type="float" office:value="2885845.31014156" calcext:value-type="float">
            <text:p>2885845,31014156</text:p>
          </table:table-cell>
          <table:table-cell table:number-columns-repeated="5"/>
          <table:table-cell office:value-type="float" office:value="9490" calcext:value-type="float">
            <text:p>9490</text:p>
          </table:table-cell>
          <table:table-cell table:formula="of:=([.H943]-[.$L$3])^2" office:value-type="float" office:value="3201223.90374983" calcext:value-type="float">
            <text:p>3201223,90374983</text:p>
          </table:table-cell>
          <table:table-cell table:number-columns-repeated="55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formula="of:=([.A944]-[.$E$3])^2" office:value-type="float" office:value="157432.45822809" calcext:value-type="float">
            <text:p>157432,45822809</text:p>
          </table:table-cell>
          <table:table-cell table:number-columns-repeated="5"/>
          <table:table-cell office:value-type="float" office:value="15899" calcext:value-type="float">
            <text:p>15899</text:p>
          </table:table-cell>
          <table:table-cell table:formula="of:=([.H944]-[.$L$3])^2" office:value-type="float" office:value="21342584.9256526" calcext:value-type="float">
            <text:p>21342584,9256526</text:p>
          </table:table-cell>
          <table:table-cell table:number-columns-repeated="55"/>
        </table:table-row>
        <table:table-row table:style-name="ro1">
          <table:table-cell office:value-type="float" office:value="10825" calcext:value-type="float">
            <text:p>10825</text:p>
          </table:table-cell>
          <table:table-cell table:formula="of:=([.A945]-[.$E$3])^2" office:value-type="float" office:value="103183.834822655" calcext:value-type="float">
            <text:p>103183,834822655</text:p>
          </table:table-cell>
          <table:table-cell table:number-columns-repeated="5"/>
          <table:table-cell office:value-type="float" office:value="10675" calcext:value-type="float">
            <text:p>10675</text:p>
          </table:table-cell>
          <table:table-cell table:formula="of:=([.H945]-[.$L$3])^2" office:value-type="float" office:value="365053.339068108" calcext:value-type="float">
            <text:p>365053,339068108</text:p>
          </table:table-cell>
          <table:table-cell table:number-columns-repeated="55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formula="of:=([.A946]-[.$E$3])^2" office:value-type="float" office:value="37938.3106961987" calcext:value-type="float">
            <text:p>37938,3106961987</text:p>
          </table:table-cell>
          <table:table-cell table:number-columns-repeated="5"/>
          <table:table-cell office:value-type="float" office:value="12070" calcext:value-type="float">
            <text:p>12070</text:p>
          </table:table-cell>
          <table:table-cell table:formula="of:=([.H946]-[.$L$3])^2" office:value-type="float" office:value="625370.269252916" calcext:value-type="float">
            <text:p>625370,269252916</text:p>
          </table:table-cell>
          <table:table-cell table:number-columns-repeated="55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([.A947]-[.$E$3])^2" office:value-type="float" office:value="993565.569708954" calcext:value-type="float">
            <text:p>993565,569708954</text:p>
          </table:table-cell>
          <table:table-cell table:number-columns-repeated="5"/>
          <table:table-cell office:value-type="float" office:value="10454" calcext:value-type="float">
            <text:p>10454</text:p>
          </table:table-cell>
          <table:table-cell table:formula="of:=([.H947]-[.$L$3])^2" office:value-type="float" office:value="680949.165899046" calcext:value-type="float">
            <text:p>680949,165899046</text:p>
          </table:table-cell>
          <table:table-cell table:number-columns-repeated="55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formula="of:=([.A948]-[.$E$3])^2" office:value-type="float" office:value="1031804.11823918" calcext:value-type="float">
            <text:p>1031804,11823918</text:p>
          </table:table-cell>
          <table:table-cell table:number-columns-repeated="5"/>
          <table:table-cell office:value-type="float" office:value="12734" calcext:value-type="float">
            <text:p>12734</text:p>
          </table:table-cell>
          <table:table-cell table:formula="of:=([.H948]-[.$L$3])^2" office:value-type="float" office:value="2116453.39587852" calcext:value-type="float">
            <text:p>2116453,39587852</text:p>
          </table:table-cell>
          <table:table-cell table:number-columns-repeated="55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formula="of:=([.A949]-[.$E$3])^2" office:value-type="float" office:value="932726.358949109" calcext:value-type="float">
            <text:p>932726,358949109</text:p>
          </table:table-cell>
          <table:table-cell table:number-columns-repeated="5"/>
          <table:table-cell office:value-type="float" office:value="9999" calcext:value-type="float">
            <text:p>9999</text:p>
          </table:table-cell>
          <table:table-cell table:formula="of:=([.H949]-[.$L$3])^2" office:value-type="float" office:value="1638902.92702156" calcext:value-type="float">
            <text:p>1638902,92702156</text:p>
          </table:table-cell>
          <table:table-cell table:number-columns-repeated="55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([.A950]-[.$E$3])^2" office:value-type="float" office:value="905880.586347889" calcext:value-type="float">
            <text:p>905880,586347889</text:p>
          </table:table-cell>
          <table:table-cell table:number-columns-repeated="5"/>
          <table:table-cell office:value-type="float" office:value="9308" calcext:value-type="float">
            <text:p>9308</text:p>
          </table:table-cell>
          <table:table-cell table:formula="of:=([.H950]-[.$L$3])^2" office:value-type="float" office:value="3885615.40819884" calcext:value-type="float">
            <text:p>3885615,40819884</text:p>
          </table:table-cell>
          <table:table-cell table:number-columns-repeated="55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formula="of:=([.A951]-[.$E$3])^2" office:value-type="float" office:value="435306.472093869" calcext:value-type="float">
            <text:p>435306,472093869</text:p>
          </table:table-cell>
          <table:table-cell table:number-columns-repeated="5"/>
          <table:table-cell office:value-type="float" office:value="11799" calcext:value-type="float">
            <text:p>11799</text:p>
          </table:table-cell>
          <table:table-cell table:formula="of:=([.H951]-[.$L$3])^2" office:value-type="float" office:value="270195.740163251" calcext:value-type="float">
            <text:p>270195,740163251</text:p>
          </table:table-cell>
          <table:table-cell table:number-columns-repeated="55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formula="of:=([.A952]-[.$E$3])^2" office:value-type="float" office:value="1218324.97458971" calcext:value-type="float">
            <text:p>1218324,97458971</text:p>
          </table:table-cell>
          <table:table-cell table:number-columns-repeated="5"/>
          <table:table-cell office:value-type="float" office:value="9073" calcext:value-type="float">
            <text:p>9073</text:p>
          </table:table-cell>
          <table:table-cell table:formula="of:=([.H952]-[.$L$3])^2" office:value-type="float" office:value="4867302.73537201" calcext:value-type="float">
            <text:p>4867302,73537201</text:p>
          </table:table-cell>
          <table:table-cell table:number-columns-repeated="55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formula="of:=([.A953]-[.$E$3])^2" office:value-type="float" office:value="502365.676198139" calcext:value-type="float">
            <text:p>502365,676198139</text:p>
          </table:table-cell>
          <table:table-cell table:number-columns-repeated="5"/>
          <table:table-cell office:value-type="float" office:value="13862" calcext:value-type="float">
            <text:p>13862</text:p>
          </table:table-cell>
          <table:table-cell table:formula="of:=([.H953]-[.$L$3])^2" office:value-type="float" office:value="6670874.22544731" calcext:value-type="float">
            <text:p>6670874,22544731</text:p>
          </table:table-cell>
          <table:table-cell table:number-columns-repeated="55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formula="of:=([.A954]-[.$E$3])^2" office:value-type="float" office:value="1027745.00786758" calcext:value-type="float">
            <text:p>1027745,00786758</text:p>
          </table:table-cell>
          <table:table-cell table:number-columns-repeated="5"/>
          <table:table-cell office:value-type="float" office:value="10578" calcext:value-type="float">
            <text:p>10578</text:p>
          </table:table-cell>
          <table:table-cell table:formula="of:=([.H954]-[.$L$3])^2" office:value-type="float" office:value="491676.44858214" calcext:value-type="float">
            <text:p>491676,44858214</text:p>
          </table:table-cell>
          <table:table-cell table:number-columns-repeated="55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([.A955]-[.$E$3])^2" office:value-type="float" office:value="48742.7455270362" calcext:value-type="float">
            <text:p>48742,7455270362</text:p>
          </table:table-cell>
          <table:table-cell table:number-columns-repeated="5"/>
          <table:table-cell office:value-type="float" office:value="11949" calcext:value-type="float">
            <text:p>11949</text:p>
          </table:table-cell>
          <table:table-cell table:formula="of:=([.H955]-[.$L$3])^2" office:value-type="float" office:value="448636.807925058" calcext:value-type="float">
            <text:p>448636,807925058</text:p>
          </table:table-cell>
          <table:table-cell table:number-columns-repeated="55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formula="of:=([.A956]-[.$E$3])^2" office:value-type="float" office:value="34307.3400916513" calcext:value-type="float">
            <text:p>34307,3400916513</text:p>
          </table:table-cell>
          <table:table-cell table:number-columns-repeated="5"/>
          <table:table-cell office:value-type="float" office:value="10986" calcext:value-type="float">
            <text:p>10986</text:p>
          </table:table-cell>
          <table:table-cell table:formula="of:=([.H956]-[.$L$3])^2" office:value-type="float" office:value="85964.1528942554" calcext:value-type="float">
            <text:p>85964,1528942554</text:p>
          </table:table-cell>
          <table:table-cell table:number-columns-repeated="55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formula="of:=([.A957]-[.$E$3])^2" office:value-type="float" office:value="35636.9795813901" calcext:value-type="float">
            <text:p>35636,9795813901</text:p>
          </table:table-cell>
          <table:table-cell table:number-columns-repeated="5"/>
          <table:table-cell office:value-type="float" office:value="14331" calcext:value-type="float">
            <text:p>14331</text:p>
          </table:table-cell>
          <table:table-cell table:formula="of:=([.H957]-[.$L$3])^2" office:value-type="float" office:value="9313504.96398256" calcext:value-type="float">
            <text:p>9313504,96398256</text:p>
          </table:table-cell>
          <table:table-cell table:number-columns-repeated="55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formula="of:=([.A958]-[.$E$3])^2" office:value-type="float" office:value="30897.7621659713" calcext:value-type="float">
            <text:p>30897,7621659713</text:p>
          </table:table-cell>
          <table:table-cell table:number-columns-repeated="5"/>
          <table:table-cell office:value-type="float" office:value="11021" calcext:value-type="float">
            <text:p>11021</text:p>
          </table:table-cell>
          <table:table-cell table:formula="of:=([.H958]-[.$L$3])^2" office:value-type="float" office:value="66665.4020386771" calcext:value-type="float">
            <text:p>66665,4020386771</text:p>
          </table:table-cell>
          <table:table-cell table:number-columns-repeated="55"/>
        </table:table-row>
        <table:table-row table:style-name="ro1">
          <table:table-cell office:value-type="float" office:value="11458" calcext:value-type="float">
            <text:p>11458</text:p>
          </table:table-cell>
          <table:table-cell table:formula="of:=([.A959]-[.$E$3])^2" office:value-type="float" office:value="910540.402210344" calcext:value-type="float">
            <text:p>910540,402210344</text:p>
          </table:table-cell>
          <table:table-cell table:number-columns-repeated="5"/>
          <table:table-cell office:value-type="float" office:value="12069" calcext:value-type="float">
            <text:p>12069</text:p>
          </table:table-cell>
          <table:table-cell table:formula="of:=([.H959]-[.$L$3])^2" office:value-type="float" office:value="623789.662134504" calcext:value-type="float">
            <text:p>623789,662134504</text:p>
          </table:table-cell>
          <table:table-cell table:number-columns-repeated="55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formula="of:=([.A960]-[.$E$3])^2" office:value-type="float" office:value="620593.535876453" calcext:value-type="float">
            <text:p>620593,535876453</text:p>
          </table:table-cell>
          <table:table-cell table:number-columns-repeated="5"/>
          <table:table-cell office:value-type="float" office:value="12129" calcext:value-type="float">
            <text:p>12129</text:p>
          </table:table-cell>
          <table:table-cell table:formula="of:=([.H960]-[.$L$3])^2" office:value-type="float" office:value="722166.089239227" calcext:value-type="float">
            <text:p>722166,089239227</text:p>
          </table:table-cell>
          <table:table-cell table:number-columns-repeated="55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formula="of:=([.A961]-[.$E$3])^2" office:value-type="float" office:value="11188.8991598705" calcext:value-type="float">
            <text:p>11188,8991598705</text:p>
          </table:table-cell>
          <table:table-cell table:number-columns-repeated="5"/>
          <table:table-cell office:value-type="float" office:value="10018" calcext:value-type="float">
            <text:p>10018</text:p>
          </table:table-cell>
          <table:table-cell table:formula="of:=([.H961]-[.$L$3])^2" office:value-type="float" office:value="1590616.46227139" calcext:value-type="float">
            <text:p>1590616,46227139</text:p>
          </table:table-cell>
          <table:table-cell table:number-columns-repeated="55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formula="of:=([.A962]-[.$E$3])^2" office:value-type="float" office:value="611176.204761644" calcext:value-type="float">
            <text:p>611176,204761644</text:p>
          </table:table-cell>
          <table:table-cell table:number-columns-repeated="5"/>
          <table:table-cell office:value-type="float" office:value="14041" calcext:value-type="float">
            <text:p>14041</text:p>
          </table:table-cell>
          <table:table-cell table:formula="of:=([.H962]-[.$L$3])^2" office:value-type="float" office:value="7627558.89964306" calcext:value-type="float">
            <text:p>7627558,89964306</text:p>
          </table:table-cell>
          <table:table-cell table:number-columns-repeated="55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formula="of:=([.A963]-[.$E$3])^2" office:value-type="float" office:value="512337.562498749" calcext:value-type="float">
            <text:p>512337,562498749</text:p>
          </table:table-cell>
          <table:table-cell table:number-columns-repeated="5"/>
          <table:table-cell office:value-type="float" office:value="9748" calcext:value-type="float">
            <text:p>9748</text:p>
          </table:table-cell>
          <table:table-cell table:formula="of:=([.H963]-[.$L$3])^2" office:value-type="float" office:value="2344562.54030014" calcext:value-type="float">
            <text:p>2344562,54030014</text:p>
          </table:table-cell>
          <table:table-cell table:number-columns-repeated="55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formula="of:=([.A964]-[.$E$3])^2" office:value-type="float" office:value="411878.478749443" calcext:value-type="float">
            <text:p>411878,478749443</text:p>
          </table:table-cell>
          <table:table-cell table:number-columns-repeated="5"/>
          <table:table-cell office:value-type="float" office:value="12279" calcext:value-type="float">
            <text:p>12279</text:p>
          </table:table-cell>
          <table:table-cell table:formula="of:=([.H964]-[.$L$3])^2" office:value-type="float" office:value="999607.157001034" calcext:value-type="float">
            <text:p>999607,157001034</text:p>
          </table:table-cell>
          <table:table-cell table:number-columns-repeated="55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formula="of:=([.A965]-[.$E$3])^2" office:value-type="float" office:value="391597.59577662" calcext:value-type="float">
            <text:p>391597,59577662</text:p>
          </table:table-cell>
          <table:table-cell table:number-columns-repeated="5"/>
          <table:table-cell office:value-type="float" office:value="9188" calcext:value-type="float">
            <text:p>9188</text:p>
          </table:table-cell>
          <table:table-cell table:formula="of:=([.H965]-[.$L$3])^2" office:value-type="float" office:value="4373102.55398939" calcext:value-type="float">
            <text:p>4373102,55398939</text:p>
          </table:table-cell>
          <table:table-cell table:number-columns-repeated="55"/>
        </table:table-row>
        <table:table-row table:style-name="ro1">
          <table:table-cell office:value-type="float" office:value="12371" calcext:value-type="float">
            <text:p>12371</text:p>
          </table:table-cell>
          <table:table-cell table:formula="of:=([.A966]-[.$E$3])^2" office:value-type="float" office:value="3486519.51757363" calcext:value-type="float">
            <text:p>3486519,51757363</text:p>
          </table:table-cell>
          <table:table-cell table:number-columns-repeated="5"/>
          <table:table-cell office:value-type="float" office:value="12952" calcext:value-type="float">
            <text:p>12952</text:p>
          </table:table-cell>
          <table:table-cell table:formula="of:=([.H966]-[.$L$3])^2" office:value-type="float" office:value="2798271.74769234" calcext:value-type="float">
            <text:p>2798271,74769234</text:p>
          </table:table-cell>
          <table:table-cell table:number-columns-repeated="55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([.A967]-[.$E$3])^2" office:value-type="float" office:value="506627.341755543" calcext:value-type="float">
            <text:p>506627,341755543</text:p>
          </table:table-cell>
          <table:table-cell table:number-columns-repeated="5"/>
          <table:table-cell office:value-type="float" office:value="9096" calcext:value-type="float">
            <text:p>9096</text:p>
          </table:table-cell>
          <table:table-cell table:formula="of:=([.H967]-[.$L$3])^2" office:value-type="float" office:value="4766346.69909548" calcext:value-type="float">
            <text:p>4766346,69909548</text:p>
          </table:table-cell>
          <table:table-cell table:number-columns-repeated="55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formula="of:=([.A968]-[.$E$3])^2" office:value-type="float" office:value="435306.472093869" calcext:value-type="float">
            <text:p>435306,472093869</text:p>
          </table:table-cell>
          <table:table-cell table:number-columns-repeated="5"/>
          <table:table-cell office:value-type="float" office:value="12850" calcext:value-type="float">
            <text:p>12850</text:p>
          </table:table-cell>
          <table:table-cell table:formula="of:=([.H968]-[.$L$3])^2" office:value-type="float" office:value="2467423.82161431" calcext:value-type="float">
            <text:p>2467423,82161431</text:p>
          </table:table-cell>
          <table:table-cell table:number-columns-repeated="55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formula="of:=([.A969]-[.$E$3])^2" office:value-type="float" office:value="410595.923563641" calcext:value-type="float">
            <text:p>410595,923563641</text:p>
          </table:table-cell>
          <table:table-cell table:number-columns-repeated="5"/>
          <table:table-cell office:value-type="float" office:value="11272" calcext:value-type="float">
            <text:p>11272</text:p>
          </table:table-cell>
          <table:table-cell table:formula="of:=([.H969]-[.$L$3])^2" office:value-type="float" office:value="51.7887601011998" calcext:value-type="float">
            <text:p>51,7887601011998</text:p>
          </table:table-cell>
          <table:table-cell table:number-columns-repeated="55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formula="of:=([.A970]-[.$E$3])^2" office:value-type="float" office:value="138.711694535096" calcext:value-type="float">
            <text:p>138,711694535096</text:p>
          </table:table-cell>
          <table:table-cell table:number-columns-repeated="5"/>
          <table:table-cell office:value-type="float" office:value="9542" calcext:value-type="float">
            <text:p>9542</text:p>
          </table:table-cell>
          <table:table-cell table:formula="of:=([.H970]-[.$L$3])^2" office:value-type="float" office:value="3017851.47390726" calcext:value-type="float">
            <text:p>3017851,47390726</text:p>
          </table:table-cell>
          <table:table-cell table:number-columns-repeated="55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([.A971]-[.$E$3])^2" office:value-type="float" office:value="1617.84203286019" calcext:value-type="float">
            <text:p>1617,84203286019</text:p>
          </table:table-cell>
          <table:table-cell table:number-columns-repeated="5"/>
          <table:table-cell office:value-type="float" office:value="12354" calcext:value-type="float">
            <text:p>12354</text:p>
          </table:table-cell>
          <table:table-cell table:formula="of:=([.H971]-[.$L$3])^2" office:value-type="float" office:value="1155202.69088194" calcext:value-type="float">
            <text:p>1155202,69088194</text:p>
          </table:table-cell>
          <table:table-cell table:number-columns-repeated="55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formula="of:=([.A972]-[.$E$3])^2" office:value-type="float" office:value="354950.940202576" calcext:value-type="float">
            <text:p>354950,940202576</text:p>
          </table:table-cell>
          <table:table-cell table:number-columns-repeated="5"/>
          <table:table-cell office:value-type="float" office:value="9895" calcext:value-type="float">
            <text:p>9895</text:p>
          </table:table-cell>
          <table:table-cell table:formula="of:=([.H972]-[.$L$3])^2" office:value-type="float" office:value="1915999.78670671" calcext:value-type="float">
            <text:p>1915999,78670671</text:p>
          </table:table-cell>
          <table:table-cell table:number-columns-repeated="55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formula="of:=([.A973]-[.$E$3])^2" office:value-type="float" office:value="350200.719459371" calcext:value-type="float">
            <text:p>350200,719459371</text:p>
          </table:table-cell>
          <table:table-cell table:number-columns-repeated="5"/>
          <table:table-cell office:value-type="float" office:value="11441" calcext:value-type="float">
            <text:p>11441</text:p>
          </table:table-cell>
          <table:table-cell table:formula="of:=([.H973]-[.$L$3])^2" office:value-type="float" office:value="26180.3917717374" calcext:value-type="float">
            <text:p>26180,3917717374</text:p>
          </table:table-cell>
          <table:table-cell table:number-columns-repeated="55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formula="of:=([.A974]-[.$E$3])^2" office:value-type="float" office:value="623748.646248056" calcext:value-type="float">
            <text:p>623748,646248056</text:p>
          </table:table-cell>
          <table:table-cell table:number-columns-repeated="5"/>
          <table:table-cell office:value-type="float" office:value="11473" calcext:value-type="float">
            <text:p>11473</text:p>
          </table:table-cell>
          <table:table-cell table:formula="of:=([.H974]-[.$L$3])^2" office:value-type="float" office:value="37559.8195609229" calcext:value-type="float">
            <text:p>37559,8195609229</text:p>
          </table:table-cell>
          <table:table-cell table:number-columns-repeated="55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formula="of:=([.A975]-[.$E$3])^2" office:value-type="float" office:value="112746.591894202" calcext:value-type="float">
            <text:p>112746,591894202</text:p>
          </table:table-cell>
          <table:table-cell table:number-columns-repeated="5"/>
          <table:table-cell office:value-type="float" office:value="12501" calcext:value-type="float">
            <text:p>12501</text:p>
          </table:table-cell>
          <table:table-cell table:formula="of:=([.H975]-[.$L$3])^2" office:value-type="float" office:value="1492803.93728851" calcext:value-type="float">
            <text:p>1492803,93728851</text:p>
          </table:table-cell>
          <table:table-cell table:number-columns-repeated="55"/>
        </table:table-row>
        <table:table-row table:style-name="ro1">
          <table:table-cell office:value-type="float" office:value="13541" calcext:value-type="float">
            <text:p>13541</text:p>
          </table:table-cell>
          <table:table-cell table:formula="of:=([.A976]-[.$E$3])^2" office:value-type="float" office:value="9224719.95018594" calcext:value-type="float">
            <text:p>9224719,95018594</text:p>
          </table:table-cell>
          <table:table-cell table:number-columns-repeated="5"/>
          <table:table-cell office:value-type="float" office:value="9373" calcext:value-type="float">
            <text:p>9373</text:p>
          </table:table-cell>
          <table:table-cell table:formula="of:=([.H976]-[.$L$3])^2" office:value-type="float" office:value="3633584.87089562" calcext:value-type="float">
            <text:p>3633584,87089562</text:p>
          </table:table-cell>
          <table:table-cell table:number-columns-repeated="55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formula="of:=([.A977]-[.$E$3])^2" office:value-type="float" office:value="4083542.07996963" calcext:value-type="float">
            <text:p>4083542,07996963</text:p>
          </table:table-cell>
          <table:table-cell table:number-columns-repeated="5"/>
          <table:table-cell office:value-type="float" office:value="11594" calcext:value-type="float">
            <text:p>11594</text:p>
          </table:table-cell>
          <table:table-cell table:formula="of:=([.H977]-[.$L$3])^2" office:value-type="float" office:value="99101.2808887808" calcext:value-type="float">
            <text:p>99101,2808887808</text:p>
          </table:table-cell>
          <table:table-cell table:number-columns-repeated="55"/>
        </table:table-row>
        <table:table-row table:style-name="ro1">
          <table:table-cell office:value-type="float" office:value="11368" calcext:value-type="float">
            <text:p>11368</text:p>
          </table:table-cell>
          <table:table-cell table:formula="of:=([.A978]-[.$E$3])^2" office:value-type="float" office:value="746880.368932473" calcext:value-type="float">
            <text:p>746880,368932473</text:p>
          </table:table-cell>
          <table:table-cell table:number-columns-repeated="5"/>
          <table:table-cell office:value-type="float" office:value="13497" calcext:value-type="float">
            <text:p>13497</text:p>
          </table:table-cell>
          <table:table-cell table:formula="of:=([.H978]-[.$L$3])^2" office:value-type="float" office:value="4918652.62722691" calcext:value-type="float">
            <text:p>4918652,62722691</text:p>
          </table:table-cell>
          <table:table-cell table:number-columns-repeated="55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([.A979]-[.$E$3])^2" office:value-type="float" office:value="50975.5214560434" calcext:value-type="float">
            <text:p>50975,5214560434</text:p>
          </table:table-cell>
          <table:table-cell table:number-columns-repeated="5"/>
          <table:table-cell office:value-type="float" office:value="11621" calcext:value-type="float">
            <text:p>11621</text:p>
          </table:table-cell>
          <table:table-cell table:formula="of:=([.H979]-[.$L$3])^2" office:value-type="float" office:value="116829.673085906" calcext:value-type="float">
            <text:p>116829,673085906</text:p>
          </table:table-cell>
          <table:table-cell table:number-columns-repeated="55"/>
        </table:table-row>
        <table:table-row table:style-name="ro1">
          <table:table-cell office:value-type="float" office:value="10832" calcext:value-type="float">
            <text:p>10832</text:p>
          </table:table-cell>
          <table:table-cell table:formula="of:=([.A980]-[.$E$3])^2" office:value-type="float" office:value="107729.948522045" calcext:value-type="float">
            <text:p>107729,948522045</text:p>
          </table:table-cell>
          <table:table-cell table:number-columns-repeated="5"/>
          <table:table-cell office:value-type="float" office:value="12102" calcext:value-type="float">
            <text:p>12102</text:p>
          </table:table-cell>
          <table:table-cell table:formula="of:=([.H980]-[.$L$3])^2" office:value-type="float" office:value="677005.697042101" calcext:value-type="float">
            <text:p>677005,697042101</text:p>
          </table:table-cell>
          <table:table-cell table:number-columns-repeated="55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([.A981]-[.$E$3])^2" office:value-type="float" office:value="1.4942791163695" calcext:value-type="float">
            <text:p>1,4942791163695</text:p>
          </table:table-cell>
          <table:table-cell table:number-columns-repeated="5"/>
          <table:table-cell office:value-type="float" office:value="13412" calcext:value-type="float">
            <text:p>13412</text:p>
          </table:table-cell>
          <table:table-cell table:formula="of:=([.H981]-[.$L$3])^2" office:value-type="float" office:value="4548851.02216188" calcext:value-type="float">
            <text:p>4548851,02216188</text:p>
          </table:table-cell>
          <table:table-cell table:number-columns-repeated="55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formula="of:=([.A982]-[.$E$3])^2" office:value-type="float" office:value="1048120.55972559" calcext:value-type="float">
            <text:p>1048120,55972559</text:p>
          </table:table-cell>
          <table:table-cell table:number-columns-repeated="5"/>
          <table:table-cell office:value-type="float" office:value="9421" calcext:value-type="float">
            <text:p>9421</text:p>
          </table:table-cell>
          <table:table-cell table:formula="of:=([.H982]-[.$L$3])^2" office:value-type="float" office:value="3452894.0125794" calcext:value-type="float">
            <text:p>3452894,0125794</text:p>
          </table:table-cell>
          <table:table-cell table:number-columns-repeated="55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formula="of:=([.A983]-[.$E$3])^2" office:value-type="float" office:value="1064565.001212" calcext:value-type="float">
            <text:p>1064565,001212</text:p>
          </table:table-cell>
          <table:table-cell table:number-columns-repeated="5"/>
          <table:table-cell office:value-type="float" office:value="12653" calcext:value-type="float">
            <text:p>12653</text:p>
          </table:table-cell>
          <table:table-cell table:formula="of:=([.H983]-[.$L$3])^2" office:value-type="float" office:value="1887336.21928714" calcext:value-type="float">
            <text:p>1887336,21928714</text:p>
          </table:table-cell>
          <table:table-cell table:number-columns-repeated="55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formula="of:=([.A984]-[.$E$3])^2" office:value-type="float" office:value="1017632.23193857" calcext:value-type="float">
            <text:p>1017632,23193857</text:p>
          </table:table-cell>
          <table:table-cell table:number-columns-repeated="5"/>
          <table:table-cell office:value-type="float" office:value="11764" calcext:value-type="float">
            <text:p>11764</text:p>
          </table:table-cell>
          <table:table-cell table:formula="of:=([.H984]-[.$L$3])^2" office:value-type="float" office:value="235034.491018829" calcext:value-type="float">
            <text:p>235034,491018829</text:p>
          </table:table-cell>
          <table:table-cell table:number-columns-repeated="55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formula="of:=([.A985]-[.$E$3])^2" office:value-type="float" office:value="594098.097717828" calcext:value-type="float">
            <text:p>594098,097717828</text:p>
          </table:table-cell>
          <table:table-cell table:number-columns-repeated="5"/>
          <table:table-cell office:value-type="float" office:value="11910" calcext:value-type="float">
            <text:p>11910</text:p>
          </table:table-cell>
          <table:table-cell table:formula="of:=([.H985]-[.$L$3])^2" office:value-type="float" office:value="397913.130306988" calcext:value-type="float">
            <text:p>397913,130306988</text:p>
          </table:table-cell>
          <table:table-cell table:number-columns-repeated="55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([.A986]-[.$E$3])^2" office:value-type="float" office:value="143472.464883664" calcext:value-type="float">
            <text:p>143472,464883664</text:p>
          </table:table-cell>
          <table:table-cell table:number-columns-repeated="5"/>
          <table:table-cell office:value-type="float" office:value="9770" calcext:value-type="float">
            <text:p>9770</text:p>
          </table:table-cell>
          <table:table-cell table:formula="of:=([.H986]-[.$L$3])^2" office:value-type="float" office:value="2277673.8969052" calcext:value-type="float">
            <text:p>2277673,8969052</text:p>
          </table:table-cell>
          <table:table-cell table:number-columns-repeated="55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formula="of:=([.A987]-[.$E$3])^2" office:value-type="float" office:value="565169.549187601" calcext:value-type="float">
            <text:p>565169,549187601</text:p>
          </table:table-cell>
          <table:table-cell table:number-columns-repeated="5"/>
          <table:table-cell office:value-type="float" office:value="15172" calcext:value-type="float">
            <text:p>15172</text:p>
          </table:table-cell>
          <table:table-cell table:formula="of:=([.H987]-[.$L$3])^2" office:value-type="float" office:value="15153919.5505671" calcext:value-type="float">
            <text:p>15153919,5505671</text:p>
          </table:table-cell>
          <table:table-cell table:number-columns-repeated="55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formula="of:=([.A988]-[.$E$3])^2" office:value-type="float" office:value="1903786.20587091" calcext:value-type="float">
            <text:p>1903786,20587091</text:p>
          </table:table-cell>
          <table:table-cell table:number-columns-repeated="5"/>
          <table:table-cell office:value-type="float" office:value="11298" calcext:value-type="float">
            <text:p>11298</text:p>
          </table:table-cell>
          <table:table-cell table:formula="of:=([.H988]-[.$L$3])^2" office:value-type="float" office:value="353.573838814455" calcext:value-type="float">
            <text:p>353,573838814455</text:p>
          </table:table-cell>
          <table:table-cell table:number-columns-repeated="55"/>
        </table:table-row>
        <table:table-row table:style-name="ro1">
          <table:table-cell office:value-type="float" office:value="26712" calcext:value-type="float">
            <text:p>26712</text:p>
          </table:table-cell>
          <table:table-cell table:formula="of:=([.A989]-[.$E$3])^2" office:value-type="float" office:value="262706473.597995" calcext:value-type="float">
            <text:p>262706473,597995</text:p>
          </table:table-cell>
          <table:table-cell table:number-columns-repeated="5"/>
          <table:table-cell office:value-type="float" office:value="11828" calcext:value-type="float">
            <text:p>11828</text:p>
          </table:table-cell>
          <table:table-cell table:formula="of:=([.H989]-[.$L$3])^2" office:value-type="float" office:value="301185.3465972" calcext:value-type="float">
            <text:p>301185,3465972</text:p>
          </table:table-cell>
          <table:table-cell table:number-columns-repeated="55"/>
        </table:table-row>
        <table:table-row table:style-name="ro1">
          <table:table-cell office:value-type="float" office:value="27474" calcext:value-type="float">
            <text:p>27474</text:p>
          </table:table-cell>
          <table:table-cell table:formula="of:=([.A990]-[.$E$3])^2" office:value-type="float" office:value="287988448.546415" calcext:value-type="float">
            <text:p>287988448,546415</text:p>
          </table:table-cell>
          <table:table-cell table:number-columns-repeated="5"/>
          <table:table-cell office:value-type="float" office:value="9188" calcext:value-type="float">
            <text:p>9188</text:p>
          </table:table-cell>
          <table:table-cell table:formula="of:=([.H990]-[.$L$3])^2" office:value-type="float" office:value="4373102.55398939" calcext:value-type="float">
            <text:p>4373102,55398939</text:p>
          </table:table-cell>
          <table:table-cell table:number-columns-repeated="55"/>
        </table:table-row>
        <table:table-row table:style-name="ro1">
          <table:table-cell office:value-type="float" office:value="16486" calcext:value-type="float">
            <text:p>16486</text:p>
          </table:table-cell>
          <table:table-cell table:formula="of:=([.A991]-[.$E$3])^2" office:value-type="float" office:value="35786984.9280007" calcext:value-type="float">
            <text:p>35786984,9280007</text:p>
          </table:table-cell>
          <table:table-cell table:number-columns-repeated="5"/>
          <table:table-cell office:value-type="float" office:value="9503" calcext:value-type="float">
            <text:p>9503</text:p>
          </table:table-cell>
          <table:table-cell table:formula="of:=([.H991]-[.$L$3])^2" office:value-type="float" office:value="3154873.79628919" calcext:value-type="float">
            <text:p>3154873,79628919</text:p>
          </table:table-cell>
          <table:table-cell table:number-columns-repeated="55"/>
        </table:table-row>
        <table:table-row table:style-name="ro1">
          <table:table-cell office:value-type="float" office:value="12211" calcext:value-type="float">
            <text:p>12211</text:p>
          </table:table-cell>
          <table:table-cell table:formula="of:=([.A992]-[.$E$3])^2" office:value-type="float" office:value="2914608.34730186" calcext:value-type="float">
            <text:p>2914608,34730186</text:p>
          </table:table-cell>
          <table:table-cell table:number-columns-repeated="5"/>
          <table:table-cell office:value-type="float" office:value="12171" calcext:value-type="float">
            <text:p>12171</text:p>
          </table:table-cell>
          <table:table-cell table:formula="of:=([.H992]-[.$L$3])^2" office:value-type="float" office:value="795313.588212533" calcext:value-type="float">
            <text:p>795313,588212533</text:p>
          </table:table-cell>
          <table:table-cell table:number-columns-repeated="55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formula="of:=([.A993]-[.$E$3])^2" office:value-type="float" office:value="538429.555843175" calcext:value-type="float">
            <text:p>538429,555843175</text:p>
          </table:table-cell>
          <table:table-cell table:number-columns-repeated="5"/>
          <table:table-cell office:value-type="float" office:value="11469" calcext:value-type="float">
            <text:p>11469</text:p>
          </table:table-cell>
          <table:table-cell table:formula="of:=([.H993]-[.$L$3])^2" office:value-type="float" office:value="36025.3910872747" calcext:value-type="float">
            <text:p>36025,3910872747</text:p>
          </table:table-cell>
          <table:table-cell table:number-columns-repeated="55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([.A994]-[.$E$3])^2" office:value-type="float" office:value="201401.327889765" calcext:value-type="float">
            <text:p>201401,327889765</text:p>
          </table:table-cell>
          <table:table-cell table:number-columns-repeated="5"/>
          <table:table-cell office:value-type="float" office:value="13046" calcext:value-type="float">
            <text:p>13046</text:p>
          </table:table-cell>
          <table:table-cell table:formula="of:=([.H994]-[.$L$3])^2" office:value-type="float" office:value="3121594.81682307" calcext:value-type="float">
            <text:p>3121594,81682307</text:p>
          </table:table-cell>
          <table:table-cell table:number-columns-repeated="55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formula="of:=([.A995]-[.$E$3])^2" office:value-type="float" office:value="307778.177584717" calcext:value-type="float">
            <text:p>307778,177584717</text:p>
          </table:table-cell>
          <table:table-cell table:number-columns-repeated="5"/>
          <table:table-cell office:value-type="float" office:value="10787" calcext:value-type="float">
            <text:p>10787</text:p>
          </table:table-cell>
          <table:table-cell table:formula="of:=([.H995]-[.$L$3])^2" office:value-type="float" office:value="242257.336330258" calcext:value-type="float">
            <text:p>242257,336330258</text:p>
          </table:table-cell>
          <table:table-cell table:number-columns-repeated="55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formula="of:=([.A996]-[.$E$3])^2" office:value-type="float" office:value="463458.130995699" calcext:value-type="float">
            <text:p>463458,130995699</text:p>
          </table:table-cell>
          <table:table-cell table:number-columns-repeated="5"/>
          <table:table-cell office:value-type="float" office:value="13276" calcext:value-type="float">
            <text:p>13276</text:p>
          </table:table-cell>
          <table:table-cell table:formula="of:=([.H996]-[.$L$3])^2" office:value-type="float" office:value="3987224.45405785" calcext:value-type="float">
            <text:p>3987224,45405785</text:p>
          </table:table-cell>
          <table:table-cell table:number-columns-repeated="55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formula="of:=([.A997]-[.$E$3])^2" office:value-type="float" office:value="261916.304595255" calcext:value-type="float">
            <text:p>261916,304595255</text:p>
          </table:table-cell>
          <table:table-cell table:number-columns-repeated="5"/>
          <table:table-cell office:value-type="float" office:value="9127" calcext:value-type="float">
            <text:p>9127</text:p>
          </table:table-cell>
          <table:table-cell table:formula="of:=([.H997]-[.$L$3])^2" office:value-type="float" office:value="4631949.51976626" calcext:value-type="float">
            <text:p>4631949,51976626</text:p>
          </table:table-cell>
          <table:table-cell table:number-columns-repeated="55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formula="of:=([.A998]-[.$E$3])^2" office:value-type="float" office:value="1556948.92134512" calcext:value-type="float">
            <text:p>1556948,92134512</text:p>
          </table:table-cell>
          <table:table-cell table:number-columns-repeated="5"/>
          <table:table-cell office:value-type="float" office:value="10395" calcext:value-type="float">
            <text:p>10395</text:p>
          </table:table-cell>
          <table:table-cell table:formula="of:=([.H998]-[.$L$3])^2" office:value-type="float" office:value="781803.345912735" calcext:value-type="float">
            <text:p>781803,345912735</text:p>
          </table:table-cell>
          <table:table-cell table:number-columns-repeated="55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formula="of:=([.A999]-[.$E$3])^2" office:value-type="float" office:value="455324.79988089" calcext:value-type="float">
            <text:p>455324,79988089</text:p>
          </table:table-cell>
          <table:table-cell table:number-columns-repeated="5"/>
          <table:table-cell office:value-type="float" office:value="15546" calcext:value-type="float">
            <text:p>15546</text:p>
          </table:table-cell>
          <table:table-cell table:formula="of:=([.H999]-[.$L$3])^2" office:value-type="float" office:value="18205612.6128532" calcext:value-type="float">
            <text:p>18205612,6128532</text:p>
          </table:table-cell>
          <table:table-cell table:number-columns-repeated="55"/>
        </table:table-row>
        <table:table-row table:style-name="ro1">
          <table:table-cell office:value-type="float" office:value="11528" calcext:value-type="float">
            <text:p>11528</text:p>
          </table:table-cell>
          <table:table-cell table:formula="of:=([.A1000]-[.$E$3])^2" office:value-type="float" office:value="1049031.53920424" calcext:value-type="float">
            <text:p>1049031,53920424</text:p>
          </table:table-cell>
          <table:table-cell table:number-columns-repeated="5"/>
          <table:table-cell office:value-type="float" office:value="10094" calcext:value-type="float">
            <text:p>10094</text:p>
          </table:table-cell>
          <table:table-cell table:formula="of:=([.H1000]-[.$L$3])^2" office:value-type="float" office:value="1404690.60327071" calcext:value-type="float">
            <text:p>1404690,60327071</text:p>
          </table:table-cell>
          <table:table-cell table:number-columns-repeated="55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formula="of:=([.A1001]-[.$E$3])^2" office:value-type="float" office:value="466185.241367302" calcext:value-type="float">
            <text:p>466185,241367302</text:p>
          </table:table-cell>
          <table:table-cell table:number-columns-repeated="5"/>
          <table:table-cell office:value-type="float" office:value="13066" calcext:value-type="float">
            <text:p>13066</text:p>
          </table:table-cell>
          <table:table-cell table:formula="of:=([.H1001]-[.$L$3])^2" office:value-type="float" office:value="3192666.95919132" calcext:value-type="float">
            <text:p>3192666,95919132</text:p>
          </table:table-cell>
          <table:table-cell table:number-columns-repeated="55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formula="of:=([.A1002]-[.$E$3])^2" office:value-type="float" office:value="1159449.98457307" calcext:value-type="float">
            <text:p>1159449,98457307</text:p>
          </table:table-cell>
          <table:table-cell table:number-columns-repeated="5"/>
          <table:table-cell office:value-type="float" office:value="9719" calcext:value-type="float">
            <text:p>9719</text:p>
          </table:table-cell>
          <table:table-cell table:formula="of:=([.H1002]-[.$L$3])^2" office:value-type="float" office:value="2434212.93386619" calcext:value-type="float">
            <text:p>2434212,93386619</text:p>
          </table:table-cell>
          <table:table-cell table:number-columns-repeated="55"/>
        </table:table-row>
        <table:table-row table:style-name="ro1">
          <table:table-cell office:value-type="float" office:value="11277" calcext:value-type="float">
            <text:p>11277</text:p>
          </table:table-cell>
          <table:table-cell table:formula="of:=([.A1003]-[.$E$3])^2" office:value-type="float" office:value="597872.890840404" calcext:value-type="float">
            <text:p>597872,890840404</text:p>
          </table:table-cell>
          <table:table-cell table:number-columns-repeated="5"/>
          <table:table-cell office:value-type="float" office:value="13275" calcext:value-type="float">
            <text:p>13275</text:p>
          </table:table-cell>
          <table:table-cell table:formula="of:=([.H1003]-[.$L$3])^2" office:value-type="float" office:value="3983231.84693943" calcext:value-type="float">
            <text:p>3983231,84693943</text:p>
          </table:table-cell>
          <table:table-cell table:number-columns-repeated="55"/>
        </table:table-row>
        <table:table-row table:style-name="ro1">
          <table:table-cell office:value-type="float" office:value="10766" calcext:value-type="float">
            <text:p>10766</text:p>
          </table:table-cell>
          <table:table-cell table:formula="of:=([.A1004]-[.$E$3])^2" office:value-type="float" office:value="68760.5907849404" calcext:value-type="float">
            <text:p>68760,5907849404</text:p>
          </table:table-cell>
          <table:table-cell table:number-columns-repeated="5"/>
          <table:table-cell office:value-type="float" office:value="9824" calcext:value-type="float">
            <text:p>9824</text:p>
          </table:table-cell>
          <table:table-cell table:formula="of:=([.H1004]-[.$L$3])^2" office:value-type="float" office:value="2117596.68129946" calcext:value-type="float">
            <text:p>2117596,68129946</text:p>
          </table:table-cell>
          <table:table-cell table:number-columns-repeated="55"/>
        </table:table-row>
        <table:table-row table:style-name="ro1">
          <table:table-cell office:value-type="float" office:value="28969" calcext:value-type="float">
            <text:p>28969</text:p>
          </table:table-cell>
          <table:table-cell table:formula="of:=([.A1005]-[.$E$3])^2" office:value-type="float" office:value="340964438.543641" calcext:value-type="float">
            <text:p>340964438,543641</text:p>
          </table:table-cell>
          <table:table-cell table:number-columns-repeated="5"/>
          <table:table-cell office:value-type="float" office:value="10621" calcext:value-type="float">
            <text:p>10621</text:p>
          </table:table-cell>
          <table:table-cell table:formula="of:=([.H1005]-[.$L$3])^2" office:value-type="float" office:value="433222.554673858" calcext:value-type="float">
            <text:p>433222,554673858</text:p>
          </table:table-cell>
          <table:table-cell table:number-columns-repeated="55"/>
        </table:table-row>
        <table:table-row table:style-name="ro1">
          <table:table-cell office:value-type="float" office:value="24986" calcext:value-type="float">
            <text:p>24986</text:p>
          </table:table-cell>
          <table:table-cell table:formula="of:=([.A1006]-[.$E$3])^2" office:value-type="float" office:value="209734765.848688" calcext:value-type="float">
            <text:p>209734765,848688</text:p>
          </table:table-cell>
          <table:table-cell table:number-columns-repeated="5"/>
          <table:table-cell office:value-type="float" office:value="11755" calcext:value-type="float">
            <text:p>11755</text:p>
          </table:table-cell>
          <table:table-cell table:formula="of:=([.H1006]-[.$L$3])^2" office:value-type="float" office:value="226389.026953121" calcext:value-type="float">
            <text:p>226389,026953121</text:p>
          </table:table-cell>
          <table:table-cell table:number-columns-repeated="55"/>
        </table:table-row>
        <table:table-row table:style-name="ro1">
          <table:table-cell office:value-type="float" office:value="27090" calcext:value-type="float">
            <text:p>27090</text:p>
          </table:table-cell>
          <table:table-cell table:formula="of:=([.A1007]-[.$E$3])^2" office:value-type="float" office:value="275102773.737762" calcext:value-type="float">
            <text:p>275102773,737762</text:p>
          </table:table-cell>
          <table:table-cell table:number-columns-repeated="5"/>
          <table:table-cell office:value-type="float" office:value="12594" calcext:value-type="float">
            <text:p>12594</text:p>
          </table:table-cell>
          <table:table-cell table:formula="of:=([.H1007]-[.$L$3])^2" office:value-type="float" office:value="1728708.39930083" calcext:value-type="float">
            <text:p>1728708,39930083</text:p>
          </table:table-cell>
          <table:table-cell table:number-columns-repeated="55"/>
        </table:table-row>
        <table:table-row table:style-name="ro1">
          <table:table-cell office:value-type="float" office:value="19496" calcext:value-type="float">
            <text:p>19496</text:p>
          </table:table-cell>
          <table:table-cell table:formula="of:=([.A1008]-[.$E$3])^2" office:value-type="float" office:value="80860063.8187384" calcext:value-type="float">
            <text:p>80860063,8187384</text:p>
          </table:table-cell>
          <table:table-cell table:number-columns-repeated="5"/>
          <table:table-cell office:value-type="float" office:value="11243" calcext:value-type="float">
            <text:p>11243</text:p>
          </table:table-cell>
          <table:table-cell table:formula="of:=([.H1008]-[.$L$3])^2" office:value-type="float" office:value="1310.1823261518" calcext:value-type="float">
            <text:p>1310,1823261518</text:p>
          </table:table-cell>
          <table:table-cell table:number-columns-repeated="55"/>
        </table:table-row>
        <table:table-row table:style-name="ro1">
          <table:table-cell office:value-type="float" office:value="16968" calcext:value-type="float">
            <text:p>16968</text:p>
          </table:table-cell>
          <table:table-cell table:formula="of:=([.A1009]-[.$E$3])^2" office:value-type="float" office:value="41786171.3284444" calcext:value-type="float">
            <text:p>41786171,3284444</text:p>
          </table:table-cell>
          <table:table-cell table:number-columns-repeated="5"/>
          <table:table-cell office:value-type="float" office:value="12634" calcext:value-type="float">
            <text:p>12634</text:p>
          </table:table-cell>
          <table:table-cell table:formula="of:=([.H1009]-[.$L$3])^2" office:value-type="float" office:value="1835492.68403731" calcext:value-type="float">
            <text:p>1835492,68403731</text:p>
          </table:table-cell>
          <table:table-cell table:number-columns-repeated="55"/>
        </table:table-row>
        <table:table-row table:style-name="ro1">
          <table:table-cell office:value-type="float" office:value="18330" calcext:value-type="float">
            <text:p>18330</text:p>
          </table:table-cell>
          <table:table-cell table:formula="of:=([.A1010]-[.$E$3])^2" office:value-type="float" office:value="61249757.1653829" calcext:value-type="float">
            <text:p>61249757,1653829</text:p>
          </table:table-cell>
          <table:table-cell table:number-columns-repeated="5"/>
          <table:table-cell office:value-type="float" office:value="12072" calcext:value-type="float">
            <text:p>12072</text:p>
          </table:table-cell>
          <table:table-cell table:formula="of:=([.H1010]-[.$L$3])^2" office:value-type="float" office:value="628537.48348974" calcext:value-type="float">
            <text:p>628537,48348974</text:p>
          </table:table-cell>
          <table:table-cell table:number-columns-repeated="55"/>
        </table:table-row>
        <table:table-row table:style-name="ro1">
          <table:table-cell office:value-type="float" office:value="17802" calcext:value-type="float">
            <text:p>17802</text:p>
          </table:table-cell>
          <table:table-cell table:formula="of:=([.A1011]-[.$E$3])^2" office:value-type="float" office:value="53264050.303486" calcext:value-type="float">
            <text:p>53264050,303486</text:p>
          </table:table-cell>
          <table:table-cell table:number-columns-repeated="5"/>
          <table:table-cell office:value-type="float" office:value="12095" calcext:value-type="float">
            <text:p>12095</text:p>
          </table:table-cell>
          <table:table-cell table:formula="of:=([.H1011]-[.$L$3])^2" office:value-type="float" office:value="665535.447213217" calcext:value-type="float">
            <text:p>665535,447213217</text:p>
          </table:table-cell>
          <table:table-cell table:number-columns-repeated="55"/>
        </table:table-row>
        <table:table-row table:style-name="ro1">
          <table:table-cell office:value-type="float" office:value="18273" calcext:value-type="float">
            <text:p>18273</text:p>
          </table:table-cell>
          <table:table-cell table:formula="of:=([.A1012]-[.$E$3])^2" office:value-type="float" office:value="60360816.8109735" calcext:value-type="float">
            <text:p>60360816,8109735</text:p>
          </table:table-cell>
          <table:table-cell table:number-columns-repeated="5"/>
          <table:table-cell office:value-type="float" office:value="10112" calcext:value-type="float">
            <text:p>10112</text:p>
          </table:table-cell>
          <table:table-cell table:formula="of:=([.H1012]-[.$L$3])^2" office:value-type="float" office:value="1362347.53140213" calcext:value-type="float">
            <text:p>1362347,53140213</text:p>
          </table:table-cell>
          <table:table-cell table:number-columns-repeated="55"/>
        </table:table-row>
        <table:table-row table:style-name="ro1">
          <table:table-cell office:value-type="float" office:value="16399" calcext:value-type="float">
            <text:p>16399</text:p>
          </table:table-cell>
          <table:table-cell table:formula="of:=([.A1013]-[.$E$3])^2" office:value-type="float" office:value="34753647.2291654" calcext:value-type="float">
            <text:p>34753647,2291654</text:p>
          </table:table-cell>
          <table:table-cell table:number-columns-repeated="5"/>
          <table:table-cell office:value-type="float" office:value="11581" calcext:value-type="float">
            <text:p>11581</text:p>
          </table:table-cell>
          <table:table-cell table:formula="of:=([.H1013]-[.$L$3])^2" office:value-type="float" office:value="91085.3883494241" calcext:value-type="float">
            <text:p>91085,3883494241</text:p>
          </table:table-cell>
          <table:table-cell table:number-columns-repeated="55"/>
        </table:table-row>
        <table:table-row table:style-name="ro1">
          <table:table-cell office:value-type="float" office:value="17735" calcext:value-type="float">
            <text:p>17735</text:p>
          </table:table-cell>
          <table:table-cell table:formula="of:=([.A1014]-[.$E$3])^2" office:value-type="float" office:value="52290577.5009347" calcext:value-type="float">
            <text:p>52290577,5009347</text:p>
          </table:table-cell>
          <table:table-cell table:number-columns-repeated="5"/>
          <table:table-cell office:value-type="float" office:value="12202" calcext:value-type="float">
            <text:p>12202</text:p>
          </table:table-cell>
          <table:table-cell table:formula="of:=([.H1014]-[.$L$3])^2" office:value-type="float" office:value="851566.408883306" calcext:value-type="float">
            <text:p>851566,408883306</text:p>
          </table:table-cell>
          <table:table-cell table:number-columns-repeated="55"/>
        </table:table-row>
        <table:table-row table:style-name="ro1">
          <table:table-cell office:value-type="float" office:value="15954" calcext:value-type="float">
            <text:p>15954</text:p>
          </table:table-cell>
          <table:table-cell table:formula="of:=([.A1015]-[.$E$3])^2" office:value-type="float" office:value="29704924.2868471" calcext:value-type="float">
            <text:p>29704924,2868471</text:p>
          </table:table-cell>
          <table:table-cell table:number-columns-repeated="5"/>
          <table:table-cell office:value-type="float" office:value="9492" calcext:value-type="float">
            <text:p>9492</text:p>
          </table:table-cell>
          <table:table-cell table:formula="of:=([.H1015]-[.$L$3])^2" office:value-type="float" office:value="3194071.11798666" calcext:value-type="float">
            <text:p>3194071,11798666</text:p>
          </table:table-cell>
          <table:table-cell table:number-columns-repeated="55"/>
        </table:table-row>
        <table:table-row table:style-name="ro1">
          <table:table-cell office:value-type="float" office:value="18790" calcext:value-type="float">
            <text:p>18790</text:p>
          </table:table-cell>
          <table:table-cell table:formula="of:=([.A1016]-[.$E$3])^2" office:value-type="float" office:value="68661481.7799142" calcext:value-type="float">
            <text:p>68661481,7799142</text:p>
          </table:table-cell>
          <table:table-cell table:number-columns-repeated="5"/>
          <table:table-cell office:value-type="float" office:value="12284" calcext:value-type="float">
            <text:p>12284</text:p>
          </table:table-cell>
          <table:table-cell table:formula="of:=([.H1016]-[.$L$3])^2" office:value-type="float" office:value="1009630.19259309" calcext:value-type="float">
            <text:p>1009630,19259309</text:p>
          </table:table-cell>
          <table:table-cell table:number-columns-repeated="55"/>
        </table:table-row>
        <table:table-row table:style-name="ro1">
          <table:table-cell office:value-type="float" office:value="15528" calcext:value-type="float">
            <text:p>15528</text:p>
          </table:table-cell>
          <table:table-cell table:formula="of:=([.A1017]-[.$E$3])^2" office:value-type="float" office:value="25242810.7959985" calcext:value-type="float">
            <text:p>25242810,7959985</text:p>
          </table:table-cell>
          <table:table-cell table:number-columns-repeated="5"/>
          <table:table-cell office:value-type="float" office:value="10857" calcext:value-type="float">
            <text:p>10857</text:p>
          </table:table-cell>
          <table:table-cell table:formula="of:=([.H1017]-[.$L$3])^2" office:value-type="float" office:value="178249.834619101" calcext:value-type="float">
            <text:p>178249,834619101</text:p>
          </table:table-cell>
          <table:table-cell table:number-columns-repeated="55"/>
        </table:table-row>
        <table:table-row table:style-name="ro1">
          <table:table-cell office:value-type="float" office:value="17807" calcext:value-type="float">
            <text:p>17807</text:p>
          </table:table-cell>
          <table:table-cell table:formula="of:=([.A1018]-[.$E$3])^2" office:value-type="float" office:value="53337057.527557" calcext:value-type="float">
            <text:p>53337057,527557</text:p>
          </table:table-cell>
          <table:table-cell table:number-columns-repeated="5"/>
          <table:table-cell office:value-type="float" office:value="9648" calcext:value-type="float">
            <text:p>9648</text:p>
          </table:table-cell>
          <table:table-cell table:formula="of:=([.H1018]-[.$L$3])^2" office:value-type="float" office:value="2660801.82845893" calcext:value-type="float">
            <text:p>2660801,82845893</text:p>
          </table:table-cell>
          <table:table-cell table:number-columns-repeated="55"/>
        </table:table-row>
        <table:table-row table:style-name="ro1">
          <table:table-cell office:value-type="float" office:value="15270" calcext:value-type="float">
            <text:p>15270</text:p>
          </table:table-cell>
          <table:table-cell table:formula="of:=([.A1019]-[.$E$3])^2" office:value-type="float" office:value="22716876.0339353" calcext:value-type="float">
            <text:p>22716876,0339353</text:p>
          </table:table-cell>
          <table:table-cell table:number-columns-repeated="5"/>
          <table:table-cell office:value-type="float" office:value="12836" calcext:value-type="float">
            <text:p>12836</text:p>
          </table:table-cell>
          <table:table-cell table:formula="of:=([.H1019]-[.$L$3])^2" office:value-type="float" office:value="2423637.32195654" calcext:value-type="float">
            <text:p>2423637,32195654</text:p>
          </table:table-cell>
          <table:table-cell table:number-columns-repeated="55"/>
        </table:table-row>
        <table:table-row table:style-name="ro1">
          <table:table-cell office:value-type="float" office:value="18431" calcext:value-type="float">
            <text:p>18431</text:p>
          </table:table-cell>
          <table:table-cell table:formula="of:=([.A1020]-[.$E$3])^2" office:value-type="float" office:value="62840855.0916169" calcext:value-type="float">
            <text:p>62840855,0916169</text:p>
          </table:table-cell>
          <table:table-cell table:number-columns-repeated="5"/>
          <table:table-cell office:value-type="float" office:value="9569" calcext:value-type="float">
            <text:p>9569</text:p>
          </table:table-cell>
          <table:table-cell table:formula="of:=([.H1020]-[.$L$3])^2" office:value-type="float" office:value="2924771.86610438" calcext:value-type="float">
            <text:p>2924771,86610438</text:p>
          </table:table-cell>
          <table:table-cell table:number-columns-repeated="55"/>
        </table:table-row>
        <table:table-row table:style-name="ro1">
          <table:table-cell office:value-type="float" office:value="11030" calcext:value-type="float">
            <text:p>11030</text:p>
          </table:table-cell>
          <table:table-cell table:formula="of:=([.A1021]-[.$E$3])^2" office:value-type="float" office:value="276910.02173336" calcext:value-type="float">
            <text:p>276910,02173336</text:p>
          </table:table-cell>
          <table:table-cell table:number-columns-repeated="5"/>
          <table:table-cell office:value-type="float" office:value="12403" calcext:value-type="float">
            <text:p>12403</text:p>
          </table:table-cell>
          <table:table-cell table:formula="of:=([.H1021]-[.$L$3])^2" office:value-type="float" office:value="1262934.43968413" calcext:value-type="float">
            <text:p>1262934,43968413</text:p>
          </table:table-cell>
          <table:table-cell table:number-columns-repeated="55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([.A1022]-[.$E$3])^2" office:value-type="float" office:value="5296.57802842297" calcext:value-type="float">
            <text:p>5296,57802842297</text:p>
          </table:table-cell>
          <table:table-cell table:number-columns-repeated="5"/>
          <table:table-cell office:value-type="float" office:value="9874" calcext:value-type="float">
            <text:p>9874</text:p>
          </table:table-cell>
          <table:table-cell table:formula="of:=([.H1022]-[.$L$3])^2" office:value-type="float" office:value="1974577.03722006" calcext:value-type="float">
            <text:p>1974577,03722006</text:p>
          </table:table-cell>
          <table:table-cell table:number-columns-repeated="55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formula="of:=([.A1023]-[.$E$3])^2" office:value-type="float" office:value="369393.602432194" calcext:value-type="float">
            <text:p>369393,602432194</text:p>
          </table:table-cell>
          <table:table-cell table:number-columns-repeated="5"/>
          <table:table-cell office:value-type="float" office:value="12163" calcext:value-type="float">
            <text:p>12163</text:p>
          </table:table-cell>
          <table:table-cell table:formula="of:=([.H1023]-[.$L$3])^2" office:value-type="float" office:value="781108.731265236" calcext:value-type="float">
            <text:p>781108,731265236</text:p>
          </table:table-cell>
          <table:table-cell table:number-columns-repeated="55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formula="of:=([.A1024]-[.$E$3])^2" office:value-type="float" office:value="744385.174811561" calcext:value-type="float">
            <text:p>744385,174811561</text:p>
          </table:table-cell>
          <table:table-cell table:number-columns-repeated="5"/>
          <table:table-cell office:value-type="float" office:value="13568" calcext:value-type="float">
            <text:p>13568</text:p>
          </table:table-cell>
          <table:table-cell table:formula="of:=([.H1024]-[.$L$3])^2" office:value-type="float" office:value="5238621.73263416" calcext:value-type="float">
            <text:p>5238621,73263416</text:p>
          </table:table-cell>
          <table:table-cell table:number-columns-repeated="55"/>
        </table:table-row>
        <table:table-row table:style-name="ro1">
          <table:table-cell office:value-type="float" office:value="10787" calcext:value-type="float">
            <text:p>10787</text:p>
          </table:table-cell>
          <table:table-cell table:formula="of:=([.A1025]-[.$E$3])^2" office:value-type="float" office:value="80214.9318831101" calcext:value-type="float">
            <text:p>80214,9318831101</text:p>
          </table:table-cell>
          <table:table-cell table:number-columns-repeated="5"/>
          <table:table-cell office:value-type="float" office:value="10304" calcext:value-type="float">
            <text:p>10304</text:p>
          </table:table-cell>
          <table:table-cell table:formula="of:=([.H1025]-[.$L$3])^2" office:value-type="float" office:value="951008.098137238" calcext:value-type="float">
            <text:p>951008,098137238</text:p>
          </table:table-cell>
          <table:table-cell table:number-columns-repeated="55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formula="of:=([.A1026]-[.$E$3])^2" office:value-type="float" office:value="23477.1060372974" calcext:value-type="float">
            <text:p>23477,1060372974</text:p>
          </table:table-cell>
          <table:table-cell table:number-columns-repeated="5"/>
          <table:table-cell office:value-type="float" office:value="13844" calcext:value-type="float">
            <text:p>13844</text:p>
          </table:table-cell>
          <table:table-cell table:formula="of:=([.H1026]-[.$L$3])^2" office:value-type="float" office:value="6578217.29731589" calcext:value-type="float">
            <text:p>6578217,29731589</text:p>
          </table:table-cell>
          <table:table-cell table:number-columns-repeated="55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formula="of:=([.A1027]-[.$E$3])^2" office:value-type="float" office:value="2495697.24303119" calcext:value-type="float">
            <text:p>2495697,24303119</text:p>
          </table:table-cell>
          <table:table-cell table:number-columns-repeated="5"/>
          <table:table-cell office:value-type="float" office:value="12961" calcext:value-type="float">
            <text:p>12961</text:p>
          </table:table-cell>
          <table:table-cell table:formula="of:=([.H1027]-[.$L$3])^2" office:value-type="float" office:value="2828463.21175805" calcext:value-type="float">
            <text:p>2828463,21175805</text:p>
          </table:table-cell>
          <table:table-cell table:number-columns-repeated="55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formula="of:=([.A1028]-[.$E$3])^2" office:value-type="float" office:value="1011588.56638117" calcext:value-type="float">
            <text:p>1011588,56638117</text:p>
          </table:table-cell>
          <table:table-cell table:number-columns-repeated="5"/>
          <table:table-cell office:value-type="float" office:value="9493" calcext:value-type="float">
            <text:p>9493</text:p>
          </table:table-cell>
          <table:table-cell table:formula="of:=([.H1028]-[.$L$3])^2" office:value-type="float" office:value="3190497.72510507" calcext:value-type="float">
            <text:p>3190497,72510507</text:p>
          </table:table-cell>
          <table:table-cell table:number-columns-repeated="55"/>
        </table:table-row>
        <table:table-row table:style-name="ro1">
          <table:table-cell office:value-type="float" office:value="10862" calcext:value-type="float">
            <text:p>10862</text:p>
          </table:table-cell>
          <table:table-cell table:formula="of:=([.A1029]-[.$E$3])^2" office:value-type="float" office:value="128323.292948002" calcext:value-type="float">
            <text:p>128323,292948002</text:p>
          </table:table-cell>
          <table:table-cell table:number-columns-repeated="5"/>
          <table:table-cell office:value-type="float" office:value="11944" calcext:value-type="float">
            <text:p>11944</text:p>
          </table:table-cell>
          <table:table-cell table:formula="of:=([.H1029]-[.$L$3])^2" office:value-type="float" office:value="441963.772332998" calcext:value-type="float">
            <text:p>441963,772332998</text:p>
          </table:table-cell>
          <table:table-cell table:number-columns-repeated="55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formula="of:=([.A1030]-[.$E$3])^2" office:value-type="float" office:value="19382.8786385176" calcext:value-type="float">
            <text:p>19382,8786385176</text:p>
          </table:table-cell>
          <table:table-cell table:number-columns-repeated="5"/>
          <table:table-cell office:value-type="float" office:value="14492" calcext:value-type="float">
            <text:p>14492</text:p>
          </table:table-cell>
          <table:table-cell table:formula="of:=([.H1030]-[.$L$3])^2" office:value-type="float" office:value="10322106.7100469" calcext:value-type="float">
            <text:p>10322106,7100469</text:p>
          </table:table-cell>
          <table:table-cell table:number-columns-repeated="55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([.A1031]-[.$E$3])^2" office:value-type="float" office:value="2794840.32012493" calcext:value-type="float">
            <text:p>2794840,32012493</text:p>
          </table:table-cell>
          <table:table-cell table:number-columns-repeated="5"/>
          <table:table-cell office:value-type="float" office:value="13205" calcext:value-type="float">
            <text:p>13205</text:p>
          </table:table-cell>
          <table:table-cell table:formula="of:=([.H1031]-[.$L$3])^2" office:value-type="float" office:value="3708719.34865059" calcext:value-type="float">
            <text:p>3708719,34865059</text:p>
          </table:table-cell>
          <table:table-cell table:number-columns-repeated="55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formula="of:=([.A1032]-[.$E$3])^2" office:value-type="float" office:value="486893.569154323" calcext:value-type="float">
            <text:p>486893,569154323</text:p>
          </table:table-cell>
          <table:table-cell table:number-columns-repeated="5"/>
          <table:table-cell office:value-type="float" office:value="10145" calcext:value-type="float">
            <text:p>10145</text:p>
          </table:table-cell>
          <table:table-cell table:formula="of:=([.H1032]-[.$L$3])^2" office:value-type="float" office:value="1286401.56630972" calcext:value-type="float">
            <text:p>1286401,56630972</text:p>
          </table:table-cell>
          <table:table-cell table:number-columns-repeated="55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formula="of:=([.A1033]-[.$E$3])^2" office:value-type="float" office:value="366966.492060591" calcext:value-type="float">
            <text:p>366966,492060591</text:p>
          </table:table-cell>
          <table:table-cell table:number-columns-repeated="5"/>
          <table:table-cell office:value-type="float" office:value="12454" calcext:value-type="float">
            <text:p>12454</text:p>
          </table:table-cell>
          <table:table-cell table:formula="of:=([.H1033]-[.$L$3])^2" office:value-type="float" office:value="1380163.40272314" calcext:value-type="float">
            <text:p>1380163,40272314</text:p>
          </table:table-cell>
          <table:table-cell table:number-columns-repeated="55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formula="of:=([.A1034]-[.$E$3])^2" office:value-type="float" office:value="29507.5414227656" calcext:value-type="float">
            <text:p>29507,5414227656</text:p>
          </table:table-cell>
          <table:table-cell table:number-columns-repeated="5"/>
          <table:table-cell office:value-type="float" office:value="10765" calcext:value-type="float">
            <text:p>10765</text:p>
          </table:table-cell>
          <table:table-cell table:formula="of:=([.H1034]-[.$L$3])^2" office:value-type="float" office:value="264397.979725193" calcext:value-type="float">
            <text:p>264397,979725193</text:p>
          </table:table-cell>
          <table:table-cell table:number-columns-repeated="55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formula="of:=([.A1035]-[.$E$3])^2" office:value-type="float" office:value="33570.4504632542" calcext:value-type="float">
            <text:p>33570,4504632542</text:p>
          </table:table-cell>
          <table:table-cell table:number-columns-repeated="5"/>
          <table:table-cell office:value-type="float" office:value="10394" calcext:value-type="float">
            <text:p>10394</text:p>
          </table:table-cell>
          <table:table-cell table:formula="of:=([.H1035]-[.$L$3])^2" office:value-type="float" office:value="783572.738794323" calcext:value-type="float">
            <text:p>783572,738794323</text:p>
          </table:table-cell>
          <table:table-cell table:number-columns-repeated="55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formula="of:=([.A1036]-[.$E$3])^2" office:value-type="float" office:value="1148707.20864406" calcext:value-type="float">
            <text:p>1148707,20864406</text:p>
          </table:table-cell>
          <table:table-cell table:number-columns-repeated="5"/>
          <table:table-cell office:value-type="float" office:value="13630" calcext:value-type="float">
            <text:p>13630</text:p>
          </table:table-cell>
          <table:table-cell table:formula="of:=([.H1036]-[.$L$3])^2" office:value-type="float" office:value="5526277.37397571" calcext:value-type="float">
            <text:p>5526277,37397571</text:p>
          </table:table-cell>
          <table:table-cell table:number-columns-repeated="55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formula="of:=([.A1037]-[.$E$3])^2" office:value-type="float" office:value="727229.622953547" calcext:value-type="float">
            <text:p>727229,622953547</text:p>
          </table:table-cell>
          <table:table-cell table:number-columns-repeated="5"/>
          <table:table-cell office:value-type="float" office:value="9475" calcext:value-type="float">
            <text:p>9475</text:p>
          </table:table-cell>
          <table:table-cell table:formula="of:=([.H1037]-[.$L$3])^2" office:value-type="float" office:value="3255124.79697365" calcext:value-type="float">
            <text:p>3255124,79697365</text:p>
          </table:table-cell>
          <table:table-cell table:number-columns-repeated="55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([.A1038]-[.$E$3])^2" office:value-type="float" office:value="2821652.76161134" calcext:value-type="float">
            <text:p>2821652,76161134</text:p>
          </table:table-cell>
          <table:table-cell table:number-columns-repeated="5"/>
          <table:table-cell office:value-type="float" office:value="12606" calcext:value-type="float">
            <text:p>12606</text:p>
          </table:table-cell>
          <table:table-cell table:formula="of:=([.H1038]-[.$L$3])^2" office:value-type="float" office:value="1760407.68472177" calcext:value-type="float">
            <text:p>1760407,68472177</text:p>
          </table:table-cell>
          <table:table-cell table:number-columns-repeated="55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formula="of:=([.A1039]-[.$E$3])^2" office:value-type="float" office:value="1144424.09827246" calcext:value-type="float">
            <text:p>1144424,09827246</text:p>
          </table:table-cell>
          <table:table-cell table:number-columns-repeated="5"/>
          <table:table-cell office:value-type="float" office:value="9501" calcext:value-type="float">
            <text:p>9501</text:p>
          </table:table-cell>
          <table:table-cell table:formula="of:=([.H1039]-[.$L$3])^2" office:value-type="float" office:value="3161982.58205236" calcext:value-type="float">
            <text:p>3161982,58205236</text:p>
          </table:table-cell>
          <table:table-cell table:number-columns-repeated="55"/>
        </table:table-row>
        <table:table-row table:style-name="ro1">
          <table:table-cell office:value-type="float" office:value="11350" calcext:value-type="float">
            <text:p>11350</text:p>
          </table:table-cell>
          <table:table-cell table:formula="of:=([.A1040]-[.$E$3])^2" office:value-type="float" office:value="716092.362276899" calcext:value-type="float">
            <text:p>716092,362276899</text:p>
          </table:table-cell>
          <table:table-cell table:number-columns-repeated="5"/>
          <table:table-cell office:value-type="float" office:value="11884" calcext:value-type="float">
            <text:p>11884</text:p>
          </table:table-cell>
          <table:table-cell table:formula="of:=([.H1040]-[.$L$3])^2" office:value-type="float" office:value="365787.345228275" calcext:value-type="float">
            <text:p>365787,345228275</text:p>
          </table:table-cell>
          <table:table-cell table:number-columns-repeated="55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formula="of:=([.A1041]-[.$E$3])^2" office:value-type="float" office:value="554693.662886991" calcext:value-type="float">
            <text:p>554693,662886991</text:p>
          </table:table-cell>
          <table:table-cell table:number-columns-repeated="5"/>
          <table:table-cell office:value-type="float" office:value="9979" calcext:value-type="float">
            <text:p>9979</text:p>
          </table:table-cell>
          <table:table-cell table:formula="of:=([.H1041]-[.$L$3])^2" office:value-type="float" office:value="1690510.78465332" calcext:value-type="float">
            <text:p>1690510,78465332</text:p>
          </table:table-cell>
          <table:table-cell table:number-columns-repeated="55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formula="of:=([.A1042]-[.$E$3])^2" office:value-type="float" office:value="1803051.66399625" calcext:value-type="float">
            <text:p>1803051,66399625</text:p>
          </table:table-cell>
          <table:table-cell table:number-columns-repeated="5"/>
          <table:table-cell office:value-type="float" office:value="10124" calcext:value-type="float">
            <text:p>10124</text:p>
          </table:table-cell>
          <table:table-cell table:formula="of:=([.H1042]-[.$L$3])^2" office:value-type="float" office:value="1334478.81682307" calcext:value-type="float">
            <text:p>1334478,81682307</text:p>
          </table:table-cell>
          <table:table-cell table:number-columns-repeated="55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formula="of:=([.A1043]-[.$E$3])^2" office:value-type="float" office:value="14829.7821326936" calcext:value-type="float">
            <text:p>14829,7821326936</text:p>
          </table:table-cell>
          <table:table-cell table:number-columns-repeated="5"/>
          <table:table-cell office:value-type="float" office:value="10594" calcext:value-type="float">
            <text:p>10594</text:p>
          </table:table-cell>
          <table:table-cell table:formula="of:=([.H1043]-[.$L$3])^2" office:value-type="float" office:value="469494.162476732" calcext:value-type="float">
            <text:p>469494,162476732</text:p>
          </table:table-cell>
          <table:table-cell table:number-columns-repeated="55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([.A1044]-[.$E$3])^2" office:value-type="float" office:value="45700.8592264261" calcext:value-type="float">
            <text:p>45700,8592264261</text:p>
          </table:table-cell>
          <table:table-cell table:number-columns-repeated="5"/>
          <table:table-cell office:value-type="float" office:value="10793" calcext:value-type="float">
            <text:p>10793</text:p>
          </table:table-cell>
          <table:table-cell table:formula="of:=([.H1044]-[.$L$3])^2" office:value-type="float" office:value="236386.97904073" calcext:value-type="float">
            <text:p>236386,97904073</text:p>
          </table:table-cell>
          <table:table-cell table:number-columns-repeated="55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([.A1045]-[.$E$3])^2" office:value-type="float" office:value="23647.5480783396" calcext:value-type="float">
            <text:p>23647,5480783396</text:p>
          </table:table-cell>
          <table:table-cell table:number-columns-repeated="5"/>
          <table:table-cell office:value-type="float" office:value="11936" calcext:value-type="float">
            <text:p>11936</text:p>
          </table:table-cell>
          <table:table-cell table:formula="of:=([.H1045]-[.$L$3])^2" office:value-type="float" office:value="431390.915385701" calcext:value-type="float">
            <text:p>431390,915385701</text:p>
          </table:table-cell>
          <table:table-cell table:number-columns-repeated="55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formula="of:=([.A1046]-[.$E$3])^2" office:value-type="float" office:value="562166.438815998" calcext:value-type="float">
            <text:p>562166,438815998</text:p>
          </table:table-cell>
          <table:table-cell table:number-columns-repeated="5"/>
          <table:table-cell office:value-type="float" office:value="11378" calcext:value-type="float">
            <text:p>11378</text:p>
          </table:table-cell>
          <table:table-cell table:formula="of:=([.H1046]-[.$L$3])^2" office:value-type="float" office:value="9762.14331177832" calcext:value-type="float">
            <text:p>9762,14331177832</text:p>
          </table:table-cell>
          <table:table-cell table:number-columns-repeated="55"/>
        </table:table-row>
        <table:table-row table:style-name="ro1">
          <table:table-cell office:value-type="float" office:value="10850" calcext:value-type="float">
            <text:p>10850</text:p>
          </table:table-cell>
          <table:table-cell table:formula="of:=([.A1047]-[.$E$3])^2" office:value-type="float" office:value="119869.955177619" calcext:value-type="float">
            <text:p>119869,955177619</text:p>
          </table:table-cell>
          <table:table-cell table:number-columns-repeated="5"/>
          <table:table-cell office:value-type="float" office:value="12785" calcext:value-type="float">
            <text:p>12785</text:p>
          </table:table-cell>
          <table:table-cell table:formula="of:=([.H1047]-[.$L$3])^2" office:value-type="float" office:value="2267444.35891753" calcext:value-type="float">
            <text:p>2267444,35891753</text:p>
          </table:table-cell>
          <table:table-cell table:number-columns-repeated="55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formula="of:=([.A1048]-[.$E$3])^2" office:value-type="float" office:value="793484.720014001" calcext:value-type="float">
            <text:p>793484,720014001</text:p>
          </table:table-cell>
          <table:table-cell table:number-columns-repeated="5"/>
          <table:table-cell office:value-type="float" office:value="11059" calcext:value-type="float">
            <text:p>11059</text:p>
          </table:table-cell>
          <table:table-cell table:formula="of:=([.H1048]-[.$L$3])^2" office:value-type="float" office:value="48486.4725383349" calcext:value-type="float">
            <text:p>48486,4725383349</text:p>
          </table:table-cell>
          <table:table-cell table:number-columns-repeated="55"/>
        </table:table-row>
        <table:table-row table:style-name="ro1">
          <table:table-cell office:value-type="float" office:value="11830" calcext:value-type="float">
            <text:p>11830</text:p>
          </table:table-cell>
          <table:table-cell table:formula="of:=([.A1049]-[.$E$3])^2" office:value-type="float" office:value="1758865.87309221" calcext:value-type="float">
            <text:p>1758865,87309221</text:p>
          </table:table-cell>
          <table:table-cell table:number-columns-repeated="5"/>
          <table:table-cell office:value-type="float" office:value="9295" calcext:value-type="float">
            <text:p>9295</text:p>
          </table:table-cell>
          <table:table-cell table:formula="of:=([.H1049]-[.$L$3])^2" office:value-type="float" office:value="3937035.51565948" calcext:value-type="float">
            <text:p>3937035,51565948</text:p>
          </table:table-cell>
          <table:table-cell table:number-columns-repeated="55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([.A1050]-[.$E$3])^2" office:value-type="float" office:value="4459.24691361433" calcext:value-type="float">
            <text:p>4459,24691361433</text:p>
          </table:table-cell>
          <table:table-cell table:number-columns-repeated="5"/>
          <table:table-cell office:value-type="float" office:value="12251" calcext:value-type="float">
            <text:p>12251</text:p>
          </table:table-cell>
          <table:table-cell table:formula="of:=([.H1050]-[.$L$3])^2" office:value-type="float" office:value="944402.157685497" calcext:value-type="float">
            <text:p>944402,157685497</text:p>
          </table:table-cell>
          <table:table-cell table:number-columns-repeated="55"/>
        </table:table-row>
        <table:table-row table:style-name="ro1">
          <table:table-cell office:value-type="float" office:value="11203" calcext:value-type="float">
            <text:p>11203</text:p>
          </table:table-cell>
          <table:table-cell table:formula="of:=([.A1051]-[.$E$3])^2" office:value-type="float" office:value="488911.974589711" calcext:value-type="float">
            <text:p>488911,974589711</text:p>
          </table:table-cell>
          <table:table-cell table:number-columns-repeated="5"/>
          <table:table-cell office:value-type="float" office:value="10275" calcext:value-type="float">
            <text:p>10275</text:p>
          </table:table-cell>
          <table:table-cell table:formula="of:=([.H1051]-[.$L$3])^2" office:value-type="float" office:value="1008410.49170329" calcext:value-type="float">
            <text:p>1008410,49170329</text:p>
          </table:table-cell>
          <table:table-cell table:number-columns-repeated="55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formula="of:=([.A1052]-[.$E$3])^2" office:value-type="float" office:value="930795.803763308" calcext:value-type="float">
            <text:p>930795,803763308</text:p>
          </table:table-cell>
          <table:table-cell table:number-columns-repeated="5"/>
          <table:table-cell office:value-type="float" office:value="12860" calcext:value-type="float">
            <text:p>12860</text:p>
          </table:table-cell>
          <table:table-cell table:formula="of:=([.H1052]-[.$L$3])^2" office:value-type="float" office:value="2498939.89279843" calcext:value-type="float">
            <text:p>2498939,89279843</text:p>
          </table:table-cell>
          <table:table-cell table:number-columns-repeated="55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([.A1053]-[.$E$3])^2" office:value-type="float" office:value="2183826.61407945" calcext:value-type="float">
            <text:p>2183826,61407945</text:p>
          </table:table-cell>
          <table:table-cell table:number-columns-repeated="5"/>
          <table:table-cell office:value-type="float" office:value="9794" calcext:value-type="float">
            <text:p>9794</text:p>
          </table:table-cell>
          <table:table-cell table:formula="of:=([.H1053]-[.$L$3])^2" office:value-type="float" office:value="2205808.46774709" calcext:value-type="float">
            <text:p>2205808,46774709</text:p>
          </table:table-cell>
          <table:table-cell table:number-columns-repeated="55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([.A1054]-[.$E$3])^2" office:value-type="float" office:value="31250.3173517728" calcext:value-type="float">
            <text:p>31250,3173517728</text:p>
          </table:table-cell>
          <table:table-cell table:number-columns-repeated="5"/>
          <table:table-cell office:value-type="float" office:value="9384" calcext:value-type="float">
            <text:p>9384</text:p>
          </table:table-cell>
          <table:table-cell table:formula="of:=([.H1054]-[.$L$3])^2" office:value-type="float" office:value="3591769.54919815" calcext:value-type="float">
            <text:p>3591769,54919815</text:p>
          </table:table-cell>
          <table:table-cell table:number-columns-repeated="55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formula="of:=([.A1055]-[.$E$3])^2" office:value-type="float" office:value="9067.30681378096" calcext:value-type="float">
            <text:p>9067,30681378096</text:p>
          </table:table-cell>
          <table:table-cell table:number-columns-repeated="5"/>
          <table:table-cell office:value-type="float" office:value="17998" calcext:value-type="float">
            <text:p>17998</text:p>
          </table:table-cell>
          <table:table-cell table:formula="of:=([.H1055]-[.$L$3])^2" office:value-type="float" office:value="45142321.2671995" calcext:value-type="float">
            <text:p>45142321,2671995</text:p>
          </table:table-cell>
          <table:table-cell table:number-columns-repeated="55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formula="of:=([.A1056]-[.$E$3])^2" office:value-type="float" office:value="356143.495388378" calcext:value-type="float">
            <text:p>356143,495388378</text:p>
          </table:table-cell>
          <table:table-cell table:number-columns-repeated="5"/>
          <table:table-cell office:value-type="float" office:value="10720" calcext:value-type="float">
            <text:p>10720</text:p>
          </table:table-cell>
          <table:table-cell table:formula="of:=([.H1056]-[.$L$3])^2" office:value-type="float" office:value="312700.659396651" calcext:value-type="float">
            <text:p>312700,659396651</text:p>
          </table:table-cell>
          <table:table-cell table:number-columns-repeated="55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formula="of:=([.A1057]-[.$E$3])^2" office:value-type="float" office:value="554693.662886991" calcext:value-type="float">
            <text:p>554693,662886991</text:p>
          </table:table-cell>
          <table:table-cell table:number-columns-repeated="5"/>
          <table:table-cell office:value-type="float" office:value="9767" calcext:value-type="float">
            <text:p>9767</text:p>
          </table:table-cell>
          <table:table-cell table:formula="of:=([.H1057]-[.$L$3])^2" office:value-type="float" office:value="2286738.07554997" calcext:value-type="float">
            <text:p>2286738,07554997</text:p>
          </table:table-cell>
          <table:table-cell table:number-columns-repeated="55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formula="of:=([.A1058]-[.$E$3])^2" office:value-type="float" office:value="11832.5647172748" calcext:value-type="float">
            <text:p>11832,5647172748</text:p>
          </table:table-cell>
          <table:table-cell table:number-columns-repeated="5"/>
          <table:table-cell office:value-type="float" office:value="11731" calcext:value-type="float">
            <text:p>11731</text:p>
          </table:table-cell>
          <table:table-cell table:formula="of:=([.H1058]-[.$L$3])^2" office:value-type="float" office:value="204126.456111231" calcext:value-type="float">
            <text:p>204126,456111231</text:p>
          </table:table-cell>
          <table:table-cell table:number-columns-repeated="55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formula="of:=([.A1059]-[.$E$3])^2" office:value-type="float" office:value="1146564.65345826" calcext:value-type="float">
            <text:p>1146564,65345826</text:p>
          </table:table-cell>
          <table:table-cell table:number-columns-repeated="5"/>
          <table:table-cell office:value-type="float" office:value="12543" calcext:value-type="float">
            <text:p>12543</text:p>
          </table:table-cell>
          <table:table-cell table:formula="of:=([.H1059]-[.$L$3])^2" office:value-type="float" office:value="1597199.43626181" calcext:value-type="float">
            <text:p>1597199,43626181</text:p>
          </table:table-cell>
          <table:table-cell table:number-columns-repeated="55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formula="of:=([.A1060]-[.$E$3])^2" office:value-type="float" office:value="266026.525338461" calcext:value-type="float">
            <text:p>266026,525338461</text:p>
          </table:table-cell>
          <table:table-cell table:number-columns-repeated="5"/>
          <table:table-cell office:value-type="float" office:value="11136" calcext:value-type="float">
            <text:p>11136</text:p>
          </table:table-cell>
          <table:table-cell table:formula="of:=([.H1060]-[.$L$3])^2" office:value-type="float" office:value="20505.2206560626" calcext:value-type="float">
            <text:p>20505,2206560626</text:p>
          </table:table-cell>
          <table:table-cell table:number-columns-repeated="55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formula="of:=([.A1061]-[.$E$3])^2" office:value-type="float" office:value="322371.395000136" calcext:value-type="float">
            <text:p>322371,395000136</text:p>
          </table:table-cell>
          <table:table-cell table:number-columns-repeated="5"/>
          <table:table-cell office:value-type="float" office:value="12546" calcext:value-type="float">
            <text:p>12546</text:p>
          </table:table-cell>
          <table:table-cell table:formula="of:=([.H1061]-[.$L$3])^2" office:value-type="float" office:value="1604791.25761705" calcext:value-type="float">
            <text:p>1604791,25761705</text:p>
          </table:table-cell>
          <table:table-cell table:number-columns-repeated="55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formula="of:=([.A1062]-[.$E$3])^2" office:value-type="float" office:value="2858728.86865515" calcext:value-type="float">
            <text:p>2858728,86865515</text:p>
          </table:table-cell>
          <table:table-cell table:number-columns-repeated="5"/>
          <table:table-cell office:value-type="float" office:value="12651" calcext:value-type="float">
            <text:p>12651</text:p>
          </table:table-cell>
          <table:table-cell table:formula="of:=([.H1062]-[.$L$3])^2" office:value-type="float" office:value="1881845.00505032" calcext:value-type="float">
            <text:p>1881845,00505032</text:p>
          </table:table-cell>
          <table:table-cell table:number-columns-repeated="55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formula="of:=([.A1063]-[.$E$3])^2" office:value-type="float" office:value="663862.525893092" calcext:value-type="float">
            <text:p>663862,525893092</text:p>
          </table:table-cell>
          <table:table-cell table:number-columns-repeated="5"/>
          <table:table-cell office:value-type="float" office:value="10520" calcext:value-type="float">
            <text:p>10520</text:p>
          </table:table-cell>
          <table:table-cell table:formula="of:=([.H1063]-[.$L$3])^2" office:value-type="float" office:value="576379.235714241" calcext:value-type="float">
            <text:p>576379,235714241</text:p>
          </table:table-cell>
          <table:table-cell table:number-columns-repeated="55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[.A1064]-[.$E$3])^2" office:value-type="float" office:value="2261347.04891028" calcext:value-type="float">
            <text:p>2261347,04891028</text:p>
          </table:table-cell>
          <table:table-cell table:number-columns-repeated="5"/>
          <table:table-cell office:value-type="float" office:value="9516" calcext:value-type="float">
            <text:p>9516</text:p>
          </table:table-cell>
          <table:table-cell table:formula="of:=([.H1064]-[.$L$3])^2" office:value-type="float" office:value="3108861.68882854" calcext:value-type="float">
            <text:p>3108861,68882854</text:p>
          </table:table-cell>
          <table:table-cell table:number-columns-repeated="55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formula="of:=([.A1065]-[.$E$3])^2" office:value-type="float" office:value="16957.8753107305" calcext:value-type="float">
            <text:p>16957,8753107305</text:p>
          </table:table-cell>
          <table:table-cell table:number-columns-repeated="5"/>
          <table:table-cell office:value-type="float" office:value="11854" calcext:value-type="float">
            <text:p>11854</text:p>
          </table:table-cell>
          <table:table-cell table:formula="of:=([.H1065]-[.$L$3])^2" office:value-type="float" office:value="330399.131675913" calcext:value-type="float">
            <text:p>330399,131675913</text:p>
          </table:table-cell>
          <table:table-cell table:number-columns-repeated="55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formula="of:=([.A1066]-[.$E$3])^2" office:value-type="float" office:value="1083217.99788422" calcext:value-type="float">
            <text:p>1083217,99788422</text:p>
          </table:table-cell>
          <table:table-cell table:number-columns-repeated="5"/>
          <table:table-cell office:value-type="float" office:value="9126" calcext:value-type="float">
            <text:p>9126</text:p>
          </table:table-cell>
          <table:table-cell table:formula="of:=([.H1066]-[.$L$3])^2" office:value-type="float" office:value="4636254.91264785" calcext:value-type="float">
            <text:p>4636254,91264785</text:p>
          </table:table-cell>
          <table:table-cell table:number-columns-repeated="55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formula="of:=([.A1067]-[.$E$3])^2" office:value-type="float" office:value="732355.288510951" calcext:value-type="float">
            <text:p>732355,288510951</text:p>
          </table:table-cell>
          <table:table-cell table:number-columns-repeated="5"/>
          <table:table-cell office:value-type="float" office:value="12405" calcext:value-type="float">
            <text:p>12405</text:p>
          </table:table-cell>
          <table:table-cell table:formula="of:=([.H1067]-[.$L$3])^2" office:value-type="float" office:value="1267433.65392095" calcext:value-type="float">
            <text:p>1267433,65392095</text:p>
          </table:table-cell>
          <table:table-cell table:number-columns-repeated="55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formula="of:=([.A1068]-[.$E$3])^2" office:value-type="float" office:value="122344.364495422" calcext:value-type="float">
            <text:p>122344,364495422</text:p>
          </table:table-cell>
          <table:table-cell table:number-columns-repeated="5"/>
          <table:table-cell office:value-type="float" office:value="17386" calcext:value-type="float">
            <text:p>17386</text:p>
          </table:table-cell>
          <table:table-cell table:formula="of:=([.H1068]-[.$L$3])^2" office:value-type="float" office:value="37293049.7107314" calcext:value-type="float">
            <text:p>37293049,7107314</text:p>
          </table:table-cell>
          <table:table-cell table:number-columns-repeated="55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([.A1069]-[.$E$3])^2" office:value-type="float" office:value="615875.870319049" calcext:value-type="float">
            <text:p>615875,870319049</text:p>
          </table:table-cell>
          <table:table-cell table:number-columns-repeated="5"/>
          <table:table-cell office:value-type="float" office:value="13218" calcext:value-type="float">
            <text:p>13218</text:p>
          </table:table-cell>
          <table:table-cell table:formula="of:=([.H1069]-[.$L$3])^2" office:value-type="float" office:value="3758959.24118995" calcext:value-type="float">
            <text:p>3758959,24118995</text:p>
          </table:table-cell>
          <table:table-cell table:number-columns-repeated="55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([.A1070]-[.$E$3])^2" office:value-type="float" office:value="52.1631643077263" calcext:value-type="float">
            <text:p>52,1631643077263</text:p>
          </table:table-cell>
          <table:table-cell table:number-columns-repeated="5"/>
          <table:table-cell office:value-type="float" office:value="11655" calcext:value-type="float">
            <text:p>11655</text:p>
          </table:table-cell>
          <table:table-cell table:formula="of:=([.H1070]-[.$L$3])^2" office:value-type="float" office:value="141228.315111916" calcext:value-type="float">
            <text:p>141228,315111916</text:p>
          </table:table-cell>
          <table:table-cell table:number-columns-repeated="55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formula="of:=([.A1071]-[.$E$3])^2" office:value-type="float" office:value="274342.966824873" calcext:value-type="float">
            <text:p>274342,966824873</text:p>
          </table:table-cell>
          <table:table-cell table:number-columns-repeated="5"/>
          <table:table-cell office:value-type="float" office:value="12106" calcext:value-type="float">
            <text:p>12106</text:p>
          </table:table-cell>
          <table:table-cell table:formula="of:=([.H1071]-[.$L$3])^2" office:value-type="float" office:value="683604.125515749" calcext:value-type="float">
            <text:p>683604,125515749</text:p>
          </table:table-cell>
          <table:table-cell table:number-columns-repeated="55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formula="of:=([.A1072]-[.$E$3])^2" office:value-type="float" office:value="477173.682853713" calcext:value-type="float">
            <text:p>477173,682853713</text:p>
          </table:table-cell>
          <table:table-cell table:number-columns-repeated="5"/>
          <table:table-cell office:value-type="float" office:value="9524" calcext:value-type="float">
            <text:p>9524</text:p>
          </table:table-cell>
          <table:table-cell table:formula="of:=([.H1072]-[.$L$3])^2" office:value-type="float" office:value="3080714.54577584" calcext:value-type="float">
            <text:p>3080714,54577584</text:p>
          </table:table-cell>
          <table:table-cell table:number-columns-repeated="55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formula="of:=([.A1073]-[.$E$3])^2" office:value-type="float" office:value="397880.371705627" calcext:value-type="float">
            <text:p>397880,371705627</text:p>
          </table:table-cell>
          <table:table-cell table:number-columns-repeated="5"/>
          <table:table-cell office:value-type="float" office:value="11645" calcext:value-type="float">
            <text:p>11645</text:p>
          </table:table-cell>
          <table:table-cell table:formula="of:=([.H1073]-[.$L$3])^2" office:value-type="float" office:value="133812.243927795" calcext:value-type="float">
            <text:p>133812,243927795</text:p>
          </table:table-cell>
          <table:table-cell table:number-columns-repeated="55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formula="of:=([.A1074]-[.$E$3])^2" office:value-type="float" office:value="534035.890285771" calcext:value-type="float">
            <text:p>534035,890285771</text:p>
          </table:table-cell>
          <table:table-cell table:number-columns-repeated="5"/>
          <table:table-cell office:value-type="float" office:value="10560" calcext:value-type="float">
            <text:p>10560</text:p>
          </table:table-cell>
          <table:table-cell table:formula="of:=([.H1074]-[.$L$3])^2" office:value-type="float" office:value="517243.520450723" calcext:value-type="float">
            <text:p>517243,520450723</text:p>
          </table:table-cell>
          <table:table-cell table:number-columns-repeated="55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formula="of:=([.A1075]-[.$E$3])^2" office:value-type="float" office:value="178740.893058927" calcext:value-type="float">
            <text:p>178740,893058927</text:p>
          </table:table-cell>
          <table:table-cell table:number-columns-repeated="5"/>
          <table:table-cell office:value-type="float" office:value="9621" calcext:value-type="float">
            <text:p>9621</text:p>
          </table:table-cell>
          <table:table-cell table:formula="of:=([.H1075]-[.$L$3])^2" office:value-type="float" office:value="2749615.43626181" calcext:value-type="float">
            <text:p>2749615,43626181</text:p>
          </table:table-cell>
          <table:table-cell table:number-columns-repeated="55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formula="of:=([.A1076]-[.$E$3])^2" office:value-type="float" office:value="1011588.56638117" calcext:value-type="float">
            <text:p>1011588,56638117</text:p>
          </table:table-cell>
          <table:table-cell table:number-columns-repeated="5"/>
          <table:table-cell office:value-type="float" office:value="14832" calcext:value-type="float">
            <text:p>14832</text:p>
          </table:table-cell>
          <table:table-cell table:formula="of:=([.H1076]-[.$L$3])^2" office:value-type="float" office:value="12622413.130307" calcext:value-type="float">
            <text:p>12622413,130307</text:p>
          </table:table-cell>
          <table:table-cell table:number-columns-repeated="55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formula="of:=([.A1077]-[.$E$3])^2" office:value-type="float" office:value="290281.294611894" calcext:value-type="float">
            <text:p>290281,294611894</text:p>
          </table:table-cell>
          <table:table-cell table:number-columns-repeated="5"/>
          <table:table-cell office:value-type="float" office:value="14410" calcext:value-type="float">
            <text:p>14410</text:p>
          </table:table-cell>
          <table:table-cell table:formula="of:=([.H1077]-[.$L$3])^2" office:value-type="float" office:value="9801930.92633711" calcext:value-type="float">
            <text:p>9801930,92633711</text:p>
          </table:table-cell>
          <table:table-cell table:number-columns-repeated="55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formula="of:=([.A1078]-[.$E$3])^2" office:value-type="float" office:value="557676.773258594" calcext:value-type="float">
            <text:p>557676,773258594</text:p>
          </table:table-cell>
          <table:table-cell table:number-columns-repeated="5"/>
          <table:table-cell office:value-type="float" office:value="9624" calcext:value-type="float">
            <text:p>9624</text:p>
          </table:table-cell>
          <table:table-cell table:formula="of:=([.H1078]-[.$L$3])^2" office:value-type="float" office:value="2739675.25761705" calcext:value-type="float">
            <text:p>2739675,25761705</text:p>
          </table:table-cell>
          <table:table-cell table:number-columns-repeated="55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formula="of:=([.A1079]-[.$E$3])^2" office:value-type="float" office:value="926940.693391705" calcext:value-type="float">
            <text:p>926940,693391705</text:p>
          </table:table-cell>
          <table:table-cell table:number-columns-repeated="5"/>
          <table:table-cell office:value-type="float" office:value="12417" calcext:value-type="float">
            <text:p>12417</text:p>
          </table:table-cell>
          <table:table-cell table:formula="of:=([.H1079]-[.$L$3])^2" office:value-type="float" office:value="1294596.9393419" calcext:value-type="float">
            <text:p>1294596,9393419</text:p>
          </table:table-cell>
          <table:table-cell table:number-columns-repeated="55"/>
        </table:table-row>
        <table:table-row table:style-name="ro1">
          <table:table-cell office:value-type="float" office:value="10724" calcext:value-type="float">
            <text:p>10724</text:p>
          </table:table-cell>
          <table:table-cell table:formula="of:=([.A1080]-[.$E$3])^2" office:value-type="float" office:value="48497.9085886009" calcext:value-type="float">
            <text:p>48497,9085886009</text:p>
          </table:table-cell>
          <table:table-cell table:number-columns-repeated="5"/>
          <table:table-cell office:value-type="float" office:value="11521" calcext:value-type="float">
            <text:p>11521</text:p>
          </table:table-cell>
          <table:table-cell table:formula="of:=([.H1080]-[.$L$3])^2" office:value-type="float" office:value="58468.9612447012" calcext:value-type="float">
            <text:p>58468,9612447012</text:p>
          </table:table-cell>
          <table:table-cell table:number-columns-repeated="55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formula="of:=([.A1081]-[.$E$3])^2" office:value-type="float" office:value="628496.31180546" calcext:value-type="float">
            <text:p>628496,31180546</text:p>
          </table:table-cell>
          <table:table-cell table:number-columns-repeated="5"/>
          <table:table-cell office:value-type="float" office:value="12488" calcext:value-type="float">
            <text:p>12488</text:p>
          </table:table-cell>
          <table:table-cell table:formula="of:=([.H1081]-[.$L$3])^2" office:value-type="float" office:value="1461206.04474915" calcext:value-type="float">
            <text:p>1461206,04474915</text:p>
          </table:table-cell>
          <table:table-cell table:number-columns-repeated="55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formula="of:=([.A1082]-[.$E$3])^2" office:value-type="float" office:value="29660.55750707" calcext:value-type="float">
            <text:p>29660,55750707</text:p>
          </table:table-cell>
          <table:table-cell table:number-columns-repeated="5"/>
          <table:table-cell office:value-type="float" office:value="11855" calcext:value-type="float">
            <text:p>11855</text:p>
          </table:table-cell>
          <table:table-cell table:formula="of:=([.H1082]-[.$L$3])^2" office:value-type="float" office:value="331549.738794325" calcext:value-type="float">
            <text:p>331549,738794325</text:p>
          </table:table-cell>
          <table:table-cell table:number-columns-repeated="55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formula="of:=([.A1083]-[.$E$3])^2" office:value-type="float" office:value="2047124.52034678" calcext:value-type="float">
            <text:p>2047124,52034678</text:p>
          </table:table-cell>
          <table:table-cell table:number-columns-repeated="5"/>
          <table:table-cell office:value-type="float" office:value="12523" calcext:value-type="float">
            <text:p>12523</text:p>
          </table:table-cell>
          <table:table-cell table:formula="of:=([.H1083]-[.$L$3])^2" office:value-type="float" office:value="1547047.29389357" calcext:value-type="float">
            <text:p>1547047,29389357</text:p>
          </table:table-cell>
          <table:table-cell table:number-columns-repeated="55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([.A1084]-[.$E$3])^2" office:value-type="float" office:value="17896.4443623108" calcext:value-type="float">
            <text:p>17896,4443623108</text:p>
          </table:table-cell>
          <table:table-cell table:number-columns-repeated="5"/>
          <table:table-cell office:value-type="float" office:value="10864" calcext:value-type="float">
            <text:p>10864</text:p>
          </table:table-cell>
          <table:table-cell table:formula="of:=([.H1084]-[.$L$3])^2" office:value-type="float" office:value="172388.084447985" calcext:value-type="float">
            <text:p>172388,084447985</text:p>
          </table:table-cell>
          <table:table-cell table:number-columns-repeated="55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formula="of:=([.A1085]-[.$E$3])^2" office:value-type="float" office:value="38503.2330478355" calcext:value-type="float">
            <text:p>38503,2330478355</text:p>
          </table:table-cell>
          <table:table-cell table:number-columns-repeated="5"/>
          <table:table-cell office:value-type="float" office:value="12352" calcext:value-type="float">
            <text:p>12352</text:p>
          </table:table-cell>
          <table:table-cell table:formula="of:=([.H1085]-[.$L$3])^2" office:value-type="float" office:value="1150907.47664511" calcext:value-type="float">
            <text:p>1150907,47664511</text:p>
          </table:table-cell>
          <table:table-cell table:number-columns-repeated="55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([.A1086]-[.$E$3])^2" office:value-type="float" office:value="6687.57470063593" calcext:value-type="float">
            <text:p>6687,57470063593</text:p>
          </table:table-cell>
          <table:table-cell table:number-columns-repeated="5"/>
          <table:table-cell office:value-type="float" office:value="11885" calcext:value-type="float">
            <text:p>11885</text:p>
          </table:table-cell>
          <table:table-cell table:formula="of:=([.H1086]-[.$L$3])^2" office:value-type="float" office:value="366997.952346687" calcext:value-type="float">
            <text:p>366997,952346687</text:p>
          </table:table-cell>
          <table:table-cell table:number-columns-repeated="55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formula="of:=([.A1087]-[.$E$3])^2" office:value-type="float" office:value="934658.914134911" calcext:value-type="float">
            <text:p>934658,914134911</text:p>
          </table:table-cell>
          <table:table-cell table:number-columns-repeated="5"/>
          <table:table-cell office:value-type="float" office:value="13590" calcext:value-type="float">
            <text:p>13590</text:p>
          </table:table-cell>
          <table:table-cell table:formula="of:=([.H1087]-[.$L$3])^2" office:value-type="float" office:value="5339813.08923923" calcext:value-type="float">
            <text:p>5339813,08923923</text:p>
          </table:table-cell>
          <table:table-cell table:number-columns-repeated="55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formula="of:=([.A1088]-[.$E$3])^2" office:value-type="float" office:value="849673.930773846" calcext:value-type="float">
            <text:p>849673,930773846</text:p>
          </table:table-cell>
          <table:table-cell table:number-columns-repeated="5"/>
          <table:table-cell office:value-type="float" office:value="9477" calcext:value-type="float">
            <text:p>9477</text:p>
          </table:table-cell>
          <table:table-cell table:formula="of:=([.H1088]-[.$L$3])^2" office:value-type="float" office:value="3247912.01121047" calcext:value-type="float">
            <text:p>3247912,01121047</text:p>
          </table:table-cell>
          <table:table-cell table:number-columns-repeated="55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([.A1089]-[.$E$3])^2" office:value-type="float" office:value="110740.926336798" calcext:value-type="float">
            <text:p>110740,926336798</text:p>
          </table:table-cell>
          <table:table-cell table:number-columns-repeated="5"/>
          <table:table-cell office:value-type="float" office:value="9429" calcext:value-type="float">
            <text:p>9429</text:p>
          </table:table-cell>
          <table:table-cell table:formula="of:=([.H1089]-[.$L$3])^2" office:value-type="float" office:value="3423226.8695267" calcext:value-type="float">
            <text:p>3423226,8695267</text:p>
          </table:table-cell>
          <table:table-cell table:number-columns-repeated="55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formula="of:=([.A1090]-[.$E$3])^2" office:value-type="float" office:value="23171.6612230989" calcext:value-type="float">
            <text:p>23171,6612230989</text:p>
          </table:table-cell>
          <table:table-cell table:number-columns-repeated="5"/>
          <table:table-cell office:value-type="float" office:value="12715" calcext:value-type="float">
            <text:p>12715</text:p>
          </table:table-cell>
          <table:table-cell table:formula="of:=([.H1090]-[.$L$3])^2" office:value-type="float" office:value="2061531.86062869" calcext:value-type="float">
            <text:p>2061531,86062869</text:p>
          </table:table-cell>
          <table:table-cell table:number-columns-repeated="55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formula="of:=([.A1091]-[.$E$3])^2" office:value-type="float" office:value="1328896.17869398" calcext:value-type="float">
            <text:p>1328896,17869398</text:p>
          </table:table-cell>
          <table:table-cell table:number-columns-repeated="5"/>
          <table:table-cell office:value-type="float" office:value="10427" calcext:value-type="float">
            <text:p>10427</text:p>
          </table:table-cell>
          <table:table-cell table:formula="of:=([.H1091]-[.$L$3])^2" office:value-type="float" office:value="726238.77370192" calcext:value-type="float">
            <text:p>726238,77370192</text:p>
          </table:table-cell>
          <table:table-cell table:number-columns-repeated="55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formula="of:=([.A1092]-[.$E$3])^2" office:value-type="float" office:value="925016.138205904" calcext:value-type="float">
            <text:p>925016,138205904</text:p>
          </table:table-cell>
          <table:table-cell table:number-columns-repeated="5"/>
          <table:table-cell office:value-type="float" office:value="11925" calcext:value-type="float">
            <text:p>11925</text:p>
          </table:table-cell>
          <table:table-cell table:formula="of:=([.H1092]-[.$L$3])^2" office:value-type="float" office:value="417062.237083169" calcext:value-type="float">
            <text:p>417062,237083169</text:p>
          </table:table-cell>
          <table:table-cell table:number-columns-repeated="55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([.A1093]-[.$E$3])^2" office:value-type="float" office:value="45274.3040406246" calcext:value-type="float">
            <text:p>45274,3040406246</text:p>
          </table:table-cell>
          <table:table-cell table:number-columns-repeated="5"/>
          <table:table-cell office:value-type="float" office:value="9634" calcext:value-type="float">
            <text:p>9634</text:p>
          </table:table-cell>
          <table:table-cell table:formula="of:=([.H1093]-[.$L$3])^2" office:value-type="float" office:value="2706671.32880117" calcext:value-type="float">
            <text:p>2706671,32880117</text:p>
          </table:table-cell>
          <table:table-cell table:number-columns-repeated="55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formula="of:=([.A1094]-[.$E$3])^2" office:value-type="float" office:value="1035871.22861078" calcext:value-type="float">
            <text:p>1035871,22861078</text:p>
          </table:table-cell>
          <table:table-cell table:number-columns-repeated="5"/>
          <table:table-cell office:value-type="float" office:value="13682" calcext:value-type="float">
            <text:p>13682</text:p>
          </table:table-cell>
          <table:table-cell table:formula="of:=([.H1094]-[.$L$3])^2" office:value-type="float" office:value="5773464.94413314" calcext:value-type="float">
            <text:p>5773464,94413314</text:p>
          </table:table-cell>
          <table:table-cell table:number-columns-repeated="55"/>
        </table:table-row>
        <table:table-row table:style-name="ro1">
          <table:table-cell office:value-type="float" office:value="10874" calcext:value-type="float">
            <text:p>10874</text:p>
          </table:table-cell>
          <table:table-cell table:formula="of:=([.A1095]-[.$E$3])^2" office:value-type="float" office:value="137064.630718385" calcext:value-type="float">
            <text:p>137064,630718385</text:p>
          </table:table-cell>
          <table:table-cell table:number-columns-repeated="5"/>
          <table:table-cell office:value-type="float" office:value="11444" calcext:value-type="float">
            <text:p>11444</text:p>
          </table:table-cell>
          <table:table-cell table:formula="of:=([.H1095]-[.$L$3])^2" office:value-type="float" office:value="27160.2131269735" calcext:value-type="float">
            <text:p>27160,2131269735</text:p>
          </table:table-cell>
          <table:table-cell table:number-columns-repeated="55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formula="of:=([.A1096]-[.$E$3])^2" office:value-type="float" office:value="257838.08385205" calcext:value-type="float">
            <text:p>257838,08385205</text:p>
          </table:table-cell>
          <table:table-cell table:number-columns-repeated="5"/>
          <table:table-cell office:value-type="float" office:value="13137" calcext:value-type="float">
            <text:p>13137</text:p>
          </table:table-cell>
          <table:table-cell table:formula="of:=([.H1096]-[.$L$3])^2" office:value-type="float" office:value="3451434.06459857" calcext:value-type="float">
            <text:p>3451434,06459857</text:p>
          </table:table-cell>
          <table:table-cell table:number-columns-repeated="55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formula="of:=([.A1097]-[.$E$3])^2" office:value-type="float" office:value="2549698.68118982" calcext:value-type="float">
            <text:p>2549698,68118982</text:p>
          </table:table-cell>
          <table:table-cell table:number-columns-repeated="5"/>
          <table:table-cell office:value-type="float" office:value="9261" calcext:value-type="float">
            <text:p>9261</text:p>
          </table:table-cell>
          <table:table-cell table:formula="of:=([.H1097]-[.$L$3])^2" office:value-type="float" office:value="4073116.87363347" calcext:value-type="float">
            <text:p>4073116,87363347</text:p>
          </table:table-cell>
          <table:table-cell table:number-columns-repeated="55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([.A1098]-[.$E$3])^2" office:value-type="float" office:value="638045.642920269" calcext:value-type="float">
            <text:p>638045,642920269</text:p>
          </table:table-cell>
          <table:table-cell table:number-columns-repeated="5"/>
          <table:table-cell office:value-type="float" office:value="12210" calcext:value-type="float">
            <text:p>12210</text:p>
          </table:table-cell>
          <table:table-cell table:formula="of:=([.H1098]-[.$L$3])^2" office:value-type="float" office:value="866395.265830603" calcext:value-type="float">
            <text:p>866395,265830603</text:p>
          </table:table-cell>
          <table:table-cell table:number-columns-repeated="55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formula="of:=([.A1099]-[.$E$3])^2" office:value-type="float" office:value="1425104.94131184" calcext:value-type="float">
            <text:p>1425104,94131184</text:p>
          </table:table-cell>
          <table:table-cell table:number-columns-repeated="5"/>
          <table:table-cell office:value-type="float" office:value="12883" calcext:value-type="float">
            <text:p>12883</text:p>
          </table:table-cell>
          <table:table-cell table:formula="of:=([.H1099]-[.$L$3])^2" office:value-type="float" office:value="2572185.85652191" calcext:value-type="float">
            <text:p>2572185,85652191</text:p>
          </table:table-cell>
          <table:table-cell table:number-columns-repeated="55"/>
        </table:table-row>
        <table:table-row table:style-name="ro1">
          <table:table-cell office:value-type="float" office:value="11736" calcext:value-type="float">
            <text:p>11736</text:p>
          </table:table-cell>
          <table:table-cell table:formula="of:=([.A1100]-[.$E$3])^2" office:value-type="float" office:value="1518372.06055754" calcext:value-type="float">
            <text:p>1518372,06055754</text:p>
          </table:table-cell>
          <table:table-cell table:number-columns-repeated="5"/>
          <table:table-cell office:value-type="float" office:value="11679" calcext:value-type="float">
            <text:p>11679</text:p>
          </table:table-cell>
          <table:table-cell table:formula="of:=([.H1100]-[.$L$3])^2" office:value-type="float" office:value="159842.885953805" calcext:value-type="float">
            <text:p>159842,885953805</text:p>
          </table:table-cell>
          <table:table-cell table:number-columns-repeated="55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formula="of:=([.A1101]-[.$E$3])^2" office:value-type="float" office:value="2075840.07220479" calcext:value-type="float">
            <text:p>2075840,07220479</text:p>
          </table:table-cell>
          <table:table-cell table:number-columns-repeated="5"/>
          <table:table-cell office:value-type="float" office:value="11787" calcext:value-type="float">
            <text:p>11787</text:p>
          </table:table-cell>
          <table:table-cell table:formula="of:=([.H1101]-[.$L$3])^2" office:value-type="float" office:value="257864.454742306" calcext:value-type="float">
            <text:p>257864,454742306</text:p>
          </table:table-cell>
          <table:table-cell table:number-columns-repeated="55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formula="of:=([.A1102]-[.$E$3])^2" office:value-type="float" office:value="562166.438815998" calcext:value-type="float">
            <text:p>562166,438815998</text:p>
          </table:table-cell>
          <table:table-cell table:number-columns-repeated="5"/>
          <table:table-cell office:value-type="float" office:value="11827" calcext:value-type="float">
            <text:p>11827</text:p>
          </table:table-cell>
          <table:table-cell table:formula="of:=([.H1102]-[.$L$3])^2" office:value-type="float" office:value="300088.739478788" calcext:value-type="float">
            <text:p>300088,739478788</text:p>
          </table:table-cell>
          <table:table-cell table:number-columns-repeated="55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formula="of:=([.A1103]-[.$E$3])^2" office:value-type="float" office:value="581829.656231417" calcext:value-type="float">
            <text:p>581829,656231417</text:p>
          </table:table-cell>
          <table:table-cell table:number-columns-repeated="5"/>
          <table:table-cell office:value-type="float" office:value="14754" calcext:value-type="float">
            <text:p>14754</text:p>
          </table:table-cell>
          <table:table-cell table:formula="of:=([.H1103]-[.$L$3])^2" office:value-type="float" office:value="12074259.7750709" calcext:value-type="float">
            <text:p>12074259,7750709</text:p>
          </table:table-cell>
          <table:table-cell table:number-columns-repeated="55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formula="of:=([.A1104]-[.$E$3])^2" office:value-type="float" office:value="660607.415521489" calcext:value-type="float">
            <text:p>660607,415521489</text:p>
          </table:table-cell>
          <table:table-cell table:number-columns-repeated="5"/>
          <table:table-cell office:value-type="float" office:value="11863" calcext:value-type="float">
            <text:p>11863</text:p>
          </table:table-cell>
          <table:table-cell table:formula="of:=([.H1104]-[.$L$3])^2" office:value-type="float" office:value="340826.595741622" calcext:value-type="float">
            <text:p>340826,595741622</text:p>
          </table:table-cell>
          <table:table-cell table:number-columns-repeated="55"/>
        </table:table-row>
        <table:table-row table:style-name="ro1">
          <table:table-cell office:value-type="float" office:value="10785" calcext:value-type="float">
            <text:p>10785</text:p>
          </table:table-cell>
          <table:table-cell table:formula="of:=([.A1105]-[.$E$3])^2" office:value-type="float" office:value="79086.042254713" calcext:value-type="float">
            <text:p>79086,042254713</text:p>
          </table:table-cell>
          <table:table-cell table:number-columns-repeated="5"/>
          <table:table-cell office:value-type="float" office:value="9547" calcext:value-type="float">
            <text:p>9547</text:p>
          </table:table-cell>
          <table:table-cell table:formula="of:=([.H1105]-[.$L$3])^2" office:value-type="float" office:value="3000504.50949932" calcext:value-type="float">
            <text:p>3000504,50949932</text:p>
          </table:table-cell>
          <table:table-cell table:number-columns-repeated="55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formula="of:=([.A1106]-[.$E$3])^2" office:value-type="float" office:value="35636.9795813901" calcext:value-type="float">
            <text:p>35636,9795813901</text:p>
          </table:table-cell>
          <table:table-cell table:number-columns-repeated="5"/>
          <table:table-cell office:value-type="float" office:value="12024" calcext:value-type="float">
            <text:p>12024</text:p>
          </table:table-cell>
          <table:table-cell table:formula="of:=([.H1106]-[.$L$3])^2" office:value-type="float" office:value="554732.341805962" calcext:value-type="float">
            <text:p>554732,341805962</text:p>
          </table:table-cell>
          <table:table-cell table:number-columns-repeated="55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formula="of:=([.A1107]-[.$E$3])^2" office:value-type="float" office:value="6435.63460080257" calcext:value-type="float">
            <text:p>6435,63460080257</text:p>
          </table:table-cell>
          <table:table-cell table:number-columns-repeated="5"/>
          <table:table-cell office:value-type="float" office:value="9529" calcext:value-type="float">
            <text:p>9529</text:p>
          </table:table-cell>
          <table:table-cell table:formula="of:=([.H1107]-[.$L$3])^2" office:value-type="float" office:value="3063187.5813679" calcext:value-type="float">
            <text:p>3063187,5813679</text:p>
          </table:table-cell>
          <table:table-cell table:number-columns-repeated="55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formula="of:=([.A1108]-[.$E$3])^2" office:value-type="float" office:value="330369.281300746" calcext:value-type="float">
            <text:p>330369,281300746</text:p>
          </table:table-cell>
          <table:table-cell table:number-columns-repeated="5"/>
          <table:table-cell office:value-type="float" office:value="10785" calcext:value-type="float">
            <text:p>10785</text:p>
          </table:table-cell>
          <table:table-cell table:formula="of:=([.H1108]-[.$L$3])^2" office:value-type="float" office:value="244230.122093434" calcext:value-type="float">
            <text:p>244230,122093434</text:p>
          </table:table-cell>
          <table:table-cell table:number-columns-repeated="55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formula="of:=([.A1109]-[.$E$3])^2" office:value-type="float" office:value="374271.823175399" calcext:value-type="float">
            <text:p>374271,823175399</text:p>
          </table:table-cell>
          <table:table-cell table:number-columns-repeated="5"/>
          <table:table-cell office:value-type="float" office:value="13320" calcext:value-type="float">
            <text:p>13320</text:p>
          </table:table-cell>
          <table:table-cell table:formula="of:=([.H1109]-[.$L$3])^2" office:value-type="float" office:value="4164879.16726798" calcext:value-type="float">
            <text:p>4164879,16726798</text:p>
          </table:table-cell>
          <table:table-cell table:number-columns-repeated="55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formula="of:=([.A1110]-[.$E$3])^2" office:value-type="float" office:value="22267.3267805032" calcext:value-type="float">
            <text:p>22267,3267805032</text:p>
          </table:table-cell>
          <table:table-cell table:number-columns-repeated="5"/>
          <table:table-cell office:value-type="float" office:value="9505" calcext:value-type="float">
            <text:p>9505</text:p>
          </table:table-cell>
          <table:table-cell table:formula="of:=([.H1110]-[.$L$3])^2" office:value-type="float" office:value="3147773.01052601" calcext:value-type="float">
            <text:p>3147773,01052601</text:p>
          </table:table-cell>
          <table:table-cell table:number-columns-repeated="55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formula="of:=([.A1111]-[.$E$3])^2" office:value-type="float" office:value="870074.037817662" calcext:value-type="float">
            <text:p>870074,037817662</text:p>
          </table:table-cell>
          <table:table-cell table:number-columns-repeated="5"/>
          <table:table-cell office:value-type="float" office:value="11838" calcext:value-type="float">
            <text:p>11838</text:p>
          </table:table-cell>
          <table:table-cell table:formula="of:=([.H1111]-[.$L$3])^2" office:value-type="float" office:value="312261.41778132" calcext:value-type="float">
            <text:p>312261,41778132</text:p>
          </table:table-cell>
          <table:table-cell table:number-columns-repeated="55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formula="of:=([.A1112]-[.$E$3])^2" office:value-type="float" office:value="194284.886403353" calcext:value-type="float">
            <text:p>194284,886403353</text:p>
          </table:table-cell>
          <table:table-cell table:number-columns-repeated="5"/>
          <table:table-cell office:value-type="float" office:value="9836" calcext:value-type="float">
            <text:p>9836</text:p>
          </table:table-cell>
          <table:table-cell table:formula="of:=([.H1112]-[.$L$3])^2" office:value-type="float" office:value="2082815.9667204" calcext:value-type="float">
            <text:p>2082815,9667204</text:p>
          </table:table-cell>
          <table:table-cell table:number-columns-repeated="55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formula="of:=([.A1113]-[.$E$3])^2" office:value-type="float" office:value="1089471.66344162" calcext:value-type="float">
            <text:p>1089471,66344162</text:p>
          </table:table-cell>
          <table:table-cell table:number-columns-repeated="5"/>
          <table:table-cell office:value-type="float" office:value="13046" calcext:value-type="float">
            <text:p>13046</text:p>
          </table:table-cell>
          <table:table-cell table:formula="of:=([.H1113]-[.$L$3])^2" office:value-type="float" office:value="3121594.81682307" calcext:value-type="float">
            <text:p>3121594,81682307</text:p>
          </table:table-cell>
          <table:table-cell table:number-columns-repeated="55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formula="of:=([.A1114]-[.$E$3])^2" office:value-type="float" office:value="636449.087734467" calcext:value-type="float">
            <text:p>636449,087734467</text:p>
          </table:table-cell>
          <table:table-cell table:number-columns-repeated="5"/>
          <table:table-cell office:value-type="float" office:value="10438" calcext:value-type="float">
            <text:p>10438</text:p>
          </table:table-cell>
          <table:table-cell table:formula="of:=([.H1114]-[.$L$3])^2" office:value-type="float" office:value="707611.452004453" calcext:value-type="float">
            <text:p>707611,452004453</text:p>
          </table:table-cell>
          <table:table-cell table:number-columns-repeated="55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formula="of:=([.A1115]-[.$E$3])^2" office:value-type="float" office:value="8877.8619995824" calcext:value-type="float">
            <text:p>8877,8619995824</text:p>
          </table:table-cell>
          <table:table-cell table:number-columns-repeated="5"/>
          <table:table-cell office:value-type="float" office:value="10466" calcext:value-type="float">
            <text:p>10466</text:p>
          </table:table-cell>
          <table:table-cell table:formula="of:=([.H1115]-[.$L$3])^2" office:value-type="float" office:value="661288.45131999" calcext:value-type="float">
            <text:p>661288,45131999</text:p>
          </table:table-cell>
          <table:table-cell table:number-columns-repeated="55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formula="of:=([.A1116]-[.$E$3])^2" office:value-type="float" office:value="1027745.00786758" calcext:value-type="float">
            <text:p>1027745,00786758</text:p>
          </table:table-cell>
          <table:table-cell table:number-columns-repeated="5"/>
          <table:table-cell office:value-type="float" office:value="13641" calcext:value-type="float">
            <text:p>13641</text:p>
          </table:table-cell>
          <table:table-cell table:formula="of:=([.H1116]-[.$L$3])^2" office:value-type="float" office:value="5578116.05227824" calcext:value-type="float">
            <text:p>5578116,05227824</text:p>
          </table:table-cell>
          <table:table-cell table:number-columns-repeated="55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formula="of:=([.A1117]-[.$E$3])^2" office:value-type="float" office:value="47863.6351554333" calcext:value-type="float">
            <text:p>47863,6351554333</text:p>
          </table:table-cell>
          <table:table-cell table:number-columns-repeated="5"/>
          <table:table-cell office:value-type="float" office:value="13485" calcext:value-type="float">
            <text:p>13485</text:p>
          </table:table-cell>
          <table:table-cell table:formula="of:=([.H1117]-[.$L$3])^2" office:value-type="float" office:value="4865569.34180596" calcext:value-type="float">
            <text:p>4865569,34180596</text:p>
          </table:table-cell>
          <table:table-cell table:number-columns-repeated="55"/>
        </table:table-row>
        <table:table-row table:style-name="ro1">
          <table:table-cell office:value-type="float" office:value="11034" calcext:value-type="float">
            <text:p>11034</text:p>
          </table:table-cell>
          <table:table-cell table:formula="of:=([.A1118]-[.$E$3])^2" office:value-type="float" office:value="281135.800990154" calcext:value-type="float">
            <text:p>281135,800990154</text:p>
          </table:table-cell>
          <table:table-cell table:number-columns-repeated="5"/>
          <table:table-cell office:value-type="float" office:value="9600" calcext:value-type="float">
            <text:p>9600</text:p>
          </table:table-cell>
          <table:table-cell table:formula="of:=([.H1118]-[.$L$3])^2" office:value-type="float" office:value="2819700.68677516" calcext:value-type="float">
            <text:p>2819700,68677516</text:p>
          </table:table-cell>
          <table:table-cell table:number-columns-repeated="55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formula="of:=([.A1119]-[.$E$3])^2" office:value-type="float" office:value="386607.375033414" calcext:value-type="float">
            <text:p>386607,375033414</text:p>
          </table:table-cell>
          <table:table-cell table:number-columns-repeated="5"/>
          <table:table-cell office:value-type="float" office:value="12105" calcext:value-type="float">
            <text:p>12105</text:p>
          </table:table-cell>
          <table:table-cell table:formula="of:=([.H1119]-[.$L$3])^2" office:value-type="float" office:value="681951.518397337" calcext:value-type="float">
            <text:p>681951,518397337</text:p>
          </table:table-cell>
          <table:table-cell table:number-columns-repeated="55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formula="of:=([.A1120]-[.$E$3])^2" office:value-type="float" office:value="199610.217518162" calcext:value-type="float">
            <text:p>199610,217518162</text:p>
          </table:table-cell>
          <table:table-cell table:number-columns-repeated="5"/>
          <table:table-cell office:value-type="float" office:value="10376" calcext:value-type="float">
            <text:p>10376</text:p>
          </table:table-cell>
          <table:table-cell table:formula="of:=([.H1120]-[.$L$3])^2" office:value-type="float" office:value="815763.810662906" calcext:value-type="float">
            <text:p>815763,810662906</text:p>
          </table:table-cell>
          <table:table-cell table:number-columns-repeated="55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formula="of:=([.A1121]-[.$E$3])^2" office:value-type="float" office:value="326929.615743342" calcext:value-type="float">
            <text:p>326929,615743342</text:p>
          </table:table-cell>
          <table:table-cell table:number-columns-repeated="5"/>
          <table:table-cell office:value-type="float" office:value="10746" calcext:value-type="float">
            <text:p>10746</text:p>
          </table:table-cell>
          <table:table-cell table:formula="of:=([.H1121]-[.$L$3])^2" office:value-type="float" office:value="284298.444475364" calcext:value-type="float">
            <text:p>284298,444475364</text:p>
          </table:table-cell>
          <table:table-cell table:number-columns-repeated="55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formula="of:=([.A1122]-[.$E$3])^2" office:value-type="float" office:value="336142.057229753" calcext:value-type="float">
            <text:p>336142,057229753</text:p>
          </table:table-cell>
          <table:table-cell table:number-columns-repeated="5"/>
          <table:table-cell office:value-type="float" office:value="13359" calcext:value-type="float">
            <text:p>13359</text:p>
          </table:table-cell>
          <table:table-cell table:formula="of:=([.H1122]-[.$L$3])^2" office:value-type="float" office:value="4325582.84488605" calcext:value-type="float">
            <text:p>4325582,84488605</text:p>
          </table:table-cell>
          <table:table-cell table:number-columns-repeated="55"/>
        </table:table-row>
        <table:table-row table:style-name="ro1">
          <table:table-cell office:value-type="float" office:value="24664" calcext:value-type="float">
            <text:p>24664</text:p>
          </table:table-cell>
          <table:table-cell table:formula="of:=([.A1123]-[.$E$3])^2" office:value-type="float" office:value="200511898.618517" calcext:value-type="float">
            <text:p>200511898,618517</text:p>
          </table:table-cell>
          <table:table-cell table:number-columns-repeated="5"/>
          <table:table-cell office:value-type="float" office:value="10064" calcext:value-type="float">
            <text:p>10064</text:p>
          </table:table-cell>
          <table:table-cell table:formula="of:=([.H1123]-[.$L$3])^2" office:value-type="float" office:value="1476702.38971835" calcext:value-type="float">
            <text:p>1476702,38971835</text:p>
          </table:table-cell>
          <table:table-cell table:number-columns-repeated="55"/>
        </table:table-row>
        <table:table-row table:style-name="ro1">
          <table:table-cell office:value-type="float" office:value="26387" calcext:value-type="float">
            <text:p>26387</text:p>
          </table:table-cell>
          <table:table-cell table:formula="of:=([.A1124]-[.$E$3])^2" office:value-type="float" office:value="252276754.033381" calcext:value-type="float">
            <text:p>252276754,033381</text:p>
          </table:table-cell>
          <table:table-cell table:number-columns-repeated="5"/>
          <table:table-cell office:value-type="float" office:value="13059" calcext:value-type="float">
            <text:p>13059</text:p>
          </table:table-cell>
          <table:table-cell table:formula="of:=([.H1124]-[.$L$3])^2" office:value-type="float" office:value="3167700.70936243" calcext:value-type="float">
            <text:p>3167700,70936243</text:p>
          </table:table-cell>
          <table:table-cell table:number-columns-repeated="55"/>
        </table:table-row>
        <table:table-row table:style-name="ro1">
          <table:table-cell office:value-type="float" office:value="24429" calcext:value-type="float">
            <text:p>24429</text:p>
          </table:table-cell>
          <table:table-cell table:formula="of:=([.A1125]-[.$E$3])^2" office:value-type="float" office:value="193911819.08718" calcext:value-type="float">
            <text:p>193911819,08718</text:p>
          </table:table-cell>
          <table:table-cell table:number-columns-repeated="5"/>
          <table:table-cell office:value-type="float" office:value="10163" calcext:value-type="float">
            <text:p>10163</text:p>
          </table:table-cell>
          <table:table-cell table:formula="of:=([.H1125]-[.$L$3])^2" office:value-type="float" office:value="1245894.49444114" calcext:value-type="float">
            <text:p>1245894,49444114</text:p>
          </table:table-cell>
          <table:table-cell table:number-columns-repeated="55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formula="of:=([.A1126]-[.$E$3])^2" office:value-type="float" office:value="40046398.8337134" calcext:value-type="float">
            <text:p>40046398,8337134</text:p>
          </table:table-cell>
          <table:table-cell table:number-columns-repeated="5"/>
          <table:table-cell office:value-type="float" office:value="12076" calcext:value-type="float">
            <text:p>12076</text:p>
          </table:table-cell>
          <table:table-cell table:formula="of:=([.H1126]-[.$L$3])^2" office:value-type="float" office:value="634895.911963388" calcext:value-type="float">
            <text:p>634895,911963388</text:p>
          </table:table-cell>
          <table:table-cell table:number-columns-repeated="55"/>
        </table:table-row>
        <table:table-row table:style-name="ro1">
          <table:table-cell office:value-type="float" office:value="17587" calcext:value-type="float">
            <text:p>17587</text:p>
          </table:table-cell>
          <table:table-cell table:formula="of:=([.A1127]-[.$E$3])^2" office:value-type="float" office:value="50172039.6684333" calcext:value-type="float">
            <text:p>50172039,6684333</text:p>
          </table:table-cell>
          <table:table-cell table:number-columns-repeated="5"/>
          <table:table-cell office:value-type="float" office:value="9541" calcext:value-type="float">
            <text:p>9541</text:p>
          </table:table-cell>
          <table:table-cell table:formula="of:=([.H1127]-[.$L$3])^2" office:value-type="float" office:value="3021326.86678885" calcext:value-type="float">
            <text:p>3021326,86678885</text:p>
          </table:table-cell>
          <table:table-cell table:number-columns-repeated="55"/>
        </table:table-row>
        <table:table-row table:style-name="ro1">
          <table:table-cell office:value-type="float" office:value="14751" calcext:value-type="float">
            <text:p>14751</text:p>
          </table:table-cell>
          <table:table-cell table:formula="of:=([.A1128]-[.$E$3])^2" office:value-type="float" office:value="18038898.1753662" calcext:value-type="float">
            <text:p>18038898,1753662</text:p>
          </table:table-cell>
          <table:table-cell table:number-columns-repeated="5"/>
          <table:table-cell office:value-type="float" office:value="10291" calcext:value-type="float">
            <text:p>10291</text:p>
          </table:table-cell>
          <table:table-cell table:formula="of:=([.H1128]-[.$L$3])^2" office:value-type="float" office:value="976532.205597882" calcext:value-type="float">
            <text:p>976532,205597882</text:p>
          </table:table-cell>
          <table:table-cell table:number-columns-repeated="55"/>
        </table:table-row>
        <table:table-row table:style-name="ro1">
          <table:table-cell office:value-type="float" office:value="11767" calcext:value-type="float">
            <text:p>11767</text:p>
          </table:table-cell>
          <table:table-cell table:formula="of:=([.A1129]-[.$E$3])^2" office:value-type="float" office:value="1595730.8497977" calcext:value-type="float">
            <text:p>1595730,8497977</text:p>
          </table:table-cell>
          <table:table-cell table:number-columns-repeated="5"/>
          <table:table-cell office:value-type="float" office:value="13092" calcext:value-type="float">
            <text:p>13092</text:p>
          </table:table-cell>
          <table:table-cell table:formula="of:=([.H1129]-[.$L$3])^2" office:value-type="float" office:value="3286256.74427003" calcext:value-type="float">
            <text:p>3286256,74427003</text:p>
          </table:table-cell>
          <table:table-cell table:number-columns-repeated="55"/>
        </table:table-row>
        <table:table-row table:style-name="ro1">
          <table:table-cell office:value-type="float" office:value="12158" calcext:value-type="float">
            <text:p>12158</text:p>
          </table:table-cell>
          <table:table-cell table:formula="of:=([.A1130]-[.$E$3])^2" office:value-type="float" office:value="2736451.77214934" calcext:value-type="float">
            <text:p>2736451,77214934</text:p>
          </table:table-cell>
          <table:table-cell table:number-columns-repeated="5"/>
          <table:table-cell office:value-type="float" office:value="12399" calcext:value-type="float">
            <text:p>12399</text:p>
          </table:table-cell>
          <table:table-cell table:formula="of:=([.H1130]-[.$L$3])^2" office:value-type="float" office:value="1253960.01121048" calcext:value-type="float">
            <text:p>1253960,01121048</text:p>
          </table:table-cell>
          <table:table-cell table:number-columns-repeated="55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formula="of:=([.A1131]-[.$E$3])^2" office:value-type="float" office:value="1299092.96127856" calcext:value-type="float">
            <text:p>1299092,96127856</text:p>
          </table:table-cell>
          <table:table-cell table:number-columns-repeated="5"/>
          <table:table-cell office:value-type="float" office:value="11251" calcext:value-type="float">
            <text:p>11251</text:p>
          </table:table-cell>
          <table:table-cell table:formula="of:=([.H1131]-[.$L$3])^2" office:value-type="float" office:value="795.039273448186" calcext:value-type="float">
            <text:p>795,039273448186</text:p>
          </table:table-cell>
          <table:table-cell table:number-columns-repeated="55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formula="of:=([.A1132]-[.$E$3])^2" office:value-type="float" office:value="1031804.11823918" calcext:value-type="float">
            <text:p>1031804,11823918</text:p>
          </table:table-cell>
          <table:table-cell table:number-columns-repeated="5"/>
          <table:table-cell office:value-type="float" office:value="21070" calcext:value-type="float">
            <text:p>21070</text:p>
          </table:table-cell>
          <table:table-cell table:formula="of:=([.H1132]-[.$L$3])^2" office:value-type="float" office:value="95859834.3349614" calcext:value-type="float">
            <text:p>95859834,3349614</text:p>
          </table:table-cell>
          <table:table-cell table:number-columns-repeated="55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([.A1133]-[.$E$3])^2" office:value-type="float" office:value="39911.0866252059" calcext:value-type="float">
            <text:p>39911,0866252059</text:p>
          </table:table-cell>
          <table:table-cell table:number-columns-repeated="5"/>
          <table:table-cell office:value-type="float" office:value="11954" calcext:value-type="float">
            <text:p>11954</text:p>
          </table:table-cell>
          <table:table-cell table:formula="of:=([.H1133]-[.$L$3])^2" office:value-type="float" office:value="455359.843517118" calcext:value-type="float">
            <text:p>455359,843517118</text:p>
          </table:table-cell>
          <table:table-cell table:number-columns-repeated="55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formula="of:=([.A1134]-[.$E$3])^2" office:value-type="float" office:value="1898271.0954993" calcext:value-type="float">
            <text:p>1898271,0954993</text:p>
          </table:table-cell>
          <table:table-cell table:number-columns-repeated="5"/>
          <table:table-cell office:value-type="float" office:value="10237" calcext:value-type="float">
            <text:p>10237</text:p>
          </table:table-cell>
          <table:table-cell table:formula="of:=([.H1134]-[.$L$3])^2" office:value-type="float" office:value="1086173.42120363" calcext:value-type="float">
            <text:p>1086173,42120363</text:p>
          </table:table-cell>
          <table:table-cell table:number-columns-repeated="55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formula="of:=([.A1135]-[.$E$3])^2" office:value-type="float" office:value="820433.047801023" calcext:value-type="float">
            <text:p>820433,047801023</text:p>
          </table:table-cell>
          <table:table-cell table:number-columns-repeated="5"/>
          <table:table-cell office:value-type="float" office:value="10663" calcext:value-type="float">
            <text:p>10663</text:p>
          </table:table-cell>
          <table:table-cell table:formula="of:=([.H1135]-[.$L$3])^2" office:value-type="float" office:value="379698.053647164" calcext:value-type="float">
            <text:p>379698,053647164</text:p>
          </table:table-cell>
          <table:table-cell table:number-columns-repeated="55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formula="of:=([.A1136]-[.$E$3])^2" office:value-type="float" office:value="577261.990674013" calcext:value-type="float">
            <text:p>577261,990674013</text:p>
          </table:table-cell>
          <table:table-cell table:number-columns-repeated="5"/>
          <table:table-cell office:value-type="float" office:value="14587" calcext:value-type="float">
            <text:p>14587</text:p>
          </table:table-cell>
          <table:table-cell table:formula="of:=([.H1136]-[.$L$3])^2" office:value-type="float" office:value="10941564.386296" calcext:value-type="float">
            <text:p>10941564,386296</text:p>
          </table:table-cell>
          <table:table-cell table:number-columns-repeated="55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formula="of:=([.A1137]-[.$E$3])^2" office:value-type="float" office:value="2104755.62406281" calcext:value-type="float">
            <text:p>2104755,62406281</text:p>
          </table:table-cell>
          <table:table-cell table:number-columns-repeated="5"/>
          <table:table-cell office:value-type="float" office:value="14907" calcext:value-type="float">
            <text:p>14907</text:p>
          </table:table-cell>
          <table:table-cell table:formula="of:=([.H1137]-[.$L$3])^2" office:value-type="float" office:value="13160958.6641879" calcext:value-type="float">
            <text:p>13160958,6641879</text:p>
          </table:table-cell>
          <table:table-cell table:number-columns-repeated="55"/>
        </table:table-row>
        <table:table-row table:style-name="ro1">
          <table:table-cell office:value-type="float" office:value="10918" calcext:value-type="float">
            <text:p>10918</text:p>
          </table:table-cell>
          <table:table-cell table:formula="of:=([.A1138]-[.$E$3])^2" office:value-type="float" office:value="171580.202543121" calcext:value-type="float">
            <text:p>171580,202543121</text:p>
          </table:table-cell>
          <table:table-cell table:number-columns-repeated="5"/>
          <table:table-cell office:value-type="float" office:value="9827" calcext:value-type="float">
            <text:p>9827</text:p>
          </table:table-cell>
          <table:table-cell table:formula="of:=([.H1138]-[.$L$3])^2" office:value-type="float" office:value="2108874.50265469" calcext:value-type="float">
            <text:p>2108874,50265469</text:p>
          </table:table-cell>
          <table:table-cell table:number-columns-repeated="55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([.A1139]-[.$E$3])^2" office:value-type="float" office:value="520962.893613558" calcext:value-type="float">
            <text:p>520962,893613558</text:p>
          </table:table-cell>
          <table:table-cell table:number-columns-repeated="5"/>
          <table:table-cell office:value-type="float" office:value="12473" calcext:value-type="float">
            <text:p>12473</text:p>
          </table:table-cell>
          <table:table-cell table:formula="of:=([.H1139]-[.$L$3])^2" office:value-type="float" office:value="1425166.93797297" calcext:value-type="float">
            <text:p>1425166,93797297</text:p>
          </table:table-cell>
          <table:table-cell table:number-columns-repeated="55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formula="of:=([.A1140]-[.$E$3])^2" office:value-type="float" office:value="612740.759947446" calcext:value-type="float">
            <text:p>612740,759947446</text:p>
          </table:table-cell>
          <table:table-cell table:number-columns-repeated="5"/>
          <table:table-cell office:value-type="float" office:value="11822" calcext:value-type="float">
            <text:p>11822</text:p>
          </table:table-cell>
          <table:table-cell table:formula="of:=([.H1140]-[.$L$3])^2" office:value-type="float" office:value="294635.703886728" calcext:value-type="float">
            <text:p>294635,703886728</text:p>
          </table:table-cell>
          <table:table-cell table:number-columns-repeated="55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formula="of:=([.A1141]-[.$E$3])^2" office:value-type="float" office:value="991573.014523153" calcext:value-type="float">
            <text:p>991573,014523153</text:p>
          </table:table-cell>
          <table:table-cell table:number-columns-repeated="5"/>
          <table:table-cell office:value-type="float" office:value="11950" calcext:value-type="float">
            <text:p>11950</text:p>
          </table:table-cell>
          <table:table-cell table:formula="of:=([.H1141]-[.$L$3])^2" office:value-type="float" office:value="449977.41504347" calcext:value-type="float">
            <text:p>449977,41504347</text:p>
          </table:table-cell>
          <table:table-cell table:number-columns-repeated="55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formula="of:=([.A1142]-[.$E$3])^2" office:value-type="float" office:value="591018.987346226" calcext:value-type="float">
            <text:p>591018,987346226</text:p>
          </table:table-cell>
          <table:table-cell table:number-columns-repeated="5"/>
          <table:table-cell office:value-type="float" office:value="13924" calcext:value-type="float">
            <text:p>13924</text:p>
          </table:table-cell>
          <table:table-cell table:formula="of:=([.H1142]-[.$L$3])^2" office:value-type="float" office:value="6994985.86678885" calcext:value-type="float">
            <text:p>6994985,86678885</text:p>
          </table:table-cell>
          <table:table-cell table:number-columns-repeated="55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formula="of:=([.A1143]-[.$E$3])^2" office:value-type="float" office:value="8321.52755698672" calcext:value-type="float">
            <text:p>8321,52755698672</text:p>
          </table:table-cell>
          <table:table-cell table:number-columns-repeated="5"/>
          <table:table-cell office:value-type="float" office:value="13526" calcext:value-type="float">
            <text:p>13526</text:p>
          </table:table-cell>
          <table:table-cell table:formula="of:=([.H1143]-[.$L$3])^2" office:value-type="float" office:value="5048126.23366086" calcext:value-type="float">
            <text:p>5048126,23366086</text:p>
          </table:table-cell>
          <table:table-cell table:number-columns-repeated="55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([.A1144]-[.$E$3])^2" office:value-type="float" office:value="7187.24025804026" calcext:value-type="float">
            <text:p>7187,24025804026</text:p>
          </table:table-cell>
          <table:table-cell table:number-columns-repeated="5"/>
          <table:table-cell office:value-type="float" office:value="10899" calcext:value-type="float">
            <text:p>10899</text:p>
          </table:table-cell>
          <table:table-cell table:formula="of:=([.H1144]-[.$L$3])^2" office:value-type="float" office:value="144549.333592407" calcext:value-type="float">
            <text:p>144549,333592407</text:p>
          </table:table-cell>
          <table:table-cell table:number-columns-repeated="55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formula="of:=([.A1145]-[.$E$3])^2" office:value-type="float" office:value="756513.061112171" calcext:value-type="float">
            <text:p>756513,061112171</text:p>
          </table:table-cell>
          <table:table-cell table:number-columns-repeated="5"/>
          <table:table-cell office:value-type="float" office:value="13900" calcext:value-type="float">
            <text:p>13900</text:p>
          </table:table-cell>
          <table:table-cell table:formula="of:=([.H1145]-[.$L$3])^2" office:value-type="float" office:value="6868611.29594696" calcext:value-type="float">
            <text:p>6868611,29594696</text:p>
          </table:table-cell>
          <table:table-cell table:number-columns-repeated="55"/>
        </table:table-row>
        <table:table-row table:style-name="ro1">
          <table:table-cell office:value-type="float" office:value="11043" calcext:value-type="float">
            <text:p>11043</text:p>
          </table:table-cell>
          <table:table-cell table:formula="of:=([.A1146]-[.$E$3])^2" office:value-type="float" office:value="290760.804317941" calcext:value-type="float">
            <text:p>290760,804317941</text:p>
          </table:table-cell>
          <table:table-cell table:number-columns-repeated="5"/>
          <table:table-cell office:value-type="float" office:value="9446" calcext:value-type="float">
            <text:p>9446</text:p>
          </table:table-cell>
          <table:table-cell table:formula="of:=([.H1146]-[.$L$3])^2" office:value-type="float" office:value="3360609.1905397" calcext:value-type="float">
            <text:p>3360609,1905397</text:p>
          </table:table-cell>
          <table:table-cell table:number-columns-repeated="55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formula="of:=([.A1147]-[.$E$3])^2" office:value-type="float" office:value="231.721677896202" calcext:value-type="float">
            <text:p>231,721677896202</text:p>
          </table:table-cell>
          <table:table-cell table:number-columns-repeated="5"/>
          <table:table-cell office:value-type="float" office:value="12379" calcext:value-type="float">
            <text:p>12379</text:p>
          </table:table-cell>
          <table:table-cell table:formula="of:=([.H1147]-[.$L$3])^2" office:value-type="float" office:value="1209567.86884224" calcext:value-type="float">
            <text:p>1209567,86884224</text:p>
          </table:table-cell>
          <table:table-cell table:number-columns-repeated="55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([.A1148]-[.$E$3])^2" office:value-type="float" office:value="119562.143752216" calcext:value-type="float">
            <text:p>119562,143752216</text:p>
          </table:table-cell>
          <table:table-cell table:number-columns-repeated="5"/>
          <table:table-cell office:value-type="float" office:value="9992" calcext:value-type="float">
            <text:p>9992</text:p>
          </table:table-cell>
          <table:table-cell table:formula="of:=([.H1148]-[.$L$3])^2" office:value-type="float" office:value="1656874.67719268" calcext:value-type="float">
            <text:p>1656874,67719268</text:p>
          </table:table-cell>
          <table:table-cell table:number-columns-repeated="55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([.A1149]-[.$E$3])^2" office:value-type="float" office:value="2937033.63792859" calcext:value-type="float">
            <text:p>2937033,63792859</text:p>
          </table:table-cell>
          <table:table-cell table:number-columns-repeated="5"/>
          <table:table-cell office:value-type="float" office:value="10699" calcext:value-type="float">
            <text:p>10699</text:p>
          </table:table-cell>
          <table:table-cell table:formula="of:=([.H1149]-[.$L$3])^2" office:value-type="float" office:value="336627.909909998" calcext:value-type="float">
            <text:p>336627,909909998</text:p>
          </table:table-cell>
          <table:table-cell table:number-columns-repeated="55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formula="of:=([.A1150]-[.$E$3])^2" office:value-type="float" office:value="1108340.66011383" calcext:value-type="float">
            <text:p>1108340,66011383</text:p>
          </table:table-cell>
          <table:table-cell table:number-columns-repeated="5"/>
          <table:table-cell office:value-type="float" office:value="12949" calcext:value-type="float">
            <text:p>12949</text:p>
          </table:table-cell>
          <table:table-cell table:formula="of:=([.H1150]-[.$L$3])^2" office:value-type="float" office:value="2788243.92633711" calcext:value-type="float">
            <text:p>2788243,92633711</text:p>
          </table:table-cell>
          <table:table-cell table:number-columns-repeated="55"/>
        </table:table-row>
        <table:table-row table:style-name="ro1">
          <table:table-cell office:value-type="float" office:value="10925" calcext:value-type="float">
            <text:p>10925</text:p>
          </table:table-cell>
          <table:table-cell table:formula="of:=([.A1151]-[.$E$3])^2" office:value-type="float" office:value="177428.316242511" calcext:value-type="float">
            <text:p>177428,316242511</text:p>
          </table:table-cell>
          <table:table-cell table:number-columns-repeated="5"/>
          <table:table-cell office:value-type="float" office:value="9352" calcext:value-type="float">
            <text:p>9352</text:p>
          </table:table-cell>
          <table:table-cell table:formula="of:=([.H1151]-[.$L$3])^2" office:value-type="float" office:value="3714086.12140897" calcext:value-type="float">
            <text:p>3714086,12140897</text:p>
          </table:table-cell>
          <table:table-cell table:number-columns-repeated="55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([.A1152]-[.$E$3])^2" office:value-type="float" office:value="230186.538649609" calcext:value-type="float">
            <text:p>230186,538649609</text:p>
          </table:table-cell>
          <table:table-cell table:number-columns-repeated="5"/>
          <table:table-cell office:value-type="float" office:value="13057" calcext:value-type="float">
            <text:p>13057</text:p>
          </table:table-cell>
          <table:table-cell table:formula="of:=([.H1152]-[.$L$3])^2" office:value-type="float" office:value="3160585.49512561" calcext:value-type="float">
            <text:p>3160585,49512561</text:p>
          </table:table-cell>
          <table:table-cell table:number-columns-repeated="55"/>
        </table:table-row>
        <table:table-row table:style-name="ro1">
          <table:table-cell office:value-type="float" office:value="10826" calcext:value-type="float">
            <text:p>10826</text:p>
          </table:table-cell>
          <table:table-cell table:formula="of:=([.A1153]-[.$E$3])^2" office:value-type="float" office:value="103827.279636854" calcext:value-type="float">
            <text:p>103827,279636854</text:p>
          </table:table-cell>
          <table:table-cell table:number-columns-repeated="5"/>
          <table:table-cell office:value-type="float" office:value="11148" calcext:value-type="float">
            <text:p>11148</text:p>
          </table:table-cell>
          <table:table-cell table:formula="of:=([.H1153]-[.$L$3])^2" office:value-type="float" office:value="17212.5060770072" calcext:value-type="float">
            <text:p>17212,5060770072</text:p>
          </table:table-cell>
          <table:table-cell table:number-columns-repeated="55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([.A1154]-[.$E$3])^2" office:value-type="float" office:value="106783.595221989" calcext:value-type="float">
            <text:p>106783,595221989</text:p>
          </table:table-cell>
          <table:table-cell table:number-columns-repeated="5"/>
          <table:table-cell office:value-type="float" office:value="11944" calcext:value-type="float">
            <text:p>11944</text:p>
          </table:table-cell>
          <table:table-cell table:formula="of:=([.H1154]-[.$L$3])^2" office:value-type="float" office:value="441963.772332998" calcext:value-type="float">
            <text:p>441963,772332998</text:p>
          </table:table-cell>
          <table:table-cell table:number-columns-repeated="55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formula="of:=([.A1155]-[.$E$3])^2" office:value-type="float" office:value="24405.4404798931" calcext:value-type="float">
            <text:p>24405,4404798931</text:p>
          </table:table-cell>
          <table:table-cell table:number-columns-repeated="5"/>
          <table:table-cell office:value-type="float" office:value="11802" calcext:value-type="float">
            <text:p>11802</text:p>
          </table:table-cell>
          <table:table-cell table:formula="of:=([.H1155]-[.$L$3])^2" office:value-type="float" office:value="273323.561518487" calcext:value-type="float">
            <text:p>273323,561518487</text:p>
          </table:table-cell>
          <table:table-cell table:number-columns-repeated="55"/>
        </table:table-row>
        <table:table-row table:style-name="ro1">
          <table:table-cell office:value-type="float" office:value="10203" calcext:value-type="float">
            <text:p>10203</text:p>
          </table:table-cell>
          <table:table-cell table:formula="of:=([.A1156]-[.$E$3])^2" office:value-type="float" office:value="90467.1603911514" calcext:value-type="float">
            <text:p>90467,1603911514</text:p>
          </table:table-cell>
          <table:table-cell table:number-columns-repeated="5"/>
          <table:table-cell office:value-type="float" office:value="12499" calcext:value-type="float">
            <text:p>12499</text:p>
          </table:table-cell>
          <table:table-cell table:formula="of:=([.H1156]-[.$L$3])^2" office:value-type="float" office:value="1487920.72305168" calcext:value-type="float">
            <text:p>1487920,72305168</text:p>
          </table:table-cell>
          <table:table-cell table:number-columns-repeated="55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formula="of:=([.A1157]-[.$E$3])^2" office:value-type="float" office:value="17102.7788049065" calcext:value-type="float">
            <text:p>17102,7788049065</text:p>
          </table:table-cell>
          <table:table-cell table:number-columns-repeated="5"/>
          <table:table-cell office:value-type="float" office:value="11646" calcext:value-type="float">
            <text:p>11646</text:p>
          </table:table-cell>
          <table:table-cell table:formula="of:=([.H1157]-[.$L$3])^2" office:value-type="float" office:value="134544.851046207" calcext:value-type="float">
            <text:p>134544,851046207</text:p>
          </table:table-cell>
          <table:table-cell table:number-columns-repeated="55"/>
        </table:table-row>
        <table:table-row table:style-name="ro1">
          <table:table-cell office:value-type="float" office:value="10893" calcext:value-type="float">
            <text:p>10893</text:p>
          </table:table-cell>
          <table:table-cell table:formula="of:=([.A1158]-[.$E$3])^2" office:value-type="float" office:value="151494.082188157" calcext:value-type="float">
            <text:p>151494,082188157</text:p>
          </table:table-cell>
          <table:table-cell table:number-columns-repeated="5"/>
          <table:table-cell office:value-type="float" office:value="9899" calcext:value-type="float">
            <text:p>9899</text:p>
          </table:table-cell>
          <table:table-cell table:formula="of:=([.H1158]-[.$L$3])^2" office:value-type="float" office:value="1904942.21518036" calcext:value-type="float">
            <text:p>1904942,21518036</text:p>
          </table:table-cell>
          <table:table-cell table:number-columns-repeated="55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formula="of:=([.A1159]-[.$E$3])^2" office:value-type="float" office:value="131607.581910841" calcext:value-type="float">
            <text:p>131607,581910841</text:p>
          </table:table-cell>
          <table:table-cell table:number-columns-repeated="5"/>
          <table:table-cell office:value-type="float" office:value="12621" calcext:value-type="float">
            <text:p>12621</text:p>
          </table:table-cell>
          <table:table-cell table:formula="of:=([.H1159]-[.$L$3])^2" office:value-type="float" office:value="1800436.79149795" calcext:value-type="float">
            <text:p>1800436,79149795</text:p>
          </table:table-cell>
          <table:table-cell table:number-columns-repeated="55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formula="of:=([.A1160]-[.$E$3])^2" office:value-type="float" office:value="2045.06610385299" calcext:value-type="float">
            <text:p>2045,06610385299</text:p>
          </table:table-cell>
          <table:table-cell table:number-columns-repeated="5"/>
          <table:table-cell office:value-type="float" office:value="9437" calcext:value-type="float">
            <text:p>9437</text:p>
          </table:table-cell>
          <table:table-cell table:formula="of:=([.H1160]-[.$L$3])^2" office:value-type="float" office:value="3393687.72647399" calcext:value-type="float">
            <text:p>3393687,72647399</text:p>
          </table:table-cell>
          <table:table-cell table:number-columns-repeated="55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([.A1161]-[.$E$3])^2" office:value-type="float" office:value="118871.588566415" calcext:value-type="float">
            <text:p>118871,588566415</text:p>
          </table:table-cell>
          <table:table-cell table:number-columns-repeated="5"/>
          <table:table-cell office:value-type="float" office:value="13334" calcext:value-type="float">
            <text:p>13334</text:p>
          </table:table-cell>
          <table:table-cell table:formula="of:=([.H1161]-[.$L$3])^2" office:value-type="float" office:value="4222217.66692575" calcext:value-type="float">
            <text:p>4222217,66692575</text:p>
          </table:table-cell>
          <table:table-cell table:number-columns-repeated="55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formula="of:=([.A1162]-[.$E$3])^2" office:value-type="float" office:value="516641.228056154" calcext:value-type="float">
            <text:p>516641,228056154</text:p>
          </table:table-cell>
          <table:table-cell table:number-columns-repeated="5"/>
          <table:table-cell office:value-type="float" office:value="11258" calcext:value-type="float">
            <text:p>11258</text:p>
          </table:table-cell>
          <table:table-cell table:formula="of:=([.H1162]-[.$L$3])^2" office:value-type="float" office:value="449.289102332524" calcext:value-type="float">
            <text:p>449,289102332524</text:p>
          </table:table-cell>
          <table:table-cell table:number-columns-repeated="55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formula="of:=([.A1163]-[.$E$3])^2" office:value-type="float" office:value="584884.76660302" calcext:value-type="float">
            <text:p>584884,76660302</text:p>
          </table:table-cell>
          <table:table-cell table:number-columns-repeated="5"/>
          <table:table-cell office:value-type="float" office:value="11790" calcext:value-type="float">
            <text:p>11790</text:p>
          </table:table-cell>
          <table:table-cell table:formula="of:=([.H1163]-[.$L$3])^2" office:value-type="float" office:value="260920.276097542" calcext:value-type="float">
            <text:p>260920,276097542</text:p>
          </table:table-cell>
          <table:table-cell table:number-columns-repeated="55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([.A1164]-[.$E$3])^2" office:value-type="float" office:value="143472.464883664" calcext:value-type="float">
            <text:p>143472,464883664</text:p>
          </table:table-cell>
          <table:table-cell table:number-columns-repeated="5"/>
          <table:table-cell office:value-type="float" office:value="9508" calcext:value-type="float">
            <text:p>9508</text:p>
          </table:table-cell>
          <table:table-cell table:formula="of:=([.H1164]-[.$L$3])^2" office:value-type="float" office:value="3137136.83188125" calcext:value-type="float">
            <text:p>3137136,83188125</text:p>
          </table:table-cell>
          <table:table-cell table:number-columns-repeated="55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formula="of:=([.A1165]-[.$E$3])^2" office:value-type="float" office:value="2021451.52367457" calcext:value-type="float">
            <text:p>2021451,52367457</text:p>
          </table:table-cell>
          <table:table-cell table:number-columns-repeated="5"/>
          <table:table-cell office:value-type="float" office:value="15444" calcext:value-type="float">
            <text:p>15444</text:p>
          </table:table-cell>
          <table:table-cell table:formula="of:=([.H1165]-[.$L$3])^2" office:value-type="float" office:value="17345588.6867752" calcext:value-type="float">
            <text:p>17345588,6867752</text:p>
          </table:table-cell>
          <table:table-cell table:number-columns-repeated="55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([.A1166]-[.$E$3])^2" office:value-type="float" office:value="116129.367823209" calcext:value-type="float">
            <text:p>116129,367823209</text:p>
          </table:table-cell>
          <table:table-cell table:number-columns-repeated="5"/>
          <table:table-cell office:value-type="float" office:value="14445" calcext:value-type="float">
            <text:p>14445</text:p>
          </table:table-cell>
          <table:table-cell table:formula="of:=([.H1166]-[.$L$3])^2" office:value-type="float" office:value="10022312.1754815" calcext:value-type="float">
            <text:p>10022312,1754815</text:p>
          </table:table-cell>
          <table:table-cell table:number-columns-repeated="55"/>
        </table:table-row>
        <table:table-row table:style-name="ro1">
          <table:table-cell office:value-type="float" office:value="25661" calcext:value-type="float">
            <text:p>25661</text:p>
          </table:table-cell>
          <table:table-cell table:formula="of:=([.A1167]-[.$E$3])^2" office:value-type="float" office:value="229741391.098272" calcext:value-type="float">
            <text:p>229741391,098272</text:p>
          </table:table-cell>
          <table:table-cell table:number-columns-repeated="5"/>
          <table:table-cell office:value-type="float" office:value="10012" calcext:value-type="float">
            <text:p>10012</text:p>
          </table:table-cell>
          <table:table-cell table:formula="of:=([.H1167]-[.$L$3])^2" office:value-type="float" office:value="1605786.81956092" calcext:value-type="float">
            <text:p>1605786,81956092</text:p>
          </table:table-cell>
          <table:table-cell table:number-columns-repeated="55"/>
        </table:table-row>
        <table:table-row table:style-name="ro1">
          <table:table-cell office:value-type="float" office:value="23717" calcext:value-type="float">
            <text:p>23717</text:p>
          </table:table-cell>
          <table:table-cell table:formula="of:=([.A1168]-[.$E$3])^2" office:value-type="float" office:value="174589246.37947" calcext:value-type="float">
            <text:p>174589246,37947</text:p>
          </table:table-cell>
          <table:table-cell table:number-columns-repeated="5"/>
          <table:table-cell office:value-type="float" office:value="9406" calcext:value-type="float">
            <text:p>9406</text:p>
          </table:table-cell>
          <table:table-cell table:formula="of:=([.H1168]-[.$L$3])^2" office:value-type="float" office:value="3508864.90580322" calcext:value-type="float">
            <text:p>3508864,90580322</text:p>
          </table:table-cell>
          <table:table-cell table:number-columns-repeated="55"/>
        </table:table-row>
        <table:table-row table:style-name="ro1">
          <table:table-cell office:value-type="float" office:value="17546" calcext:value-type="float">
            <text:p>17546</text:p>
          </table:table-cell>
          <table:table-cell table:formula="of:=([.A1169]-[.$E$3])^2" office:value-type="float" office:value="49592896.4310512" calcext:value-type="float">
            <text:p>49592896,4310512</text:p>
          </table:table-cell>
          <table:table-cell table:number-columns-repeated="5"/>
          <table:table-cell office:value-type="float" office:value="9391" calcext:value-type="float">
            <text:p>9391</text:p>
          </table:table-cell>
          <table:table-cell table:formula="of:=([.H1169]-[.$L$3])^2" office:value-type="float" office:value="3565285.79902704" calcext:value-type="float">
            <text:p>3565285,79902704</text:p>
          </table:table-cell>
          <table:table-cell table:number-columns-repeated="55"/>
        </table:table-row>
        <table:table-row table:style-name="ro1">
          <table:table-cell office:value-type="float" office:value="13890" calcext:value-type="float">
            <text:p>13890</text:p>
          </table:table-cell>
          <table:table-cell table:formula="of:=([.A1170]-[.$E$3])^2" office:value-type="float" office:value="11466502.1903412" calcext:value-type="float">
            <text:p>11466502,1903412</text:p>
          </table:table-cell>
          <table:table-cell table:number-columns-repeated="5"/>
          <table:table-cell office:value-type="float" office:value="12747" calcext:value-type="float">
            <text:p>12747</text:p>
          </table:table-cell>
          <table:table-cell table:formula="of:=([.H1170]-[.$L$3])^2" office:value-type="float" office:value="2154447.28841787" calcext:value-type="float">
            <text:p>2154447,28841787</text:p>
          </table:table-cell>
          <table:table-cell table:number-columns-repeated="55"/>
        </table:table-row>
        <table:table-row table:style-name="ro1">
          <table:table-cell office:value-type="float" office:value="13560" calcext:value-type="float">
            <text:p>13560</text:p>
          </table:table-cell>
          <table:table-cell table:formula="of:=([.A1171]-[.$E$3])^2" office:value-type="float" office:value="9340495.40165572" calcext:value-type="float">
            <text:p>9340495,40165572</text:p>
          </table:table-cell>
          <table:table-cell table:number-columns-repeated="5"/>
          <table:table-cell office:value-type="float" office:value="12559" calcext:value-type="float">
            <text:p>12559</text:p>
          </table:table-cell>
          <table:table-cell table:formula="of:=([.H1171]-[.$L$3])^2" office:value-type="float" office:value="1637897.15015641" calcext:value-type="float">
            <text:p>1637897,15015641</text:p>
          </table:table-cell>
          <table:table-cell table:number-columns-repeated="55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formula="of:=([.A1172]-[.$E$3])^2" office:value-type="float" office:value="431356.806536464" calcext:value-type="float">
            <text:p>431356,806536464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([.H1172]-[.$L$3])^2" office:value-type="float" office:value="1636343.53413998" calcext:value-type="float">
            <text:p>1636343,53413998</text:p>
          </table:table-cell>
          <table:table-cell table:number-columns-repeated="55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formula="of:=([.A1173]-[.$E$3])^2" office:value-type="float" office:value="81668.8326041298" calcext:value-type="float">
            <text:p>81668,8326041298</text:p>
          </table:table-cell>
          <table:table-cell table:number-columns-repeated="5"/>
          <table:table-cell office:value-type="float" office:value="10216" calcext:value-type="float">
            <text:p>10216</text:p>
          </table:table-cell>
          <table:table-cell table:formula="of:=([.H1173]-[.$L$3])^2" office:value-type="float" office:value="1130386.67171698" calcext:value-type="float">
            <text:p>1130386,67171698</text:p>
          </table:table-cell>
          <table:table-cell table:number-columns-repeated="55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formula="of:=([.A1174]-[.$E$3])^2" office:value-type="float" office:value="1064565.001212" calcext:value-type="float">
            <text:p>1064565,001212</text:p>
          </table:table-cell>
          <table:table-cell table:number-columns-repeated="5"/>
          <table:table-cell office:value-type="float" office:value="13663" calcext:value-type="float">
            <text:p>13663</text:p>
          </table:table-cell>
          <table:table-cell table:formula="of:=([.H1174]-[.$L$3])^2" office:value-type="float" office:value="5682519.40888331" calcext:value-type="float">
            <text:p>5682519,40888331</text:p>
          </table:table-cell>
          <table:table-cell table:number-columns-repeated="55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formula="of:=([.A1175]-[.$E$3])^2" office:value-type="float" office:value="688530.853680113" calcext:value-type="float">
            <text:p>688530,853680113</text:p>
          </table:table-cell>
          <table:table-cell table:number-columns-repeated="5"/>
          <table:table-cell office:value-type="float" office:value="14160" calcext:value-type="float">
            <text:p>14160</text:p>
          </table:table-cell>
          <table:table-cell table:formula="of:=([.H1175]-[.$L$3])^2" office:value-type="float" office:value="8299029.1467341" calcext:value-type="float">
            <text:p>8299029,1467341</text:p>
          </table:table-cell>
          <table:table-cell table:number-columns-repeated="55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formula="of:=([.A1176]-[.$E$3])^2" office:value-type="float" office:value="6435.63460080257" calcext:value-type="float">
            <text:p>6435,63460080257</text:p>
          </table:table-cell>
          <table:table-cell table:number-columns-repeated="5"/>
          <table:table-cell office:value-type="float" office:value="10683" calcext:value-type="float">
            <text:p>10683</text:p>
          </table:table-cell>
          <table:table-cell table:formula="of:=([.H1176]-[.$L$3])^2" office:value-type="float" office:value="355450.196015405" calcext:value-type="float">
            <text:p>355450,196015405</text:p>
          </table:table-cell>
          <table:table-cell table:number-columns-repeated="55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formula="of:=([.A1177]-[.$E$3])^2" office:value-type="float" office:value="6118.74497240545" calcext:value-type="float">
            <text:p>6118,74497240545</text:p>
          </table:table-cell>
          <table:table-cell table:number-columns-repeated="5"/>
          <table:table-cell office:value-type="float" office:value="12311" calcext:value-type="float">
            <text:p>12311</text:p>
          </table:table-cell>
          <table:table-cell table:formula="of:=([.H1177]-[.$L$3])^2" office:value-type="float" office:value="1064618.58479022" calcext:value-type="float">
            <text:p>1064618,58479022</text:p>
          </table:table-cell>
          <table:table-cell table:number-columns-repeated="55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formula="of:=([.A1178]-[.$E$3])^2" office:value-type="float" office:value="41118.7521826102" calcext:value-type="float">
            <text:p>41118,7521826102</text:p>
          </table:table-cell>
          <table:table-cell table:number-columns-repeated="5"/>
          <table:table-cell office:value-type="float" office:value="11514" calcext:value-type="float">
            <text:p>11514</text:p>
          </table:table-cell>
          <table:table-cell table:formula="of:=([.H1178]-[.$L$3])^2" office:value-type="float" office:value="55132.7114158169" calcext:value-type="float">
            <text:p>55132,7114158169</text:p>
          </table:table-cell>
          <table:table-cell table:number-columns-repeated="55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formula="of:=([.A1179]-[.$E$3])^2" office:value-type="float" office:value="1990293.41663075" calcext:value-type="float">
            <text:p>1990293,41663075</text:p>
          </table:table-cell>
          <table:table-cell table:number-columns-repeated="5"/>
          <table:table-cell office:value-type="float" office:value="10026" calcext:value-type="float">
            <text:p>10026</text:p>
          </table:table-cell>
          <table:table-cell table:formula="of:=([.H1179]-[.$L$3])^2" office:value-type="float" office:value="1570501.31921869" calcext:value-type="float">
            <text:p>1570501,31921869</text:p>
          </table:table-cell>
          <table:table-cell table:number-columns-repeated="55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formula="of:=([.A1180]-[.$E$3])^2" office:value-type="float" office:value="2630162.56083485" calcext:value-type="float">
            <text:p>2630162,56083485</text:p>
          </table:table-cell>
          <table:table-cell table:number-columns-repeated="5"/>
          <table:table-cell office:value-type="float" office:value="13526" calcext:value-type="float">
            <text:p>13526</text:p>
          </table:table-cell>
          <table:table-cell table:formula="of:=([.H1180]-[.$L$3])^2" office:value-type="float" office:value="5048126.23366086" calcext:value-type="float">
            <text:p>5048126,23366086</text:p>
          </table:table-cell>
          <table:table-cell table:number-columns-repeated="55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formula="of:=([.A1181]-[.$E$3])^2" office:value-type="float" office:value="129439.916353436" calcext:value-type="float">
            <text:p>129439,916353436</text:p>
          </table:table-cell>
          <table:table-cell table:number-columns-repeated="5"/>
          <table:table-cell office:value-type="float" office:value="9658" calcext:value-type="float">
            <text:p>9658</text:p>
          </table:table-cell>
          <table:table-cell table:formula="of:=([.H1181]-[.$L$3])^2" office:value-type="float" office:value="2628277.89964306" calcext:value-type="float">
            <text:p>2628277,89964306</text:p>
          </table:table-cell>
          <table:table-cell table:number-columns-repeated="55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formula="of:=([.A1182]-[.$E$3])^2" office:value-type="float" office:value="25351.7749224888" calcext:value-type="float">
            <text:p>25351,7749224888</text:p>
          </table:table-cell>
          <table:table-cell table:number-columns-repeated="5"/>
          <table:table-cell office:value-type="float" office:value="12748" calcext:value-type="float">
            <text:p>12748</text:p>
          </table:table-cell>
          <table:table-cell table:formula="of:=([.H1182]-[.$L$3])^2" office:value-type="float" office:value="2157383.89553628" calcext:value-type="float">
            <text:p>2157383,89553628</text:p>
          </table:table-cell>
          <table:table-cell table:number-columns-repeated="55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([.A1183]-[.$E$3])^2" office:value-type="float" office:value="100982.598549776" calcext:value-type="float">
            <text:p>100982,598549776</text:p>
          </table:table-cell>
          <table:table-cell table:number-columns-repeated="5"/>
          <table:table-cell office:value-type="float" office:value="10499" calcext:value-type="float">
            <text:p>10499</text:p>
          </table:table-cell>
          <table:table-cell table:formula="of:=([.H1183]-[.$L$3])^2" office:value-type="float" office:value="608706.486227588" calcext:value-type="float">
            <text:p>608706,486227588</text:p>
          </table:table-cell>
          <table:table-cell table:number-columns-repeated="55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([.A1184]-[.$E$3])^2" office:value-type="float" office:value="1099934.43937063" calcext:value-type="float">
            <text:p>1099934,43937063</text:p>
          </table:table-cell>
          <table:table-cell table:number-columns-repeated="5"/>
          <table:table-cell office:value-type="float" office:value="12016" calcext:value-type="float">
            <text:p>12016</text:p>
          </table:table-cell>
          <table:table-cell table:formula="of:=([.H1184]-[.$L$3])^2" office:value-type="float" office:value="542879.484858665" calcext:value-type="float">
            <text:p>542879,484858665</text:p>
          </table:table-cell>
          <table:table-cell table:number-columns-repeated="55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([.A1185]-[.$E$3])^2" office:value-type="float" office:value="162229.789342898" calcext:value-type="float">
            <text:p>162229,789342898</text:p>
          </table:table-cell>
          <table:table-cell table:number-columns-repeated="5"/>
          <table:table-cell office:value-type="float" office:value="9544" calcext:value-type="float">
            <text:p>9544</text:p>
          </table:table-cell>
          <table:table-cell table:formula="of:=([.H1185]-[.$L$3])^2" office:value-type="float" office:value="3010906.68814408" calcext:value-type="float">
            <text:p>3010906,68814408</text:p>
          </table:table-cell>
          <table:table-cell table:number-columns-repeated="55"/>
        </table:table-row>
        <table:table-row table:style-name="ro1">
          <table:table-cell office:value-type="float" office:value="10821" calcext:value-type="float">
            <text:p>10821</text:p>
          </table:table-cell>
          <table:table-cell table:formula="of:=([.A1186]-[.$E$3])^2" office:value-type="float" office:value="100630.055565861" calcext:value-type="float">
            <text:p>100630,055565861</text:p>
          </table:table-cell>
          <table:table-cell table:number-columns-repeated="5"/>
          <table:table-cell office:value-type="float" office:value="10142" calcext:value-type="float">
            <text:p>10142</text:p>
          </table:table-cell>
          <table:table-cell table:formula="of:=([.H1186]-[.$L$3])^2" office:value-type="float" office:value="1293215.74495449" calcext:value-type="float">
            <text:p>1293215,74495449</text:p>
          </table:table-cell>
          <table:table-cell table:number-columns-repeated="55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formula="of:=([.A1187]-[.$E$3])^2" office:value-type="float" office:value="498122.010640735" calcext:value-type="float">
            <text:p>498122,010640735</text:p>
          </table:table-cell>
          <table:table-cell table:number-columns-repeated="5"/>
          <table:table-cell office:value-type="float" office:value="14596" calcext:value-type="float">
            <text:p>14596</text:p>
          </table:table-cell>
          <table:table-cell table:formula="of:=([.H1187]-[.$L$3])^2" office:value-type="float" office:value="11001185.8503618" calcext:value-type="float">
            <text:p>11001185,8503618</text:p>
          </table:table-cell>
          <table:table-cell table:number-columns-repeated="55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formula="of:=([.A1188]-[.$E$3])^2" office:value-type="float" office:value="484106.45878272" calcext:value-type="float">
            <text:p>484106,45878272</text:p>
          </table:table-cell>
          <table:table-cell table:number-columns-repeated="5"/>
          <table:table-cell office:value-type="float" office:value="14105" calcext:value-type="float">
            <text:p>14105</text:p>
          </table:table-cell>
          <table:table-cell table:formula="of:=([.H1188]-[.$L$3])^2" office:value-type="float" office:value="7985165.75522143" calcext:value-type="float">
            <text:p>7985165,75522143</text:p>
          </table:table-cell>
          <table:table-cell table:number-columns-repeated="55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formula="of:=([.A1189]-[.$E$3])^2" office:value-type="float" office:value="460739.020624096" calcext:value-type="float">
            <text:p>460739,020624096</text:p>
          </table:table-cell>
          <table:table-cell table:number-columns-repeated="5"/>
          <table:table-cell office:value-type="float" office:value="9378" calcext:value-type="float">
            <text:p>9378</text:p>
          </table:table-cell>
          <table:table-cell table:formula="of:=([.H1189]-[.$L$3])^2" office:value-type="float" office:value="3614547.90648768" calcext:value-type="float">
            <text:p>3614547,90648768</text:p>
          </table:table-cell>
          <table:table-cell table:number-columns-repeated="55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formula="of:=([.A1190]-[.$E$3])^2" office:value-type="float" office:value="727229.622953547" calcext:value-type="float">
            <text:p>727229,622953547</text:p>
          </table:table-cell>
          <table:table-cell table:number-columns-repeated="5"/>
          <table:table-cell office:value-type="float" office:value="12147" calcext:value-type="float">
            <text:p>12147</text:p>
          </table:table-cell>
          <table:table-cell table:formula="of:=([.H1190]-[.$L$3])^2" office:value-type="float" office:value="753083.017370643" calcext:value-type="float">
            <text:p>753083,017370643</text:p>
          </table:table-cell>
          <table:table-cell table:number-columns-repeated="55"/>
        </table:table-row>
        <table:table-row table:style-name="ro1">
          <table:table-cell office:value-type="float" office:value="10790" calcext:value-type="float">
            <text:p>10790</text:p>
          </table:table-cell>
          <table:table-cell table:formula="of:=([.A1191]-[.$E$3])^2" office:value-type="float" office:value="81923.2663257058" calcext:value-type="float">
            <text:p>81923,2663257058</text:p>
          </table:table-cell>
          <table:table-cell table:number-columns-repeated="5"/>
          <table:table-cell office:value-type="float" office:value="12012" calcext:value-type="float">
            <text:p>12012</text:p>
          </table:table-cell>
          <table:table-cell table:formula="of:=([.H1191]-[.$L$3])^2" office:value-type="float" office:value="537001.056385017" calcext:value-type="float">
            <text:p>537001,056385017</text:p>
          </table:table-cell>
          <table:table-cell table:number-columns-repeated="55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([.A1192]-[.$E$3])^2" office:value-type="float" office:value="770493.502598583" calcext:value-type="float">
            <text:p>770493,502598583</text:p>
          </table:table-cell>
          <table:table-cell table:number-columns-repeated="5"/>
          <table:table-cell office:value-type="float" office:value="12252" calcext:value-type="float">
            <text:p>12252</text:p>
          </table:table-cell>
          <table:table-cell table:formula="of:=([.H1192]-[.$L$3])^2" office:value-type="float" office:value="946346.764803909" calcext:value-type="float">
            <text:p>946346,764803909</text:p>
          </table:table-cell>
          <table:table-cell table:number-columns-repeated="55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formula="of:=([.A1193]-[.$E$3])^2" office:value-type="float" office:value="768738.947412781" calcext:value-type="float">
            <text:p>768738,947412781</text:p>
          </table:table-cell>
          <table:table-cell table:number-columns-repeated="5"/>
          <table:table-cell office:value-type="float" office:value="12932" calcext:value-type="float">
            <text:p>12932</text:p>
          </table:table-cell>
          <table:table-cell table:formula="of:=([.H1193]-[.$L$3])^2" office:value-type="float" office:value="2731759.6053241" calcext:value-type="float">
            <text:p>2731759,6053241</text:p>
          </table:table-cell>
          <table:table-cell table:number-columns-repeated="55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formula="of:=([.A1194]-[.$E$3])^2" office:value-type="float" office:value="759996.171483774" calcext:value-type="float">
            <text:p>759996,171483774</text:p>
          </table:table-cell>
          <table:table-cell table:number-columns-repeated="5"/>
          <table:table-cell office:value-type="float" office:value="11927" calcext:value-type="float">
            <text:p>11927</text:p>
          </table:table-cell>
          <table:table-cell table:formula="of:=([.H1194]-[.$L$3])^2" office:value-type="float" office:value="419649.451319993" calcext:value-type="float">
            <text:p>419649,451319993</text:p>
          </table:table-cell>
          <table:table-cell table:number-columns-repeated="55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formula="of:=([.A1195]-[.$E$3])^2" office:value-type="float" office:value="508051.896941345" calcext:value-type="float">
            <text:p>508051,896941345</text:p>
          </table:table-cell>
          <table:table-cell table:number-columns-repeated="5"/>
          <table:table-cell office:value-type="float" office:value="10700" calcext:value-type="float">
            <text:p>10700</text:p>
          </table:table-cell>
          <table:table-cell table:formula="of:=([.H1195]-[.$L$3])^2" office:value-type="float" office:value="335468.51702841" calcext:value-type="float">
            <text:p>335468,51702841</text:p>
          </table:table-cell>
          <table:table-cell table:number-columns-repeated="55"/>
        </table:table-row>
        <table:table-row table:style-name="ro1">
          <table:table-cell office:value-type="float" office:value="11555" calcext:value-type="float">
            <text:p>11555</text:p>
          </table:table-cell>
          <table:table-cell table:formula="of:=([.A1196]-[.$E$3])^2" office:value-type="float" office:value="1105068.5491876" calcext:value-type="float">
            <text:p>1105068,5491876</text:p>
          </table:table-cell>
          <table:table-cell table:number-columns-repeated="5"/>
          <table:table-cell office:value-type="float" office:value="13787" calcext:value-type="float">
            <text:p>13787</text:p>
          </table:table-cell>
          <table:table-cell table:formula="of:=([.H1196]-[.$L$3])^2" office:value-type="float" office:value="6289078.6915664" calcext:value-type="float">
            <text:p>6289078,6915664</text:p>
          </table:table-cell>
          <table:table-cell table:number-columns-repeated="55"/>
        </table:table-row>
        <table:table-row table:style-name="ro1">
          <table:table-cell office:value-type="float" office:value="24664" calcext:value-type="float">
            <text:p>24664</text:p>
          </table:table-cell>
          <table:table-cell table:formula="of:=([.A1197]-[.$E$3])^2" office:value-type="float" office:value="200511898.618517" calcext:value-type="float">
            <text:p>200511898,618517</text:p>
          </table:table-cell>
          <table:table-cell table:number-columns-repeated="5"/>
          <table:table-cell office:value-type="float" office:value="13326" calcext:value-type="float">
            <text:p>13326</text:p>
          </table:table-cell>
          <table:table-cell table:formula="of:=([.H1197]-[.$L$3])^2" office:value-type="float" office:value="4189404.80997845" calcext:value-type="float">
            <text:p>4189404,80997845</text:p>
          </table:table-cell>
          <table:table-cell table:number-columns-repeated="55"/>
        </table:table-row>
        <table:table-row table:style-name="ro1">
          <table:table-cell office:value-type="float" office:value="25832" calcext:value-type="float">
            <text:p>25832</text:p>
          </table:table-cell>
          <table:table-cell table:formula="of:=([.A1198]-[.$E$3])^2" office:value-type="float" office:value="234954402.1615" calcext:value-type="float">
            <text:p>234954402,1615</text:p>
          </table:table-cell>
          <table:table-cell table:number-columns-repeated="5"/>
          <table:table-cell office:value-type="float" office:value="12269" calcext:value-type="float">
            <text:p>12269</text:p>
          </table:table-cell>
          <table:table-cell table:formula="of:=([.H1198]-[.$L$3])^2" office:value-type="float" office:value="979711.085816913" calcext:value-type="float">
            <text:p>979711,085816913</text:p>
          </table:table-cell>
          <table:table-cell table:number-columns-repeated="55"/>
        </table:table-row>
        <table:table-row table:style-name="ro1">
          <table:table-cell office:value-type="float" office:value="20065" calcext:value-type="float">
            <text:p>20065</text:p>
          </table:table-cell>
          <table:table-cell table:formula="of:=([.A1199]-[.$E$3])^2" office:value-type="float" office:value="91416973.9180174" calcext:value-type="float">
            <text:p>91416973,9180174</text:p>
          </table:table-cell>
          <table:table-cell table:number-columns-repeated="5"/>
          <table:table-cell office:value-type="float" office:value="11131" calcext:value-type="float">
            <text:p>11131</text:p>
          </table:table-cell>
          <table:table-cell table:formula="of:=([.H1199]-[.$L$3])^2" office:value-type="float" office:value="21962.1850640024" calcext:value-type="float">
            <text:p>21962,1850640024</text:p>
          </table:table-cell>
          <table:table-cell table:number-columns-repeated="55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formula="of:=([.A1200]-[.$E$3])^2" office:value-type="float" office:value="2913089.75162798" calcext:value-type="float">
            <text:p>2913089,75162798</text:p>
          </table:table-cell>
          <table:table-cell table:number-columns-repeated="5"/>
          <table:table-cell office:value-type="float" office:value="12856" calcext:value-type="float">
            <text:p>12856</text:p>
          </table:table-cell>
          <table:table-cell table:formula="of:=([.H1200]-[.$L$3])^2" office:value-type="float" office:value="2486309.46432479" calcext:value-type="float">
            <text:p>2486309,46432479</text:p>
          </table:table-cell>
          <table:table-cell table:number-columns-repeated="55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formula="of:=([.A1201]-[.$E$3])^2" office:value-type="float" office:value="285987.073868688" calcext:value-type="float">
            <text:p>285987,073868688</text:p>
          </table:table-cell>
          <table:table-cell table:number-columns-repeated="5"/>
          <table:table-cell office:value-type="float" office:value="11321" calcext:value-type="float">
            <text:p>11321</text:p>
          </table:table-cell>
          <table:table-cell table:formula="of:=([.H1201]-[.$L$3])^2" office:value-type="float" office:value="1747.53756229157" calcext:value-type="float">
            <text:p>1747,53756229157</text:p>
          </table:table-cell>
          <table:table-cell table:number-columns-repeated="55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formula="of:=([.A1202]-[.$E$3])^2" office:value-type="float" office:value="857064.151517052" calcext:value-type="float">
            <text:p>857064,151517052</text:p>
          </table:table-cell>
          <table:table-cell table:number-columns-repeated="5"/>
          <table:table-cell office:value-type="float" office:value="12633" calcext:value-type="float">
            <text:p>12633</text:p>
          </table:table-cell>
          <table:table-cell table:formula="of:=([.H1202]-[.$L$3])^2" office:value-type="float" office:value="1832784.0769189" calcext:value-type="float">
            <text:p>1832784,0769189</text:p>
          </table:table-cell>
          <table:table-cell table:number-columns-repeated="55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formula="of:=([.A1203]-[.$E$3])^2" office:value-type="float" office:value="1439466.27242665" calcext:value-type="float">
            <text:p>1439466,27242665</text:p>
          </table:table-cell>
          <table:table-cell table:number-columns-repeated="5"/>
          <table:table-cell office:value-type="float" office:value="11362" calcext:value-type="float">
            <text:p>11362</text:p>
          </table:table-cell>
          <table:table-cell table:formula="of:=([.H1203]-[.$L$3])^2" office:value-type="float" office:value="6856.42941718555" calcext:value-type="float">
            <text:p>6856,42941718555</text:p>
          </table:table-cell>
          <table:table-cell table:number-columns-repeated="55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formula="of:=([.A1204]-[.$E$3])^2" office:value-type="float" office:value="3748.18313102994" calcext:value-type="float">
            <text:p>3748,18313102994</text:p>
          </table:table-cell>
          <table:table-cell table:number-columns-repeated="5"/>
          <table:table-cell office:value-type="float" office:value="12186" calcext:value-type="float">
            <text:p>12186</text:p>
          </table:table-cell>
          <table:table-cell table:formula="of:=([.H1204]-[.$L$3])^2" office:value-type="float" office:value="822292.694988713" calcext:value-type="float">
            <text:p>822292,694988713</text:p>
          </table:table-cell>
          <table:table-cell table:number-columns-repeated="55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formula="of:=([.A1205]-[.$E$3])^2" office:value-type="float" office:value="1432276.60686924" calcext:value-type="float">
            <text:p>1432276,60686924</text:p>
          </table:table-cell>
          <table:table-cell table:number-columns-repeated="5"/>
          <table:table-cell office:value-type="float" office:value="10620" calcext:value-type="float">
            <text:p>10620</text:p>
          </table:table-cell>
          <table:table-cell table:formula="of:=([.H1205]-[.$L$3])^2" office:value-type="float" office:value="434539.947555446" calcext:value-type="float">
            <text:p>434539,947555446</text:p>
          </table:table-cell>
          <table:table-cell table:number-columns-repeated="55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formula="of:=([.A1206]-[.$E$3])^2" office:value-type="float" office:value="786374.499270796" calcext:value-type="float">
            <text:p>786374,499270796</text:p>
          </table:table-cell>
          <table:table-cell table:number-columns-repeated="5"/>
          <table:table-cell office:value-type="float" office:value="14297" calcext:value-type="float">
            <text:p>14297</text:p>
          </table:table-cell>
          <table:table-cell table:formula="of:=([.H1206]-[.$L$3])^2" office:value-type="float" office:value="9107138.32195655" calcext:value-type="float">
            <text:p>9107138,32195655</text:p>
          </table:table-cell>
          <table:table-cell table:number-columns-repeated="55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formula="of:=([.A1207]-[.$E$3])^2" office:value-type="float" office:value="1048120.55972559" calcext:value-type="float">
            <text:p>1048120,55972559</text:p>
          </table:table-cell>
          <table:table-cell table:number-columns-repeated="5"/>
          <table:table-cell office:value-type="float" office:value="12208" calcext:value-type="float">
            <text:p>12208</text:p>
          </table:table-cell>
          <table:table-cell table:formula="of:=([.H1207]-[.$L$3])^2" office:value-type="float" office:value="862676.051593778" calcext:value-type="float">
            <text:p>862676,051593778</text:p>
          </table:table-cell>
          <table:table-cell table:number-columns-repeated="55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formula="of:=([.A1208]-[.$E$3])^2" office:value-type="float" office:value="79963.1670467255" calcext:value-type="float">
            <text:p>79963,1670467255</text:p>
          </table:table-cell>
          <table:table-cell table:number-columns-repeated="5"/>
          <table:table-cell office:value-type="float" office:value="10612" calcext:value-type="float">
            <text:p>10612</text:p>
          </table:table-cell>
          <table:table-cell table:formula="of:=([.H1208]-[.$L$3])^2" office:value-type="float" office:value="445151.090608149" calcext:value-type="float">
            <text:p>445151,090608149</text:p>
          </table:table-cell>
          <table:table-cell table:number-columns-repeated="55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([.A1209]-[.$E$3])^2" office:value-type="float" office:value="506627.341755543" calcext:value-type="float">
            <text:p>506627,341755543</text:p>
          </table:table-cell>
          <table:table-cell table:number-columns-repeated="5"/>
          <table:table-cell office:value-type="float" office:value="9873" calcext:value-type="float">
            <text:p>9873</text:p>
          </table:table-cell>
          <table:table-cell table:formula="of:=([.H1209]-[.$L$3])^2" office:value-type="float" office:value="1977388.43010165" calcext:value-type="float">
            <text:p>1977388,43010165</text:p>
          </table:table-cell>
          <table:table-cell table:number-columns-repeated="55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formula="of:=([.A1210]-[.$E$3])^2" office:value-type="float" office:value="1029773.56305338" calcext:value-type="float">
            <text:p>1029773,56305338</text:p>
          </table:table-cell>
          <table:table-cell table:number-columns-repeated="5"/>
          <table:table-cell office:value-type="float" office:value="11086" calcext:value-type="float">
            <text:p>11086</text:p>
          </table:table-cell>
          <table:table-cell table:formula="of:=([.H1210]-[.$L$3])^2" office:value-type="float" office:value="37324.8647354602" calcext:value-type="float">
            <text:p>37324,8647354602</text:p>
          </table:table-cell>
          <table:table-cell table:number-columns-repeated="55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formula="of:=([.A1211]-[.$E$3])^2" office:value-type="float" office:value="563666.9940018" calcext:value-type="float">
            <text:p>563666,9940018</text:p>
          </table:table-cell>
          <table:table-cell table:number-columns-repeated="5"/>
          <table:table-cell office:value-type="float" office:value="12946" calcext:value-type="float">
            <text:p>12946</text:p>
          </table:table-cell>
          <table:table-cell table:formula="of:=([.H1211]-[.$L$3])^2" office:value-type="float" office:value="2778234.10498187" calcext:value-type="float">
            <text:p>2778234,10498187</text:p>
          </table:table-cell>
          <table:table-cell table:number-columns-repeated="55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formula="of:=([.A1212]-[.$E$3])^2" office:value-type="float" office:value="879426.813746669" calcext:value-type="float">
            <text:p>879426,813746669</text:p>
          </table:table-cell>
          <table:table-cell table:number-columns-repeated="5"/>
          <table:table-cell office:value-type="float" office:value="9586" calcext:value-type="float">
            <text:p>9586</text:p>
          </table:table-cell>
          <table:table-cell table:formula="of:=([.H1212]-[.$L$3])^2" office:value-type="float" office:value="2866914.18711739" calcext:value-type="float">
            <text:p>2866914,18711739</text:p>
          </table:table-cell>
          <table:table-cell table:number-columns-repeated="55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formula="of:=([.A1213]-[.$E$3])^2" office:value-type="float" office:value="999555.235266358" calcext:value-type="float">
            <text:p>999555,235266358</text:p>
          </table:table-cell>
          <table:table-cell table:number-columns-repeated="5"/>
          <table:table-cell office:value-type="float" office:value="11068" calcext:value-type="float">
            <text:p>11068</text:p>
          </table:table-cell>
          <table:table-cell table:formula="of:=([.H1213]-[.$L$3])^2" office:value-type="float" office:value="44603.9366040433" calcext:value-type="float">
            <text:p>44603,9366040433</text:p>
          </table:table-cell>
          <table:table-cell table:number-columns-repeated="55"/>
        </table:table-row>
        <table:table-row table:style-name="ro1">
          <table:table-cell office:value-type="float" office:value="12035" calcext:value-type="float">
            <text:p>12035</text:p>
          </table:table-cell>
          <table:table-cell table:formula="of:=([.A1214]-[.$E$3])^2" office:value-type="float" office:value="2344642.06000291" calcext:value-type="float">
            <text:p>2344642,06000291</text:p>
          </table:table-cell>
          <table:table-cell table:number-columns-repeated="5"/>
          <table:table-cell office:value-type="float" office:value="10309" calcext:value-type="float">
            <text:p>10309</text:p>
          </table:table-cell>
          <table:table-cell table:formula="of:=([.H1214]-[.$L$3])^2" office:value-type="float" office:value="941281.133729299" calcext:value-type="float">
            <text:p>941281,133729299</text:p>
          </table:table-cell>
          <table:table-cell table:number-columns-repeated="55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formula="of:=([.A1215]-[.$E$3])^2" office:value-type="float" office:value="793484.720014001" calcext:value-type="float">
            <text:p>793484,720014001</text:p>
          </table:table-cell>
          <table:table-cell table:number-columns-repeated="5"/>
          <table:table-cell office:value-type="float" office:value="9293" calcext:value-type="float">
            <text:p>9293</text:p>
          </table:table-cell>
          <table:table-cell table:formula="of:=([.H1215]-[.$L$3])^2" office:value-type="float" office:value="3944976.30142266" calcext:value-type="float">
            <text:p>3944976,30142266</text:p>
          </table:table-cell>
          <table:table-cell table:number-columns-repeated="55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formula="of:=([.A1216]-[.$E$3])^2" office:value-type="float" office:value="453976.244695089" calcext:value-type="float">
            <text:p>453976,244695089</text:p>
          </table:table-cell>
          <table:table-cell table:number-columns-repeated="5"/>
          <table:table-cell office:value-type="float" office:value="13166" calcext:value-type="float">
            <text:p>13166</text:p>
          </table:table-cell>
          <table:table-cell table:formula="of:=([.H1216]-[.$L$3])^2" office:value-type="float" office:value="3560027.67103252" calcext:value-type="float">
            <text:p>3560027,67103252</text:p>
          </table:table-cell>
          <table:table-cell table:number-columns-repeated="55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formula="of:=([.A1217]-[.$E$3])^2" office:value-type="float" office:value="1129496.21197185" calcext:value-type="float">
            <text:p>1129496,21197185</text:p>
          </table:table-cell>
          <table:table-cell table:number-columns-repeated="5"/>
          <table:table-cell office:value-type="float" office:value="12736" calcext:value-type="float">
            <text:p>12736</text:p>
          </table:table-cell>
          <table:table-cell table:formula="of:=([.H1217]-[.$L$3])^2" office:value-type="float" office:value="2122276.61011534" calcext:value-type="float">
            <text:p>2122276,61011534</text:p>
          </table:table-cell>
          <table:table-cell table:number-columns-repeated="55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formula="of:=([.A1218]-[.$E$3])^2" office:value-type="float" office:value="12945.340646282" calcext:value-type="float">
            <text:p>12945,340646282</text:p>
          </table:table-cell>
          <table:table-cell table:number-columns-repeated="5"/>
          <table:table-cell office:value-type="float" office:value="10742" calcext:value-type="float">
            <text:p>10742</text:p>
          </table:table-cell>
          <table:table-cell table:formula="of:=([.H1218]-[.$L$3])^2" office:value-type="float" office:value="288580.016001716" calcext:value-type="float">
            <text:p>288580,016001716</text:p>
          </table:table-cell>
          <table:table-cell table:number-columns-repeated="55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formula="of:=([.A1219]-[.$E$3])^2" office:value-type="float" office:value="8140.08274278816" calcext:value-type="float">
            <text:p>8140,08274278816</text:p>
          </table:table-cell>
          <table:table-cell table:number-columns-repeated="5"/>
          <table:table-cell office:value-type="float" office:value="12767" calcext:value-type="float">
            <text:p>12767</text:p>
          </table:table-cell>
          <table:table-cell table:formula="of:=([.H1219]-[.$L$3])^2" office:value-type="float" office:value="2213559.43078611" calcext:value-type="float">
            <text:p>2213559,43078611</text:p>
          </table:table-cell>
          <table:table-cell table:number-columns-repeated="55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formula="of:=([.A1220]-[.$E$3])^2" office:value-type="float" office:value="1046074.00453979" calcext:value-type="float">
            <text:p>1046074,00453979</text:p>
          </table:table-cell>
          <table:table-cell table:number-columns-repeated="5"/>
          <table:table-cell office:value-type="float" office:value="12735" calcext:value-type="float">
            <text:p>12735</text:p>
          </table:table-cell>
          <table:table-cell table:formula="of:=([.H1220]-[.$L$3])^2" office:value-type="float" office:value="2119364.00299693" calcext:value-type="float">
            <text:p>2119364,00299693</text:p>
          </table:table-cell>
          <table:table-cell table:number-columns-repeated="55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formula="of:=([.A1221]-[.$E$3])^2" office:value-type="float" office:value="232109.649021212" calcext:value-type="float">
            <text:p>232109,649021212</text:p>
          </table:table-cell>
          <table:table-cell table:number-columns-repeated="5"/>
          <table:table-cell office:value-type="float" office:value="16354" calcext:value-type="float">
            <text:p>16354</text:p>
          </table:table-cell>
          <table:table-cell table:formula="of:=([.H1221]-[.$L$3])^2" office:value-type="float" office:value="25753631.1645301" calcext:value-type="float">
            <text:p>25753631,1645301</text:p>
          </table:table-cell>
          <table:table-cell table:number-columns-repeated="55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formula="of:=([.A1222]-[.$E$3])^2" office:value-type="float" office:value="463458.130995699" calcext:value-type="float">
            <text:p>463458,130995699</text:p>
          </table:table-cell>
          <table:table-cell table:number-columns-repeated="5"/>
          <table:table-cell office:value-type="float" office:value="11737" calcext:value-type="float">
            <text:p>11737</text:p>
          </table:table-cell>
          <table:table-cell table:formula="of:=([.H1222]-[.$L$3])^2" office:value-type="float" office:value="209584.098821704" calcext:value-type="float">
            <text:p>209584,098821704</text:p>
          </table:table-cell>
          <table:table-cell table:number-columns-repeated="55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formula="of:=([.A1223]-[.$E$3])^2" office:value-type="float" office:value="329220.726114945" calcext:value-type="float">
            <text:p>329220,726114945</text:p>
          </table:table-cell>
          <table:table-cell table:number-columns-repeated="5"/>
          <table:table-cell office:value-type="float" office:value="13717" calcext:value-type="float">
            <text:p>13717</text:p>
          </table:table-cell>
          <table:table-cell table:formula="of:=([.H1223]-[.$L$3])^2" office:value-type="float" office:value="5942886.19327756" calcext:value-type="float">
            <text:p>5942886,19327756</text:p>
          </table:table-cell>
          <table:table-cell table:number-columns-repeated="55"/>
        </table:table-row>
        <table:table-row table:style-name="ro1">
          <table:table-cell office:value-type="float" office:value="11944" calcext:value-type="float">
            <text:p>11944</text:p>
          </table:table-cell>
          <table:table-cell table:formula="of:=([.A1224]-[.$E$3])^2" office:value-type="float" office:value="2074240.58191084" calcext:value-type="float">
            <text:p>2074240,58191084</text:p>
          </table:table-cell>
          <table:table-cell table:number-columns-repeated="5"/>
          <table:table-cell office:value-type="float" office:value="9540" calcext:value-type="float">
            <text:p>9540</text:p>
          </table:table-cell>
          <table:table-cell table:formula="of:=([.H1224]-[.$L$3])^2" office:value-type="float" office:value="3024804.25967043" calcext:value-type="float">
            <text:p>3024804,25967043</text:p>
          </table:table-cell>
          <table:table-cell table:number-columns-repeated="55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formula="of:=([.A1225]-[.$E$3])^2" office:value-type="float" office:value="360933.716131584" calcext:value-type="float">
            <text:p>360933,716131584</text:p>
          </table:table-cell>
          <table:table-cell table:number-columns-repeated="5"/>
          <table:table-cell office:value-type="float" office:value="10029" calcext:value-type="float">
            <text:p>10029</text:p>
          </table:table-cell>
          <table:table-cell table:formula="of:=([.H1225]-[.$L$3])^2" office:value-type="float" office:value="1562991.14057393" calcext:value-type="float">
            <text:p>1562991,14057393</text:p>
          </table:table-cell>
          <table:table-cell table:number-columns-repeated="55"/>
        </table:table-row>
        <table:table-row table:style-name="ro1">
          <table:table-cell office:value-type="float" office:value="11198" calcext:value-type="float">
            <text:p>11198</text:p>
          </table:table-cell>
          <table:table-cell table:formula="of:=([.A1226]-[.$E$3])^2" office:value-type="float" office:value="481944.750518718" calcext:value-type="float">
            <text:p>481944,750518718</text:p>
          </table:table-cell>
          <table:table-cell table:number-columns-repeated="5"/>
          <table:table-cell office:value-type="float" office:value="12521" calcext:value-type="float">
            <text:p>12521</text:p>
          </table:table-cell>
          <table:table-cell table:formula="of:=([.H1226]-[.$L$3])^2" office:value-type="float" office:value="1542076.07965675" calcext:value-type="float">
            <text:p>1542076,07965675</text:p>
          </table:table-cell>
          <table:table-cell table:number-columns-repeated="55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formula="of:=([.A1227]-[.$E$3])^2" office:value-type="float" office:value="1001555.79045216" calcext:value-type="float">
            <text:p>1001555,79045216</text:p>
          </table:table-cell>
          <table:table-cell table:number-columns-repeated="5"/>
          <table:table-cell office:value-type="float" office:value="9664" calcext:value-type="float">
            <text:p>9664</text:p>
          </table:table-cell>
          <table:table-cell table:formula="of:=([.H1227]-[.$L$3])^2" office:value-type="float" office:value="2608859.54235353" calcext:value-type="float">
            <text:p>2608859,54235353</text:p>
          </table:table-cell>
          <table:table-cell table:number-columns-repeated="55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formula="of:=([.A1228]-[.$E$3])^2" office:value-type="float" office:value="86893.8292763428" calcext:value-type="float">
            <text:p>86893,8292763428</text:p>
          </table:table-cell>
          <table:table-cell table:number-columns-repeated="5"/>
          <table:table-cell office:value-type="float" office:value="12097" calcext:value-type="float">
            <text:p>12097</text:p>
          </table:table-cell>
          <table:table-cell table:formula="of:=([.H1228]-[.$L$3])^2" office:value-type="float" office:value="668802.661450041" calcext:value-type="float">
            <text:p>668802,661450041</text:p>
          </table:table-cell>
          <table:table-cell table:number-columns-repeated="55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([.A1229]-[.$E$3])^2" office:value-type="float" office:value="64403.0666584837" calcext:value-type="float">
            <text:p>64403,0666584837</text:p>
          </table:table-cell>
          <table:table-cell table:number-columns-repeated="5"/>
          <table:table-cell office:value-type="float" office:value="13349" calcext:value-type="float">
            <text:p>13349</text:p>
          </table:table-cell>
          <table:table-cell table:formula="of:=([.H1229]-[.$L$3])^2" office:value-type="float" office:value="4284086.77370193" calcext:value-type="float">
            <text:p>4284086,77370193</text:p>
          </table:table-cell>
          <table:table-cell table:number-columns-repeated="55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formula="of:=([.A1230]-[.$E$3])^2" office:value-type="float" office:value="909691.696719492" calcext:value-type="float">
            <text:p>909691,696719492</text:p>
          </table:table-cell>
          <table:table-cell table:number-columns-repeated="5"/>
          <table:table-cell office:value-type="float" office:value="10360" calcext:value-type="float">
            <text:p>10360</text:p>
          </table:table-cell>
          <table:table-cell table:formula="of:=([.H1230]-[.$L$3])^2" office:value-type="float" office:value="844922.096768313" calcext:value-type="float">
            <text:p>844922,096768313</text:p>
          </table:table-cell>
          <table:table-cell table:number-columns-repeated="55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formula="of:=([.A1231]-[.$E$3])^2" office:value-type="float" office:value="1079058.88751261" calcext:value-type="float">
            <text:p>1079058,88751261</text:p>
          </table:table-cell>
          <table:table-cell table:number-columns-repeated="5"/>
          <table:table-cell office:value-type="float" office:value="10938" calcext:value-type="float">
            <text:p>10938</text:p>
          </table:table-cell>
          <table:table-cell table:formula="of:=([.H1231]-[.$L$3])^2" office:value-type="float" office:value="116415.011210477" calcext:value-type="float">
            <text:p>116415,011210477</text:p>
          </table:table-cell>
          <table:table-cell table:number-columns-repeated="55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([.A1232]-[.$E$3])^2" office:value-type="float" office:value="608053.094390041" calcext:value-type="float">
            <text:p>608053,094390041</text:p>
          </table:table-cell>
          <table:table-cell table:number-columns-repeated="5"/>
          <table:table-cell office:value-type="float" office:value="12151" calcext:value-type="float">
            <text:p>12151</text:p>
          </table:table-cell>
          <table:table-cell table:formula="of:=([.H1232]-[.$L$3])^2" office:value-type="float" office:value="760041.445844292" calcext:value-type="float">
            <text:p>760041,445844292</text:p>
          </table:table-cell>
          <table:table-cell table:number-columns-repeated="55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formula="of:=([.A1233]-[.$E$3])^2" office:value-type="float" office:value="1662.81208277687" calcext:value-type="float">
            <text:p>1662,81208277687</text:p>
          </table:table-cell>
          <table:table-cell table:number-columns-repeated="5"/>
          <table:table-cell office:value-type="float" office:value="11734" calcext:value-type="float">
            <text:p>11734</text:p>
          </table:table-cell>
          <table:table-cell table:formula="of:=([.H1233]-[.$L$3])^2" office:value-type="float" office:value="206846.277466468" calcext:value-type="float">
            <text:p>206846,277466468</text:p>
          </table:table-cell>
          <table:table-cell table:number-columns-repeated="55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formula="of:=([.A1234]-[.$E$3])^2" office:value-type="float" office:value="529660.224728367" calcext:value-type="float">
            <text:p>529660,224728367</text:p>
          </table:table-cell>
          <table:table-cell table:number-columns-repeated="5"/>
          <table:table-cell office:value-type="float" office:value="11857" calcext:value-type="float">
            <text:p>11857</text:p>
          </table:table-cell>
          <table:table-cell table:formula="of:=([.H1234]-[.$L$3])^2" office:value-type="float" office:value="333856.953031149" calcext:value-type="float">
            <text:p>333856,953031149</text:p>
          </table:table-cell>
          <table:table-cell table:number-columns-repeated="55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formula="of:=([.A1235]-[.$E$3])^2" office:value-type="float" office:value="1085300.55307002" calcext:value-type="float">
            <text:p>1085300,55307002</text:p>
          </table:table-cell>
          <table:table-cell table:number-columns-repeated="5"/>
          <table:table-cell office:value-type="float" office:value="19952" calcext:value-type="float">
            <text:p>19952</text:p>
          </table:table-cell>
          <table:table-cell table:formula="of:=([.H1235]-[.$L$3])^2" office:value-type="float" office:value="75217521.5765767" calcext:value-type="float">
            <text:p>75217521,5765767</text:p>
          </table:table-cell>
          <table:table-cell table:number-columns-repeated="55"/>
        </table:table-row>
        <table:table-row table:style-name="ro1">
          <table:table-cell office:value-type="float" office:value="11589" calcext:value-type="float">
            <text:p>11589</text:p>
          </table:table-cell>
          <table:table-cell table:formula="of:=([.A1236]-[.$E$3])^2" office:value-type="float" office:value="1177707.67287035" calcext:value-type="float">
            <text:p>1177707,67287035</text:p>
          </table:table-cell>
          <table:table-cell table:number-columns-repeated="5"/>
          <table:table-cell office:value-type="float" office:value="9808" calcext:value-type="float">
            <text:p>9808</text:p>
          </table:table-cell>
          <table:table-cell table:formula="of:=([.H1236]-[.$L$3])^2" office:value-type="float" office:value="2164418.96740486" calcext:value-type="float">
            <text:p>2164418,96740486</text:p>
          </table:table-cell>
          <table:table-cell table:number-columns-repeated="55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([.A1237]-[.$E$3])^2" office:value-type="float" office:value="5296.57802842297" calcext:value-type="float">
            <text:p>5296,57802842297</text:p>
          </table:table-cell>
          <table:table-cell table:number-columns-repeated="5"/>
          <table:table-cell office:value-type="float" office:value="12314" calcext:value-type="float">
            <text:p>12314</text:p>
          </table:table-cell>
          <table:table-cell table:formula="of:=([.H1237]-[.$L$3])^2" office:value-type="float" office:value="1070818.40614546" calcext:value-type="float">
            <text:p>1070818,40614546</text:p>
          </table:table-cell>
          <table:table-cell table:number-columns-repeated="55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([.A1238]-[.$E$3])^2" office:value-type="float" office:value="221631.541977396" calcext:value-type="float">
            <text:p>221631,541977396</text:p>
          </table:table-cell>
          <table:table-cell table:number-columns-repeated="5"/>
          <table:table-cell office:value-type="float" office:value="12014" calcext:value-type="float">
            <text:p>12014</text:p>
          </table:table-cell>
          <table:table-cell table:formula="of:=([.H1238]-[.$L$3])^2" office:value-type="float" office:value="539936.270621841" calcext:value-type="float">
            <text:p>539936,270621841</text:p>
          </table:table-cell>
          <table:table-cell table:number-columns-repeated="55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([.A1239]-[.$E$3])^2" office:value-type="float" office:value="4868.91247101865" calcext:value-type="float">
            <text:p>4868,91247101865</text:p>
          </table:table-cell>
          <table:table-cell table:number-columns-repeated="5"/>
          <table:table-cell office:value-type="float" office:value="11960" calcext:value-type="float">
            <text:p>11960</text:p>
          </table:table-cell>
          <table:table-cell table:formula="of:=([.H1239]-[.$L$3])^2" office:value-type="float" office:value="463493.48622759" calcext:value-type="float">
            <text:p>463493,48622759</text:p>
          </table:table-cell>
          <table:table-cell table:number-columns-repeated="55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([.A1240]-[.$E$3])^2" office:value-type="float" office:value="619018.980690651" calcext:value-type="float">
            <text:p>619018,980690651</text:p>
          </table:table-cell>
          <table:table-cell table:number-columns-repeated="5"/>
          <table:table-cell office:value-type="float" office:value="13889" calcext:value-type="float">
            <text:p>13889</text:p>
          </table:table-cell>
          <table:table-cell table:formula="of:=([.H1240]-[.$L$3])^2" office:value-type="float" office:value="6811074.61764443" calcext:value-type="float">
            <text:p>6811074,61764443</text:p>
          </table:table-cell>
          <table:table-cell table:number-columns-repeated="55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formula="of:=([.A1241]-[.$E$3])^2" office:value-type="float" office:value="909691.696719492" calcext:value-type="float">
            <text:p>909691,696719492</text:p>
          </table:table-cell>
          <table:table-cell table:number-columns-repeated="5"/>
          <table:table-cell office:value-type="float" office:value="12637" calcext:value-type="float">
            <text:p>12637</text:p>
          </table:table-cell>
          <table:table-cell table:formula="of:=([.H1241]-[.$L$3])^2" office:value-type="float" office:value="1843630.50539255" calcext:value-type="float">
            <text:p>1843630,50539255</text:p>
          </table:table-cell>
          <table:table-cell table:number-columns-repeated="55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formula="of:=([.A1242]-[.$E$3])^2" office:value-type="float" office:value="737498.954068355" calcext:value-type="float">
            <text:p>737498,954068355</text:p>
          </table:table-cell>
          <table:table-cell table:number-columns-repeated="5"/>
          <table:table-cell office:value-type="float" office:value="11044" calcext:value-type="float">
            <text:p>11044</text:p>
          </table:table-cell>
          <table:table-cell table:formula="of:=([.H1242]-[.$L$3])^2" office:value-type="float" office:value="55317.3657621542" calcext:value-type="float">
            <text:p>55317,3657621542</text:p>
          </table:table-cell>
          <table:table-cell table:number-columns-repeated="55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formula="of:=([.A1243]-[.$E$3])^2" office:value-type="float" office:value="259873.194223652" calcext:value-type="float">
            <text:p>259873,194223652</text:p>
          </table:table-cell>
          <table:table-cell table:number-columns-repeated="5"/>
          <table:table-cell office:value-type="float" office:value="12356" calcext:value-type="float">
            <text:p>12356</text:p>
          </table:table-cell>
          <table:table-cell table:formula="of:=([.H1243]-[.$L$3])^2" office:value-type="float" office:value="1159505.90511876" calcext:value-type="float">
            <text:p>1159505,90511876</text:p>
          </table:table-cell>
          <table:table-cell table:number-columns-repeated="55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formula="of:=([.A1244]-[.$E$3])^2" office:value-type="float" office:value="16072.5580617008" calcext:value-type="float">
            <text:p>16072,5580617008</text:p>
          </table:table-cell>
          <table:table-cell table:number-columns-repeated="5"/>
          <table:table-cell office:value-type="float" office:value="12758" calcext:value-type="float">
            <text:p>12758</text:p>
          </table:table-cell>
          <table:table-cell table:formula="of:=([.H1244]-[.$L$3])^2" office:value-type="float" office:value="2186859.96672041" calcext:value-type="float">
            <text:p>2186859,96672041</text:p>
          </table:table-cell>
          <table:table-cell table:number-columns-repeated="55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formula="of:=([.A1245]-[.$E$3])^2" office:value-type="float" office:value="902077.475976286" calcext:value-type="float">
            <text:p>902077,475976286</text:p>
          </table:table-cell>
          <table:table-cell table:number-columns-repeated="5"/>
          <table:table-cell office:value-type="float" office:value="12810" calcext:value-type="float">
            <text:p>12810</text:p>
          </table:table-cell>
          <table:table-cell table:formula="of:=([.H1245]-[.$L$3])^2" office:value-type="float" office:value="2343359.53687783" calcext:value-type="float">
            <text:p>2343359,53687783</text:p>
          </table:table-cell>
          <table:table-cell table:number-columns-repeated="55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formula="of:=([.A1246]-[.$E$3])^2" office:value-type="float" office:value="705226.405538128" calcext:value-type="float">
            <text:p>705226,405538128</text:p>
          </table:table-cell>
          <table:table-cell table:number-columns-repeated="5"/>
          <table:table-cell office:value-type="float" office:value="11589" calcext:value-type="float">
            <text:p>11589</text:p>
          </table:table-cell>
          <table:table-cell table:formula="of:=([.H1246]-[.$L$3])^2" office:value-type="float" office:value="95978.2452967205" calcext:value-type="float">
            <text:p>95978,2452967205</text:p>
          </table:table-cell>
          <table:table-cell table:number-columns-repeated="55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([.A1247]-[.$E$3])^2" office:value-type="float" office:value="382885.709476009" calcext:value-type="float">
            <text:p>382885,709476009</text:p>
          </table:table-cell>
          <table:table-cell table:number-columns-repeated="5"/>
          <table:table-cell office:value-type="float" office:value="12740" calcext:value-type="float">
            <text:p>12740</text:p>
          </table:table-cell>
          <table:table-cell table:formula="of:=([.H1247]-[.$L$3])^2" office:value-type="float" office:value="2133947.03858899" calcext:value-type="float">
            <text:p>2133947,03858899</text:p>
          </table:table-cell>
          <table:table-cell table:number-columns-repeated="55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([.A1248]-[.$E$3])^2" office:value-type="float" office:value="510907.007312948" calcext:value-type="float">
            <text:p>510907,007312948</text:p>
          </table:table-cell>
          <table:table-cell table:number-columns-repeated="5"/>
          <table:table-cell office:value-type="float" office:value="9855" calcext:value-type="float">
            <text:p>9855</text:p>
          </table:table-cell>
          <table:table-cell table:formula="of:=([.H1248]-[.$L$3])^2" office:value-type="float" office:value="2028335.50197023" calcext:value-type="float">
            <text:p>2028335,50197023</text:p>
          </table:table-cell>
          <table:table-cell table:number-columns-repeated="55"/>
        </table:table-row>
        <table:table-row table:style-name="ro1">
          <table:table-cell office:value-type="float" office:value="10853" calcext:value-type="float">
            <text:p>10853</text:p>
          </table:table-cell>
          <table:table-cell table:formula="of:=([.A1249]-[.$E$3])^2" office:value-type="float" office:value="121956.289620215" calcext:value-type="float">
            <text:p>121956,289620215</text:p>
          </table:table-cell>
          <table:table-cell table:number-columns-repeated="5"/>
          <table:table-cell office:value-type="float" office:value="9750" calcext:value-type="float">
            <text:p>9750</text:p>
          </table:table-cell>
          <table:table-cell table:formula="of:=([.H1249]-[.$L$3])^2" office:value-type="float" office:value="2338441.75453696" calcext:value-type="float">
            <text:p>2338441,75453696</text:p>
          </table:table-cell>
          <table:table-cell table:number-columns-repeated="55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([.A1250]-[.$E$3])^2" office:value-type="float" office:value="65934.732215888" calcext:value-type="float">
            <text:p>65934,732215888</text:p>
          </table:table-cell>
          <table:table-cell table:number-columns-repeated="5"/>
          <table:table-cell office:value-type="float" office:value="13096" calcext:value-type="float">
            <text:p>13096</text:p>
          </table:table-cell>
          <table:table-cell table:formula="of:=([.H1250]-[.$L$3])^2" office:value-type="float" office:value="3300775.17274368" calcext:value-type="float">
            <text:p>3300775,17274368</text:p>
          </table:table-cell>
          <table:table-cell table:number-columns-repeated="55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formula="of:=([.A1251]-[.$E$3])^2" office:value-type="float" office:value="36015.5347671915" calcext:value-type="float">
            <text:p>36015,5347671915</text:p>
          </table:table-cell>
          <table:table-cell table:number-columns-repeated="5"/>
          <table:table-cell office:value-type="float" office:value="12214" calcext:value-type="float">
            <text:p>12214</text:p>
          </table:table-cell>
          <table:table-cell table:formula="of:=([.H1251]-[.$L$3])^2" office:value-type="float" office:value="873857.694304251" calcext:value-type="float">
            <text:p>873857,694304251</text:p>
          </table:table-cell>
          <table:table-cell table:number-columns-repeated="55"/>
        </table:table-row>
        <table:table-row table:style-name="ro1">
          <table:table-cell office:value-type="float" office:value="24629" calcext:value-type="float">
            <text:p>24629</text:p>
          </table:table-cell>
          <table:table-cell table:formula="of:=([.A1252]-[.$E$3])^2" office:value-type="float" office:value="199521908.05002" calcext:value-type="float">
            <text:p>199521908,05002</text:p>
          </table:table-cell>
          <table:table-cell table:number-columns-repeated="5"/>
          <table:table-cell office:value-type="float" office:value="10684" calcext:value-type="float">
            <text:p>10684</text:p>
          </table:table-cell>
          <table:table-cell table:formula="of:=([.H1252]-[.$L$3])^2" office:value-type="float" office:value="354258.803133817" calcext:value-type="float">
            <text:p>354258,803133817</text:p>
          </table:table-cell>
          <table:table-cell table:number-columns-repeated="55"/>
        </table:table-row>
        <table:table-row table:style-name="ro1">
          <table:table-cell office:value-type="float" office:value="27004" calcext:value-type="float">
            <text:p>27004</text:p>
          </table:table-cell>
          <table:table-cell table:formula="of:=([.A1253]-[.$E$3])^2" office:value-type="float" office:value="272257339.483741" calcext:value-type="float">
            <text:p>272257339,483741</text:p>
          </table:table-cell>
          <table:table-cell table:number-columns-repeated="5"/>
          <table:table-cell office:value-type="float" office:value="12531" calcext:value-type="float">
            <text:p>12531</text:p>
          </table:table-cell>
          <table:table-cell table:formula="of:=([.H1253]-[.$L$3])^2" office:value-type="float" office:value="1567012.15084087" calcext:value-type="float">
            <text:p>1567012,15084087</text:p>
          </table:table-cell>
          <table:table-cell table:number-columns-repeated="55"/>
        </table:table-row>
        <table:table-row table:style-name="ro1">
          <table:table-cell office:value-type="float" office:value="21234" calcext:value-type="float">
            <text:p>21234</text:p>
          </table:table-cell>
          <table:table-cell table:formula="of:=([.A1254]-[.$E$3])^2" office:value-type="float" office:value="115137672.905815" calcext:value-type="float">
            <text:p>115137672,905815</text:p>
          </table:table-cell>
          <table:table-cell table:number-columns-repeated="5"/>
          <table:table-cell office:value-type="float" office:value="10882" calcext:value-type="float">
            <text:p>10882</text:p>
          </table:table-cell>
          <table:table-cell table:formula="of:=([.H1254]-[.$L$3])^2" office:value-type="float" office:value="157765.012579402" calcext:value-type="float">
            <text:p>157765,012579402</text:p>
          </table:table-cell>
          <table:table-cell table:number-columns-repeated="55"/>
        </table:table-row>
        <table:table-row table:style-name="ro1">
          <table:table-cell office:value-type="float" office:value="12420" calcext:value-type="float">
            <text:p>12420</text:p>
          </table:table-cell>
          <table:table-cell table:formula="of:=([.A1255]-[.$E$3])^2" office:value-type="float" office:value="3671908.31346936" calcext:value-type="float">
            <text:p>3671908,31346936</text:p>
          </table:table-cell>
          <table:table-cell table:number-columns-repeated="5"/>
          <table:table-cell office:value-type="float" office:value="10606" calcext:value-type="float">
            <text:p>10606</text:p>
          </table:table-cell>
          <table:table-cell table:formula="of:=([.H1255]-[.$L$3])^2" office:value-type="float" office:value="453193.447897677" calcext:value-type="float">
            <text:p>453193,447897677</text:p>
          </table:table-cell>
          <table:table-cell table:number-columns-repeated="55"/>
        </table:table-row>
        <table:table-row table:style-name="ro1">
          <table:table-cell office:value-type="float" office:value="11909" calcext:value-type="float">
            <text:p>11909</text:p>
          </table:table-cell>
          <table:table-cell table:formula="of:=([.A1256]-[.$E$3])^2" office:value-type="float" office:value="1974650.01341389" calcext:value-type="float">
            <text:p>1974650,01341389</text:p>
          </table:table-cell>
          <table:table-cell table:number-columns-repeated="5"/>
          <table:table-cell office:value-type="float" office:value="12094" calcext:value-type="float">
            <text:p>12094</text:p>
          </table:table-cell>
          <table:table-cell table:formula="of:=([.H1256]-[.$L$3])^2" office:value-type="float" office:value="663904.840094805" calcext:value-type="float">
            <text:p>663904,840094805</text:p>
          </table:table-cell>
          <table:table-cell table:number-columns-repeated="55"/>
        </table:table-row>
        <table:table-row table:style-name="ro1">
          <table:table-cell office:value-type="float" office:value="12775" calcext:value-type="float">
            <text:p>12775</text:p>
          </table:table-cell>
          <table:table-cell table:formula="of:=([.A1257]-[.$E$3])^2" office:value-type="float" office:value="5158451.22250985" calcext:value-type="float">
            <text:p>5158451,22250985</text:p>
          </table:table-cell>
          <table:table-cell table:number-columns-repeated="5"/>
          <table:table-cell office:value-type="float" office:value="10185" calcext:value-type="float">
            <text:p>10185</text:p>
          </table:table-cell>
          <table:table-cell table:formula="of:=([.H1257]-[.$L$3])^2" office:value-type="float" office:value="1197265.8510462" calcext:value-type="float">
            <text:p>1197265,8510462</text:p>
          </table:table-cell>
          <table:table-cell table:number-columns-repeated="55"/>
        </table:table-row>
        <table:table-row table:style-name="ro1">
          <table:table-cell office:value-type="float" office:value="11960" calcext:value-type="float">
            <text:p>11960</text:p>
          </table:table-cell>
          <table:table-cell table:formula="of:=([.A1258]-[.$E$3])^2" office:value-type="float" office:value="2120583.69893802" calcext:value-type="float">
            <text:p>2120583,69893802</text:p>
          </table:table-cell>
          <table:table-cell table:number-columns-repeated="5"/>
          <table:table-cell office:value-type="float" office:value="12478" calcext:value-type="float">
            <text:p>12478</text:p>
          </table:table-cell>
          <table:table-cell table:formula="of:=([.H1258]-[.$L$3])^2" office:value-type="float" office:value="1437129.97356503" calcext:value-type="float">
            <text:p>1437129,97356503</text:p>
          </table:table-cell>
          <table:table-cell table:number-columns-repeated="55"/>
        </table:table-row>
        <table:table-row table:style-name="ro1">
          <table:table-cell office:value-type="float" office:value="12819" calcext:value-type="float">
            <text:p>12819</text:p>
          </table:table-cell>
          <table:table-cell table:formula="of:=([.A1259]-[.$E$3])^2" office:value-type="float" office:value="5360254.79433458" calcext:value-type="float">
            <text:p>5360254,79433458</text:p>
          </table:table-cell>
          <table:table-cell table:number-columns-repeated="5"/>
          <table:table-cell office:value-type="float" office:value="11829" calcext:value-type="float">
            <text:p>11829</text:p>
          </table:table-cell>
          <table:table-cell table:formula="of:=([.H1259]-[.$L$3])^2" office:value-type="float" office:value="302283.953715612" calcext:value-type="float">
            <text:p>302283,953715612</text:p>
          </table:table-cell>
          <table:table-cell table:number-columns-repeated="55"/>
        </table:table-row>
        <table:table-row table:style-name="ro1">
          <table:table-cell office:value-type="float" office:value="12234" calcext:value-type="float">
            <text:p>12234</text:p>
          </table:table-cell>
          <table:table-cell table:formula="of:=([.A1260]-[.$E$3])^2" office:value-type="float" office:value="2993669.57802843" calcext:value-type="float">
            <text:p>2993669,57802843</text:p>
          </table:table-cell>
          <table:table-cell table:number-columns-repeated="5"/>
          <table:table-cell office:value-type="float" office:value="13646" calcext:value-type="float">
            <text:p>13646</text:p>
          </table:table-cell>
          <table:table-cell table:formula="of:=([.H1260]-[.$L$3])^2" office:value-type="float" office:value="5601759.0878703" calcext:value-type="float">
            <text:p>5601759,0878703</text:p>
          </table:table-cell>
          <table:table-cell table:number-columns-repeated="55"/>
        </table:table-row>
        <table:table-row table:style-name="ro1">
          <table:table-cell office:value-type="float" office:value="11886" calcext:value-type="float">
            <text:p>11886</text:p>
          </table:table-cell>
          <table:table-cell table:formula="of:=([.A1261]-[.$E$3])^2" office:value-type="float" office:value="1910538.78268733" calcext:value-type="float">
            <text:p>1910538,78268733</text:p>
          </table:table-cell>
          <table:table-cell table:number-columns-repeated="5"/>
          <table:table-cell office:value-type="float" office:value="10763" calcext:value-type="float">
            <text:p>10763</text:p>
          </table:table-cell>
          <table:table-cell table:formula="of:=([.H1261]-[.$L$3])^2" office:value-type="float" office:value="266458.765488369" calcext:value-type="float">
            <text:p>266458,765488369</text:p>
          </table:table-cell>
          <table:table-cell table:number-columns-repeated="55"/>
        </table:table-row>
        <table:table-row table:style-name="ro1">
          <table:table-cell office:value-type="float" office:value="13162" calcext:value-type="float">
            <text:p>13162</text:p>
          </table:table-cell>
          <table:table-cell table:formula="of:=([.A1262]-[.$E$3])^2" office:value-type="float" office:value="7066146.36560469" calcext:value-type="float">
            <text:p>7066146,36560469</text:p>
          </table:table-cell>
          <table:table-cell table:number-columns-repeated="5"/>
          <table:table-cell office:value-type="float" office:value="13698" calcext:value-type="float">
            <text:p>13698</text:p>
          </table:table-cell>
          <table:table-cell table:formula="of:=([.H1262]-[.$L$3])^2" office:value-type="float" office:value="5850610.65802773" calcext:value-type="float">
            <text:p>5850610,65802773</text:p>
          </table:table-cell>
          <table:table-cell table:number-columns-repeated="55"/>
        </table:table-row>
        <table:table-row table:style-name="ro1">
          <table:table-cell office:value-type="float" office:value="12718" calcext:value-type="float">
            <text:p>12718</text:p>
          </table:table-cell>
          <table:table-cell table:formula="of:=([.A1263]-[.$E$3])^2" office:value-type="float" office:value="4902780.86810053" calcext:value-type="float">
            <text:p>4902780,86810053</text:p>
          </table:table-cell>
          <table:table-cell table:number-columns-repeated="5"/>
          <table:table-cell office:value-type="float" office:value="10242" calcext:value-type="float">
            <text:p>10242</text:p>
          </table:table-cell>
          <table:table-cell table:formula="of:=([.H1263]-[.$L$3])^2" office:value-type="float" office:value="1075776.45679569" calcext:value-type="float">
            <text:p>1075776,45679569</text:p>
          </table:table-cell>
          <table:table-cell table:number-columns-repeated="55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formula="of:=([.A1264]-[.$E$3])^2" office:value-type="float" office:value="1960622.7893429" calcext:value-type="float">
            <text:p>1960622,7893429</text:p>
          </table:table-cell>
          <table:table-cell table:number-columns-repeated="5"/>
          <table:table-cell office:value-type="float" office:value="12225" calcext:value-type="float">
            <text:p>12225</text:p>
          </table:table-cell>
          <table:table-cell table:formula="of:=([.H1264]-[.$L$3])^2" office:value-type="float" office:value="894544.372606783" calcext:value-type="float">
            <text:p>894544,372606783</text:p>
          </table:table-cell>
          <table:table-cell table:number-columns-repeated="55"/>
        </table:table-row>
        <table:table-row table:style-name="ro1">
          <table:table-cell office:value-type="float" office:value="11869" calcext:value-type="float">
            <text:p>11869</text:p>
          </table:table-cell>
          <table:table-cell table:formula="of:=([.A1265]-[.$E$3])^2" office:value-type="float" office:value="1863832.22084595" calcext:value-type="float">
            <text:p>1863832,22084595</text:p>
          </table:table-cell>
          <table:table-cell table:number-columns-repeated="5"/>
          <table:table-cell office:value-type="float" office:value="12029" calcext:value-type="float">
            <text:p>12029</text:p>
          </table:table-cell>
          <table:table-cell table:formula="of:=([.H1265]-[.$L$3])^2" office:value-type="float" office:value="562205.377398022" calcext:value-type="float">
            <text:p>562205,377398022</text:p>
          </table:table-cell>
          <table:table-cell table:number-columns-repeated="55"/>
        </table:table-row>
        <table:table-row table:style-name="ro1">
          <table:table-cell office:value-type="float" office:value="11632" calcext:value-type="float">
            <text:p>11632</text:p>
          </table:table-cell>
          <table:table-cell table:formula="of:=([.A1266]-[.$E$3])^2" office:value-type="float" office:value="1272885.79988089" calcext:value-type="float">
            <text:p>1272885,79988089</text:p>
          </table:table-cell>
          <table:table-cell table:number-columns-repeated="5"/>
          <table:table-cell office:value-type="float" office:value="10035" calcext:value-type="float">
            <text:p>10035</text:p>
          </table:table-cell>
          <table:table-cell table:formula="of:=([.H1266]-[.$L$3])^2" office:value-type="float" office:value="1548024.7832844" calcext:value-type="float">
            <text:p>1548024,7832844</text:p>
          </table:table-cell>
          <table:table-cell table:number-columns-repeated="55"/>
        </table:table-row>
        <table:table-row table:style-name="ro1">
          <table:table-cell office:value-type="float" office:value="13560" calcext:value-type="float">
            <text:p>13560</text:p>
          </table:table-cell>
          <table:table-cell table:formula="of:=([.A1267]-[.$E$3])^2" office:value-type="float" office:value="9340495.40165572" calcext:value-type="float">
            <text:p>9340495,40165572</text:p>
          </table:table-cell>
          <table:table-cell table:number-columns-repeated="5"/>
          <table:table-cell office:value-type="float" office:value="14445" calcext:value-type="float">
            <text:p>14445</text:p>
          </table:table-cell>
          <table:table-cell table:formula="of:=([.H1267]-[.$L$3])^2" office:value-type="float" office:value="10022312.1754815" calcext:value-type="float">
            <text:p>10022312,1754815</text:p>
          </table:table-cell>
          <table:table-cell table:number-columns-repeated="55"/>
        </table:table-row>
        <table:table-row table:style-name="ro1">
          <table:table-cell office:value-type="float" office:value="13214" calcext:value-type="float">
            <text:p>13214</text:p>
          </table:table-cell>
          <table:table-cell table:formula="of:=([.A1268]-[.$E$3])^2" office:value-type="float" office:value="7345305.49594301" calcext:value-type="float">
            <text:p>7345305,49594301</text:p>
          </table:table-cell>
          <table:table-cell table:number-columns-repeated="5"/>
          <table:table-cell office:value-type="float" office:value="13583" calcext:value-type="float">
            <text:p>13583</text:p>
          </table:table-cell>
          <table:table-cell table:formula="of:=([.H1268]-[.$L$3])^2" office:value-type="float" office:value="5307510.83941035" calcext:value-type="float">
            <text:p>5307510,83941035</text:p>
          </table:table-cell>
          <table:table-cell table:number-columns-repeated="55"/>
        </table:table-row>
        <table:table-row table:style-name="ro1">
          <table:table-cell office:value-type="float" office:value="12048" calcext:value-type="float">
            <text:p>12048</text:p>
          </table:table-cell>
          <table:table-cell table:formula="of:=([.A1269]-[.$E$3])^2" office:value-type="float" office:value="2384622.84258749" calcext:value-type="float">
            <text:p>2384622,84258749</text:p>
          </table:table-cell>
          <table:table-cell table:number-columns-repeated="5"/>
          <table:table-cell office:value-type="float" office:value="9766" calcext:value-type="float">
            <text:p>9766</text:p>
          </table:table-cell>
          <table:table-cell table:formula="of:=([.H1269]-[.$L$3])^2" office:value-type="float" office:value="2289763.46843156" calcext:value-type="float">
            <text:p>2289763,46843156</text:p>
          </table:table-cell>
          <table:table-cell table:number-columns-repeated="55"/>
        </table:table-row>
        <table:table-row table:style-name="ro1">
          <table:table-cell office:value-type="float" office:value="12343" calcext:value-type="float">
            <text:p>12343</text:p>
          </table:table-cell>
          <table:table-cell table:formula="of:=([.A1270]-[.$E$3])^2" office:value-type="float" office:value="3382739.06277607" calcext:value-type="float">
            <text:p>3382739,06277607</text:p>
          </table:table-cell>
          <table:table-cell table:number-columns-repeated="5"/>
          <table:table-cell office:value-type="float" office:value="9755" calcext:value-type="float">
            <text:p>9755</text:p>
          </table:table-cell>
          <table:table-cell table:formula="of:=([.H1270]-[.$L$3])^2" office:value-type="float" office:value="2323174.79012902" calcext:value-type="float">
            <text:p>2323174,79012902</text:p>
          </table:table-cell>
          <table:table-cell table:number-columns-repeated="55"/>
        </table:table-row>
        <table:table-row table:style-name="ro1">
          <table:table-cell office:value-type="float" office:value="13856" calcext:value-type="float">
            <text:p>13856</text:p>
          </table:table-cell>
          <table:table-cell table:formula="of:=([.A1271]-[.$E$3])^2" office:value-type="float" office:value="11237395.0666585" calcext:value-type="float">
            <text:p>11237395,0666585</text:p>
          </table:table-cell>
          <table:table-cell table:number-columns-repeated="5"/>
          <table:table-cell office:value-type="float" office:value="12709" calcext:value-type="float">
            <text:p>12709</text:p>
          </table:table-cell>
          <table:table-cell table:formula="of:=([.H1271]-[.$L$3])^2" office:value-type="float" office:value="2044338.21791821" calcext:value-type="float">
            <text:p>2044338,21791821</text:p>
          </table:table-cell>
          <table:table-cell table:number-columns-repeated="55"/>
        </table:table-row>
        <table:table-row table:style-name="ro1">
          <table:table-cell office:value-type="float" office:value="12401" calcext:value-type="float">
            <text:p>12401</text:p>
          </table:table-cell>
          <table:table-cell table:formula="of:=([.A1272]-[.$E$3])^2" office:value-type="float" office:value="3599452.86199959" calcext:value-type="float">
            <text:p>3599452,86199959</text:p>
          </table:table-cell>
          <table:table-cell table:number-columns-repeated="5"/>
          <table:table-cell office:value-type="float" office:value="10774" calcext:value-type="float">
            <text:p>10774</text:p>
          </table:table-cell>
          <table:table-cell table:formula="of:=([.H1272]-[.$L$3])^2" office:value-type="float" office:value="255223.443790901" calcext:value-type="float">
            <text:p>255223,443790901</text:p>
          </table:table-cell>
          <table:table-cell table:number-columns-repeated="55"/>
        </table:table-row>
        <table:table-row table:style-name="ro1">
          <table:table-cell office:value-type="float" office:value="12290" calcext:value-type="float">
            <text:p>12290</text:p>
          </table:table-cell>
          <table:table-cell table:formula="of:=([.A1273]-[.$E$3])^2" office:value-type="float" office:value="3190590.48762354" calcext:value-type="float">
            <text:p>3190590,48762354</text:p>
          </table:table-cell>
          <table:table-cell table:number-columns-repeated="5"/>
          <table:table-cell office:value-type="float" office:value="9960" calcext:value-type="float">
            <text:p>9960</text:p>
          </table:table-cell>
          <table:table-cell table:formula="of:=([.H1273]-[.$L$3])^2" office:value-type="float" office:value="1740279.24940349" calcext:value-type="float">
            <text:p>1740279,24940349</text:p>
          </table:table-cell>
          <table:table-cell table:number-columns-repeated="55"/>
        </table:table-row>
        <table:table-row table:style-name="ro1">
          <table:table-cell office:value-type="float" office:value="12030" calcext:value-type="float">
            <text:p>12030</text:p>
          </table:table-cell>
          <table:table-cell table:formula="of:=([.A1274]-[.$E$3])^2" office:value-type="float" office:value="2329354.83593192" calcext:value-type="float">
            <text:p>2329354,83593192</text:p>
          </table:table-cell>
          <table:table-cell table:number-columns-repeated="5"/>
          <table:table-cell office:value-type="float" office:value="12501" calcext:value-type="float">
            <text:p>12501</text:p>
          </table:table-cell>
          <table:table-cell table:formula="of:=([.H1274]-[.$L$3])^2" office:value-type="float" office:value="1492803.93728851" calcext:value-type="float">
            <text:p>1492803,93728851</text:p>
          </table:table-cell>
          <table:table-cell table:number-columns-repeated="55"/>
        </table:table-row>
        <table:table-row table:style-name="ro1">
          <table:table-cell office:value-type="float" office:value="12055" calcext:value-type="float">
            <text:p>12055</text:p>
          </table:table-cell>
          <table:table-cell table:formula="of:=([.A1275]-[.$E$3])^2" office:value-type="float" office:value="2406290.95628688" calcext:value-type="float">
            <text:p>2406290,95628688</text:p>
          </table:table-cell>
          <table:table-cell table:number-columns-repeated="5"/>
          <table:table-cell office:value-type="float" office:value="14246" calcext:value-type="float">
            <text:p>14246</text:p>
          </table:table-cell>
          <table:table-cell table:formula="of:=([.H1275]-[.$L$3])^2" office:value-type="float" office:value="8801923.35891753" calcext:value-type="float">
            <text:p>8801923,35891753</text:p>
          </table:table-cell>
          <table:table-cell table:number-columns-repeated="55"/>
        </table:table-row>
        <table:table-row table:style-name="ro1">
          <table:table-cell office:value-type="float" office:value="12514" calcext:value-type="float">
            <text:p>12514</text:p>
          </table:table-cell>
          <table:table-cell table:formula="of:=([.A1276]-[.$E$3])^2" office:value-type="float" office:value="4040994.12600402" calcext:value-type="float">
            <text:p>4040994,12600402</text:p>
          </table:table-cell>
          <table:table-cell table:number-columns-repeated="5"/>
          <table:table-cell office:value-type="float" office:value="10708" calcext:value-type="float">
            <text:p>10708</text:p>
          </table:table-cell>
          <table:table-cell table:formula="of:=([.H1276]-[.$L$3])^2" office:value-type="float" office:value="326265.373975706" calcext:value-type="float">
            <text:p>326265,373975706</text:p>
          </table:table-cell>
          <table:table-cell table:number-columns-repeated="55"/>
        </table:table-row>
        <table:table-row table:style-name="ro1">
          <table:table-cell office:value-type="float" office:value="12303" calcext:value-type="float">
            <text:p>12303</text:p>
          </table:table-cell>
          <table:table-cell table:formula="of:=([.A1277]-[.$E$3])^2" office:value-type="float" office:value="3237201.27020813" calcext:value-type="float">
            <text:p>3237201,27020813</text:p>
          </table:table-cell>
          <table:table-cell table:number-columns-repeated="5"/>
          <table:table-cell office:value-type="float" office:value="9949" calcext:value-type="float">
            <text:p>9949</text:p>
          </table:table-cell>
          <table:table-cell table:formula="of:=([.H1277]-[.$L$3])^2" office:value-type="float" office:value="1769422.57110096" calcext:value-type="float">
            <text:p>1769422,57110096</text:p>
          </table:table-cell>
          <table:table-cell table:number-columns-repeated="55"/>
        </table:table-row>
        <table:table-row table:style-name="ro1">
          <table:table-cell office:value-type="float" office:value="11492" calcext:value-type="float">
            <text:p>11492</text:p>
          </table:table-cell>
          <table:table-cell table:formula="of:=([.A1278]-[.$E$3])^2" office:value-type="float" office:value="976583.525893095" calcext:value-type="float">
            <text:p>976583,525893095</text:p>
          </table:table-cell>
          <table:table-cell table:number-columns-repeated="5"/>
          <table:table-cell office:value-type="float" office:value="13722" calcext:value-type="float">
            <text:p>13722</text:p>
          </table:table-cell>
          <table:table-cell table:formula="of:=([.H1278]-[.$L$3])^2" office:value-type="float" office:value="5967289.22886962" calcext:value-type="float">
            <text:p>5967289,22886962</text:p>
          </table:table-cell>
          <table:table-cell table:number-columns-repeated="55"/>
        </table:table-row>
        <table:table-row table:style-name="ro1">
          <table:table-cell office:value-type="float" office:value="12669" calcext:value-type="float">
            <text:p>12669</text:p>
          </table:table-cell>
          <table:table-cell table:formula="of:=([.A1279]-[.$E$3])^2" office:value-type="float" office:value="4688188.0722048" calcext:value-type="float">
            <text:p>4688188,0722048</text:p>
          </table:table-cell>
          <table:table-cell table:number-columns-repeated="5"/>
          <table:table-cell office:value-type="float" office:value="13860" calcext:value-type="float">
            <text:p>13860</text:p>
          </table:table-cell>
          <table:table-cell table:formula="of:=([.H1279]-[.$L$3])^2" office:value-type="float" office:value="6660547.01121048" calcext:value-type="float">
            <text:p>6660547,01121048</text:p>
          </table:table-cell>
          <table:table-cell table:number-columns-repeated="55"/>
        </table:table-row>
        <table:table-row table:style-name="ro1">
          <table:table-cell office:value-type="float" office:value="13071" calcext:value-type="float">
            <text:p>13071</text:p>
          </table:table-cell>
          <table:table-cell table:formula="of:=([.A1280]-[.$E$3])^2" office:value-type="float" office:value="6590630.88751262" calcext:value-type="float">
            <text:p>6590630,88751262</text:p>
          </table:table-cell>
          <table:table-cell table:number-columns-repeated="5"/>
          <table:table-cell office:value-type="float" office:value="9655" calcext:value-type="float">
            <text:p>9655</text:p>
          </table:table-cell>
          <table:table-cell table:formula="of:=([.H1280]-[.$L$3])^2" office:value-type="float" office:value="2638014.07828782" calcext:value-type="float">
            <text:p>2638014,07828782</text:p>
          </table:table-cell>
          <table:table-cell table:number-columns-repeated="55"/>
        </table:table-row>
        <table:table-row table:style-name="ro1">
          <table:table-cell office:value-type="float" office:value="12164" calcext:value-type="float">
            <text:p>12164</text:p>
          </table:table-cell>
          <table:table-cell table:formula="of:=([.A1281]-[.$E$3])^2" office:value-type="float" office:value="2756338.44103453" calcext:value-type="float">
            <text:p>2756338,44103453</text:p>
          </table:table-cell>
          <table:table-cell table:number-columns-repeated="5"/>
          <table:table-cell office:value-type="float" office:value="12785" calcext:value-type="float">
            <text:p>12785</text:p>
          </table:table-cell>
          <table:table-cell table:formula="of:=([.H1281]-[.$L$3])^2" office:value-type="float" office:value="2267444.35891753" calcext:value-type="float">
            <text:p>2267444,35891753</text:p>
          </table:table-cell>
          <table:table-cell table:number-columns-repeated="55"/>
        </table:table-row>
        <table:table-row table:style-name="ro1">
          <table:table-cell office:value-type="float" office:value="12488" calcext:value-type="float">
            <text:p>12488</text:p>
          </table:table-cell>
          <table:table-cell table:formula="of:=([.A1282]-[.$E$3])^2" office:value-type="float" office:value="3937138.56083486" calcext:value-type="float">
            <text:p>3937138,56083486</text:p>
          </table:table-cell>
          <table:table-cell table:number-columns-repeated="5"/>
          <table:table-cell office:value-type="float" office:value="11190" calcext:value-type="float">
            <text:p>11190</text:p>
          </table:table-cell>
          <table:table-cell table:formula="of:=([.H1282]-[.$L$3])^2" office:value-type="float" office:value="7956.00505031324" calcext:value-type="float">
            <text:p>7956,00505031324</text:p>
          </table:table-cell>
          <table:table-cell table:number-columns-repeated="55"/>
        </table:table-row>
        <table:table-row table:style-name="ro1">
          <table:table-cell office:value-type="float" office:value="14062" calcext:value-type="float">
            <text:p>14062</text:p>
          </table:table-cell>
          <table:table-cell table:formula="of:=([.A1283]-[.$E$3])^2" office:value-type="float" office:value="12660946.6983834" calcext:value-type="float">
            <text:p>12660946,6983834</text:p>
          </table:table-cell>
          <table:table-cell table:number-columns-repeated="5"/>
          <table:table-cell office:value-type="float" office:value="12432" calcext:value-type="float">
            <text:p>12432</text:p>
          </table:table-cell>
          <table:table-cell table:formula="of:=([.H1283]-[.$L$3])^2" office:value-type="float" office:value="1328956.04611808" calcext:value-type="float">
            <text:p>1328956,04611808</text:p>
          </table:table-cell>
          <table:table-cell table:number-columns-repeated="55"/>
        </table:table-row>
        <table:table-row table:style-name="ro1">
          <table:table-cell office:value-type="float" office:value="12472" calcext:value-type="float">
            <text:p>12472</text:p>
          </table:table-cell>
          <table:table-cell table:formula="of:=([.A1284]-[.$E$3])^2" office:value-type="float" office:value="3873899.44380768" calcext:value-type="float">
            <text:p>3873899,44380768</text:p>
          </table:table-cell>
          <table:table-cell table:number-columns-repeated="5"/>
          <table:table-cell office:value-type="float" office:value="13405" calcext:value-type="float">
            <text:p>13405</text:p>
          </table:table-cell>
          <table:table-cell table:formula="of:=([.H1284]-[.$L$3])^2" office:value-type="float" office:value="4519040.772333" calcext:value-type="float">
            <text:p>4519040,772333</text:p>
          </table:table-cell>
          <table:table-cell table:number-columns-repeated="55"/>
        </table:table-row>
        <table:table-row table:style-name="ro1">
          <table:table-cell office:value-type="float" office:value="11861" calcext:value-type="float">
            <text:p>11861</text:p>
          </table:table-cell>
          <table:table-cell table:formula="of:=([.A1285]-[.$E$3])^2" office:value-type="float" office:value="1842052.66233236" calcext:value-type="float">
            <text:p>1842052,66233236</text:p>
          </table:table-cell>
          <table:table-cell table:number-columns-repeated="5"/>
          <table:table-cell office:value-type="float" office:value="15819" calcext:value-type="float">
            <text:p>15819</text:p>
          </table:table-cell>
          <table:table-cell table:formula="of:=([.H1285]-[.$L$3])^2" office:value-type="float" office:value="20609816.3561797" calcext:value-type="float">
            <text:p>20609816,3561797</text:p>
          </table:table-cell>
          <table:table-cell table:number-columns-repeated="55"/>
        </table:table-row>
        <table:table-row table:style-name="ro1">
          <table:table-cell office:value-type="float" office:value="12080" calcext:value-type="float">
            <text:p>12080</text:p>
          </table:table-cell>
          <table:table-cell table:formula="of:=([.A1286]-[.$E$3])^2" office:value-type="float" office:value="2484477.07664185" calcext:value-type="float">
            <text:p>2484477,07664185</text:p>
          </table:table-cell>
          <table:table-cell table:number-columns-repeated="5"/>
          <table:table-cell office:value-type="float" office:value="10747" calcext:value-type="float">
            <text:p>10747</text:p>
          </table:table-cell>
          <table:table-cell table:formula="of:=([.H1286]-[.$L$3])^2" office:value-type="float" office:value="283233.051593776" calcext:value-type="float">
            <text:p>283233,051593776</text:p>
          </table:table-cell>
          <table:table-cell table:number-columns-repeated="55"/>
        </table:table-row>
        <table:table-row table:style-name="ro1">
          <table:table-cell office:value-type="float" office:value="11514" calcext:value-type="float">
            <text:p>11514</text:p>
          </table:table-cell>
          <table:table-cell table:formula="of:=([.A1287]-[.$E$3])^2" office:value-type="float" office:value="1020549.31180546" calcext:value-type="float">
            <text:p>1020549,31180546</text:p>
          </table:table-cell>
          <table:table-cell table:number-columns-repeated="5"/>
          <table:table-cell office:value-type="float" office:value="14163" calcext:value-type="float">
            <text:p>14163</text:p>
          </table:table-cell>
          <table:table-cell table:formula="of:=([.H1287]-[.$L$3])^2" office:value-type="float" office:value="8316322.96808933" calcext:value-type="float">
            <text:p>8316322,96808933</text:p>
          </table:table-cell>
          <table:table-cell table:number-columns-repeated="55"/>
        </table:table-row>
        <table:table-row table:style-name="ro1">
          <table:table-cell office:value-type="float" office:value="12943" calcext:value-type="float">
            <text:p>12943</text:p>
          </table:table-cell>
          <table:table-cell table:formula="of:=([.A1288]-[.$E$3])^2" office:value-type="float" office:value="5949805.95129521" calcext:value-type="float">
            <text:p>5949805,95129521</text:p>
          </table:table-cell>
          <table:table-cell table:number-columns-repeated="5"/>
          <table:table-cell office:value-type="float" office:value="13243" calcext:value-type="float">
            <text:p>13243</text:p>
          </table:table-cell>
          <table:table-cell table:formula="of:=([.H1288]-[.$L$3])^2" office:value-type="float" office:value="3856524.41915025" calcext:value-type="float">
            <text:p>3856524,41915025</text:p>
          </table:table-cell>
          <table:table-cell table:number-columns-repeated="55"/>
        </table:table-row>
        <table:table-row table:style-name="ro1">
          <table:table-cell office:value-type="float" office:value="13038" calcext:value-type="float">
            <text:p>13038</text:p>
          </table:table-cell>
          <table:table-cell table:formula="of:=([.A1289]-[.$E$3])^2" office:value-type="float" office:value="6422283.20864407" calcext:value-type="float">
            <text:p>6422283,20864407</text:p>
          </table:table-cell>
          <table:table-cell table:number-columns-repeated="5"/>
          <table:table-cell office:value-type="float" office:value="9492" calcext:value-type="float">
            <text:p>9492</text:p>
          </table:table-cell>
          <table:table-cell table:formula="of:=([.H1289]-[.$L$3])^2" office:value-type="float" office:value="3194071.11798666" calcext:value-type="float">
            <text:p>3194071,11798666</text:p>
          </table:table-cell>
          <table:table-cell table:number-columns-repeated="55"/>
        </table:table-row>
        <table:table-row table:style-name="ro1">
          <table:table-cell office:value-type="float" office:value="12983" calcext:value-type="float">
            <text:p>12983</text:p>
          </table:table-cell>
          <table:table-cell table:formula="of:=([.A1290]-[.$E$3])^2" office:value-type="float" office:value="6146543.74386315" calcext:value-type="float">
            <text:p>6146543,74386315</text:p>
          </table:table-cell>
          <table:table-cell table:number-columns-repeated="5"/>
          <table:table-cell office:value-type="float" office:value="12501" calcext:value-type="float">
            <text:p>12501</text:p>
          </table:table-cell>
          <table:table-cell table:formula="of:=([.H1290]-[.$L$3])^2" office:value-type="float" office:value="1492803.93728851" calcext:value-type="float">
            <text:p>1492803,93728851</text:p>
          </table:table-cell>
          <table:table-cell table:number-columns-repeated="55"/>
        </table:table-row>
        <table:table-row table:style-name="ro1">
          <table:table-cell office:value-type="float" office:value="12264" calcext:value-type="float">
            <text:p>12264</text:p>
          </table:table-cell>
          <table:table-cell table:formula="of:=([.A1291]-[.$E$3])^2" office:value-type="float" office:value="3098382.92245438" calcext:value-type="float">
            <text:p>3098382,92245438</text:p>
          </table:table-cell>
          <table:table-cell table:number-columns-repeated="5"/>
          <table:table-cell office:value-type="float" office:value="13580" calcext:value-type="float">
            <text:p>13580</text:p>
          </table:table-cell>
          <table:table-cell table:formula="of:=([.H1291]-[.$L$3])^2" office:value-type="float" office:value="5293697.01805511" calcext:value-type="float">
            <text:p>5293697,01805511</text:p>
          </table:table-cell>
          <table:table-cell table:number-columns-repeated="55"/>
        </table:table-row>
        <table:table-row table:style-name="ro1">
          <table:table-cell office:value-type="float" office:value="11371" calcext:value-type="float">
            <text:p>11371</text:p>
          </table:table-cell>
          <table:table-cell table:formula="of:=([.A1292]-[.$E$3])^2" office:value-type="float" office:value="752074.703375069" calcext:value-type="float">
            <text:p>752074,703375069</text:p>
          </table:table-cell>
          <table:table-cell table:number-columns-repeated="5"/>
          <table:table-cell office:value-type="float" office:value="13196" calcext:value-type="float">
            <text:p>13196</text:p>
          </table:table-cell>
          <table:table-cell table:formula="of:=([.H1292]-[.$L$3])^2" office:value-type="float" office:value="3674135.88458488" calcext:value-type="float">
            <text:p>3674135,88458488</text:p>
          </table:table-cell>
          <table:table-cell table:number-columns-repeated="55"/>
        </table:table-row>
        <table:table-row table:style-name="ro1">
          <table:table-cell office:value-type="float" office:value="13234" calcext:value-type="float">
            <text:p>13234</text:p>
          </table:table-cell>
          <table:table-cell table:formula="of:=([.A1293]-[.$E$3])^2" office:value-type="float" office:value="7454114.39222699" calcext:value-type="float">
            <text:p>7454114,39222699</text:p>
          </table:table-cell>
          <table:table-cell table:number-columns-repeated="5"/>
          <table:table-cell office:value-type="float" office:value="10795" calcext:value-type="float">
            <text:p>10795</text:p>
          </table:table-cell>
          <table:table-cell table:formula="of:=([.H1293]-[.$L$3])^2" office:value-type="float" office:value="234446.193277554" calcext:value-type="float">
            <text:p>234446,193277554</text:p>
          </table:table-cell>
          <table:table-cell table:number-columns-repeated="55"/>
        </table:table-row>
        <table:table-row table:style-name="ro1">
          <table:table-cell office:value-type="float" office:value="13776" calcext:value-type="float">
            <text:p>13776</text:p>
          </table:table-cell>
          <table:table-cell table:formula="of:=([.A1294]-[.$E$3])^2" office:value-type="float" office:value="10707439.4815226" calcext:value-type="float">
            <text:p>10707439,4815226</text:p>
          </table:table-cell>
          <table:table-cell table:number-columns-repeated="5"/>
          <table:table-cell office:value-type="float" office:value="15605" calcext:value-type="float">
            <text:p>15605</text:p>
          </table:table-cell>
          <table:table-cell table:formula="of:=([.H1294]-[.$L$3])^2" office:value-type="float" office:value="18712576.4328395" calcext:value-type="float">
            <text:p>18712576,4328395</text:p>
          </table:table-cell>
          <table:table-cell table:number-columns-repeated="55"/>
        </table:table-row>
        <table:table-row table:style-name="ro1">
          <table:table-cell office:value-type="float" office:value="12489" calcext:value-type="float">
            <text:p>12489</text:p>
          </table:table-cell>
          <table:table-cell table:formula="of:=([.A1295]-[.$E$3])^2" office:value-type="float" office:value="3941108.00564906" calcext:value-type="float">
            <text:p>3941108,00564906</text:p>
          </table:table-cell>
          <table:table-cell table:number-columns-repeated="5"/>
          <table:table-cell office:value-type="float" office:value="11898" calcext:value-type="float">
            <text:p>11898</text:p>
          </table:table-cell>
          <table:table-cell table:formula="of:=([.H1295]-[.$L$3])^2" office:value-type="float" office:value="382917.844886043" calcext:value-type="float">
            <text:p>382917,844886043</text:p>
          </table:table-cell>
          <table:table-cell table:number-columns-repeated="55"/>
        </table:table-row>
        <table:table-row table:style-name="ro1">
          <table:table-cell office:value-type="float" office:value="11159" calcext:value-type="float">
            <text:p>11159</text:p>
          </table:table-cell>
          <table:table-cell table:formula="of:=([.A1296]-[.$E$3])^2" office:value-type="float" office:value="429316.402764974" calcext:value-type="float">
            <text:p>429316,402764974</text:p>
          </table:table-cell>
          <table:table-cell table:number-columns-repeated="5"/>
          <table:table-cell office:value-type="float" office:value="11128" calcext:value-type="float">
            <text:p>11128</text:p>
          </table:table-cell>
          <table:table-cell table:formula="of:=([.H1296]-[.$L$3])^2" office:value-type="float" office:value="22860.3637087662" calcext:value-type="float">
            <text:p>22860,3637087662</text:p>
          </table:table-cell>
          <table:table-cell table:number-columns-repeated="55"/>
        </table:table-row>
        <table:table-row table:style-name="ro1">
          <table:table-cell office:value-type="float" office:value="11919" calcext:value-type="float">
            <text:p>11919</text:p>
          </table:table-cell>
          <table:table-cell table:formula="of:=([.A1297]-[.$E$3])^2" office:value-type="float" office:value="2002854.46155588" calcext:value-type="float">
            <text:p>2002854,46155588</text:p>
          </table:table-cell>
          <table:table-cell table:number-columns-repeated="5"/>
          <table:table-cell office:value-type="float" office:value="9740" calcext:value-type="float">
            <text:p>9740</text:p>
          </table:table-cell>
          <table:table-cell table:formula="of:=([.H1297]-[.$L$3])^2" office:value-type="float" office:value="2369125.68335284" calcext:value-type="float">
            <text:p>2369125,68335284</text:p>
          </table:table-cell>
          <table:table-cell table:number-columns-repeated="55"/>
        </table:table-row>
        <table:table-row table:style-name="ro1">
          <table:table-cell office:value-type="float" office:value="13979" calcext:value-type="float">
            <text:p>13979</text:p>
          </table:table-cell>
          <table:table-cell table:formula="of:=([.A1298]-[.$E$3])^2" office:value-type="float" office:value="12077170.7788049" calcext:value-type="float">
            <text:p>12077170,7788049</text:p>
          </table:table-cell>
          <table:table-cell table:number-columns-repeated="5"/>
          <table:table-cell office:value-type="float" office:value="11789" calcext:value-type="float">
            <text:p>11789</text:p>
          </table:table-cell>
          <table:table-cell table:formula="of:=([.H1298]-[.$L$3])^2" office:value-type="float" office:value="259899.66897913" calcext:value-type="float">
            <text:p>259899,66897913</text:p>
          </table:table-cell>
          <table:table-cell table:number-columns-repeated="55"/>
        </table:table-row>
        <table:table-row table:style-name="ro1">
          <table:table-cell office:value-type="float" office:value="11857" calcext:value-type="float">
            <text:p>11857</text:p>
          </table:table-cell>
          <table:table-cell table:formula="of:=([.A1299]-[.$E$3])^2" office:value-type="float" office:value="1831210.88307557" calcext:value-type="float">
            <text:p>1831210,88307557</text:p>
          </table:table-cell>
          <table:table-cell table:number-columns-repeated="5"/>
          <table:table-cell office:value-type="float" office:value="10780" calcext:value-type="float">
            <text:p>10780</text:p>
          </table:table-cell>
          <table:table-cell table:formula="of:=([.H1299]-[.$L$3])^2" office:value-type="float" office:value="249197.086501373" calcext:value-type="float">
            <text:p>249197,086501373</text:p>
          </table:table-cell>
          <table:table-cell table:number-columns-repeated="55"/>
        </table:table-row>
        <table:table-row table:style-name="ro1">
          <table:table-cell office:value-type="float" office:value="12037" calcext:value-type="float">
            <text:p>12037</text:p>
          </table:table-cell>
          <table:table-cell table:formula="of:=([.A1300]-[.$E$3])^2" office:value-type="float" office:value="2350770.94963131" calcext:value-type="float">
            <text:p>2350770,94963131</text:p>
          </table:table-cell>
          <table:table-cell table:number-columns-repeated="5"/>
          <table:table-cell office:value-type="float" office:value="15103" calcext:value-type="float">
            <text:p>15103</text:p>
          </table:table-cell>
          <table:table-cell table:formula="of:=([.H1300]-[.$L$3])^2" office:value-type="float" office:value="14621473.6593967" calcext:value-type="float">
            <text:p>14621473,6593967</text:p>
          </table:table-cell>
          <table:table-cell table:number-columns-repeated="55"/>
        </table:table-row>
        <table:table-row table:style-name="ro1">
          <table:table-cell office:value-type="float" office:value="11819" calcext:value-type="float">
            <text:p>11819</text:p>
          </table:table-cell>
          <table:table-cell table:formula="of:=([.A1301]-[.$E$3])^2" office:value-type="float" office:value="1729809.98013602" calcext:value-type="float">
            <text:p>1729809,98013602</text:p>
          </table:table-cell>
          <table:table-cell table:number-columns-repeated="5"/>
          <table:table-cell office:value-type="float" office:value="11279" calcext:value-type="float">
            <text:p>11279</text:p>
          </table:table-cell>
          <table:table-cell table:formula="of:=([.H1301]-[.$L$3])^2" office:value-type="float" office:value="0.0385889855378635" calcext:value-type="float">
            <text:p>0,038588985537864</text:p>
          </table:table-cell>
          <table:table-cell table:number-columns-repeated="55"/>
        </table:table-row>
        <table:table-row table:style-name="ro1">
          <table:table-cell office:value-type="float" office:value="12627" calcext:value-type="float">
            <text:p>12627</text:p>
          </table:table-cell>
          <table:table-cell table:formula="of:=([.A1302]-[.$E$3])^2" office:value-type="float" office:value="4508073.39000846" calcext:value-type="float">
            <text:p>4508073,39000846</text:p>
          </table:table-cell>
          <table:table-cell table:number-columns-repeated="5"/>
          <table:table-cell office:value-type="float" office:value="13566" calcext:value-type="float">
            <text:p>13566</text:p>
          </table:table-cell>
          <table:table-cell table:formula="of:=([.H1302]-[.$L$3])^2" office:value-type="float" office:value="5229470.51839734" calcext:value-type="float">
            <text:p>5229470,51839734</text:p>
          </table:table-cell>
          <table:table-cell table:number-columns-repeated="55"/>
        </table:table-row>
        <table:table-row table:style-name="ro1">
          <table:table-cell office:value-type="float" office:value="12548" calcext:value-type="float">
            <text:p>12548</text:p>
          </table:table-cell>
          <table:table-cell table:formula="of:=([.A1303]-[.$E$3])^2" office:value-type="float" office:value="4178845.24968677" calcext:value-type="float">
            <text:p>4178845,24968677</text:p>
          </table:table-cell>
          <table:table-cell table:number-columns-repeated="5"/>
          <table:table-cell office:value-type="float" office:value="10042" calcext:value-type="float">
            <text:p>10042</text:p>
          </table:table-cell>
          <table:table-cell table:formula="of:=([.H1303]-[.$L$3])^2" office:value-type="float" office:value="1530655.03311328" calcext:value-type="float">
            <text:p>1530655,03311328</text:p>
          </table:table-cell>
          <table:table-cell table:number-columns-repeated="55"/>
        </table:table-row>
        <table:table-row table:style-name="ro1">
          <table:table-cell office:value-type="float" office:value="12218" calcext:value-type="float">
            <text:p>12218</text:p>
          </table:table-cell>
          <table:table-cell table:formula="of:=([.A1304]-[.$E$3])^2" office:value-type="float" office:value="2938558.46100125" calcext:value-type="float">
            <text:p>2938558,46100125</text:p>
          </table:table-cell>
          <table:table-cell table:number-columns-repeated="5"/>
          <table:table-cell office:value-type="float" office:value="12277" calcext:value-type="float">
            <text:p>12277</text:p>
          </table:table-cell>
          <table:table-cell table:formula="of:=([.H1304]-[.$L$3])^2" office:value-type="float" office:value="995611.94276421" calcext:value-type="float">
            <text:p>995611,94276421</text:p>
          </table:table-cell>
          <table:table-cell table:number-columns-repeated="55"/>
        </table:table-row>
        <table:table-row table:style-name="ro1">
          <table:table-cell office:value-type="float" office:value="13455" calcext:value-type="float">
            <text:p>13455</text:p>
          </table:table-cell>
          <table:table-cell table:formula="of:=([.A1305]-[.$E$3])^2" office:value-type="float" office:value="8709713.69616487" calcext:value-type="float">
            <text:p>8709713,69616487</text:p>
          </table:table-cell>
          <table:table-cell table:number-columns-repeated="5"/>
          <table:table-cell office:value-type="float" office:value="10008" calcext:value-type="float">
            <text:p>10008</text:p>
          </table:table-cell>
          <table:table-cell table:formula="of:=([.H1305]-[.$L$3])^2" office:value-type="float" office:value="1615940.39108727" calcext:value-type="float">
            <text:p>1615940,39108727</text:p>
          </table:table-cell>
          <table:table-cell table:number-columns-repeated="55"/>
        </table:table-row>
        <table:table-row table:style-name="ro1">
          <table:table-cell office:value-type="float" office:value="12045" calcext:value-type="float">
            <text:p>12045</text:p>
          </table:table-cell>
          <table:table-cell table:formula="of:=([.A1306]-[.$E$3])^2" office:value-type="float" office:value="2375366.5081449" calcext:value-type="float">
            <text:p>2375366,5081449</text:p>
          </table:table-cell>
          <table:table-cell table:number-columns-repeated="5"/>
          <table:table-cell office:value-type="float" office:value="12551" calcext:value-type="float">
            <text:p>12551</text:p>
          </table:table-cell>
          <table:table-cell table:formula="of:=([.H1306]-[.$L$3])^2" office:value-type="float" office:value="1617484.29320911" calcext:value-type="float">
            <text:p>1617484,29320911</text:p>
          </table:table-cell>
          <table:table-cell table:number-columns-repeated="55"/>
        </table:table-row>
        <table:table-row table:style-name="ro1">
          <table:table-cell office:value-type="float" office:value="13203" calcext:value-type="float">
            <text:p>13203</text:p>
          </table:table-cell>
          <table:table-cell table:formula="of:=([.A1307]-[.$E$3])^2" office:value-type="float" office:value="7285801.60298683" calcext:value-type="float">
            <text:p>7285801,60298683</text:p>
          </table:table-cell>
          <table:table-cell table:number-columns-repeated="5"/>
          <table:table-cell office:value-type="float" office:value="11346" calcext:value-type="float">
            <text:p>11346</text:p>
          </table:table-cell>
          <table:table-cell table:formula="of:=([.H1307]-[.$L$3])^2" office:value-type="float" office:value="4462.71552259277" calcext:value-type="float">
            <text:p>4462,71552259277</text:p>
          </table:table-cell>
          <table:table-cell table:number-columns-repeated="55"/>
        </table:table-row>
        <table:table-row table:style-name="ro1">
          <table:table-cell office:value-type="float" office:value="13229" calcext:value-type="float">
            <text:p>13229</text:p>
          </table:table-cell>
          <table:table-cell table:formula="of:=([.A1308]-[.$E$3])^2" office:value-type="float" office:value="7426837.16815599" calcext:value-type="float">
            <text:p>7426837,16815599</text:p>
          </table:table-cell>
          <table:table-cell table:number-columns-repeated="5"/>
          <table:table-cell office:value-type="float" office:value="12265" calcext:value-type="float">
            <text:p>12265</text:p>
          </table:table-cell>
          <table:table-cell table:formula="of:=([.H1308]-[.$L$3])^2" office:value-type="float" office:value="971808.657343265" calcext:value-type="float">
            <text:p>971808,657343265</text:p>
          </table:table-cell>
          <table:table-cell table:number-columns-repeated="55"/>
        </table:table-row>
        <table:table-row table:style-name="ro1">
          <table:table-cell office:value-type="float" office:value="13603" calcext:value-type="float">
            <text:p>13603</text:p>
          </table:table-cell>
          <table:table-cell table:formula="of:=([.A1309]-[.$E$3])^2" office:value-type="float" office:value="9605179.52866625" calcext:value-type="float">
            <text:p>9605179,52866625</text:p>
          </table:table-cell>
          <table:table-cell table:number-columns-repeated="5"/>
          <table:table-cell office:value-type="float" office:value="13011" calcext:value-type="float">
            <text:p>13011</text:p>
          </table:table-cell>
          <table:table-cell table:formula="of:=([.H1309]-[.$L$3])^2" office:value-type="float" office:value="2999143.56767865" calcext:value-type="float">
            <text:p>2999143,56767865</text:p>
          </table:table-cell>
          <table:table-cell table:number-columns-repeated="55"/>
        </table:table-row>
        <table:table-row table:style-name="ro1">
          <table:table-cell office:value-type="float" office:value="12608" calcext:value-type="float">
            <text:p>12608</text:p>
          </table:table-cell>
          <table:table-cell table:formula="of:=([.A1310]-[.$E$3])^2" office:value-type="float" office:value="4427751.93853869" calcext:value-type="float">
            <text:p>4427751,93853869</text:p>
          </table:table-cell>
          <table:table-cell table:number-columns-repeated="5"/>
          <table:table-cell office:value-type="float" office:value="11967" calcext:value-type="float">
            <text:p>11967</text:p>
          </table:table-cell>
          <table:table-cell table:formula="of:=([.H1310]-[.$L$3])^2" office:value-type="float" office:value="473073.736056475" calcext:value-type="float">
            <text:p>473073,736056475</text:p>
          </table:table-cell>
          <table:table-cell table:number-columns-repeated="55"/>
        </table:table-row>
        <table:table-row table:style-name="ro1">
          <table:table-cell office:value-type="float" office:value="13282" calcext:value-type="float">
            <text:p>13282</text:p>
          </table:table-cell>
          <table:table-cell table:formula="of:=([.A1311]-[.$E$3])^2" office:value-type="float" office:value="7718519.74330852" calcext:value-type="float">
            <text:p>7718519,74330852</text:p>
          </table:table-cell>
          <table:table-cell table:number-columns-repeated="5"/>
          <table:table-cell office:value-type="float" office:value="12268" calcext:value-type="float">
            <text:p>12268</text:p>
          </table:table-cell>
          <table:table-cell table:formula="of:=([.H1311]-[.$L$3])^2" office:value-type="float" office:value="977732.478698501" calcext:value-type="float">
            <text:p>977732,478698501</text:p>
          </table:table-cell>
          <table:table-cell table:number-columns-repeated="55"/>
        </table:table-row>
        <table:table-row table:style-name="ro1">
          <table:table-cell office:value-type="float" office:value="12035" calcext:value-type="float">
            <text:p>12035</text:p>
          </table:table-cell>
          <table:table-cell table:formula="of:=([.A1312]-[.$E$3])^2" office:value-type="float" office:value="2344642.06000291" calcext:value-type="float">
            <text:p>2344642,06000291</text:p>
          </table:table-cell>
          <table:table-cell table:number-columns-repeated="5"/>
          <table:table-cell office:value-type="float" office:value="10359" calcext:value-type="float">
            <text:p>10359</text:p>
          </table:table-cell>
          <table:table-cell table:formula="of:=([.H1312]-[.$L$3])^2" office:value-type="float" office:value="846761.489649901" calcext:value-type="float">
            <text:p>846761,489649901</text:p>
          </table:table-cell>
          <table:table-cell table:number-columns-repeated="55"/>
        </table:table-row>
        <table:table-row table:style-name="ro1">
          <table:table-cell office:value-type="float" office:value="12325" calcext:value-type="float">
            <text:p>12325</text:p>
          </table:table-cell>
          <table:table-cell table:formula="of:=([.A1313]-[.$E$3])^2" office:value-type="float" office:value="3316851.05612049" calcext:value-type="float">
            <text:p>3316851,05612049</text:p>
          </table:table-cell>
          <table:table-cell table:number-columns-repeated="5"/>
          <table:table-cell office:value-type="float" office:value="14130" calcext:value-type="float">
            <text:p>14130</text:p>
          </table:table-cell>
          <table:table-cell table:formula="of:=([.H1313]-[.$L$3])^2" office:value-type="float" office:value="8127080.93318174" calcext:value-type="float">
            <text:p>8127080,93318174</text:p>
          </table:table-cell>
          <table:table-cell table:number-columns-repeated="55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formula="of:=([.A1314]-[.$E$3])^2" office:value-type="float" office:value="998445.418849279" calcext:value-type="float">
            <text:p>998445,418849279</text:p>
          </table:table-cell>
          <table:table-cell table:number-columns-repeated="5"/>
          <table:table-cell office:value-type="float" office:value="12939" calcext:value-type="float">
            <text:p>12939</text:p>
          </table:table-cell>
          <table:table-cell table:formula="of:=([.H1314]-[.$L$3])^2" office:value-type="float" office:value="2754947.85515299" calcext:value-type="float">
            <text:p>2754947,85515299</text:p>
          </table:table-cell>
          <table:table-cell table:number-columns-repeated="55"/>
        </table:table-row>
        <table:table-row table:style-name="ro1">
          <table:table-cell office:value-type="float" office:value="12733" calcext:value-type="float">
            <text:p>12733</text:p>
          </table:table-cell>
          <table:table-cell table:formula="of:=([.A1315]-[.$E$3])^2" office:value-type="float" office:value="4969432.54031351" calcext:value-type="float">
            <text:p>4969432,54031351</text:p>
          </table:table-cell>
          <table:table-cell table:number-columns-repeated="5"/>
          <table:table-cell office:value-type="float" office:value="9644" calcext:value-type="float">
            <text:p>9644</text:p>
          </table:table-cell>
          <table:table-cell table:formula="of:=([.H1315]-[.$L$3])^2" office:value-type="float" office:value="2673867.39998529" calcext:value-type="float">
            <text:p>2673867,39998529</text:p>
          </table:table-cell>
          <table:table-cell table:number-columns-repeated="55"/>
        </table:table-row>
        <table:table-row table:style-name="ro1">
          <table:table-cell office:value-type="float" office:value="13087" calcext:value-type="float">
            <text:p>13087</text:p>
          </table:table-cell>
          <table:table-cell table:formula="of:=([.A1316]-[.$E$3])^2" office:value-type="float" office:value="6673038.0045398" calcext:value-type="float">
            <text:p>6673038,0045398</text:p>
          </table:table-cell>
          <table:table-cell table:number-columns-repeated="5"/>
          <table:table-cell office:value-type="float" office:value="12325" calcext:value-type="float">
            <text:p>12325</text:p>
          </table:table-cell>
          <table:table-cell table:formula="of:=([.H1316]-[.$L$3])^2" office:value-type="float" office:value="1093705.08444799" calcext:value-type="float">
            <text:p>1093705,08444799</text:p>
          </table:table-cell>
          <table:table-cell table:number-columns-repeated="55"/>
        </table:table-row>
        <table:table-row table:style-name="ro1">
          <table:table-cell office:value-type="float" office:value="13406" calcext:value-type="float">
            <text:p>13406</text:p>
          </table:table-cell>
          <table:table-cell table:formula="of:=([.A1317]-[.$E$3])^2" office:value-type="float" office:value="8422894.90026914" calcext:value-type="float">
            <text:p>8422894,90026914</text:p>
          </table:table-cell>
          <table:table-cell table:number-columns-repeated="5"/>
          <table:table-cell office:value-type="float" office:value="11650" calcext:value-type="float">
            <text:p>11650</text:p>
          </table:table-cell>
          <table:table-cell table:formula="of:=([.H1317]-[.$L$3])^2" office:value-type="float" office:value="137495.279519855" calcext:value-type="float">
            <text:p>137495,279519855</text:p>
          </table:table-cell>
          <table:table-cell table:number-columns-repeated="55"/>
        </table:table-row>
        <table:table-row table:style-name="ro1">
          <table:table-cell office:value-type="float" office:value="11927" calcext:value-type="float">
            <text:p>11927</text:p>
          </table:table-cell>
          <table:table-cell table:formula="of:=([.A1318]-[.$E$3])^2" office:value-type="float" office:value="2025562.02006947" calcext:value-type="float">
            <text:p>2025562,02006947</text:p>
          </table:table-cell>
          <table:table-cell table:number-columns-repeated="5"/>
          <table:table-cell office:value-type="float" office:value="13237" calcext:value-type="float">
            <text:p>13237</text:p>
          </table:table-cell>
          <table:table-cell table:formula="of:=([.H1318]-[.$L$3])^2" office:value-type="float" office:value="3832994.77643978" calcext:value-type="float">
            <text:p>3832994,77643978</text:p>
          </table:table-cell>
          <table:table-cell table:number-columns-repeated="5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([.A1319]-[.$E$3])^2" office:value-type="float" office:value="3014468.24691362" calcext:value-type="float">
            <text:p>3014468,24691362</text:p>
          </table:table-cell>
          <table:table-cell table:number-columns-repeated="5"/>
          <table:table-cell office:value-type="float" office:value="10324" calcext:value-type="float">
            <text:p>10324</text:p>
          </table:table-cell>
          <table:table-cell table:formula="of:=([.H1319]-[.$L$3])^2" office:value-type="float" office:value="912400.240505479" calcext:value-type="float">
            <text:p>912400,240505479</text:p>
          </table:table-cell>
          <table:table-cell table:number-columns-repeated="55"/>
        </table:table-row>
        <table:table-row table:style-name="ro1">
          <table:table-cell office:value-type="float" office:value="12433" calcext:value-type="float">
            <text:p>12433</text:p>
          </table:table-cell>
          <table:table-cell table:formula="of:=([.A1320]-[.$E$3])^2" office:value-type="float" office:value="3721899.09605394" calcext:value-type="float">
            <text:p>3721899,09605394</text:p>
          </table:table-cell>
          <table:table-cell table:number-columns-repeated="5"/>
          <table:table-cell office:value-type="float" office:value="13136" calcext:value-type="float">
            <text:p>13136</text:p>
          </table:table-cell>
          <table:table-cell table:formula="of:=([.H1320]-[.$L$3])^2" office:value-type="float" office:value="3447719.45748016" calcext:value-type="float">
            <text:p>3447719,45748016</text:p>
          </table:table-cell>
          <table:table-cell table:number-columns-repeated="55"/>
        </table:table-row>
        <table:table-row table:style-name="ro1">
          <table:table-cell office:value-type="float" office:value="13631" calcext:value-type="float">
            <text:p>13631</text:p>
          </table:table-cell>
          <table:table-cell table:formula="of:=([.A1321]-[.$E$3])^2" office:value-type="float" office:value="9779519.98346381" calcext:value-type="float">
            <text:p>9779519,98346381</text:p>
          </table:table-cell>
          <table:table-cell table:number-columns-repeated="5"/>
          <table:table-cell office:value-type="float" office:value="10722" calcext:value-type="float">
            <text:p>10722</text:p>
          </table:table-cell>
          <table:table-cell table:formula="of:=([.H1321]-[.$L$3])^2" office:value-type="float" office:value="310467.873633475" calcext:value-type="float">
            <text:p>310467,873633475</text:p>
          </table:table-cell>
          <table:table-cell table:number-columns-repeated="55"/>
        </table:table-row>
        <table:table-row table:style-name="ro1">
          <table:table-cell office:value-type="float" office:value="11571" calcext:value-type="float">
            <text:p>11571</text:p>
          </table:table-cell>
          <table:table-cell table:formula="of:=([.A1322]-[.$E$3])^2" office:value-type="float" office:value="1138963.66621478" calcext:value-type="float">
            <text:p>1138963,66621478</text:p>
          </table:table-cell>
          <table:table-cell table:number-columns-repeated="5"/>
          <table:table-cell office:value-type="float" office:value="13189" calcext:value-type="float">
            <text:p>13189</text:p>
          </table:table-cell>
          <table:table-cell table:formula="of:=([.H1322]-[.$L$3])^2" office:value-type="float" office:value="3647349.634756" calcext:value-type="float">
            <text:p>3647349,634756</text:p>
          </table:table-cell>
          <table:table-cell table:number-columns-repeated="55"/>
        </table:table-row>
        <table:table-row table:style-name="ro1">
          <table:table-cell office:value-type="float" office:value="12120" calcext:value-type="float">
            <text:p>12120</text:p>
          </table:table-cell>
          <table:table-cell table:formula="of:=([.A1323]-[.$E$3])^2" office:value-type="float" office:value="2612174.86920979" calcext:value-type="float">
            <text:p>2612174,86920979</text:p>
          </table:table-cell>
          <table:table-cell table:number-columns-repeated="5"/>
          <table:table-cell office:value-type="float" office:value="11120" calcext:value-type="float">
            <text:p>11120</text:p>
          </table:table-cell>
          <table:table-cell table:formula="of:=([.H1323]-[.$L$3])^2" office:value-type="float" office:value="25343.5067614699" calcext:value-type="float">
            <text:p>25343,5067614699</text:p>
          </table:table-cell>
          <table:table-cell table:number-columns-repeated="55"/>
        </table:table-row>
        <table:table-row table:style-name="ro1">
          <table:table-cell office:value-type="float" office:value="13493" calcext:value-type="float">
            <text:p>13493</text:p>
          </table:table-cell>
          <table:table-cell table:formula="of:=([.A1324]-[.$E$3])^2" office:value-type="float" office:value="8935450.59910441" calcext:value-type="float">
            <text:p>8935450,59910441</text:p>
          </table:table-cell>
          <table:table-cell table:number-columns-repeated="5"/>
          <table:table-cell office:value-type="float" office:value="12704" calcext:value-type="float">
            <text:p>12704</text:p>
          </table:table-cell>
          <table:table-cell table:formula="of:=([.H1324]-[.$L$3])^2" office:value-type="float" office:value="2030065.18232615" calcext:value-type="float">
            <text:p>2030065,18232615</text:p>
          </table:table-cell>
          <table:table-cell table:number-columns-repeated="55"/>
        </table:table-row>
        <table:table-row table:style-name="ro1">
          <table:table-cell office:value-type="float" office:value="12396" calcext:value-type="float">
            <text:p>12396</text:p>
          </table:table-cell>
          <table:table-cell table:formula="of:=([.A1325]-[.$E$3])^2" office:value-type="float" office:value="3580505.63792859" calcext:value-type="float">
            <text:p>3580505,63792859</text:p>
          </table:table-cell>
          <table:table-cell table:number-columns-repeated="5"/>
          <table:table-cell office:value-type="float" office:value="11000" calcext:value-type="float">
            <text:p>11000</text:p>
          </table:table-cell>
          <table:table-cell table:formula="of:=([.H1325]-[.$L$3])^2" office:value-type="float" office:value="77950.6525520241" calcext:value-type="float">
            <text:p>77950,6525520241</text:p>
          </table:table-cell>
          <table:table-cell table:number-columns-repeated="55"/>
        </table:table-row>
        <table:table-row table:style-name="ro1">
          <table:table-cell office:value-type="float" office:value="11435" calcext:value-type="float">
            <text:p>11435</text:p>
          </table:table-cell>
          <table:table-cell table:formula="of:=([.A1326]-[.$E$3])^2" office:value-type="float" office:value="867175.171483777" calcext:value-type="float">
            <text:p>867175,171483777</text:p>
          </table:table-cell>
          <table:table-cell table:number-columns-repeated="5"/>
          <table:table-cell office:value-type="float" office:value="13368" calcext:value-type="float">
            <text:p>13368</text:p>
          </table:table-cell>
          <table:table-cell table:formula="of:=([.H1326]-[.$L$3])^2" office:value-type="float" office:value="4363100.30895175" calcext:value-type="float">
            <text:p>4363100,30895175</text:p>
          </table:table-cell>
          <table:table-cell table:number-columns-repeated="55"/>
        </table:table-row>
        <table:table-row table:style-name="ro1">
          <table:table-cell office:value-type="float" office:value="12265" calcext:value-type="float">
            <text:p>12265</text:p>
          </table:table-cell>
          <table:table-cell table:formula="of:=([.A1327]-[.$E$3])^2" office:value-type="float" office:value="3101904.36726858" calcext:value-type="float">
            <text:p>3101904,36726858</text:p>
          </table:table-cell>
          <table:table-cell table:number-columns-repeated="5"/>
          <table:table-cell office:value-type="float" office:value="10662" calcext:value-type="float">
            <text:p>10662</text:p>
          </table:table-cell>
          <table:table-cell table:formula="of:=([.H1327]-[.$L$3])^2" office:value-type="float" office:value="380931.446528752" calcext:value-type="float">
            <text:p>380931,446528752</text:p>
          </table:table-cell>
          <table:table-cell table:number-columns-repeated="55"/>
        </table:table-row>
        <table:table-row table:style-name="ro1">
          <table:table-cell office:value-type="float" office:value="12433" calcext:value-type="float">
            <text:p>12433</text:p>
          </table:table-cell>
          <table:table-cell table:formula="of:=([.A1328]-[.$E$3])^2" office:value-type="float" office:value="3721899.09605394" calcext:value-type="float">
            <text:p>3721899,09605394</text:p>
          </table:table-cell>
          <table:table-cell table:number-columns-repeated="5"/>
          <table:table-cell office:value-type="float" office:value="9799" calcext:value-type="float">
            <text:p>9799</text:p>
          </table:table-cell>
          <table:table-cell table:formula="of:=([.H1328]-[.$L$3])^2" office:value-type="float" office:value="2190981.50333915" calcext:value-type="float">
            <text:p>2190981,50333915</text:p>
          </table:table-cell>
          <table:table-cell table:number-columns-repeated="55"/>
        </table:table-row>
        <table:table-row table:style-name="ro1">
          <table:table-cell office:value-type="float" office:value="13256" calcext:value-type="float">
            <text:p>13256</text:p>
          </table:table-cell>
          <table:table-cell table:formula="of:=([.A1329]-[.$E$3])^2" office:value-type="float" office:value="7574728.17813935" calcext:value-type="float">
            <text:p>7574728,17813935</text:p>
          </table:table-cell>
          <table:table-cell table:number-columns-repeated="5"/>
          <table:table-cell office:value-type="float" office:value="12150" calcext:value-type="float">
            <text:p>12150</text:p>
          </table:table-cell>
          <table:table-cell table:formula="of:=([.H1329]-[.$L$3])^2" office:value-type="float" office:value="758298.83872588" calcext:value-type="float">
            <text:p>758298,83872588</text:p>
          </table:table-cell>
          <table:table-cell table:number-columns-repeated="55"/>
        </table:table-row>
        <table:table-row table:style-name="ro1">
          <table:table-cell office:value-type="float" office:value="12759" calcext:value-type="float">
            <text:p>12759</text:p>
          </table:table-cell>
          <table:table-cell table:formula="of:=([.A1330]-[.$E$3])^2" office:value-type="float" office:value="5086028.10548267" calcext:value-type="float">
            <text:p>5086028,10548267</text:p>
          </table:table-cell>
          <table:table-cell table:number-columns-repeated="5"/>
          <table:table-cell office:value-type="float" office:value="13341" calcext:value-type="float">
            <text:p>13341</text:p>
          </table:table-cell>
          <table:table-cell table:formula="of:=([.H1330]-[.$L$3])^2" office:value-type="float" office:value="4251033.91675463" calcext:value-type="float">
            <text:p>4251033,91675463</text:p>
          </table:table-cell>
          <table:table-cell table:number-columns-repeated="55"/>
        </table:table-row>
        <table:table-row table:style-name="ro1">
          <table:table-cell office:value-type="float" office:value="11705" calcext:value-type="float">
            <text:p>11705</text:p>
          </table:table-cell>
          <table:table-cell table:formula="of:=([.A1331]-[.$E$3])^2" office:value-type="float" office:value="1442935.27131739" calcext:value-type="float">
            <text:p>1442935,27131739</text:p>
          </table:table-cell>
          <table:table-cell table:number-columns-repeated="5"/>
          <table:table-cell office:value-type="float" office:value="11520" calcext:value-type="float">
            <text:p>11520</text:p>
          </table:table-cell>
          <table:table-cell table:formula="of:=([.H1331]-[.$L$3])^2" office:value-type="float" office:value="57986.3541262892" calcext:value-type="float">
            <text:p>57986,3541262892</text:p>
          </table:table-cell>
          <table:table-cell table:number-columns-repeated="55"/>
        </table:table-row>
        <table:table-row table:style-name="ro1">
          <table:table-cell office:value-type="float" office:value="12647" calcext:value-type="float">
            <text:p>12647</text:p>
          </table:table-cell>
          <table:table-cell table:formula="of:=([.A1332]-[.$E$3])^2" office:value-type="float" office:value="4593402.28629243" calcext:value-type="float">
            <text:p>4593402,28629243</text:p>
          </table:table-cell>
          <table:table-cell table:number-columns-repeated="5"/>
          <table:table-cell office:value-type="float" office:value="12671" calcext:value-type="float">
            <text:p>12671</text:p>
          </table:table-cell>
          <table:table-cell table:formula="of:=([.H1332]-[.$L$3])^2" office:value-type="float" office:value="1937117.14741856" calcext:value-type="float">
            <text:p>1937117,14741856</text:p>
          </table:table-cell>
          <table:table-cell table:number-columns-repeated="55"/>
        </table:table-row>
        <table:table-row table:style-name="ro1">
          <table:table-cell office:value-type="float" office:value="12986" calcext:value-type="float">
            <text:p>12986</text:p>
          </table:table-cell>
          <table:table-cell table:formula="of:=([.A1333]-[.$E$3])^2" office:value-type="float" office:value="6161428.07830574" calcext:value-type="float">
            <text:p>6161428,07830574</text:p>
          </table:table-cell>
          <table:table-cell table:number-columns-repeated="5"/>
          <table:table-cell office:value-type="float" office:value="13838" calcext:value-type="float">
            <text:p>13838</text:p>
          </table:table-cell>
          <table:table-cell table:formula="of:=([.H1333]-[.$L$3])^2" office:value-type="float" office:value="6547475.65460542" calcext:value-type="float">
            <text:p>6547475,65460542</text:p>
          </table:table-cell>
          <table:table-cell table:number-columns-repeated="55"/>
        </table:table-row>
        <table:table-row table:style-name="ro1">
          <table:table-cell office:value-type="float" office:value="12706" calcext:value-type="float">
            <text:p>12706</text:p>
          </table:table-cell>
          <table:table-cell table:formula="of:=([.A1334]-[.$E$3])^2" office:value-type="float" office:value="4849783.53033015" calcext:value-type="float">
            <text:p>4849783,53033015</text:p>
          </table:table-cell>
          <table:table-cell table:number-columns-repeated="5"/>
          <table:table-cell office:value-type="float" office:value="10412" calcext:value-type="float">
            <text:p>10412</text:p>
          </table:table-cell>
          <table:table-cell table:formula="of:=([.H1334]-[.$L$3])^2" office:value-type="float" office:value="752029.66692574" calcext:value-type="float">
            <text:p>752029,66692574</text:p>
          </table:table-cell>
          <table:table-cell table:number-columns-repeated="55"/>
        </table:table-row>
        <table:table-row table:style-name="ro1">
          <table:table-cell office:value-type="float" office:value="12455" calcext:value-type="float">
            <text:p>12455</text:p>
          </table:table-cell>
          <table:table-cell table:formula="of:=([.A1335]-[.$E$3])^2" office:value-type="float" office:value="3807268.88196631" calcext:value-type="float">
            <text:p>3807268,88196631</text:p>
          </table:table-cell>
          <table:table-cell table:number-columns-repeated="5"/>
          <table:table-cell office:value-type="float" office:value="13253" calcext:value-type="float">
            <text:p>13253</text:p>
          </table:table-cell>
          <table:table-cell table:formula="of:=([.H1335]-[.$L$3])^2" office:value-type="float" office:value="3895900.49033437" calcext:value-type="float">
            <text:p>3895900,49033437</text:p>
          </table:table-cell>
          <table:table-cell table:number-columns-repeated="55"/>
        </table:table-row>
        <table:table-row table:style-name="ro1">
          <table:table-cell office:value-type="float" office:value="12155" calcext:value-type="float">
            <text:p>12155</text:p>
          </table:table-cell>
          <table:table-cell table:formula="of:=([.A1336]-[.$E$3])^2" office:value-type="float" office:value="2726535.43770674" calcext:value-type="float">
            <text:p>2726535,43770674</text:p>
          </table:table-cell>
          <table:table-cell table:number-columns-repeated="5"/>
          <table:table-cell office:value-type="float" office:value="13473" calcext:value-type="float">
            <text:p>13473</text:p>
          </table:table-cell>
          <table:table-cell table:formula="of:=([.H1336]-[.$L$3])^2" office:value-type="float" office:value="4812774.05638502" calcext:value-type="float">
            <text:p>4812774,05638502</text:p>
          </table:table-cell>
          <table:table-cell table:number-columns-repeated="55"/>
        </table:table-row>
        <table:table-row table:style-name="ro1">
          <table:table-cell office:value-type="float" office:value="12031" calcext:value-type="float">
            <text:p>12031</text:p>
          </table:table-cell>
          <table:table-cell table:formula="of:=([.A1337]-[.$E$3])^2" office:value-type="float" office:value="2332408.28074612" calcext:value-type="float">
            <text:p>2332408,28074612</text:p>
          </table:table-cell>
          <table:table-cell table:number-columns-repeated="5"/>
          <table:table-cell office:value-type="float" office:value="10272" calcext:value-type="float">
            <text:p>10272</text:p>
          </table:table-cell>
          <table:table-cell table:formula="of:=([.H1337]-[.$L$3])^2" office:value-type="float" office:value="1014444.67034805" calcext:value-type="float">
            <text:p>1014444,67034805</text:p>
          </table:table-cell>
          <table:table-cell table:number-columns-repeated="55"/>
        </table:table-row>
        <table:table-row table:style-name="ro1">
          <table:table-cell office:value-type="float" office:value="13104" calcext:value-type="float">
            <text:p>13104</text:p>
          </table:table-cell>
          <table:table-cell table:formula="of:=([.A1338]-[.$E$3])^2" office:value-type="float" office:value="6761156.56638117" calcext:value-type="float">
            <text:p>6761156,56638117</text:p>
          </table:table-cell>
          <table:table-cell table:number-columns-repeated="5"/>
          <table:table-cell office:value-type="float" office:value="12617" calcext:value-type="float">
            <text:p>12617</text:p>
          </table:table-cell>
          <table:table-cell table:formula="of:=([.H1338]-[.$L$3])^2" office:value-type="float" office:value="1789718.36302431" calcext:value-type="float">
            <text:p>1789718,36302431</text:p>
          </table:table-cell>
          <table:table-cell table:number-columns-repeated="55"/>
        </table:table-row>
        <table:table-row table:style-name="ro1">
          <table:table-cell office:value-type="float" office:value="12081" calcext:value-type="float">
            <text:p>12081</text:p>
          </table:table-cell>
          <table:table-cell table:formula="of:=([.A1339]-[.$E$3])^2" office:value-type="float" office:value="2487630.52145605" calcext:value-type="float">
            <text:p>2487630,52145605</text:p>
          </table:table-cell>
          <table:table-cell table:number-columns-repeated="5"/>
          <table:table-cell office:value-type="float" office:value="12800" calcext:value-type="float">
            <text:p>12800</text:p>
          </table:table-cell>
          <table:table-cell table:formula="of:=([.H1339]-[.$L$3])^2" office:value-type="float" office:value="2312843.46569371" calcext:value-type="float">
            <text:p>2312843,46569371</text:p>
          </table:table-cell>
          <table:table-cell table:number-columns-repeated="55"/>
        </table:table-row>
        <table:table-row table:style-name="ro1">
          <table:table-cell office:value-type="float" office:value="12416" calcext:value-type="float">
            <text:p>12416</text:p>
          </table:table-cell>
          <table:table-cell table:formula="of:=([.A1340]-[.$E$3])^2" office:value-type="float" office:value="3656594.53421256" calcext:value-type="float">
            <text:p>3656594,53421256</text:p>
          </table:table-cell>
          <table:table-cell table:number-columns-repeated="5"/>
          <table:table-cell office:value-type="float" office:value="14010" calcext:value-type="float">
            <text:p>14010</text:p>
          </table:table-cell>
          <table:table-cell table:formula="of:=([.H1340]-[.$L$3])^2" office:value-type="float" office:value="7457288.07897229" calcext:value-type="float">
            <text:p>7457288,07897229</text:p>
          </table:table-cell>
          <table:table-cell table:number-columns-repeated="55"/>
        </table:table-row>
        <table:table-row table:style-name="ro1">
          <table:table-cell office:value-type="float" office:value="13207" calcext:value-type="float">
            <text:p>13207</text:p>
          </table:table-cell>
          <table:table-cell table:formula="of:=([.A1341]-[.$E$3])^2" office:value-type="float" office:value="7307411.38224362" calcext:value-type="float">
            <text:p>7307411,38224362</text:p>
          </table:table-cell>
          <table:table-cell table:number-columns-repeated="5"/>
          <table:table-cell office:value-type="float" office:value="10015" calcext:value-type="float">
            <text:p>10015</text:p>
          </table:table-cell>
          <table:table-cell table:formula="of:=([.H1341]-[.$L$3])^2" office:value-type="float" office:value="1598192.64091616" calcext:value-type="float">
            <text:p>1598192,64091616</text:p>
          </table:table-cell>
          <table:table-cell table:number-columns-repeated="55"/>
        </table:table-row>
        <table:table-row table:style-name="ro1">
          <table:table-cell office:value-type="float" office:value="12304" calcext:value-type="float">
            <text:p>12304</text:p>
          </table:table-cell>
          <table:table-cell table:formula="of:=([.A1342]-[.$E$3])^2" office:value-type="float" office:value="3240800.71502232" calcext:value-type="float">
            <text:p>3240800,71502232</text:p>
          </table:table-cell>
          <table:table-cell table:number-columns-repeated="5"/>
          <table:table-cell office:value-type="float" office:value="12394" calcext:value-type="float">
            <text:p>12394</text:p>
          </table:table-cell>
          <table:table-cell table:formula="of:=([.H1342]-[.$L$3])^2" office:value-type="float" office:value="1242786.97561842" calcext:value-type="float">
            <text:p>1242786,97561842</text:p>
          </table:table-cell>
          <table:table-cell table:number-columns-repeated="55"/>
        </table:table-row>
        <table:table-row table:style-name="ro1">
          <table:table-cell office:value-type="float" office:value="12653" calcext:value-type="float">
            <text:p>12653</text:p>
          </table:table-cell>
          <table:table-cell table:formula="of:=([.A1343]-[.$E$3])^2" office:value-type="float" office:value="4619156.95517762" calcext:value-type="float">
            <text:p>4619156,95517762</text:p>
          </table:table-cell>
          <table:table-cell table:number-columns-repeated="5"/>
          <table:table-cell office:value-type="float" office:value="11484" calcext:value-type="float">
            <text:p>11484</text:p>
          </table:table-cell>
          <table:table-cell table:formula="of:=([.H1343]-[.$L$3])^2" office:value-type="float" office:value="41944.4978634554" calcext:value-type="float">
            <text:p>41944,4978634554</text:p>
          </table:table-cell>
          <table:table-cell table:number-columns-repeated="55"/>
        </table:table-row>
        <table:table-row table:style-name="ro1">
          <table:table-cell office:value-type="float" office:value="12542" calcext:value-type="float">
            <text:p>12542</text:p>
          </table:table-cell>
          <table:table-cell table:formula="of:=([.A1344]-[.$E$3])^2" office:value-type="float" office:value="4154350.58080158" calcext:value-type="float">
            <text:p>4154350,58080158</text:p>
          </table:table-cell>
          <table:table-cell table:number-columns-repeated="5"/>
          <table:table-cell office:value-type="float" office:value="13916" calcext:value-type="float">
            <text:p>13916</text:p>
          </table:table-cell>
          <table:table-cell table:formula="of:=([.H1344]-[.$L$3])^2" office:value-type="float" office:value="6952733.00984156" calcext:value-type="float">
            <text:p>6952733,00984156</text:p>
          </table:table-cell>
          <table:table-cell table:number-columns-repeated="55"/>
        </table:table-row>
        <table:table-row table:style-name="ro1">
          <table:table-cell office:value-type="float" office:value="12265" calcext:value-type="float">
            <text:p>12265</text:p>
          </table:table-cell>
          <table:table-cell table:formula="of:=([.A1345]-[.$E$3])^2" office:value-type="float" office:value="3101904.36726858" calcext:value-type="float">
            <text:p>3101904,36726858</text:p>
          </table:table-cell>
          <table:table-cell table:number-columns-repeated="5"/>
          <table:table-cell office:value-type="float" office:value="12428" calcext:value-type="float">
            <text:p>12428</text:p>
          </table:table-cell>
          <table:table-cell table:formula="of:=([.H1345]-[.$L$3])^2" office:value-type="float" office:value="1319749.61764443" calcext:value-type="float">
            <text:p>1319749,61764443</text:p>
          </table:table-cell>
          <table:table-cell table:number-columns-repeated="55"/>
        </table:table-row>
        <table:table-row table:style-name="ro1">
          <table:table-cell office:value-type="float" office:value="11990" calcext:value-type="float">
            <text:p>11990</text:p>
          </table:table-cell>
          <table:table-cell table:formula="of:=([.A1346]-[.$E$3])^2" office:value-type="float" office:value="2208857.04336398" calcext:value-type="float">
            <text:p>2208857,04336398</text:p>
          </table:table-cell>
          <table:table-cell table:number-columns-repeated="5"/>
          <table:table-cell office:value-type="float" office:value="13231" calcext:value-type="float">
            <text:p>13231</text:p>
          </table:table-cell>
          <table:table-cell table:formula="of:=([.H1346]-[.$L$3])^2" office:value-type="float" office:value="3809537.1337293" calcext:value-type="float">
            <text:p>3809537,1337293</text:p>
          </table:table-cell>
          <table:table-cell table:number-columns-repeated="55"/>
        </table:table-row>
        <table:table-row table:style-name="ro1">
          <table:table-cell office:value-type="float" office:value="11095" calcext:value-type="float">
            <text:p>11095</text:p>
          </table:table-cell>
          <table:table-cell table:formula="of:=([.A1347]-[.$E$3])^2" office:value-type="float" office:value="349543.934656266" calcext:value-type="float">
            <text:p>349543,934656266</text:p>
          </table:table-cell>
          <table:table-cell table:number-columns-repeated="5"/>
          <table:table-cell office:value-type="float" office:value="9716" calcext:value-type="float">
            <text:p>9716</text:p>
          </table:table-cell>
          <table:table-cell table:formula="of:=([.H1347]-[.$L$3])^2" office:value-type="float" office:value="2443583.11251095" calcext:value-type="float">
            <text:p>2443583,11251095</text:p>
          </table:table-cell>
          <table:table-cell table:number-columns-repeated="55"/>
        </table:table-row>
        <table:table-row table:style-name="ro1">
          <table:table-cell office:value-type="float" office:value="12811" calcext:value-type="float">
            <text:p>12811</text:p>
          </table:table-cell>
          <table:table-cell table:formula="of:=([.A1348]-[.$E$3])^2" office:value-type="float" office:value="5323275.23582099" calcext:value-type="float">
            <text:p>5323275,23582099</text:p>
          </table:table-cell>
          <table:table-cell table:number-columns-repeated="5"/>
          <table:table-cell office:value-type="float" office:value="12335" calcext:value-type="float">
            <text:p>12335</text:p>
          </table:table-cell>
          <table:table-cell table:formula="of:=([.H1348]-[.$L$3])^2" office:value-type="float" office:value="1114721.15563211" calcext:value-type="float">
            <text:p>1114721,15563211</text:p>
          </table:table-cell>
          <table:table-cell table:number-columns-repeated="55"/>
        </table:table-row>
        <table:table-row table:style-name="ro1">
          <table:table-cell office:value-type="float" office:value="13969" calcext:value-type="float">
            <text:p>13969</text:p>
          </table:table-cell>
          <table:table-cell table:formula="of:=([.A1349]-[.$E$3])^2" office:value-type="float" office:value="12007766.3306629" calcext:value-type="float">
            <text:p>12007766,3306629</text:p>
          </table:table-cell>
          <table:table-cell table:number-columns-repeated="5"/>
          <table:table-cell office:value-type="float" office:value="11443" calcext:value-type="float">
            <text:p>11443</text:p>
          </table:table-cell>
          <table:table-cell table:formula="of:=([.H1349]-[.$L$3])^2" office:value-type="float" office:value="26831.6060085615" calcext:value-type="float">
            <text:p>26831,6060085615</text:p>
          </table:table-cell>
          <table:table-cell table:number-columns-repeated="55"/>
        </table:table-row>
        <table:table-row table:style-name="ro1">
          <table:table-cell office:value-type="float" office:value="12554" calcext:value-type="float">
            <text:p>12554</text:p>
          </table:table-cell>
          <table:table-cell table:formula="of:=([.A1350]-[.$E$3])^2" office:value-type="float" office:value="4203411.91857197" calcext:value-type="float">
            <text:p>4203411,91857197</text:p>
          </table:table-cell>
          <table:table-cell table:number-columns-repeated="5"/>
          <table:table-cell office:value-type="float" office:value="14795" calcext:value-type="float">
            <text:p>14795</text:p>
          </table:table-cell>
          <table:table-cell table:formula="of:=([.H1350]-[.$L$3])^2" office:value-type="float" office:value="12360874.6669257" calcext:value-type="float">
            <text:p>12360874,6669257</text:p>
          </table:table-cell>
          <table:table-cell table:number-columns-repeated="55"/>
        </table:table-row>
        <table:table-row table:style-name="ro1">
          <table:table-cell office:value-type="float" office:value="12032" calcext:value-type="float">
            <text:p>12032</text:p>
          </table:table-cell>
          <table:table-cell table:formula="of:=([.A1351]-[.$E$3])^2" office:value-type="float" office:value="2335463.72556032" calcext:value-type="float">
            <text:p>2335463,72556032</text:p>
          </table:table-cell>
          <table:table-cell table:number-columns-repeated="5"/>
          <table:table-cell office:value-type="float" office:value="10160" calcext:value-type="float">
            <text:p>10160</text:p>
          </table:table-cell>
          <table:table-cell table:formula="of:=([.H1351]-[.$L$3])^2" office:value-type="float" office:value="1252600.6730859" calcext:value-type="float">
            <text:p>1252600,6730859</text:p>
          </table:table-cell>
          <table:table-cell table:number-columns-repeated="55"/>
        </table:table-row>
        <table:table-row table:style-name="ro1">
          <table:table-cell office:value-type="float" office:value="12636" calcext:value-type="float">
            <text:p>12636</text:p>
          </table:table-cell>
          <table:table-cell table:formula="of:=([.A1352]-[.$E$3])^2" office:value-type="float" office:value="4546372.39333625" calcext:value-type="float">
            <text:p>4546372,39333625</text:p>
          </table:table-cell>
          <table:table-cell table:number-columns-repeated="5"/>
          <table:table-cell office:value-type="float" office:value="16848" calcext:value-type="float">
            <text:p>16848</text:p>
          </table:table-cell>
          <table:table-cell table:formula="of:=([.H1352]-[.$L$3])^2" office:value-type="float" office:value="31011573.0810257" calcext:value-type="float">
            <text:p>31011573,0810257</text:p>
          </table:table-cell>
          <table:table-cell table:number-columns-repeated="55"/>
        </table:table-row>
        <table:table-row table:style-name="ro1">
          <table:table-cell office:value-type="float" office:value="12238" calcext:value-type="float">
            <text:p>12238</text:p>
          </table:table-cell>
          <table:table-cell table:formula="of:=([.A1353]-[.$E$3])^2" office:value-type="float" office:value="3007527.35728522" calcext:value-type="float">
            <text:p>3007527,35728522</text:p>
          </table:table-cell>
          <table:table-cell table:number-columns-repeated="5"/>
          <table:table-cell office:value-type="float" office:value="12364" calcext:value-type="float">
            <text:p>12364</text:p>
          </table:table-cell>
          <table:table-cell table:formula="of:=([.H1353]-[.$L$3])^2" office:value-type="float" office:value="1176798.76206606" calcext:value-type="float">
            <text:p>1176798,76206606</text:p>
          </table:table-cell>
          <table:table-cell table:number-columns-repeated="55"/>
        </table:table-row>
        <table:table-row table:style-name="ro1">
          <table:table-cell office:value-type="float" office:value="12434" calcext:value-type="float">
            <text:p>12434</text:p>
          </table:table-cell>
          <table:table-cell table:formula="of:=([.A1354]-[.$E$3])^2" office:value-type="float" office:value="3725758.54086814" calcext:value-type="float">
            <text:p>3725758,54086814</text:p>
          </table:table-cell>
          <table:table-cell table:number-columns-repeated="5"/>
          <table:table-cell office:value-type="float" office:value="11500" calcext:value-type="float">
            <text:p>11500</text:p>
          </table:table-cell>
          <table:table-cell table:formula="of:=([.H1354]-[.$L$3])^2" office:value-type="float" office:value="48754.2117580482" calcext:value-type="float">
            <text:p>48754,2117580482</text:p>
          </table:table-cell>
          <table:table-cell table:number-columns-repeated="55"/>
        </table:table-row>
        <table:table-row table:style-name="ro1">
          <table:table-cell office:value-type="float" office:value="11975" calcext:value-type="float">
            <text:p>11975</text:p>
          </table:table-cell>
          <table:table-cell table:formula="of:=([.A1355]-[.$E$3])^2" office:value-type="float" office:value="2164495.371151" calcext:value-type="float">
            <text:p>2164495,371151</text:p>
          </table:table-cell>
          <table:table-cell table:number-columns-repeated="5"/>
          <table:table-cell office:value-type="float" office:value="13293" calcext:value-type="float">
            <text:p>13293</text:p>
          </table:table-cell>
          <table:table-cell table:formula="of:=([.H1355]-[.$L$3])^2" office:value-type="float" office:value="4055404.77507085" calcext:value-type="float">
            <text:p>4055404,77507085</text:p>
          </table:table-cell>
          <table:table-cell table:number-columns-repeated="55"/>
        </table:table-row>
        <table:table-row table:style-name="ro1">
          <table:table-cell office:value-type="float" office:value="12429" calcext:value-type="float">
            <text:p>12429</text:p>
          </table:table-cell>
          <table:table-cell table:formula="of:=([.A1356]-[.$E$3])^2" office:value-type="float" office:value="3706481.31679714" calcext:value-type="float">
            <text:p>3706481,31679714</text:p>
          </table:table-cell>
          <table:table-cell table:number-columns-repeated="5"/>
          <table:table-cell office:value-type="float" office:value="11554" calcext:value-type="float">
            <text:p>11554</text:p>
          </table:table-cell>
          <table:table-cell table:formula="of:=([.H1356]-[.$L$3])^2" office:value-type="float" office:value="75516.9961522988" calcext:value-type="float">
            <text:p>75516,9961522988</text:p>
          </table:table-cell>
          <table:table-cell table:number-columns-repeated="55"/>
        </table:table-row>
        <table:table-row table:style-name="ro1">
          <table:table-cell office:value-type="float" office:value="12953" calcext:value-type="float">
            <text:p>12953</text:p>
          </table:table-cell>
          <table:table-cell table:formula="of:=([.A1357]-[.$E$3])^2" office:value-type="float" office:value="5998690.39943719" calcext:value-type="float">
            <text:p>5998690,39943719</text:p>
          </table:table-cell>
          <table:table-cell table:number-columns-repeated="5"/>
          <table:table-cell office:value-type="float" office:value="12471" calcext:value-type="float">
            <text:p>12471</text:p>
          </table:table-cell>
          <table:table-cell table:formula="of:=([.H1357]-[.$L$3])^2" office:value-type="float" office:value="1420395.72373615" calcext:value-type="float">
            <text:p>1420395,72373615</text:p>
          </table:table-cell>
          <table:table-cell table:number-columns-repeated="55"/>
        </table:table-row>
        <table:table-row table:style-name="ro1">
          <table:table-cell office:value-type="float" office:value="11612" calcext:value-type="float">
            <text:p>11612</text:p>
          </table:table-cell>
          <table:table-cell table:formula="of:=([.A1358]-[.$E$3])^2" office:value-type="float" office:value="1228156.90359692" calcext:value-type="float">
            <text:p>1228156,90359692</text:p>
          </table:table-cell>
          <table:table-cell table:number-columns-repeated="5"/>
          <table:table-cell office:value-type="float" office:value="11245" calcext:value-type="float">
            <text:p>11245</text:p>
          </table:table-cell>
          <table:table-cell table:formula="of:=([.H1358]-[.$L$3])^2" office:value-type="float" office:value="1169.3965629759" calcext:value-type="float">
            <text:p>1169,3965629759</text:p>
          </table:table-cell>
          <table:table-cell table:number-columns-repeated="55"/>
        </table:table-row>
        <table:table-row table:style-name="ro1">
          <table:table-cell office:value-type="float" office:value="12275" calcext:value-type="float">
            <text:p>12275</text:p>
          </table:table-cell>
          <table:table-cell table:formula="of:=([.A1359]-[.$E$3])^2" office:value-type="float" office:value="3137228.81541057" calcext:value-type="float">
            <text:p>3137228,81541057</text:p>
          </table:table-cell>
          <table:table-cell table:number-columns-repeated="5"/>
          <table:table-cell office:value-type="float" office:value="12633" calcext:value-type="float">
            <text:p>12633</text:p>
          </table:table-cell>
          <table:table-cell table:formula="of:=([.H1359]-[.$L$3])^2" office:value-type="float" office:value="1832784.0769189" calcext:value-type="float">
            <text:p>1832784,0769189</text:p>
          </table:table-cell>
          <table:table-cell table:number-columns-repeated="55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formula="of:=([.A1360]-[.$E$3])^2" office:value-type="float" office:value="1960622.7893429" calcext:value-type="float">
            <text:p>1960622,7893429</text:p>
          </table:table-cell>
          <table:table-cell table:number-columns-repeated="5"/>
          <table:table-cell office:value-type="float" office:value="11075" calcext:value-type="float">
            <text:p>11075</text:p>
          </table:table-cell>
          <table:table-cell table:formula="of:=([.H1360]-[.$L$3])^2" office:value-type="float" office:value="41696.1864329277" calcext:value-type="float">
            <text:p>41696,1864329277</text:p>
          </table:table-cell>
          <table:table-cell table:number-columns-repeated="55"/>
        </table:table-row>
        <table:table-row table:style-name="ro1">
          <table:table-cell office:value-type="float" office:value="13529" calcext:value-type="float">
            <text:p>13529</text:p>
          </table:table-cell>
          <table:table-cell table:formula="of:=([.A1361]-[.$E$3])^2" office:value-type="float" office:value="9151970.61241556" calcext:value-type="float">
            <text:p>9151970,61241556</text:p>
          </table:table-cell>
          <table:table-cell table:number-columns-repeated="5"/>
          <table:table-cell office:value-type="float" office:value="13505" calcext:value-type="float">
            <text:p>13505</text:p>
          </table:table-cell>
          <table:table-cell table:formula="of:=([.H1361]-[.$L$3])^2" office:value-type="float" office:value="4954201.48417421" calcext:value-type="float">
            <text:p>4954201,48417421</text:p>
          </table:table-cell>
          <table:table-cell table:number-columns-repeated="55"/>
        </table:table-row>
        <table:table-row table:style-name="ro1">
          <table:table-cell office:value-type="float" office:value="11917" calcext:value-type="float">
            <text:p>11917</text:p>
          </table:table-cell>
          <table:table-cell table:formula="of:=([.A1362]-[.$E$3])^2" office:value-type="float" office:value="1997197.57192748" calcext:value-type="float">
            <text:p>1997197,57192748</text:p>
          </table:table-cell>
          <table:table-cell table:number-columns-repeated="5"/>
          <table:table-cell office:value-type="float" office:value="9624" calcext:value-type="float">
            <text:p>9624</text:p>
          </table:table-cell>
          <table:table-cell table:formula="of:=([.H1362]-[.$L$3])^2" office:value-type="float" office:value="2739675.25761705" calcext:value-type="float">
            <text:p>2739675,25761705</text:p>
          </table:table-cell>
          <table:table-cell table:number-columns-repeated="55"/>
        </table:table-row>
        <table:table-row table:style-name="ro1">
          <table:table-cell office:value-type="float" office:value="11512" calcext:value-type="float">
            <text:p>11512</text:p>
          </table:table-cell>
          <table:table-cell table:formula="of:=([.A1363]-[.$E$3])^2" office:value-type="float" office:value="1016512.42217707" calcext:value-type="float">
            <text:p>1016512,42217707</text:p>
          </table:table-cell>
          <table:table-cell table:number-columns-repeated="5"/>
          <table:table-cell office:value-type="float" office:value="9979" calcext:value-type="float">
            <text:p>9979</text:p>
          </table:table-cell>
          <table:table-cell table:formula="of:=([.H1363]-[.$L$3])^2" office:value-type="float" office:value="1690510.78465332" calcext:value-type="float">
            <text:p>1690510,78465332</text:p>
          </table:table-cell>
          <table:table-cell table:number-columns-repeated="55"/>
        </table:table-row>
        <table:table-row table:style-name="ro1">
          <table:table-cell office:value-type="float" office:value="12655" calcext:value-type="float">
            <text:p>12655</text:p>
          </table:table-cell>
          <table:table-cell table:formula="of:=([.A1364]-[.$E$3])^2" office:value-type="float" office:value="4627757.84480602" calcext:value-type="float">
            <text:p>4627757,84480602</text:p>
          </table:table-cell>
          <table:table-cell table:number-columns-repeated="5"/>
          <table:table-cell office:value-type="float" office:value="10957" calcext:value-type="float">
            <text:p>10957</text:p>
          </table:table-cell>
          <table:table-cell table:formula="of:=([.H1364]-[.$L$3])^2" office:value-type="float" office:value="103810.546460306" calcext:value-type="float">
            <text:p>103810,546460306</text:p>
          </table:table-cell>
          <table:table-cell table:number-columns-repeated="55"/>
        </table:table-row>
        <table:table-row table:style-name="ro1">
          <table:table-cell office:value-type="float" office:value="12378" calcext:value-type="float">
            <text:p>12378</text:p>
          </table:table-cell>
          <table:table-cell table:formula="of:=([.A1365]-[.$E$3])^2" office:value-type="float" office:value="3512709.63127302" calcext:value-type="float">
            <text:p>3512709,63127302</text:p>
          </table:table-cell>
          <table:table-cell table:number-columns-repeated="5"/>
          <table:table-cell office:value-type="float" office:value="11720" calcext:value-type="float">
            <text:p>11720</text:p>
          </table:table-cell>
          <table:table-cell table:formula="of:=([.H1365]-[.$L$3])^2" office:value-type="float" office:value="194307.777808699" calcext:value-type="float">
            <text:p>194307,777808699</text:p>
          </table:table-cell>
          <table:table-cell table:number-columns-repeated="55"/>
        </table:table-row>
        <table:table-row table:style-name="ro1">
          <table:table-cell office:value-type="float" office:value="13122" calcext:value-type="float">
            <text:p>13122</text:p>
          </table:table-cell>
          <table:table-cell table:formula="of:=([.A1366]-[.$E$3])^2" office:value-type="float" office:value="6855088.57303675" calcext:value-type="float">
            <text:p>6855088,57303675</text:p>
          </table:table-cell>
          <table:table-cell table:number-columns-repeated="5"/>
          <table:table-cell office:value-type="float" office:value="12325" calcext:value-type="float">
            <text:p>12325</text:p>
          </table:table-cell>
          <table:table-cell table:formula="of:=([.H1366]-[.$L$3])^2" office:value-type="float" office:value="1093705.08444799" calcext:value-type="float">
            <text:p>1093705,08444799</text:p>
          </table:table-cell>
          <table:table-cell table:number-columns-repeated="55"/>
        </table:table-row>
        <table:table-row table:style-name="ro1">
          <table:table-cell office:value-type="float" office:value="12728" calcext:value-type="float">
            <text:p>12728</text:p>
          </table:table-cell>
          <table:table-cell table:formula="of:=([.A1367]-[.$E$3])^2" office:value-type="float" office:value="4947165.31624251" calcext:value-type="float">
            <text:p>4947165,31624251</text:p>
          </table:table-cell>
          <table:table-cell table:number-columns-repeated="5"/>
          <table:table-cell office:value-type="float" office:value="11103" calcext:value-type="float">
            <text:p>11103</text:p>
          </table:table-cell>
          <table:table-cell table:formula="of:=([.H1367]-[.$L$3])^2" office:value-type="float" office:value="31045.185748465" calcext:value-type="float">
            <text:p>31045,185748465</text:p>
          </table:table-cell>
          <table:table-cell table:number-columns-repeated="55"/>
        </table:table-row>
        <table:table-row table:style-name="ro1">
          <table:table-cell office:value-type="float" office:value="12662" calcext:value-type="float">
            <text:p>12662</text:p>
          </table:table-cell>
          <table:table-cell table:formula="of:=([.A1368]-[.$E$3])^2" office:value-type="float" office:value="4657923.95850541" calcext:value-type="float">
            <text:p>4657923,95850541</text:p>
          </table:table-cell>
          <table:table-cell table:number-columns-repeated="5"/>
          <table:table-cell office:value-type="float" office:value="13407" calcext:value-type="float">
            <text:p>13407</text:p>
          </table:table-cell>
          <table:table-cell table:formula="of:=([.H1368]-[.$L$3])^2" office:value-type="float" office:value="4527547.98656982" calcext:value-type="float">
            <text:p>4527547,98656982</text:p>
          </table:table-cell>
          <table:table-cell table:number-columns-repeated="55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formula="of:=([.A1369]-[.$E$3])^2" office:value-type="float" office:value="1960622.7893429" calcext:value-type="float">
            <text:p>1960622,7893429</text:p>
          </table:table-cell>
          <table:table-cell table:number-columns-repeated="5"/>
          <table:table-cell office:value-type="float" office:value="11063" calcext:value-type="float">
            <text:p>11063</text:p>
          </table:table-cell>
          <table:table-cell table:formula="of:=([.H1369]-[.$L$3])^2" office:value-type="float" office:value="46740.9010119831" calcext:value-type="float">
            <text:p>46740,9010119831</text:p>
          </table:table-cell>
          <table:table-cell table:number-columns-repeated="55"/>
        </table:table-row>
        <table:table-row table:style-name="ro1">
          <table:table-cell office:value-type="float" office:value="14460" calcext:value-type="float">
            <text:p>14460</text:p>
          </table:table-cell>
          <table:table-cell table:formula="of:=([.A1370]-[.$E$3])^2" office:value-type="float" office:value="15651695.7344344" calcext:value-type="float">
            <text:p>15651695,7344344</text:p>
          </table:table-cell>
          <table:table-cell table:number-columns-repeated="5"/>
          <table:table-cell office:value-type="float" office:value="13103" calcext:value-type="float">
            <text:p>13103</text:p>
          </table:table-cell>
          <table:table-cell table:formula="of:=([.H1370]-[.$L$3])^2" office:value-type="float" office:value="3326259.42257256" calcext:value-type="float">
            <text:p>3326259,42257256</text:p>
          </table:table-cell>
          <table:table-cell table:number-columns-repeated="55"/>
        </table:table-row>
        <table:table-row table:style-name="ro1">
          <table:table-cell office:value-type="float" office:value="12303" calcext:value-type="float">
            <text:p>12303</text:p>
          </table:table-cell>
          <table:table-cell table:formula="of:=([.A1371]-[.$E$3])^2" office:value-type="float" office:value="3237201.27020813" calcext:value-type="float">
            <text:p>3237201,27020813</text:p>
          </table:table-cell>
          <table:table-cell table:number-columns-repeated="5"/>
          <table:table-cell office:value-type="float" office:value="9687" calcext:value-type="float">
            <text:p>9687</text:p>
          </table:table-cell>
          <table:table-cell table:formula="of:=([.H1371]-[.$L$3])^2" office:value-type="float" office:value="2535089.506077" calcext:value-type="float">
            <text:p>2535089,506077</text:p>
          </table:table-cell>
          <table:table-cell table:number-columns-repeated="55"/>
        </table:table-row>
        <table:table-row table:style-name="ro1">
          <table:table-cell office:value-type="float" office:value="12155" calcext:value-type="float">
            <text:p>12155</text:p>
          </table:table-cell>
          <table:table-cell table:formula="of:=([.A1372]-[.$E$3])^2" office:value-type="float" office:value="2726535.43770674" calcext:value-type="float">
            <text:p>2726535,43770674</text:p>
          </table:table-cell>
          <table:table-cell table:number-columns-repeated="5"/>
          <table:table-cell office:value-type="float" office:value="10455" calcext:value-type="float">
            <text:p>10455</text:p>
          </table:table-cell>
          <table:table-cell table:formula="of:=([.H1372]-[.$L$3])^2" office:value-type="float" office:value="679299.773017458" calcext:value-type="float">
            <text:p>679299,773017458</text:p>
          </table:table-cell>
          <table:table-cell table:number-columns-repeated="55"/>
        </table:table-row>
        <table:table-row table:style-name="ro1">
          <table:table-cell office:value-type="float" office:value="11668" calcext:value-type="float">
            <text:p>11668</text:p>
          </table:table-cell>
          <table:table-cell table:formula="of:=([.A1373]-[.$E$3])^2" office:value-type="float" office:value="1355413.81319204" calcext:value-type="float">
            <text:p>1355413,81319204</text:p>
          </table:table-cell>
          <table:table-cell table:number-columns-repeated="5"/>
          <table:table-cell office:value-type="float" office:value="15413" calcext:value-type="float">
            <text:p>15413</text:p>
          </table:table-cell>
          <table:table-cell table:formula="of:=([.H1373]-[.$L$3])^2" office:value-type="float" office:value="17088331.8661044" calcext:value-type="float">
            <text:p>17088331,8661044</text:p>
          </table:table-cell>
          <table:table-cell table:number-columns-repeated="55"/>
        </table:table-row>
        <table:table-row table:style-name="ro1">
          <table:table-cell office:value-type="float" office:value="12168" calcext:value-type="float">
            <text:p>12168</text:p>
          </table:table-cell>
          <table:table-cell table:formula="of:=([.A1374]-[.$E$3])^2" office:value-type="float" office:value="2769636.22029132" calcext:value-type="float">
            <text:p>2769636,22029132</text:p>
          </table:table-cell>
          <table:table-cell table:number-columns-repeated="5"/>
          <table:table-cell office:value-type="float" office:value="13648" calcext:value-type="float">
            <text:p>13648</text:p>
          </table:table-cell>
          <table:table-cell table:formula="of:=([.H1374]-[.$L$3])^2" office:value-type="float" office:value="5611230.30210713" calcext:value-type="float">
            <text:p>5611230,30210713</text:p>
          </table:table-cell>
          <table:table-cell table:number-columns-repeated="55"/>
        </table:table-row>
        <table:table-row table:style-name="ro1">
          <table:table-cell office:value-type="float" office:value="13724" calcext:value-type="float">
            <text:p>13724</text:p>
          </table:table-cell>
          <table:table-cell table:formula="of:=([.A1375]-[.$E$3])^2" office:value-type="float" office:value="10369832.3511843" calcext:value-type="float">
            <text:p>10369832,3511843</text:p>
          </table:table-cell>
          <table:table-cell table:number-columns-repeated="5"/>
          <table:table-cell office:value-type="float" office:value="9696" calcext:value-type="float">
            <text:p>9696</text:p>
          </table:table-cell>
          <table:table-cell table:formula="of:=([.H1375]-[.$L$3])^2" office:value-type="float" office:value="2506510.97014271" calcext:value-type="float">
            <text:p>2506510,97014271</text:p>
          </table:table-cell>
          <table:table-cell table:number-columns-repeated="55"/>
        </table:table-row>
        <table:table-row table:style-name="ro1">
          <table:table-cell office:value-type="float" office:value="12946" calcext:value-type="float">
            <text:p>12946</text:p>
          </table:table-cell>
          <table:table-cell table:formula="of:=([.A1376]-[.$E$3])^2" office:value-type="float" office:value="5964450.2857378" calcext:value-type="float">
            <text:p>5964450,2857378</text:p>
          </table:table-cell>
          <table:table-cell table:number-columns-repeated="5"/>
          <table:table-cell office:value-type="float" office:value="9842" calcext:value-type="float">
            <text:p>9842</text:p>
          </table:table-cell>
          <table:table-cell table:formula="of:=([.H1376]-[.$L$3])^2" office:value-type="float" office:value="2065533.60943087" calcext:value-type="float">
            <text:p>2065533,60943087</text:p>
          </table:table-cell>
          <table:table-cell table:number-columns-repeated="55"/>
        </table:table-row>
        <table:table-row table:style-name="ro1">
          <table:table-cell office:value-type="float" office:value="12364" calcext:value-type="float">
            <text:p>12364</text:p>
          </table:table-cell>
          <table:table-cell table:formula="of:=([.A1377]-[.$E$3])^2" office:value-type="float" office:value="3460427.40387424" calcext:value-type="float">
            <text:p>3460427,40387424</text:p>
          </table:table-cell>
          <table:table-cell table:number-columns-repeated="5"/>
          <table:table-cell office:value-type="float" office:value="13177" calcext:value-type="float">
            <text:p>13177</text:p>
          </table:table-cell>
          <table:table-cell table:formula="of:=([.H1377]-[.$L$3])^2" office:value-type="float" office:value="3601658.34933505" calcext:value-type="float">
            <text:p>3601658,34933505</text:p>
          </table:table-cell>
          <table:table-cell table:number-columns-repeated="55"/>
        </table:table-row>
        <table:table-row table:style-name="ro1">
          <table:table-cell office:value-type="float" office:value="11737" calcext:value-type="float">
            <text:p>11737</text:p>
          </table:table-cell>
          <table:table-cell table:formula="of:=([.A1378]-[.$E$3])^2" office:value-type="float" office:value="1520837.50537174" calcext:value-type="float">
            <text:p>1520837,50537174</text:p>
          </table:table-cell>
          <table:table-cell table:number-columns-repeated="5"/>
          <table:table-cell office:value-type="float" office:value="10323" calcext:value-type="float">
            <text:p>10323</text:p>
          </table:table-cell>
          <table:table-cell table:formula="of:=([.H1378]-[.$L$3])^2" office:value-type="float" office:value="914311.633387067" calcext:value-type="float">
            <text:p>914311,633387067</text:p>
          </table:table-cell>
          <table:table-cell table:number-columns-repeated="55"/>
        </table:table-row>
        <table:table-row table:style-name="ro1">
          <table:table-cell office:value-type="float" office:value="12686" calcext:value-type="float">
            <text:p>12686</text:p>
          </table:table-cell>
          <table:table-cell table:formula="of:=([.A1379]-[.$E$3])^2" office:value-type="float" office:value="4762094.63404618" calcext:value-type="float">
            <text:p>4762094,63404618</text:p>
          </table:table-cell>
          <table:table-cell table:number-columns-repeated="5"/>
          <table:table-cell office:value-type="float" office:value="12286" calcext:value-type="float">
            <text:p>12286</text:p>
          </table:table-cell>
          <table:table-cell table:formula="of:=([.H1379]-[.$L$3])^2" office:value-type="float" office:value="1013653.40682992" calcext:value-type="float">
            <text:p>1013653,40682992</text:p>
          </table:table-cell>
          <table:table-cell table:number-columns-repeated="55"/>
        </table:table-row>
        <table:table-row table:style-name="ro1">
          <table:table-cell office:value-type="float" office:value="12564" calcext:value-type="float">
            <text:p>12564</text:p>
          </table:table-cell>
          <table:table-cell table:formula="of:=([.A1380]-[.$E$3])^2" office:value-type="float" office:value="4244516.36671395" calcext:value-type="float">
            <text:p>4244516,36671395</text:p>
          </table:table-cell>
          <table:table-cell table:number-columns-repeated="5"/>
          <table:table-cell office:value-type="float" office:value="9851" calcext:value-type="float">
            <text:p>9851</text:p>
          </table:table-cell>
          <table:table-cell table:formula="of:=([.H1380]-[.$L$3])^2" office:value-type="float" office:value="2039745.07349658" calcext:value-type="float">
            <text:p>2039745,07349658</text:p>
          </table:table-cell>
          <table:table-cell table:number-columns-repeated="55"/>
        </table:table-row>
        <table:table-row table:style-name="ro1">
          <table:table-cell office:value-type="float" office:value="14079" calcext:value-type="float">
            <text:p>14079</text:p>
          </table:table-cell>
          <table:table-cell table:formula="of:=([.A1381]-[.$E$3])^2" office:value-type="float" office:value="12782215.2602248" calcext:value-type="float">
            <text:p>12782215,2602248</text:p>
          </table:table-cell>
          <table:table-cell table:number-columns-repeated="5"/>
          <table:table-cell office:value-type="float" office:value="10239" calcext:value-type="float">
            <text:p>10239</text:p>
          </table:table-cell>
          <table:table-cell table:formula="of:=([.H1381]-[.$L$3])^2" office:value-type="float" office:value="1082008.63544046" calcext:value-type="float">
            <text:p>1082008,63544046</text:p>
          </table:table-cell>
          <table:table-cell table:number-columns-repeated="55"/>
        </table:table-row>
        <table:table-row table:style-name="ro1">
          <table:table-cell office:value-type="float" office:value="13407" calcext:value-type="float">
            <text:p>13407</text:p>
          </table:table-cell>
          <table:table-cell table:formula="of:=([.A1382]-[.$E$3])^2" office:value-type="float" office:value="8428700.34508334" calcext:value-type="float">
            <text:p>8428700,34508334</text:p>
          </table:table-cell>
          <table:table-cell table:number-columns-repeated="5"/>
          <table:table-cell office:value-type="float" office:value="14693" calcext:value-type="float">
            <text:p>14693</text:p>
          </table:table-cell>
          <table:table-cell table:formula="of:=([.H1382]-[.$L$3])^2" office:value-type="float" office:value="11654054.7408477" calcext:value-type="float">
            <text:p>11654054,7408477</text:p>
          </table:table-cell>
          <table:table-cell table:number-columns-repeated="55"/>
        </table:table-row>
        <table:table-row table:style-name="ro1">
          <table:table-cell office:value-type="float" office:value="12737" calcext:value-type="float">
            <text:p>12737</text:p>
          </table:table-cell>
          <table:table-cell table:formula="of:=([.A1383]-[.$E$3])^2" office:value-type="float" office:value="4987282.3195703" calcext:value-type="float">
            <text:p>4987282,3195703</text:p>
          </table:table-cell>
          <table:table-cell table:number-columns-repeated="5"/>
          <table:table-cell office:value-type="float" office:value="12446" calcext:value-type="float">
            <text:p>12446</text:p>
          </table:table-cell>
          <table:table-cell table:formula="of:=([.H1383]-[.$L$3])^2" office:value-type="float" office:value="1361430.54577585" calcext:value-type="float">
            <text:p>1361430,54577585</text:p>
          </table:table-cell>
          <table:table-cell table:number-columns-repeated="55"/>
        </table:table-row>
        <table:table-row table:style-name="ro1">
          <table:table-cell office:value-type="float" office:value="12692" calcext:value-type="float">
            <text:p>12692</text:p>
          </table:table-cell>
          <table:table-cell table:formula="of:=([.A1384]-[.$E$3])^2" office:value-type="float" office:value="4788317.30293137" calcext:value-type="float">
            <text:p>4788317,30293137</text:p>
          </table:table-cell>
          <table:table-cell table:number-columns-repeated="5"/>
          <table:table-cell office:value-type="float" office:value="11859" calcext:value-type="float">
            <text:p>11859</text:p>
          </table:table-cell>
          <table:table-cell table:formula="of:=([.H1384]-[.$L$3])^2" office:value-type="float" office:value="336172.167267974" calcext:value-type="float">
            <text:p>336172,167267974</text:p>
          </table:table-cell>
          <table:table-cell table:number-columns-repeated="55"/>
        </table:table-row>
        <table:table-row table:style-name="ro1">
          <table:table-cell office:value-type="float" office:value="14102" calcext:value-type="float">
            <text:p>14102</text:p>
          </table:table-cell>
          <table:table-cell table:formula="of:=([.A1385]-[.$E$3])^2" office:value-type="float" office:value="12947204.4909513" calcext:value-type="float">
            <text:p>12947204,4909513</text:p>
          </table:table-cell>
          <table:table-cell table:number-columns-repeated="5"/>
          <table:table-cell office:value-type="float" office:value="9808" calcext:value-type="float">
            <text:p>9808</text:p>
          </table:table-cell>
          <table:table-cell table:formula="of:=([.H1385]-[.$L$3])^2" office:value-type="float" office:value="2164418.96740486" calcext:value-type="float">
            <text:p>2164418,96740486</text:p>
          </table:table-cell>
          <table:table-cell table:number-columns-repeated="55"/>
        </table:table-row>
        <table:table-row table:style-name="ro1">
          <table:table-cell office:value-type="float" office:value="12965" calcext:value-type="float">
            <text:p>12965</text:p>
          </table:table-cell>
          <table:table-cell table:formula="of:=([.A1386]-[.$E$3])^2" office:value-type="float" office:value="6057615.73720757" calcext:value-type="float">
            <text:p>6057615,73720757</text:p>
          </table:table-cell>
          <table:table-cell table:number-columns-repeated="5"/>
          <table:table-cell office:value-type="float" office:value="14074" calcext:value-type="float">
            <text:p>14074</text:p>
          </table:table-cell>
          <table:table-cell table:formula="of:=([.H1386]-[.$L$3])^2" office:value-type="float" office:value="7810926.93455066" calcext:value-type="float">
            <text:p>7810926,93455066</text:p>
          </table:table-cell>
          <table:table-cell table:number-columns-repeated="55"/>
        </table:table-row>
        <table:table-row table:style-name="ro1">
          <table:table-cell office:value-type="float" office:value="12747" calcext:value-type="float">
            <text:p>12747</text:p>
          </table:table-cell>
          <table:table-cell table:formula="of:=([.A1387]-[.$E$3])^2" office:value-type="float" office:value="5032046.76771229" calcext:value-type="float">
            <text:p>5032046,76771229</text:p>
          </table:table-cell>
          <table:table-cell table:number-columns-repeated="5"/>
          <table:table-cell office:value-type="float" office:value="12455" calcext:value-type="float">
            <text:p>12455</text:p>
          </table:table-cell>
          <table:table-cell table:formula="of:=([.H1387]-[.$L$3])^2" office:value-type="float" office:value="1382514.00984155" calcext:value-type="float">
            <text:p>1382514,00984155</text:p>
          </table:table-cell>
          <table:table-cell table:number-columns-repeated="55"/>
        </table:table-row>
        <table:table-row table:style-name="ro1">
          <table:table-cell office:value-type="float" office:value="12363" calcext:value-type="float">
            <text:p>12363</text:p>
          </table:table-cell>
          <table:table-cell table:formula="of:=([.A1388]-[.$E$3])^2" office:value-type="float" office:value="3456707.95906004" calcext:value-type="float">
            <text:p>3456707,95906004</text:p>
          </table:table-cell>
          <table:table-cell table:number-columns-repeated="5"/>
          <table:table-cell office:value-type="float" office:value="9934" calcext:value-type="float">
            <text:p>9934</text:p>
          </table:table-cell>
          <table:table-cell table:formula="of:=([.H1388]-[.$L$3])^2" office:value-type="float" office:value="1809553.46432478" calcext:value-type="float">
            <text:p>1809553,46432478</text:p>
          </table:table-cell>
          <table:table-cell table:number-columns-repeated="55"/>
        </table:table-row>
        <table:table-row table:style-name="ro1">
          <table:table-cell office:value-type="float" office:value="12095" calcext:value-type="float">
            <text:p>12095</text:p>
          </table:table-cell>
          <table:table-cell table:formula="of:=([.A1389]-[.$E$3])^2" office:value-type="float" office:value="2531988.74885483" calcext:value-type="float">
            <text:p>2531988,74885483</text:p>
          </table:table-cell>
          <table:table-cell table:number-columns-repeated="5"/>
          <table:table-cell office:value-type="float" office:value="9887" calcext:value-type="float">
            <text:p>9887</text:p>
          </table:table-cell>
          <table:table-cell table:formula="of:=([.H1389]-[.$L$3])^2" office:value-type="float" office:value="1938210.92975941" calcext:value-type="float">
            <text:p>1938210,92975941</text:p>
          </table:table-cell>
          <table:table-cell table:number-columns-repeated="55"/>
        </table:table-row>
        <table:table-row table:style-name="ro1">
          <table:table-cell office:value-type="float" office:value="12505" calcext:value-type="float">
            <text:p>12505</text:p>
          </table:table-cell>
          <table:table-cell table:formula="of:=([.A1390]-[.$E$3])^2" office:value-type="float" office:value="4004891.12267624" calcext:value-type="float">
            <text:p>4004891,12267624</text:p>
          </table:table-cell>
          <table:table-cell table:number-columns-repeated="5"/>
          <table:table-cell office:value-type="float" office:value="14275" calcext:value-type="float">
            <text:p>14275</text:p>
          </table:table-cell>
          <table:table-cell table:formula="of:=([.H1390]-[.$L$3])^2" office:value-type="float" office:value="8974838.96535148" calcext:value-type="float">
            <text:p>8974838,96535148</text:p>
          </table:table-cell>
          <table:table-cell table:number-columns-repeated="55"/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([.A1391]-[.$E$3])^2" office:value-type="float" office:value="3091346.03282599" calcext:value-type="float">
            <text:p>3091346,03282599</text:p>
          </table:table-cell>
          <table:table-cell table:number-columns-repeated="5"/>
          <table:table-cell office:value-type="float" office:value="12326" calcext:value-type="float">
            <text:p>12326</text:p>
          </table:table-cell>
          <table:table-cell table:formula="of:=([.H1391]-[.$L$3])^2" office:value-type="float" office:value="1095797.6915664" calcext:value-type="float">
            <text:p>1095797,6915664</text:p>
          </table:table-cell>
          <table:table-cell table:number-columns-repeated="55"/>
        </table:table-row>
        <table:table-row table:style-name="ro1">
          <table:table-cell office:value-type="float" office:value="12389" calcext:value-type="float">
            <text:p>12389</text:p>
          </table:table-cell>
          <table:table-cell table:formula="of:=([.A1392]-[.$E$3])^2" office:value-type="float" office:value="3554063.5242292" calcext:value-type="float">
            <text:p>3554063,5242292</text:p>
          </table:table-cell>
          <table:table-cell table:number-columns-repeated="5"/>
          <table:table-cell office:value-type="float" office:value="13938" calcext:value-type="float">
            <text:p>13938</text:p>
          </table:table-cell>
          <table:table-cell table:formula="of:=([.H1392]-[.$L$3])^2" office:value-type="float" office:value="7069236.36644662" calcext:value-type="float">
            <text:p>7069236,36644662</text:p>
          </table:table-cell>
          <table:table-cell table:number-columns-repeated="55"/>
        </table:table-row>
        <table:table-row table:style-name="ro1">
          <table:table-cell office:value-type="float" office:value="12658" calcext:value-type="float">
            <text:p>12658</text:p>
          </table:table-cell>
          <table:table-cell table:formula="of:=([.A1393]-[.$E$3])^2" office:value-type="float" office:value="4640674.17924862" calcext:value-type="float">
            <text:p>4640674,17924862</text:p>
          </table:table-cell>
          <table:table-cell table:number-columns-repeated="5"/>
          <table:table-cell office:value-type="float" office:value="12405" calcext:value-type="float">
            <text:p>12405</text:p>
          </table:table-cell>
          <table:table-cell table:formula="of:=([.H1393]-[.$L$3])^2" office:value-type="float" office:value="1267433.65392095" calcext:value-type="float">
            <text:p>1267433,65392095</text:p>
          </table:table-cell>
          <table:table-cell table:number-columns-repeated="55"/>
        </table:table-row>
        <table:table-row table:style-name="ro1">
          <table:table-cell office:value-type="float" office:value="11925" calcext:value-type="float">
            <text:p>11925</text:p>
          </table:table-cell>
          <table:table-cell table:formula="of:=([.A1394]-[.$E$3])^2" office:value-type="float" office:value="2019873.13044107" calcext:value-type="float">
            <text:p>2019873,13044107</text:p>
          </table:table-cell>
          <table:table-cell table:number-columns-repeated="5"/>
          <table:table-cell office:value-type="float" office:value="11033" calcext:value-type="float">
            <text:p>11033</text:p>
          </table:table-cell>
          <table:table-cell table:formula="of:=([.H1394]-[.$L$3])^2" office:value-type="float" office:value="60612.6874596217" calcext:value-type="float">
            <text:p>60612,6874596217</text:p>
          </table:table-cell>
          <table:table-cell table:number-columns-repeated="55"/>
        </table:table-row>
        <table:table-row table:style-name="ro1">
          <table:table-cell office:value-type="float" office:value="12525" calcext:value-type="float">
            <text:p>12525</text:p>
          </table:table-cell>
          <table:table-cell table:formula="of:=([.A1395]-[.$E$3])^2" office:value-type="float" office:value="4085340.01896021" calcext:value-type="float">
            <text:p>4085340,01896021</text:p>
          </table:table-cell>
          <table:table-cell table:number-columns-repeated="5"/>
          <table:table-cell office:value-type="float" office:value="14383" calcext:value-type="float">
            <text:p>14383</text:p>
          </table:table-cell>
          <table:table-cell table:formula="of:=([.H1395]-[.$L$3])^2" office:value-type="float" office:value="9633596.53413998" calcext:value-type="float">
            <text:p>9633596,53413998</text:p>
          </table:table-cell>
          <table:table-cell table:number-columns-repeated="55"/>
        </table:table-row>
        <table:table-row table:style-name="ro1">
          <table:table-cell office:value-type="float" office:value="13097" calcext:value-type="float">
            <text:p>13097</text:p>
          </table:table-cell>
          <table:table-cell table:formula="of:=([.A1396]-[.$E$3])^2" office:value-type="float" office:value="6724802.45268178" calcext:value-type="float">
            <text:p>6724802,45268178</text:p>
          </table:table-cell>
          <table:table-cell table:number-columns-repeated="5"/>
          <table:table-cell office:value-type="float" office:value="10702" calcext:value-type="float">
            <text:p>10702</text:p>
          </table:table-cell>
          <table:table-cell table:formula="of:=([.H1396]-[.$L$3])^2" office:value-type="float" office:value="333155.731265234" calcext:value-type="float">
            <text:p>333155,731265234</text:p>
          </table:table-cell>
          <table:table-cell table:number-columns-repeated="55"/>
        </table:table-row>
        <table:table-row table:style-name="ro1">
          <table:table-cell office:value-type="float" office:value="11703" calcext:value-type="float">
            <text:p>11703</text:p>
          </table:table-cell>
          <table:table-cell table:formula="of:=([.A1397]-[.$E$3])^2" office:value-type="float" office:value="1438134.38168899" calcext:value-type="float">
            <text:p>1438134,38168899</text:p>
          </table:table-cell>
          <table:table-cell table:number-columns-repeated="5"/>
          <table:table-cell office:value-type="float" office:value="13189" calcext:value-type="float">
            <text:p>13189</text:p>
          </table:table-cell>
          <table:table-cell table:formula="of:=([.H1397]-[.$L$3])^2" office:value-type="float" office:value="3647349.634756" calcext:value-type="float">
            <text:p>3647349,634756</text:p>
          </table:table-cell>
          <table:table-cell table:number-columns-repeated="55"/>
        </table:table-row>
        <table:table-row table:style-name="ro1">
          <table:table-cell office:value-type="float" office:value="13535" calcext:value-type="float">
            <text:p>13535</text:p>
          </table:table-cell>
          <table:table-cell table:formula="of:=([.A1398]-[.$E$3])^2" office:value-type="float" office:value="9188309.28130075" calcext:value-type="float">
            <text:p>9188309,28130075</text:p>
          </table:table-cell>
          <table:table-cell table:number-columns-repeated="5"/>
          <table:table-cell office:value-type="float" office:value="10984" calcext:value-type="float">
            <text:p>10984</text:p>
          </table:table-cell>
          <table:table-cell table:formula="of:=([.H1398]-[.$L$3])^2" office:value-type="float" office:value="87140.9386574313" calcext:value-type="float">
            <text:p>87140,9386574313</text:p>
          </table:table-cell>
          <table:table-cell table:number-columns-repeated="55"/>
        </table:table-row>
        <table:table-row table:style-name="ro1">
          <table:table-cell office:value-type="float" office:value="12003" calcext:value-type="float">
            <text:p>12003</text:p>
          </table:table-cell>
          <table:table-cell table:formula="of:=([.A1399]-[.$E$3])^2" office:value-type="float" office:value="2247667.82594856" calcext:value-type="float">
            <text:p>2247667,82594856</text:p>
          </table:table-cell>
          <table:table-cell table:number-columns-repeated="5"/>
          <table:table-cell office:value-type="float" office:value="13056" calcext:value-type="float">
            <text:p>13056</text:p>
          </table:table-cell>
          <table:table-cell table:formula="of:=([.H1399]-[.$L$3])^2" office:value-type="float" office:value="3157030.88800719" calcext:value-type="float">
            <text:p>3157030,88800719</text:p>
          </table:table-cell>
          <table:table-cell table:number-columns-repeated="55"/>
        </table:table-row>
        <table:table-row table:style-name="ro1">
          <table:table-cell office:value-type="float" office:value="12618" calcext:value-type="float">
            <text:p>12618</text:p>
          </table:table-cell>
          <table:table-cell table:formula="of:=([.A1400]-[.$E$3])^2" office:value-type="float" office:value="4469936.38668067" calcext:value-type="float">
            <text:p>4469936,38668067</text:p>
          </table:table-cell>
          <table:table-cell table:number-columns-repeated="5"/>
          <table:table-cell office:value-type="float" office:value="12152" calcext:value-type="float">
            <text:p>12152</text:p>
          </table:table-cell>
          <table:table-cell table:formula="of:=([.H1400]-[.$L$3])^2" office:value-type="float" office:value="761786.052962704" calcext:value-type="float">
            <text:p>761786,052962704</text:p>
          </table:table-cell>
          <table:table-cell table:number-columns-repeated="55"/>
        </table:table-row>
        <table:table-row table:style-name="ro1">
          <table:table-cell office:value-type="float" office:value="12424" calcext:value-type="float">
            <text:p>12424</text:p>
          </table:table-cell>
          <table:table-cell table:formula="of:=([.A1401]-[.$E$3])^2" office:value-type="float" office:value="3687254.09272615" calcext:value-type="float">
            <text:p>3687254,09272615</text:p>
          </table:table-cell>
          <table:table-cell table:number-columns-repeated="5"/>
          <table:table-cell office:value-type="float" office:value="13077" calcext:value-type="float">
            <text:p>13077</text:p>
          </table:table-cell>
          <table:table-cell table:formula="of:=([.H1401]-[.$L$3])^2" office:value-type="float" office:value="3232097.63749385" calcext:value-type="float">
            <text:p>3232097,63749385</text:p>
          </table:table-cell>
          <table:table-cell table:number-columns-repeated="55"/>
        </table:table-row>
        <table:table-row table:style-name="ro1">
          <table:table-cell office:value-type="float" office:value="13192" calcext:value-type="float">
            <text:p>13192</text:p>
          </table:table-cell>
          <table:table-cell table:formula="of:=([.A1402]-[.$E$3])^2" office:value-type="float" office:value="7226539.71003065" calcext:value-type="float">
            <text:p>7226539,71003065</text:p>
          </table:table-cell>
          <table:table-cell table:number-columns-repeated="5"/>
          <table:table-cell office:value-type="float" office:value="11156" calcext:value-type="float">
            <text:p>11156</text:p>
          </table:table-cell>
          <table:table-cell table:formula="of:=([.H1402]-[.$L$3])^2" office:value-type="float" office:value="15177.3630243036" calcext:value-type="float">
            <text:p>15177,3630243036</text:p>
          </table:table-cell>
          <table:table-cell table:number-columns-repeated="55"/>
        </table:table-row>
        <table:table-row table:style-name="ro1">
          <table:table-cell office:value-type="float" office:value="12404" calcext:value-type="float">
            <text:p>12404</text:p>
          </table:table-cell>
          <table:table-cell table:formula="of:=([.A1403]-[.$E$3])^2" office:value-type="float" office:value="3610845.19644218" calcext:value-type="float">
            <text:p>3610845,19644218</text:p>
          </table:table-cell>
          <table:table-cell table:number-columns-repeated="5"/>
          <table:table-cell office:value-type="float" office:value="12879" calcext:value-type="float">
            <text:p>12879</text:p>
          </table:table-cell>
          <table:table-cell table:formula="of:=([.H1403]-[.$L$3])^2" office:value-type="float" office:value="2559371.42804826" calcext:value-type="float">
            <text:p>2559371,42804826</text:p>
          </table:table-cell>
          <table:table-cell table:number-columns-repeated="55"/>
        </table:table-row>
        <table:table-row table:style-name="ro1">
          <table:table-cell office:value-type="float" office:value="12241" calcext:value-type="float">
            <text:p>12241</text:p>
          </table:table-cell>
          <table:table-cell table:formula="of:=([.A1404]-[.$E$3])^2" office:value-type="float" office:value="3017941.69172782" calcext:value-type="float">
            <text:p>3017941,69172782</text:p>
          </table:table-cell>
          <table:table-cell table:number-columns-repeated="5"/>
          <table:table-cell office:value-type="float" office:value="12657" calcext:value-type="float">
            <text:p>12657</text:p>
          </table:table-cell>
          <table:table-cell table:formula="of:=([.H1404]-[.$L$3])^2" office:value-type="float" office:value="1898342.64776079" calcext:value-type="float">
            <text:p>1898342,64776079</text:p>
          </table:table-cell>
          <table:table-cell table:number-columns-repeated="55"/>
        </table:table-row>
        <table:table-row table:style-name="ro1">
          <table:table-cell office:value-type="float" office:value="12354" calcext:value-type="float">
            <text:p>12354</text:p>
          </table:table-cell>
          <table:table-cell table:formula="of:=([.A1405]-[.$E$3])^2" office:value-type="float" office:value="3423322.95573225" calcext:value-type="float">
            <text:p>3423322,95573225</text:p>
          </table:table-cell>
          <table:table-cell table:number-columns-repeated="5"/>
          <table:table-cell office:value-type="float" office:value="12436" calcext:value-type="float">
            <text:p>12436</text:p>
          </table:table-cell>
          <table:table-cell table:formula="of:=([.H1405]-[.$L$3])^2" office:value-type="float" office:value="1338194.47459173" calcext:value-type="float">
            <text:p>1338194,47459173</text:p>
          </table:table-cell>
          <table:table-cell table:number-columns-repeated="55"/>
        </table:table-row>
        <table:table-row table:style-name="ro1">
          <table:table-cell office:value-type="float" office:value="12439" calcext:value-type="float">
            <text:p>12439</text:p>
          </table:table-cell>
          <table:table-cell table:formula="of:=([.A1406]-[.$E$3])^2" office:value-type="float" office:value="3745085.76493913" calcext:value-type="float">
            <text:p>3745085,76493913</text:p>
          </table:table-cell>
          <table:table-cell table:number-columns-repeated="5"/>
          <table:table-cell office:value-type="float" office:value="10847" calcext:value-type="float">
            <text:p>10847</text:p>
          </table:table-cell>
          <table:table-cell table:formula="of:=([.H1406]-[.$L$3])^2" office:value-type="float" office:value="186793.763434981" calcext:value-type="float">
            <text:p>186793,763434981</text:p>
          </table:table-cell>
          <table:table-cell table:number-columns-repeated="55"/>
        </table:table-row>
        <table:table-row table:style-name="ro1">
          <table:table-cell office:value-type="float" office:value="12333" calcext:value-type="float">
            <text:p>12333</text:p>
          </table:table-cell>
          <table:table-cell table:formula="of:=([.A1407]-[.$E$3])^2" office:value-type="float" office:value="3346054.61463408" calcext:value-type="float">
            <text:p>3346054,61463408</text:p>
          </table:table-cell>
          <table:table-cell table:number-columns-repeated="5"/>
          <table:table-cell office:value-type="float" office:value="12998" calcext:value-type="float">
            <text:p>12998</text:p>
          </table:table-cell>
          <table:table-cell table:formula="of:=([.H1407]-[.$L$3])^2" office:value-type="float" office:value="2954285.6751393" calcext:value-type="float">
            <text:p>2954285,6751393</text:p>
          </table:table-cell>
          <table:table-cell table:number-columns-repeated="55"/>
        </table:table-row>
        <table:table-row table:style-name="ro1">
          <table:table-cell office:value-type="float" office:value="12609" calcext:value-type="float">
            <text:p>12609</text:p>
          </table:table-cell>
          <table:table-cell table:formula="of:=([.A1408]-[.$E$3])^2" office:value-type="float" office:value="4431961.38335289" calcext:value-type="float">
            <text:p>4431961,38335289</text:p>
          </table:table-cell>
          <table:table-cell table:number-columns-repeated="5"/>
          <table:table-cell office:value-type="float" office:value="10816" calcext:value-type="float">
            <text:p>10816</text:p>
          </table:table-cell>
          <table:table-cell table:formula="of:=([.H1408]-[.$L$3])^2" office:value-type="float" office:value="214550.942764207" calcext:value-type="float">
            <text:p>214550,942764207</text:p>
          </table:table-cell>
          <table:table-cell table:number-columns-repeated="55"/>
        </table:table-row>
        <table:table-row table:style-name="ro1">
          <table:table-cell office:value-type="float" office:value="11257" calcext:value-type="float">
            <text:p>11257</text:p>
          </table:table-cell>
          <table:table-cell table:formula="of:=([.A1409]-[.$E$3])^2" office:value-type="float" office:value="567343.994556433" calcext:value-type="float">
            <text:p>567343,994556433</text:p>
          </table:table-cell>
          <table:table-cell table:number-columns-repeated="5"/>
          <table:table-cell office:value-type="float" office:value="14539" calcext:value-type="float">
            <text:p>14539</text:p>
          </table:table-cell>
          <table:table-cell table:formula="of:=([.H1409]-[.$L$3])^2" office:value-type="float" office:value="10626319.2446123" calcext:value-type="float">
            <text:p>10626319,2446123</text:p>
          </table:table-cell>
          <table:table-cell table:number-columns-repeated="55"/>
        </table:table-row>
        <table:table-row table:style-name="ro1">
          <table:table-cell office:value-type="float" office:value="11921" calcext:value-type="float">
            <text:p>11921</text:p>
          </table:table-cell>
          <table:table-cell table:formula="of:=([.A1410]-[.$E$3])^2" office:value-type="float" office:value="2008519.35118428" calcext:value-type="float">
            <text:p>2008519,35118428</text:p>
          </table:table-cell>
          <table:table-cell table:number-columns-repeated="5"/>
          <table:table-cell office:value-type="float" office:value="12057" calcext:value-type="float">
            <text:p>12057</text:p>
          </table:table-cell>
          <table:table-cell table:formula="of:=([.H1410]-[.$L$3])^2" office:value-type="float" office:value="604978.376713559" calcext:value-type="float">
            <text:p>604978,376713559</text:p>
          </table:table-cell>
          <table:table-cell table:number-columns-repeated="55"/>
        </table:table-row>
        <table:table-row table:style-name="ro1">
          <table:table-cell office:value-type="float" office:value="12564" calcext:value-type="float">
            <text:p>12564</text:p>
          </table:table-cell>
          <table:table-cell table:formula="of:=([.A1411]-[.$E$3])^2" office:value-type="float" office:value="4244516.36671395" calcext:value-type="float">
            <text:p>4244516,36671395</text:p>
          </table:table-cell>
          <table:table-cell table:number-columns-repeated="5"/>
          <table:table-cell office:value-type="float" office:value="12367" calcext:value-type="float">
            <text:p>12367</text:p>
          </table:table-cell>
          <table:table-cell table:formula="of:=([.H1411]-[.$L$3])^2" office:value-type="float" office:value="1183316.58342129" calcext:value-type="float">
            <text:p>1183316,58342129</text:p>
          </table:table-cell>
          <table:table-cell table:number-columns-repeated="55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formula="of:=([.A1412]-[.$E$3])^2" office:value-type="float" office:value="998445.418849279" calcext:value-type="float">
            <text:p>998445,418849279</text:p>
          </table:table-cell>
          <table:table-cell table:number-columns-repeated="5"/>
          <table:table-cell office:value-type="float" office:value="10031" calcext:value-type="float">
            <text:p>10031</text:p>
          </table:table-cell>
          <table:table-cell table:formula="of:=([.H1412]-[.$L$3])^2" office:value-type="float" office:value="1557994.35481075" calcext:value-type="float">
            <text:p>1557994,35481075</text:p>
          </table:table-cell>
          <table:table-cell table:number-columns-repeated="55"/>
        </table:table-row>
        <table:table-row table:style-name="ro1">
          <table:table-cell office:value-type="float" office:value="12298" calcext:value-type="float">
            <text:p>12298</text:p>
          </table:table-cell>
          <table:table-cell table:formula="of:=([.A1413]-[.$E$3])^2" office:value-type="float" office:value="3219234.04613713" calcext:value-type="float">
            <text:p>3219234,04613713</text:p>
          </table:table-cell>
          <table:table-cell table:number-columns-repeated="5"/>
          <table:table-cell office:value-type="float" office:value="14918" calcext:value-type="float">
            <text:p>14918</text:p>
          </table:table-cell>
          <table:table-cell table:formula="of:=([.H1413]-[.$L$3])^2" office:value-type="float" office:value="13240891.3424904" calcext:value-type="float">
            <text:p>13240891,3424904</text:p>
          </table:table-cell>
          <table:table-cell table:number-columns-repeated="55"/>
        </table:table-row>
        <table:table-row table:style-name="ro1">
          <table:table-cell office:value-type="float" office:value="11284" calcext:value-type="float">
            <text:p>11284</text:p>
          </table:table-cell>
          <table:table-cell table:formula="of:=([.A1414]-[.$E$3])^2" office:value-type="float" office:value="608747.004539794" calcext:value-type="float">
            <text:p>608747,004539794</text:p>
          </table:table-cell>
          <table:table-cell table:number-columns-repeated="5"/>
          <table:table-cell office:value-type="float" office:value="10970" calcext:value-type="float">
            <text:p>10970</text:p>
          </table:table-cell>
          <table:table-cell table:formula="of:=([.H1414]-[.$L$3])^2" office:value-type="float" office:value="95602.4389996626" calcext:value-type="float">
            <text:p>95602,4389996626</text:p>
          </table:table-cell>
          <table:table-cell table:number-columns-repeated="55"/>
        </table:table-row>
        <table:table-row table:style-name="ro1">
          <table:table-cell office:value-type="float" office:value="12513" calcext:value-type="float">
            <text:p>12513</text:p>
          </table:table-cell>
          <table:table-cell table:formula="of:=([.A1415]-[.$E$3])^2" office:value-type="float" office:value="4036974.68118982" calcext:value-type="float">
            <text:p>4036974,68118982</text:p>
          </table:table-cell>
          <table:table-cell table:number-columns-repeated="5"/>
          <table:table-cell office:value-type="float" office:value="9697" calcext:value-type="float">
            <text:p>9697</text:p>
          </table:table-cell>
          <table:table-cell table:formula="of:=([.H1415]-[.$L$3])^2" office:value-type="float" office:value="2503345.57726112" calcext:value-type="float">
            <text:p>2503345,57726112</text:p>
          </table:table-cell>
          <table:table-cell table:number-columns-repeated="55"/>
        </table:table-row>
        <table:table-row table:style-name="ro1">
          <table:table-cell office:value-type="float" office:value="12363" calcext:value-type="float">
            <text:p>12363</text:p>
          </table:table-cell>
          <table:table-cell table:formula="of:=([.A1416]-[.$E$3])^2" office:value-type="float" office:value="3456707.95906004" calcext:value-type="float">
            <text:p>3456707,95906004</text:p>
          </table:table-cell>
          <table:table-cell table:number-columns-repeated="5"/>
          <table:table-cell office:value-type="float" office:value="12118" calcext:value-type="float">
            <text:p>12118</text:p>
          </table:table-cell>
          <table:table-cell table:formula="of:=([.H1416]-[.$L$3])^2" office:value-type="float" office:value="703591.410936694" calcext:value-type="float">
            <text:p>703591,410936694</text:p>
          </table:table-cell>
          <table:table-cell table:number-columns-repeated="55"/>
        </table:table-row>
        <table:table-row table:style-name="ro1">
          <table:table-cell office:value-type="float" office:value="12703" calcext:value-type="float">
            <text:p>12703</text:p>
          </table:table-cell>
          <table:table-cell table:formula="of:=([.A1417]-[.$E$3])^2" office:value-type="float" office:value="4836579.19588755" calcext:value-type="float">
            <text:p>4836579,19588755</text:p>
          </table:table-cell>
          <table:table-cell table:number-columns-repeated="5"/>
          <table:table-cell office:value-type="float" office:value="9870" calcext:value-type="float">
            <text:p>9870</text:p>
          </table:table-cell>
          <table:table-cell table:formula="of:=([.H1417]-[.$L$3])^2" office:value-type="float" office:value="1985834.60874641" calcext:value-type="float">
            <text:p>1985834,60874641</text:p>
          </table:table-cell>
          <table:table-cell table:number-columns-repeated="55"/>
        </table:table-row>
        <table:table-row table:style-name="ro1">
          <table:table-cell office:value-type="float" office:value="11437" calcext:value-type="float">
            <text:p>11437</text:p>
          </table:table-cell>
          <table:table-cell table:formula="of:=([.A1418]-[.$E$3])^2" office:value-type="float" office:value="870904.061112174" calcext:value-type="float">
            <text:p>870904,061112174</text:p>
          </table:table-cell>
          <table:table-cell table:number-columns-repeated="5"/>
          <table:table-cell office:value-type="float" office:value="12409" calcext:value-type="float">
            <text:p>12409</text:p>
          </table:table-cell>
          <table:table-cell table:formula="of:=([.H1418]-[.$L$3])^2" office:value-type="float" office:value="1276456.0823946" calcext:value-type="float">
            <text:p>1276456,0823946</text:p>
          </table:table-cell>
          <table:table-cell table:number-columns-repeated="55"/>
        </table:table-row>
        <table:table-row table:style-name="ro1">
          <table:table-cell office:value-type="float" office:value="12481" calcext:value-type="float">
            <text:p>12481</text:p>
          </table:table-cell>
          <table:table-cell table:formula="of:=([.A1419]-[.$E$3])^2" office:value-type="float" office:value="3909408.44713547" calcext:value-type="float">
            <text:p>3909408,44713547</text:p>
          </table:table-cell>
          <table:table-cell table:number-columns-repeated="5"/>
          <table:table-cell office:value-type="float" office:value="10859" calcext:value-type="float">
            <text:p>10859</text:p>
          </table:table-cell>
          <table:table-cell table:formula="of:=([.H1419]-[.$L$3])^2" office:value-type="float" office:value="176565.048855925" calcext:value-type="float">
            <text:p>176565,048855925</text:p>
          </table:table-cell>
          <table:table-cell table:number-columns-repeated="55"/>
        </table:table-row>
        <table:table-row table:style-name="ro1">
          <table:table-cell office:value-type="float" office:value="11379" calcext:value-type="float">
            <text:p>11379</text:p>
          </table:table-cell>
          <table:table-cell table:formula="of:=([.A1420]-[.$E$3])^2" office:value-type="float" office:value="766014.261888657" calcext:value-type="float">
            <text:p>766014,261888657</text:p>
          </table:table-cell>
          <table:table-cell table:number-columns-repeated="5"/>
          <table:table-cell office:value-type="float" office:value="10371" calcext:value-type="float">
            <text:p>10371</text:p>
          </table:table-cell>
          <table:table-cell table:formula="of:=([.H1420]-[.$L$3])^2" office:value-type="float" office:value="824820.775070846" calcext:value-type="float">
            <text:p>824820,775070846</text:p>
          </table:table-cell>
          <table:table-cell table:number-columns-repeated="55"/>
        </table:table-row>
        <table:table-row table:style-name="ro1">
          <table:table-cell office:value-type="float" office:value="12619" calcext:value-type="float">
            <text:p>12619</text:p>
          </table:table-cell>
          <table:table-cell table:formula="of:=([.A1421]-[.$E$3])^2" office:value-type="float" office:value="4474165.83149487" calcext:value-type="float">
            <text:p>4474165,83149487</text:p>
          </table:table-cell>
          <table:table-cell table:number-columns-repeated="5"/>
          <table:table-cell office:value-type="float" office:value="13048" calcext:value-type="float">
            <text:p>13048</text:p>
          </table:table-cell>
          <table:table-cell table:formula="of:=([.H1421]-[.$L$3])^2" office:value-type="float" office:value="3128666.0310599" calcext:value-type="float">
            <text:p>3128666,0310599</text:p>
          </table:table-cell>
          <table:table-cell table:number-columns-repeated="55"/>
        </table:table-row>
        <table:table-row table:style-name="ro1">
          <table:table-cell office:value-type="float" office:value="13005" calcext:value-type="float">
            <text:p>13005</text:p>
          </table:table-cell>
          <table:table-cell table:formula="of:=([.A1422]-[.$E$3])^2" office:value-type="float" office:value="6256113.52977552" calcext:value-type="float">
            <text:p>6256113,52977552</text:p>
          </table:table-cell>
          <table:table-cell table:number-columns-repeated="5"/>
          <table:table-cell office:value-type="float" office:value="13480" calcext:value-type="float">
            <text:p>13480</text:p>
          </table:table-cell>
          <table:table-cell table:formula="of:=([.H1422]-[.$L$3])^2" office:value-type="float" office:value="4843536.3062139" calcext:value-type="float">
            <text:p>4843536,3062139</text:p>
          </table:table-cell>
          <table:table-cell table:number-columns-repeated="55"/>
        </table:table-row>
        <table:table-row table:style-name="ro1">
          <table:table-cell office:value-type="float" office:value="12408" calcext:value-type="float">
            <text:p>12408</text:p>
          </table:table-cell>
          <table:table-cell table:formula="of:=([.A1423]-[.$E$3])^2" office:value-type="float" office:value="3626062.97569897" calcext:value-type="float">
            <text:p>3626062,97569897</text:p>
          </table:table-cell>
          <table:table-cell table:number-columns-repeated="5"/>
          <table:table-cell office:value-type="float" office:value="11610" calcext:value-type="float">
            <text:p>11610</text:p>
          </table:table-cell>
          <table:table-cell table:formula="of:=([.H1423]-[.$L$3])^2" office:value-type="float" office:value="109430.994783374" calcext:value-type="float">
            <text:p>109430,994783374</text:p>
          </table:table-cell>
          <table:table-cell table:number-columns-repeated="55"/>
        </table:table-row>
        <table:table-row table:style-name="ro1">
          <table:table-cell office:value-type="float" office:value="12536" calcext:value-type="float">
            <text:p>12536</text:p>
          </table:table-cell>
          <table:table-cell table:formula="of:=([.A1424]-[.$E$3])^2" office:value-type="float" office:value="4129927.91191639" calcext:value-type="float">
            <text:p>4129927,91191639</text:p>
          </table:table-cell>
          <table:table-cell table:number-columns-repeated="5"/>
          <table:table-cell office:value-type="float" office:value="13440" calcext:value-type="float">
            <text:p>13440</text:p>
          </table:table-cell>
          <table:table-cell table:formula="of:=([.H1424]-[.$L$3])^2" office:value-type="float" office:value="4669072.02147742" calcext:value-type="float">
            <text:p>4669072,02147742</text:p>
          </table:table-cell>
          <table:table-cell table:number-columns-repeated="55"/>
        </table:table-row>
        <table:table-row table:style-name="ro1">
          <table:table-cell office:value-type="float" office:value="12105" calcext:value-type="float">
            <text:p>12105</text:p>
          </table:table-cell>
          <table:table-cell table:formula="of:=([.A1425]-[.$E$3])^2" office:value-type="float" office:value="2563913.19699681" calcext:value-type="float">
            <text:p>2563913,19699681</text:p>
          </table:table-cell>
          <table:table-cell table:number-columns-repeated="5"/>
          <table:table-cell office:value-type="float" office:value="18306" calcext:value-type="float">
            <text:p>18306</text:p>
          </table:table-cell>
          <table:table-cell table:formula="of:=([.H1425]-[.$L$3])^2" office:value-type="float" office:value="49375968.2596705" calcext:value-type="float">
            <text:p>49375968,2596705</text:p>
          </table:table-cell>
          <table:table-cell table:number-columns-repeated="55"/>
        </table:table-row>
        <table:table-row table:style-name="ro1">
          <table:table-cell office:value-type="float" office:value="13037" calcext:value-type="float">
            <text:p>13037</text:p>
          </table:table-cell>
          <table:table-cell table:formula="of:=([.A1426]-[.$E$3])^2" office:value-type="float" office:value="6417215.76382987" calcext:value-type="float">
            <text:p>6417215,76382987</text:p>
          </table:table-cell>
          <table:table-cell table:number-columns-repeated="5"/>
          <table:table-cell office:value-type="float" office:value="11665" calcext:value-type="float">
            <text:p>11665</text:p>
          </table:table-cell>
          <table:table-cell table:formula="of:=([.H1426]-[.$L$3])^2" office:value-type="float" office:value="148844.386296036" calcext:value-type="float">
            <text:p>148844,386296036</text:p>
          </table:table-cell>
          <table:table-cell table:number-columns-repeated="55"/>
        </table:table-row>
        <table:table-row table:style-name="ro1">
          <table:table-cell office:value-type="float" office:value="12089" calcext:value-type="float">
            <text:p>12089</text:p>
          </table:table-cell>
          <table:table-cell table:formula="of:=([.A1427]-[.$E$3])^2" office:value-type="float" office:value="2512930.07996963" calcext:value-type="float">
            <text:p>2512930,07996963</text:p>
          </table:table-cell>
          <table:table-cell table:number-columns-repeated="5"/>
          <table:table-cell office:value-type="float" office:value="13050" calcext:value-type="float">
            <text:p>13050</text:p>
          </table:table-cell>
          <table:table-cell table:formula="of:=([.H1427]-[.$L$3])^2" office:value-type="float" office:value="3135745.24529672" calcext:value-type="float">
            <text:p>3135745,24529672</text:p>
          </table:table-cell>
          <table:table-cell table:number-columns-repeated="55"/>
        </table:table-row>
        <table:table-row table:style-name="ro1">
          <table:table-cell office:value-type="float" office:value="11402" calcext:value-type="float">
            <text:p>11402</text:p>
          </table:table-cell>
          <table:table-cell table:formula="of:=([.A1428]-[.$E$3])^2" office:value-type="float" office:value="806803.492615224" calcext:value-type="float">
            <text:p>806803,492615224</text:p>
          </table:table-cell>
          <table:table-cell table:number-columns-repeated="5"/>
          <table:table-cell office:value-type="float" office:value="10982" calcext:value-type="float">
            <text:p>10982</text:p>
          </table:table-cell>
          <table:table-cell table:formula="of:=([.H1428]-[.$L$3])^2" office:value-type="float" office:value="88325.7244206072" calcext:value-type="float">
            <text:p>88325,7244206072</text:p>
          </table:table-cell>
          <table:table-cell table:number-columns-repeated="55"/>
        </table:table-row>
        <table:table-row table:style-name="ro1">
          <table:table-cell office:value-type="float" office:value="14006" calcext:value-type="float">
            <text:p>14006</text:p>
          </table:table-cell>
          <table:table-cell table:formula="of:=([.A1429]-[.$E$3])^2" office:value-type="float" office:value="12265561.7887883" calcext:value-type="float">
            <text:p>12265561,7887883</text:p>
          </table:table-cell>
          <table:table-cell table:number-columns-repeated="5"/>
          <table:table-cell office:value-type="float" office:value="13420" calcext:value-type="float">
            <text:p>13420</text:p>
          </table:table-cell>
          <table:table-cell table:formula="of:=([.H1429]-[.$L$3])^2" office:value-type="float" office:value="4583039.87910918" calcext:value-type="float">
            <text:p>4583039,87910918</text:p>
          </table:table-cell>
          <table:table-cell table:number-columns-repeated="55"/>
        </table:table-row>
        <table:table-row table:style-name="ro1">
          <table:table-cell office:value-type="float" office:value="12564" calcext:value-type="float">
            <text:p>12564</text:p>
          </table:table-cell>
          <table:table-cell table:formula="of:=([.A1430]-[.$E$3])^2" office:value-type="float" office:value="4244516.36671395" calcext:value-type="float">
            <text:p>4244516,36671395</text:p>
          </table:table-cell>
          <table:table-cell table:number-columns-repeated="5"/>
          <table:table-cell office:value-type="float" office:value="11959" calcext:value-type="float">
            <text:p>11959</text:p>
          </table:table-cell>
          <table:table-cell table:formula="of:=([.H1430]-[.$L$3])^2" office:value-type="float" office:value="462132.879109178" calcext:value-type="float">
            <text:p>462132,879109178</text:p>
          </table:table-cell>
          <table:table-cell table:number-columns-repeated="55"/>
        </table:table-row>
        <table:table-row table:style-name="ro1">
          <table:table-cell office:value-type="float" office:value="12695" calcext:value-type="float">
            <text:p>12695</text:p>
          </table:table-cell>
          <table:table-cell table:formula="of:=([.A1431]-[.$E$3])^2" office:value-type="float" office:value="4801455.63737396" calcext:value-type="float">
            <text:p>4801455,63737396</text:p>
          </table:table-cell>
          <table:table-cell table:number-columns-repeated="5"/>
          <table:table-cell office:value-type="float" office:value="12982" calcext:value-type="float">
            <text:p>12982</text:p>
          </table:table-cell>
          <table:table-cell table:formula="of:=([.H1431]-[.$L$3])^2" office:value-type="float" office:value="2899539.9612447" calcext:value-type="float">
            <text:p>2899539,9612447</text:p>
          </table:table-cell>
          <table:table-cell table:number-columns-repeated="55"/>
        </table:table-row>
        <table:table-row table:style-name="ro1">
          <table:table-cell office:value-type="float" office:value="12346" calcext:value-type="float">
            <text:p>12346</text:p>
          </table:table-cell>
          <table:table-cell table:formula="of:=([.A1432]-[.$E$3])^2" office:value-type="float" office:value="3393783.39721866" calcext:value-type="float">
            <text:p>3393783,39721866</text:p>
          </table:table-cell>
          <table:table-cell table:number-columns-repeated="5"/>
          <table:table-cell office:value-type="float" office:value="11974" calcext:value-type="float">
            <text:p>11974</text:p>
          </table:table-cell>
          <table:table-cell table:formula="of:=([.H1432]-[.$L$3])^2" office:value-type="float" office:value="482751.985885359" calcext:value-type="float">
            <text:p>482751,985885359</text:p>
          </table:table-cell>
          <table:table-cell table:number-columns-repeated="55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formula="of:=([.A1433]-[.$E$3])^2" office:value-type="float" office:value="3996890.23304784" calcext:value-type="float">
            <text:p>3996890,23304784</text:p>
          </table:table-cell>
          <table:table-cell table:number-columns-repeated="5"/>
          <table:table-cell office:value-type="float" office:value="13978" calcext:value-type="float">
            <text:p>13978</text:p>
          </table:table-cell>
          <table:table-cell table:formula="of:=([.H1433]-[.$L$3])^2" office:value-type="float" office:value="7283540.6511831" calcext:value-type="float">
            <text:p>7283540,6511831</text:p>
          </table:table-cell>
          <table:table-cell table:number-columns-repeated="55"/>
        </table:table-row>
        <table:table-row table:style-name="ro1">
          <table:table-cell office:value-type="float" office:value="12069" calcext:value-type="float">
            <text:p>12069</text:p>
          </table:table-cell>
          <table:table-cell table:formula="of:=([.A1434]-[.$E$3])^2" office:value-type="float" office:value="2449921.18368566" calcext:value-type="float">
            <text:p>2449921,18368566</text:p>
          </table:table-cell>
          <table:table-cell table:number-columns-repeated="5"/>
          <table:table-cell office:value-type="float" office:value="13435" calcext:value-type="float">
            <text:p>13435</text:p>
          </table:table-cell>
          <table:table-cell table:formula="of:=([.H1434]-[.$L$3])^2" office:value-type="float" office:value="4647488.98588536" calcext:value-type="float">
            <text:p>4647488,98588536</text:p>
          </table:table-cell>
          <table:table-cell table:number-columns-repeated="55"/>
        </table:table-row>
        <table:table-row table:style-name="ro1">
          <table:table-cell office:value-type="float" office:value="12368" calcext:value-type="float">
            <text:p>12368</text:p>
          </table:table-cell>
          <table:table-cell table:formula="of:=([.A1435]-[.$E$3])^2" office:value-type="float" office:value="3475325.18313103" calcext:value-type="float">
            <text:p>3475325,18313103</text:p>
          </table:table-cell>
          <table:table-cell table:number-columns-repeated="5"/>
          <table:table-cell office:value-type="float" office:value="14625" calcext:value-type="float">
            <text:p>14625</text:p>
          </table:table-cell>
          <table:table-cell table:formula="of:=([.H1435]-[.$L$3])^2" office:value-type="float" office:value="11194401.4567957" calcext:value-type="float">
            <text:p>11194401,4567957</text:p>
          </table:table-cell>
          <table:table-cell table:number-columns-repeated="55"/>
        </table:table-row>
        <table:table-row table:style-name="ro1">
          <table:table-cell office:value-type="float" office:value="12504" calcext:value-type="float">
            <text:p>12504</text:p>
          </table:table-cell>
          <table:table-cell table:formula="of:=([.A1436]-[.$E$3])^2" office:value-type="float" office:value="4000889.67786204" calcext:value-type="float">
            <text:p>4000889,67786204</text:p>
          </table:table-cell>
          <table:table-cell table:number-columns-repeated="5"/>
          <table:table-cell office:value-type="float" office:value="14001" calcext:value-type="float">
            <text:p>14001</text:p>
          </table:table-cell>
          <table:table-cell table:formula="of:=([.H1436]-[.$L$3])^2" office:value-type="float" office:value="7408214.61490658" calcext:value-type="float">
            <text:p>7408214,61490658</text:p>
          </table:table-cell>
          <table:table-cell table:number-columns-repeated="55"/>
        </table:table-row>
        <table:table-row table:style-name="ro1">
          <table:table-cell office:value-type="float" office:value="12432" calcext:value-type="float">
            <text:p>12432</text:p>
          </table:table-cell>
          <table:table-cell table:formula="of:=([.A1437]-[.$E$3])^2" office:value-type="float" office:value="3718041.65123974" calcext:value-type="float">
            <text:p>3718041,65123974</text:p>
          </table:table-cell>
          <table:table-cell table:number-columns-repeated="5"/>
          <table:table-cell office:value-type="float" office:value="9908" calcext:value-type="float">
            <text:p>9908</text:p>
          </table:table-cell>
          <table:table-cell table:formula="of:=([.H1437]-[.$L$3])^2" office:value-type="float" office:value="1880179.67924607" calcext:value-type="float">
            <text:p>1880179,67924607</text:p>
          </table:table-cell>
          <table:table-cell table:number-columns-repeated="55"/>
        </table:table-row>
        <table:table-row table:style-name="ro1">
          <table:table-cell office:value-type="float" office:value="26538" calcext:value-type="float">
            <text:p>26538</text:p>
          </table:table-cell>
          <table:table-cell table:formula="of:=([.A1438]-[.$E$3])^2" office:value-type="float" office:value="257096288.200325" calcext:value-type="float">
            <text:p>257096288,200325</text:p>
          </table:table-cell>
          <table:table-cell table:number-columns-repeated="5"/>
          <table:table-cell office:value-type="float" office:value="12963" calcext:value-type="float">
            <text:p>12963</text:p>
          </table:table-cell>
          <table:table-cell table:formula="of:=([.H1438]-[.$L$3])^2" office:value-type="float" office:value="2835194.42599487" calcext:value-type="float">
            <text:p>2835194,42599487</text:p>
          </table:table-cell>
          <table:table-cell table:number-columns-repeated="55"/>
        </table:table-row>
        <table:table-row table:style-name="ro1">
          <table:table-cell office:value-type="float" office:value="24208" calcext:value-type="float">
            <text:p>24208</text:p>
          </table:table-cell>
          <table:table-cell table:formula="of:=([.A1439]-[.$E$3])^2" office:value-type="float" office:value="187805711.783242" calcext:value-type="float">
            <text:p>187805711,783242</text:p>
          </table:table-cell>
          <table:table-cell table:number-columns-repeated="5"/>
          <table:table-cell office:value-type="float" office:value="12332" calcext:value-type="float">
            <text:p>12332</text:p>
          </table:table-cell>
          <table:table-cell table:formula="of:=([.H1439]-[.$L$3])^2" office:value-type="float" office:value="1108395.33427687" calcext:value-type="float">
            <text:p>1108395,33427687</text:p>
          </table:table-cell>
          <table:table-cell table:number-columns-repeated="55"/>
        </table:table-row>
        <table:table-row table:style-name="ro1">
          <table:table-cell office:value-type="float" office:value="18314" calcext:value-type="float">
            <text:p>18314</text:p>
          </table:table-cell>
          <table:table-cell table:formula="of:=([.A1440]-[.$E$3])^2" office:value-type="float" office:value="60999574.0483557" calcext:value-type="float">
            <text:p>60999574,0483557</text:p>
          </table:table-cell>
          <table:table-cell table:number-columns-repeated="5"/>
          <table:table-cell office:value-type="float" office:value="12832" calcext:value-type="float">
            <text:p>12832</text:p>
          </table:table-cell>
          <table:table-cell table:formula="of:=([.H1440]-[.$L$3])^2" office:value-type="float" office:value="2411198.8934829" calcext:value-type="float">
            <text:p>2411198,8934829</text:p>
          </table:table-cell>
          <table:table-cell table:number-columns-repeated="55"/>
        </table:table-row>
        <table:table-row table:style-name="ro1">
          <table:table-cell office:value-type="float" office:value="15787" calcext:value-type="float">
            <text:p>15787</text:p>
          </table:table-cell>
          <table:table-cell table:formula="of:=([.A1441]-[.$E$3])^2" office:value-type="float" office:value="27912439.0028759" calcext:value-type="float">
            <text:p>27912439,0028759</text:p>
          </table:table-cell>
          <table:table-cell table:number-columns-repeated="5"/>
          <table:table-cell office:value-type="float" office:value="11741" calcext:value-type="float">
            <text:p>11741</text:p>
          </table:table-cell>
          <table:table-cell table:formula="of:=([.H1441]-[.$L$3])^2" office:value-type="float" office:value="213262.527295352" calcext:value-type="float">
            <text:p>213262,527295352</text:p>
          </table:table-cell>
          <table:table-cell table:number-columns-repeated="55"/>
        </table:table-row>
        <table:table-row table:style-name="ro1">
          <table:table-cell office:value-type="float" office:value="12024" calcext:value-type="float">
            <text:p>12024</text:p>
          </table:table-cell>
          <table:table-cell table:formula="of:=([.A1442]-[.$E$3])^2" office:value-type="float" office:value="2311076.16704673" calcext:value-type="float">
            <text:p>2311076,16704673</text:p>
          </table:table-cell>
          <table:table-cell table:number-columns-repeated="5"/>
          <table:table-cell office:value-type="float" office:value="12235" calcext:value-type="float">
            <text:p>12235</text:p>
          </table:table-cell>
          <table:table-cell table:formula="of:=([.H1442]-[.$L$3])^2" office:value-type="float" office:value="913560.443790904" calcext:value-type="float">
            <text:p>913560,443790904</text:p>
          </table:table-cell>
          <table:table-cell table:number-columns-repeated="55"/>
        </table:table-row>
        <table:table-row table:style-name="ro1">
          <table:table-cell office:value-type="float" office:value="12254" calcext:value-type="float">
            <text:p>12254</text:p>
          </table:table-cell>
          <table:table-cell table:formula="of:=([.A1443]-[.$E$3])^2" office:value-type="float" office:value="3063278.4743124" calcext:value-type="float">
            <text:p>3063278,4743124</text:p>
          </table:table-cell>
          <table:table-cell table:number-columns-repeated="5"/>
          <table:table-cell office:value-type="float" office:value="11465" calcext:value-type="float">
            <text:p>11465</text:p>
          </table:table-cell>
          <table:table-cell table:formula="of:=([.H1443]-[.$L$3])^2" office:value-type="float" office:value="34522.9626136265" calcext:value-type="float">
            <text:p>34522,9626136265</text:p>
          </table:table-cell>
          <table:table-cell table:number-columns-repeated="55"/>
        </table:table-row>
        <table:table-row table:style-name="ro1">
          <table:table-cell office:value-type="float" office:value="12455" calcext:value-type="float">
            <text:p>12455</text:p>
          </table:table-cell>
          <table:table-cell table:formula="of:=([.A1444]-[.$E$3])^2" office:value-type="float" office:value="3807268.88196631" calcext:value-type="float">
            <text:p>3807268,88196631</text:p>
          </table:table-cell>
          <table:table-cell table:number-columns-repeated="5"/>
          <table:table-cell office:value-type="float" office:value="14115" calcext:value-type="float">
            <text:p>14115</text:p>
          </table:table-cell>
          <table:table-cell table:formula="of:=([.H1444]-[.$L$3])^2" office:value-type="float" office:value="8041781.82640555" calcext:value-type="float">
            <text:p>8041781,82640555</text:p>
          </table:table-cell>
          <table:table-cell table:number-columns-repeated="55"/>
        </table:table-row>
        <table:table-row table:style-name="ro1">
          <table:table-cell office:value-type="float" office:value="12084" calcext:value-type="float">
            <text:p>12084</text:p>
          </table:table-cell>
          <table:table-cell table:formula="of:=([.A1445]-[.$E$3])^2" office:value-type="float" office:value="2497102.85589864" calcext:value-type="float">
            <text:p>2497102,85589864</text:p>
          </table:table-cell>
          <table:table-cell table:number-columns-repeated="5"/>
          <table:table-cell office:value-type="float" office:value="11124" calcext:value-type="float">
            <text:p>11124</text:p>
          </table:table-cell>
          <table:table-cell table:formula="of:=([.H1445]-[.$L$3])^2" office:value-type="float" office:value="24085.9352351181" calcext:value-type="float">
            <text:p>24085,9352351181</text:p>
          </table:table-cell>
          <table:table-cell table:number-columns-repeated="55"/>
        </table:table-row>
        <table:table-row table:style-name="ro1">
          <table:table-cell office:value-type="float" office:value="12301" calcext:value-type="float">
            <text:p>12301</text:p>
          </table:table-cell>
          <table:table-cell table:formula="of:=([.A1446]-[.$E$3])^2" office:value-type="float" office:value="3230008.38057973" calcext:value-type="float">
            <text:p>3230008,38057973</text:p>
          </table:table-cell>
          <table:table-cell table:number-columns-repeated="5"/>
          <table:table-cell office:value-type="float" office:value="12254" calcext:value-type="float">
            <text:p>12254</text:p>
          </table:table-cell>
          <table:table-cell table:formula="of:=([.H1446]-[.$L$3])^2" office:value-type="float" office:value="950241.979040733" calcext:value-type="float">
            <text:p>950241,979040733</text:p>
          </table:table-cell>
          <table:table-cell table:number-columns-repeated="55"/>
        </table:table-row>
        <table:table-row table:style-name="ro1">
          <table:table-cell office:value-type="float" office:value="11968" calcext:value-type="float">
            <text:p>11968</text:p>
          </table:table-cell>
          <table:table-cell table:formula="of:=([.A1447]-[.$E$3])^2" office:value-type="float" office:value="2143947.25745161" calcext:value-type="float">
            <text:p>2143947,25745161</text:p>
          </table:table-cell>
          <table:table-cell table:number-columns-repeated="5"/>
          <table:table-cell office:value-type="float" office:value="10380" calcext:value-type="float">
            <text:p>10380</text:p>
          </table:table-cell>
          <table:table-cell table:formula="of:=([.H1447]-[.$L$3])^2" office:value-type="float" office:value="808554.239136554" calcext:value-type="float">
            <text:p>808554,239136554</text:p>
          </table:table-cell>
          <table:table-cell table:number-columns-repeated="55"/>
        </table:table-row>
        <table:table-row table:style-name="ro1">
          <table:table-cell office:value-type="float" office:value="12341" calcext:value-type="float">
            <text:p>12341</text:p>
          </table:table-cell>
          <table:table-cell table:formula="of:=([.A1448]-[.$E$3])^2" office:value-type="float" office:value="3375386.17314767" calcext:value-type="float">
            <text:p>3375386,17314767</text:p>
          </table:table-cell>
          <table:table-cell table:number-columns-repeated="5"/>
          <table:table-cell office:value-type="float" office:value="13774" calcext:value-type="float">
            <text:p>13774</text:p>
          </table:table-cell>
          <table:table-cell table:formula="of:=([.H1448]-[.$L$3])^2" office:value-type="float" office:value="6224044.79902705" calcext:value-type="float">
            <text:p>6224044,79902705</text:p>
          </table:table-cell>
          <table:table-cell table:number-columns-repeated="55"/>
        </table:table-row>
        <table:table-row table:style-name="ro1">
          <table:table-cell office:value-type="float" office:value="12480" calcext:value-type="float">
            <text:p>12480</text:p>
          </table:table-cell>
          <table:table-cell table:formula="of:=([.A1449]-[.$E$3])^2" office:value-type="float" office:value="3905455.00232127" calcext:value-type="float">
            <text:p>3905455,00232127</text:p>
          </table:table-cell>
          <table:table-cell table:number-columns-repeated="5"/>
          <table:table-cell office:value-type="float" office:value="12211" calcext:value-type="float">
            <text:p>12211</text:p>
          </table:table-cell>
          <table:table-cell table:formula="of:=([.H1449]-[.$L$3])^2" office:value-type="float" office:value="868257.872949015" calcext:value-type="float">
            <text:p>868257,872949015</text:p>
          </table:table-cell>
          <table:table-cell table:number-columns-repeated="55"/>
        </table:table-row>
        <table:table-row table:style-name="ro1">
          <table:table-cell office:value-type="float" office:value="12853" calcext:value-type="float">
            <text:p>12853</text:p>
          </table:table-cell>
          <table:table-cell table:formula="of:=([.A1450]-[.$E$3])^2" office:value-type="float" office:value="5518845.91801733" calcext:value-type="float">
            <text:p>5518845,91801733</text:p>
          </table:table-cell>
          <table:table-cell table:number-columns-repeated="5"/>
          <table:table-cell office:value-type="float" office:value="13541" calcext:value-type="float">
            <text:p>13541</text:p>
          </table:table-cell>
          <table:table-cell table:formula="of:=([.H1450]-[.$L$3])^2" office:value-type="float" office:value="5115755.34043704" calcext:value-type="float">
            <text:p>5115755,34043704</text:p>
          </table:table-cell>
          <table:table-cell table:number-columns-repeated="55"/>
        </table:table-row>
        <table:table-row table:style-name="ro1">
          <table:table-cell office:value-type="float" office:value="12387" calcext:value-type="float">
            <text:p>12387</text:p>
          </table:table-cell>
          <table:table-cell table:formula="of:=([.A1451]-[.$E$3])^2" office:value-type="float" office:value="3546526.63460081" calcext:value-type="float">
            <text:p>3546526,63460081</text:p>
          </table:table-cell>
          <table:table-cell table:number-columns-repeated="5"/>
          <table:table-cell office:value-type="float" office:value="11655" calcext:value-type="float">
            <text:p>11655</text:p>
          </table:table-cell>
          <table:table-cell table:formula="of:=([.H1451]-[.$L$3])^2" office:value-type="float" office:value="141228.315111916" calcext:value-type="float">
            <text:p>141228,315111916</text:p>
          </table:table-cell>
          <table:table-cell table:number-columns-repeated="55"/>
        </table:table-row>
        <table:table-row table:style-name="ro1">
          <table:table-cell office:value-type="float" office:value="12949" calcext:value-type="float">
            <text:p>12949</text:p>
          </table:table-cell>
          <table:table-cell table:formula="of:=([.A1452]-[.$E$3])^2" office:value-type="float" office:value="5979112.6201804" calcext:value-type="float">
            <text:p>5979112,6201804</text:p>
          </table:table-cell>
          <table:table-cell table:number-columns-repeated="5"/>
          <table:table-cell office:value-type="float" office:value="13241" calcext:value-type="float">
            <text:p>13241</text:p>
          </table:table-cell>
          <table:table-cell table:formula="of:=([.H1452]-[.$L$3])^2" office:value-type="float" office:value="3848673.20491342" calcext:value-type="float">
            <text:p>3848673,20491342</text:p>
          </table:table-cell>
          <table:table-cell table:number-columns-repeated="55"/>
        </table:table-row>
        <table:table-row table:style-name="ro1">
          <table:table-cell office:value-type="float" office:value="12336" calcext:value-type="float">
            <text:p>12336</text:p>
          </table:table-cell>
          <table:table-cell table:formula="of:=([.A1453]-[.$E$3])^2" office:value-type="float" office:value="3357038.94907668" calcext:value-type="float">
            <text:p>3357038,94907668</text:p>
          </table:table-cell>
          <table:table-cell table:number-columns-repeated="5"/>
          <table:table-cell office:value-type="float" office:value="11846" calcext:value-type="float">
            <text:p>11846</text:p>
          </table:table-cell>
          <table:table-cell table:formula="of:=([.H1453]-[.$L$3])^2" office:value-type="float" office:value="321266.274728617" calcext:value-type="float">
            <text:p>321266,274728617</text:p>
          </table:table-cell>
          <table:table-cell table:number-columns-repeated="55"/>
        </table:table-row>
        <table:table-row table:style-name="ro1">
          <table:table-cell office:value-type="float" office:value="12373" calcext:value-type="float">
            <text:p>12373</text:p>
          </table:table-cell>
          <table:table-cell table:formula="of:=([.A1454]-[.$E$3])^2" office:value-type="float" office:value="3493992.40720203" calcext:value-type="float">
            <text:p>3493992,40720203</text:p>
          </table:table-cell>
          <table:table-cell table:number-columns-repeated="5"/>
          <table:table-cell office:value-type="float" office:value="13968" calcext:value-type="float">
            <text:p>13968</text:p>
          </table:table-cell>
          <table:table-cell table:formula="of:=([.H1454]-[.$L$3])^2" office:value-type="float" office:value="7229664.57999898" calcext:value-type="float">
            <text:p>7229664,57999898</text:p>
          </table:table-cell>
          <table:table-cell table:number-columns-repeated="55"/>
        </table:table-row>
        <table:table-row table:style-name="ro1">
          <table:table-cell office:value-type="float" office:value="11977" calcext:value-type="float">
            <text:p>11977</text:p>
          </table:table-cell>
          <table:table-cell table:formula="of:=([.A1455]-[.$E$3])^2" office:value-type="float" office:value="2170384.2607794" calcext:value-type="float">
            <text:p>2170384,2607794</text:p>
          </table:table-cell>
          <table:table-cell table:number-columns-repeated="5"/>
          <table:table-cell office:value-type="float" office:value="10093" calcext:value-type="float">
            <text:p>10093</text:p>
          </table:table-cell>
          <table:table-cell table:formula="of:=([.H1455]-[.$L$3])^2" office:value-type="float" office:value="1407061.9961523" calcext:value-type="float">
            <text:p>1407061,9961523</text:p>
          </table:table-cell>
          <table:table-cell table:number-columns-repeated="55"/>
        </table:table-row>
        <table:table-row table:style-name="ro1">
          <table:table-cell office:value-type="float" office:value="11920" calcext:value-type="float">
            <text:p>11920</text:p>
          </table:table-cell>
          <table:table-cell table:formula="of:=([.A1456]-[.$E$3])^2" office:value-type="float" office:value="2005685.90637008" calcext:value-type="float">
            <text:p>2005685,90637008</text:p>
          </table:table-cell>
          <table:table-cell table:number-columns-repeated="5"/>
          <table:table-cell office:value-type="float" office:value="13892" calcext:value-type="float">
            <text:p>13892</text:p>
          </table:table-cell>
          <table:table-cell table:formula="of:=([.H1456]-[.$L$3])^2" office:value-type="float" office:value="6826742.43899967" calcext:value-type="float">
            <text:p>6826742,43899967</text:p>
          </table:table-cell>
          <table:table-cell table:number-columns-repeated="55"/>
        </table:table-row>
        <table:table-row table:style-name="ro1">
          <table:table-cell office:value-type="float" office:value="12917" calcext:value-type="float">
            <text:p>12917</text:p>
          </table:table-cell>
          <table:table-cell table:formula="of:=([.A1457]-[.$E$3])^2" office:value-type="float" office:value="5823642.38612604" calcext:value-type="float">
            <text:p>5823642,38612604</text:p>
          </table:table-cell>
          <table:table-cell table:number-columns-repeated="5"/>
          <table:table-cell office:value-type="float" office:value="9981" calcext:value-type="float">
            <text:p>9981</text:p>
          </table:table-cell>
          <table:table-cell table:formula="of:=([.H1457]-[.$L$3])^2" office:value-type="float" office:value="1685313.99889015" calcext:value-type="float">
            <text:p>1685313,99889015</text:p>
          </table:table-cell>
          <table:table-cell table:number-columns-repeated="55"/>
        </table:table-row>
        <table:table-row table:style-name="ro1">
          <table:table-cell office:value-type="float" office:value="15594" calcext:value-type="float">
            <text:p>15594</text:p>
          </table:table-cell>
          <table:table-cell table:formula="of:=([.A1458]-[.$E$3])^2" office:value-type="float" office:value="25910364.1537356" calcext:value-type="float">
            <text:p>25910364,1537356</text:p>
          </table:table-cell>
          <table:table-cell table:number-columns-repeated="5"/>
          <table:table-cell office:value-type="float" office:value="12383" calcext:value-type="float">
            <text:p>12383</text:p>
          </table:table-cell>
          <table:table-cell table:formula="of:=([.H1458]-[.$L$3])^2" office:value-type="float" office:value="1218382.29731589" calcext:value-type="float">
            <text:p>1218382,29731589</text:p>
          </table:table-cell>
          <table:table-cell table:number-columns-repeated="55"/>
        </table:table-row>
        <table:table-row table:style-name="ro1">
          <table:table-cell office:value-type="float" office:value="13190" calcext:value-type="float">
            <text:p>13190</text:p>
          </table:table-cell>
          <table:table-cell table:formula="of:=([.A1459]-[.$E$3])^2" office:value-type="float" office:value="7215790.82040225" calcext:value-type="float">
            <text:p>7215790,82040225</text:p>
          </table:table-cell>
          <table:table-cell table:number-columns-repeated="5"/>
          <table:table-cell office:value-type="float" office:value="12083" calcext:value-type="float">
            <text:p>12083</text:p>
          </table:table-cell>
          <table:table-cell table:formula="of:=([.H1459]-[.$L$3])^2" office:value-type="float" office:value="646100.161792272" calcext:value-type="float">
            <text:p>646100,161792272</text:p>
          </table:table-cell>
          <table:table-cell table:number-columns-repeated="55"/>
        </table:table-row>
        <table:table-row table:style-name="ro1">
          <table:table-cell office:value-type="float" office:value="13280" calcext:value-type="float">
            <text:p>13280</text:p>
          </table:table-cell>
          <table:table-cell table:formula="of:=([.A1460]-[.$E$3])^2" office:value-type="float" office:value="7707410.85368012" calcext:value-type="float">
            <text:p>7707410,85368012</text:p>
          </table:table-cell>
          <table:table-cell table:number-columns-repeated="5"/>
          <table:table-cell office:value-type="float" office:value="12492" calcext:value-type="float">
            <text:p>12492</text:p>
          </table:table-cell>
          <table:table-cell table:formula="of:=([.H1460]-[.$L$3])^2" office:value-type="float" office:value="1470892.4732228" calcext:value-type="float">
            <text:p>1470892,4732228</text:p>
          </table:table-cell>
          <table:table-cell table:number-columns-repeated="55"/>
        </table:table-row>
        <table:table-row table:style-name="ro1">
          <table:table-cell office:value-type="float" office:value="12420" calcext:value-type="float">
            <text:p>12420</text:p>
          </table:table-cell>
          <table:table-cell table:formula="of:=([.A1461]-[.$E$3])^2" office:value-type="float" office:value="3671908.31346936" calcext:value-type="float">
            <text:p>3671908,31346936</text:p>
          </table:table-cell>
          <table:table-cell table:number-columns-repeated="5"/>
          <table:table-cell office:value-type="float" office:value="11006" calcext:value-type="float">
            <text:p>11006</text:p>
          </table:table-cell>
          <table:table-cell table:formula="of:=([.H1461]-[.$L$3])^2" office:value-type="float" office:value="74636.2952624964" calcext:value-type="float">
            <text:p>74636,2952624964</text:p>
          </table:table-cell>
          <table:table-cell table:number-columns-repeated="55"/>
        </table:table-row>
        <table:table-row table:style-name="ro1">
          <table:table-cell office:value-type="float" office:value="12369" calcext:value-type="float">
            <text:p>12369</text:p>
          </table:table-cell>
          <table:table-cell table:formula="of:=([.A1462]-[.$E$3])^2" office:value-type="float" office:value="3479054.62794523" calcext:value-type="float">
            <text:p>3479054,62794523</text:p>
          </table:table-cell>
          <table:table-cell table:number-columns-repeated="5"/>
          <table:table-cell office:value-type="float" office:value="14304" calcext:value-type="float">
            <text:p>14304</text:p>
          </table:table-cell>
          <table:table-cell table:formula="of:=([.H1462]-[.$L$3])^2" office:value-type="float" office:value="9149436.57178543" calcext:value-type="float">
            <text:p>9149436,57178543</text:p>
          </table:table-cell>
          <table:table-cell table:number-columns-repeated="55"/>
        </table:table-row>
        <table:table-row table:style-name="ro1">
          <table:table-cell office:value-type="float" office:value="12436" calcext:value-type="float">
            <text:p>12436</text:p>
          </table:table-cell>
          <table:table-cell table:formula="of:=([.A1463]-[.$E$3])^2" office:value-type="float" office:value="3733483.43049653" calcext:value-type="float">
            <text:p>3733483,43049653</text:p>
          </table:table-cell>
          <table:table-cell table:number-columns-repeated="5"/>
          <table:table-cell office:value-type="float" office:value="16247" calcext:value-type="float">
            <text:p>16247</text:p>
          </table:table-cell>
          <table:table-cell table:formula="of:=([.H1463]-[.$L$3])^2" office:value-type="float" office:value="24679072.20286" calcext:value-type="float">
            <text:p>24679072,20286</text:p>
          </table:table-cell>
          <table:table-cell table:number-columns-repeated="55"/>
        </table:table-row>
        <table:table-row table:style-name="ro1">
          <table:table-cell office:value-type="float" office:value="12664" calcext:value-type="float">
            <text:p>12664</text:p>
          </table:table-cell>
          <table:table-cell table:formula="of:=([.A1464]-[.$E$3])^2" office:value-type="float" office:value="4666560.84813381" calcext:value-type="float">
            <text:p>4666560,84813381</text:p>
          </table:table-cell>
          <table:table-cell table:number-columns-repeated="62"/>
        </table:table-row>
        <table:table-row table:style-name="ro1">
          <table:table-cell office:value-type="float" office:value="11931" calcext:value-type="float">
            <text:p>11931</text:p>
          </table:table-cell>
          <table:table-cell table:formula="of:=([.A1465]-[.$E$3])^2" office:value-type="float" office:value="2036963.79932626" calcext:value-type="float">
            <text:p>2036963,79932626</text:p>
          </table:table-cell>
          <table:table-cell table:number-columns-repeated="62"/>
        </table:table-row>
        <table:table-row table:style-name="ro1">
          <table:table-cell office:value-type="float" office:value="14035" calcext:value-type="float">
            <text:p>14035</text:p>
          </table:table-cell>
          <table:table-cell table:formula="of:=([.A1466]-[.$E$3])^2" office:value-type="float" office:value="12469531.6884" calcext:value-type="float">
            <text:p>12469531,6884</text:p>
          </table:table-cell>
          <table:table-cell table:number-columns-repeated="62"/>
        </table:table-row>
        <table:table-row table:style-name="ro1">
          <table:table-cell office:value-type="float" office:value="11145" calcext:value-type="float">
            <text:p>11145</text:p>
          </table:table-cell>
          <table:table-cell table:formula="of:=([.A1467]-[.$E$3])^2" office:value-type="float" office:value="411166.175366194" calcext:value-type="float">
            <text:p>411166,175366194</text:p>
          </table:table-cell>
          <table:table-cell table:number-columns-repeated="62"/>
        </table:table-row>
        <table:table-row table:style-name="ro1">
          <table:table-cell office:value-type="float" office:value="12064" calcext:value-type="float">
            <text:p>12064</text:p>
          </table:table-cell>
          <table:table-cell table:formula="of:=([.A1468]-[.$E$3])^2" office:value-type="float" office:value="2434293.95961467" calcext:value-type="float">
            <text:p>2434293,95961467</text:p>
          </table:table-cell>
          <table:table-cell table:number-columns-repeated="62"/>
        </table:table-row>
        <table:table-row table:style-name="ro1">
          <table:table-cell office:value-type="float" office:value="13358" calcext:value-type="float">
            <text:p>13358</text:p>
          </table:table-cell>
          <table:table-cell table:formula="of:=([.A1469]-[.$E$3])^2" office:value-type="float" office:value="8146585.54918761" calcext:value-type="float">
            <text:p>8146585,54918761</text:p>
          </table:table-cell>
          <table:table-cell table:number-columns-repeated="62"/>
        </table:table-row>
        <table:table-row table:style-name="ro1">
          <table:table-cell office:value-type="float" office:value="12605" calcext:value-type="float">
            <text:p>12605</text:p>
          </table:table-cell>
          <table:table-cell table:formula="of:=([.A1470]-[.$E$3])^2" office:value-type="float" office:value="4415135.60409609" calcext:value-type="float">
            <text:p>4415135,60409609</text:p>
          </table:table-cell>
          <table:table-cell table:number-columns-repeated="62"/>
        </table:table-row>
        <table:table-row table:style-name="ro1">
          <table:table-cell office:value-type="float" office:value="12732" calcext:value-type="float">
            <text:p>12732</text:p>
          </table:table-cell>
          <table:table-cell table:formula="of:=([.A1471]-[.$E$3])^2" office:value-type="float" office:value="4964975.09549931" calcext:value-type="float">
            <text:p>4964975,09549931</text:p>
          </table:table-cell>
          <table:table-cell table:number-columns-repeated="62"/>
        </table:table-row>
        <table:table-row table:style-name="ro1">
          <table:table-cell office:value-type="float" office:value="11261" calcext:value-type="float">
            <text:p>11261</text:p>
          </table:table-cell>
          <table:table-cell table:formula="of:=([.A1472]-[.$E$3])^2" office:value-type="float" office:value="573385.773813227" calcext:value-type="float">
            <text:p>573385,773813227</text:p>
          </table:table-cell>
          <table:table-cell table:number-columns-repeated="62"/>
        </table:table-row>
        <table:table-row table:style-name="ro1">
          <table:table-cell office:value-type="float" office:value="12311" calcext:value-type="float">
            <text:p>12311</text:p>
          </table:table-cell>
          <table:table-cell table:formula="of:=([.A1473]-[.$E$3])^2" office:value-type="float" office:value="3266052.82872171" calcext:value-type="float">
            <text:p>3266052,82872171</text:p>
          </table:table-cell>
          <table:table-cell table:number-columns-repeated="62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formula="of:=([.A1474]-[.$E$3])^2" office:value-type="float" office:value="1185436.64680269" calcext:value-type="float">
            <text:p>1185436,64680269</text:p>
          </table:table-cell>
          <table:table-cell table:number-columns-repeated="62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formula="of:=([.A1475]-[.$E$3])^2" office:value-type="float" office:value="362136.271317385" calcext:value-type="float">
            <text:p>362136,271317385</text:p>
          </table:table-cell>
          <table:table-cell table:number-columns-repeated="62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([.A1476]-[.$E$3])^2" office:value-type="float" office:value="586415.321788821" calcext:value-type="float">
            <text:p>586415,321788821</text:p>
          </table:table-cell>
          <table:table-cell table:number-columns-repeated="62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formula="of:=([.A1477]-[.$E$3])^2" office:value-type="float" office:value="401674.037263031" calcext:value-type="float">
            <text:p>401674,037263031</text:p>
          </table:table-cell>
          <table:table-cell table:number-columns-repeated="62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formula="of:=([.A1478]-[.$E$3])^2" office:value-type="float" office:value="48302.1903412347" calcext:value-type="float">
            <text:p>48302,1903412347</text:p>
          </table:table-cell>
          <table:table-cell table:number-columns-repeated="62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formula="of:=([.A1479]-[.$E$3])^2" office:value-type="float" office:value="1502530.70725748" calcext:value-type="float">
            <text:p>1502530,70725748</text:p>
          </table:table-cell>
          <table:table-cell table:number-columns-repeated="62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formula="of:=([.A1480]-[.$E$3])^2" office:value-type="float" office:value="387851.930219215" calcext:value-type="float">
            <text:p>387851,930219215</text:p>
          </table:table-cell>
          <table:table-cell table:number-columns-repeated="62"/>
        </table:table-row>
        <table:table-row table:style-name="ro1">
          <table:table-cell office:value-type="float" office:value="11054" calcext:value-type="float">
            <text:p>11054</text:p>
          </table:table-cell>
          <table:table-cell table:formula="of:=([.A1481]-[.$E$3])^2" office:value-type="float" office:value="302744.697274126" calcext:value-type="float">
            <text:p>302744,697274126</text:p>
          </table:table-cell>
          <table:table-cell table:number-columns-repeated="62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formula="of:=([.A1482]-[.$E$3])^2" office:value-type="float" office:value="371828.712803797" calcext:value-type="float">
            <text:p>371828,712803797</text:p>
          </table:table-cell>
          <table:table-cell table:number-columns-repeated="62"/>
        </table:table-row>
        <table:table-row table:style-name="ro1">
          <table:table-cell office:value-type="float" office:value="10791" calcext:value-type="float">
            <text:p>10791</text:p>
          </table:table-cell>
          <table:table-cell table:formula="of:=([.A1483]-[.$E$3])^2" office:value-type="float" office:value="82496.7111399044" calcext:value-type="float">
            <text:p>82496,7111399044</text:p>
          </table:table-cell>
          <table:table-cell table:number-columns-repeated="62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formula="of:=([.A1484]-[.$E$3])^2" office:value-type="float" office:value="1425104.94131184" calcext:value-type="float">
            <text:p>1425104,94131184</text:p>
          </table:table-cell>
          <table:table-cell table:number-columns-repeated="62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formula="of:=([.A1485]-[.$E$3])^2" office:value-type="float" office:value="243816.311250829" calcext:value-type="float">
            <text:p>243816,311250829</text:p>
          </table:table-cell>
          <table:table-cell table:number-columns-repeated="62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formula="of:=([.A1486]-[.$E$3])^2" office:value-type="float" office:value="386607.375033414" calcext:value-type="float">
            <text:p>386607,375033414</text:p>
          </table:table-cell>
          <table:table-cell table:number-columns-repeated="62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formula="of:=([.A1487]-[.$E$3])^2" office:value-type="float" office:value="597185.208089431" calcext:value-type="float">
            <text:p>597185,208089431</text:p>
          </table:table-cell>
          <table:table-cell table:number-columns-repeated="62"/>
        </table:table-row>
        <table:table-row table:style-name="ro1">
          <table:table-cell office:value-type="float" office:value="10910" calcext:value-type="float">
            <text:p>10910</text:p>
          </table:table-cell>
          <table:table-cell table:formula="of:=([.A1488]-[.$E$3])^2" office:value-type="float" office:value="165016.644029533" calcext:value-type="float">
            <text:p>165016,644029533</text:p>
          </table:table-cell>
          <table:table-cell table:number-columns-repeated="62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formula="of:=([.A1489]-[.$E$3])^2" office:value-type="float" office:value="1003558.34563796" calcext:value-type="float">
            <text:p>1003558,34563796</text:p>
          </table:table-cell>
          <table:table-cell table:number-columns-repeated="62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formula="of:=([.A1490]-[.$E$3])^2" office:value-type="float" office:value="989582.459337351" calcext:value-type="float">
            <text:p>989582,459337351</text:p>
          </table:table-cell>
          <table:table-cell table:number-columns-repeated="62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formula="of:=([.A1491]-[.$E$3])^2" office:value-type="float" office:value="718726.847024539" calcext:value-type="float">
            <text:p>718726,847024539</text:p>
          </table:table-cell>
          <table:table-cell table:number-columns-repeated="62"/>
        </table:table-row>
        <table:table-row table:style-name="ro1">
          <table:table-cell office:value-type="float" office:value="11127" calcext:value-type="float">
            <text:p>11127</text:p>
          </table:table-cell>
          <table:table-cell table:formula="of:=([.A1492]-[.$E$3])^2" office:value-type="float" office:value="388406.16871062" calcext:value-type="float">
            <text:p>388406,16871062</text:p>
          </table:table-cell>
          <table:table-cell table:number-columns-repeated="62"/>
        </table:table-row>
        <table:table-row table:style-name="ro1">
          <table:table-cell office:value-type="float" office:value="12691" calcext:value-type="float">
            <text:p>12691</text:p>
          </table:table-cell>
          <table:table-cell table:formula="of:=([.A1493]-[.$E$3])^2" office:value-type="float" office:value="4783941.85811717" calcext:value-type="float">
            <text:p>4783941,85811717</text:p>
          </table:table-cell>
          <table:table-cell table:number-columns-repeated="62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formula="of:=([.A1494]-[.$E$3])^2" office:value-type="float" office:value="683561.188122709" calcext:value-type="float">
            <text:p>683561,188122709</text:p>
          </table:table-cell>
          <table:table-cell table:number-columns-repeated="62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([.A1495]-[.$E$3])^2" office:value-type="float" office:value="608053.094390041" calcext:value-type="float">
            <text:p>608053,094390041</text:p>
          </table:table-cell>
          <table:table-cell table:number-columns-repeated="62"/>
        </table:table-row>
        <table:table-row table:style-name="ro1">
          <table:table-cell office:value-type="float" office:value="12217" calcext:value-type="float">
            <text:p>12217</text:p>
          </table:table-cell>
          <table:table-cell table:formula="of:=([.A1496]-[.$E$3])^2" office:value-type="float" office:value="2935131.01618705" calcext:value-type="float">
            <text:p>2935131,01618705</text:p>
          </table:table-cell>
          <table:table-cell table:number-columns-repeated="62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([.A1497]-[.$E$3])^2" office:value-type="float" office:value="506627.341755543" calcext:value-type="float">
            <text:p>506627,341755543</text:p>
          </table:table-cell>
          <table:table-cell table:number-columns-repeated="62"/>
        </table:table-row>
        <table:table-row table:style-name="ro1">
          <table:table-cell office:value-type="float" office:value="11835" calcext:value-type="float">
            <text:p>11835</text:p>
          </table:table-cell>
          <table:table-cell table:formula="of:=([.A1498]-[.$E$3])^2" office:value-type="float" office:value="1772153.0971632" calcext:value-type="float">
            <text:p>1772153,0971632</text:p>
          </table:table-cell>
          <table:table-cell table:number-columns-repeated="62"/>
        </table:table-row>
        <table:table-row table:style-name="ro1">
          <table:table-cell office:value-type="float" office:value="12254" calcext:value-type="float">
            <text:p>12254</text:p>
          </table:table-cell>
          <table:table-cell table:formula="of:=([.A1499]-[.$E$3])^2" office:value-type="float" office:value="3063278.4743124" calcext:value-type="float">
            <text:p>3063278,4743124</text:p>
          </table:table-cell>
          <table:table-cell table:number-columns-repeated="62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([.A1500]-[.$E$3])^2" office:value-type="float" office:value="177896.337873126" calcext:value-type="float">
            <text:p>177896,337873126</text:p>
          </table:table-cell>
          <table:table-cell table:number-columns-repeated="62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([.A1501]-[.$E$3])^2" office:value-type="float" office:value="3338.25024140136" calcext:value-type="float">
            <text:p>3338,25024140136</text:p>
          </table:table-cell>
          <table:table-cell table:number-columns-repeated="62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formula="of:=([.A1502]-[.$E$3])^2" office:value-type="float" office:value="1140.92578216679" calcext:value-type="float">
            <text:p>1140,92578216679</text:p>
          </table:table-cell>
          <table:table-cell table:number-columns-repeated="62"/>
        </table:table-row>
        <table:table-row table:style-name="ro1">
          <table:table-cell office:value-type="float" office:value="10836" calcext:value-type="float">
            <text:p>10836</text:p>
          </table:table-cell>
          <table:table-cell table:formula="of:=([.A1503]-[.$E$3])^2" office:value-type="float" office:value="110371.72777884" calcext:value-type="float">
            <text:p>110371,72777884</text:p>
          </table:table-cell>
          <table:table-cell table:number-columns-repeated="62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formula="of:=([.A1504]-[.$E$3])^2" office:value-type="float" office:value="512337.562498749" calcext:value-type="float">
            <text:p>512337,562498749</text:p>
          </table:table-cell>
          <table:table-cell table:number-columns-repeated="62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([.A1505]-[.$E$3])^2" office:value-type="float" office:value="1604725.46987534" calcext:value-type="float">
            <text:p>1604725,46987534</text:p>
          </table:table-cell>
          <table:table-cell table:number-columns-repeated="62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formula="of:=([.A1506]-[.$E$3])^2" office:value-type="float" office:value="110076.371150996" calcext:value-type="float">
            <text:p>110076,371150996</text:p>
          </table:table-cell>
          <table:table-cell table:number-columns-repeated="62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formula="of:=([.A1507]-[.$E$3])^2" office:value-type="float" office:value="606494.53920424" calcext:value-type="float">
            <text:p>606494,53920424</text:p>
          </table:table-cell>
          <table:table-cell table:number-columns-repeated="62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formula="of:=([.A1508]-[.$E$3])^2" office:value-type="float" office:value="15932.0960539363" calcext:value-type="float">
            <text:p>15932,0960539363</text:p>
          </table:table-cell>
          <table:table-cell table:number-columns-repeated="62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formula="of:=([.A1509]-[.$E$3])^2" office:value-type="float" office:value="357338.050574179" calcext:value-type="float">
            <text:p>357338,050574179</text:p>
          </table:table-cell>
          <table:table-cell table:number-columns-repeated="62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formula="of:=([.A1510]-[.$E$3])^2" office:value-type="float" office:value="419615.809864251" calcext:value-type="float">
            <text:p>419615,809864251</text:p>
          </table:table-cell>
          <table:table-cell table:number-columns-repeated="62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formula="of:=([.A1511]-[.$E$3])^2" office:value-type="float" office:value="1033836.67342498" calcext:value-type="float">
            <text:p>1033836,67342498</text:p>
          </table:table-cell>
          <table:table-cell table:number-columns-repeated="62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([.A1512]-[.$E$3])^2" office:value-type="float" office:value="993565.569708954" calcext:value-type="float">
            <text:p>993565,569708954</text:p>
          </table:table-cell>
          <table:table-cell table:number-columns-repeated="62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formula="of:=([.A1513]-[.$E$3])^2" office:value-type="float" office:value="534035.890285771" calcext:value-type="float">
            <text:p>534035,890285771</text:p>
          </table:table-cell>
          <table:table-cell table:number-columns-repeated="62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formula="of:=([.A1514]-[.$E$3])^2" office:value-type="float" office:value="2785.47431239416" calcext:value-type="float">
            <text:p>2785,47431239416</text:p>
          </table:table-cell>
          <table:table-cell table:number-columns-repeated="62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formula="of:=([.A1515]-[.$E$3])^2" office:value-type="float" office:value="415738.144306847" calcext:value-type="float">
            <text:p>415738,144306847</text:p>
          </table:table-cell>
          <table:table-cell table:number-columns-repeated="62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formula="of:=([.A1516]-[.$E$3])^2" office:value-type="float" office:value="325787.06055754" calcext:value-type="float">
            <text:p>325787,06055754</text:p>
          </table:table-cell>
          <table:table-cell table:number-columns-repeated="62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formula="of:=([.A1517]-[.$E$3])^2" office:value-type="float" office:value="98456.3778065701" calcext:value-type="float">
            <text:p>98456,3778065701</text:p>
          </table:table-cell>
          <table:table-cell table:number-columns-repeated="62"/>
        </table:table-row>
        <table:table-row table:style-name="ro1">
          <table:table-cell office:value-type="float" office:value="12140" calcext:value-type="float">
            <text:p>12140</text:p>
          </table:table-cell>
          <table:table-cell table:formula="of:=([.A1518]-[.$E$3])^2" office:value-type="float" office:value="2677223.76549376" calcext:value-type="float">
            <text:p>2677223,76549376</text:p>
          </table:table-cell>
          <table:table-cell table:number-columns-repeated="62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formula="of:=([.A1519]-[.$E$3])^2" office:value-type="float" office:value="2331049.81818372" calcext:value-type="float">
            <text:p>2331049,81818372</text:p>
          </table:table-cell>
          <table:table-cell table:number-columns-repeated="62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([.A1520]-[.$E$3])^2" office:value-type="float" office:value="233074.204207014" calcext:value-type="float">
            <text:p>233074,204207014</text:p>
          </table:table-cell>
          <table:table-cell table:number-columns-repeated="62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formula="of:=([.A1521]-[.$E$3])^2" office:value-type="float" office:value="389098.485405017" calcext:value-type="float">
            <text:p>389098,485405017</text:p>
          </table:table-cell>
          <table:table-cell table:number-columns-repeated="62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formula="of:=([.A1522]-[.$E$3])^2" office:value-type="float" office:value="566674.104373403" calcext:value-type="float">
            <text:p>566674,104373403</text:p>
          </table:table-cell>
          <table:table-cell table:number-columns-repeated="62"/>
        </table:table-row>
        <table:table-row table:style-name="ro1">
          <table:table-cell office:value-type="float" office:value="11037" calcext:value-type="float">
            <text:p>11037</text:p>
          </table:table-cell>
          <table:table-cell table:formula="of:=([.A1523]-[.$E$3])^2" office:value-type="float" office:value="284326.13543275" calcext:value-type="float">
            <text:p>284326,13543275</text:p>
          </table:table-cell>
          <table:table-cell table:number-columns-repeated="62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formula="of:=([.A1524]-[.$E$3])^2" office:value-type="float" office:value="452629.689509287" calcext:value-type="float">
            <text:p>452629,689509287</text:p>
          </table:table-cell>
          <table:table-cell table:number-columns-repeated="62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formula="of:=([.A1525]-[.$E$3])^2" office:value-type="float" office:value="1058383.3356546" calcext:value-type="float">
            <text:p>1058383,3356546</text:p>
          </table:table-cell>
          <table:table-cell table:number-columns-repeated="62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formula="of:=([.A1526]-[.$E$3])^2" office:value-type="float" office:value="921173.027834301" calcext:value-type="float">
            <text:p>921173,027834301</text:p>
          </table:table-cell>
          <table:table-cell table:number-columns-repeated="62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formula="of:=([.A1527]-[.$E$3])^2" office:value-type="float" office:value="822245.602986824" calcext:value-type="float">
            <text:p>822245,602986824</text:p>
          </table:table-cell>
          <table:table-cell table:number-columns-repeated="62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formula="of:=([.A1528]-[.$E$3])^2" office:value-type="float" office:value="14938.3167971421" calcext:value-type="float">
            <text:p>14938,3167971421</text:p>
          </table:table-cell>
          <table:table-cell table:number-columns-repeated="62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formula="of:=([.A1529]-[.$E$3])^2" office:value-type="float" office:value="302255.40165571" calcext:value-type="float">
            <text:p>302255,40165571</text:p>
          </table:table-cell>
          <table:table-cell table:number-columns-repeated="62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([.A1530]-[.$E$3])^2" office:value-type="float" office:value="800626.940757207" calcext:value-type="float">
            <text:p>800626,940757207</text:p>
          </table:table-cell>
          <table:table-cell table:number-columns-repeated="62"/>
        </table:table-row>
        <table:table-row table:style-name="ro1">
          <table:table-cell office:value-type="float" office:value="10744" calcext:value-type="float">
            <text:p>10744</text:p>
          </table:table-cell>
          <table:table-cell table:formula="of:=([.A1531]-[.$E$3])^2" office:value-type="float" office:value="57706.8048725721" calcext:value-type="float">
            <text:p>57706,8048725721</text:p>
          </table:table-cell>
          <table:table-cell table:number-columns-repeated="62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formula="of:=([.A1532]-[.$E$3])^2" office:value-type="float" office:value="1475684.60021367" calcext:value-type="float">
            <text:p>1475684,60021367</text:p>
          </table:table-cell>
          <table:table-cell table:number-columns-repeated="62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formula="of:=([.A1533]-[.$E$3])^2" office:value-type="float" office:value="163.266880336537" calcext:value-type="float">
            <text:p>163,266880336537</text:p>
          </table:table-cell>
          <table:table-cell table:number-columns-repeated="62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([.A1534]-[.$E$3])^2" office:value-type="float" office:value="64911.6218442851" calcext:value-type="float">
            <text:p>64911,6218442851</text:p>
          </table:table-cell>
          <table:table-cell table:number-columns-repeated="62"/>
        </table:table-row>
        <table:table-row table:style-name="ro1">
          <table:table-cell office:value-type="float" office:value="11038" calcext:value-type="float">
            <text:p>11038</text:p>
          </table:table-cell>
          <table:table-cell table:formula="of:=([.A1535]-[.$E$3])^2" office:value-type="float" office:value="285393.580246949" calcext:value-type="float">
            <text:p>285393,580246949</text:p>
          </table:table-cell>
          <table:table-cell table:number-columns-repeated="62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formula="of:=([.A1536]-[.$E$3])^2" office:value-type="float" office:value="620593.535876453" calcext:value-type="float">
            <text:p>620593,535876453</text:p>
          </table:table-cell>
          <table:table-cell table:number-columns-repeated="62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formula="of:=([.A1537]-[.$E$3])^2" office:value-type="float" office:value="948242.800435521" calcext:value-type="float">
            <text:p>948242,800435521</text:p>
          </table:table-cell>
          <table:table-cell table:number-columns-repeated="62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formula="of:=([.A1538]-[.$E$3])^2" office:value-type="float" office:value="2832.62461744146" calcext:value-type="float">
            <text:p>2832,62461744146</text:p>
          </table:table-cell>
          <table:table-cell table:number-columns-repeated="6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([.A1539]-[.$E$3])^2" office:value-type="float" office:value="161425.234157097" calcext:value-type="float">
            <text:p>161425,234157097</text:p>
          </table:table-cell>
          <table:table-cell table:number-columns-repeated="62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formula="of:=([.A1540]-[.$E$3])^2" office:value-type="float" office:value="554693.662886991" calcext:value-type="float">
            <text:p>554693,662886991</text:p>
          </table:table-cell>
          <table:table-cell table:number-columns-repeated="62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formula="of:=([.A1541]-[.$E$3])^2" office:value-type="float" office:value="445926.91358028" calcext:value-type="float">
            <text:p>445926,91358028</text:p>
          </table:table-cell>
          <table:table-cell table:number-columns-repeated="62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formula="of:=([.A1542]-[.$E$3])^2" office:value-type="float" office:value="522407.448799359" calcext:value-type="float">
            <text:p>522407,448799359</text:p>
          </table:table-cell>
          <table:table-cell table:number-columns-repeated="62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formula="of:=([.A1543]-[.$E$3])^2" office:value-type="float" office:value="10978.3439740691" calcext:value-type="float">
            <text:p>10978,3439740691</text:p>
          </table:table-cell>
          <table:table-cell table:number-columns-repeated="62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([.A1544]-[.$E$3])^2" office:value-type="float" office:value="26171.9895647512" calcext:value-type="float">
            <text:p>26171,9895647512</text:p>
          </table:table-cell>
          <table:table-cell table:number-columns-repeated="62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formula="of:=([.A1545]-[.$E$3])^2" office:value-type="float" office:value="548751.442143785" calcext:value-type="float">
            <text:p>548751,442143785</text:p>
          </table:table-cell>
          <table:table-cell table:number-columns-repeated="62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formula="of:=([.A1546]-[.$E$3])^2" office:value-type="float" office:value="1066629.55639781" calcext:value-type="float">
            <text:p>1066629,55639781</text:p>
          </table:table-cell>
          <table:table-cell table:number-columns-repeated="62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formula="of:=([.A1547]-[.$E$3])^2" office:value-type="float" office:value="1070764.66676941" calcext:value-type="float">
            <text:p>1070764,66676941</text:p>
          </table:table-cell>
          <table:table-cell table:number-columns-repeated="62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formula="of:=([.A1548]-[.$E$3])^2" office:value-type="float" office:value="16698.430496532" calcext:value-type="float">
            <text:p>16698,430496532</text:p>
          </table:table-cell>
          <table:table-cell table:number-columns-repeated="62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formula="of:=([.A1549]-[.$E$3])^2" office:value-type="float" office:value="35260.4243955886" calcext:value-type="float">
            <text:p>35260,4243955886</text:p>
          </table:table-cell>
          <table:table-cell table:number-columns-repeated="62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formula="of:=([.A1550]-[.$E$3])^2" office:value-type="float" office:value="2451659.47042997" calcext:value-type="float">
            <text:p>2451659,47042997</text:p>
          </table:table-cell>
          <table:table-cell table:number-columns-repeated="62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formula="of:=([.A1551]-[.$E$3])^2" office:value-type="float" office:value="1292263.29572116" calcext:value-type="float">
            <text:p>1292263,29572116</text:p>
          </table:table-cell>
          <table:table-cell table:number-columns-repeated="62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formula="of:=([.A1552]-[.$E$3])^2" office:value-type="float" office:value="641244.753291872" calcext:value-type="float">
            <text:p>641244,753291872</text:p>
          </table:table-cell>
          <table:table-cell table:number-columns-repeated="62"/>
        </table:table-row>
        <table:table-row table:style-name="ro1">
          <table:table-cell office:value-type="float" office:value="10207" calcext:value-type="float">
            <text:p>10207</text:p>
          </table:table-cell>
          <table:table-cell table:formula="of:=([.A1553]-[.$E$3])^2" office:value-type="float" office:value="88076.9396479457" calcext:value-type="float">
            <text:p>88076,9396479457</text:p>
          </table:table-cell>
          <table:table-cell table:number-columns-repeated="62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formula="of:=([.A1554]-[.$E$3])^2" office:value-type="float" office:value="447263.468766082" calcext:value-type="float">
            <text:p>447263,468766082</text:p>
          </table:table-cell>
          <table:table-cell table:number-columns-repeated="62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formula="of:=([.A1555]-[.$E$3])^2" office:value-type="float" office:value="2831740.42716874" calcext:value-type="float">
            <text:p>2831740,42716874</text:p>
          </table:table-cell>
          <table:table-cell table:number-columns-repeated="62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formula="of:=([.A1556]-[.$E$3])^2" office:value-type="float" office:value="17482.7649391277" calcext:value-type="float">
            <text:p>17482,7649391277</text:p>
          </table:table-cell>
          <table:table-cell table:number-columns-repeated="62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([.A1557]-[.$E$3])^2" office:value-type="float" office:value="10156.1232308633" calcext:value-type="float">
            <text:p>10156,1232308633</text:p>
          </table:table-cell>
          <table:table-cell table:number-columns-repeated="62"/>
        </table:table-row>
        <table:table-row table:style-name="ro1">
          <table:table-cell office:value-type="float" office:value="12482" calcext:value-type="float">
            <text:p>12482</text:p>
          </table:table-cell>
          <table:table-cell table:formula="of:=([.A1558]-[.$E$3])^2" office:value-type="float" office:value="3913363.89194967" calcext:value-type="float">
            <text:p>3913363,89194967</text:p>
          </table:table-cell>
          <table:table-cell table:number-columns-repeated="62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([.A1559]-[.$E$3])^2" office:value-type="float" office:value="32319.9829091771" calcext:value-type="float">
            <text:p>32319,9829091771</text:p>
          </table:table-cell>
          <table:table-cell table:number-columns-repeated="62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([.A1560]-[.$E$3])^2" office:value-type="float" office:value="608053.094390041" calcext:value-type="float">
            <text:p>608053,094390041</text:p>
          </table:table-cell>
          <table:table-cell table:number-columns-repeated="62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formula="of:=([.A1561]-[.$E$3])^2" office:value-type="float" office:value="176213.227501523" calcext:value-type="float">
            <text:p>176213,227501523</text:p>
          </table:table-cell>
          <table:table-cell table:number-columns-repeated="62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formula="of:=([.A1562]-[.$E$3])^2" office:value-type="float" office:value="829515.82373003" calcext:value-type="float">
            <text:p>829515,82373003</text:p>
          </table:table-cell>
          <table:table-cell table:number-columns-repeated="62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formula="of:=([.A1563]-[.$E$3])^2" office:value-type="float" office:value="13741.0927261493" calcext:value-type="float">
            <text:p>13741,0927261493</text:p>
          </table:table-cell>
          <table:table-cell table:number-columns-repeated="62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formula="of:=([.A1564]-[.$E$3])^2" office:value-type="float" office:value="1934262.31291472" calcext:value-type="float">
            <text:p>1934262,31291472</text:p>
          </table:table-cell>
          <table:table-cell table:number-columns-repeated="62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formula="of:=([.A1565]-[.$E$3])^2" office:value-type="float" office:value="6525.01951483449" calcext:value-type="float">
            <text:p>6525,01951483449</text:p>
          </table:table-cell>
          <table:table-cell table:number-columns-repeated="62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formula="of:=([.A1566]-[.$E$3])^2" office:value-type="float" office:value="606494.53920424" calcext:value-type="float">
            <text:p>606494,53920424</text:p>
          </table:table-cell>
          <table:table-cell table:number-columns-repeated="62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formula="of:=([.A1567]-[.$E$3])^2" office:value-type="float" office:value="2005.03282598263" calcext:value-type="float">
            <text:p>2005,03282598263</text:p>
          </table:table-cell>
          <table:table-cell table:number-columns-repeated="62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formula="of:=([.A1568]-[.$E$3])^2" office:value-type="float" office:value="350200.719459371" calcext:value-type="float">
            <text:p>350200,719459371</text:p>
          </table:table-cell>
          <table:table-cell table:number-columns-repeated="62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formula="of:=([.A1569]-[.$E$3])^2" office:value-type="float" office:value="1813809.88473946" calcext:value-type="float">
            <text:p>1813809,88473946</text:p>
          </table:table-cell>
          <table:table-cell table:number-columns-repeated="62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formula="of:=([.A1570]-[.$E$3])^2" office:value-type="float" office:value="436627.02727967" calcext:value-type="float">
            <text:p>436627,02727967</text:p>
          </table:table-cell>
          <table:table-cell table:number-columns-repeated="62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formula="of:=([.A1571]-[.$E$3])^2" office:value-type="float" office:value="2620440.89527745" calcext:value-type="float">
            <text:p>2620440,89527745</text:p>
          </table:table-cell>
          <table:table-cell table:number-columns-repeated="62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([.A1572]-[.$E$3])^2" office:value-type="float" office:value="915423.362276896" calcext:value-type="float">
            <text:p>915423,362276896</text:p>
          </table:table-cell>
          <table:table-cell table:number-columns-repeated="62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formula="of:=([.A1573]-[.$E$3])^2" office:value-type="float" office:value="402942.592448833" calcext:value-type="float">
            <text:p>402942,592448833</text:p>
          </table:table-cell>
          <table:table-cell table:number-columns-repeated="62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formula="of:=([.A1574]-[.$E$3])^2" office:value-type="float" office:value="95962.1570633644" calcext:value-type="float">
            <text:p>95962,1570633644</text:p>
          </table:table-cell>
          <table:table-cell table:number-columns-repeated="62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formula="of:=([.A1575]-[.$E$3])^2" office:value-type="float" office:value="441929.248022876" calcext:value-type="float">
            <text:p>441929,248022876</text:p>
          </table:table-cell>
          <table:table-cell table:number-columns-repeated="62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formula="of:=([.A1576]-[.$E$3])^2" office:value-type="float" office:value="503784.231383941" calcext:value-type="float">
            <text:p>503784,231383941</text:p>
          </table:table-cell>
          <table:table-cell table:number-columns-repeated="62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formula="of:=([.A1577]-[.$E$3])^2" office:value-type="float" office:value="761740.726669575" calcext:value-type="float">
            <text:p>761740,726669575</text:p>
          </table:table-cell>
          <table:table-cell table:number-columns-repeated="62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([.A1578]-[.$E$3])^2" office:value-type="float" office:value="338465.167601356" calcext:value-type="float">
            <text:p>338465,167601356</text:p>
          </table:table-cell>
          <table:table-cell table:number-columns-repeated="62"/>
        </table:table-row>
        <table:table-row table:style-name="ro1">
          <table:table-cell office:value-type="float" office:value="24528" calcext:value-type="float">
            <text:p>24528</text:p>
          </table:table-cell>
          <table:table-cell table:formula="of:=([.A1579]-[.$E$3])^2" office:value-type="float" office:value="196678814.123786" calcext:value-type="float">
            <text:p>196678814,123786</text:p>
          </table:table-cell>
          <table:table-cell table:number-columns-repeated="62"/>
        </table:table-row>
        <table:table-row table:style-name="ro1">
          <table:table-cell office:value-type="float" office:value="24770" calcext:value-type="float">
            <text:p>24770</text:p>
          </table:table-cell>
          <table:table-cell table:formula="of:=([.A1580]-[.$E$3])^2" office:value-type="float" office:value="203525101.768822" calcext:value-type="float">
            <text:p>203525101,768822</text:p>
          </table:table-cell>
          <table:table-cell table:number-columns-repeated="62"/>
        </table:table-row>
        <table:table-row table:style-name="ro1">
          <table:table-cell office:value-type="float" office:value="17918" calcext:value-type="float">
            <text:p>17918</text:p>
          </table:table-cell>
          <table:table-cell table:formula="of:=([.A1581]-[.$E$3])^2" office:value-type="float" office:value="54970693.901933" calcext:value-type="float">
            <text:p>54970693,901933</text:p>
          </table:table-cell>
          <table:table-cell table:number-columns-repeated="62"/>
        </table:table-row>
        <table:table-row table:style-name="ro1">
          <table:table-cell office:value-type="float" office:value="11103" calcext:value-type="float">
            <text:p>11103</text:p>
          </table:table-cell>
          <table:table-cell table:formula="of:=([.A1582]-[.$E$3])^2" office:value-type="float" office:value="359067.493169855" calcext:value-type="float">
            <text:p>359067,493169855</text:p>
          </table:table-cell>
          <table:table-cell table:number-columns-repeated="62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formula="of:=([.A1583]-[.$E$3])^2" office:value-type="float" office:value="5860164.15429021" calcext:value-type="float">
            <text:p>5860164,15429021</text:p>
          </table:table-cell>
          <table:table-cell table:number-columns-repeated="62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([.A1584]-[.$E$3])^2" office:value-type="float" office:value="9362238.91801733" calcext:value-type="float">
            <text:p>9362238,91801733</text:p>
          </table:table-cell>
          <table:table-cell table:number-columns-repeated="62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formula="of:=([.A1585]-[.$E$3])^2" office:value-type="float" office:value="3860350.98956475" calcext:value-type="float">
            <text:p>3860350,98956475</text:p>
          </table:table-cell>
          <table:table-cell table:number-columns-repeated="62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formula="of:=([.A1586]-[.$E$3])^2" office:value-type="float" office:value="3315231.04280934" calcext:value-type="float">
            <text:p>3315231,04280934</text:p>
          </table:table-cell>
          <table:table-cell table:number-columns-repeated="62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formula="of:=([.A1587]-[.$E$3])^2" office:value-type="float" office:value="3395829.25689697" calcext:value-type="float">
            <text:p>3395829,25689697</text:p>
          </table:table-cell>
          <table:table-cell table:number-columns-repeated="62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formula="of:=([.A1588]-[.$E$3])^2" office:value-type="float" office:value="3002518.18645881" calcext:value-type="float">
            <text:p>3002518,18645881</text:p>
          </table:table-cell>
          <table:table-cell table:number-columns-repeated="62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formula="of:=([.A1589]-[.$E$3])^2" office:value-type="float" office:value="3477395.4709846" calcext:value-type="float">
            <text:p>3477395,4709846</text:p>
          </table:table-cell>
          <table:table-cell table:number-columns-repeated="62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formula="of:=([.A1590]-[.$E$3])^2" office:value-type="float" office:value="2517863.1293318" calcext:value-type="float">
            <text:p>2517863,1293318</text:p>
          </table:table-cell>
          <table:table-cell table:number-columns-repeated="62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formula="of:=([.A1591]-[.$E$3])^2" office:value-type="float" office:value="2992130.52090141" calcext:value-type="float">
            <text:p>2992130,52090141</text:p>
          </table:table-cell>
          <table:table-cell table:number-columns-repeated="62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formula="of:=([.A1592]-[.$E$3])^2" office:value-type="float" office:value="3995111.865882" calcext:value-type="float">
            <text:p>3995111,865882</text:p>
          </table:table-cell>
          <table:table-cell table:number-columns-repeated="62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formula="of:=([.A1593]-[.$E$3])^2" office:value-type="float" office:value="5358195.30459525" calcext:value-type="float">
            <text:p>5358195,30459525</text:p>
          </table:table-cell>
          <table:table-cell table:number-columns-repeated="62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formula="of:=([.A1594]-[.$E$3])^2" office:value-type="float" office:value="4518930.37447878" calcext:value-type="float">
            <text:p>4518930,37447878</text:p>
          </table:table-cell>
          <table:table-cell table:number-columns-repeated="62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formula="of:=([.A1595]-[.$E$3])^2" office:value-type="float" office:value="4489218.48817817" calcext:value-type="float">
            <text:p>4489218,48817817</text:p>
          </table:table-cell>
          <table:table-cell table:number-columns-repeated="62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([.A1596]-[.$E$3])^2" office:value-type="float" office:value="5451186.40831128" calcext:value-type="float">
            <text:p>5451186,40831128</text:p>
          </table:table-cell>
          <table:table-cell table:number-columns-repeated="62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formula="of:=([.A1597]-[.$E$3])^2" office:value-type="float" office:value="3235600.82872171" calcext:value-type="float">
            <text:p>3235600,82872171</text:p>
          </table:table-cell>
          <table:table-cell table:number-columns-repeated="62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formula="of:=([.A1598]-[.$E$3])^2" office:value-type="float" office:value="2324946.70781211" calcext:value-type="float">
            <text:p>2324946,70781211</text:p>
          </table:table-cell>
          <table:table-cell table:number-columns-repeated="62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formula="of:=([.A1599]-[.$E$3])^2" office:value-type="float" office:value="6174119.6861815" calcext:value-type="float">
            <text:p>6174119,6861815</text:p>
          </table:table-cell>
          <table:table-cell table:number-columns-repeated="62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formula="of:=([.A1600]-[.$E$3])^2" office:value-type="float" office:value="5446517.85312548" calcext:value-type="float">
            <text:p>5446517,85312548</text:p>
          </table:table-cell>
          <table:table-cell table:number-columns-repeated="62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formula="of:=([.A1601]-[.$E$3])^2" office:value-type="float" office:value="4967449.55861633" calcext:value-type="float">
            <text:p>4967449,55861633</text:p>
          </table:table-cell>
          <table:table-cell table:number-columns-repeated="62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formula="of:=([.A1602]-[.$E$3])^2" office:value-type="float" office:value="3044248.84868843" calcext:value-type="float">
            <text:p>3044248,84868843</text:p>
          </table:table-cell>
          <table:table-cell table:number-columns-repeated="62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formula="of:=([.A1603]-[.$E$3])^2" office:value-type="float" office:value="3206884.3872353" calcext:value-type="float">
            <text:p>3206884,3872353</text:p>
          </table:table-cell>
          <table:table-cell table:number-columns-repeated="62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formula="of:=([.A1604]-[.$E$3])^2" office:value-type="float" office:value="2705293.33010829" calcext:value-type="float">
            <text:p>2705293,33010829</text:p>
          </table:table-cell>
          <table:table-cell table:number-columns-repeated="62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formula="of:=([.A1605]-[.$E$3])^2" office:value-type="float" office:value="991573.014523153" calcext:value-type="float">
            <text:p>991573,014523153</text:p>
          </table:table-cell>
          <table:table-cell table:number-columns-repeated="62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formula="of:=([.A1606]-[.$E$3])^2" office:value-type="float" office:value="5620586.39500013" calcext:value-type="float">
            <text:p>5620586,39500013</text:p>
          </table:table-cell>
          <table:table-cell table:number-columns-repeated="62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formula="of:=([.A1607]-[.$E$3])^2" office:value-type="float" office:value="5007648.55528854" calcext:value-type="float">
            <text:p>5007648,55528854</text:p>
          </table:table-cell>
          <table:table-cell table:number-columns-repeated="62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([.A1608]-[.$E$3])^2" office:value-type="float" office:value="6748448.42217706" calcext:value-type="float">
            <text:p>6748448,42217706</text:p>
          </table:table-cell>
          <table:table-cell table:number-columns-repeated="62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formula="of:=([.A1609]-[.$E$3])^2" office:value-type="float" office:value="4242683.73221589" calcext:value-type="float">
            <text:p>4242683,73221589</text:p>
          </table:table-cell>
          <table:table-cell table:number-columns-repeated="62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formula="of:=([.A1610]-[.$E$3])^2" office:value-type="float" office:value="6104741.91358028" calcext:value-type="float">
            <text:p>6104741,91358028</text:p>
          </table:table-cell>
          <table:table-cell table:number-columns-repeated="62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formula="of:=([.A1611]-[.$E$3])^2" office:value-type="float" office:value="5330453.97348044" calcext:value-type="float">
            <text:p>5330453,97348044</text:p>
          </table:table-cell>
          <table:table-cell table:number-columns-repeated="62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formula="of:=([.A1612]-[.$E$3])^2" office:value-type="float" office:value="7386315.04447323" calcext:value-type="float">
            <text:p>7386315,04447323</text:p>
          </table:table-cell>
          <table:table-cell table:number-columns-repeated="62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formula="of:=([.A1613]-[.$E$3])^2" office:value-type="float" office:value="5174613.0971632" calcext:value-type="float">
            <text:p>5174613,0971632</text:p>
          </table:table-cell>
          <table:table-cell table:number-columns-repeated="62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([.A1614]-[.$E$3])^2" office:value-type="float" office:value="5427863.63238228" calcext:value-type="float">
            <text:p>5427863,63238228</text:p>
          </table:table-cell>
          <table:table-cell table:number-columns-repeated="62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formula="of:=([.A1615]-[.$E$3])^2" office:value-type="float" office:value="6696592.87031905" calcext:value-type="float">
            <text:p>6696592,87031905</text:p>
          </table:table-cell>
          <table:table-cell table:number-columns-repeated="62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formula="of:=([.A1616]-[.$E$3])^2" office:value-type="float" office:value="5577993.39832792" calcext:value-type="float">
            <text:p>5577993,39832792</text:p>
          </table:table-cell>
          <table:table-cell table:number-columns-repeated="62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formula="of:=([.A1617]-[.$E$3])^2" office:value-type="float" office:value="5372092.97015266" calcext:value-type="float">
            <text:p>5372092,97015266</text:p>
          </table:table-cell>
          <table:table-cell table:number-columns-repeated="62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formula="of:=([.A1618]-[.$E$3])^2" office:value-type="float" office:value="5007648.55528854" calcext:value-type="float">
            <text:p>5007648,55528854</text:p>
          </table:table-cell>
          <table:table-cell table:number-columns-repeated="62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formula="of:=([.A1619]-[.$E$3])^2" office:value-type="float" office:value="5625328.95018594" calcext:value-type="float">
            <text:p>5625328,95018594</text:p>
          </table:table-cell>
          <table:table-cell table:number-columns-repeated="62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formula="of:=([.A1620]-[.$E$3])^2" office:value-type="float" office:value="1118893.43604284" calcext:value-type="float">
            <text:p>1118893,43604284</text:p>
          </table:table-cell>
          <table:table-cell table:number-columns-repeated="62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formula="of:=([.A1621]-[.$E$3])^2" office:value-type="float" office:value="4747071.79932626" calcext:value-type="float">
            <text:p>4747071,79932626</text:p>
          </table:table-cell>
          <table:table-cell table:number-columns-repeated="62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formula="of:=([.A1622]-[.$E$3])^2" office:value-type="float" office:value="6006310.80986425" calcext:value-type="float">
            <text:p>6006310,80986425</text:p>
          </table:table-cell>
          <table:table-cell table:number-columns-repeated="62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formula="of:=([.A1623]-[.$E$3])^2" office:value-type="float" office:value="2865495.97902676" calcext:value-type="float">
            <text:p>2865495,97902676</text:p>
          </table:table-cell>
          <table:table-cell table:number-columns-repeated="62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formula="of:=([.A1624]-[.$E$3])^2" office:value-type="float" office:value="2680.91912659272" calcext:value-type="float">
            <text:p>2680,91912659272</text:p>
          </table:table-cell>
          <table:table-cell table:number-columns-repeated="62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formula="of:=([.A1625]-[.$E$3])^2" office:value-type="float" office:value="5021084.22084595" calcext:value-type="float">
            <text:p>5021084,22084595</text:p>
          </table:table-cell>
          <table:table-cell table:number-columns-repeated="62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formula="of:=([.A1626]-[.$E$3])^2" office:value-type="float" office:value="3304315.37725194" calcext:value-type="float">
            <text:p>3304315,37725194</text:p>
          </table:table-cell>
          <table:table-cell table:number-columns-repeated="62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formula="of:=([.A1627]-[.$E$3])^2" office:value-type="float" office:value="9435817.58024694" calcext:value-type="float">
            <text:p>9435817,58024694</text:p>
          </table:table-cell>
          <table:table-cell table:number-columns-repeated="62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formula="of:=([.A1628]-[.$E$3])^2" office:value-type="float" office:value="5739750.27464517" calcext:value-type="float">
            <text:p>5739750,27464517</text:p>
          </table:table-cell>
          <table:table-cell table:number-columns-repeated="62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formula="of:=([.A1629]-[.$E$3])^2" office:value-type="float" office:value="2364759.92522753" calcext:value-type="float">
            <text:p>2364759,92522753</text:p>
          </table:table-cell>
          <table:table-cell table:number-columns-repeated="62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([.A1630]-[.$E$3])^2" office:value-type="float" office:value="6655252.42883263" calcext:value-type="float">
            <text:p>6655252,42883263</text:p>
          </table:table-cell>
          <table:table-cell table:number-columns-repeated="62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formula="of:=([.A1631]-[.$E$3])^2" office:value-type="float" office:value="26496.5447505526" calcext:value-type="float">
            <text:p>26496,5447505526</text:p>
          </table:table-cell>
          <table:table-cell table:number-columns-repeated="62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formula="of:=([.A1632]-[.$E$3])^2" office:value-type="float" office:value="2461063.13598738" calcext:value-type="float">
            <text:p>2461063,13598738</text:p>
          </table:table-cell>
          <table:table-cell table:number-columns-repeated="62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formula="of:=([.A1633]-[.$E$3])^2" office:value-type="float" office:value="5084021.99344717" calcext:value-type="float">
            <text:p>5084021,99344717</text:p>
          </table:table-cell>
          <table:table-cell table:number-columns-repeated="62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([.A1634]-[.$E$3])^2" office:value-type="float" office:value="8484273.30570451" calcext:value-type="float">
            <text:p>8484273,30570451</text:p>
          </table:table-cell>
          <table:table-cell table:number-columns-repeated="62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formula="of:=([.A1635]-[.$E$3])^2" office:value-type="float" office:value="4213895.84591528" calcext:value-type="float">
            <text:p>4213895,84591528</text:p>
          </table:table-cell>
          <table:table-cell table:number-columns-repeated="62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formula="of:=([.A1636]-[.$E$3])^2" office:value-type="float" office:value="5773340.16094578" calcext:value-type="float">
            <text:p>5773340,16094578</text:p>
          </table:table-cell>
          <table:table-cell table:number-columns-repeated="62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([.A1637]-[.$E$3])^2" office:value-type="float" office:value="6194013.9069247" calcext:value-type="float">
            <text:p>6194013,9069247</text:p>
          </table:table-cell>
          <table:table-cell table:number-columns-repeated="62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formula="of:=([.A1638]-[.$E$3])^2" office:value-type="float" office:value="6800503.97403508" calcext:value-type="float">
            <text:p>6800503,97403508</text:p>
          </table:table-cell>
          <table:table-cell table:number-columns-repeated="62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formula="of:=([.A1639]-[.$E$3])^2" office:value-type="float" office:value="6154257.46543829" calcext:value-type="float">
            <text:p>6154257,46543829</text:p>
          </table:table-cell>
          <table:table-cell table:number-columns-repeated="62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formula="of:=([.A1640]-[.$E$3])^2" office:value-type="float" office:value="5668101.94685815" calcext:value-type="float">
            <text:p>5668101,94685815</text:p>
          </table:table-cell>
          <table:table-cell table:number-columns-repeated="62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([.A1641]-[.$E$3])^2" office:value-type="float" office:value="8391320.42273169" calcext:value-type="float">
            <text:p>8391320,42273169</text:p>
          </table:table-cell>
          <table:table-cell table:number-columns-repeated="62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formula="of:=([.A1642]-[.$E$3])^2" office:value-type="float" office:value="5967162.36837784" calcext:value-type="float">
            <text:p>5967162,36837784</text:p>
          </table:table-cell>
          <table:table-cell table:number-columns-repeated="62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([.A1643]-[.$E$3])^2" office:value-type="float" office:value="5427863.63238228" calcext:value-type="float">
            <text:p>5427863,63238228</text:p>
          </table:table-cell>
          <table:table-cell table:number-columns-repeated="62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([.A1644]-[.$E$3])^2" office:value-type="float" office:value="6084991.69283707" calcext:value-type="float">
            <text:p>6084991,69283707</text:p>
          </table:table-cell>
          <table:table-cell table:number-columns-repeated="62"/>
        </table:table-row>
        <table:table-row table:style-name="ro1">
          <table:table-cell office:value-type="float" office:value="26510" calcext:value-type="float">
            <text:p>26510</text:p>
          </table:table-cell>
          <table:table-cell table:formula="of:=([.A1645]-[.$E$3])^2" office:value-type="float" office:value="256199155.745527" calcext:value-type="float">
            <text:p>256199155,745527</text:p>
          </table:table-cell>
          <table:table-cell table:number-columns-repeated="62"/>
        </table:table-row>
        <table:table-row table:style-name="ro1">
          <table:table-cell office:value-type="float" office:value="24266" calcext:value-type="float">
            <text:p>24266</text:p>
          </table:table-cell>
          <table:table-cell table:formula="of:=([.A1646]-[.$E$3])^2" office:value-type="float" office:value="189398765.582465" calcext:value-type="float">
            <text:p>189398765,582465</text:p>
          </table:table-cell>
          <table:table-cell table:number-columns-repeated="62"/>
        </table:table-row>
        <table:table-row table:style-name="ro1">
          <table:table-cell office:value-type="float" office:value="15964" calcext:value-type="float">
            <text:p>15964</text:p>
          </table:table-cell>
          <table:table-cell table:formula="of:=([.A1647]-[.$E$3])^2" office:value-type="float" office:value="29814028.734989" calcext:value-type="float">
            <text:p>29814028,734989</text:p>
          </table:table-cell>
          <table:table-cell table:number-columns-repeated="62"/>
        </table:table-row>
        <table:table-row table:style-name="ro1">
          <table:table-cell office:value-type="float" office:value="12917" calcext:value-type="float">
            <text:p>12917</text:p>
          </table:table-cell>
          <table:table-cell table:formula="of:=([.A1648]-[.$E$3])^2" office:value-type="float" office:value="5823642.38612604" calcext:value-type="float">
            <text:p>5823642,38612604</text:p>
          </table:table-cell>
          <table:table-cell table:number-columns-repeated="62"/>
        </table:table-row>
        <table:table-row table:style-name="ro1">
          <table:table-cell office:value-type="float" office:value="13617" calcext:value-type="float">
            <text:p>13617</text:p>
          </table:table-cell>
          <table:table-cell table:formula="of:=([.A1649]-[.$E$3])^2" office:value-type="float" office:value="9692153.75606503" calcext:value-type="float">
            <text:p>9692153,75606503</text:p>
          </table:table-cell>
          <table:table-cell table:number-columns-repeated="62"/>
        </table:table-row>
        <table:table-row table:style-name="ro1">
          <table:table-cell office:value-type="float" office:value="11952" calcext:value-type="float">
            <text:p>11952</text:p>
          </table:table-cell>
          <table:table-cell table:formula="of:=([.A1650]-[.$E$3])^2" office:value-type="float" office:value="2097348.14042443" calcext:value-type="float">
            <text:p>2097348,14042443</text:p>
          </table:table-cell>
          <table:table-cell table:number-columns-repeated="62"/>
        </table:table-row>
        <table:table-row table:style-name="ro1">
          <table:table-cell office:value-type="float" office:value="11737" calcext:value-type="float">
            <text:p>11737</text:p>
          </table:table-cell>
          <table:table-cell table:formula="of:=([.A1651]-[.$E$3])^2" office:value-type="float" office:value="1520837.50537174" calcext:value-type="float">
            <text:p>1520837,50537174</text:p>
          </table:table-cell>
          <table:table-cell table:number-columns-repeated="62"/>
        </table:table-row>
        <table:table-row table:style-name="ro1">
          <table:table-cell office:value-type="float" office:value="11646" calcext:value-type="float">
            <text:p>11646</text:p>
          </table:table-cell>
          <table:table-cell table:formula="of:=([.A1652]-[.$E$3])^2" office:value-type="float" office:value="1304672.02727967" calcext:value-type="float">
            <text:p>1304672,02727967</text:p>
          </table:table-cell>
          <table:table-cell table:number-columns-repeated="62"/>
        </table:table-row>
        <table:table-row table:style-name="ro1">
          <table:table-cell office:value-type="float" office:value="12395" calcext:value-type="float">
            <text:p>12395</text:p>
          </table:table-cell>
          <table:table-cell table:formula="of:=([.A1653]-[.$E$3])^2" office:value-type="float" office:value="3576722.19311439" calcext:value-type="float">
            <text:p>3576722,19311439</text:p>
          </table:table-cell>
          <table:table-cell table:number-columns-repeated="62"/>
        </table:table-row>
        <table:table-row table:style-name="ro1">
          <table:table-cell office:value-type="float" office:value="12196" calcext:value-type="float">
            <text:p>12196</text:p>
          </table:table-cell>
          <table:table-cell table:formula="of:=([.A1654]-[.$E$3])^2" office:value-type="float" office:value="2863616.67508888" calcext:value-type="float">
            <text:p>2863616,67508888</text:p>
          </table:table-cell>
          <table:table-cell table:number-columns-repeated="62"/>
        </table:table-row>
        <table:table-row table:style-name="ro1">
          <table:table-cell office:value-type="float" office:value="12415" calcext:value-type="float">
            <text:p>12415</text:p>
          </table:table-cell>
          <table:table-cell table:formula="of:=([.A1655]-[.$E$3])^2" office:value-type="float" office:value="3652771.08939837" calcext:value-type="float">
            <text:p>3652771,08939837</text:p>
          </table:table-cell>
          <table:table-cell table:number-columns-repeated="62"/>
        </table:table-row>
        <table:table-row table:style-name="ro1">
          <table:table-cell office:value-type="float" office:value="11888" calcext:value-type="float">
            <text:p>11888</text:p>
          </table:table-cell>
          <table:table-cell table:formula="of:=([.A1656]-[.$E$3])^2" office:value-type="float" office:value="1916071.67231572" calcext:value-type="float">
            <text:p>1916071,67231572</text:p>
          </table:table-cell>
          <table:table-cell table:number-columns-repeated="62"/>
        </table:table-row>
        <table:table-row table:style-name="ro1">
          <table:table-cell office:value-type="float" office:value="13543" calcext:value-type="float">
            <text:p>13543</text:p>
          </table:table-cell>
          <table:table-cell table:formula="of:=([.A1657]-[.$E$3])^2" office:value-type="float" office:value="9236872.83981434" calcext:value-type="float">
            <text:p>9236872,83981434</text:p>
          </table:table-cell>
          <table:table-cell table:number-columns-repeated="62"/>
        </table:table-row>
        <table:table-row table:style-name="ro1">
          <table:table-cell office:value-type="float" office:value="11244" calcext:value-type="float">
            <text:p>11244</text:p>
          </table:table-cell>
          <table:table-cell table:formula="of:=([.A1658]-[.$E$3])^2" office:value-type="float" office:value="547929.211971852" calcext:value-type="float">
            <text:p>547929,211971852</text:p>
          </table:table-cell>
          <table:table-cell table:number-columns-repeated="62"/>
        </table:table-row>
        <table:table-row table:style-name="ro1">
          <table:table-cell office:value-type="float" office:value="12008" calcext:value-type="float">
            <text:p>12008</text:p>
          </table:table-cell>
          <table:table-cell table:formula="of:=([.A1659]-[.$E$3])^2" office:value-type="float" office:value="2262685.05001955" calcext:value-type="float">
            <text:p>2262685,05001955</text:p>
          </table:table-cell>
          <table:table-cell table:number-columns-repeated="62"/>
        </table:table-row>
        <table:table-row table:style-name="ro1">
          <table:table-cell office:value-type="float" office:value="11876" calcext:value-type="float">
            <text:p>11876</text:p>
          </table:table-cell>
          <table:table-cell table:formula="of:=([.A1660]-[.$E$3])^2" office:value-type="float" office:value="1882994.33454534" calcext:value-type="float">
            <text:p>1882994,33454534</text:p>
          </table:table-cell>
          <table:table-cell table:number-columns-repeated="62"/>
        </table:table-row>
        <table:table-row table:style-name="ro1">
          <table:table-cell office:value-type="float" office:value="12131" calcext:value-type="float">
            <text:p>12131</text:p>
          </table:table-cell>
          <table:table-cell table:formula="of:=([.A1661]-[.$E$3])^2" office:value-type="float" office:value="2647852.76216597" calcext:value-type="float">
            <text:p>2647852,76216597</text:p>
          </table:table-cell>
          <table:table-cell table:number-columns-repeated="62"/>
        </table:table-row>
        <table:table-row table:style-name="ro1">
          <table:table-cell office:value-type="float" office:value="12429" calcext:value-type="float">
            <text:p>12429</text:p>
          </table:table-cell>
          <table:table-cell table:formula="of:=([.A1662]-[.$E$3])^2" office:value-type="float" office:value="3706481.31679714" calcext:value-type="float">
            <text:p>3706481,31679714</text:p>
          </table:table-cell>
          <table:table-cell table:number-columns-repeated="62"/>
        </table:table-row>
        <table:table-row table:style-name="ro1">
          <table:table-cell office:value-type="float" office:value="13946" calcext:value-type="float">
            <text:p>13946</text:p>
          </table:table-cell>
          <table:table-cell table:formula="of:=([.A1663]-[.$E$3])^2" office:value-type="float" office:value="11848895.0999364" calcext:value-type="float">
            <text:p>11848895,0999364</text:p>
          </table:table-cell>
          <table:table-cell table:number-columns-repeated="62"/>
        </table:table-row>
        <table:table-row table:style-name="ro1">
          <table:table-cell office:value-type="float" office:value="13447" calcext:value-type="float">
            <text:p>13447</text:p>
          </table:table-cell>
          <table:table-cell table:formula="of:=([.A1664]-[.$E$3])^2" office:value-type="float" office:value="8662558.13765128" calcext:value-type="float">
            <text:p>8662558,13765128</text:p>
          </table:table-cell>
          <table:table-cell table:number-columns-repeated="62"/>
        </table:table-row>
        <table:table-row table:style-name="ro1">
          <table:table-cell office:value-type="float" office:value="12389" calcext:value-type="float">
            <text:p>12389</text:p>
          </table:table-cell>
          <table:table-cell table:formula="of:=([.A1665]-[.$E$3])^2" office:value-type="float" office:value="3554063.5242292" calcext:value-type="float">
            <text:p>3554063,5242292</text:p>
          </table:table-cell>
          <table:table-cell table:number-columns-repeated="62"/>
        </table:table-row>
        <table:table-row table:style-name="ro1">
          <table:table-cell office:value-type="float" office:value="11668" calcext:value-type="float">
            <text:p>11668</text:p>
          </table:table-cell>
          <table:table-cell table:formula="of:=([.A1666]-[.$E$3])^2" office:value-type="float" office:value="1355413.81319204" calcext:value-type="float">
            <text:p>1355413,81319204</text:p>
          </table:table-cell>
          <table:table-cell table:number-columns-repeated="62"/>
        </table:table-row>
        <table:table-row table:style-name="ro1">
          <table:table-cell office:value-type="float" office:value="13077" calcext:value-type="float">
            <text:p>13077</text:p>
          </table:table-cell>
          <table:table-cell table:formula="of:=([.A1667]-[.$E$3])^2" office:value-type="float" office:value="6621473.55639781" calcext:value-type="float">
            <text:p>6621473,55639781</text:p>
          </table:table-cell>
          <table:table-cell table:number-columns-repeated="62"/>
        </table:table-row>
        <table:table-row table:style-name="ro1">
          <table:table-cell office:value-type="float" office:value="10781" calcext:value-type="float">
            <text:p>10781</text:p>
          </table:table-cell>
          <table:table-cell table:formula="of:=([.A1668]-[.$E$3])^2" office:value-type="float" office:value="76852.2629979188" calcext:value-type="float">
            <text:p>76852,2629979188</text:p>
          </table:table-cell>
          <table:table-cell table:number-columns-repeated="62"/>
        </table:table-row>
        <table:table-row table:style-name="ro1">
          <table:table-cell office:value-type="float" office:value="12130" calcext:value-type="float">
            <text:p>12130</text:p>
          </table:table-cell>
          <table:table-cell table:formula="of:=([.A1669]-[.$E$3])^2" office:value-type="float" office:value="2644599.31735178" calcext:value-type="float">
            <text:p>2644599,31735178</text:p>
          </table:table-cell>
          <table:table-cell table:number-columns-repeated="62"/>
        </table:table-row>
        <table:table-row table:style-name="ro1">
          <table:table-cell office:value-type="float" office:value="12222" calcext:value-type="float">
            <text:p>12222</text:p>
          </table:table-cell>
          <table:table-cell table:formula="of:=([.A1670]-[.$E$3])^2" office:value-type="float" office:value="2952288.24025804" calcext:value-type="float">
            <text:p>2952288,24025804</text:p>
          </table:table-cell>
          <table:table-cell table:number-columns-repeated="62"/>
        </table:table-row>
        <table:table-row table:style-name="ro1">
          <table:table-cell office:value-type="float" office:value="12178" calcext:value-type="float">
            <text:p>12178</text:p>
          </table:table-cell>
          <table:table-cell table:formula="of:=([.A1671]-[.$E$3])^2" office:value-type="float" office:value="2803020.66843331" calcext:value-type="float">
            <text:p>2803020,66843331</text:p>
          </table:table-cell>
          <table:table-cell table:number-columns-repeated="62"/>
        </table:table-row>
        <table:table-row table:style-name="ro1">
          <table:table-cell office:value-type="float" office:value="12151" calcext:value-type="float">
            <text:p>12151</text:p>
          </table:table-cell>
          <table:table-cell table:formula="of:=([.A1672]-[.$E$3])^2" office:value-type="float" office:value="2713341.65844994" calcext:value-type="float">
            <text:p>2713341,65844994</text:p>
          </table:table-cell>
          <table:table-cell table:number-columns-repeated="62"/>
        </table:table-row>
        <table:table-row table:style-name="ro1">
          <table:table-cell office:value-type="float" office:value="12363" calcext:value-type="float">
            <text:p>12363</text:p>
          </table:table-cell>
          <table:table-cell table:formula="of:=([.A1673]-[.$E$3])^2" office:value-type="float" office:value="3456707.95906004" calcext:value-type="float">
            <text:p>3456707,95906004</text:p>
          </table:table-cell>
          <table:table-cell table:number-columns-repeated="62"/>
        </table:table-row>
        <table:table-row table:style-name="ro1">
          <table:table-cell office:value-type="float" office:value="13392" calcext:value-type="float">
            <text:p>13392</text:p>
          </table:table-cell>
          <table:table-cell table:formula="of:=([.A1674]-[.$E$3])^2" office:value-type="float" office:value="8341828.67287036" calcext:value-type="float">
            <text:p>8341828,67287036</text:p>
          </table:table-cell>
          <table:table-cell table:number-columns-repeated="62"/>
        </table:table-row>
        <table:table-row table:style-name="ro1">
          <table:table-cell office:value-type="float" office:value="12802" calcext:value-type="float">
            <text:p>12802</text:p>
          </table:table-cell>
          <table:table-cell table:formula="of:=([.A1675]-[.$E$3])^2" office:value-type="float" office:value="5281826.23249321" calcext:value-type="float">
            <text:p>5281826,23249321</text:p>
          </table:table-cell>
          <table:table-cell table:number-columns-repeated="62"/>
        </table:table-row>
        <table:table-row table:style-name="ro1">
          <table:table-cell office:value-type="float" office:value="12151" calcext:value-type="float">
            <text:p>12151</text:p>
          </table:table-cell>
          <table:table-cell table:formula="of:=([.A1676]-[.$E$3])^2" office:value-type="float" office:value="2713341.65844994" calcext:value-type="float">
            <text:p>2713341,65844994</text:p>
          </table:table-cell>
          <table:table-cell table:number-columns-repeated="62"/>
        </table:table-row>
        <table:table-row table:style-name="ro1">
          <table:table-cell office:value-type="float" office:value="12738" calcext:value-type="float">
            <text:p>12738</text:p>
          </table:table-cell>
          <table:table-cell table:formula="of:=([.A1677]-[.$E$3])^2" office:value-type="float" office:value="4991749.7643845" calcext:value-type="float">
            <text:p>4991749,7643845</text:p>
          </table:table-cell>
          <table:table-cell table:number-columns-repeated="62"/>
        </table:table-row>
        <table:table-row table:style-name="ro1">
          <table:table-cell office:value-type="float" office:value="12799" calcext:value-type="float">
            <text:p>12799</text:p>
          </table:table-cell>
          <table:table-cell table:formula="of:=([.A1678]-[.$E$3])^2" office:value-type="float" office:value="5268045.89805061" calcext:value-type="float">
            <text:p>5268045,89805061</text:p>
          </table:table-cell>
          <table:table-cell table:number-columns-repeated="62"/>
        </table:table-row>
        <table:table-row table:style-name="ro1">
          <table:table-cell office:value-type="float" office:value="12610" calcext:value-type="float">
            <text:p>12610</text:p>
          </table:table-cell>
          <table:table-cell table:formula="of:=([.A1679]-[.$E$3])^2" office:value-type="float" office:value="4436172.82816708" calcext:value-type="float">
            <text:p>4436172,82816708</text:p>
          </table:table-cell>
          <table:table-cell table:number-columns-repeated="62"/>
        </table:table-row>
        <table:table-row table:style-name="ro1">
          <table:table-cell office:value-type="float" office:value="12095" calcext:value-type="float">
            <text:p>12095</text:p>
          </table:table-cell>
          <table:table-cell table:formula="of:=([.A1680]-[.$E$3])^2" office:value-type="float" office:value="2531988.74885483" calcext:value-type="float">
            <text:p>2531988,74885483</text:p>
          </table:table-cell>
          <table:table-cell table:number-columns-repeated="62"/>
        </table:table-row>
        <table:table-row table:style-name="ro1">
          <table:table-cell office:value-type="float" office:value="12454" calcext:value-type="float">
            <text:p>12454</text:p>
          </table:table-cell>
          <table:table-cell table:formula="of:=([.A1681]-[.$E$3])^2" office:value-type="float" office:value="3803367.43715211" calcext:value-type="float">
            <text:p>3803367,43715211</text:p>
          </table:table-cell>
          <table:table-cell table:number-columns-repeated="62"/>
        </table:table-row>
        <table:table-row table:style-name="ro1">
          <table:table-cell office:value-type="float" office:value="12477" calcext:value-type="float">
            <text:p>12477</text:p>
          </table:table-cell>
          <table:table-cell table:formula="of:=([.A1682]-[.$E$3])^2" office:value-type="float" office:value="3893606.66787868" calcext:value-type="float">
            <text:p>3893606,66787868</text:p>
          </table:table-cell>
          <table:table-cell table:number-columns-repeated="62"/>
        </table:table-row>
        <table:table-row table:style-name="ro1">
          <table:table-cell office:value-type="float" office:value="12150" calcext:value-type="float">
            <text:p>12150</text:p>
          </table:table-cell>
          <table:table-cell table:formula="of:=([.A1683]-[.$E$3])^2" office:value-type="float" office:value="2710048.21363575" calcext:value-type="float">
            <text:p>2710048,21363575</text:p>
          </table:table-cell>
          <table:table-cell table:number-columns-repeated="62"/>
        </table:table-row>
        <table:table-row table:style-name="ro1">
          <table:table-cell office:value-type="float" office:value="13958" calcext:value-type="float">
            <text:p>13958</text:p>
          </table:table-cell>
          <table:table-cell table:formula="of:=([.A1684]-[.$E$3])^2" office:value-type="float" office:value="11931652.4377067" calcext:value-type="float">
            <text:p>11931652,4377067</text:p>
          </table:table-cell>
          <table:table-cell table:number-columns-repeated="62"/>
        </table:table-row>
        <table:table-row table:style-name="ro1">
          <table:table-cell office:value-type="float" office:value="12002" calcext:value-type="float">
            <text:p>12002</text:p>
          </table:table-cell>
          <table:table-cell table:formula="of:=([.A1685]-[.$E$3])^2" office:value-type="float" office:value="2244670.38113436" calcext:value-type="float">
            <text:p>2244670,38113436</text:p>
          </table:table-cell>
          <table:table-cell table:number-columns-repeated="62"/>
        </table:table-row>
        <table:table-row table:style-name="ro1">
          <table:table-cell office:value-type="float" office:value="12027" calcext:value-type="float">
            <text:p>12027</text:p>
          </table:table-cell>
          <table:table-cell table:formula="of:=([.A1686]-[.$E$3])^2" office:value-type="float" office:value="2320206.50148932" calcext:value-type="float">
            <text:p>2320206,50148932</text:p>
          </table:table-cell>
          <table:table-cell table:number-columns-repeated="62"/>
        </table:table-row>
        <table:table-row table:style-name="ro1">
          <table:table-cell office:value-type="float" office:value="11685" calcext:value-type="float">
            <text:p>11685</text:p>
          </table:table-cell>
          <table:table-cell table:formula="of:=([.A1687]-[.$E$3])^2" office:value-type="float" office:value="1395286.37503342" calcext:value-type="float">
            <text:p>1395286,37503342</text:p>
          </table:table-cell>
          <table:table-cell table:number-columns-repeated="62"/>
        </table:table-row>
        <table:table-row table:style-name="ro1">
          <table:table-cell office:value-type="float" office:value="11997" calcext:value-type="float">
            <text:p>11997</text:p>
          </table:table-cell>
          <table:table-cell table:formula="of:=([.A1688]-[.$E$3])^2" office:value-type="float" office:value="2229713.15706337" calcext:value-type="float">
            <text:p>2229713,15706337</text:p>
          </table:table-cell>
          <table:table-cell table:number-columns-repeated="62"/>
        </table:table-row>
        <table:table-row table:style-name="ro1">
          <table:table-cell office:value-type="float" office:value="13981" calcext:value-type="float">
            <text:p>13981</text:p>
          </table:table-cell>
          <table:table-cell table:formula="of:=([.A1689]-[.$E$3])^2" office:value-type="float" office:value="12091075.6684333" calcext:value-type="float">
            <text:p>12091075,6684333</text:p>
          </table:table-cell>
          <table:table-cell table:number-columns-repeated="62"/>
        </table:table-row>
        <table:table-row table:style-name="ro1">
          <table:table-cell office:value-type="float" office:value="14346" calcext:value-type="float">
            <text:p>14346</text:p>
          </table:table-cell>
          <table:table-cell table:formula="of:=([.A1690]-[.$E$3])^2" office:value-type="float" office:value="14762673.0256158" calcext:value-type="float">
            <text:p>14762673,0256158</text:p>
          </table:table-cell>
          <table:table-cell table:number-columns-repeated="62"/>
        </table:table-row>
        <table:table-row table:style-name="ro1">
          <table:table-cell office:value-type="float" office:value="12907" calcext:value-type="float">
            <text:p>12907</text:p>
          </table:table-cell>
          <table:table-cell table:formula="of:=([.A1691]-[.$E$3])^2" office:value-type="float" office:value="5775477.93798406" calcext:value-type="float">
            <text:p>5775477,93798406</text:p>
          </table:table-cell>
          <table:table-cell table:number-columns-repeated="62"/>
        </table:table-row>
        <table:table-row table:style-name="ro1">
          <table:table-cell office:value-type="float" office:value="11979" calcext:value-type="float">
            <text:p>11979</text:p>
          </table:table-cell>
          <table:table-cell table:formula="of:=([.A1692]-[.$E$3])^2" office:value-type="float" office:value="2176281.15040779" calcext:value-type="float">
            <text:p>2176281,15040779</text:p>
          </table:table-cell>
          <table:table-cell table:number-columns-repeated="62"/>
        </table:table-row>
        <table:table-row table:style-name="ro1">
          <table:table-cell office:value-type="float" office:value="12482" calcext:value-type="float">
            <text:p>12482</text:p>
          </table:table-cell>
          <table:table-cell table:formula="of:=([.A1693]-[.$E$3])^2" office:value-type="float" office:value="3913363.89194967" calcext:value-type="float">
            <text:p>3913363,89194967</text:p>
          </table:table-cell>
          <table:table-cell table:number-columns-repeated="62"/>
        </table:table-row>
        <table:table-row table:style-name="ro1">
          <table:table-cell office:value-type="float" office:value="12501" calcext:value-type="float">
            <text:p>12501</text:p>
          </table:table-cell>
          <table:table-cell table:formula="of:=([.A1694]-[.$E$3])^2" office:value-type="float" office:value="3988897.34341944" calcext:value-type="float">
            <text:p>3988897,34341944</text:p>
          </table:table-cell>
          <table:table-cell table:number-columns-repeated="62"/>
        </table:table-row>
        <table:table-row table:style-name="ro1">
          <table:table-cell office:value-type="float" office:value="12985" calcext:value-type="float">
            <text:p>12985</text:p>
          </table:table-cell>
          <table:table-cell table:formula="of:=([.A1695]-[.$E$3])^2" office:value-type="float" office:value="6156464.63349154" calcext:value-type="float">
            <text:p>6156464,63349154</text:p>
          </table:table-cell>
          <table:table-cell table:number-columns-repeated="62"/>
        </table:table-row>
        <table:table-row table:style-name="ro1">
          <table:table-cell office:value-type="float" office:value="13149" calcext:value-type="float">
            <text:p>13149</text:p>
          </table:table-cell>
          <table:table-cell table:formula="of:=([.A1696]-[.$E$3])^2" office:value-type="float" office:value="6997201.58302011" calcext:value-type="float">
            <text:p>6997201,58302011</text:p>
          </table:table-cell>
          <table:table-cell table:number-columns-repeated="62"/>
        </table:table-row>
        <table:table-row table:style-name="ro1">
          <table:table-cell office:value-type="float" office:value="12537" calcext:value-type="float">
            <text:p>12537</text:p>
          </table:table-cell>
          <table:table-cell table:formula="of:=([.A1697]-[.$E$3])^2" office:value-type="float" office:value="4133993.35673059" calcext:value-type="float">
            <text:p>4133993,35673059</text:p>
          </table:table-cell>
          <table:table-cell table:number-columns-repeated="62"/>
        </table:table-row>
        <table:table-row table:style-name="ro1">
          <table:table-cell office:value-type="float" office:value="12734" calcext:value-type="float">
            <text:p>12734</text:p>
          </table:table-cell>
          <table:table-cell table:formula="of:=([.A1698]-[.$E$3])^2" office:value-type="float" office:value="4973891.98512771" calcext:value-type="float">
            <text:p>4973891,98512771</text:p>
          </table:table-cell>
          <table:table-cell table:number-columns-repeated="62"/>
        </table:table-row>
        <table:table-row table:style-name="ro1">
          <table:table-cell office:value-type="float" office:value="11644" calcext:value-type="float">
            <text:p>11644</text:p>
          </table:table-cell>
          <table:table-cell table:formula="of:=([.A1699]-[.$E$3])^2" office:value-type="float" office:value="1300107.13765128" calcext:value-type="float">
            <text:p>1300107,13765128</text:p>
          </table:table-cell>
          <table:table-cell table:number-columns-repeated="62"/>
        </table:table-row>
        <table:table-row table:style-name="ro1">
          <table:table-cell office:value-type="float" office:value="13512" calcext:value-type="float">
            <text:p>13512</text:p>
          </table:table-cell>
          <table:table-cell table:formula="of:=([.A1700]-[.$E$3])^2" office:value-type="float" office:value="9049402.05057419" calcext:value-type="float">
            <text:p>9049402,05057419</text:p>
          </table:table-cell>
          <table:table-cell table:number-columns-repeated="62"/>
        </table:table-row>
        <table:table-row table:style-name="ro1">
          <table:table-cell office:value-type="float" office:value="12417" calcext:value-type="float">
            <text:p>12417</text:p>
          </table:table-cell>
          <table:table-cell table:formula="of:=([.A1701]-[.$E$3])^2" office:value-type="float" office:value="3660419.97902676" calcext:value-type="float">
            <text:p>3660419,97902676</text:p>
          </table:table-cell>
          <table:table-cell table:number-columns-repeated="62"/>
        </table:table-row>
        <table:table-row table:style-name="ro1">
          <table:table-cell office:value-type="float" office:value="12233" calcext:value-type="float">
            <text:p>12233</text:p>
          </table:table-cell>
          <table:table-cell table:formula="of:=([.A1702]-[.$E$3])^2" office:value-type="float" office:value="2990210.13321423" calcext:value-type="float">
            <text:p>2990210,13321423</text:p>
          </table:table-cell>
          <table:table-cell table:number-columns-repeated="62"/>
        </table:table-row>
        <table:table-row table:style-name="ro1">
          <table:table-cell office:value-type="float" office:value="11876" calcext:value-type="float">
            <text:p>11876</text:p>
          </table:table-cell>
          <table:table-cell table:formula="of:=([.A1703]-[.$E$3])^2" office:value-type="float" office:value="1882994.33454534" calcext:value-type="float">
            <text:p>1882994,33454534</text:p>
          </table:table-cell>
          <table:table-cell table:number-columns-repeated="62"/>
        </table:table-row>
        <table:table-row table:style-name="ro1">
          <table:table-cell office:value-type="float" office:value="12095" calcext:value-type="float">
            <text:p>12095</text:p>
          </table:table-cell>
          <table:table-cell table:formula="of:=([.A1704]-[.$E$3])^2" office:value-type="float" office:value="2531988.74885483" calcext:value-type="float">
            <text:p>2531988,74885483</text:p>
          </table:table-cell>
          <table:table-cell table:number-columns-repeated="62"/>
        </table:table-row>
        <table:table-row table:style-name="ro1">
          <table:table-cell office:value-type="float" office:value="12335" calcext:value-type="float">
            <text:p>12335</text:p>
          </table:table-cell>
          <table:table-cell table:formula="of:=([.A1705]-[.$E$3])^2" office:value-type="float" office:value="3353375.50426248" calcext:value-type="float">
            <text:p>3353375,50426248</text:p>
          </table:table-cell>
          <table:table-cell table:number-columns-repeated="62"/>
        </table:table-row>
        <table:table-row table:style-name="ro1">
          <table:table-cell office:value-type="float" office:value="12220" calcext:value-type="float">
            <text:p>12220</text:p>
          </table:table-cell>
          <table:table-cell table:formula="of:=([.A1706]-[.$E$3])^2" office:value-type="float" office:value="2945419.35062965" calcext:value-type="float">
            <text:p>2945419,35062965</text:p>
          </table:table-cell>
          <table:table-cell table:number-columns-repeated="62"/>
        </table:table-row>
        <table:table-row table:style-name="ro1">
          <table:table-cell office:value-type="float" office:value="12982" calcext:value-type="float">
            <text:p>12982</text:p>
          </table:table-cell>
          <table:table-cell table:formula="of:=([.A1707]-[.$E$3])^2" office:value-type="float" office:value="6141586.29904895" calcext:value-type="float">
            <text:p>6141586,29904895</text:p>
          </table:table-cell>
          <table:table-cell table:number-columns-repeated="62"/>
        </table:table-row>
        <table:table-row table:style-name="ro1">
          <table:table-cell office:value-type="float" office:value="11042" calcext:value-type="float">
            <text:p>11042</text:p>
          </table:table-cell>
          <table:table-cell table:formula="of:=([.A1708]-[.$E$3])^2" office:value-type="float" office:value="289683.359503743" calcext:value-type="float">
            <text:p>289683,359503743</text:p>
          </table:table-cell>
          <table:table-cell table:number-columns-repeated="62"/>
        </table:table-row>
        <table:table-row table:style-name="ro1">
          <table:table-cell office:value-type="float" office:value="12485" calcext:value-type="float">
            <text:p>12485</text:p>
          </table:table-cell>
          <table:table-cell table:formula="of:=([.A1709]-[.$E$3])^2" office:value-type="float" office:value="3925242.22639226" calcext:value-type="float">
            <text:p>3925242,22639226</text:p>
          </table:table-cell>
          <table:table-cell table:number-columns-repeated="62"/>
        </table:table-row>
        <table:table-row table:style-name="ro1">
          <table:table-cell office:value-type="float" office:value="11254" calcext:value-type="float">
            <text:p>11254</text:p>
          </table:table-cell>
          <table:table-cell table:formula="of:=([.A1710]-[.$E$3])^2" office:value-type="float" office:value="562833.660113837" calcext:value-type="float">
            <text:p>562833,660113837</text:p>
          </table:table-cell>
          <table:table-cell table:number-columns-repeated="62"/>
        </table:table-row>
        <table:table-row table:style-name="ro1">
          <table:table-cell office:value-type="float" office:value="12232" calcext:value-type="float">
            <text:p>12232</text:p>
          </table:table-cell>
          <table:table-cell table:formula="of:=([.A1711]-[.$E$3])^2" office:value-type="float" office:value="2986752.68840003" calcext:value-type="float">
            <text:p>2986752,68840003</text:p>
          </table:table-cell>
          <table:table-cell table:number-columns-repeated="62"/>
        </table:table-row>
        <table:table-row table:style-name="ro1">
          <table:table-cell office:value-type="float" office:value="12265" calcext:value-type="float">
            <text:p>12265</text:p>
          </table:table-cell>
          <table:table-cell table:formula="of:=([.A1712]-[.$E$3])^2" office:value-type="float" office:value="3101904.36726858" calcext:value-type="float">
            <text:p>3101904,36726858</text:p>
          </table:table-cell>
          <table:table-cell table:number-columns-repeated="62"/>
        </table:table-row>
        <table:table-row table:style-name="ro1">
          <table:table-cell office:value-type="float" office:value="11920" calcext:value-type="float">
            <text:p>11920</text:p>
          </table:table-cell>
          <table:table-cell table:formula="of:=([.A1713]-[.$E$3])^2" office:value-type="float" office:value="2005685.90637008" calcext:value-type="float">
            <text:p>2005685,90637008</text:p>
          </table:table-cell>
          <table:table-cell table:number-columns-repeated="62"/>
        </table:table-row>
        <table:table-row table:style-name="ro1">
          <table:table-cell office:value-type="float" office:value="13359" calcext:value-type="float">
            <text:p>13359</text:p>
          </table:table-cell>
          <table:table-cell table:formula="of:=([.A1714]-[.$E$3])^2" office:value-type="float" office:value="8152294.99400181" calcext:value-type="float">
            <text:p>8152294,99400181</text:p>
          </table:table-cell>
          <table:table-cell table:number-columns-repeated="62"/>
        </table:table-row>
        <table:table-row table:style-name="ro1">
          <table:table-cell office:value-type="float" office:value="12173" calcext:value-type="float">
            <text:p>12173</text:p>
          </table:table-cell>
          <table:table-cell table:formula="of:=([.A1715]-[.$E$3])^2" office:value-type="float" office:value="2786303.44436231" calcext:value-type="float">
            <text:p>2786303,44436231</text:p>
          </table:table-cell>
          <table:table-cell table:number-columns-repeated="62"/>
        </table:table-row>
        <table:table-row table:style-name="ro1">
          <table:table-cell office:value-type="float" office:value="12060" calcext:value-type="float">
            <text:p>12060</text:p>
          </table:table-cell>
          <table:table-cell table:formula="of:=([.A1716]-[.$E$3])^2" office:value-type="float" office:value="2421828.18035788" calcext:value-type="float">
            <text:p>2421828,18035788</text:p>
          </table:table-cell>
          <table:table-cell table:number-columns-repeated="62"/>
        </table:table-row>
        <table:table-row table:style-name="ro1">
          <table:table-cell office:value-type="float" office:value="12360" calcext:value-type="float">
            <text:p>12360</text:p>
          </table:table-cell>
          <table:table-cell table:formula="of:=([.A1717]-[.$E$3])^2" office:value-type="float" office:value="3445561.62461744" calcext:value-type="float">
            <text:p>3445561,62461744</text:p>
          </table:table-cell>
          <table:table-cell table:number-columns-repeated="62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formula="of:=([.A1718]-[.$E$3])^2" office:value-type="float" office:value="1075830.32178882" calcext:value-type="float">
            <text:p>1075830,32178882</text:p>
          </table:table-cell>
          <table:table-cell table:number-columns-repeated="62"/>
        </table:table-row>
        <table:table-row table:style-name="ro1">
          <table:table-cell office:value-type="float" office:value="11610" calcext:value-type="float">
            <text:p>11610</text:p>
          </table:table-cell>
          <table:table-cell table:formula="of:=([.A1719]-[.$E$3])^2" office:value-type="float" office:value="1223728.01396852" calcext:value-type="float">
            <text:p>1223728,01396852</text:p>
          </table:table-cell>
          <table:table-cell table:number-columns-repeated="62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formula="of:=([.A1720]-[.$E$3])^2" office:value-type="float" office:value="980540.415521492" calcext:value-type="float">
            <text:p>980540,415521492</text:p>
          </table:table-cell>
          <table:table-cell table:number-columns-repeated="62"/>
        </table:table-row>
        <table:table-row table:style-name="ro1">
          <table:table-cell office:value-type="float" office:value="11905" calcext:value-type="float">
            <text:p>11905</text:p>
          </table:table-cell>
          <table:table-cell table:formula="of:=([.A1721]-[.$E$3])^2" office:value-type="float" office:value="1963424.2341571" calcext:value-type="float">
            <text:p>1963424,2341571</text:p>
          </table:table-cell>
          <table:table-cell table:number-columns-repeated="62"/>
        </table:table-row>
        <table:table-row table:style-name="ro1">
          <table:table-cell office:value-type="float" office:value="12437" calcext:value-type="float">
            <text:p>12437</text:p>
          </table:table-cell>
          <table:table-cell table:formula="of:=([.A1722]-[.$E$3])^2" office:value-type="float" office:value="3737348.87531073" calcext:value-type="float">
            <text:p>3737348,87531073</text:p>
          </table:table-cell>
          <table:table-cell table:number-columns-repeated="62"/>
        </table:table-row>
        <table:table-row table:style-name="ro1">
          <table:table-cell office:value-type="float" office:value="12590" calcext:value-type="float">
            <text:p>12590</text:p>
          </table:table-cell>
          <table:table-cell table:formula="of:=([.A1723]-[.$E$3])^2" office:value-type="float" office:value="4352323.93188311" calcext:value-type="float">
            <text:p>4352323,93188311</text:p>
          </table:table-cell>
          <table:table-cell table:number-columns-repeated="62"/>
        </table:table-row>
        <table:table-row table:style-name="ro1">
          <table:table-cell office:value-type="float" office:value="11775" calcext:value-type="float">
            <text:p>11775</text:p>
          </table:table-cell>
          <table:table-cell table:formula="of:=([.A1724]-[.$E$3])^2" office:value-type="float" office:value="1616006.40831129" calcext:value-type="float">
            <text:p>1616006,40831129</text:p>
          </table:table-cell>
          <table:table-cell table:number-columns-repeated="62"/>
        </table:table-row>
        <table:table-row table:style-name="ro1">
          <table:table-cell office:value-type="float" office:value="11665" calcext:value-type="float">
            <text:p>11665</text:p>
          </table:table-cell>
          <table:table-cell table:formula="of:=([.A1725]-[.$E$3])^2" office:value-type="float" office:value="1348437.47874945" calcext:value-type="float">
            <text:p>1348437,47874945</text:p>
          </table:table-cell>
          <table:table-cell table:number-columns-repeated="62"/>
        </table:table-row>
        <table:table-row table:style-name="ro1">
          <table:table-cell office:value-type="float" office:value="12892" calcext:value-type="float">
            <text:p>12892</text:p>
          </table:table-cell>
          <table:table-cell table:formula="of:=([.A1726]-[.$E$3])^2" office:value-type="float" office:value="5703606.26577108" calcext:value-type="float">
            <text:p>5703606,26577108</text:p>
          </table:table-cell>
          <table:table-cell table:number-columns-repeated="62"/>
        </table:table-row>
        <table:table-row table:style-name="ro1">
          <table:table-cell office:value-type="float" office:value="14326" calcext:value-type="float">
            <text:p>14326</text:p>
          </table:table-cell>
          <table:table-cell table:formula="of:=([.A1727]-[.$E$3])^2" office:value-type="float" office:value="14609384.1293318" calcext:value-type="float">
            <text:p>14609384,1293318</text:p>
          </table:table-cell>
          <table:table-cell table:number-columns-repeated="62"/>
        </table:table-row>
        <table:table-row table:style-name="ro1">
          <table:table-cell office:value-type="float" office:value="11884" calcext:value-type="float">
            <text:p>11884</text:p>
          </table:table-cell>
          <table:table-cell table:formula="of:=([.A1728]-[.$E$3])^2" office:value-type="float" office:value="1905013.89305893" calcext:value-type="float">
            <text:p>1905013,89305893</text:p>
          </table:table-cell>
          <table:table-cell table:number-columns-repeated="62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formula="of:=([.A1729]-[.$E$3])^2" office:value-type="float" office:value="4302398.59411273" calcext:value-type="float">
            <text:p>4302398,59411273</text:p>
          </table:table-cell>
          <table:table-cell table:number-columns-repeated="62"/>
        </table:table-row>
        <table:table-row table:style-name="ro1">
          <table:table-cell office:value-type="float" office:value="12392" calcext:value-type="float">
            <text:p>12392</text:p>
          </table:table-cell>
          <table:table-cell table:formula="of:=([.A1730]-[.$E$3])^2" office:value-type="float" office:value="3565383.8586718" calcext:value-type="float">
            <text:p>3565383,8586718</text:p>
          </table:table-cell>
          <table:table-cell table:number-columns-repeated="62"/>
        </table:table-row>
        <table:table-row table:style-name="ro1">
          <table:table-cell office:value-type="float" office:value="11833" calcext:value-type="float">
            <text:p>11833</text:p>
          </table:table-cell>
          <table:table-cell table:formula="of:=([.A1731]-[.$E$3])^2" office:value-type="float" office:value="1766832.2075348" calcext:value-type="float">
            <text:p>1766832,2075348</text:p>
          </table:table-cell>
          <table:table-cell table:number-columns-repeated="62"/>
        </table:table-row>
        <table:table-row table:style-name="ro1">
          <table:table-cell office:value-type="float" office:value="12206" calcext:value-type="float">
            <text:p>12206</text:p>
          </table:table-cell>
          <table:table-cell table:formula="of:=([.A1732]-[.$E$3])^2" office:value-type="float" office:value="2897561.12323087" calcext:value-type="float">
            <text:p>2897561,12323087</text:p>
          </table:table-cell>
          <table:table-cell table:number-columns-repeated="62"/>
        </table:table-row>
        <table:table-row table:style-name="ro1">
          <table:table-cell office:value-type="float" office:value="11926" calcext:value-type="float">
            <text:p>11926</text:p>
          </table:table-cell>
          <table:table-cell table:formula="of:=([.A1733]-[.$E$3])^2" office:value-type="float" office:value="2022716.57525527" calcext:value-type="float">
            <text:p>2022716,57525527</text:p>
          </table:table-cell>
          <table:table-cell table:number-columns-repeated="62"/>
        </table:table-row>
        <table:table-row table:style-name="ro1">
          <table:table-cell office:value-type="float" office:value="11896" calcext:value-type="float">
            <text:p>11896</text:p>
          </table:table-cell>
          <table:table-cell table:formula="of:=([.A1734]-[.$E$3])^2" office:value-type="float" office:value="1938283.23082931" calcext:value-type="float">
            <text:p>1938283,23082931</text:p>
          </table:table-cell>
          <table:table-cell table:number-columns-repeated="62"/>
        </table:table-row>
        <table:table-row table:style-name="ro1">
          <table:table-cell office:value-type="float" office:value="15392" calcext:value-type="float">
            <text:p>15392</text:p>
          </table:table-cell>
          <table:table-cell table:formula="of:=([.A1735]-[.$E$3])^2" office:value-type="float" office:value="23894718.3012675" calcext:value-type="float">
            <text:p>23894718,3012675</text:p>
          </table:table-cell>
          <table:table-cell table:number-columns-repeated="62"/>
        </table:table-row>
        <table:table-row table:style-name="ro1">
          <table:table-cell office:value-type="float" office:value="11545" calcext:value-type="float">
            <text:p>11545</text:p>
          </table:table-cell>
          <table:table-cell table:formula="of:=([.A1736]-[.$E$3])^2" office:value-type="float" office:value="1084144.10104562" calcext:value-type="float">
            <text:p>1084144,10104562</text:p>
          </table:table-cell>
          <table:table-cell table:number-columns-repeated="62"/>
        </table:table-row>
        <table:table-row table:style-name="ro1">
          <table:table-cell office:value-type="float" office:value="12024" calcext:value-type="float">
            <text:p>12024</text:p>
          </table:table-cell>
          <table:table-cell table:formula="of:=([.A1737]-[.$E$3])^2" office:value-type="float" office:value="2311076.16704673" calcext:value-type="float">
            <text:p>2311076,16704673</text:p>
          </table:table-cell>
          <table:table-cell table:number-columns-repeated="62"/>
        </table:table-row>
        <table:table-row table:style-name="ro1">
          <table:table-cell office:value-type="float" office:value="12351" calcext:value-type="float">
            <text:p>12351</text:p>
          </table:table-cell>
          <table:table-cell table:formula="of:=([.A1738]-[.$E$3])^2" office:value-type="float" office:value="3412230.62128966" calcext:value-type="float">
            <text:p>3412230,62128966</text:p>
          </table:table-cell>
          <table:table-cell table:number-columns-repeated="62"/>
        </table:table-row>
        <table:table-row table:style-name="ro1">
          <table:table-cell office:value-type="float" office:value="11903" calcext:value-type="float">
            <text:p>11903</text:p>
          </table:table-cell>
          <table:table-cell table:formula="of:=([.A1739]-[.$E$3])^2" office:value-type="float" office:value="1957823.3445287" calcext:value-type="float">
            <text:p>1957823,3445287</text:p>
          </table:table-cell>
          <table:table-cell table:number-columns-repeated="62"/>
        </table:table-row>
        <table:table-row table:style-name="ro1">
          <table:table-cell office:value-type="float" office:value="14909" calcext:value-type="float">
            <text:p>14909</text:p>
          </table:table-cell>
          <table:table-cell table:formula="of:=([.A1740]-[.$E$3])^2" office:value-type="float" office:value="19405984.4560096" calcext:value-type="float">
            <text:p>19405984,4560096</text:p>
          </table:table-cell>
          <table:table-cell table:number-columns-repeated="62"/>
        </table:table-row>
        <table:table-row table:style-name="ro1">
          <table:table-cell office:value-type="float" office:value="11932" calcext:value-type="float">
            <text:p>11932</text:p>
          </table:table-cell>
          <table:table-cell table:formula="of:=([.A1741]-[.$E$3])^2" office:value-type="float" office:value="2039819.24414046" calcext:value-type="float">
            <text:p>2039819,24414046</text:p>
          </table:table-cell>
          <table:table-cell table:number-columns-repeated="62"/>
        </table:table-row>
        <table:table-row table:style-name="ro1">
          <table:table-cell office:value-type="float" office:value="11865" calcext:value-type="float">
            <text:p>11865</text:p>
          </table:table-cell>
          <table:table-cell table:formula="of:=([.A1742]-[.$E$3])^2" office:value-type="float" office:value="1852926.44158916" calcext:value-type="float">
            <text:p>1852926,44158916</text:p>
          </table:table-cell>
          <table:table-cell table:number-columns-repeated="62"/>
        </table:table-row>
        <table:table-row table:style-name="ro1">
          <table:table-cell office:value-type="float" office:value="12285" calcext:value-type="float">
            <text:p>12285</text:p>
          </table:table-cell>
          <table:table-cell table:formula="of:=([.A1743]-[.$E$3])^2" office:value-type="float" office:value="3172753.26355255" calcext:value-type="float">
            <text:p>3172753,26355255</text:p>
          </table:table-cell>
          <table:table-cell table:number-columns-repeated="62"/>
        </table:table-row>
        <table:table-row table:style-name="ro1">
          <table:table-cell office:value-type="float" office:value="12280" calcext:value-type="float">
            <text:p>12280</text:p>
          </table:table-cell>
          <table:table-cell table:formula="of:=([.A1744]-[.$E$3])^2" office:value-type="float" office:value="3154966.03948156" calcext:value-type="float">
            <text:p>3154966,03948156</text:p>
          </table:table-cell>
          <table:table-cell table:number-columns-repeated="62"/>
        </table:table-row>
        <table:table-row table:style-name="ro1">
          <table:table-cell office:value-type="float" office:value="12321" calcext:value-type="float">
            <text:p>12321</text:p>
          </table:table-cell>
          <table:table-cell table:formula="of:=([.A1745]-[.$E$3])^2" office:value-type="float" office:value="3302297.2768637" calcext:value-type="float">
            <text:p>3302297,2768637</text:p>
          </table:table-cell>
          <table:table-cell table:number-columns-repeated="62"/>
        </table:table-row>
        <table:table-row table:style-name="ro1">
          <table:table-cell office:value-type="float" office:value="14167" calcext:value-type="float">
            <text:p>14167</text:p>
          </table:table-cell>
          <table:table-cell table:formula="of:=([.A1746]-[.$E$3])^2" office:value-type="float" office:value="13419198.4038742" calcext:value-type="float">
            <text:p>13419198,4038742</text:p>
          </table:table-cell>
          <table:table-cell table:number-columns-repeated="62"/>
        </table:table-row>
        <table:table-row table:style-name="ro1">
          <table:table-cell office:value-type="float" office:value="12438" calcext:value-type="float">
            <text:p>12438</text:p>
          </table:table-cell>
          <table:table-cell table:formula="of:=([.A1747]-[.$E$3])^2" office:value-type="float" office:value="3741216.32012493" calcext:value-type="float">
            <text:p>3741216,32012493</text:p>
          </table:table-cell>
          <table:table-cell table:number-columns-repeated="62"/>
        </table:table-row>
        <table:table-row table:style-name="ro1">
          <table:table-cell office:value-type="float" office:value="12709" calcext:value-type="float">
            <text:p>12709</text:p>
          </table:table-cell>
          <table:table-cell table:formula="of:=([.A1748]-[.$E$3])^2" office:value-type="float" office:value="4863005.86477274" calcext:value-type="float">
            <text:p>4863005,86477274</text:p>
          </table:table-cell>
          <table:table-cell table:number-columns-repeated="62"/>
        </table:table-row>
        <table:table-row table:style-name="ro1">
          <table:table-cell office:value-type="float" office:value="12036" calcext:value-type="float">
            <text:p>12036</text:p>
          </table:table-cell>
          <table:table-cell table:formula="of:=([.A1749]-[.$E$3])^2" office:value-type="float" office:value="2347705.50481711" calcext:value-type="float">
            <text:p>2347705,50481711</text:p>
          </table:table-cell>
          <table:table-cell table:number-columns-repeated="62"/>
        </table:table-row>
        <table:table-row table:style-name="ro1">
          <table:table-cell office:value-type="float" office:value="12571" calcext:value-type="float">
            <text:p>12571</text:p>
          </table:table-cell>
          <table:table-cell table:formula="of:=([.A1750]-[.$E$3])^2" office:value-type="float" office:value="4273408.48041334" calcext:value-type="float">
            <text:p>4273408,48041334</text:p>
          </table:table-cell>
          <table:table-cell table:number-columns-repeated="62"/>
        </table:table-row>
        <table:table-row table:style-name="ro1">
          <table:table-cell office:value-type="float" office:value="12539" calcext:value-type="float">
            <text:p>12539</text:p>
          </table:table-cell>
          <table:table-cell table:formula="of:=([.A1751]-[.$E$3])^2" office:value-type="float" office:value="4142130.24635899" calcext:value-type="float">
            <text:p>4142130,24635899</text:p>
          </table:table-cell>
          <table:table-cell table:number-columns-repeated="62"/>
        </table:table-row>
        <table:table-row table:style-name="ro1">
          <table:table-cell office:value-type="float" office:value="12075" calcext:value-type="float">
            <text:p>12075</text:p>
          </table:table-cell>
          <table:table-cell table:formula="of:=([.A1752]-[.$E$3])^2" office:value-type="float" office:value="2468739.85257085" calcext:value-type="float">
            <text:p>2468739,85257085</text:p>
          </table:table-cell>
          <table:table-cell table:number-columns-repeated="62"/>
        </table:table-row>
        <table:table-row table:style-name="ro1">
          <table:table-cell office:value-type="float" office:value="12400" calcext:value-type="float">
            <text:p>12400</text:p>
          </table:table-cell>
          <table:table-cell table:formula="of:=([.A1753]-[.$E$3])^2" office:value-type="float" office:value="3595659.41718539" calcext:value-type="float">
            <text:p>3595659,41718539</text:p>
          </table:table-cell>
          <table:table-cell table:number-columns-repeated="62"/>
        </table:table-row>
        <table:table-row table:style-name="ro1">
          <table:table-cell office:value-type="float" office:value="12732" calcext:value-type="float">
            <text:p>12732</text:p>
          </table:table-cell>
          <table:table-cell table:formula="of:=([.A1754]-[.$E$3])^2" office:value-type="float" office:value="4964975.09549931" calcext:value-type="float">
            <text:p>4964975,09549931</text:p>
          </table:table-cell>
          <table:table-cell table:number-columns-repeated="62"/>
        </table:table-row>
        <table:table-row table:style-name="ro1">
          <table:table-cell office:value-type="float" office:value="11842" calcext:value-type="float">
            <text:p>11842</text:p>
          </table:table-cell>
          <table:table-cell table:formula="of:=([.A1755]-[.$E$3])^2" office:value-type="float" office:value="1790839.21086259" calcext:value-type="float">
            <text:p>1790839,21086259</text:p>
          </table:table-cell>
          <table:table-cell table:number-columns-repeated="62"/>
        </table:table-row>
        <table:table-row table:style-name="ro1">
          <table:table-cell office:value-type="float" office:value="12023" calcext:value-type="float">
            <text:p>12023</text:p>
          </table:table-cell>
          <table:table-cell table:formula="of:=([.A1756]-[.$E$3])^2" office:value-type="float" office:value="2308036.72223253" calcext:value-type="float">
            <text:p>2308036,72223253</text:p>
          </table:table-cell>
          <table:table-cell table:number-columns-repeated="62"/>
        </table:table-row>
        <table:table-row table:style-name="ro1">
          <table:table-cell office:value-type="float" office:value="13149" calcext:value-type="float">
            <text:p>13149</text:p>
          </table:table-cell>
          <table:table-cell table:formula="of:=([.A1757]-[.$E$3])^2" office:value-type="float" office:value="6997201.58302011" calcext:value-type="float">
            <text:p>6997201,58302011</text:p>
          </table:table-cell>
          <table:table-cell table:number-columns-repeated="62"/>
        </table:table-row>
        <table:table-row table:style-name="ro1">
          <table:table-cell office:value-type="float" office:value="12328" calcext:value-type="float">
            <text:p>12328</text:p>
          </table:table-cell>
          <table:table-cell table:formula="of:=([.A1758]-[.$E$3])^2" office:value-type="float" office:value="3327787.39056309" calcext:value-type="float">
            <text:p>3327787,39056309</text:p>
          </table:table-cell>
          <table:table-cell table:number-columns-repeated="62"/>
        </table:table-row>
        <table:table-row table:style-name="ro1">
          <table:table-cell office:value-type="float" office:value="12339" calcext:value-type="float">
            <text:p>12339</text:p>
          </table:table-cell>
          <table:table-cell table:formula="of:=([.A1759]-[.$E$3])^2" office:value-type="float" office:value="3368041.28351927" calcext:value-type="float">
            <text:p>3368041,28351927</text:p>
          </table:table-cell>
          <table:table-cell table:number-columns-repeated="62"/>
        </table:table-row>
        <table:table-row table:style-name="ro1">
          <table:table-cell office:value-type="float" office:value="11842" calcext:value-type="float">
            <text:p>11842</text:p>
          </table:table-cell>
          <table:table-cell table:formula="of:=([.A1760]-[.$E$3])^2" office:value-type="float" office:value="1790839.21086259" calcext:value-type="float">
            <text:p>1790839,21086259</text:p>
          </table:table-cell>
          <table:table-cell table:number-columns-repeated="62"/>
        </table:table-row>
        <table:table-row table:style-name="ro1">
          <table:table-cell office:value-type="float" office:value="11485" calcext:value-type="float">
            <text:p>11485</text:p>
          </table:table-cell>
          <table:table-cell table:formula="of:=([.A1761]-[.$E$3])^2" office:value-type="float" office:value="962797.412193705" calcext:value-type="float">
            <text:p>962797,412193705</text:p>
          </table:table-cell>
          <table:table-cell table:number-columns-repeated="62"/>
        </table:table-row>
        <table:table-row table:style-name="ro1">
          <table:table-cell office:value-type="float" office:value="12524" calcext:value-type="float">
            <text:p>12524</text:p>
          </table:table-cell>
          <table:table-cell table:formula="of:=([.A1762]-[.$E$3])^2" office:value-type="float" office:value="4081298.57414601" calcext:value-type="float">
            <text:p>4081298,57414601</text:p>
          </table:table-cell>
          <table:table-cell table:number-columns-repeated="62"/>
        </table:table-row>
        <table:table-row table:style-name="ro1">
          <table:table-cell office:value-type="float" office:value="13781" calcext:value-type="float">
            <text:p>13781</text:p>
          </table:table-cell>
          <table:table-cell table:formula="of:=([.A1763]-[.$E$3])^2" office:value-type="float" office:value="10740186.7055936" calcext:value-type="float">
            <text:p>10740186,7055936</text:p>
          </table:table-cell>
          <table:table-cell table:number-columns-repeated="62"/>
        </table:table-row>
        <table:table-row table:style-name="ro1">
          <table:table-cell office:value-type="float" office:value="12554" calcext:value-type="float">
            <text:p>12554</text:p>
          </table:table-cell>
          <table:table-cell table:formula="of:=([.A1764]-[.$E$3])^2" office:value-type="float" office:value="4203411.91857197" calcext:value-type="float">
            <text:p>4203411,91857197</text:p>
          </table:table-cell>
          <table:table-cell table:number-columns-repeated="62"/>
        </table:table-row>
        <table:table-row table:style-name="ro1">
          <table:table-cell office:value-type="float" office:value="12170" calcext:value-type="float">
            <text:p>12170</text:p>
          </table:table-cell>
          <table:table-cell table:formula="of:=([.A1765]-[.$E$3])^2" office:value-type="float" office:value="2776297.10991972" calcext:value-type="float">
            <text:p>2776297,10991972</text:p>
          </table:table-cell>
          <table:table-cell table:number-columns-repeated="62"/>
        </table:table-row>
        <table:table-row table:style-name="ro1">
          <table:table-cell office:value-type="float" office:value="12018" calcext:value-type="float">
            <text:p>12018</text:p>
          </table:table-cell>
          <table:table-cell table:formula="of:=([.A1766]-[.$E$3])^2" office:value-type="float" office:value="2292869.49816154" calcext:value-type="float">
            <text:p>2292869,49816154</text:p>
          </table:table-cell>
          <table:table-cell table:number-columns-repeated="62"/>
        </table:table-row>
        <table:table-row table:style-name="ro1">
          <table:table-cell office:value-type="float" office:value="12103" calcext:value-type="float">
            <text:p>12103</text:p>
          </table:table-cell>
          <table:table-cell table:formula="of:=([.A1767]-[.$E$3])^2" office:value-type="float" office:value="2557512.30736841" calcext:value-type="float">
            <text:p>2557512,30736841</text:p>
          </table:table-cell>
          <table:table-cell table:number-columns-repeated="62"/>
        </table:table-row>
        <table:table-row table:style-name="ro1">
          <table:table-cell office:value-type="float" office:value="12515" calcext:value-type="float">
            <text:p>12515</text:p>
          </table:table-cell>
          <table:table-cell table:formula="of:=([.A1768]-[.$E$3])^2" office:value-type="float" office:value="4045015.57081822" calcext:value-type="float">
            <text:p>4045015,57081822</text:p>
          </table:table-cell>
          <table:table-cell table:number-columns-repeated="62"/>
        </table:table-row>
        <table:table-row table:style-name="ro1">
          <table:table-cell office:value-type="float" office:value="11803" calcext:value-type="float">
            <text:p>11803</text:p>
          </table:table-cell>
          <table:table-cell table:formula="of:=([.A1769]-[.$E$3])^2" office:value-type="float" office:value="1687978.86310885" calcext:value-type="float">
            <text:p>1687978,86310885</text:p>
          </table:table-cell>
          <table:table-cell table:number-columns-repeated="62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formula="of:=([.A1770]-[.$E$3])^2" office:value-type="float" office:value="3996890.23304784" calcext:value-type="float">
            <text:p>3996890,23304784</text:p>
          </table:table-cell>
          <table:table-cell table:number-columns-repeated="62"/>
        </table:table-row>
        <table:table-row table:style-name="ro1">
          <table:table-cell office:value-type="float" office:value="12270" calcext:value-type="float">
            <text:p>12270</text:p>
          </table:table-cell>
          <table:table-cell table:formula="of:=([.A1771]-[.$E$3])^2" office:value-type="float" office:value="3119541.59133957" calcext:value-type="float">
            <text:p>3119541,59133957</text:p>
          </table:table-cell>
          <table:table-cell table:number-columns-repeated="62"/>
        </table:table-row>
        <table:table-row table:style-name="ro1">
          <table:table-cell office:value-type="float" office:value="12745" calcext:value-type="float">
            <text:p>12745</text:p>
          </table:table-cell>
          <table:table-cell table:formula="of:=([.A1772]-[.$E$3])^2" office:value-type="float" office:value="5023077.87808389" calcext:value-type="float">
            <text:p>5023077,87808389</text:p>
          </table:table-cell>
          <table:table-cell table:number-columns-repeated="62"/>
        </table:table-row>
        <table:table-row table:style-name="ro1">
          <table:table-cell office:value-type="float" office:value="11905" calcext:value-type="float">
            <text:p>11905</text:p>
          </table:table-cell>
          <table:table-cell table:formula="of:=([.A1773]-[.$E$3])^2" office:value-type="float" office:value="1963424.2341571" calcext:value-type="float">
            <text:p>1963424,2341571</text:p>
          </table:table-cell>
          <table:table-cell table:number-columns-repeated="62"/>
        </table:table-row>
        <table:table-row table:style-name="ro1">
          <table:table-cell office:value-type="float" office:value="11913" calcext:value-type="float">
            <text:p>11913</text:p>
          </table:table-cell>
          <table:table-cell table:formula="of:=([.A1774]-[.$E$3])^2" office:value-type="float" office:value="1985907.79267069" calcext:value-type="float">
            <text:p>1985907,79267069</text:p>
          </table:table-cell>
          <table:table-cell table:number-columns-repeated="62"/>
        </table:table-row>
        <table:table-row table:style-name="ro1">
          <table:table-cell office:value-type="float" office:value="11628" calcext:value-type="float">
            <text:p>11628</text:p>
          </table:table-cell>
          <table:table-cell table:formula="of:=([.A1775]-[.$E$3])^2" office:value-type="float" office:value="1263876.0206241" calcext:value-type="float">
            <text:p>1263876,0206241</text:p>
          </table:table-cell>
          <table:table-cell table:number-columns-repeated="62"/>
        </table:table-row>
        <table:table-row table:style-name="ro1">
          <table:table-cell office:value-type="float" office:value="12117" calcext:value-type="float">
            <text:p>12117</text:p>
          </table:table-cell>
          <table:table-cell table:formula="of:=([.A1776]-[.$E$3])^2" office:value-type="float" office:value="2602486.53476719" calcext:value-type="float">
            <text:p>2602486,53476719</text:p>
          </table:table-cell>
          <table:table-cell table:number-columns-repeated="62"/>
        </table:table-row>
        <table:table-row table:style-name="ro1">
          <table:table-cell office:value-type="float" office:value="12950" calcext:value-type="float">
            <text:p>12950</text:p>
          </table:table-cell>
          <table:table-cell table:formula="of:=([.A1777]-[.$E$3])^2" office:value-type="float" office:value="5984004.06499459" calcext:value-type="float">
            <text:p>5984004,06499459</text:p>
          </table:table-cell>
          <table:table-cell table:number-columns-repeated="62"/>
        </table:table-row>
        <table:table-row table:style-name="ro1">
          <table:table-cell office:value-type="float" office:value="12457" calcext:value-type="float">
            <text:p>12457</text:p>
          </table:table-cell>
          <table:table-cell table:formula="of:=([.A1778]-[.$E$3])^2" office:value-type="float" office:value="3815077.7715947" calcext:value-type="float">
            <text:p>3815077,7715947</text:p>
          </table:table-cell>
          <table:table-cell table:number-columns-repeated="62"/>
        </table:table-row>
        <table:table-row table:style-name="ro1">
          <table:table-cell office:value-type="float" office:value="12078" calcext:value-type="float">
            <text:p>12078</text:p>
          </table:table-cell>
          <table:table-cell table:formula="of:=([.A1779]-[.$E$3])^2" office:value-type="float" office:value="2478176.18701345" calcext:value-type="float">
            <text:p>2478176,18701345</text:p>
          </table:table-cell>
          <table:table-cell table:number-columns-repeated="62"/>
        </table:table-row>
        <table:table-row table:style-name="ro1">
          <table:table-cell office:value-type="float" office:value="11807" calcext:value-type="float">
            <text:p>11807</text:p>
          </table:table-cell>
          <table:table-cell table:formula="of:=([.A1780]-[.$E$3])^2" office:value-type="float" office:value="1698388.64236564" calcext:value-type="float">
            <text:p>1698388,64236564</text:p>
          </table:table-cell>
          <table:table-cell table:number-columns-repeated="62"/>
        </table:table-row>
        <table:table-row table:style-name="ro1">
          <table:table-cell office:value-type="float" office:value="11816" calcext:value-type="float">
            <text:p>11816</text:p>
          </table:table-cell>
          <table:table-cell table:formula="of:=([.A1781]-[.$E$3])^2" office:value-type="float" office:value="1721927.64569343" calcext:value-type="float">
            <text:p>1721927,64569343</text:p>
          </table:table-cell>
          <table:table-cell table:number-columns-repeated="62"/>
        </table:table-row>
        <table:table-row table:style-name="ro1">
          <table:table-cell office:value-type="float" office:value="11829" calcext:value-type="float">
            <text:p>11829</text:p>
          </table:table-cell>
          <table:table-cell table:formula="of:=([.A1782]-[.$E$3])^2" office:value-type="float" office:value="1756214.42827801" calcext:value-type="float">
            <text:p>1756214,42827801</text:p>
          </table:table-cell>
          <table:table-cell table:number-columns-repeated="62"/>
        </table:table-row>
        <table:table-row table:style-name="ro1">
          <table:table-cell office:value-type="float" office:value="12495" calcext:value-type="float">
            <text:p>12495</text:p>
          </table:table-cell>
          <table:table-cell table:formula="of:=([.A1783]-[.$E$3])^2" office:value-type="float" office:value="3964966.67453425" calcext:value-type="float">
            <text:p>3964966,67453425</text:p>
          </table:table-cell>
          <table:table-cell table:number-columns-repeated="62"/>
        </table:table-row>
        <table:table-row table:style-name="ro1">
          <table:table-cell office:value-type="float" office:value="12498" calcext:value-type="float">
            <text:p>12498</text:p>
          </table:table-cell>
          <table:table-cell table:formula="of:=([.A1784]-[.$E$3])^2" office:value-type="float" office:value="3976923.00897685" calcext:value-type="float">
            <text:p>3976923,00897685</text:p>
          </table:table-cell>
          <table:table-cell table:number-columns-repeated="62"/>
        </table:table-row>
        <table:table-row table:style-name="ro1">
          <table:table-cell office:value-type="float" office:value="12481" calcext:value-type="float">
            <text:p>12481</text:p>
          </table:table-cell>
          <table:table-cell table:formula="of:=([.A1785]-[.$E$3])^2" office:value-type="float" office:value="3909408.44713547" calcext:value-type="float">
            <text:p>3909408,44713547</text:p>
          </table:table-cell>
          <table:table-cell table:number-columns-repeated="62"/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([.A1786]-[.$E$3])^2" office:value-type="float" office:value="3091346.03282599" calcext:value-type="float">
            <text:p>3091346,03282599</text:p>
          </table:table-cell>
          <table:table-cell table:number-columns-repeated="62"/>
        </table:table-row>
        <table:table-row table:style-name="ro1">
          <table:table-cell office:value-type="float" office:value="12365" calcext:value-type="float">
            <text:p>12365</text:p>
          </table:table-cell>
          <table:table-cell table:formula="of:=([.A1787]-[.$E$3])^2" office:value-type="float" office:value="3464148.84868844" calcext:value-type="float">
            <text:p>3464148,84868844</text:p>
          </table:table-cell>
          <table:table-cell table:number-columns-repeated="62"/>
        </table:table-row>
        <table:table-row table:style-name="ro1">
          <table:table-cell office:value-type="float" office:value="11765" calcext:value-type="float">
            <text:p>11765</text:p>
          </table:table-cell>
          <table:table-cell table:formula="of:=([.A1788]-[.$E$3])^2" office:value-type="float" office:value="1590681.9601693" calcext:value-type="float">
            <text:p>1590681,9601693</text:p>
          </table:table-cell>
          <table:table-cell table:number-columns-repeated="62"/>
        </table:table-row>
        <table:table-row table:style-name="ro1">
          <table:table-cell office:value-type="float" office:value="12013" calcext:value-type="float">
            <text:p>12013</text:p>
          </table:table-cell>
          <table:table-cell table:formula="of:=([.A1789]-[.$E$3])^2" office:value-type="float" office:value="2277752.27409054" calcext:value-type="float">
            <text:p>2277752,27409054</text:p>
          </table:table-cell>
          <table:table-cell table:number-columns-repeated="62"/>
        </table:table-row>
        <table:table-row table:style-name="ro1">
          <table:table-cell office:value-type="float" office:value="11909" calcext:value-type="float">
            <text:p>11909</text:p>
          </table:table-cell>
          <table:table-cell table:formula="of:=([.A1790]-[.$E$3])^2" office:value-type="float" office:value="1974650.01341389" calcext:value-type="float">
            <text:p>1974650,01341389</text:p>
          </table:table-cell>
          <table:table-cell table:number-columns-repeated="62"/>
        </table:table-row>
        <table:table-row table:style-name="ro1">
          <table:table-cell office:value-type="float" office:value="12265" calcext:value-type="float">
            <text:p>12265</text:p>
          </table:table-cell>
          <table:table-cell table:formula="of:=([.A1791]-[.$E$3])^2" office:value-type="float" office:value="3101904.36726858" calcext:value-type="float">
            <text:p>3101904,36726858</text:p>
          </table:table-cell>
          <table:table-cell table:number-columns-repeated="62"/>
        </table:table-row>
        <table:table-row table:style-name="ro1">
          <table:table-cell office:value-type="float" office:value="12526" calcext:value-type="float">
            <text:p>12526</text:p>
          </table:table-cell>
          <table:table-cell table:formula="of:=([.A1792]-[.$E$3])^2" office:value-type="float" office:value="4089383.46377441" calcext:value-type="float">
            <text:p>4089383,46377441</text:p>
          </table:table-cell>
          <table:table-cell table:number-columns-repeated="62"/>
        </table:table-row>
        <table:table-row table:style-name="ro1">
          <table:table-cell office:value-type="float" office:value="11847" calcext:value-type="float">
            <text:p>11847</text:p>
          </table:table-cell>
          <table:table-cell table:formula="of:=([.A1793]-[.$E$3])^2" office:value-type="float" office:value="1804246.43493358" calcext:value-type="float">
            <text:p>1804246,43493358</text:p>
          </table:table-cell>
          <table:table-cell table:number-columns-repeated="62"/>
        </table:table-row>
        <table:table-row table:style-name="ro1">
          <table:table-cell office:value-type="float" office:value="12124" calcext:value-type="float">
            <text:p>12124</text:p>
          </table:table-cell>
          <table:table-cell table:formula="of:=([.A1794]-[.$E$3])^2" office:value-type="float" office:value="2625120.64846658" calcext:value-type="float">
            <text:p>2625120,64846658</text:p>
          </table:table-cell>
          <table:table-cell table:number-columns-repeated="62"/>
        </table:table-row>
        <table:table-row table:style-name="ro1">
          <table:table-cell office:value-type="float" office:value="11817" calcext:value-type="float">
            <text:p>11817</text:p>
          </table:table-cell>
          <table:table-cell table:formula="of:=([.A1795]-[.$E$3])^2" office:value-type="float" office:value="1724553.09050763" calcext:value-type="float">
            <text:p>1724553,09050763</text:p>
          </table:table-cell>
          <table:table-cell table:number-columns-repeated="62"/>
        </table:table-row>
        <table:table-row table:style-name="ro1">
          <table:table-cell office:value-type="float" office:value="11640" calcext:value-type="float">
            <text:p>11640</text:p>
          </table:table-cell>
          <table:table-cell table:formula="of:=([.A1796]-[.$E$3])^2" office:value-type="float" office:value="1291001.35839448" calcext:value-type="float">
            <text:p>1291001,35839448</text:p>
          </table:table-cell>
          <table:table-cell table:number-columns-repeated="62"/>
        </table:table-row>
        <table:table-row table:style-name="ro1">
          <table:table-cell office:value-type="float" office:value="12270" calcext:value-type="float">
            <text:p>12270</text:p>
          </table:table-cell>
          <table:table-cell table:formula="of:=([.A1797]-[.$E$3])^2" office:value-type="float" office:value="3119541.59133957" calcext:value-type="float">
            <text:p>3119541,59133957</text:p>
          </table:table-cell>
          <table:table-cell table:number-columns-repeated="62"/>
        </table:table-row>
        <table:table-row table:style-name="ro1">
          <table:table-cell office:value-type="float" office:value="13626" calcext:value-type="float">
            <text:p>13626</text:p>
          </table:table-cell>
          <table:table-cell table:formula="of:=([.A1798]-[.$E$3])^2" office:value-type="float" office:value="9748272.75939282" calcext:value-type="float">
            <text:p>9748272,75939282</text:p>
          </table:table-cell>
          <table:table-cell table:number-columns-repeated="62"/>
        </table:table-row>
        <table:table-row table:style-name="ro1">
          <table:table-cell office:value-type="float" office:value="12339" calcext:value-type="float">
            <text:p>12339</text:p>
          </table:table-cell>
          <table:table-cell table:formula="of:=([.A1799]-[.$E$3])^2" office:value-type="float" office:value="3368041.28351927" calcext:value-type="float">
            <text:p>3368041,28351927</text:p>
          </table:table-cell>
          <table:table-cell table:number-columns-repeated="62"/>
        </table:table-row>
        <table:table-row table:style-name="ro1">
          <table:table-cell office:value-type="float" office:value="11838" calcext:value-type="float">
            <text:p>11838</text:p>
          </table:table-cell>
          <table:table-cell table:formula="of:=([.A1800]-[.$E$3])^2" office:value-type="float" office:value="1780149.4316058" calcext:value-type="float">
            <text:p>1780149,4316058</text:p>
          </table:table-cell>
          <table:table-cell table:number-columns-repeated="62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formula="of:=([.A1801]-[.$E$3])^2" office:value-type="float" office:value="1708830.42162244" calcext:value-type="float">
            <text:p>1708830,42162244</text:p>
          </table:table-cell>
          <table:table-cell table:number-columns-repeated="62"/>
        </table:table-row>
        <table:table-row table:style-name="ro1">
          <table:table-cell office:value-type="float" office:value="13681" calcext:value-type="float">
            <text:p>13681</text:p>
          </table:table-cell>
          <table:table-cell table:formula="of:=([.A1802]-[.$E$3])^2" office:value-type="float" office:value="10094742.2241737" calcext:value-type="float">
            <text:p>10094742,2241737</text:p>
          </table:table-cell>
          <table:table-cell table:number-columns-repeated="62"/>
        </table:table-row>
        <table:table-row table:style-name="ro1">
          <table:table-cell office:value-type="float" office:value="13319" calcext:value-type="float">
            <text:p>13319</text:p>
          </table:table-cell>
          <table:table-cell table:formula="of:=([.A1803]-[.$E$3])^2" office:value-type="float" office:value="7925477.20143386" calcext:value-type="float">
            <text:p>7925477,20143386</text:p>
          </table:table-cell>
          <table:table-cell table:number-columns-repeated="62"/>
        </table:table-row>
        <table:table-row table:style-name="ro1">
          <table:table-cell office:value-type="float" office:value="11358" calcext:value-type="float">
            <text:p>11358</text:p>
          </table:table-cell>
          <table:table-cell table:formula="of:=([.A1804]-[.$E$3])^2" office:value-type="float" office:value="729695.920790488" calcext:value-type="float">
            <text:p>729695,920790488</text:p>
          </table:table-cell>
          <table:table-cell table:number-columns-repeated="62"/>
        </table:table-row>
        <table:table-row table:style-name="ro1">
          <table:table-cell office:value-type="float" office:value="12126" calcext:value-type="float">
            <text:p>12126</text:p>
          </table:table-cell>
          <table:table-cell table:formula="of:=([.A1805]-[.$E$3])^2" office:value-type="float" office:value="2631605.53809498" calcext:value-type="float">
            <text:p>2631605,53809498</text:p>
          </table:table-cell>
          <table:table-cell table:number-columns-repeated="62"/>
        </table:table-row>
        <table:table-row table:style-name="ro1" table:number-rows-repeated="10467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7:41:25.9992450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0T17:19:22.360985489</meta:creation-date>
    <dc:date>2019-09-10T17:44:00.950265026</dc:date>
    <meta:editing-duration>PT13M19S</meta:editing-duration>
    <meta:editing-cycles>4</meta:editing-cycles>
    <meta:generator>LibreOffice/6.3.0.4$Linux_X86_64 LibreOffice_project/714e3e990d6aa57321bebab01999254e7bc38485</meta:generator>
    <meta:document-statistic meta:table-count="1" meta:cell-count="6539" meta:object-count="0"/>
  </office:meta>
</office:document-meta>
</file>